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ision" table:style-name="ta1">
        <table:shapes>
          <draw:frame draw:z-index="0" draw:style-name="gr1" draw:text-style-name="P1" svg:width="453.51pt" svg:height="255.09pt" svg:x="628.41pt" svg:y="43.48pt">
            <loext:p draw:notify-on-update-of-ranges="vision.G4:vision.G601 vision.H1:vision.H1 vision.H2:vision.H7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48.48pt" svg:y="273.91pt">
            <loext:p draw:notify-on-update-of-ranges="vision.G2:vision.G761 vision.I1:vision.I1 vision.I2:vision.I76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07.4pt" svg:height="302.63pt" svg:x="1124.67pt" svg:y="168.24pt">
            <loext:p draw:notify-on-update-of-ranges="vision.G2:vision.G761 vision.J1:vision.J1 vision.J2:vision.J76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M00_1</text:p>
          </table:table-cell>
          <table:table-cell office:value-type="string" calcext:value-type="string">
            <text:p>M00_2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qrt Area</text:p>
          </table:table-cell>
          <table:table-cell office:value-type="string" calcext:value-type="string">
            <text:p>Mag/Sqrt Area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45.149" calcext:value-type="float">
            <text:p>145.149</text:p>
          </table:table-cell>
          <table:table-cell office:value-type="float" office:value="99.967" calcext:value-type="float">
            <text:p>99.967</text:p>
          </table:table-cell>
          <table:table-cell office:value-type="float" office:value="330.835" calcext:value-type="float">
            <text:p>330.835</text:p>
          </table:table-cell>
          <table:table-cell office:value-type="float" office:value="86.4287" calcext:value-type="float">
            <text:p>86.4287</text:p>
          </table:table-cell>
          <table:table-cell office:value-type="float" office:value="3152" calcext:value-type="float">
            <text:p>3152</text:p>
          </table:table-cell>
          <table:table-cell office:value-type="float" office:value="2848" calcext:value-type="float">
            <text:p>2848</text:p>
          </table:table-cell>
          <table:table-cell table:formula="of:=(([.A4]-[.C4])^2 + ([.B4]-[.D4])^2)^0.5" office:value-type="float" office:value="186.178882161458" calcext:value-type="float">
            <text:p>186.1788821615</text:p>
          </table:table-cell>
          <table:table-cell table:formula="of:=[.E4]+[.F4]" office:value-type="float" office:value="6000" calcext:value-type="float">
            <text:p>6000</text:p>
          </table:table-cell>
          <table:table-cell table:formula="of:=SQRT([.H4])" office:value-type="float" office:value="77.4596669241483" calcext:value-type="float">
            <text:p>77.4596669241</text:p>
          </table:table-cell>
          <table:table-cell table:formula="of:=[.G4]/[.I4]" office:value-type="float" office:value="2.4035590334228" calcext:value-type="float">
            <text:p>2.4035590334</text:p>
          </table:table-cell>
        </table:table-row>
        <table:table-row table:style-name="ro1">
          <table:table-cell office:value-type="float" office:value="145.127" calcext:value-type="float">
            <text:p>145.127</text:p>
          </table:table-cell>
          <table:table-cell office:value-type="float" office:value="99.9622" calcext:value-type="float">
            <text:p>99.9622</text:p>
          </table:table-cell>
          <table:table-cell office:value-type="float" office:value="330.658" calcext:value-type="float">
            <text:p>330.658</text:p>
          </table:table-cell>
          <table:table-cell office:value-type="float" office:value="86.2998" calcext:value-type="float">
            <text:p>86.2998</text:p>
          </table:table-cell>
          <table:table-cell office:value-type="float" office:value="3150" calcext:value-type="float">
            <text:p>3150</text:p>
          </table:table-cell>
          <table:table-cell office:value-type="float" office:value="2855" calcext:value-type="float">
            <text:p>2855</text:p>
          </table:table-cell>
          <table:table-cell table:formula="of:=(([.A5]-[.C5])^2 + ([.B5]-[.D5])^2)^0.5" office:value-type="float" office:value="186.033365649176" calcext:value-type="float">
            <text:p>186.0333656492</text:p>
          </table:table-cell>
          <table:table-cell table:formula="of:=[.E5]+[.F5]" office:value-type="float" office:value="6005" calcext:value-type="float">
            <text:p>6005</text:p>
          </table:table-cell>
          <table:table-cell table:formula="of:=SQRT([.H5])" office:value-type="float" office:value="77.4919350642375" calcext:value-type="float">
            <text:p>77.4919350642</text:p>
          </table:table-cell>
          <table:table-cell table:formula="of:=[.G5]/[.I5]" office:value-type="float" office:value="2.40068034815445" calcext:value-type="float">
            <text:p>2.4006803482</text:p>
          </table:table-cell>
        </table:table-row>
        <table:table-row table:style-name="ro1">
          <table:table-cell office:value-type="float" office:value="145.127" calcext:value-type="float">
            <text:p>145.127</text:p>
          </table:table-cell>
          <table:table-cell office:value-type="float" office:value="99.9622" calcext:value-type="float">
            <text:p>99.9622</text:p>
          </table:table-cell>
          <table:table-cell office:value-type="float" office:value="330.658" calcext:value-type="float">
            <text:p>330.658</text:p>
          </table:table-cell>
          <table:table-cell office:value-type="float" office:value="86.2998" calcext:value-type="float">
            <text:p>86.2998</text:p>
          </table:table-cell>
          <table:table-cell office:value-type="float" office:value="3150" calcext:value-type="float">
            <text:p>3150</text:p>
          </table:table-cell>
          <table:table-cell office:value-type="float" office:value="2855" calcext:value-type="float">
            <text:p>2855</text:p>
          </table:table-cell>
          <table:table-cell table:formula="of:=(([.A6]-[.C6])^2 + ([.B6]-[.D6])^2)^0.5" office:value-type="float" office:value="186.033365649176" calcext:value-type="float">
            <text:p>186.0333656492</text:p>
          </table:table-cell>
          <table:table-cell table:formula="of:=[.E6]+[.F6]" office:value-type="float" office:value="6005" calcext:value-type="float">
            <text:p>6005</text:p>
          </table:table-cell>
          <table:table-cell table:formula="of:=SQRT([.H6])" office:value-type="float" office:value="77.4919350642375" calcext:value-type="float">
            <text:p>77.4919350642</text:p>
          </table:table-cell>
          <table:table-cell table:formula="of:=[.G6]/[.I6]" office:value-type="float" office:value="2.40068034815445" calcext:value-type="float">
            <text:p>2.4006803482</text:p>
          </table:table-cell>
        </table:table-row>
        <table:table-row table:style-name="ro1">
          <table:table-cell office:value-type="float" office:value="145.127" calcext:value-type="float">
            <text:p>145.127</text:p>
          </table:table-cell>
          <table:table-cell office:value-type="float" office:value="99.9622" calcext:value-type="float">
            <text:p>99.9622</text:p>
          </table:table-cell>
          <table:table-cell office:value-type="float" office:value="330.642" calcext:value-type="float">
            <text:p>330.642</text:p>
          </table:table-cell>
          <table:table-cell office:value-type="float" office:value="86.3377" calcext:value-type="float">
            <text:p>86.3377</text:p>
          </table:table-cell>
          <table:table-cell office:value-type="float" office:value="3150" calcext:value-type="float">
            <text:p>3150</text:p>
          </table:table-cell>
          <table:table-cell office:value-type="float" office:value="2852" calcext:value-type="float">
            <text:p>2852</text:p>
          </table:table-cell>
          <table:table-cell table:formula="of:=(([.A7]-[.C7])^2 + ([.B7]-[.D7])^2)^0.5" office:value-type="float" office:value="186.014629062475" calcext:value-type="float">
            <text:p>186.0146290625</text:p>
          </table:table-cell>
          <table:table-cell table:formula="of:=[.E7]+[.F7]" office:value-type="float" office:value="6002" calcext:value-type="float">
            <text:p>6002</text:p>
          </table:table-cell>
          <table:table-cell table:formula="of:=SQRT([.H7])" office:value-type="float" office:value="77.4725757929863" calcext:value-type="float">
            <text:p>77.472575793</text:p>
          </table:table-cell>
          <table:table-cell table:formula="of:=[.G7]/[.I7]" office:value-type="float" office:value="2.40103839530936" calcext:value-type="float">
            <text:p>2.4010383953</text:p>
          </table:table-cell>
        </table:table-row>
        <table:table-row table:style-name="ro1">
          <table:table-cell office:value-type="float" office:value="145.131" calcext:value-type="float">
            <text:p>145.131</text:p>
          </table:table-cell>
          <table:table-cell office:value-type="float" office:value="99.9714" calcext:value-type="float">
            <text:p>99.9714</text:p>
          </table:table-cell>
          <table:table-cell office:value-type="float" office:value="330.678" calcext:value-type="float">
            <text:p>330.678</text:p>
          </table:table-cell>
          <table:table-cell office:value-type="float" office:value="86.3869" calcext:value-type="float">
            <text:p>86.3869</text:p>
          </table:table-cell>
          <table:table-cell office:value-type="float" office:value="3151" calcext:value-type="float">
            <text:p>3151</text:p>
          </table:table-cell>
          <table:table-cell office:value-type="float" office:value="2856" calcext:value-type="float">
            <text:p>2856</text:p>
          </table:table-cell>
          <table:table-cell table:formula="of:=(([.A8]-[.C8])^2 + ([.B8]-[.D8])^2)^0.5" office:value-type="float" office:value="186.043618136312" calcext:value-type="float">
            <text:p>186.0436181363</text:p>
          </table:table-cell>
          <table:table-cell table:formula="of:=[.E8]+[.F8]" office:value-type="float" office:value="6007" calcext:value-type="float">
            <text:p>6007</text:p>
          </table:table-cell>
          <table:table-cell table:formula="of:=SQRT([.H8])" office:value-type="float" office:value="77.5048385586345" calcext:value-type="float">
            <text:p>77.5048385586</text:p>
          </table:table-cell>
          <table:table-cell table:formula="of:=[.G8]/[.I8]" office:value-type="float" office:value="2.40041294964527" calcext:value-type="float">
            <text:p>2.4004129496</text:p>
          </table:table-cell>
        </table:table-row>
        <table:table-row table:style-name="ro1">
          <table:table-cell office:value-type="float" office:value="145.134" calcext:value-type="float">
            <text:p>145.134</text:p>
          </table:table-cell>
          <table:table-cell office:value-type="float" office:value="99.9854" calcext:value-type="float">
            <text:p>99.9854</text:p>
          </table:table-cell>
          <table:table-cell office:value-type="float" office:value="330.678" calcext:value-type="float">
            <text:p>330.678</text:p>
          </table:table-cell>
          <table:table-cell office:value-type="float" office:value="86.3411" calcext:value-type="float">
            <text:p>86.3411</text:p>
          </table:table-cell>
          <table:table-cell office:value-type="float" office:value="3150" calcext:value-type="float">
            <text:p>3150</text:p>
          </table:table-cell>
          <table:table-cell office:value-type="float" office:value="2858" calcext:value-type="float">
            <text:p>2858</text:p>
          </table:table-cell>
          <table:table-cell table:formula="of:=(([.A9]-[.C9])^2 + ([.B9]-[.D9])^2)^0.5" office:value-type="float" office:value="186.045002240023" calcext:value-type="float">
            <text:p>186.04500224</text:p>
          </table:table-cell>
          <table:table-cell table:formula="of:=[.E9]+[.F9]" office:value-type="float" office:value="6008" calcext:value-type="float">
            <text:p>6008</text:p>
          </table:table-cell>
          <table:table-cell table:formula="of:=SQRT([.H9])" office:value-type="float" office:value="77.5112895003044" calcext:value-type="float">
            <text:p>77.5112895003</text:p>
          </table:table-cell>
          <table:table-cell table:formula="of:=[.G9]/[.I9]" office:value-type="float" office:value="2.40023103007842" calcext:value-type="float">
            <text:p>2.4002310301</text:p>
          </table:table-cell>
        </table:table-row>
        <table:table-row table:style-name="ro1">
          <table:table-cell office:value-type="float" office:value="145.134" calcext:value-type="float">
            <text:p>145.134</text:p>
          </table:table-cell>
          <table:table-cell office:value-type="float" office:value="99.9854" calcext:value-type="float">
            <text:p>99.9854</text:p>
          </table:table-cell>
          <table:table-cell office:value-type="float" office:value="330.65" calcext:value-type="float">
            <text:p>330.65</text:p>
          </table:table-cell>
          <table:table-cell office:value-type="float" office:value="86.3509" calcext:value-type="float">
            <text:p>86.3509</text:p>
          </table:table-cell>
          <table:table-cell office:value-type="float" office:value="3150" calcext:value-type="float">
            <text:p>3150</text:p>
          </table:table-cell>
          <table:table-cell office:value-type="float" office:value="2853" calcext:value-type="float">
            <text:p>2853</text:p>
          </table:table-cell>
          <table:table-cell table:formula="of:=(([.A10]-[.C10])^2 + ([.B10]-[.D10])^2)^0.5" office:value-type="float" office:value="186.01635908234" calcext:value-type="float">
            <text:p>186.0163590823</text:p>
          </table:table-cell>
          <table:table-cell table:formula="of:=[.E10]+[.F10]" office:value-type="float" office:value="6003" calcext:value-type="float">
            <text:p>6003</text:p>
          </table:table-cell>
          <table:table-cell table:formula="of:=SQRT([.H10])" office:value-type="float" office:value="77.4790294208698" calcext:value-type="float">
            <text:p>77.4790294209</text:p>
          </table:table-cell>
          <table:table-cell table:formula="of:=[.G10]/[.I10]" office:value-type="float" office:value="2.40086072931929" calcext:value-type="float">
            <text:p>2.4008607293</text:p>
          </table:table-cell>
        </table:table-row>
        <table:table-row table:style-name="ro1">
          <table:table-cell office:value-type="float" office:value="145.134" calcext:value-type="float">
            <text:p>145.134</text:p>
          </table:table-cell>
          <table:table-cell office:value-type="float" office:value="99.9854" calcext:value-type="float">
            <text:p>99.9854</text:p>
          </table:table-cell>
          <table:table-cell office:value-type="float" office:value="330.678" calcext:value-type="float">
            <text:p>330.678</text:p>
          </table:table-cell>
          <table:table-cell office:value-type="float" office:value="86.3411" calcext:value-type="float">
            <text:p>86.3411</text:p>
          </table:table-cell>
          <table:table-cell office:value-type="float" office:value="3150" calcext:value-type="float">
            <text:p>3150</text:p>
          </table:table-cell>
          <table:table-cell office:value-type="float" office:value="2858" calcext:value-type="float">
            <text:p>2858</text:p>
          </table:table-cell>
          <table:table-cell table:formula="of:=(([.A11]-[.C11])^2 + ([.B11]-[.D11])^2)^0.5" office:value-type="float" office:value="186.045002240023" calcext:value-type="float">
            <text:p>186.04500224</text:p>
          </table:table-cell>
          <table:table-cell table:formula="of:=[.E11]+[.F11]" office:value-type="float" office:value="6008" calcext:value-type="float">
            <text:p>6008</text:p>
          </table:table-cell>
          <table:table-cell table:formula="of:=SQRT([.H11])" office:value-type="float" office:value="77.5112895003044" calcext:value-type="float">
            <text:p>77.5112895003</text:p>
          </table:table-cell>
          <table:table-cell table:formula="of:=[.G11]/[.I11]" office:value-type="float" office:value="2.40023103007842" calcext:value-type="float">
            <text:p>2.4002310301</text:p>
          </table:table-cell>
        </table:table-row>
        <table:table-row table:style-name="ro1">
          <table:table-cell office:value-type="float" office:value="145.134" calcext:value-type="float">
            <text:p>145.134</text:p>
          </table:table-cell>
          <table:table-cell office:value-type="float" office:value="99.9854" calcext:value-type="float">
            <text:p>99.9854</text:p>
          </table:table-cell>
          <table:table-cell office:value-type="float" office:value="330.658" calcext:value-type="float">
            <text:p>330.658</text:p>
          </table:table-cell>
          <table:table-cell office:value-type="float" office:value="86.2998" calcext:value-type="float">
            <text:p>86.2998</text:p>
          </table:table-cell>
          <table:table-cell office:value-type="float" office:value="3150" calcext:value-type="float">
            <text:p>3150</text:p>
          </table:table-cell>
          <table:table-cell office:value-type="float" office:value="2855" calcext:value-type="float">
            <text:p>2855</text:p>
          </table:table-cell>
          <table:table-cell table:formula="of:=(([.A12]-[.C12])^2 + ([.B12]-[.D12])^2)^0.5" office:value-type="float" office:value="186.028089877201" calcext:value-type="float">
            <text:p>186.0280898772</text:p>
          </table:table-cell>
          <table:table-cell table:formula="of:=[.E12]+[.F12]" office:value-type="float" office:value="6005" calcext:value-type="float">
            <text:p>6005</text:p>
          </table:table-cell>
          <table:table-cell table:formula="of:=SQRT([.H12])" office:value-type="float" office:value="77.4919350642375" calcext:value-type="float">
            <text:p>77.4919350642</text:p>
          </table:table-cell>
          <table:table-cell table:formula="of:=[.G12]/[.I12]" office:value-type="float" office:value="2.40061226659254" calcext:value-type="float">
            <text:p>2.4006122666</text:p>
          </table:table-cell>
        </table:table-row>
        <table:table-row table:style-name="ro1">
          <table:table-cell office:value-type="float" office:value="145.134" calcext:value-type="float">
            <text:p>145.134</text:p>
          </table:table-cell>
          <table:table-cell office:value-type="float" office:value="99.9854" calcext:value-type="float">
            <text:p>99.9854</text:p>
          </table:table-cell>
          <table:table-cell office:value-type="float" office:value="330.683" calcext:value-type="float">
            <text:p>330.683</text:p>
          </table:table-cell>
          <table:table-cell office:value-type="float" office:value="86.3554" calcext:value-type="float">
            <text:p>86.3554</text:p>
          </table:table-cell>
          <table:table-cell office:value-type="float" office:value="3150" calcext:value-type="float">
            <text:p>3150</text:p>
          </table:table-cell>
          <table:table-cell office:value-type="float" office:value="2859" calcext:value-type="float">
            <text:p>2859</text:p>
          </table:table-cell>
          <table:table-cell table:formula="of:=(([.A13]-[.C13])^2 + ([.B13]-[.D13])^2)^0.5" office:value-type="float" office:value="186.048940607035" calcext:value-type="float">
            <text:p>186.048940607</text:p>
          </table:table-cell>
          <table:table-cell table:formula="of:=[.E13]+[.F13]" office:value-type="float" office:value="6009" calcext:value-type="float">
            <text:p>6009</text:p>
          </table:table-cell>
          <table:table-cell table:formula="of:=SQRT([.H13])" office:value-type="float" office:value="77.517739905134" calcext:value-type="float">
            <text:p>77.5177399051</text:p>
          </table:table-cell>
          <table:table-cell table:formula="of:=[.G13]/[.I13]" office:value-type="float" office:value="2.40008210810482" calcext:value-type="float">
            <text:p>2.4000821081</text:p>
          </table:table-cell>
        </table:table-row>
        <table:table-row table:style-name="ro1">
          <table:table-cell office:value-type="float" office:value="145.13" calcext:value-type="float">
            <text:p>145.13</text:p>
          </table:table-cell>
          <table:table-cell office:value-type="float" office:value="99.9762" calcext:value-type="float">
            <text:p>99.9762</text:p>
          </table:table-cell>
          <table:table-cell office:value-type="float" office:value="330.658" calcext:value-type="float">
            <text:p>330.658</text:p>
          </table:table-cell>
          <table:table-cell office:value-type="float" office:value="86.2998" calcext:value-type="float">
            <text:p>86.2998</text:p>
          </table:table-cell>
          <table:table-cell office:value-type="float" office:value="3149" calcext:value-type="float">
            <text:p>3149</text:p>
          </table:table-cell>
          <table:table-cell office:value-type="float" office:value="2855" calcext:value-type="float">
            <text:p>2855</text:p>
          </table:table-cell>
          <table:table-cell table:formula="of:=(([.A14]-[.C14])^2 + ([.B14]-[.D14])^2)^0.5" office:value-type="float" office:value="186.031402459262" calcext:value-type="float">
            <text:p>186.0314024593</text:p>
          </table:table-cell>
          <table:table-cell table:formula="of:=[.E14]+[.F14]" office:value-type="float" office:value="6004" calcext:value-type="float">
            <text:p>6004</text:p>
          </table:table-cell>
          <table:table-cell table:formula="of:=SQRT([.H14])" office:value-type="float" office:value="77.4854825112421" calcext:value-type="float">
            <text:p>77.4854825112</text:p>
          </table:table-cell>
          <table:table-cell table:formula="of:=[.G14]/[.I14]" office:value-type="float" office:value="2.40085492701516" calcext:value-type="float">
            <text:p>2.400854927</text:p>
          </table:table-cell>
        </table:table-row>
        <table:table-row table:style-name="ro1">
          <table:table-cell office:value-type="float" office:value="145.12" calcext:value-type="float">
            <text:p>145.12</text:p>
          </table:table-cell>
          <table:table-cell office:value-type="float" office:value="100" calcext:value-type="float">
            <text:p>100</text:p>
          </table:table-cell>
          <table:table-cell office:value-type="float" office:value="330.612" calcext:value-type="float">
            <text:p>330.612</text:p>
          </table:table-cell>
          <table:table-cell office:value-type="float" office:value="86.2953" calcext:value-type="float">
            <text:p>86.2953</text:p>
          </table:table-cell>
          <table:table-cell office:value-type="float" office:value="3152" calcext:value-type="float">
            <text:p>3152</text:p>
          </table:table-cell>
          <table:table-cell office:value-type="float" office:value="2848" calcext:value-type="float">
            <text:p>2848</text:p>
          </table:table-cell>
          <table:table-cell table:formula="of:=(([.A15]-[.C15])^2 + ([.B15]-[.D15])^2)^0.5" office:value-type="float" office:value="185.997582957656" calcext:value-type="float">
            <text:p>185.9975829577</text:p>
          </table:table-cell>
          <table:table-cell table:formula="of:=[.E15]+[.F15]" office:value-type="float" office:value="6000" calcext:value-type="float">
            <text:p>6000</text:p>
          </table:table-cell>
          <table:table-cell table:formula="of:=SQRT([.H15])" office:value-type="float" office:value="77.4596669241483" calcext:value-type="float">
            <text:p>77.4596669241</text:p>
          </table:table-cell>
          <table:table-cell table:formula="of:=[.G15]/[.I15]" office:value-type="float" office:value="2.40121847076611" calcext:value-type="float">
            <text:p>2.4012184708</text:p>
          </table:table-cell>
        </table:table-row>
        <table:table-row table:style-name="ro1">
          <table:table-cell office:value-type="float" office:value="145.12" calcext:value-type="float">
            <text:p>145.12</text:p>
          </table:table-cell>
          <table:table-cell office:value-type="float" office:value="100" calcext:value-type="float">
            <text:p>100</text:p>
          </table:table-cell>
          <table:table-cell office:value-type="float" office:value="330.658" calcext:value-type="float">
            <text:p>330.658</text:p>
          </table:table-cell>
          <table:table-cell office:value-type="float" office:value="86.2998" calcext:value-type="float">
            <text:p>86.2998</text:p>
          </table:table-cell>
          <table:table-cell office:value-type="float" office:value="3152" calcext:value-type="float">
            <text:p>3152</text:p>
          </table:table-cell>
          <table:table-cell office:value-type="float" office:value="2855" calcext:value-type="float">
            <text:p>2855</text:p>
          </table:table-cell>
          <table:table-cell table:formula="of:=(([.A16]-[.C16])^2 + ([.B16]-[.D16])^2)^0.5" office:value-type="float" office:value="186.043126516515" calcext:value-type="float">
            <text:p>186.0431265165</text:p>
          </table:table-cell>
          <table:table-cell table:formula="of:=[.E16]+[.F16]" office:value-type="float" office:value="6007" calcext:value-type="float">
            <text:p>6007</text:p>
          </table:table-cell>
          <table:table-cell table:formula="of:=SQRT([.H16])" office:value-type="float" office:value="77.5048385586345" calcext:value-type="float">
            <text:p>77.5048385586</text:p>
          </table:table-cell>
          <table:table-cell table:formula="of:=[.G16]/[.I16]" office:value-type="float" office:value="2.40040660656003" calcext:value-type="float">
            <text:p>2.4004066066</text:p>
          </table:table-cell>
        </table:table-row>
        <table:table-row table:style-name="ro1">
          <table:table-cell office:value-type="float" office:value="145.134" calcext:value-type="float">
            <text:p>145.134</text:p>
          </table:table-cell>
          <table:table-cell office:value-type="float" office:value="99.9854" calcext:value-type="float">
            <text:p>99.9854</text:p>
          </table:table-cell>
          <table:table-cell office:value-type="float" office:value="330.69" calcext:value-type="float">
            <text:p>330.69</text:p>
          </table:table-cell>
          <table:table-cell office:value-type="float" office:value="86.3692" calcext:value-type="float">
            <text:p>86.3692</text:p>
          </table:table-cell>
          <table:table-cell office:value-type="float" office:value="3150" calcext:value-type="float">
            <text:p>3150</text:p>
          </table:table-cell>
          <table:table-cell office:value-type="float" office:value="2860" calcext:value-type="float">
            <text:p>2860</text:p>
          </table:table-cell>
          <table:table-cell table:formula="of:=(([.A17]-[.C17])^2 + ([.B17]-[.D17])^2)^0.5" office:value-type="float" office:value="186.054911352643" calcext:value-type="float">
            <text:p>186.0549113526</text:p>
          </table:table-cell>
          <table:table-cell table:formula="of:=[.E17]+[.F17]" office:value-type="float" office:value="6010" calcext:value-type="float">
            <text:p>6010</text:p>
          </table:table-cell>
          <table:table-cell table:formula="of:=SQRT([.H17])" office:value-type="float" office:value="77.5241897732572" calcext:value-type="float">
            <text:p>77.5241897733</text:p>
          </table:table-cell>
          <table:table-cell table:formula="of:=[.G17]/[.I17]" office:value-type="float" office:value="2.3999594435855" calcext:value-type="float">
            <text:p>2.3999594436</text:p>
          </table:table-cell>
        </table:table-row>
        <table:table-row table:style-name="ro1">
          <table:table-cell office:value-type="float" office:value="145.131" calcext:value-type="float">
            <text:p>145.131</text:p>
          </table:table-cell>
          <table:table-cell office:value-type="float" office:value="99.9714" calcext:value-type="float">
            <text:p>99.9714</text:p>
          </table:table-cell>
          <table:table-cell office:value-type="float" office:value="330.631" calcext:value-type="float">
            <text:p>330.631</text:p>
          </table:table-cell>
          <table:table-cell office:value-type="float" office:value="86.3095" calcext:value-type="float">
            <text:p>86.3095</text:p>
          </table:table-cell>
          <table:table-cell office:value-type="float" office:value="3151" calcext:value-type="float">
            <text:p>3151</text:p>
          </table:table-cell>
          <table:table-cell office:value-type="float" office:value="2850" calcext:value-type="float">
            <text:p>2850</text:p>
          </table:table-cell>
          <table:table-cell table:formula="of:=(([.A18]-[.C18])^2 + ([.B18]-[.D18])^2)^0.5" office:value-type="float" office:value="186.002412649971" calcext:value-type="float">
            <text:p>186.00241265</text:p>
          </table:table-cell>
          <table:table-cell table:formula="of:=[.E18]+[.F18]" office:value-type="float" office:value="6001" calcext:value-type="float">
            <text:p>6001</text:p>
          </table:table-cell>
          <table:table-cell table:formula="of:=SQRT([.H18])" office:value-type="float" office:value="77.4661216274573" calcext:value-type="float">
            <text:p>77.4661216275</text:p>
          </table:table-cell>
          <table:table-cell table:formula="of:=[.G18]/[.I18]" office:value-type="float" office:value="2.4010807401005" calcext:value-type="float">
            <text:p>2.4010807401</text:p>
          </table:table-cell>
        </table:table-row>
        <table:table-row table:style-name="ro1">
          <table:table-cell office:value-type="float" office:value="145.131" calcext:value-type="float">
            <text:p>145.131</text:p>
          </table:table-cell>
          <table:table-cell office:value-type="float" office:value="99.9714" calcext:value-type="float">
            <text:p>99.9714</text:p>
          </table:table-cell>
          <table:table-cell office:value-type="float" office:value="330.612" calcext:value-type="float">
            <text:p>330.612</text:p>
          </table:table-cell>
          <table:table-cell office:value-type="float" office:value="86.2953" calcext:value-type="float">
            <text:p>86.2953</text:p>
          </table:table-cell>
          <table:table-cell office:value-type="float" office:value="3151" calcext:value-type="float">
            <text:p>3151</text:p>
          </table:table-cell>
          <table:table-cell office:value-type="float" office:value="2848" calcext:value-type="float">
            <text:p>2848</text:p>
          </table:table-cell>
          <table:table-cell table:formula="of:=(([.A19]-[.C19])^2 + ([.B19]-[.D19])^2)^0.5" office:value-type="float" office:value="185.98450761343" calcext:value-type="float">
            <text:p>185.9845076134</text:p>
          </table:table-cell>
          <table:table-cell table:formula="of:=[.E19]+[.F19]" office:value-type="float" office:value="5999" calcext:value-type="float">
            <text:p>5999</text:p>
          </table:table-cell>
          <table:table-cell table:formula="of:=SQRT([.H19])" office:value-type="float" office:value="77.4532116829251" calcext:value-type="float">
            <text:p>77.4532116829</text:p>
          </table:table-cell>
          <table:table-cell table:formula="of:=[.G19]/[.I19]" office:value-type="float" office:value="2.40124978128481" calcext:value-type="float">
            <text:p>2.4012497813</text:p>
          </table:table-cell>
        </table:table-row>
        <table:table-row table:style-name="ro1">
          <table:table-cell office:value-type="float" office:value="145.149" calcext:value-type="float">
            <text:p>145.149</text:p>
          </table:table-cell>
          <table:table-cell office:value-type="float" office:value="99.967" calcext:value-type="float">
            <text:p>99.967</text:p>
          </table:table-cell>
          <table:table-cell office:value-type="float" office:value="330.647" calcext:value-type="float">
            <text:p>330.647</text:p>
          </table:table-cell>
          <table:table-cell office:value-type="float" office:value="86.3519" calcext:value-type="float">
            <text:p>86.3519</text:p>
          </table:table-cell>
          <table:table-cell office:value-type="float" office:value="3152" calcext:value-type="float">
            <text:p>3152</text:p>
          </table:table-cell>
          <table:table-cell office:value-type="float" office:value="2853" calcext:value-type="float">
            <text:p>2853</text:p>
          </table:table-cell>
          <table:table-cell table:formula="of:=(([.A20]-[.C20])^2 + ([.B20]-[.D20])^2)^0.5" office:value-type="float" office:value="185.996986405721" calcext:value-type="float">
            <text:p>185.9969864057</text:p>
          </table:table-cell>
          <table:table-cell table:formula="of:=[.E20]+[.F20]" office:value-type="float" office:value="6005" calcext:value-type="float">
            <text:p>6005</text:p>
          </table:table-cell>
          <table:table-cell table:formula="of:=SQRT([.H20])" office:value-type="float" office:value="77.4919350642375" calcext:value-type="float">
            <text:p>77.4919350642</text:p>
          </table:table-cell>
          <table:table-cell table:formula="of:=[.G20]/[.I20]" office:value-type="float" office:value="2.40021088970791" calcext:value-type="float">
            <text:p>2.4002108897</text:p>
          </table:table-cell>
        </table:table-row>
        <table:table-row table:style-name="ro1">
          <table:table-cell office:value-type="float" office:value="145.134" calcext:value-type="float">
            <text:p>145.134</text:p>
          </table:table-cell>
          <table:table-cell office:value-type="float" office:value="99.9854" calcext:value-type="float">
            <text:p>99.9854</text:p>
          </table:table-cell>
          <table:table-cell office:value-type="float" office:value="330.637" calcext:value-type="float">
            <text:p>330.637</text:p>
          </table:table-cell>
          <table:table-cell office:value-type="float" office:value="86.3399" calcext:value-type="float">
            <text:p>86.3399</text:p>
          </table:table-cell>
          <table:table-cell office:value-type="float" office:value="3150" calcext:value-type="float">
            <text:p>3150</text:p>
          </table:table-cell>
          <table:table-cell office:value-type="float" office:value="2851" calcext:value-type="float">
            <text:p>2851</text:p>
          </table:table-cell>
          <table:table-cell table:formula="of:=(([.A21]-[.C21])^2 + ([.B21]-[.D21])^2)^0.5" office:value-type="float" office:value="186.004200703237" calcext:value-type="float">
            <text:p>186.0042007032</text:p>
          </table:table-cell>
          <table:table-cell table:formula="of:=[.E21]+[.F21]" office:value-type="float" office:value="6001" calcext:value-type="float">
            <text:p>6001</text:p>
          </table:table-cell>
          <table:table-cell table:formula="of:=SQRT([.H21])" office:value-type="float" office:value="77.4661216274573" calcext:value-type="float">
            <text:p>77.4661216275</text:p>
          </table:table-cell>
          <table:table-cell table:formula="of:=[.G21]/[.I21]" office:value-type="float" office:value="2.40110382184551" calcext:value-type="float">
            <text:p>2.4011038218</text:p>
          </table:table-cell>
        </table:table-row>
        <table:table-row table:style-name="ro1">
          <table:table-cell office:value-type="float" office:value="145.116" calcext:value-type="float">
            <text:p>145.116</text:p>
          </table:table-cell>
          <table:table-cell office:value-type="float" office:value="100.005" calcext:value-type="float">
            <text:p>100.005</text:p>
          </table:table-cell>
          <table:table-cell office:value-type="float" office:value="330.611" calcext:value-type="float">
            <text:p>330.611</text:p>
          </table:table-cell>
          <table:table-cell office:value-type="float" office:value="86.3562" calcext:value-type="float">
            <text:p>86.3562</text:p>
          </table:table-cell>
          <table:table-cell office:value-type="float" office:value="3152" calcext:value-type="float">
            <text:p>3152</text:p>
          </table:table-cell>
          <table:table-cell office:value-type="float" office:value="2847" calcext:value-type="float">
            <text:p>2847</text:p>
          </table:table-cell>
          <table:table-cell table:formula="of:=(([.A22]-[.C22])^2 + ([.B22]-[.D22])^2)^0.5" office:value-type="float" office:value="185.99646439231" calcext:value-type="float">
            <text:p>185.9964643923</text:p>
          </table:table-cell>
          <table:table-cell table:formula="of:=[.E22]+[.F22]" office:value-type="float" office:value="5999" calcext:value-type="float">
            <text:p>5999</text:p>
          </table:table-cell>
          <table:table-cell table:formula="of:=SQRT([.H22])" office:value-type="float" office:value="77.4532116829251" calcext:value-type="float">
            <text:p>77.4532116829</text:p>
          </table:table-cell>
          <table:table-cell table:formula="of:=[.G22]/[.I22]" office:value-type="float" office:value="2.40140415550146" calcext:value-type="float">
            <text:p>2.4014041555</text:p>
          </table:table-cell>
        </table:table-row>
        <table:table-row table:style-name="ro1">
          <table:table-cell office:value-type="float" office:value="145.1" calcext:value-type="float">
            <text:p>145.1</text:p>
          </table:table-cell>
          <table:table-cell office:value-type="float" office:value="100.017" calcext:value-type="float">
            <text:p>100.017</text:p>
          </table:table-cell>
          <table:table-cell office:value-type="float" office:value="330.594" calcext:value-type="float">
            <text:p>330.594</text:p>
          </table:table-cell>
          <table:table-cell office:value-type="float" office:value="86.3136" calcext:value-type="float">
            <text:p>86.3136</text:p>
          </table:table-cell>
          <table:table-cell office:value-type="float" office:value="3151" calcext:value-type="float">
            <text:p>3151</text:p>
          </table:table-cell>
          <table:table-cell office:value-type="float" office:value="2844" calcext:value-type="float">
            <text:p>2844</text:p>
          </table:table-cell>
          <table:table-cell table:formula="of:=(([.A23]-[.C23])^2 + ([.B23]-[.D23])^2)^0.5" office:value-type="float" office:value="185.999481740031" calcext:value-type="float">
            <text:p>185.99948174</text:p>
          </table:table-cell>
          <table:table-cell table:formula="of:=[.E23]+[.F23]" office:value-type="float" office:value="5995" calcext:value-type="float">
            <text:p>5995</text:p>
          </table:table-cell>
          <table:table-cell table:formula="of:=SQRT([.H23])" office:value-type="float" office:value="77.4273853361974" calcext:value-type="float">
            <text:p>77.4273853362</text:p>
          </table:table-cell>
          <table:table-cell table:formula="of:=[.G23]/[.I23]" office:value-type="float" office:value="2.4022441276094" calcext:value-type="float">
            <text:p>2.4022441276</text:p>
          </table:table-cell>
        </table:table-row>
        <table:table-row table:style-name="ro1">
          <table:table-cell office:value-type="float" office:value="145.088" calcext:value-type="float">
            <text:p>145.088</text:p>
          </table:table-cell>
          <table:table-cell office:value-type="float" office:value="100.044" calcext:value-type="float">
            <text:p>100.044</text:p>
          </table:table-cell>
          <table:table-cell office:value-type="float" office:value="330.614" calcext:value-type="float">
            <text:p>330.614</text:p>
          </table:table-cell>
          <table:table-cell office:value-type="float" office:value="86.3551" calcext:value-type="float">
            <text:p>86.3551</text:p>
          </table:table-cell>
          <table:table-cell office:value-type="float" office:value="3153" calcext:value-type="float">
            <text:p>3153</text:p>
          </table:table-cell>
          <table:table-cell office:value-type="float" office:value="2847" calcext:value-type="float">
            <text:p>2847</text:p>
          </table:table-cell>
          <table:table-cell table:formula="of:=(([.A24]-[.C24])^2 + ([.B24]-[.D24])^2)^0.5" office:value-type="float" office:value="186.030327256633" calcext:value-type="float">
            <text:p>186.0303272566</text:p>
          </table:table-cell>
          <table:table-cell table:formula="of:=[.E24]+[.F24]" office:value-type="float" office:value="6000" calcext:value-type="float">
            <text:p>6000</text:p>
          </table:table-cell>
          <table:table-cell table:formula="of:=SQRT([.H24])" office:value-type="float" office:value="77.4596669241483" calcext:value-type="float">
            <text:p>77.4596669241</text:p>
          </table:table-cell>
          <table:table-cell table:formula="of:=[.G24]/[.I24]" office:value-type="float" office:value="2.40164119784818" calcext:value-type="float">
            <text:p>2.4016411978</text:p>
          </table:table-cell>
        </table:table-row>
        <table:table-row table:style-name="ro1">
          <table:table-cell office:value-type="float" office:value="145.14" calcext:value-type="float">
            <text:p>145.14</text:p>
          </table:table-cell>
          <table:table-cell office:value-type="float" office:value="99.9873" calcext:value-type="float">
            <text:p>99.9873</text:p>
          </table:table-cell>
          <table:table-cell office:value-type="float" office:value="330.637" calcext:value-type="float">
            <text:p>330.637</text:p>
          </table:table-cell>
          <table:table-cell office:value-type="float" office:value="86.351" calcext:value-type="float">
            <text:p>86.351</text:p>
          </table:table-cell>
          <table:table-cell office:value-type="float" office:value="3149" calcext:value-type="float">
            <text:p>3149</text:p>
          </table:table-cell>
          <table:table-cell office:value-type="float" office:value="2852" calcext:value-type="float">
            <text:p>2852</text:p>
          </table:table-cell>
          <table:table-cell table:formula="of:=(([.A25]-[.C25])^2 + ([.B25]-[.D25])^2)^0.5" office:value-type="float" office:value="185.997542152282" calcext:value-type="float">
            <text:p>185.9975421523</text:p>
          </table:table-cell>
          <table:table-cell table:formula="of:=[.E25]+[.F25]" office:value-type="float" office:value="6001" calcext:value-type="float">
            <text:p>6001</text:p>
          </table:table-cell>
          <table:table-cell table:formula="of:=SQRT([.H25])" office:value-type="float" office:value="77.4661216274573" calcext:value-type="float">
            <text:p>77.4661216275</text:p>
          </table:table-cell>
          <table:table-cell table:formula="of:=[.G25]/[.I25]" office:value-type="float" office:value="2.40101786748489" calcext:value-type="float">
            <text:p>2.4010178675</text:p>
          </table:table-cell>
        </table:table-row>
        <table:table-row table:style-name="ro1">
          <table:table-cell office:value-type="float" office:value="145.121" calcext:value-type="float">
            <text:p>145.121</text:p>
          </table:table-cell>
          <table:table-cell office:value-type="float" office:value="100.012" calcext:value-type="float">
            <text:p>100.012</text:p>
          </table:table-cell>
          <table:table-cell office:value-type="float" office:value="330.626" calcext:value-type="float">
            <text:p>330.626</text:p>
          </table:table-cell>
          <table:table-cell office:value-type="float" office:value="86.3833" calcext:value-type="float">
            <text:p>86.3833</text:p>
          </table:table-cell>
          <table:table-cell office:value-type="float" office:value="3148" calcext:value-type="float">
            <text:p>3148</text:p>
          </table:table-cell>
          <table:table-cell office:value-type="float" office:value="2849" calcext:value-type="float">
            <text:p>2849</text:p>
          </table:table-cell>
          <table:table-cell table:formula="of:=(([.A26]-[.C26])^2 + ([.B26]-[.D26])^2)^0.5" office:value-type="float" office:value="186.004963613044" calcext:value-type="float">
            <text:p>186.004963613</text:p>
          </table:table-cell>
          <table:table-cell table:formula="of:=[.E26]+[.F26]" office:value-type="float" office:value="5997" calcext:value-type="float">
            <text:p>5997</text:p>
          </table:table-cell>
          <table:table-cell table:formula="of:=SQRT([.H26])" office:value-type="float" office:value="77.4402995861974" calcext:value-type="float">
            <text:p>77.4402995862</text:p>
          </table:table-cell>
          <table:table-cell table:formula="of:=[.G26]/[.I26]" office:value-type="float" office:value="2.40191430827312" calcext:value-type="float">
            <text:p>2.4019143083</text:p>
          </table:table-cell>
        </table:table-row>
        <table:table-row table:style-name="ro1">
          <table:table-cell office:value-type="float" office:value="145.089" calcext:value-type="float">
            <text:p>145.089</text:p>
          </table:table-cell>
          <table:table-cell office:value-type="float" office:value="100.057" calcext:value-type="float">
            <text:p>100.057</text:p>
          </table:table-cell>
          <table:table-cell office:value-type="float" office:value="330.606" calcext:value-type="float">
            <text:p>330.606</text:p>
          </table:table-cell>
          <table:table-cell office:value-type="float" office:value="86.3419" calcext:value-type="float">
            <text:p>86.3419</text:p>
          </table:table-cell>
          <table:table-cell office:value-type="float" office:value="3152" calcext:value-type="float">
            <text:p>3152</text:p>
          </table:table-cell>
          <table:table-cell office:value-type="float" office:value="2846" calcext:value-type="float">
            <text:p>2846</text:p>
          </table:table-cell>
          <table:table-cell table:formula="of:=(([.A27]-[.C27])^2 + ([.B27]-[.D27])^2)^0.5" office:value-type="float" office:value="186.023281491887" calcext:value-type="float">
            <text:p>186.0232814919</text:p>
          </table:table-cell>
          <table:table-cell table:formula="of:=[.E27]+[.F27]" office:value-type="float" office:value="5998" calcext:value-type="float">
            <text:p>5998</text:p>
          </table:table-cell>
          <table:table-cell table:formula="of:=SQRT([.H27])" office:value-type="float" office:value="77.4467559036529" calcext:value-type="float">
            <text:p>77.4467559037</text:p>
          </table:table-cell>
          <table:table-cell table:formula="of:=[.G27]/[.I27]" office:value-type="float" office:value="2.40195059588175" calcext:value-type="float">
            <text:p>2.4019505959</text:p>
          </table:table-cell>
        </table:table-row>
        <table:table-row table:style-name="ro1">
          <table:table-cell office:value-type="float" office:value="145.13" calcext:value-type="float">
            <text:p>145.13</text:p>
          </table:table-cell>
          <table:table-cell office:value-type="float" office:value="99.9905" calcext:value-type="float">
            <text:p>99.9905</text:p>
          </table:table-cell>
          <table:table-cell office:value-type="float" office:value="330.629" calcext:value-type="float">
            <text:p>330.629</text:p>
          </table:table-cell>
          <table:table-cell office:value-type="float" office:value="86.2918" calcext:value-type="float">
            <text:p>86.2918</text:p>
          </table:table-cell>
          <table:table-cell office:value-type="float" office:value="3150" calcext:value-type="float">
            <text:p>3150</text:p>
          </table:table-cell>
          <table:table-cell office:value-type="float" office:value="2851" calcext:value-type="float">
            <text:p>2851</text:p>
          </table:table-cell>
          <table:table-cell table:formula="of:=(([.A28]-[.C28])^2 + ([.B28]-[.D28])^2)^0.5" office:value-type="float" office:value="186.004121950805" calcext:value-type="float">
            <text:p>186.0041219508</text:p>
          </table:table-cell>
          <table:table-cell table:formula="of:=[.E28]+[.F28]" office:value-type="float" office:value="6001" calcext:value-type="float">
            <text:p>6001</text:p>
          </table:table-cell>
          <table:table-cell table:formula="of:=SQRT([.H28])" office:value-type="float" office:value="77.4661216274573" calcext:value-type="float">
            <text:p>77.4661216275</text:p>
          </table:table-cell>
          <table:table-cell table:formula="of:=[.G28]/[.I28]" office:value-type="float" office:value="2.4011028052407" calcext:value-type="float">
            <text:p>2.4011028052</text:p>
          </table:table-cell>
        </table:table-row>
        <table:table-row table:style-name="ro1">
          <table:table-cell office:value-type="float" office:value="145.12" calcext:value-type="float">
            <text:p>145.12</text:p>
          </table:table-cell>
          <table:table-cell office:value-type="float" office:value="100.014" calcext:value-type="float">
            <text:p>100.014</text:p>
          </table:table-cell>
          <table:table-cell office:value-type="float" office:value="330.626" calcext:value-type="float">
            <text:p>330.626</text:p>
          </table:table-cell>
          <table:table-cell office:value-type="float" office:value="86.3833" calcext:value-type="float">
            <text:p>86.3833</text:p>
          </table:table-cell>
          <table:table-cell office:value-type="float" office:value="3153" calcext:value-type="float">
            <text:p>3153</text:p>
          </table:table-cell>
          <table:table-cell office:value-type="float" office:value="2849" calcext:value-type="float">
            <text:p>2849</text:p>
          </table:table-cell>
          <table:table-cell table:formula="of:=(([.A29]-[.C29])^2 + ([.B29]-[.D29])^2)^0.5" office:value-type="float" office:value="186.006107476314" calcext:value-type="float">
            <text:p>186.0061074763</text:p>
          </table:table-cell>
          <table:table-cell table:formula="of:=[.E29]+[.F29]" office:value-type="float" office:value="6002" calcext:value-type="float">
            <text:p>6002</text:p>
          </table:table-cell>
          <table:table-cell table:formula="of:=SQRT([.H29])" office:value-type="float" office:value="77.4725757929863" calcext:value-type="float">
            <text:p>77.472575793</text:p>
          </table:table-cell>
          <table:table-cell table:formula="of:=[.G29]/[.I29]" office:value-type="float" office:value="2.40092840043603" calcext:value-type="float">
            <text:p>2.4009284004</text:p>
          </table:table-cell>
        </table:table-row>
        <table:table-row table:style-name="ro1">
          <table:table-cell office:value-type="float" office:value="145.121" calcext:value-type="float">
            <text:p>145.121</text:p>
          </table:table-cell>
          <table:table-cell office:value-type="float" office:value="100.026" calcext:value-type="float">
            <text:p>100.026</text:p>
          </table:table-cell>
          <table:table-cell office:value-type="float" office:value="330.631" calcext:value-type="float">
            <text:p>330.631</text:p>
          </table:table-cell>
          <table:table-cell office:value-type="float" office:value="86.3532" calcext:value-type="float">
            <text:p>86.3532</text:p>
          </table:table-cell>
          <table:table-cell office:value-type="float" office:value="3149" calcext:value-type="float">
            <text:p>3149</text:p>
          </table:table-cell>
          <table:table-cell office:value-type="float" office:value="2851" calcext:value-type="float">
            <text:p>2851</text:p>
          </table:table-cell>
          <table:table-cell table:formula="of:=(([.A30]-[.C30])^2 + ([.B30]-[.D30])^2)^0.5" office:value-type="float" office:value="186.013186521386" calcext:value-type="float">
            <text:p>186.0131865214</text:p>
          </table:table-cell>
          <table:table-cell table:formula="of:=[.E30]+[.F30]" office:value-type="float" office:value="6000" calcext:value-type="float">
            <text:p>6000</text:p>
          </table:table-cell>
          <table:table-cell table:formula="of:=SQRT([.H30])" office:value-type="float" office:value="77.4596669241483" calcext:value-type="float">
            <text:p>77.4596669241</text:p>
          </table:table-cell>
          <table:table-cell table:formula="of:=[.G30]/[.I30]" office:value-type="float" office:value="2.40141991190767" calcext:value-type="float">
            <text:p>2.4014199119</text:p>
          </table:table-cell>
        </table:table-row>
        <table:table-row table:style-name="ro1">
          <table:table-cell office:value-type="float" office:value="145.121" calcext:value-type="float">
            <text:p>145.121</text:p>
          </table:table-cell>
          <table:table-cell office:value-type="float" office:value="100.026" calcext:value-type="float">
            <text:p>100.026</text:p>
          </table:table-cell>
          <table:table-cell office:value-type="float" office:value="330.614" calcext:value-type="float">
            <text:p>330.614</text:p>
          </table:table-cell>
          <table:table-cell office:value-type="float" office:value="86.3551" calcext:value-type="float">
            <text:p>86.3551</text:p>
          </table:table-cell>
          <table:table-cell office:value-type="float" office:value="3149" calcext:value-type="float">
            <text:p>3149</text:p>
          </table:table-cell>
          <table:table-cell office:value-type="float" office:value="2847" calcext:value-type="float">
            <text:p>2847</text:p>
          </table:table-cell>
          <table:table-cell table:formula="of:=(([.A31]-[.C31])^2 + ([.B31]-[.D31])^2)^0.5" office:value-type="float" office:value="185.996092850925" calcext:value-type="float">
            <text:p>185.9960928509</text:p>
          </table:table-cell>
          <table:table-cell table:formula="of:=[.E31]+[.F31]" office:value-type="float" office:value="5996" calcext:value-type="float">
            <text:p>5996</text:p>
          </table:table-cell>
          <table:table-cell table:formula="of:=SQRT([.H31])" office:value-type="float" office:value="77.4338427304238" calcext:value-type="float">
            <text:p>77.4338427304</text:p>
          </table:table-cell>
          <table:table-cell table:formula="of:=[.G31]/[.I31]" office:value-type="float" office:value="2.4020000337378" calcext:value-type="float">
            <text:p>2.4020000337</text:p>
          </table:table-cell>
        </table:table-row>
        <table:table-row table:style-name="ro1">
          <table:table-cell office:value-type="float" office:value="145.109" calcext:value-type="float">
            <text:p>145.109</text:p>
          </table:table-cell>
          <table:table-cell office:value-type="float" office:value="100.038" calcext:value-type="float">
            <text:p>100.038</text:p>
          </table:table-cell>
          <table:table-cell office:value-type="float" office:value="330.614" calcext:value-type="float">
            <text:p>330.614</text:p>
          </table:table-cell>
          <table:table-cell office:value-type="float" office:value="86.3551" calcext:value-type="float">
            <text:p>86.3551</text:p>
          </table:table-cell>
          <table:table-cell office:value-type="float" office:value="3150" calcext:value-type="float">
            <text:p>3150</text:p>
          </table:table-cell>
          <table:table-cell office:value-type="float" office:value="2847" calcext:value-type="float">
            <text:p>2847</text:p>
          </table:table-cell>
          <table:table-cell table:formula="of:=(([.A32]-[.C32])^2 + ([.B32]-[.D32])^2)^0.5" office:value-type="float" office:value="186.008942735047" calcext:value-type="float">
            <text:p>186.008942735</text:p>
          </table:table-cell>
          <table:table-cell table:formula="of:=[.E32]+[.F32]" office:value-type="float" office:value="5997" calcext:value-type="float">
            <text:p>5997</text:p>
          </table:table-cell>
          <table:table-cell table:formula="of:=SQRT([.H32])" office:value-type="float" office:value="77.4402995861974" calcext:value-type="float">
            <text:p>77.4402995862</text:p>
          </table:table-cell>
          <table:table-cell table:formula="of:=[.G32]/[.I32]" office:value-type="float" office:value="2.40196569136466" calcext:value-type="float">
            <text:p>2.4019656914</text:p>
          </table:table-cell>
        </table:table-row>
        <table:table-row table:style-name="ro1">
          <table:table-cell office:value-type="float" office:value="145.08" calcext:value-type="float">
            <text:p>145.08</text:p>
          </table:table-cell>
          <table:table-cell office:value-type="float" office:value="100.056" calcext:value-type="float">
            <text:p>100.056</text:p>
          </table:table-cell>
          <table:table-cell office:value-type="float" office:value="330.614" calcext:value-type="float">
            <text:p>330.614</text:p>
          </table:table-cell>
          <table:table-cell office:value-type="float" office:value="86.3551" calcext:value-type="float">
            <text:p>86.3551</text:p>
          </table:table-cell>
          <table:table-cell office:value-type="float" office:value="3154" calcext:value-type="float">
            <text:p>3154</text:p>
          </table:table-cell>
          <table:table-cell office:value-type="float" office:value="2847" calcext:value-type="float">
            <text:p>2847</text:p>
          </table:table-cell>
          <table:table-cell table:formula="of:=(([.A33]-[.C33])^2 + ([.B33]-[.D33])^2)^0.5" office:value-type="float" office:value="186.039188927521" calcext:value-type="float">
            <text:p>186.0391889275</text:p>
          </table:table-cell>
          <table:table-cell table:formula="of:=[.E33]+[.F33]" office:value-type="float" office:value="6001" calcext:value-type="float">
            <text:p>6001</text:p>
          </table:table-cell>
          <table:table-cell table:formula="of:=SQRT([.H33])" office:value-type="float" office:value="77.4661216274573" calcext:value-type="float">
            <text:p>77.4661216275</text:p>
          </table:table-cell>
          <table:table-cell table:formula="of:=[.G33]/[.I33]" office:value-type="float" office:value="2.4015554802421" calcext:value-type="float">
            <text:p>2.4015554802</text:p>
          </table:table-cell>
        </table:table-row>
        <table:table-row table:style-name="ro1">
          <table:table-cell office:value-type="float" office:value="145.062" calcext:value-type="float">
            <text:p>145.062</text:p>
          </table:table-cell>
          <table:table-cell office:value-type="float" office:value="100.085" calcext:value-type="float">
            <text:p>100.085</text:p>
          </table:table-cell>
          <table:table-cell office:value-type="float" office:value="330.609" calcext:value-type="float">
            <text:p>330.609</text:p>
          </table:table-cell>
          <table:table-cell office:value-type="float" office:value="86.3647" calcext:value-type="float">
            <text:p>86.3647</text:p>
          </table:table-cell>
          <table:table-cell office:value-type="float" office:value="3154" calcext:value-type="float">
            <text:p>3154</text:p>
          </table:table-cell>
          <table:table-cell office:value-type="float" office:value="2846" calcext:value-type="float">
            <text:p>2846</text:p>
          </table:table-cell>
          <table:table-cell table:formula="of:=(([.A34]-[.C34])^2 + ([.B34]-[.D34])^2)^0.5" office:value-type="float" office:value="186.053583252487" calcext:value-type="float">
            <text:p>186.0535832525</text:p>
          </table:table-cell>
          <table:table-cell table:formula="of:=[.E34]+[.F34]" office:value-type="float" office:value="6000" calcext:value-type="float">
            <text:p>6000</text:p>
          </table:table-cell>
          <table:table-cell table:formula="of:=SQRT([.H34])" office:value-type="float" office:value="77.4596669241483" calcext:value-type="float">
            <text:p>77.4596669241</text:p>
          </table:table-cell>
          <table:table-cell table:formula="of:=[.G34]/[.I34]" office:value-type="float" office:value="2.40194143146365" calcext:value-type="float">
            <text:p>2.4019414315</text:p>
          </table:table-cell>
        </table:table-row>
        <table:table-row table:style-name="ro1">
          <table:table-cell office:value-type="float" office:value="145.08" calcext:value-type="float">
            <text:p>145.08</text:p>
          </table:table-cell>
          <table:table-cell office:value-type="float" office:value="100.056" calcext:value-type="float">
            <text:p>100.056</text:p>
          </table:table-cell>
          <table:table-cell office:value-type="float" office:value="330.617" calcext:value-type="float">
            <text:p>330.617</text:p>
          </table:table-cell>
          <table:table-cell office:value-type="float" office:value="86.3366" calcext:value-type="float">
            <text:p>86.3366</text:p>
          </table:table-cell>
          <table:table-cell office:value-type="float" office:value="3154" calcext:value-type="float">
            <text:p>3154</text:p>
          </table:table-cell>
          <table:table-cell office:value-type="float" office:value="2846" calcext:value-type="float">
            <text:p>2846</text:p>
          </table:table-cell>
          <table:table-cell table:formula="of:=(([.A35]-[.C35])^2 + ([.B35]-[.D35])^2)^0.5" office:value-type="float" office:value="186.043544110942" calcext:value-type="float">
            <text:p>186.0435441109</text:p>
          </table:table-cell>
          <table:table-cell table:formula="of:=[.E35]+[.F35]" office:value-type="float" office:value="6000" calcext:value-type="float">
            <text:p>6000</text:p>
          </table:table-cell>
          <table:table-cell table:formula="of:=SQRT([.H35])" office:value-type="float" office:value="77.4596669241483" calcext:value-type="float">
            <text:p>77.4596669241</text:p>
          </table:table-cell>
          <table:table-cell table:formula="of:=[.G35]/[.I35]" office:value-type="float" office:value="2.40181182670361" calcext:value-type="float">
            <text:p>2.4018118267</text:p>
          </table:table-cell>
        </table:table-row>
        <table:table-row table:style-name="ro1">
          <table:table-cell office:value-type="float" office:value="145.074" calcext:value-type="float">
            <text:p>145.074</text:p>
          </table:table-cell>
          <table:table-cell office:value-type="float" office:value="100.044" calcext:value-type="float">
            <text:p>100.044</text:p>
          </table:table-cell>
          <table:table-cell office:value-type="float" office:value="330.579" calcext:value-type="float">
            <text:p>330.579</text:p>
          </table:table-cell>
          <table:table-cell office:value-type="float" office:value="86.3224" calcext:value-type="float">
            <text:p>86.3224</text:p>
          </table:table-cell>
          <table:table-cell office:value-type="float" office:value="3155" calcext:value-type="float">
            <text:p>3155</text:p>
          </table:table-cell>
          <table:table-cell office:value-type="float" office:value="2841" calcext:value-type="float">
            <text:p>2841</text:p>
          </table:table-cell>
          <table:table-cell table:formula="of:=(([.A36]-[.C36])^2 + ([.B36]-[.D36])^2)^0.5" office:value-type="float" office:value="186.011793528152" calcext:value-type="float">
            <text:p>186.0117935282</text:p>
          </table:table-cell>
          <table:table-cell table:formula="of:=[.E36]+[.F36]" office:value-type="float" office:value="5996" calcext:value-type="float">
            <text:p>5996</text:p>
          </table:table-cell>
          <table:table-cell table:formula="of:=SQRT([.H36])" office:value-type="float" office:value="77.4338427304238" calcext:value-type="float">
            <text:p>77.4338427304</text:p>
          </table:table-cell>
          <table:table-cell table:formula="of:=[.G36]/[.I36]" office:value-type="float" office:value="2.40220279620797" calcext:value-type="float">
            <text:p>2.4022027962</text:p>
          </table:table-cell>
        </table:table-row>
        <table:table-row table:style-name="ro1">
          <table:table-cell office:value-type="float" office:value="145.08" calcext:value-type="float">
            <text:p>145.08</text:p>
          </table:table-cell>
          <table:table-cell office:value-type="float" office:value="100.056" calcext:value-type="float">
            <text:p>100.056</text:p>
          </table:table-cell>
          <table:table-cell office:value-type="float" office:value="330.607" calcext:value-type="float">
            <text:p>330.607</text:p>
          </table:table-cell>
          <table:table-cell office:value-type="float" office:value="86.3283" calcext:value-type="float">
            <text:p>86.3283</text:p>
          </table:table-cell>
          <table:table-cell office:value-type="float" office:value="3154" calcext:value-type="float">
            <text:p>3154</text:p>
          </table:table-cell>
          <table:table-cell office:value-type="float" office:value="2845" calcext:value-type="float">
            <text:p>2845</text:p>
          </table:table-cell>
          <table:table-cell table:formula="of:=(([.A37]-[.C37])^2 + ([.B37]-[.D37])^2)^0.5" office:value-type="float" office:value="186.034183623037" calcext:value-type="float">
            <text:p>186.034183623</text:p>
          </table:table-cell>
          <table:table-cell table:formula="of:=[.E37]+[.F37]" office:value-type="float" office:value="5999" calcext:value-type="float">
            <text:p>5999</text:p>
          </table:table-cell>
          <table:table-cell table:formula="of:=SQRT([.H37])" office:value-type="float" office:value="77.4532116829251" calcext:value-type="float">
            <text:p>77.4532116829</text:p>
          </table:table-cell>
          <table:table-cell table:formula="of:=[.G37]/[.I37]" office:value-type="float" office:value="2.40189114926075" calcext:value-type="float">
            <text:p>2.4018911493</text:p>
          </table:table-cell>
        </table:table-row>
        <table:table-row table:style-name="ro1">
          <table:table-cell office:value-type="float" office:value="145.056" calcext:value-type="float">
            <text:p>145.056</text:p>
          </table:table-cell>
          <table:table-cell office:value-type="float" office:value="100.127" calcext:value-type="float">
            <text:p>100.127</text:p>
          </table:table-cell>
          <table:table-cell office:value-type="float" office:value="330.592" calcext:value-type="float">
            <text:p>330.592</text:p>
          </table:table-cell>
          <table:table-cell office:value-type="float" office:value="86.3222" calcext:value-type="float">
            <text:p>86.3222</text:p>
          </table:table-cell>
          <table:table-cell office:value-type="float" office:value="3155" calcext:value-type="float">
            <text:p>3155</text:p>
          </table:table-cell>
          <table:table-cell office:value-type="float" office:value="2843" calcext:value-type="float">
            <text:p>2843</text:p>
          </table:table-cell>
          <table:table-cell table:formula="of:=(([.A38]-[.C38])^2 + ([.B38]-[.D38])^2)^0.5" office:value-type="float" office:value="186.048864009002" calcext:value-type="float">
            <text:p>186.048864009</text:p>
          </table:table-cell>
          <table:table-cell table:formula="of:=[.E38]+[.F38]" office:value-type="float" office:value="5998" calcext:value-type="float">
            <text:p>5998</text:p>
          </table:table-cell>
          <table:table-cell table:formula="of:=SQRT([.H38])" office:value-type="float" office:value="77.4467559036529" calcext:value-type="float">
            <text:p>77.4467559037</text:p>
          </table:table-cell>
          <table:table-cell table:formula="of:=[.G38]/[.I38]" office:value-type="float" office:value="2.40228091981612" calcext:value-type="float">
            <text:p>2.4022809198</text:p>
          </table:table-cell>
        </table:table-row>
        <table:table-row table:style-name="ro1">
          <table:table-cell office:value-type="float" office:value="145.062" calcext:value-type="float">
            <text:p>145.062</text:p>
          </table:table-cell>
          <table:table-cell office:value-type="float" office:value="100.099" calcext:value-type="float">
            <text:p>100.099</text:p>
          </table:table-cell>
          <table:table-cell office:value-type="float" office:value="330.594" calcext:value-type="float">
            <text:p>330.594</text:p>
          </table:table-cell>
          <table:table-cell office:value-type="float" office:value="86.3992" calcext:value-type="float">
            <text:p>86.3992</text:p>
          </table:table-cell>
          <table:table-cell office:value-type="float" office:value="3153" calcext:value-type="float">
            <text:p>3153</text:p>
          </table:table-cell>
          <table:table-cell office:value-type="float" office:value="2838" calcext:value-type="float">
            <text:p>2838</text:p>
          </table:table-cell>
          <table:table-cell table:formula="of:=(([.A39]-[.C39])^2 + ([.B39]-[.D39])^2)^0.5" office:value-type="float" office:value="186.037113351181" calcext:value-type="float">
            <text:p>186.0371133512</text:p>
          </table:table-cell>
          <table:table-cell table:formula="of:=[.E39]+[.F39]" office:value-type="float" office:value="5991" calcext:value-type="float">
            <text:p>5991</text:p>
          </table:table-cell>
          <table:table-cell table:formula="of:=SQRT([.H39])" office:value-type="float" office:value="77.4015503720694" calcext:value-type="float">
            <text:p>77.4015503721</text:p>
          </table:table-cell>
          <table:table-cell table:formula="of:=[.G39]/[.I39]" office:value-type="float" office:value="2.40353213155163" calcext:value-type="float">
            <text:p>2.4035321316</text:p>
          </table:table-cell>
        </table:table-row>
        <table:table-row table:style-name="ro1">
          <table:table-cell office:value-type="float" office:value="145.056" calcext:value-type="float">
            <text:p>145.056</text:p>
          </table:table-cell>
          <table:table-cell office:value-type="float" office:value="100.127" calcext:value-type="float">
            <text:p>100.127</text:p>
          </table:table-cell>
          <table:table-cell office:value-type="float" office:value="330.563" calcext:value-type="float">
            <text:p>330.563</text:p>
          </table:table-cell>
          <table:table-cell office:value-type="float" office:value="86.3855" calcext:value-type="float">
            <text:p>86.3855</text:p>
          </table:table-cell>
          <table:table-cell office:value-type="float" office:value="3155" calcext:value-type="float">
            <text:p>3155</text:p>
          </table:table-cell>
          <table:table-cell office:value-type="float" office:value="2838" calcext:value-type="float">
            <text:p>2838</text:p>
          </table:table-cell>
          <table:table-cell table:formula="of:=(([.A40]-[.C40])^2 + ([.B40]-[.D40])^2)^0.5" office:value-type="float" office:value="186.015257092664" calcext:value-type="float">
            <text:p>186.0152570927</text:p>
          </table:table-cell>
          <table:table-cell table:formula="of:=[.E40]+[.F40]" office:value-type="float" office:value="5993" calcext:value-type="float">
            <text:p>5993</text:p>
          </table:table-cell>
          <table:table-cell table:formula="of:=SQRT([.H40])" office:value-type="float" office:value="77.4144689318476" calcext:value-type="float">
            <text:p>77.4144689318</text:p>
          </table:table-cell>
          <table:table-cell table:formula="of:=[.G40]/[.I40]" office:value-type="float" office:value="2.40284871367424" calcext:value-type="float">
            <text:p>2.4028487137</text:p>
          </table:table-cell>
        </table:table-row>
        <table:table-row table:style-name="ro1">
          <table:table-cell office:value-type="float" office:value="145.068" calcext:value-type="float">
            <text:p>145.068</text:p>
          </table:table-cell>
          <table:table-cell office:value-type="float" office:value="100.126" calcext:value-type="float">
            <text:p>100.126</text:p>
          </table:table-cell>
          <table:table-cell office:value-type="float" office:value="330.447" calcext:value-type="float">
            <text:p>330.447</text:p>
          </table:table-cell>
          <table:table-cell office:value-type="float" office:value="86.3751" calcext:value-type="float">
            <text:p>86.3751</text:p>
          </table:table-cell>
          <table:table-cell office:value-type="float" office:value="3153" calcext:value-type="float">
            <text:p>3153</text:p>
          </table:table-cell>
          <table:table-cell office:value-type="float" office:value="2863" calcext:value-type="float">
            <text:p>2863</text:p>
          </table:table-cell>
          <table:table-cell table:formula="of:=(([.A41]-[.C41])^2 + ([.B41]-[.D41])^2)^0.5" office:value-type="float" office:value="185.888302191962" calcext:value-type="float">
            <text:p>185.888302192</text:p>
          </table:table-cell>
          <table:table-cell table:formula="of:=[.E41]+[.F41]" office:value-type="float" office:value="6016" calcext:value-type="float">
            <text:p>6016</text:p>
          </table:table-cell>
          <table:table-cell table:formula="of:=SQRT([.H41])" office:value-type="float" office:value="77.5628777186613" calcext:value-type="float">
            <text:p>77.5628777187</text:p>
          </table:table-cell>
          <table:table-cell table:formula="of:=[.G41]/[.I41]" office:value-type="float" office:value="2.39661430389705" calcext:value-type="float">
            <text:p>2.3966143039</text:p>
          </table:table-cell>
        </table:table-row>
        <table:table-row table:style-name="ro1">
          <table:table-cell office:value-type="float" office:value="145.056" calcext:value-type="float">
            <text:p>145.056</text:p>
          </table:table-cell>
          <table:table-cell office:value-type="float" office:value="100.127" calcext:value-type="float">
            <text:p>100.127</text:p>
          </table:table-cell>
          <table:table-cell office:value-type="float" office:value="330.437" calcext:value-type="float">
            <text:p>330.437</text:p>
          </table:table-cell>
          <table:table-cell office:value-type="float" office:value="86.3132" calcext:value-type="float">
            <text:p>86.3132</text:p>
          </table:table-cell>
          <table:table-cell office:value-type="float" office:value="3155" calcext:value-type="float">
            <text:p>3155</text:p>
          </table:table-cell>
          <table:table-cell office:value-type="float" office:value="2867" calcext:value-type="float">
            <text:p>2867</text:p>
          </table:table-cell>
          <table:table-cell table:formula="of:=(([.A42]-[.C42])^2 + ([.B42]-[.D42])^2)^0.5" office:value-type="float" office:value="185.894960209899" calcext:value-type="float">
            <text:p>185.8949602099</text:p>
          </table:table-cell>
          <table:table-cell table:formula="of:=[.E42]+[.F42]" office:value-type="float" office:value="6022" calcext:value-type="float">
            <text:p>6022</text:p>
          </table:table-cell>
          <table:table-cell table:formula="of:=SQRT([.H42])" office:value-type="float" office:value="77.6015463763448" calcext:value-type="float">
            <text:p>77.6015463763</text:p>
          </table:table-cell>
          <table:table-cell table:formula="of:=[.G42]/[.I42]" office:value-type="float" office:value="2.39550587443661" calcext:value-type="float">
            <text:p>2.3955058744</text:p>
          </table:table-cell>
        </table:table-row>
        <table:table-row table:style-name="ro1">
          <table:table-cell office:value-type="float" office:value="145.029" calcext:value-type="float">
            <text:p>145.029</text:p>
          </table:table-cell>
          <table:table-cell office:value-type="float" office:value="100.122" calcext:value-type="float">
            <text:p>100.122</text:p>
          </table:table-cell>
          <table:table-cell office:value-type="float" office:value="330.392" calcext:value-type="float">
            <text:p>330.392</text:p>
          </table:table-cell>
          <table:table-cell office:value-type="float" office:value="86.2707" calcext:value-type="float">
            <text:p>86.2707</text:p>
          </table:table-cell>
          <table:table-cell office:value-type="float" office:value="3144" calcext:value-type="float">
            <text:p>3144</text:p>
          </table:table-cell>
          <table:table-cell office:value-type="float" office:value="2859" calcext:value-type="float">
            <text:p>2859</text:p>
          </table:table-cell>
          <table:table-cell table:formula="of:=(([.A43]-[.C43])^2 + ([.B43]-[.D43])^2)^0.5" office:value-type="float" office:value="185.879800625808" calcext:value-type="float">
            <text:p>185.8798006258</text:p>
          </table:table-cell>
          <table:table-cell table:formula="of:=[.E43]+[.F43]" office:value-type="float" office:value="6003" calcext:value-type="float">
            <text:p>6003</text:p>
          </table:table-cell>
          <table:table-cell table:formula="of:=SQRT([.H43])" office:value-type="float" office:value="77.4790294208698" calcext:value-type="float">
            <text:p>77.4790294209</text:p>
          </table:table-cell>
          <table:table-cell table:formula="of:=[.G43]/[.I43]" office:value-type="float" office:value="2.39909820780149" calcext:value-type="float">
            <text:p>2.3990982078</text:p>
          </table:table-cell>
        </table:table-row>
        <table:table-row table:style-name="ro1">
          <table:table-cell office:value-type="float" office:value="145.056" calcext:value-type="float">
            <text:p>145.056</text:p>
          </table:table-cell>
          <table:table-cell office:value-type="float" office:value="100.127" calcext:value-type="float">
            <text:p>100.127</text:p>
          </table:table-cell>
          <table:table-cell office:value-type="float" office:value="330.452" calcext:value-type="float">
            <text:p>330.452</text:p>
          </table:table-cell>
          <table:table-cell office:value-type="float" office:value="86.3722" calcext:value-type="float">
            <text:p>86.3722</text:p>
          </table:table-cell>
          <table:table-cell office:value-type="float" office:value="3155" calcext:value-type="float">
            <text:p>3155</text:p>
          </table:table-cell>
          <table:table-cell office:value-type="float" office:value="2864" calcext:value-type="float">
            <text:p>2864</text:p>
          </table:table-cell>
          <table:table-cell table:formula="of:=(([.A44]-[.C44])^2 + ([.B44]-[.D44])^2)^0.5" office:value-type="float" office:value="185.905544132067" calcext:value-type="float">
            <text:p>185.9055441321</text:p>
          </table:table-cell>
          <table:table-cell table:formula="of:=[.E44]+[.F44]" office:value-type="float" office:value="6019" calcext:value-type="float">
            <text:p>6019</text:p>
          </table:table-cell>
          <table:table-cell table:formula="of:=SQRT([.H44])" office:value-type="float" office:value="77.5822144566653" calcext:value-type="float">
            <text:p>77.5822144567</text:p>
          </table:table-cell>
          <table:table-cell table:formula="of:=[.G44]/[.I44]" office:value-type="float" office:value="2.39623920809721" calcext:value-type="float">
            <text:p>2.3962392081</text:p>
          </table:table-cell>
        </table:table-row>
        <table:table-row table:style-name="ro1">
          <table:table-cell office:value-type="float" office:value="145.056" calcext:value-type="float">
            <text:p>145.056</text:p>
          </table:table-cell>
          <table:table-cell office:value-type="float" office:value="100.127" calcext:value-type="float">
            <text:p>100.127</text:p>
          </table:table-cell>
          <table:table-cell office:value-type="float" office:value="330.436" calcext:value-type="float">
            <text:p>330.436</text:p>
          </table:table-cell>
          <table:table-cell office:value-type="float" office:value="86.3635" calcext:value-type="float">
            <text:p>86.3635</text:p>
          </table:table-cell>
          <table:table-cell office:value-type="float" office:value="3155" calcext:value-type="float">
            <text:p>3155</text:p>
          </table:table-cell>
          <table:table-cell office:value-type="float" office:value="2864" calcext:value-type="float">
            <text:p>2864</text:p>
          </table:table-cell>
          <table:table-cell table:formula="of:=(([.A45]-[.C45])^2 + ([.B45]-[.D45])^2)^0.5" office:value-type="float" office:value="185.89023194415" calcext:value-type="float">
            <text:p>185.8902319442</text:p>
          </table:table-cell>
          <table:table-cell table:formula="of:=[.E45]+[.F45]" office:value-type="float" office:value="6019" calcext:value-type="float">
            <text:p>6019</text:p>
          </table:table-cell>
          <table:table-cell table:formula="of:=SQRT([.H45])" office:value-type="float" office:value="77.5822144566653" calcext:value-type="float">
            <text:p>77.5822144567</text:p>
          </table:table-cell>
          <table:table-cell table:formula="of:=[.G45]/[.I45]" office:value-type="float" office:value="2.39604184085235" calcext:value-type="float">
            <text:p>2.3960418409</text:p>
          </table:table-cell>
        </table:table-row>
        <table:table-row table:style-name="ro1">
          <table:table-cell office:value-type="float" office:value="145.046" calcext:value-type="float">
            <text:p>145.046</text:p>
          </table:table-cell>
          <table:table-cell office:value-type="float" office:value="100.119" calcext:value-type="float">
            <text:p>100.119</text:p>
          </table:table-cell>
          <table:table-cell office:value-type="float" office:value="330.392" calcext:value-type="float">
            <text:p>330.392</text:p>
          </table:table-cell>
          <table:table-cell office:value-type="float" office:value="86.3408" calcext:value-type="float">
            <text:p>86.3408</text:p>
          </table:table-cell>
          <table:table-cell office:value-type="float" office:value="3153" calcext:value-type="float">
            <text:p>3153</text:p>
          </table:table-cell>
          <table:table-cell office:value-type="float" office:value="2858" calcext:value-type="float">
            <text:p>2858</text:p>
          </table:table-cell>
          <table:table-cell table:formula="of:=(([.A46]-[.C46])^2 + ([.B46]-[.D46])^2)^0.5" office:value-type="float" office:value="185.857414463992" calcext:value-type="float">
            <text:p>185.857414464</text:p>
          </table:table-cell>
          <table:table-cell table:formula="of:=[.E46]+[.F46]" office:value-type="float" office:value="6011" calcext:value-type="float">
            <text:p>6011</text:p>
          </table:table-cell>
          <table:table-cell table:formula="of:=SQRT([.H46])" office:value-type="float" office:value="77.5306391048081" calcext:value-type="float">
            <text:p>77.5306391048</text:p>
          </table:table-cell>
          <table:table-cell table:formula="of:=[.G46]/[.I46]" office:value-type="float" office:value="2.39721246477466" calcext:value-type="float">
            <text:p>2.3972124648</text:p>
          </table:table-cell>
        </table:table-row>
        <table:table-row table:style-name="ro1">
          <table:table-cell office:value-type="float" office:value="145.022" calcext:value-type="float">
            <text:p>145.022</text:p>
          </table:table-cell>
          <table:table-cell office:value-type="float" office:value="100.159" calcext:value-type="float">
            <text:p>100.159</text:p>
          </table:table-cell>
          <table:table-cell office:value-type="float" office:value="330.421" calcext:value-type="float">
            <text:p>330.421</text:p>
          </table:table-cell>
          <table:table-cell office:value-type="float" office:value="86.3194" calcext:value-type="float">
            <text:p>86.3194</text:p>
          </table:table-cell>
          <table:table-cell office:value-type="float" office:value="3150" calcext:value-type="float">
            <text:p>3150</text:p>
          </table:table-cell>
          <table:table-cell office:value-type="float" office:value="2862" calcext:value-type="float">
            <text:p>2862</text:p>
          </table:table-cell>
          <table:table-cell table:formula="of:=(([.A47]-[.C47])^2 + ([.B47]-[.D47])^2)^0.5" office:value-type="float" office:value="185.914829234142" calcext:value-type="float">
            <text:p>185.9148292341</text:p>
          </table:table-cell>
          <table:table-cell table:formula="of:=[.E47]+[.F47]" office:value-type="float" office:value="6012" calcext:value-type="float">
            <text:p>6012</text:p>
          </table:table-cell>
          <table:table-cell table:formula="of:=SQRT([.H47])" office:value-type="float" office:value="77.5370878999205" calcext:value-type="float">
            <text:p>77.5370878999</text:p>
          </table:table-cell>
          <table:table-cell table:formula="of:=[.G47]/[.I47]" office:value-type="float" office:value="2.39775356889992" calcext:value-type="float">
            <text:p>2.3977535689</text:p>
          </table:table-cell>
        </table:table-row>
        <table:table-row table:style-name="ro1">
          <table:table-cell office:value-type="float" office:value="145.056" calcext:value-type="float">
            <text:p>145.056</text:p>
          </table:table-cell>
          <table:table-cell office:value-type="float" office:value="100.127" calcext:value-type="float">
            <text:p>100.127</text:p>
          </table:table-cell>
          <table:table-cell office:value-type="float" office:value="330.444" calcext:value-type="float">
            <text:p>330.444</text:p>
          </table:table-cell>
          <table:table-cell office:value-type="float" office:value="86.3839" calcext:value-type="float">
            <text:p>86.3839</text:p>
          </table:table-cell>
          <table:table-cell office:value-type="float" office:value="3155" calcext:value-type="float">
            <text:p>3155</text:p>
          </table:table-cell>
          <table:table-cell office:value-type="float" office:value="2865" calcext:value-type="float">
            <text:p>2865</text:p>
          </table:table-cell>
          <table:table-cell table:formula="of:=(([.A48]-[.C48])^2 + ([.B48]-[.D48])^2)^0.5" office:value-type="float" office:value="185.896700728146" calcext:value-type="float">
            <text:p>185.8967007281</text:p>
          </table:table-cell>
          <table:table-cell table:formula="of:=[.E48]+[.F48]" office:value-type="float" office:value="6020" calcext:value-type="float">
            <text:p>6020</text:p>
          </table:table-cell>
          <table:table-cell table:formula="of:=SQRT([.H48])" office:value-type="float" office:value="77.5886589650833" calcext:value-type="float">
            <text:p>77.5886589651</text:p>
          </table:table-cell>
          <table:table-cell table:formula="of:=[.G48]/[.I48]" office:value-type="float" office:value="2.39592619859307" calcext:value-type="float">
            <text:p>2.3959261986</text:p>
          </table:table-cell>
        </table:table-row>
        <table:table-row table:style-name="ro1">
          <table:table-cell office:value-type="float" office:value="145.014" calcext:value-type="float">
            <text:p>145.014</text:p>
          </table:table-cell>
          <table:table-cell office:value-type="float" office:value="100.171" calcext:value-type="float">
            <text:p>100.171</text:p>
          </table:table-cell>
          <table:table-cell office:value-type="float" office:value="330.354" calcext:value-type="float">
            <text:p>330.354</text:p>
          </table:table-cell>
          <table:table-cell office:value-type="float" office:value="86.355" calcext:value-type="float">
            <text:p>86.355</text:p>
          </table:table-cell>
          <table:table-cell office:value-type="float" office:value="3149" calcext:value-type="float">
            <text:p>3149</text:p>
          </table:table-cell>
          <table:table-cell office:value-type="float" office:value="2859" calcext:value-type="float">
            <text:p>2859</text:p>
          </table:table-cell>
          <table:table-cell table:formula="of:=(([.A49]-[.C49])^2 + ([.B49]-[.D49])^2)^0.5" office:value-type="float" office:value="185.85423712146" calcext:value-type="float">
            <text:p>185.8542371215</text:p>
          </table:table-cell>
          <table:table-cell table:formula="of:=[.E49]+[.F49]" office:value-type="float" office:value="6008" calcext:value-type="float">
            <text:p>6008</text:p>
          </table:table-cell>
          <table:table-cell table:formula="of:=SQRT([.H49])" office:value-type="float" office:value="77.5112895003044" calcext:value-type="float">
            <text:p>77.5112895003</text:p>
          </table:table-cell>
          <table:table-cell table:formula="of:=[.G49]/[.I49]" office:value-type="float" office:value="2.39776990319237" calcext:value-type="float">
            <text:p>2.3977699032</text:p>
          </table:table-cell>
        </table:table-row>
        <table:table-row table:style-name="ro1">
          <table:table-cell office:value-type="float" office:value="145.011" calcext:value-type="float">
            <text:p>145.011</text:p>
          </table:table-cell>
          <table:table-cell office:value-type="float" office:value="100.151" calcext:value-type="float">
            <text:p>100.151</text:p>
          </table:table-cell>
          <table:table-cell office:value-type="float" office:value="330.38" calcext:value-type="float">
            <text:p>330.38</text:p>
          </table:table-cell>
          <table:table-cell office:value-type="float" office:value="86.3236" calcext:value-type="float">
            <text:p>86.3236</text:p>
          </table:table-cell>
          <table:table-cell office:value-type="float" office:value="3148" calcext:value-type="float">
            <text:p>3148</text:p>
          </table:table-cell>
          <table:table-cell office:value-type="float" office:value="2868" calcext:value-type="float">
            <text:p>2868</text:p>
          </table:table-cell>
          <table:table-cell table:formula="of:=(([.A50]-[.C50])^2 + ([.B50]-[.D50])^2)^0.5" office:value-type="float" office:value="185.884004561339" calcext:value-type="float">
            <text:p>185.8840045613</text:p>
          </table:table-cell>
          <table:table-cell table:formula="of:=[.E50]+[.F50]" office:value-type="float" office:value="6016" calcext:value-type="float">
            <text:p>6016</text:p>
          </table:table-cell>
          <table:table-cell table:formula="of:=SQRT([.H50])" office:value-type="float" office:value="77.5628777186613" calcext:value-type="float">
            <text:p>77.5628777187</text:p>
          </table:table-cell>
          <table:table-cell table:formula="of:=[.G50]/[.I50]" office:value-type="float" office:value="2.3965588955529" calcext:value-type="float">
            <text:p>2.3965588956</text:p>
          </table:table-cell>
        </table:table-row>
        <table:table-row table:style-name="ro1">
          <table:table-cell office:value-type="float" office:value="145.011" calcext:value-type="float">
            <text:p>145.011</text:p>
          </table:table-cell>
          <table:table-cell office:value-type="float" office:value="100.151" calcext:value-type="float">
            <text:p>100.151</text:p>
          </table:table-cell>
          <table:table-cell office:value-type="float" office:value="330.397" calcext:value-type="float">
            <text:p>330.397</text:p>
          </table:table-cell>
          <table:table-cell office:value-type="float" office:value="86.3517" calcext:value-type="float">
            <text:p>86.3517</text:p>
          </table:table-cell>
          <table:table-cell office:value-type="float" office:value="3148" calcext:value-type="float">
            <text:p>3148</text:p>
          </table:table-cell>
          <table:table-cell office:value-type="float" office:value="2866" calcext:value-type="float">
            <text:p>2866</text:p>
          </table:table-cell>
          <table:table-cell table:formula="of:=(([.A51]-[.C51])^2 + ([.B51]-[.D51])^2)^0.5" office:value-type="float" office:value="185.898869486853" calcext:value-type="float">
            <text:p>185.8988694869</text:p>
          </table:table-cell>
          <table:table-cell table:formula="of:=[.E51]+[.F51]" office:value-type="float" office:value="6014" calcext:value-type="float">
            <text:p>6014</text:p>
          </table:table-cell>
          <table:table-cell table:formula="of:=SQRT([.H51])" office:value-type="float" office:value="77.5499838813652" calcext:value-type="float">
            <text:p>77.5499838814</text:p>
          </table:table-cell>
          <table:table-cell table:formula="of:=[.G51]/[.I51]" office:value-type="float" office:value="2.39714904094936" calcext:value-type="float">
            <text:p>2.3971490409</text:p>
          </table:table-cell>
        </table:table-row>
        <table:table-row table:style-name="ro1">
          <table:table-cell office:value-type="float" office:value="145.004" calcext:value-type="float">
            <text:p>145.004</text:p>
          </table:table-cell>
          <table:table-cell office:value-type="float" office:value="100.164" calcext:value-type="float">
            <text:p>100.164</text:p>
          </table:table-cell>
          <table:table-cell office:value-type="float" office:value="330.366" calcext:value-type="float">
            <text:p>330.366</text:p>
          </table:table-cell>
          <table:table-cell office:value-type="float" office:value="86.3386" calcext:value-type="float">
            <text:p>86.3386</text:p>
          </table:table-cell>
          <table:table-cell office:value-type="float" office:value="3147" calcext:value-type="float">
            <text:p>3147</text:p>
          </table:table-cell>
          <table:table-cell office:value-type="float" office:value="2862" calcext:value-type="float">
            <text:p>2862</text:p>
          </table:table-cell>
          <table:table-cell table:formula="of:=(([.A52]-[.C52])^2 + ([.B52]-[.D52])^2)^0.5" office:value-type="float" office:value="185.876875186668" calcext:value-type="float">
            <text:p>185.8768751867</text:p>
          </table:table-cell>
          <table:table-cell table:formula="of:=[.E52]+[.F52]" office:value-type="float" office:value="6009" calcext:value-type="float">
            <text:p>6009</text:p>
          </table:table-cell>
          <table:table-cell table:formula="of:=SQRT([.H52])" office:value-type="float" office:value="77.517739905134" calcext:value-type="float">
            <text:p>77.5177399051</text:p>
          </table:table-cell>
          <table:table-cell table:formula="of:=[.G52]/[.I52]" office:value-type="float" office:value="2.39786241722402" calcext:value-type="float">
            <text:p>2.3978624172</text:p>
          </table:table-cell>
        </table:table-row>
        <table:table-row table:style-name="ro1">
          <table:table-cell office:value-type="float" office:value="144.992" calcext:value-type="float">
            <text:p>144.992</text:p>
          </table:table-cell>
          <table:table-cell office:value-type="float" office:value="100.163" calcext:value-type="float">
            <text:p>100.163</text:p>
          </table:table-cell>
          <table:table-cell office:value-type="float" office:value="330.353" calcext:value-type="float">
            <text:p>330.353</text:p>
          </table:table-cell>
          <table:table-cell office:value-type="float" office:value="86.3903" calcext:value-type="float">
            <text:p>86.3903</text:p>
          </table:table-cell>
          <table:table-cell office:value-type="float" office:value="3147" calcext:value-type="float">
            <text:p>3147</text:p>
          </table:table-cell>
          <table:table-cell office:value-type="float" office:value="2859" calcext:value-type="float">
            <text:p>2859</text:p>
          </table:table-cell>
          <table:table-cell table:formula="of:=(([.A53]-[.C53])^2 + ([.B53]-[.D53])^2)^0.5" office:value-type="float" office:value="185.871965573859" calcext:value-type="float">
            <text:p>185.8719655739</text:p>
          </table:table-cell>
          <table:table-cell table:formula="of:=[.E53]+[.F53]" office:value-type="float" office:value="6006" calcext:value-type="float">
            <text:p>6006</text:p>
          </table:table-cell>
          <table:table-cell table:formula="of:=SQRT([.H53])" office:value-type="float" office:value="77.4983870799903" calcext:value-type="float">
            <text:p>77.49838708</text:p>
          </table:table-cell>
          <table:table-cell table:formula="of:=[.G53]/[.I53]" office:value-type="float" office:value="2.39839785803556" calcext:value-type="float">
            <text:p>2.398397858</text:p>
          </table:table-cell>
        </table:table-row>
        <table:table-row table:style-name="ro1">
          <table:table-cell office:value-type="float" office:value="144.996" calcext:value-type="float">
            <text:p>144.996</text:p>
          </table:table-cell>
          <table:table-cell office:value-type="float" office:value="100.146" calcext:value-type="float">
            <text:p>100.146</text:p>
          </table:table-cell>
          <table:table-cell office:value-type="float" office:value="330.29" calcext:value-type="float">
            <text:p>330.29</text:p>
          </table:table-cell>
          <table:table-cell office:value-type="float" office:value="86.4178" calcext:value-type="float">
            <text:p>86.4178</text:p>
          </table:table-cell>
          <table:table-cell office:value-type="float" office:value="3145" calcext:value-type="float">
            <text:p>3145</text:p>
          </table:table-cell>
          <table:table-cell office:value-type="float" office:value="2848" calcext:value-type="float">
            <text:p>2848</text:p>
          </table:table-cell>
          <table:table-cell table:formula="of:=(([.A54]-[.C54])^2 + ([.B54]-[.D54])^2)^0.5" office:value-type="float" office:value="185.801856587172" calcext:value-type="float">
            <text:p>185.8018565872</text:p>
          </table:table-cell>
          <table:table-cell table:formula="of:=[.E54]+[.F54]" office:value-type="float" office:value="5993" calcext:value-type="float">
            <text:p>5993</text:p>
          </table:table-cell>
          <table:table-cell table:formula="of:=SQRT([.H54])" office:value-type="float" office:value="77.4144689318476" calcext:value-type="float">
            <text:p>77.4144689318</text:p>
          </table:table-cell>
          <table:table-cell table:formula="of:=[.G54]/[.I54]" office:value-type="float" office:value="2.40009211651047" calcext:value-type="float">
            <text:p>2.4000921165</text:p>
          </table:table-cell>
        </table:table-row>
        <table:table-row table:style-name="ro1">
          <table:table-cell office:value-type="float" office:value="144.926" calcext:value-type="float">
            <text:p>144.926</text:p>
          </table:table-cell>
          <table:table-cell office:value-type="float" office:value="100.29" calcext:value-type="float">
            <text:p>100.29</text:p>
          </table:table-cell>
          <table:table-cell office:value-type="float" office:value="330.206" calcext:value-type="float">
            <text:p>330.206</text:p>
          </table:table-cell>
          <table:table-cell office:value-type="float" office:value="86.4686" calcext:value-type="float">
            <text:p>86.4686</text:p>
          </table:table-cell>
          <table:table-cell office:value-type="float" office:value="3143" calcext:value-type="float">
            <text:p>3143</text:p>
          </table:table-cell>
          <table:table-cell office:value-type="float" office:value="2853" calcext:value-type="float">
            <text:p>2853</text:p>
          </table:table-cell>
          <table:table-cell table:formula="of:=(([.A55]-[.C55])^2 + ([.B55]-[.D55])^2)^0.5" office:value-type="float" office:value="185.794804819618" calcext:value-type="float">
            <text:p>185.7948048196</text:p>
          </table:table-cell>
          <table:table-cell table:formula="of:=[.E55]+[.F55]" office:value-type="float" office:value="5996" calcext:value-type="float">
            <text:p>5996</text:p>
          </table:table-cell>
          <table:table-cell table:formula="of:=SQRT([.H55])" office:value-type="float" office:value="77.4338427304238" calcext:value-type="float">
            <text:p>77.4338427304</text:p>
          </table:table-cell>
          <table:table-cell table:formula="of:=[.G55]/[.I55]" office:value-type="float" office:value="2.39940054978854" calcext:value-type="float">
            <text:p>2.3994005498</text:p>
          </table:table-cell>
        </table:table-row>
        <table:table-row table:style-name="ro1">
          <table:table-cell office:value-type="float" office:value="144.851" calcext:value-type="float">
            <text:p>144.851</text:p>
          </table:table-cell>
          <table:table-cell office:value-type="float" office:value="100.284" calcext:value-type="float">
            <text:p>100.284</text:p>
          </table:table-cell>
          <table:table-cell office:value-type="float" office:value="330.221" calcext:value-type="float">
            <text:p>330.221</text:p>
          </table:table-cell>
          <table:table-cell office:value-type="float" office:value="86.6521" calcext:value-type="float">
            <text:p>86.6521</text:p>
          </table:table-cell>
          <table:table-cell office:value-type="float" office:value="3149" calcext:value-type="float">
            <text:p>3149</text:p>
          </table:table-cell>
          <table:table-cell office:value-type="float" office:value="2846" calcext:value-type="float">
            <text:p>2846</text:p>
          </table:table-cell>
          <table:table-cell table:formula="of:=(([.A56]-[.C56])^2 + ([.B56]-[.D56])^2)^0.5" office:value-type="float" office:value="185.870561406614" calcext:value-type="float">
            <text:p>185.8705614066</text:p>
          </table:table-cell>
          <table:table-cell table:formula="of:=[.E56]+[.F56]" office:value-type="float" office:value="5995" calcext:value-type="float">
            <text:p>5995</text:p>
          </table:table-cell>
          <table:table-cell table:formula="of:=SQRT([.H56])" office:value-type="float" office:value="77.4273853361974" calcext:value-type="float">
            <text:p>77.4273853362</text:p>
          </table:table-cell>
          <table:table-cell table:formula="of:=[.G56]/[.I56]" office:value-type="float" office:value="2.400579079347" calcext:value-type="float">
            <text:p>2.4005790793</text:p>
          </table:table-cell>
        </table:table-row>
        <table:table-row table:style-name="ro1">
          <table:table-cell office:value-type="float" office:value="144.684" calcext:value-type="float">
            <text:p>144.684</text:p>
          </table:table-cell>
          <table:table-cell office:value-type="float" office:value="100.673" calcext:value-type="float">
            <text:p>100.673</text:p>
          </table:table-cell>
          <table:table-cell office:value-type="float" office:value="329.864" calcext:value-type="float">
            <text:p>329.864</text:p>
          </table:table-cell>
          <table:table-cell office:value-type="float" office:value="86.6999" calcext:value-type="float">
            <text:p>86.6999</text:p>
          </table:table-cell>
          <table:table-cell office:value-type="float" office:value="3143" calcext:value-type="float">
            <text:p>3143</text:p>
          </table:table-cell>
          <table:table-cell office:value-type="float" office:value="2849" calcext:value-type="float">
            <text:p>2849</text:p>
          </table:table-cell>
          <table:table-cell table:formula="of:=(([.A57]-[.C57])^2 + ([.B57]-[.D57])^2)^0.5" office:value-type="float" office:value="185.706434793224" calcext:value-type="float">
            <text:p>185.7064347932</text:p>
          </table:table-cell>
          <table:table-cell table:formula="of:=[.E57]+[.F57]" office:value-type="float" office:value="5992" calcext:value-type="float">
            <text:p>5992</text:p>
          </table:table-cell>
          <table:table-cell table:formula="of:=SQRT([.H57])" office:value-type="float" office:value="77.4080099214545" calcext:value-type="float">
            <text:p>77.4080099215</text:p>
          </table:table-cell>
          <table:table-cell table:formula="of:=[.G57]/[.I57]" office:value-type="float" office:value="2.3990596707196" calcext:value-type="float">
            <text:p>2.3990596707</text:p>
          </table:table-cell>
        </table:table-row>
        <table:table-row table:style-name="ro1">
          <table:table-cell office:value-type="float" office:value="144.499" calcext:value-type="float">
            <text:p>144.499</text:p>
          </table:table-cell>
          <table:table-cell office:value-type="float" office:value="100.834" calcext:value-type="float">
            <text:p>100.834</text:p>
          </table:table-cell>
          <table:table-cell office:value-type="float" office:value="329.481" calcext:value-type="float">
            <text:p>329.481</text:p>
          </table:table-cell>
          <table:table-cell office:value-type="float" office:value="86.7609" calcext:value-type="float">
            <text:p>86.7609</text:p>
          </table:table-cell>
          <table:table-cell office:value-type="float" office:value="3141" calcext:value-type="float">
            <text:p>3141</text:p>
          </table:table-cell>
          <table:table-cell office:value-type="float" office:value="2852" calcext:value-type="float">
            <text:p>2852</text:p>
          </table:table-cell>
          <table:table-cell table:formula="of:=(([.A58]-[.C58])^2 + ([.B58]-[.D58])^2)^0.5" office:value-type="float" office:value="185.516555777672" calcext:value-type="float">
            <text:p>185.5165557777</text:p>
          </table:table-cell>
          <table:table-cell table:formula="of:=[.E58]+[.F58]" office:value-type="float" office:value="5993" calcext:value-type="float">
            <text:p>5993</text:p>
          </table:table-cell>
          <table:table-cell table:formula="of:=SQRT([.H58])" office:value-type="float" office:value="77.4144689318476" calcext:value-type="float">
            <text:p>77.4144689318</text:p>
          </table:table-cell>
          <table:table-cell table:formula="of:=[.G58]/[.I58]" office:value-type="float" office:value="2.39640674847221" calcext:value-type="float">
            <text:p>2.3964067485</text:p>
          </table:table-cell>
        </table:table-row>
        <table:table-row table:style-name="ro1">
          <table:table-cell office:value-type="float" office:value="144.202" calcext:value-type="float">
            <text:p>144.202</text:p>
          </table:table-cell>
          <table:table-cell office:value-type="float" office:value="101.094" calcext:value-type="float">
            <text:p>101.094</text:p>
          </table:table-cell>
          <table:table-cell office:value-type="float" office:value="328.975" calcext:value-type="float">
            <text:p>328.975</text:p>
          </table:table-cell>
          <table:table-cell office:value-type="float" office:value="87.0405" calcext:value-type="float">
            <text:p>87.0405</text:p>
          </table:table-cell>
          <table:table-cell office:value-type="float" office:value="3145" calcext:value-type="float">
            <text:p>3145</text:p>
          </table:table-cell>
          <table:table-cell office:value-type="float" office:value="2841" calcext:value-type="float">
            <text:p>2841</text:p>
          </table:table-cell>
          <table:table-cell table:formula="of:=(([.A59]-[.C59])^2 + ([.B59]-[.D59])^2)^0.5" office:value-type="float" office:value="185.306671200068" calcext:value-type="float">
            <text:p>185.3066712001</text:p>
          </table:table-cell>
          <table:table-cell table:formula="of:=[.E59]+[.F59]" office:value-type="float" office:value="5986" calcext:value-type="float">
            <text:p>5986</text:p>
          </table:table-cell>
          <table:table-cell table:formula="of:=SQRT([.H59])" office:value-type="float" office:value="77.3692445355388" calcext:value-type="float">
            <text:p>77.3692445355</text:p>
          </table:table-cell>
          <table:table-cell table:formula="of:=[.G59]/[.I59]" office:value-type="float" office:value="2.3950947474348" calcext:value-type="float">
            <text:p>2.3950947474</text:p>
          </table:table-cell>
        </table:table-row>
        <table:table-row table:style-name="ro1">
          <table:table-cell office:value-type="float" office:value="143.607" calcext:value-type="float">
            <text:p>143.607</text:p>
          </table:table-cell>
          <table:table-cell office:value-type="float" office:value="101.523" calcext:value-type="float">
            <text:p>101.523</text:p>
          </table:table-cell>
          <table:table-cell office:value-type="float" office:value="328.346" calcext:value-type="float">
            <text:p>328.346</text:p>
          </table:table-cell>
          <table:table-cell office:value-type="float" office:value="87.4988" calcext:value-type="float">
            <text:p>87.4988</text:p>
          </table:table-cell>
          <table:table-cell office:value-type="float" office:value="3131" calcext:value-type="float">
            <text:p>3131</text:p>
          </table:table-cell>
          <table:table-cell office:value-type="float" office:value="2857" calcext:value-type="float">
            <text:p>2857</text:p>
          </table:table-cell>
          <table:table-cell table:formula="of:=(([.A60]-[.C60])^2 + ([.B60]-[.D60])^2)^0.5" office:value-type="float" office:value="185.270548945697" calcext:value-type="float">
            <text:p>185.2705489457</text:p>
          </table:table-cell>
          <table:table-cell table:formula="of:=[.E60]+[.F60]" office:value-type="float" office:value="5988" calcext:value-type="float">
            <text:p>5988</text:p>
          </table:table-cell>
          <table:table-cell table:formula="of:=SQRT([.H60])" office:value-type="float" office:value="77.3821684886124" calcext:value-type="float">
            <text:p>77.3821684886</text:p>
          </table:table-cell>
          <table:table-cell table:formula="of:=[.G60]/[.I60]" office:value-type="float" office:value="2.39422792827215" calcext:value-type="float">
            <text:p>2.3942279283</text:p>
          </table:table-cell>
        </table:table-row>
        <table:table-row table:style-name="ro1">
          <table:table-cell office:value-type="float" office:value="143.158" calcext:value-type="float">
            <text:p>143.158</text:p>
          </table:table-cell>
          <table:table-cell office:value-type="float" office:value="101.918" calcext:value-type="float">
            <text:p>101.918</text:p>
          </table:table-cell>
          <table:table-cell office:value-type="float" office:value="327.616" calcext:value-type="float">
            <text:p>327.616</text:p>
          </table:table-cell>
          <table:table-cell office:value-type="float" office:value="87.8288" calcext:value-type="float">
            <text:p>87.8288</text:p>
          </table:table-cell>
          <table:table-cell office:value-type="float" office:value="3120" calcext:value-type="float">
            <text:p>3120</text:p>
          </table:table-cell>
          <table:table-cell office:value-type="float" office:value="2851" calcext:value-type="float">
            <text:p>2851</text:p>
          </table:table-cell>
          <table:table-cell table:formula="of:=(([.A61]-[.C61])^2 + ([.B61]-[.D61])^2)^0.5" office:value-type="float" office:value="184.99529540137" calcext:value-type="float">
            <text:p>184.9952954014</text:p>
          </table:table-cell>
          <table:table-cell table:formula="of:=[.E61]+[.F61]" office:value-type="float" office:value="5971" calcext:value-type="float">
            <text:p>5971</text:p>
          </table:table-cell>
          <table:table-cell table:formula="of:=SQRT([.H61])" office:value-type="float" office:value="77.272245987806" calcext:value-type="float">
            <text:p>77.2722459878</text:p>
          </table:table-cell>
          <table:table-cell table:formula="of:=[.G61]/[.I61]" office:value-type="float" office:value="2.39407167523722" calcext:value-type="float">
            <text:p>2.3940716752</text:p>
          </table:table-cell>
        </table:table-row>
        <table:table-row table:style-name="ro1">
          <table:table-cell office:value-type="float" office:value="142.878" calcext:value-type="float">
            <text:p>142.878</text:p>
          </table:table-cell>
          <table:table-cell office:value-type="float" office:value="102.524" calcext:value-type="float">
            <text:p>102.524</text:p>
          </table:table-cell>
          <table:table-cell office:value-type="float" office:value="327.023" calcext:value-type="float">
            <text:p>327.023</text:p>
          </table:table-cell>
          <table:table-cell office:value-type="float" office:value="88.4688" calcext:value-type="float">
            <text:p>88.4688</text:p>
          </table:table-cell>
          <table:table-cell office:value-type="float" office:value="3112" calcext:value-type="float">
            <text:p>3112</text:p>
          </table:table-cell>
          <table:table-cell office:value-type="float" office:value="2822" calcext:value-type="float">
            <text:p>2822</text:p>
          </table:table-cell>
          <table:table-cell table:formula="of:=(([.A62]-[.C62])^2 + ([.B62]-[.D62])^2)^0.5" office:value-type="float" office:value="184.680615312057" calcext:value-type="float">
            <text:p>184.6806153121</text:p>
          </table:table-cell>
          <table:table-cell table:formula="of:=[.E62]+[.F62]" office:value-type="float" office:value="5934" calcext:value-type="float">
            <text:p>5934</text:p>
          </table:table-cell>
          <table:table-cell table:formula="of:=SQRT([.H62])" office:value-type="float" office:value="77.032460690283" calcext:value-type="float">
            <text:p>77.0324606903</text:p>
          </table:table-cell>
          <table:table-cell table:formula="of:=[.G62]/[.I62]" office:value-type="float" office:value="2.3974388674222" calcext:value-type="float">
            <text:p>2.3974388674</text:p>
          </table:table-cell>
        </table:table-row>
        <table:table-row table:style-name="ro1">
          <table:table-cell office:value-type="float" office:value="142.438" calcext:value-type="float">
            <text:p>142.438</text:p>
          </table:table-cell>
          <table:table-cell office:value-type="float" office:value="103.078" calcext:value-type="float">
            <text:p>103.078</text:p>
          </table:table-cell>
          <table:table-cell office:value-type="float" office:value="326.282" calcext:value-type="float">
            <text:p>326.282</text:p>
          </table:table-cell>
          <table:table-cell office:value-type="float" office:value="89.0465" calcext:value-type="float">
            <text:p>89.0465</text:p>
          </table:table-cell>
          <table:table-cell office:value-type="float" office:value="3095" calcext:value-type="float">
            <text:p>3095</text:p>
          </table:table-cell>
          <table:table-cell office:value-type="float" office:value="2817" calcext:value-type="float">
            <text:p>2817</text:p>
          </table:table-cell>
          <table:table-cell table:formula="of:=(([.A63]-[.C63])^2 + ([.B63]-[.D63])^2)^0.5" office:value-type="float" office:value="184.378684582166" calcext:value-type="float">
            <text:p>184.3786845822</text:p>
          </table:table-cell>
          <table:table-cell table:formula="of:=[.E63]+[.F63]" office:value-type="float" office:value="5912" calcext:value-type="float">
            <text:p>5912</text:p>
          </table:table-cell>
          <table:table-cell table:formula="of:=SQRT([.H63])" office:value-type="float" office:value="76.8895311469643" calcext:value-type="float">
            <text:p>76.889531147</text:p>
          </table:table-cell>
          <table:table-cell table:formula="of:=[.G63]/[.I63]" office:value-type="float" office:value="2.39796864191759" calcext:value-type="float">
            <text:p>2.3979686419</text:p>
          </table:table-cell>
        </table:table-row>
        <table:table-row table:style-name="ro1">
          <table:table-cell office:value-type="float" office:value="142.174" calcext:value-type="float">
            <text:p>142.174</text:p>
          </table:table-cell>
          <table:table-cell office:value-type="float" office:value="103.823" calcext:value-type="float">
            <text:p>103.823</text:p>
          </table:table-cell>
          <table:table-cell office:value-type="float" office:value="325.522" calcext:value-type="float">
            <text:p>325.522</text:p>
          </table:table-cell>
          <table:table-cell office:value-type="float" office:value="89.9232" calcext:value-type="float">
            <text:p>89.9232</text:p>
          </table:table-cell>
          <table:table-cell office:value-type="float" office:value="3070" calcext:value-type="float">
            <text:p>3070</text:p>
          </table:table-cell>
          <table:table-cell office:value-type="float" office:value="2786" calcext:value-type="float">
            <text:p>2786</text:p>
          </table:table-cell>
          <table:table-cell table:formula="of:=(([.A64]-[.C64])^2 + ([.B64]-[.D64])^2)^0.5" office:value-type="float" office:value="183.874124182931" calcext:value-type="float">
            <text:p>183.8741241829</text:p>
          </table:table-cell>
          <table:table-cell table:formula="of:=[.E64]+[.F64]" office:value-type="float" office:value="5856" calcext:value-type="float">
            <text:p>5856</text:p>
          </table:table-cell>
          <table:table-cell table:formula="of:=SQRT([.H64])" office:value-type="float" office:value="76.524505878836" calcext:value-type="float">
            <text:p>76.5245058788</text:p>
          </table:table-cell>
          <table:table-cell table:formula="of:=[.G64]/[.I64]" office:value-type="float" office:value="2.40281360946081" calcext:value-type="float">
            <text:p>2.4028136095</text:p>
          </table:table-cell>
        </table:table-row>
        <table:table-row table:style-name="ro1">
          <table:table-cell office:value-type="float" office:value="141.996" calcext:value-type="float">
            <text:p>141.996</text:p>
          </table:table-cell>
          <table:table-cell office:value-type="float" office:value="104.545" calcext:value-type="float">
            <text:p>104.545</text:p>
          </table:table-cell>
          <table:table-cell office:value-type="float" office:value="324.641" calcext:value-type="float">
            <text:p>324.641</text:p>
          </table:table-cell>
          <table:table-cell office:value-type="float" office:value="90.8297" calcext:value-type="float">
            <text:p>90.8297</text:p>
          </table:table-cell>
          <table:table-cell office:value-type="float" office:value="3058" calcext:value-type="float">
            <text:p>3058</text:p>
          </table:table-cell>
          <table:table-cell office:value-type="float" office:value="2789" calcext:value-type="float">
            <text:p>2789</text:p>
          </table:table-cell>
          <table:table-cell table:formula="of:=(([.A65]-[.C65])^2 + ([.B65]-[.D65])^2)^0.5" office:value-type="float" office:value="183.159235309307" calcext:value-type="float">
            <text:p>183.1592353093</text:p>
          </table:table-cell>
          <table:table-cell table:formula="of:=[.E65]+[.F65]" office:value-type="float" office:value="5847" calcext:value-type="float">
            <text:p>5847</text:p>
          </table:table-cell>
          <table:table-cell table:formula="of:=SQRT([.H65])" office:value-type="float" office:value="76.4656785754236" calcext:value-type="float">
            <text:p>76.4656785754</text:p>
          </table:table-cell>
          <table:table-cell table:formula="of:=[.G65]/[.I65]" office:value-type="float" office:value="2.3953130178351" calcext:value-type="float">
            <text:p>2.3953130178</text:p>
          </table:table-cell>
        </table:table-row>
        <table:table-row table:style-name="ro1">
          <table:table-cell office:value-type="float" office:value="142.029" calcext:value-type="float">
            <text:p>142.029</text:p>
          </table:table-cell>
          <table:table-cell office:value-type="float" office:value="105.419" calcext:value-type="float">
            <text:p>105.419</text:p>
          </table:table-cell>
          <table:table-cell office:value-type="float" office:value="324.226" calcext:value-type="float">
            <text:p>324.226</text:p>
          </table:table-cell>
          <table:table-cell office:value-type="float" office:value="91.8322" calcext:value-type="float">
            <text:p>91.8322</text:p>
          </table:table-cell>
          <table:table-cell office:value-type="float" office:value="3043" calcext:value-type="float">
            <text:p>3043</text:p>
          </table:table-cell>
          <table:table-cell office:value-type="float" office:value="2753" calcext:value-type="float">
            <text:p>2753</text:p>
          </table:table-cell>
          <table:table-cell table:formula="of:=(([.A66]-[.C66])^2 + ([.B66]-[.D66])^2)^0.5" office:value-type="float" office:value="182.702895278756" calcext:value-type="float">
            <text:p>182.7028952788</text:p>
          </table:table-cell>
          <table:table-cell table:formula="of:=[.E66]+[.F66]" office:value-type="float" office:value="5796" calcext:value-type="float">
            <text:p>5796</text:p>
          </table:table-cell>
          <table:table-cell table:formula="of:=SQRT([.H66])" office:value-type="float" office:value="76.1314652426971" calcext:value-type="float">
            <text:p>76.1314652427</text:p>
          </table:table-cell>
          <table:table-cell table:formula="of:=[.G66]/[.I66]" office:value-type="float" office:value="2.39983421698667" calcext:value-type="float">
            <text:p>2.399834217</text:p>
          </table:table-cell>
        </table:table-row>
        <table:table-row table:style-name="ro1">
          <table:table-cell office:value-type="float" office:value="142.449" calcext:value-type="float">
            <text:p>142.449</text:p>
          </table:table-cell>
          <table:table-cell office:value-type="float" office:value="106.179" calcext:value-type="float">
            <text:p>106.179</text:p>
          </table:table-cell>
          <table:table-cell office:value-type="float" office:value="323.968" calcext:value-type="float">
            <text:p>323.968</text:p>
          </table:table-cell>
          <table:table-cell office:value-type="float" office:value="92.8471" calcext:value-type="float">
            <text:p>92.8471</text:p>
          </table:table-cell>
          <table:table-cell office:value-type="float" office:value="3026" calcext:value-type="float">
            <text:p>3026</text:p>
          </table:table-cell>
          <table:table-cell office:value-type="float" office:value="2728" calcext:value-type="float">
            <text:p>2728</text:p>
          </table:table-cell>
          <table:table-cell table:formula="of:=(([.A67]-[.C67])^2 + ([.B67]-[.D67])^2)^0.5" office:value-type="float" office:value="182.007930922282" calcext:value-type="float">
            <text:p>182.0079309223</text:p>
          </table:table-cell>
          <table:table-cell table:formula="of:=[.E67]+[.F67]" office:value-type="float" office:value="5754" calcext:value-type="float">
            <text:p>5754</text:p>
          </table:table-cell>
          <table:table-cell table:formula="of:=SQRT([.H67])" office:value-type="float" office:value="75.8551250740515" calcext:value-type="float">
            <text:p>75.8551250741</text:p>
          </table:table-cell>
          <table:table-cell table:formula="of:=[.G67]/[.I67]" office:value-type="float" office:value="2.39941507900226" calcext:value-type="float">
            <text:p>2.399415079</text:p>
          </table:table-cell>
        </table:table-row>
        <table:table-row table:style-name="ro1">
          <table:table-cell office:value-type="float" office:value="143.01" calcext:value-type="float">
            <text:p>143.01</text:p>
          </table:table-cell>
          <table:table-cell office:value-type="float" office:value="107.053" calcext:value-type="float">
            <text:p>107.053</text:p>
          </table:table-cell>
          <table:table-cell office:value-type="float" office:value="323.794" calcext:value-type="float">
            <text:p>323.794</text:p>
          </table:table-cell>
          <table:table-cell office:value-type="float" office:value="93.874" calcext:value-type="float">
            <text:p>93.874</text:p>
          </table:table-cell>
          <table:table-cell office:value-type="float" office:value="3025" calcext:value-type="float">
            <text:p>3025</text:p>
          </table:table-cell>
          <table:table-cell office:value-type="float" office:value="2714" calcext:value-type="float">
            <text:p>2714</text:p>
          </table:table-cell>
          <table:table-cell table:formula="of:=(([.A68]-[.C68])^2 + ([.B68]-[.D68])^2)^0.5" office:value-type="float" office:value="181.263732437021" calcext:value-type="float">
            <text:p>181.263732437</text:p>
          </table:table-cell>
          <table:table-cell table:formula="of:=[.E68]+[.F68]" office:value-type="float" office:value="5739" calcext:value-type="float">
            <text:p>5739</text:p>
          </table:table-cell>
          <table:table-cell table:formula="of:=SQRT([.H68])" office:value-type="float" office:value="75.7561878660747" calcext:value-type="float">
            <text:p>75.7561878661</text:p>
          </table:table-cell>
          <table:table-cell table:formula="of:=[.G68]/[.I68]" office:value-type="float" office:value="2.3927251032941" calcext:value-type="float">
            <text:p>2.3927251033</text:p>
          </table:table-cell>
        </table:table-row>
        <table:table-row table:style-name="ro1">
          <table:table-cell office:value-type="float" office:value="143.681" calcext:value-type="float">
            <text:p>143.681</text:p>
          </table:table-cell>
          <table:table-cell office:value-type="float" office:value="107.896" calcext:value-type="float">
            <text:p>107.896</text:p>
          </table:table-cell>
          <table:table-cell office:value-type="float" office:value="323.507" calcext:value-type="float">
            <text:p>323.507</text:p>
          </table:table-cell>
          <table:table-cell office:value-type="float" office:value="94.7146" calcext:value-type="float">
            <text:p>94.7146</text:p>
          </table:table-cell>
          <table:table-cell office:value-type="float" office:value="2992" calcext:value-type="float">
            <text:p>2992</text:p>
          </table:table-cell>
          <table:table-cell office:value-type="float" office:value="2719" calcext:value-type="float">
            <text:p>2719</text:p>
          </table:table-cell>
          <table:table-cell table:formula="of:=(([.A69]-[.C69])^2 + ([.B69]-[.D69])^2)^0.5" office:value-type="float" office:value="180.308456767729" calcext:value-type="float">
            <text:p>180.3084567677</text:p>
          </table:table-cell>
          <table:table-cell table:formula="of:=[.E69]+[.F69]" office:value-type="float" office:value="5711" calcext:value-type="float">
            <text:p>5711</text:p>
          </table:table-cell>
          <table:table-cell table:formula="of:=SQRT([.H69])" office:value-type="float" office:value="75.5711585196363" calcext:value-type="float">
            <text:p>75.5711585196</text:p>
          </table:table-cell>
          <table:table-cell table:formula="of:=[.G69]/[.I69]" office:value-type="float" office:value="2.38594273661794" calcext:value-type="float">
            <text:p>2.3859427366</text:p>
          </table:table-cell>
        </table:table-row>
        <table:table-row table:style-name="ro1">
          <table:table-cell office:value-type="float" office:value="144.29" calcext:value-type="float">
            <text:p>144.29</text:p>
          </table:table-cell>
          <table:table-cell office:value-type="float" office:value="108.84" calcext:value-type="float">
            <text:p>108.84</text:p>
          </table:table-cell>
          <table:table-cell office:value-type="float" office:value="323.489" calcext:value-type="float">
            <text:p>323.489</text:p>
          </table:table-cell>
          <table:table-cell office:value-type="float" office:value="95.6889" calcext:value-type="float">
            <text:p>95.6889</text:p>
          </table:table-cell>
          <table:table-cell office:value-type="float" office:value="2970" calcext:value-type="float">
            <text:p>2970</text:p>
          </table:table-cell>
          <table:table-cell office:value-type="float" office:value="2710" calcext:value-type="float">
            <text:p>2710</text:p>
          </table:table-cell>
          <table:table-cell table:formula="of:=(([.A70]-[.C70])^2 + ([.B70]-[.D70])^2)^0.5" office:value-type="float" office:value="179.680920056109" calcext:value-type="float">
            <text:p>179.6809200561</text:p>
          </table:table-cell>
          <table:table-cell table:formula="of:=[.E70]+[.F70]" office:value-type="float" office:value="5680" calcext:value-type="float">
            <text:p>5680</text:p>
          </table:table-cell>
          <table:table-cell table:formula="of:=SQRT([.H70])" office:value-type="float" office:value="75.3657747256671" calcext:value-type="float">
            <text:p>75.3657747257</text:p>
          </table:table-cell>
          <table:table-cell table:formula="of:=[.G70]/[.I70]" office:value-type="float" office:value="2.38411826469179" calcext:value-type="float">
            <text:p>2.3841182647</text:p>
          </table:table-cell>
        </table:table-row>
        <table:table-row table:style-name="ro1">
          <table:table-cell office:value-type="float" office:value="144.877" calcext:value-type="float">
            <text:p>144.877</text:p>
          </table:table-cell>
          <table:table-cell office:value-type="float" office:value="109.788" calcext:value-type="float">
            <text:p>109.788</text:p>
          </table:table-cell>
          <table:table-cell office:value-type="float" office:value="323.489" calcext:value-type="float">
            <text:p>323.489</text:p>
          </table:table-cell>
          <table:table-cell office:value-type="float" office:value="96.7699" calcext:value-type="float">
            <text:p>96.7699</text:p>
          </table:table-cell>
          <table:table-cell office:value-type="float" office:value="2952" calcext:value-type="float">
            <text:p>2952</text:p>
          </table:table-cell>
          <table:table-cell office:value-type="float" office:value="2651" calcext:value-type="float">
            <text:p>2651</text:p>
          </table:table-cell>
          <table:table-cell table:formula="of:=(([.A71]-[.C71])^2 + ([.B71]-[.D71])^2)^0.5" office:value-type="float" office:value="179.085782438501" calcext:value-type="float">
            <text:p>179.0857824385</text:p>
          </table:table-cell>
          <table:table-cell table:formula="of:=[.E71]+[.F71]" office:value-type="float" office:value="5603" calcext:value-type="float">
            <text:p>5603</text:p>
          </table:table-cell>
          <table:table-cell table:formula="of:=SQRT([.H71])" office:value-type="float" office:value="74.8531896447974" calcext:value-type="float">
            <text:p>74.8531896448</text:p>
          </table:table-cell>
          <table:table-cell table:formula="of:=[.G71]/[.I71]" office:value-type="float" office:value="2.3924936704544" calcext:value-type="float">
            <text:p>2.3924936705</text:p>
          </table:table-cell>
        </table:table-row>
        <table:table-row table:style-name="ro1">
          <table:table-cell office:value-type="float" office:value="145.345" calcext:value-type="float">
            <text:p>145.345</text:p>
          </table:table-cell>
          <table:table-cell office:value-type="float" office:value="110.815" calcext:value-type="float">
            <text:p>110.815</text:p>
          </table:table-cell>
          <table:table-cell office:value-type="float" office:value="323.429" calcext:value-type="float">
            <text:p>323.429</text:p>
          </table:table-cell>
          <table:table-cell office:value-type="float" office:value="97.7812" calcext:value-type="float">
            <text:p>97.7812</text:p>
          </table:table-cell>
          <table:table-cell office:value-type="float" office:value="2924" calcext:value-type="float">
            <text:p>2924</text:p>
          </table:table-cell>
          <table:table-cell office:value-type="float" office:value="2632" calcext:value-type="float">
            <text:p>2632</text:p>
          </table:table-cell>
          <table:table-cell table:formula="of:=(([.A72]-[.C72])^2 + ([.B72]-[.D72])^2)^0.5" office:value-type="float" office:value="178.560328736369" calcext:value-type="float">
            <text:p>178.5603287364</text:p>
          </table:table-cell>
          <table:table-cell table:formula="of:=[.E72]+[.F72]" office:value-type="float" office:value="5556" calcext:value-type="float">
            <text:p>5556</text:p>
          </table:table-cell>
          <table:table-cell table:formula="of:=SQRT([.H72])" office:value-type="float" office:value="74.5385806143369" calcext:value-type="float">
            <text:p>74.5385806143</text:p>
          </table:table-cell>
          <table:table-cell table:formula="of:=[.G72]/[.I72]" office:value-type="float" office:value="2.39554237905657" calcext:value-type="float">
            <text:p>2.3955423791</text:p>
          </table:table-cell>
        </table:table-row>
        <table:table-row table:style-name="ro1">
          <table:table-cell office:value-type="float" office:value="145.837" calcext:value-type="float">
            <text:p>145.837</text:p>
          </table:table-cell>
          <table:table-cell office:value-type="float" office:value="111.768" calcext:value-type="float">
            <text:p>111.768</text:p>
          </table:table-cell>
          <table:table-cell office:value-type="float" office:value="323.043" calcext:value-type="float">
            <text:p>323.043</text:p>
          </table:table-cell>
          <table:table-cell office:value-type="float" office:value="98.8317" calcext:value-type="float">
            <text:p>98.8317</text:p>
          </table:table-cell>
          <table:table-cell office:value-type="float" office:value="2911" calcext:value-type="float">
            <text:p>2911</text:p>
          </table:table-cell>
          <table:table-cell office:value-type="float" office:value="2614" calcext:value-type="float">
            <text:p>2614</text:p>
          </table:table-cell>
          <table:table-cell table:formula="of:=(([.A73]-[.C73])^2 + ([.B73]-[.D73])^2)^0.5" office:value-type="float" office:value="177.677557090619" calcext:value-type="float">
            <text:p>177.6775570906</text:p>
          </table:table-cell>
          <table:table-cell table:formula="of:=[.E73]+[.F73]" office:value-type="float" office:value="5525" calcext:value-type="float">
            <text:p>5525</text:p>
          </table:table-cell>
          <table:table-cell table:formula="of:=SQRT([.H73])" office:value-type="float" office:value="74.3303437365925" calcext:value-type="float">
            <text:p>74.3303437366</text:p>
          </table:table-cell>
          <table:table-cell table:formula="of:=[.G73]/[.I73]" office:value-type="float" office:value="2.39037717517171" calcext:value-type="float">
            <text:p>2.3903771752</text:p>
          </table:table-cell>
        </table:table-row>
        <table:table-row table:style-name="ro1">
          <table:table-cell office:value-type="float" office:value="146.242" calcext:value-type="float">
            <text:p>146.242</text:p>
          </table:table-cell>
          <table:table-cell office:value-type="float" office:value="112.821" calcext:value-type="float">
            <text:p>112.821</text:p>
          </table:table-cell>
          <table:table-cell office:value-type="float" office:value="322.559" calcext:value-type="float">
            <text:p>322.559</text:p>
          </table:table-cell>
          <table:table-cell office:value-type="float" office:value="100.13" calcext:value-type="float">
            <text:p>100.13</text:p>
          </table:table-cell>
          <table:table-cell office:value-type="float" office:value="2899" calcext:value-type="float">
            <text:p>2899</text:p>
          </table:table-cell>
          <table:table-cell office:value-type="float" office:value="2610" calcext:value-type="float">
            <text:p>2610</text:p>
          </table:table-cell>
          <table:table-cell table:formula="of:=(([.A74]-[.C74])^2 + ([.B74]-[.D74])^2)^0.5" office:value-type="float" office:value="176.773148328585" calcext:value-type="float">
            <text:p>176.7731483286</text:p>
          </table:table-cell>
          <table:table-cell table:formula="of:=[.E74]+[.F74]" office:value-type="float" office:value="5509" calcext:value-type="float">
            <text:p>5509</text:p>
          </table:table-cell>
          <table:table-cell table:formula="of:=SQRT([.H74])" office:value-type="float" office:value="74.222638056054" calcext:value-type="float">
            <text:p>74.2226380561</text:p>
          </table:table-cell>
          <table:table-cell table:formula="of:=[.G74]/[.I74]" office:value-type="float" office:value="2.38166081075" calcext:value-type="float">
            <text:p>2.3816608108</text:p>
          </table:table-cell>
        </table:table-row>
        <table:table-row table:style-name="ro1">
          <table:table-cell office:value-type="float" office:value="146.586" calcext:value-type="float">
            <text:p>146.586</text:p>
          </table:table-cell>
          <table:table-cell office:value-type="float" office:value="113.887" calcext:value-type="float">
            <text:p>113.887</text:p>
          </table:table-cell>
          <table:table-cell office:value-type="float" office:value="322.129" calcext:value-type="float">
            <text:p>322.129</text:p>
          </table:table-cell>
          <table:table-cell office:value-type="float" office:value="101.395" calcext:value-type="float">
            <text:p>101.395</text:p>
          </table:table-cell>
          <table:table-cell office:value-type="float" office:value="2855" calcext:value-type="float">
            <text:p>2855</text:p>
          </table:table-cell>
          <table:table-cell office:value-type="float" office:value="2582" calcext:value-type="float">
            <text:p>2582</text:p>
          </table:table-cell>
          <table:table-cell table:formula="of:=(([.A75]-[.C75])^2 + ([.B75]-[.D75])^2)^0.5" office:value-type="float" office:value="175.986916880204" calcext:value-type="float">
            <text:p>175.9869168802</text:p>
          </table:table-cell>
          <table:table-cell table:formula="of:=[.E75]+[.F75]" office:value-type="float" office:value="5437" calcext:value-type="float">
            <text:p>5437</text:p>
          </table:table-cell>
          <table:table-cell table:formula="of:=SQRT([.H75])" office:value-type="float" office:value="73.7360156233031" calcext:value-type="float">
            <text:p>73.7360156233</text:p>
          </table:table-cell>
          <table:table-cell table:formula="of:=[.G75]/[.I75]" office:value-type="float" office:value="2.38671584560892" calcext:value-type="float">
            <text:p>2.3867158456</text:p>
          </table:table-cell>
        </table:table-row>
        <table:table-row table:style-name="ro1">
          <table:table-cell office:value-type="float" office:value="146.73" calcext:value-type="float">
            <text:p>146.73</text:p>
          </table:table-cell>
          <table:table-cell office:value-type="float" office:value="115.163" calcext:value-type="float">
            <text:p>115.163</text:p>
          </table:table-cell>
          <table:table-cell office:value-type="float" office:value="321.453" calcext:value-type="float">
            <text:p>321.453</text:p>
          </table:table-cell>
          <table:table-cell office:value-type="float" office:value="102.808" calcext:value-type="float">
            <text:p>102.808</text:p>
          </table:table-cell>
          <table:table-cell office:value-type="float" office:value="2842" calcext:value-type="float">
            <text:p>2842</text:p>
          </table:table-cell>
          <table:table-cell office:value-type="float" office:value="2539" calcext:value-type="float">
            <text:p>2539</text:p>
          </table:table-cell>
          <table:table-cell table:formula="of:=(([.A76]-[.C76])^2 + ([.B76]-[.D76])^2)^0.5" office:value-type="float" office:value="175.159278241262" calcext:value-type="float">
            <text:p>175.1592782413</text:p>
          </table:table-cell>
          <table:table-cell table:formula="of:=[.E76]+[.F76]" office:value-type="float" office:value="5381" calcext:value-type="float">
            <text:p>5381</text:p>
          </table:table-cell>
          <table:table-cell table:formula="of:=SQRT([.H76])" office:value-type="float" office:value="73.3552997403732" calcext:value-type="float">
            <text:p>73.3552997404</text:p>
          </table:table-cell>
          <table:table-cell table:formula="of:=[.G76]/[.I76]" office:value-type="float" office:value="2.38782036009947" calcext:value-type="float">
            <text:p>2.3878203601</text:p>
          </table:table-cell>
        </table:table-row>
        <table:table-row table:style-name="ro1">
          <table:table-cell office:value-type="float" office:value="146.757" calcext:value-type="float">
            <text:p>146.757</text:p>
          </table:table-cell>
          <table:table-cell office:value-type="float" office:value="116.48" calcext:value-type="float">
            <text:p>116.48</text:p>
          </table:table-cell>
          <table:table-cell office:value-type="float" office:value="320.483" calcext:value-type="float">
            <text:p>320.483</text:p>
          </table:table-cell>
          <table:table-cell office:value-type="float" office:value="104.045" calcext:value-type="float">
            <text:p>104.045</text:p>
          </table:table-cell>
          <table:table-cell office:value-type="float" office:value="2812" calcext:value-type="float">
            <text:p>2812</text:p>
          </table:table-cell>
          <table:table-cell office:value-type="float" office:value="2533" calcext:value-type="float">
            <text:p>2533</text:p>
          </table:table-cell>
          <table:table-cell table:formula="of:=(([.A77]-[.C77])^2 + ([.B77]-[.D77])^2)^0.5" office:value-type="float" office:value="174.170469084171" calcext:value-type="float">
            <text:p>174.1704690842</text:p>
          </table:table-cell>
          <table:table-cell table:formula="of:=[.E77]+[.F77]" office:value-type="float" office:value="5345" calcext:value-type="float">
            <text:p>5345</text:p>
          </table:table-cell>
          <table:table-cell table:formula="of:=SQRT([.H77])" office:value-type="float" office:value="73.109506905737" calcext:value-type="float">
            <text:p>73.1095069057</text:p>
          </table:table-cell>
          <table:table-cell table:formula="of:=[.G77]/[.I77]" office:value-type="float" office:value="2.38232312671368" calcext:value-type="float">
            <text:p>2.3823231267</text:p>
          </table:table-cell>
        </table:table-row>
        <table:table-row table:style-name="ro1">
          <table:table-cell office:value-type="float" office:value="146.792" calcext:value-type="float">
            <text:p>146.792</text:p>
          </table:table-cell>
          <table:table-cell office:value-type="float" office:value="117.915" calcext:value-type="float">
            <text:p>117.915</text:p>
          </table:table-cell>
          <table:table-cell office:value-type="float" office:value="319.68" calcext:value-type="float">
            <text:p>319.68</text:p>
          </table:table-cell>
          <table:table-cell office:value-type="float" office:value="105.564" calcext:value-type="float">
            <text:p>105.564</text:p>
          </table:table-cell>
          <table:table-cell office:value-type="float" office:value="2782" calcext:value-type="float">
            <text:p>2782</text:p>
          </table:table-cell>
          <table:table-cell office:value-type="float" office:value="2510" calcext:value-type="float">
            <text:p>2510</text:p>
          </table:table-cell>
          <table:table-cell table:formula="of:=(([.A78]-[.C78])^2 + ([.B78]-[.D78])^2)^0.5" office:value-type="float" office:value="173.328612020636" calcext:value-type="float">
            <text:p>173.3286120206</text:p>
          </table:table-cell>
          <table:table-cell table:formula="of:=[.E78]+[.F78]" office:value-type="float" office:value="5292" calcext:value-type="float">
            <text:p>5292</text:p>
          </table:table-cell>
          <table:table-cell table:formula="of:=SQRT([.H78])" office:value-type="float" office:value="72.7461339178929" calcext:value-type="float">
            <text:p>72.7461339179</text:p>
          </table:table-cell>
          <table:table-cell table:formula="of:=[.G78]/[.I78]" office:value-type="float" office:value="2.38265049543757" calcext:value-type="float">
            <text:p>2.3826504954</text:p>
          </table:table-cell>
        </table:table-row>
        <table:table-row table:style-name="ro1">
          <table:table-cell office:value-type="float" office:value="146.598" calcext:value-type="float">
            <text:p>146.598</text:p>
          </table:table-cell>
          <table:table-cell office:value-type="float" office:value="119.421" calcext:value-type="float">
            <text:p>119.421</text:p>
          </table:table-cell>
          <table:table-cell office:value-type="float" office:value="318.51" calcext:value-type="float">
            <text:p>318.51</text:p>
          </table:table-cell>
          <table:table-cell office:value-type="float" office:value="106.974" calcext:value-type="float">
            <text:p>106.974</text:p>
          </table:table-cell>
          <table:table-cell office:value-type="float" office:value="2757" calcext:value-type="float">
            <text:p>2757</text:p>
          </table:table-cell>
          <table:table-cell office:value-type="float" office:value="2482" calcext:value-type="float">
            <text:p>2482</text:p>
          </table:table-cell>
          <table:table-cell table:formula="of:=(([.A79]-[.C79])^2 + ([.B79]-[.D79])^2)^0.5" office:value-type="float" office:value="172.362013080029" calcext:value-type="float">
            <text:p>172.36201308</text:p>
          </table:table-cell>
          <table:table-cell table:formula="of:=[.E79]+[.F79]" office:value-type="float" office:value="5239" calcext:value-type="float">
            <text:p>5239</text:p>
          </table:table-cell>
          <table:table-cell table:formula="of:=SQRT([.H79])" office:value-type="float" office:value="72.3809367167903" calcext:value-type="float">
            <text:p>72.3809367168</text:p>
          </table:table-cell>
          <table:table-cell table:formula="of:=[.G79]/[.I79]" office:value-type="float" office:value="2.38131780132165" calcext:value-type="float">
            <text:p>2.3813178013</text:p>
          </table:table-cell>
        </table:table-row>
        <table:table-row table:style-name="ro1">
          <table:table-cell office:value-type="float" office:value="146.458" calcext:value-type="float">
            <text:p>146.458</text:p>
          </table:table-cell>
          <table:table-cell office:value-type="float" office:value="121.131" calcext:value-type="float">
            <text:p>121.131</text:p>
          </table:table-cell>
          <table:table-cell office:value-type="float" office:value="317.389" calcext:value-type="float">
            <text:p>317.389</text:p>
          </table:table-cell>
          <table:table-cell office:value-type="float" office:value="108.78" calcext:value-type="float">
            <text:p>108.78</text:p>
          </table:table-cell>
          <table:table-cell office:value-type="float" office:value="2723" calcext:value-type="float">
            <text:p>2723</text:p>
          </table:table-cell>
          <table:table-cell office:value-type="float" office:value="2445" calcext:value-type="float">
            <text:p>2445</text:p>
          </table:table-cell>
          <table:table-cell table:formula="of:=(([.A80]-[.C80])^2 + ([.B80]-[.D80])^2)^0.5" office:value-type="float" office:value="171.376643571987" calcext:value-type="float">
            <text:p>171.376643572</text:p>
          </table:table-cell>
          <table:table-cell table:formula="of:=[.E80]+[.F80]" office:value-type="float" office:value="5168" calcext:value-type="float">
            <text:p>5168</text:p>
          </table:table-cell>
          <table:table-cell table:formula="of:=SQRT([.H80])" office:value-type="float" office:value="71.8888030224457" calcext:value-type="float">
            <text:p>71.8888030224</text:p>
          </table:table-cell>
          <table:table-cell table:formula="of:=[.G80]/[.I80]" office:value-type="float" office:value="2.38391288165528" calcext:value-type="float">
            <text:p>2.3839128817</text:p>
          </table:table-cell>
        </table:table-row>
        <table:table-row table:style-name="ro1">
          <table:table-cell office:value-type="float" office:value="146.125" calcext:value-type="float">
            <text:p>146.125</text:p>
          </table:table-cell>
          <table:table-cell office:value-type="float" office:value="122.777" calcext:value-type="float">
            <text:p>122.777</text:p>
          </table:table-cell>
          <table:table-cell office:value-type="float" office:value="316.04" calcext:value-type="float">
            <text:p>316.04</text:p>
          </table:table-cell>
          <table:table-cell office:value-type="float" office:value="110.417" calcext:value-type="float">
            <text:p>110.417</text:p>
          </table:table-cell>
          <table:table-cell office:value-type="float" office:value="2687" calcext:value-type="float">
            <text:p>2687</text:p>
          </table:table-cell>
          <table:table-cell office:value-type="float" office:value="2425" calcext:value-type="float">
            <text:p>2425</text:p>
          </table:table-cell>
          <table:table-cell table:formula="of:=(([.A81]-[.C81])^2 + ([.B81]-[.D81])^2)^0.5" office:value-type="float" office:value="170.363954007296" calcext:value-type="float">
            <text:p>170.3639540073</text:p>
          </table:table-cell>
          <table:table-cell table:formula="of:=[.E81]+[.F81]" office:value-type="float" office:value="5112" calcext:value-type="float">
            <text:p>5112</text:p>
          </table:table-cell>
          <table:table-cell table:formula="of:=SQRT([.H81])" office:value-type="float" office:value="71.4982517268779" calcext:value-type="float">
            <text:p>71.4982517269</text:p>
          </table:table-cell>
          <table:table-cell table:formula="of:=[.G81]/[.I81]" office:value-type="float" office:value="2.38277090547729" calcext:value-type="float">
            <text:p>2.3827709055</text:p>
          </table:table-cell>
        </table:table-row>
        <table:table-row table:style-name="ro1">
          <table:table-cell office:value-type="float" office:value="146.018" calcext:value-type="float">
            <text:p>146.018</text:p>
          </table:table-cell>
          <table:table-cell office:value-type="float" office:value="124.259" calcext:value-type="float">
            <text:p>124.259</text:p>
          </table:table-cell>
          <table:table-cell office:value-type="float" office:value="314.58" calcext:value-type="float">
            <text:p>314.58</text:p>
          </table:table-cell>
          <table:table-cell office:value-type="float" office:value="111.882" calcext:value-type="float">
            <text:p>111.882</text:p>
          </table:table-cell>
          <table:table-cell office:value-type="float" office:value="2647" calcext:value-type="float">
            <text:p>2647</text:p>
          </table:table-cell>
          <table:table-cell office:value-type="float" office:value="2420" calcext:value-type="float">
            <text:p>2420</text:p>
          </table:table-cell>
          <table:table-cell table:formula="of:=(([.A82]-[.C82])^2 + ([.B82]-[.D82])^2)^0.5" office:value-type="float" office:value="169.015792081687" calcext:value-type="float">
            <text:p>169.0157920817</text:p>
          </table:table-cell>
          <table:table-cell table:formula="of:=[.E82]+[.F82]" office:value-type="float" office:value="5067" calcext:value-type="float">
            <text:p>5067</text:p>
          </table:table-cell>
          <table:table-cell table:formula="of:=SQRT([.H82])" office:value-type="float" office:value="71.182863106228" calcext:value-type="float">
            <text:p>71.1828631062</text:p>
          </table:table-cell>
          <table:table-cell table:formula="of:=[.G82]/[.I82]" office:value-type="float" office:value="2.37438878834447" calcext:value-type="float">
            <text:p>2.3743887883</text:p>
          </table:table-cell>
        </table:table-row>
        <table:table-row table:style-name="ro1">
          <table:table-cell office:value-type="float" office:value="145.866" calcext:value-type="float">
            <text:p>145.866</text:p>
          </table:table-cell>
          <table:table-cell office:value-type="float" office:value="126.26" calcext:value-type="float">
            <text:p>126.26</text:p>
          </table:table-cell>
          <table:table-cell office:value-type="float" office:value="313.569" calcext:value-type="float">
            <text:p>313.569</text:p>
          </table:table-cell>
          <table:table-cell office:value-type="float" office:value="113.758" calcext:value-type="float">
            <text:p>113.758</text:p>
          </table:table-cell>
          <table:table-cell office:value-type="float" office:value="2626" calcext:value-type="float">
            <text:p>2626</text:p>
          </table:table-cell>
          <table:table-cell office:value-type="float" office:value="2364" calcext:value-type="float">
            <text:p>2364</text:p>
          </table:table-cell>
          <table:table-cell table:formula="of:=(([.A83]-[.C83])^2 + ([.B83]-[.D83])^2)^0.5" office:value-type="float" office:value="168.168356752987" calcext:value-type="float">
            <text:p>168.168356753</text:p>
          </table:table-cell>
          <table:table-cell table:formula="of:=[.E83]+[.F83]" office:value-type="float" office:value="4990" calcext:value-type="float">
            <text:p>4990</text:p>
          </table:table-cell>
          <table:table-cell table:formula="of:=SQRT([.H83])" office:value-type="float" office:value="70.6399320497974" calcext:value-type="float">
            <text:p>70.6399320498</text:p>
          </table:table-cell>
          <table:table-cell table:formula="of:=[.G83]/[.I83]" office:value-type="float" office:value="2.38064154187517" calcext:value-type="float">
            <text:p>2.3806415419</text:p>
          </table:table-cell>
        </table:table-row>
        <table:table-row table:style-name="ro1">
          <table:table-cell office:value-type="float" office:value="145.944" calcext:value-type="float">
            <text:p>145.944</text:p>
          </table:table-cell>
          <table:table-cell office:value-type="float" office:value="127.748" calcext:value-type="float">
            <text:p>127.748</text:p>
          </table:table-cell>
          <table:table-cell office:value-type="float" office:value="312.512" calcext:value-type="float">
            <text:p>312.512</text:p>
          </table:table-cell>
          <table:table-cell office:value-type="float" office:value="115.541" calcext:value-type="float">
            <text:p>115.541</text:p>
          </table:table-cell>
          <table:table-cell office:value-type="float" office:value="2585" calcext:value-type="float">
            <text:p>2585</text:p>
          </table:table-cell>
          <table:table-cell office:value-type="float" office:value="2338" calcext:value-type="float">
            <text:p>2338</text:p>
          </table:table-cell>
          <table:table-cell table:formula="of:=(([.A84]-[.C84])^2 + ([.B84]-[.D84])^2)^0.5" office:value-type="float" office:value="167.014698374125" calcext:value-type="float">
            <text:p>167.0146983741</text:p>
          </table:table-cell>
          <table:table-cell table:formula="of:=[.E84]+[.F84]" office:value-type="float" office:value="4923" calcext:value-type="float">
            <text:p>4923</text:p>
          </table:table-cell>
          <table:table-cell table:formula="of:=SQRT([.H84])" office:value-type="float" office:value="70.164093381159" calcext:value-type="float">
            <text:p>70.1640933812</text:p>
          </table:table-cell>
          <table:table-cell table:formula="of:=[.G84]/[.I84]" office:value-type="float" office:value="2.38034428046886" calcext:value-type="float">
            <text:p>2.3803442805</text:p>
          </table:table-cell>
        </table:table-row>
        <table:table-row table:style-name="ro1">
          <table:table-cell office:value-type="float" office:value="146.079" calcext:value-type="float">
            <text:p>146.079</text:p>
          </table:table-cell>
          <table:table-cell office:value-type="float" office:value="129.378" calcext:value-type="float">
            <text:p>129.378</text:p>
          </table:table-cell>
          <table:table-cell office:value-type="float" office:value="311.423" calcext:value-type="float">
            <text:p>311.423</text:p>
          </table:table-cell>
          <table:table-cell office:value-type="float" office:value="117.084" calcext:value-type="float">
            <text:p>117.084</text:p>
          </table:table-cell>
          <table:table-cell office:value-type="float" office:value="2553" calcext:value-type="float">
            <text:p>2553</text:p>
          </table:table-cell>
          <table:table-cell office:value-type="float" office:value="2300" calcext:value-type="float">
            <text:p>2300</text:p>
          </table:table-cell>
          <table:table-cell table:formula="of:=(([.A85]-[.C85])^2 + ([.B85]-[.D85])^2)^0.5" office:value-type="float" office:value="165.800424522979" calcext:value-type="float">
            <text:p>165.800424523</text:p>
          </table:table-cell>
          <table:table-cell table:formula="of:=[.E85]+[.F85]" office:value-type="float" office:value="4853" calcext:value-type="float">
            <text:p>4853</text:p>
          </table:table-cell>
          <table:table-cell table:formula="of:=SQRT([.H85])" office:value-type="float" office:value="69.6634768009751" calcext:value-type="float">
            <text:p>69.663476801</text:p>
          </table:table-cell>
          <table:table-cell table:formula="of:=[.G85]/[.I85]" office:value-type="float" office:value="2.38001937509754" calcext:value-type="float">
            <text:p>2.3800193751</text:p>
          </table:table-cell>
        </table:table-row>
        <table:table-row table:style-name="ro1">
          <table:table-cell office:value-type="float" office:value="146.2" calcext:value-type="float">
            <text:p>146.2</text:p>
          </table:table-cell>
          <table:table-cell office:value-type="float" office:value="130.977" calcext:value-type="float">
            <text:p>130.977</text:p>
          </table:table-cell>
          <table:table-cell office:value-type="float" office:value="310.369" calcext:value-type="float">
            <text:p>310.369</text:p>
          </table:table-cell>
          <table:table-cell office:value-type="float" office:value="118.972" calcext:value-type="float">
            <text:p>118.972</text:p>
          </table:table-cell>
          <table:table-cell office:value-type="float" office:value="2529" calcext:value-type="float">
            <text:p>2529</text:p>
          </table:table-cell>
          <table:table-cell office:value-type="float" office:value="2273" calcext:value-type="float">
            <text:p>2273</text:p>
          </table:table-cell>
          <table:table-cell table:formula="of:=(([.A86]-[.C86])^2 + ([.B86]-[.D86])^2)^0.5" office:value-type="float" office:value="164.60735277016" calcext:value-type="float">
            <text:p>164.6073527702</text:p>
          </table:table-cell>
          <table:table-cell table:formula="of:=[.E86]+[.F86]" office:value-type="float" office:value="4802" calcext:value-type="float">
            <text:p>4802</text:p>
          </table:table-cell>
          <table:table-cell table:formula="of:=SQRT([.H86])" office:value-type="float" office:value="69.2964645562817" calcext:value-type="float">
            <text:p>69.2964645563</text:p>
          </table:table-cell>
          <table:table-cell table:formula="of:=[.G86]/[.I86]" office:value-type="float" office:value="2.37540766075401" calcext:value-type="float">
            <text:p>2.3754076608</text:p>
          </table:table-cell>
        </table:table-row>
        <table:table-row table:style-name="ro1">
          <table:table-cell office:value-type="float" office:value="146.452" calcext:value-type="float">
            <text:p>146.452</text:p>
          </table:table-cell>
          <table:table-cell office:value-type="float" office:value="132.564" calcext:value-type="float">
            <text:p>132.564</text:p>
          </table:table-cell>
          <table:table-cell office:value-type="float" office:value="309.557" calcext:value-type="float">
            <text:p>309.557</text:p>
          </table:table-cell>
          <table:table-cell office:value-type="float" office:value="120.47" calcext:value-type="float">
            <text:p>120.47</text:p>
          </table:table-cell>
          <table:table-cell office:value-type="float" office:value="2502" calcext:value-type="float">
            <text:p>2502</text:p>
          </table:table-cell>
          <table:table-cell office:value-type="float" office:value="2238" calcext:value-type="float">
            <text:p>2238</text:p>
          </table:table-cell>
          <table:table-cell table:formula="of:=(([.A87]-[.C87])^2 + ([.B87]-[.D87])^2)^0.5" office:value-type="float" office:value="163.552761703984" calcext:value-type="float">
            <text:p>163.552761704</text:p>
          </table:table-cell>
          <table:table-cell table:formula="of:=[.E87]+[.F87]" office:value-type="float" office:value="4740" calcext:value-type="float">
            <text:p>4740</text:p>
          </table:table-cell>
          <table:table-cell table:formula="of:=SQRT([.H87])" office:value-type="float" office:value="68.847657912234" calcext:value-type="float">
            <text:p>68.8476579122</text:p>
          </table:table-cell>
          <table:table-cell table:formula="of:=[.G87]/[.I87]" office:value-type="float" office:value="2.37557480767869" calcext:value-type="float">
            <text:p>2.3755748077</text:p>
          </table:table-cell>
        </table:table-row>
        <table:table-row table:style-name="ro1">
          <table:table-cell office:value-type="float" office:value="146.827" calcext:value-type="float">
            <text:p>146.827</text:p>
          </table:table-cell>
          <table:table-cell office:value-type="float" office:value="134.239" calcext:value-type="float">
            <text:p>134.239</text:p>
          </table:table-cell>
          <table:table-cell office:value-type="float" office:value="308.827" calcext:value-type="float">
            <text:p>308.827</text:p>
          </table:table-cell>
          <table:table-cell office:value-type="float" office:value="122.37" calcext:value-type="float">
            <text:p>122.37</text:p>
          </table:table-cell>
          <table:table-cell office:value-type="float" office:value="2462" calcext:value-type="float">
            <text:p>2462</text:p>
          </table:table-cell>
          <table:table-cell office:value-type="float" office:value="2222" calcext:value-type="float">
            <text:p>2222</text:p>
          </table:table-cell>
          <table:table-cell table:formula="of:=(([.A88]-[.C88])^2 + ([.B88]-[.D88])^2)^0.5" office:value-type="float" office:value="162.434211793575" calcext:value-type="float">
            <text:p>162.4342117936</text:p>
          </table:table-cell>
          <table:table-cell table:formula="of:=[.E88]+[.F88]" office:value-type="float" office:value="4684" calcext:value-type="float">
            <text:p>4684</text:p>
          </table:table-cell>
          <table:table-cell table:formula="of:=SQRT([.H88])" office:value-type="float" office:value="68.4397545290747" calcext:value-type="float">
            <text:p>68.4397545291</text:p>
          </table:table-cell>
          <table:table-cell table:formula="of:=[.G88]/[.I88]" office:value-type="float" office:value="2.37338974856448" calcext:value-type="float">
            <text:p>2.3733897486</text:p>
          </table:table-cell>
        </table:table-row>
        <table:table-row table:style-name="ro1">
          <table:table-cell office:value-type="float" office:value="147.276" calcext:value-type="float">
            <text:p>147.276</text:p>
          </table:table-cell>
          <table:table-cell office:value-type="float" office:value="135.881" calcext:value-type="float">
            <text:p>135.881</text:p>
          </table:table-cell>
          <table:table-cell office:value-type="float" office:value="307.956" calcext:value-type="float">
            <text:p>307.956</text:p>
          </table:table-cell>
          <table:table-cell office:value-type="float" office:value="124.137" calcext:value-type="float">
            <text:p>124.137</text:p>
          </table:table-cell>
          <table:table-cell office:value-type="float" office:value="2428" calcext:value-type="float">
            <text:p>2428</text:p>
          </table:table-cell>
          <table:table-cell office:value-type="float" office:value="2192" calcext:value-type="float">
            <text:p>2192</text:p>
          </table:table-cell>
          <table:table-cell table:formula="of:=(([.A89]-[.C89])^2 + ([.B89]-[.D89])^2)^0.5" office:value-type="float" office:value="161.108609130611" calcext:value-type="float">
            <text:p>161.1086091306</text:p>
          </table:table-cell>
          <table:table-cell table:formula="of:=[.E89]+[.F89]" office:value-type="float" office:value="4620" calcext:value-type="float">
            <text:p>4620</text:p>
          </table:table-cell>
          <table:table-cell table:formula="of:=SQRT([.H89])" office:value-type="float" office:value="67.9705818718657" calcext:value-type="float">
            <text:p>67.9705818719</text:p>
          </table:table-cell>
          <table:table-cell table:formula="of:=[.G89]/[.I89]" office:value-type="float" office:value="2.37026967687762" calcext:value-type="float">
            <text:p>2.3702696769</text:p>
          </table:table-cell>
        </table:table-row>
        <table:table-row table:style-name="ro1">
          <table:table-cell office:value-type="float" office:value="147.692" calcext:value-type="float">
            <text:p>147.692</text:p>
          </table:table-cell>
          <table:table-cell office:value-type="float" office:value="137.32" calcext:value-type="float">
            <text:p>137.32</text:p>
          </table:table-cell>
          <table:table-cell office:value-type="float" office:value="307.352" calcext:value-type="float">
            <text:p>307.352</text:p>
          </table:table-cell>
          <table:table-cell office:value-type="float" office:value="125.986" calcext:value-type="float">
            <text:p>125.986</text:p>
          </table:table-cell>
          <table:table-cell office:value-type="float" office:value="2398" calcext:value-type="float">
            <text:p>2398</text:p>
          </table:table-cell>
          <table:table-cell office:value-type="float" office:value="2154" calcext:value-type="float">
            <text:p>2154</text:p>
          </table:table-cell>
          <table:table-cell table:formula="of:=(([.A90]-[.C90])^2 + ([.B90]-[.D90])^2)^0.5" office:value-type="float" office:value="160.061785433001" calcext:value-type="float">
            <text:p>160.061785433</text:p>
          </table:table-cell>
          <table:table-cell table:formula="of:=[.E90]+[.F90]" office:value-type="float" office:value="4552" calcext:value-type="float">
            <text:p>4552</text:p>
          </table:table-cell>
          <table:table-cell table:formula="of:=SQRT([.H90])" office:value-type="float" office:value="67.468511173732" calcext:value-type="float">
            <text:p>67.4685111737</text:p>
          </table:table-cell>
          <table:table-cell table:formula="of:=[.G90]/[.I90]" office:value-type="float" office:value="2.37239243386949" calcext:value-type="float">
            <text:p>2.3723924339</text:p>
          </table:table-cell>
        </table:table-row>
        <table:table-row table:style-name="ro1">
          <table:table-cell office:value-type="float" office:value="148.039" calcext:value-type="float">
            <text:p>148.039</text:p>
          </table:table-cell>
          <table:table-cell office:value-type="float" office:value="138.989" calcext:value-type="float">
            <text:p>138.989</text:p>
          </table:table-cell>
          <table:table-cell office:value-type="float" office:value="306.427" calcext:value-type="float">
            <text:p>306.427</text:p>
          </table:table-cell>
          <table:table-cell office:value-type="float" office:value="127.727" calcext:value-type="float">
            <text:p>127.727</text:p>
          </table:table-cell>
          <table:table-cell office:value-type="float" office:value="2359" calcext:value-type="float">
            <text:p>2359</text:p>
          </table:table-cell>
          <table:table-cell office:value-type="float" office:value="2126" calcext:value-type="float">
            <text:p>2126</text:p>
          </table:table-cell>
          <table:table-cell table:formula="of:=(([.A91]-[.C91])^2 + ([.B91]-[.D91])^2)^0.5" office:value-type="float" office:value="158.787881111878" calcext:value-type="float">
            <text:p>158.7878811119</text:p>
          </table:table-cell>
          <table:table-cell table:formula="of:=[.E91]+[.F91]" office:value-type="float" office:value="4485" calcext:value-type="float">
            <text:p>4485</text:p>
          </table:table-cell>
          <table:table-cell table:formula="of:=SQRT([.H91])" office:value-type="float" office:value="66.9701426010129" calcext:value-type="float">
            <text:p>66.970142601</text:p>
          </table:table-cell>
          <table:table-cell table:formula="of:=[.G91]/[.I91]" office:value-type="float" office:value="2.37102498135455" calcext:value-type="float">
            <text:p>2.3710249814</text:p>
          </table:table-cell>
        </table:table-row>
        <table:table-row table:style-name="ro1">
          <table:table-cell office:value-type="float" office:value="148.49" calcext:value-type="float">
            <text:p>148.49</text:p>
          </table:table-cell>
          <table:table-cell office:value-type="float" office:value="140.726" calcext:value-type="float">
            <text:p>140.726</text:p>
          </table:table-cell>
          <table:table-cell office:value-type="float" office:value="305.87" calcext:value-type="float">
            <text:p>305.87</text:p>
          </table:table-cell>
          <table:table-cell office:value-type="float" office:value="129.437" calcext:value-type="float">
            <text:p>129.437</text:p>
          </table:table-cell>
          <table:table-cell office:value-type="float" office:value="2345" calcext:value-type="float">
            <text:p>2345</text:p>
          </table:table-cell>
          <table:table-cell office:value-type="float" office:value="2096" calcext:value-type="float">
            <text:p>2096</text:p>
          </table:table-cell>
          <table:table-cell table:formula="of:=(([.A92]-[.C92])^2 + ([.B92]-[.D92])^2)^0.5" office:value-type="float" office:value="157.784365261581" calcext:value-type="float">
            <text:p>157.7843652616</text:p>
          </table:table-cell>
          <table:table-cell table:formula="of:=[.E92]+[.F92]" office:value-type="float" office:value="4441" calcext:value-type="float">
            <text:p>4441</text:p>
          </table:table-cell>
          <table:table-cell table:formula="of:=SQRT([.H92])" office:value-type="float" office:value="66.6408283261846" calcext:value-type="float">
            <text:p>66.6408283262</text:p>
          </table:table-cell>
          <table:table-cell table:formula="of:=[.G92]/[.I92]" office:value-type="float" office:value="2.36768313396825" calcext:value-type="float">
            <text:p>2.367683134</text:p>
          </table:table-cell>
        </table:table-row>
        <table:table-row table:style-name="ro1">
          <table:table-cell office:value-type="float" office:value="148.697" calcext:value-type="float">
            <text:p>148.697</text:p>
          </table:table-cell>
          <table:table-cell office:value-type="float" office:value="142.173" calcext:value-type="float">
            <text:p>142.173</text:p>
          </table:table-cell>
          <table:table-cell office:value-type="float" office:value="305.03" calcext:value-type="float">
            <text:p>305.03</text:p>
          </table:table-cell>
          <table:table-cell office:value-type="float" office:value="131.151" calcext:value-type="float">
            <text:p>131.151</text:p>
          </table:table-cell>
          <table:table-cell office:value-type="float" office:value="2304" calcext:value-type="float">
            <text:p>2304</text:p>
          </table:table-cell>
          <table:table-cell office:value-type="float" office:value="2058" calcext:value-type="float">
            <text:p>2058</text:p>
          </table:table-cell>
          <table:table-cell table:formula="of:=(([.A93]-[.C93])^2 + ([.B93]-[.D93])^2)^0.5" office:value-type="float" office:value="156.721062314547" calcext:value-type="float">
            <text:p>156.7210623145</text:p>
          </table:table-cell>
          <table:table-cell table:formula="of:=[.E93]+[.F93]" office:value-type="float" office:value="4362" calcext:value-type="float">
            <text:p>4362</text:p>
          </table:table-cell>
          <table:table-cell table:formula="of:=SQRT([.H93])" office:value-type="float" office:value="66.0454389038335" calcext:value-type="float">
            <text:p>66.0454389038</text:p>
          </table:table-cell>
          <table:table-cell table:formula="of:=[.G93]/[.I93]" office:value-type="float" office:value="2.37292786474995" calcext:value-type="float">
            <text:p>2.3729278647</text:p>
          </table:table-cell>
        </table:table-row>
        <table:table-row table:style-name="ro1">
          <table:table-cell office:value-type="float" office:value="148.913" calcext:value-type="float">
            <text:p>148.913</text:p>
          </table:table-cell>
          <table:table-cell office:value-type="float" office:value="143.703" calcext:value-type="float">
            <text:p>143.703</text:p>
          </table:table-cell>
          <table:table-cell office:value-type="float" office:value="303.964" calcext:value-type="float">
            <text:p>303.964</text:p>
          </table:table-cell>
          <table:table-cell office:value-type="float" office:value="132.635" calcext:value-type="float">
            <text:p>132.635</text:p>
          </table:table-cell>
          <table:table-cell office:value-type="float" office:value="2277" calcext:value-type="float">
            <text:p>2277</text:p>
          </table:table-cell>
          <table:table-cell office:value-type="float" office:value="2038" calcext:value-type="float">
            <text:p>2038</text:p>
          </table:table-cell>
          <table:table-cell table:formula="of:=(([.A94]-[.C94])^2 + ([.B94]-[.D94])^2)^0.5" office:value-type="float" office:value="155.445531376749" calcext:value-type="float">
            <text:p>155.4455313768</text:p>
          </table:table-cell>
          <table:table-cell table:formula="of:=[.E94]+[.F94]" office:value-type="float" office:value="4315" calcext:value-type="float">
            <text:p>4315</text:p>
          </table:table-cell>
          <table:table-cell table:formula="of:=SQRT([.H94])" office:value-type="float" office:value="65.68865959966" calcext:value-type="float">
            <text:p>65.6886595997</text:p>
          </table:table-cell>
          <table:table-cell table:formula="of:=[.G94]/[.I94]" office:value-type="float" office:value="2.36639828433269" calcext:value-type="float">
            <text:p>2.3663982843</text:p>
          </table:table-cell>
        </table:table-row>
        <table:table-row table:style-name="ro1">
          <table:table-cell office:value-type="float" office:value="149.095" calcext:value-type="float">
            <text:p>149.095</text:p>
          </table:table-cell>
          <table:table-cell office:value-type="float" office:value="145.087" calcext:value-type="float">
            <text:p>145.087</text:p>
          </table:table-cell>
          <table:table-cell office:value-type="float" office:value="303.041" calcext:value-type="float">
            <text:p>303.041</text:p>
          </table:table-cell>
          <table:table-cell office:value-type="float" office:value="134.131" calcext:value-type="float">
            <text:p>134.131</text:p>
          </table:table-cell>
          <table:table-cell office:value-type="float" office:value="2254" calcext:value-type="float">
            <text:p>2254</text:p>
          </table:table-cell>
          <table:table-cell office:value-type="float" office:value="2004" calcext:value-type="float">
            <text:p>2004</text:p>
          </table:table-cell>
          <table:table-cell table:formula="of:=(([.A95]-[.C95])^2 + ([.B95]-[.D95])^2)^0.5" office:value-type="float" office:value="154.335364877918" calcext:value-type="float">
            <text:p>154.3353648779</text:p>
          </table:table-cell>
          <table:table-cell table:formula="of:=[.E95]+[.F95]" office:value-type="float" office:value="4258" calcext:value-type="float">
            <text:p>4258</text:p>
          </table:table-cell>
          <table:table-cell table:formula="of:=SQRT([.H95])" office:value-type="float" office:value="65.2533524043018" calcext:value-type="float">
            <text:p>65.2533524043</text:p>
          </table:table-cell>
          <table:table-cell table:formula="of:=[.G95]/[.I95]" office:value-type="float" office:value="2.36517143091246" calcext:value-type="float">
            <text:p>2.3651714309</text:p>
          </table:table-cell>
        </table:table-row>
        <table:table-row table:style-name="ro1">
          <table:table-cell office:value-type="float" office:value="149.107" calcext:value-type="float">
            <text:p>149.107</text:p>
          </table:table-cell>
          <table:table-cell office:value-type="float" office:value="146.499" calcext:value-type="float">
            <text:p>146.499</text:p>
          </table:table-cell>
          <table:table-cell office:value-type="float" office:value="302.056" calcext:value-type="float">
            <text:p>302.056</text:p>
          </table:table-cell>
          <table:table-cell office:value-type="float" office:value="135.646" calcext:value-type="float">
            <text:p>135.646</text:p>
          </table:table-cell>
          <table:table-cell office:value-type="float" office:value="2219" calcext:value-type="float">
            <text:p>2219</text:p>
          </table:table-cell>
          <table:table-cell office:value-type="float" office:value="1983" calcext:value-type="float">
            <text:p>1983</text:p>
          </table:table-cell>
          <table:table-cell table:formula="of:=(([.A96]-[.C96])^2 + ([.B96]-[.D96])^2)^0.5" office:value-type="float" office:value="153.33357169909" calcext:value-type="float">
            <text:p>153.3335716991</text:p>
          </table:table-cell>
          <table:table-cell table:formula="of:=[.E96]+[.F96]" office:value-type="float" office:value="4202" calcext:value-type="float">
            <text:p>4202</text:p>
          </table:table-cell>
          <table:table-cell table:formula="of:=SQRT([.H96])" office:value-type="float" office:value="64.8228354825674" calcext:value-type="float">
            <text:p>64.8228354826</text:p>
          </table:table-cell>
          <table:table-cell table:formula="of:=[.G96]/[.I96]" office:value-type="float" office:value="2.36542524802584" calcext:value-type="float">
            <text:p>2.365425248</text:p>
          </table:table-cell>
        </table:table-row>
        <table:table-row table:style-name="ro1">
          <table:table-cell office:value-type="float" office:value="149.388" calcext:value-type="float">
            <text:p>149.388</text:p>
          </table:table-cell>
          <table:table-cell office:value-type="float" office:value="147.791" calcext:value-type="float">
            <text:p>147.791</text:p>
          </table:table-cell>
          <table:table-cell office:value-type="float" office:value="301.359" calcext:value-type="float">
            <text:p>301.359</text:p>
          </table:table-cell>
          <table:table-cell office:value-type="float" office:value="136.95" calcext:value-type="float">
            <text:p>136.95</text:p>
          </table:table-cell>
          <table:table-cell office:value-type="float" office:value="2199" calcext:value-type="float">
            <text:p>2199</text:p>
          </table:table-cell>
          <table:table-cell office:value-type="float" office:value="1965" calcext:value-type="float">
            <text:p>1965</text:p>
          </table:table-cell>
          <table:table-cell table:formula="of:=(([.A97]-[.C97])^2 + ([.B97]-[.D97])^2)^0.5" office:value-type="float" office:value="152.357185987403" calcext:value-type="float">
            <text:p>152.3571859874</text:p>
          </table:table-cell>
          <table:table-cell table:formula="of:=[.E97]+[.F97]" office:value-type="float" office:value="4164" calcext:value-type="float">
            <text:p>4164</text:p>
          </table:table-cell>
          <table:table-cell table:formula="of:=SQRT([.H97])" office:value-type="float" office:value="64.5290632196067" calcext:value-type="float">
            <text:p>64.5290632196</text:p>
          </table:table-cell>
          <table:table-cell table:formula="of:=[.G97]/[.I97]" office:value-type="float" office:value="2.36106303711395" calcext:value-type="float">
            <text:p>2.3610630371</text:p>
          </table:table-cell>
        </table:table-row>
        <table:table-row table:style-name="ro1">
          <table:table-cell office:value-type="float" office:value="149.695" calcext:value-type="float">
            <text:p>149.695</text:p>
          </table:table-cell>
          <table:table-cell office:value-type="float" office:value="149.241" calcext:value-type="float">
            <text:p>149.241</text:p>
          </table:table-cell>
          <table:table-cell office:value-type="float" office:value="300.782" calcext:value-type="float">
            <text:p>300.782</text:p>
          </table:table-cell>
          <table:table-cell office:value-type="float" office:value="138.407" calcext:value-type="float">
            <text:p>138.407</text:p>
          </table:table-cell>
          <table:table-cell office:value-type="float" office:value="2157" calcext:value-type="float">
            <text:p>2157</text:p>
          </table:table-cell>
          <table:table-cell office:value-type="float" office:value="1933" calcext:value-type="float">
            <text:p>1933</text:p>
          </table:table-cell>
          <table:table-cell table:formula="of:=(([.A98]-[.C98])^2 + ([.B98]-[.D98])^2)^0.5" office:value-type="float" office:value="151.474938933805" calcext:value-type="float">
            <text:p>151.4749389338</text:p>
          </table:table-cell>
          <table:table-cell table:formula="of:=[.E98]+[.F98]" office:value-type="float" office:value="4090" calcext:value-type="float">
            <text:p>4090</text:p>
          </table:table-cell>
          <table:table-cell table:formula="of:=SQRT([.H98])" office:value-type="float" office:value="63.9531078212779" calcext:value-type="float">
            <text:p>63.9531078213</text:p>
          </table:table-cell>
          <table:table-cell table:formula="of:=[.G98]/[.I98]" office:value-type="float" office:value="2.36853132074698" calcext:value-type="float">
            <text:p>2.3685313207</text:p>
          </table:table-cell>
        </table:table-row>
        <table:table-row table:style-name="ro1">
          <table:table-cell office:value-type="float" office:value="149.993" calcext:value-type="float">
            <text:p>149.993</text:p>
          </table:table-cell>
          <table:table-cell office:value-type="float" office:value="150.427" calcext:value-type="float">
            <text:p>150.427</text:p>
          </table:table-cell>
          <table:table-cell office:value-type="float" office:value="300.135" calcext:value-type="float">
            <text:p>300.135</text:p>
          </table:table-cell>
          <table:table-cell office:value-type="float" office:value="139.877" calcext:value-type="float">
            <text:p>139.877</text:p>
          </table:table-cell>
          <table:table-cell office:value-type="float" office:value="2135" calcext:value-type="float">
            <text:p>2135</text:p>
          </table:table-cell>
          <table:table-cell office:value-type="float" office:value="1922" calcext:value-type="float">
            <text:p>1922</text:p>
          </table:table-cell>
          <table:table-cell table:formula="of:=(([.A99]-[.C99])^2 + ([.B99]-[.D99])^2)^0.5" office:value-type="float" office:value="150.512201046958" calcext:value-type="float">
            <text:p>150.512201047</text:p>
          </table:table-cell>
          <table:table-cell table:formula="of:=[.E99]+[.F99]" office:value-type="float" office:value="4057" calcext:value-type="float">
            <text:p>4057</text:p>
          </table:table-cell>
          <table:table-cell table:formula="of:=SQRT([.H99])" office:value-type="float" office:value="63.6945837571767" calcext:value-type="float">
            <text:p>63.6945837572</text:p>
          </table:table-cell>
          <table:table-cell table:formula="of:=[.G99]/[.I99]" office:value-type="float" office:value="2.36302982402329" calcext:value-type="float">
            <text:p>2.363029824</text:p>
          </table:table-cell>
        </table:table-row>
        <table:table-row table:style-name="ro1">
          <table:table-cell office:value-type="float" office:value="150.216" calcext:value-type="float">
            <text:p>150.216</text:p>
          </table:table-cell>
          <table:table-cell office:value-type="float" office:value="151.793" calcext:value-type="float">
            <text:p>151.793</text:p>
          </table:table-cell>
          <table:table-cell office:value-type="float" office:value="299.479" calcext:value-type="float">
            <text:p>299.479</text:p>
          </table:table-cell>
          <table:table-cell office:value-type="float" office:value="141.13" calcext:value-type="float">
            <text:p>141.13</text:p>
          </table:table-cell>
          <table:table-cell office:value-type="float" office:value="2113" calcext:value-type="float">
            <text:p>2113</text:p>
          </table:table-cell>
          <table:table-cell office:value-type="float" office:value="1887" calcext:value-type="float">
            <text:p>1887</text:p>
          </table:table-cell>
          <table:table-cell table:formula="of:=(([.A100]-[.C100])^2 + ([.B100]-[.D100])^2)^0.5" office:value-type="float" office:value="149.643385212979" calcext:value-type="float">
            <text:p>149.643385213</text:p>
          </table:table-cell>
          <table:table-cell table:formula="of:=[.E100]+[.F100]" office:value-type="float" office:value="4000" calcext:value-type="float">
            <text:p>4000</text:p>
          </table:table-cell>
          <table:table-cell table:formula="of:=SQRT([.H100])" office:value-type="float" office:value="63.2455532033676" calcext:value-type="float">
            <text:p>63.2455532034</text:p>
          </table:table-cell>
          <table:table-cell table:formula="of:=[.G100]/[.I100]" office:value-type="float" office:value="2.36606967025487" calcext:value-type="float">
            <text:p>2.3660696703</text:p>
          </table:table-cell>
        </table:table-row>
        <table:table-row table:style-name="ro1">
          <table:table-cell office:value-type="float" office:value="150.554" calcext:value-type="float">
            <text:p>150.554</text:p>
          </table:table-cell>
          <table:table-cell office:value-type="float" office:value="152.83" calcext:value-type="float">
            <text:p>152.83</text:p>
          </table:table-cell>
          <table:table-cell office:value-type="float" office:value="298.869" calcext:value-type="float">
            <text:p>298.869</text:p>
          </table:table-cell>
          <table:table-cell office:value-type="float" office:value="142.355" calcext:value-type="float">
            <text:p>142.355</text:p>
          </table:table-cell>
          <table:table-cell office:value-type="float" office:value="2091" calcext:value-type="float">
            <text:p>2091</text:p>
          </table:table-cell>
          <table:table-cell office:value-type="float" office:value="1873" calcext:value-type="float">
            <text:p>1873</text:p>
          </table:table-cell>
          <table:table-cell table:formula="of:=(([.A101]-[.C101])^2 + ([.B101]-[.D101])^2)^0.5" office:value-type="float" office:value="148.684447236421" calcext:value-type="float">
            <text:p>148.6844472364</text:p>
          </table:table-cell>
          <table:table-cell table:formula="of:=[.E101]+[.F101]" office:value-type="float" office:value="3964" calcext:value-type="float">
            <text:p>3964</text:p>
          </table:table-cell>
          <table:table-cell table:formula="of:=SQRT([.H101])" office:value-type="float" office:value="62.9603049547888" calcext:value-type="float">
            <text:p>62.9603049548</text:p>
          </table:table-cell>
          <table:table-cell table:formula="of:=[.G101]/[.I101]" office:value-type="float" office:value="2.36155856206843" calcext:value-type="float">
            <text:p>2.3615585621</text:p>
          </table:table-cell>
        </table:table-row>
        <table:table-row table:style-name="ro1">
          <table:table-cell office:value-type="float" office:value="150.96" calcext:value-type="float">
            <text:p>150.96</text:p>
          </table:table-cell>
          <table:table-cell office:value-type="float" office:value="155.422" calcext:value-type="float">
            <text:p>155.422</text:p>
          </table:table-cell>
          <table:table-cell office:value-type="float" office:value="297.302" calcext:value-type="float">
            <text:p>297.302</text:p>
          </table:table-cell>
          <table:table-cell office:value-type="float" office:value="144.876" calcext:value-type="float">
            <text:p>144.876</text:p>
          </table:table-cell>
          <table:table-cell office:value-type="float" office:value="2047" calcext:value-type="float">
            <text:p>2047</text:p>
          </table:table-cell>
          <table:table-cell office:value-type="float" office:value="1831" calcext:value-type="float">
            <text:p>1831</text:p>
          </table:table-cell>
          <table:table-cell table:formula="of:=(([.A102]-[.C102])^2 + ([.B102]-[.D102])^2)^0.5" office:value-type="float" office:value="146.721501764397" calcext:value-type="float">
            <text:p>146.7215017644</text:p>
          </table:table-cell>
          <table:table-cell table:formula="of:=[.E102]+[.F102]" office:value-type="float" office:value="3878" calcext:value-type="float">
            <text:p>3878</text:p>
          </table:table-cell>
          <table:table-cell table:formula="of:=SQRT([.H102])" office:value-type="float" office:value="62.2735899077611" calcext:value-type="float">
            <text:p>62.2735899078</text:p>
          </table:table-cell>
          <table:table-cell table:formula="of:=[.G102]/[.I102]" office:value-type="float" office:value="2.35607906950152" calcext:value-type="float">
            <text:p>2.3560790695</text:p>
          </table:table-cell>
        </table:table-row>
        <table:table-row table:style-name="ro1">
          <table:table-cell office:value-type="float" office:value="151.009" calcext:value-type="float">
            <text:p>151.009</text:p>
          </table:table-cell>
          <table:table-cell office:value-type="float" office:value="156.822" calcext:value-type="float">
            <text:p>156.822</text:p>
          </table:table-cell>
          <table:table-cell office:value-type="float" office:value="296.617" calcext:value-type="float">
            <text:p>296.617</text:p>
          </table:table-cell>
          <table:table-cell office:value-type="float" office:value="146.29" calcext:value-type="float">
            <text:p>146.29</text:p>
          </table:table-cell>
          <table:table-cell office:value-type="float" office:value="2020" calcext:value-type="float">
            <text:p>2020</text:p>
          </table:table-cell>
          <table:table-cell office:value-type="float" office:value="1797" calcext:value-type="float">
            <text:p>1797</text:p>
          </table:table-cell>
          <table:table-cell table:formula="of:=(([.A103]-[.C103])^2 + ([.B103]-[.D103])^2)^0.5" office:value-type="float" office:value="145.988399155549" calcext:value-type="float">
            <text:p>145.9883991556</text:p>
          </table:table-cell>
          <table:table-cell table:formula="of:=[.E103]+[.F103]" office:value-type="float" office:value="3817" calcext:value-type="float">
            <text:p>3817</text:p>
          </table:table-cell>
          <table:table-cell table:formula="of:=SQRT([.H103])" office:value-type="float" office:value="61.781874364574" calcext:value-type="float">
            <text:p>61.7818743646</text:p>
          </table:table-cell>
          <table:table-cell table:formula="of:=[.G103]/[.I103]" office:value-type="float" office:value="2.36296487694876" calcext:value-type="float">
            <text:p>2.3629648769</text:p>
          </table:table-cell>
        </table:table-row>
        <table:table-row table:style-name="ro1">
          <table:table-cell office:value-type="float" office:value="151.129" calcext:value-type="float">
            <text:p>151.129</text:p>
          </table:table-cell>
          <table:table-cell office:value-type="float" office:value="158.091" calcext:value-type="float">
            <text:p>158.091</text:p>
          </table:table-cell>
          <table:table-cell office:value-type="float" office:value="295.92" calcext:value-type="float">
            <text:p>295.92</text:p>
          </table:table-cell>
          <table:table-cell office:value-type="float" office:value="147.68" calcext:value-type="float">
            <text:p>147.68</text:p>
          </table:table-cell>
          <table:table-cell office:value-type="float" office:value="1999" calcext:value-type="float">
            <text:p>1999</text:p>
          </table:table-cell>
          <table:table-cell office:value-type="float" office:value="1785" calcext:value-type="float">
            <text:p>1785</text:p>
          </table:table-cell>
          <table:table-cell table:formula="of:=(([.A104]-[.C104])^2 + ([.B104]-[.D104])^2)^0.5" office:value-type="float" office:value="145.164811858797" calcext:value-type="float">
            <text:p>145.1648118588</text:p>
          </table:table-cell>
          <table:table-cell table:formula="of:=[.E104]+[.F104]" office:value-type="float" office:value="3784" calcext:value-type="float">
            <text:p>3784</text:p>
          </table:table-cell>
          <table:table-cell table:formula="of:=SQRT([.H104])" office:value-type="float" office:value="61.5142259969188" calcext:value-type="float">
            <text:p>61.5142259969</text:p>
          </table:table-cell>
          <table:table-cell table:formula="of:=[.G104]/[.I104]" office:value-type="float" office:value="2.35985756963062" calcext:value-type="float">
            <text:p>2.3598575696</text:p>
          </table:table-cell>
        </table:table-row>
        <table:table-row table:style-name="ro1">
          <table:table-cell office:value-type="float" office:value="151.217" calcext:value-type="float">
            <text:p>151.217</text:p>
          </table:table-cell>
          <table:table-cell office:value-type="float" office:value="159.487" calcext:value-type="float">
            <text:p>159.487</text:p>
          </table:table-cell>
          <table:table-cell office:value-type="float" office:value="295.176" calcext:value-type="float">
            <text:p>295.176</text:p>
          </table:table-cell>
          <table:table-cell office:value-type="float" office:value="148.908" calcext:value-type="float">
            <text:p>148.908</text:p>
          </table:table-cell>
          <table:table-cell office:value-type="float" office:value="1969" calcext:value-type="float">
            <text:p>1969</text:p>
          </table:table-cell>
          <table:table-cell office:value-type="float" office:value="1773" calcext:value-type="float">
            <text:p>1773</text:p>
          </table:table-cell>
          <table:table-cell table:formula="of:=(([.A105]-[.C105])^2 + ([.B105]-[.D105])^2)^0.5" office:value-type="float" office:value="144.347181898366" calcext:value-type="float">
            <text:p>144.3471818984</text:p>
          </table:table-cell>
          <table:table-cell table:formula="of:=[.E105]+[.F105]" office:value-type="float" office:value="3742" calcext:value-type="float">
            <text:p>3742</text:p>
          </table:table-cell>
          <table:table-cell table:formula="of:=SQRT([.H105])" office:value-type="float" office:value="61.1718889687085" calcext:value-type="float">
            <text:p>61.1718889687</text:p>
          </table:table-cell>
          <table:table-cell table:formula="of:=[.G105]/[.I105]" office:value-type="float" office:value="2.35969796473352" calcext:value-type="float">
            <text:p>2.3596979647</text:p>
          </table:table-cell>
        </table:table-row>
        <table:table-row table:style-name="ro1">
          <table:table-cell office:value-type="float" office:value="151.356" calcext:value-type="float">
            <text:p>151.356</text:p>
          </table:table-cell>
          <table:table-cell office:value-type="float" office:value="160.818" calcext:value-type="float">
            <text:p>160.818</text:p>
          </table:table-cell>
          <table:table-cell office:value-type="float" office:value="294.349" calcext:value-type="float">
            <text:p>294.349</text:p>
          </table:table-cell>
          <table:table-cell office:value-type="float" office:value="150.396" calcext:value-type="float">
            <text:p>150.396</text:p>
          </table:table-cell>
          <table:table-cell office:value-type="float" office:value="1946" calcext:value-type="float">
            <text:p>1946</text:p>
          </table:table-cell>
          <table:table-cell office:value-type="float" office:value="1746" calcext:value-type="float">
            <text:p>1746</text:p>
          </table:table-cell>
          <table:table-cell table:formula="of:=(([.A106]-[.C106])^2 + ([.B106]-[.D106])^2)^0.5" office:value-type="float" office:value="143.372299043434" calcext:value-type="float">
            <text:p>143.3722990434</text:p>
          </table:table-cell>
          <table:table-cell table:formula="of:=[.E106]+[.F106]" office:value-type="float" office:value="3692" calcext:value-type="float">
            <text:p>3692</text:p>
          </table:table-cell>
          <table:table-cell table:formula="of:=SQRT([.H106])" office:value-type="float" office:value="60.7618301238533" calcext:value-type="float">
            <text:p>60.7618301239</text:p>
          </table:table-cell>
          <table:table-cell table:formula="of:=[.G106]/[.I106]" office:value-type="float" office:value="2.35957835290993" calcext:value-type="float">
            <text:p>2.3595783529</text:p>
          </table:table-cell>
        </table:table-row>
        <table:table-row table:style-name="ro1">
          <table:table-cell office:value-type="float" office:value="151.417" calcext:value-type="float">
            <text:p>151.417</text:p>
          </table:table-cell>
          <table:table-cell office:value-type="float" office:value="162.198" calcext:value-type="float">
            <text:p>162.198</text:p>
          </table:table-cell>
          <table:table-cell office:value-type="float" office:value="293.466" calcext:value-type="float">
            <text:p>293.466</text:p>
          </table:table-cell>
          <table:table-cell office:value-type="float" office:value="151.506" calcext:value-type="float">
            <text:p>151.506</text:p>
          </table:table-cell>
          <table:table-cell office:value-type="float" office:value="1924" calcext:value-type="float">
            <text:p>1924</text:p>
          </table:table-cell>
          <table:table-cell office:value-type="float" office:value="1731" calcext:value-type="float">
            <text:p>1731</text:p>
          </table:table-cell>
          <table:table-cell table:formula="of:=(([.A107]-[.C107])^2 + ([.B107]-[.D107])^2)^0.5" office:value-type="float" office:value="142.450824023591" calcext:value-type="float">
            <text:p>142.4508240236</text:p>
          </table:table-cell>
          <table:table-cell table:formula="of:=[.E107]+[.F107]" office:value-type="float" office:value="3655" calcext:value-type="float">
            <text:p>3655</text:p>
          </table:table-cell>
          <table:table-cell table:formula="of:=SQRT([.H107])" office:value-type="float" office:value="60.4565960007674" calcext:value-type="float">
            <text:p>60.4565960008</text:p>
          </table:table-cell>
          <table:table-cell table:formula="of:=[.G107]/[.I107]" office:value-type="float" office:value="2.35624949876077" calcext:value-type="float">
            <text:p>2.3562494988</text:p>
          </table:table-cell>
        </table:table-row>
        <table:table-row table:style-name="ro1">
          <table:table-cell office:value-type="float" office:value="151.477" calcext:value-type="float">
            <text:p>151.477</text:p>
          </table:table-cell>
          <table:table-cell office:value-type="float" office:value="163.574" calcext:value-type="float">
            <text:p>163.574</text:p>
          </table:table-cell>
          <table:table-cell office:value-type="float" office:value="292.619" calcext:value-type="float">
            <text:p>292.619</text:p>
          </table:table-cell>
          <table:table-cell office:value-type="float" office:value="152.822" calcext:value-type="float">
            <text:p>152.822</text:p>
          </table:table-cell>
          <table:table-cell office:value-type="float" office:value="1895" calcext:value-type="float">
            <text:p>1895</text:p>
          </table:table-cell>
          <table:table-cell office:value-type="float" office:value="1707" calcext:value-type="float">
            <text:p>1707</text:p>
          </table:table-cell>
          <table:table-cell table:formula="of:=(([.A108]-[.C108])^2 + ([.B108]-[.D108])^2)^0.5" office:value-type="float" office:value="141.55094371992" calcext:value-type="float">
            <text:p>141.5509437199</text:p>
          </table:table-cell>
          <table:table-cell table:formula="of:=[.E108]+[.F108]" office:value-type="float" office:value="3602" calcext:value-type="float">
            <text:p>3602</text:p>
          </table:table-cell>
          <table:table-cell table:formula="of:=SQRT([.H108])" office:value-type="float" office:value="60.0166643524946" calcext:value-type="float">
            <text:p>60.0166643525</text:p>
          </table:table-cell>
          <table:table-cell table:formula="of:=[.G108]/[.I108]" office:value-type="float" office:value="2.35852733981602" calcext:value-type="float">
            <text:p>2.3585273398</text:p>
          </table:table-cell>
        </table:table-row>
        <table:table-row table:style-name="ro1">
          <table:table-cell office:value-type="float" office:value="151.615" calcext:value-type="float">
            <text:p>151.615</text:p>
          </table:table-cell>
          <table:table-cell office:value-type="float" office:value="166.118" calcext:value-type="float">
            <text:p>166.118</text:p>
          </table:table-cell>
          <table:table-cell office:value-type="float" office:value="291.001" calcext:value-type="float">
            <text:p>291.001</text:p>
          </table:table-cell>
          <table:table-cell office:value-type="float" office:value="155.383" calcext:value-type="float">
            <text:p>155.383</text:p>
          </table:table-cell>
          <table:table-cell office:value-type="float" office:value="1834" calcext:value-type="float">
            <text:p>1834</text:p>
          </table:table-cell>
          <table:table-cell office:value-type="float" office:value="1681" calcext:value-type="float">
            <text:p>1681</text:p>
          </table:table-cell>
          <table:table-cell table:formula="of:=(([.A109]-[.C109])^2 + ([.B109]-[.D109])^2)^0.5" office:value-type="float" office:value="139.798774032536" calcext:value-type="float">
            <text:p>139.7987740325</text:p>
          </table:table-cell>
          <table:table-cell table:formula="of:=[.E109]+[.F109]" office:value-type="float" office:value="3515" calcext:value-type="float">
            <text:p>3515</text:p>
          </table:table-cell>
          <table:table-cell table:formula="of:=SQRT([.H109])" office:value-type="float" office:value="59.2874354311266" calcext:value-type="float">
            <text:p>59.2874354311</text:p>
          </table:table-cell>
          <table:table-cell table:formula="of:=[.G109]/[.I109]" office:value-type="float" office:value="2.35798315470971" calcext:value-type="float">
            <text:p>2.3579831547</text:p>
          </table:table-cell>
        </table:table-row>
        <table:table-row table:style-name="ro1">
          <table:table-cell office:value-type="float" office:value="151.68" calcext:value-type="float">
            <text:p>151.68</text:p>
          </table:table-cell>
          <table:table-cell office:value-type="float" office:value="167.599" calcext:value-type="float">
            <text:p>167.599</text:p>
          </table:table-cell>
          <table:table-cell office:value-type="float" office:value="290.114" calcext:value-type="float">
            <text:p>290.114</text:p>
          </table:table-cell>
          <table:table-cell office:value-type="float" office:value="156.723" calcext:value-type="float">
            <text:p>156.723</text:p>
          </table:table-cell>
          <table:table-cell office:value-type="float" office:value="1820" calcext:value-type="float">
            <text:p>1820</text:p>
          </table:table-cell>
          <table:table-cell office:value-type="float" office:value="1654" calcext:value-type="float">
            <text:p>1654</text:p>
          </table:table-cell>
          <table:table-cell table:formula="of:=(([.A110]-[.C110])^2 + ([.B110]-[.D110])^2)^0.5" office:value-type="float" office:value="138.860576593935" calcext:value-type="float">
            <text:p>138.8605765939</text:p>
          </table:table-cell>
          <table:table-cell table:formula="of:=[.E110]+[.F110]" office:value-type="float" office:value="3474" calcext:value-type="float">
            <text:p>3474</text:p>
          </table:table-cell>
          <table:table-cell table:formula="of:=SQRT([.H110])" office:value-type="float" office:value="58.9406481131655" calcext:value-type="float">
            <text:p>58.9406481132</text:p>
          </table:table-cell>
          <table:table-cell table:formula="of:=[.G110]/[.I110]" office:value-type="float" office:value="2.35593908515094" calcext:value-type="float">
            <text:p>2.3559390852</text:p>
          </table:table-cell>
        </table:table-row>
        <table:table-row table:style-name="ro1">
          <table:table-cell office:value-type="float" office:value="151.991" calcext:value-type="float">
            <text:p>151.991</text:p>
          </table:table-cell>
          <table:table-cell office:value-type="float" office:value="169.106" calcext:value-type="float">
            <text:p>169.106</text:p>
          </table:table-cell>
          <table:table-cell office:value-type="float" office:value="289.564" calcext:value-type="float">
            <text:p>289.564</text:p>
          </table:table-cell>
          <table:table-cell office:value-type="float" office:value="158.11" calcext:value-type="float">
            <text:p>158.11</text:p>
          </table:table-cell>
          <table:table-cell office:value-type="float" office:value="1799" calcext:value-type="float">
            <text:p>1799</text:p>
          </table:table-cell>
          <table:table-cell office:value-type="float" office:value="1628" calcext:value-type="float">
            <text:p>1628</text:p>
          </table:table-cell>
          <table:table-cell table:formula="of:=(([.A111]-[.C111])^2 + ([.B111]-[.D111])^2)^0.5" office:value-type="float" office:value="138.01174712683" calcext:value-type="float">
            <text:p>138.0117471268</text:p>
          </table:table-cell>
          <table:table-cell table:formula="of:=[.E111]+[.F111]" office:value-type="float" office:value="3427" calcext:value-type="float">
            <text:p>3427</text:p>
          </table:table-cell>
          <table:table-cell table:formula="of:=SQRT([.H111])" office:value-type="float" office:value="58.5405842130056" calcext:value-type="float">
            <text:p>58.540584213</text:p>
          </table:table-cell>
          <table:table-cell table:formula="of:=[.G111]/[.I111]" office:value-type="float" office:value="2.35753962797263" calcext:value-type="float">
            <text:p>2.357539628</text:p>
          </table:table-cell>
        </table:table-row>
        <table:table-row table:style-name="ro1">
          <table:table-cell office:value-type="float" office:value="152.483" calcext:value-type="float">
            <text:p>152.483</text:p>
          </table:table-cell>
          <table:table-cell office:value-type="float" office:value="170.16" calcext:value-type="float">
            <text:p>170.16</text:p>
          </table:table-cell>
          <table:table-cell office:value-type="float" office:value="288.971" calcext:value-type="float">
            <text:p>288.971</text:p>
          </table:table-cell>
          <table:table-cell office:value-type="float" office:value="159.417" calcext:value-type="float">
            <text:p>159.417</text:p>
          </table:table-cell>
          <table:table-cell office:value-type="float" office:value="1773" calcext:value-type="float">
            <text:p>1773</text:p>
          </table:table-cell>
          <table:table-cell office:value-type="float" office:value="1604" calcext:value-type="float">
            <text:p>1604</text:p>
          </table:table-cell>
          <table:table-cell table:formula="of:=(([.A112]-[.C112])^2 + ([.B112]-[.D112])^2)^0.5" office:value-type="float" office:value="136.910139116867" calcext:value-type="float">
            <text:p>136.9101391169</text:p>
          </table:table-cell>
          <table:table-cell table:formula="of:=[.E112]+[.F112]" office:value-type="float" office:value="3377" calcext:value-type="float">
            <text:p>3377</text:p>
          </table:table-cell>
          <table:table-cell table:formula="of:=SQRT([.H112])" office:value-type="float" office:value="58.1119609030706" calcext:value-type="float">
            <text:p>58.1119609031</text:p>
          </table:table-cell>
          <table:table-cell table:formula="of:=[.G112]/[.I112]" office:value-type="float" office:value="2.3559717653519" calcext:value-type="float">
            <text:p>2.3559717654</text:p>
          </table:table-cell>
        </table:table-row>
        <table:table-row table:style-name="ro1">
          <table:table-cell office:value-type="float" office:value="152.811" calcext:value-type="float">
            <text:p>152.811</text:p>
          </table:table-cell>
          <table:table-cell office:value-type="float" office:value="171.438" calcext:value-type="float">
            <text:p>171.438</text:p>
          </table:table-cell>
          <table:table-cell office:value-type="float" office:value="288.41" calcext:value-type="float">
            <text:p>288.41</text:p>
          </table:table-cell>
          <table:table-cell office:value-type="float" office:value="160.507" calcext:value-type="float">
            <text:p>160.507</text:p>
          </table:table-cell>
          <table:table-cell office:value-type="float" office:value="1755" calcext:value-type="float">
            <text:p>1755</text:p>
          </table:table-cell>
          <table:table-cell office:value-type="float" office:value="1590" calcext:value-type="float">
            <text:p>1590</text:p>
          </table:table-cell>
          <table:table-cell table:formula="of:=(([.A113]-[.C113])^2 + ([.B113]-[.D113])^2)^0.5" office:value-type="float" office:value="136.03887518647" calcext:value-type="float">
            <text:p>136.0388751865</text:p>
          </table:table-cell>
          <table:table-cell table:formula="of:=[.E113]+[.F113]" office:value-type="float" office:value="3345" calcext:value-type="float">
            <text:p>3345</text:p>
          </table:table-cell>
          <table:table-cell table:formula="of:=SQRT([.H113])" office:value-type="float" office:value="57.835974963685" calcext:value-type="float">
            <text:p>57.8359749637</text:p>
          </table:table-cell>
          <table:table-cell table:formula="of:=[.G113]/[.I113]" office:value-type="float" office:value="2.3521497696181" calcext:value-type="float">
            <text:p>2.3521497696</text:p>
          </table:table-cell>
        </table:table-row>
        <table:table-row table:style-name="ro1">
          <table:table-cell office:value-type="float" office:value="153.338" calcext:value-type="float">
            <text:p>153.338</text:p>
          </table:table-cell>
          <table:table-cell office:value-type="float" office:value="172.559" calcext:value-type="float">
            <text:p>172.559</text:p>
          </table:table-cell>
          <table:table-cell office:value-type="float" office:value="288.122" calcext:value-type="float">
            <text:p>288.122</text:p>
          </table:table-cell>
          <table:table-cell office:value-type="float" office:value="161.762" calcext:value-type="float">
            <text:p>161.762</text:p>
          </table:table-cell>
          <table:table-cell office:value-type="float" office:value="1721" calcext:value-type="float">
            <text:p>1721</text:p>
          </table:table-cell>
          <table:table-cell office:value-type="float" office:value="1573" calcext:value-type="float">
            <text:p>1573</text:p>
          </table:table-cell>
          <table:table-cell table:formula="of:=(([.A114]-[.C114])^2 + ([.B114]-[.D114])^2)^0.5" office:value-type="float" office:value="135.215760416454" calcext:value-type="float">
            <text:p>135.2157604165</text:p>
          </table:table-cell>
          <table:table-cell table:formula="of:=[.E114]+[.F114]" office:value-type="float" office:value="3294" calcext:value-type="float">
            <text:p>3294</text:p>
          </table:table-cell>
          <table:table-cell table:formula="of:=SQRT([.H114])" office:value-type="float" office:value="57.393379409127" calcext:value-type="float">
            <text:p>57.3933794091</text:p>
          </table:table-cell>
          <table:table-cell table:formula="of:=[.G114]/[.I114]" office:value-type="float" office:value="2.3559470065802" calcext:value-type="float">
            <text:p>2.3559470066</text:p>
          </table:table-cell>
        </table:table-row>
        <table:table-row table:style-name="ro1">
          <table:table-cell office:value-type="float" office:value="153.889" calcext:value-type="float">
            <text:p>153.889</text:p>
          </table:table-cell>
          <table:table-cell office:value-type="float" office:value="173.603" calcext:value-type="float">
            <text:p>173.603</text:p>
          </table:table-cell>
          <table:table-cell office:value-type="float" office:value="287.853" calcext:value-type="float">
            <text:p>287.853</text:p>
          </table:table-cell>
          <table:table-cell office:value-type="float" office:value="162.854" calcext:value-type="float">
            <text:p>162.854</text:p>
          </table:table-cell>
          <table:table-cell office:value-type="float" office:value="1707" calcext:value-type="float">
            <text:p>1707</text:p>
          </table:table-cell>
          <table:table-cell office:value-type="float" office:value="1553" calcext:value-type="float">
            <text:p>1553</text:p>
          </table:table-cell>
          <table:table-cell table:formula="of:=(([.A115]-[.C115])^2 + ([.B115]-[.D115])^2)^0.5" office:value-type="float" office:value="134.394547125246" calcext:value-type="float">
            <text:p>134.3945471252</text:p>
          </table:table-cell>
          <table:table-cell table:formula="of:=[.E115]+[.F115]" office:value-type="float" office:value="3260" calcext:value-type="float">
            <text:p>3260</text:p>
          </table:table-cell>
          <table:table-cell table:formula="of:=SQRT([.H115])" office:value-type="float" office:value="57.0964096944808" calcext:value-type="float">
            <text:p>57.0964096945</text:p>
          </table:table-cell>
          <table:table-cell table:formula="of:=[.G115]/[.I115]" office:value-type="float" office:value="2.35381782925376" calcext:value-type="float">
            <text:p>2.3538178293</text:p>
          </table:table-cell>
        </table:table-row>
        <table:table-row table:style-name="ro1">
          <table:table-cell office:value-type="float" office:value="154.482" calcext:value-type="float">
            <text:p>154.482</text:p>
          </table:table-cell>
          <table:table-cell office:value-type="float" office:value="174.752" calcext:value-type="float">
            <text:p>174.752</text:p>
          </table:table-cell>
          <table:table-cell office:value-type="float" office:value="287.496" calcext:value-type="float">
            <text:p>287.496</text:p>
          </table:table-cell>
          <table:table-cell office:value-type="float" office:value="164.298" calcext:value-type="float">
            <text:p>164.298</text:p>
          </table:table-cell>
          <table:table-cell office:value-type="float" office:value="1679" calcext:value-type="float">
            <text:p>1679</text:p>
          </table:table-cell>
          <table:table-cell office:value-type="float" office:value="1528" calcext:value-type="float">
            <text:p>1528</text:p>
          </table:table-cell>
          <table:table-cell table:formula="of:=(([.A116]-[.C116])^2 + ([.B116]-[.D116])^2)^0.5" office:value-type="float" office:value="133.4241743913" calcext:value-type="float">
            <text:p>133.4241743913</text:p>
          </table:table-cell>
          <table:table-cell table:formula="of:=[.E116]+[.F116]" office:value-type="float" office:value="3207" calcext:value-type="float">
            <text:p>3207</text:p>
          </table:table-cell>
          <table:table-cell table:formula="of:=SQRT([.H116])" office:value-type="float" office:value="56.6303805390711" calcext:value-type="float">
            <text:p>56.6303805391</text:p>
          </table:table-cell>
          <table:table-cell table:formula="of:=[.G116]/[.I116]" office:value-type="float" office:value="2.3560529369787" calcext:value-type="float">
            <text:p>2.356052937</text:p>
          </table:table-cell>
        </table:table-row>
        <table:table-row table:style-name="ro1">
          <table:table-cell office:value-type="float" office:value="155.027" calcext:value-type="float">
            <text:p>155.027</text:p>
          </table:table-cell>
          <table:table-cell office:value-type="float" office:value="175.965" calcext:value-type="float">
            <text:p>175.965</text:p>
          </table:table-cell>
          <table:table-cell office:value-type="float" office:value="287.174" calcext:value-type="float">
            <text:p>287.174</text:p>
          </table:table-cell>
          <table:table-cell office:value-type="float" office:value="165.324" calcext:value-type="float">
            <text:p>165.324</text:p>
          </table:table-cell>
          <table:table-cell office:value-type="float" office:value="1664" calcext:value-type="float">
            <text:p>1664</text:p>
          </table:table-cell>
          <table:table-cell office:value-type="float" office:value="1515" calcext:value-type="float">
            <text:p>1515</text:p>
          </table:table-cell>
          <table:table-cell table:formula="of:=(([.A117]-[.C117])^2 + ([.B117]-[.D117])^2)^0.5" office:value-type="float" office:value="132.574735489082" calcext:value-type="float">
            <text:p>132.5747354891</text:p>
          </table:table-cell>
          <table:table-cell table:formula="of:=[.E117]+[.F117]" office:value-type="float" office:value="3179" calcext:value-type="float">
            <text:p>3179</text:p>
          </table:table-cell>
          <table:table-cell table:formula="of:=SQRT([.H117])" office:value-type="float" office:value="56.3826214360418" calcext:value-type="float">
            <text:p>56.382621436</text:p>
          </table:table-cell>
          <table:table-cell table:formula="of:=[.G117]/[.I117]" office:value-type="float" office:value="2.35134039731496" calcext:value-type="float">
            <text:p>2.3513403973</text:p>
          </table:table-cell>
        </table:table-row>
        <table:table-row table:style-name="ro1">
          <table:table-cell office:value-type="float" office:value="156.2" calcext:value-type="float">
            <text:p>156.2</text:p>
          </table:table-cell>
          <table:table-cell office:value-type="float" office:value="177.946" calcext:value-type="float">
            <text:p>177.946</text:p>
          </table:table-cell>
          <table:table-cell office:value-type="float" office:value="286.439" calcext:value-type="float">
            <text:p>286.439</text:p>
          </table:table-cell>
          <table:table-cell office:value-type="float" office:value="167.486" calcext:value-type="float">
            <text:p>167.486</text:p>
          </table:table-cell>
          <table:table-cell office:value-type="float" office:value="1626" calcext:value-type="float">
            <text:p>1626</text:p>
          </table:table-cell>
          <table:table-cell office:value-type="float" office:value="1471" calcext:value-type="float">
            <text:p>1471</text:p>
          </table:table-cell>
          <table:table-cell table:formula="of:=(([.A118]-[.C118])^2 + ([.B118]-[.D118])^2)^0.5" office:value-type="float" office:value="130.658366440883" calcext:value-type="float">
            <text:p>130.6583664409</text:p>
          </table:table-cell>
          <table:table-cell table:formula="of:=[.E118]+[.F118]" office:value-type="float" office:value="3097" calcext:value-type="float">
            <text:p>3097</text:p>
          </table:table-cell>
          <table:table-cell table:formula="of:=SQRT([.H118])" office:value-type="float" office:value="55.6506963119061" calcext:value-type="float">
            <text:p>55.6506963119</text:p>
          </table:table-cell>
          <table:table-cell table:formula="of:=[.G118]/[.I118]" office:value-type="float" office:value="2.34782985838273" calcext:value-type="float">
            <text:p>2.3478298584</text:p>
          </table:table-cell>
        </table:table-row>
        <table:table-row table:style-name="ro1">
          <table:table-cell office:value-type="float" office:value="157.121" calcext:value-type="float">
            <text:p>157.121</text:p>
          </table:table-cell>
          <table:table-cell office:value-type="float" office:value="180.367" calcext:value-type="float">
            <text:p>180.367</text:p>
          </table:table-cell>
          <table:table-cell office:value-type="float" office:value="285.96" calcext:value-type="float">
            <text:p>285.96</text:p>
          </table:table-cell>
          <table:table-cell office:value-type="float" office:value="170.019" calcext:value-type="float">
            <text:p>170.019</text:p>
          </table:table-cell>
          <table:table-cell office:value-type="float" office:value="1592" calcext:value-type="float">
            <text:p>1592</text:p>
          </table:table-cell>
          <table:table-cell office:value-type="float" office:value="1437" calcext:value-type="float">
            <text:p>1437</text:p>
          </table:table-cell>
          <table:table-cell table:formula="of:=(([.A119]-[.C119])^2 + ([.B119]-[.D119])^2)^0.5" office:value-type="float" office:value="129.253893655085" calcext:value-type="float">
            <text:p>129.2538936551</text:p>
          </table:table-cell>
          <table:table-cell table:formula="of:=[.E119]+[.F119]" office:value-type="float" office:value="3029" calcext:value-type="float">
            <text:p>3029</text:p>
          </table:table-cell>
          <table:table-cell table:formula="of:=SQRT([.H119])" office:value-type="float" office:value="55.0363516232681" calcext:value-type="float">
            <text:p>55.0363516233</text:p>
          </table:table-cell>
          <table:table-cell table:formula="of:=[.G119]/[.I119]" office:value-type="float" office:value="2.34851856714353" calcext:value-type="float">
            <text:p>2.3485185671</text:p>
          </table:table-cell>
        </table:table-row>
        <table:table-row table:style-name="ro1">
          <table:table-cell office:value-type="float" office:value="157.832" calcext:value-type="float">
            <text:p>157.832</text:p>
          </table:table-cell>
          <table:table-cell office:value-type="float" office:value="181.284" calcext:value-type="float">
            <text:p>181.284</text:p>
          </table:table-cell>
          <table:table-cell office:value-type="float" office:value="285.678" calcext:value-type="float">
            <text:p>285.678</text:p>
          </table:table-cell>
          <table:table-cell office:value-type="float" office:value="171.239" calcext:value-type="float">
            <text:p>171.239</text:p>
          </table:table-cell>
          <table:table-cell office:value-type="float" office:value="1561" calcext:value-type="float">
            <text:p>1561</text:p>
          </table:table-cell>
          <table:table-cell office:value-type="float" office:value="1417" calcext:value-type="float">
            <text:p>1417</text:p>
          </table:table-cell>
          <table:table-cell table:formula="of:=(([.A120]-[.C120])^2 + ([.B120]-[.D120])^2)^0.5" office:value-type="float" office:value="128.240016145507" calcext:value-type="float">
            <text:p>128.2400161455</text:p>
          </table:table-cell>
          <table:table-cell table:formula="of:=[.E120]+[.F120]" office:value-type="float" office:value="2978" calcext:value-type="float">
            <text:p>2978</text:p>
          </table:table-cell>
          <table:table-cell table:formula="of:=SQRT([.H120])" office:value-type="float" office:value="54.571054598569" calcext:value-type="float">
            <text:p>54.5710545986</text:p>
          </table:table-cell>
          <table:table-cell table:formula="of:=[.G120]/[.I120]" office:value-type="float" office:value="2.34996404392138" calcext:value-type="float">
            <text:p>2.3499640439</text:p>
          </table:table-cell>
        </table:table-row>
        <table:table-row table:style-name="ro1">
          <table:table-cell office:value-type="float" office:value="158.251" calcext:value-type="float">
            <text:p>158.251</text:p>
          </table:table-cell>
          <table:table-cell office:value-type="float" office:value="182.528" calcext:value-type="float">
            <text:p>182.528</text:p>
          </table:table-cell>
          <table:table-cell office:value-type="float" office:value="285.289" calcext:value-type="float">
            <text:p>285.289</text:p>
          </table:table-cell>
          <table:table-cell office:value-type="float" office:value="172.206" calcext:value-type="float">
            <text:p>172.206</text:p>
          </table:table-cell>
          <table:table-cell office:value-type="float" office:value="1548" calcext:value-type="float">
            <text:p>1548</text:p>
          </table:table-cell>
          <table:table-cell office:value-type="float" office:value="1413" calcext:value-type="float">
            <text:p>1413</text:p>
          </table:table-cell>
          <table:table-cell table:formula="of:=(([.A121]-[.C121])^2 + ([.B121]-[.D121])^2)^0.5" office:value-type="float" office:value="127.456648033753" calcext:value-type="float">
            <text:p>127.4566480338</text:p>
          </table:table-cell>
          <table:table-cell table:formula="of:=[.E121]+[.F121]" office:value-type="float" office:value="2961" calcext:value-type="float">
            <text:p>2961</text:p>
          </table:table-cell>
          <table:table-cell table:formula="of:=SQRT([.H121])" office:value-type="float" office:value="54.4150714416512" calcext:value-type="float">
            <text:p>54.4150714417</text:p>
          </table:table-cell>
          <table:table-cell table:formula="of:=[.G121]/[.I121]" office:value-type="float" office:value="2.34230415686257" calcext:value-type="float">
            <text:p>2.3423041569</text:p>
          </table:table-cell>
        </table:table-row>
        <table:table-row table:style-name="ro1">
          <table:table-cell office:value-type="float" office:value="158.856" calcext:value-type="float">
            <text:p>158.856</text:p>
          </table:table-cell>
          <table:table-cell office:value-type="float" office:value="183.384" calcext:value-type="float">
            <text:p>183.384</text:p>
          </table:table-cell>
          <table:table-cell office:value-type="float" office:value="285.007" calcext:value-type="float">
            <text:p>285.007</text:p>
          </table:table-cell>
          <table:table-cell office:value-type="float" office:value="173.384" calcext:value-type="float">
            <text:p>173.384</text:p>
          </table:table-cell>
          <table:table-cell office:value-type="float" office:value="1535" calcext:value-type="float">
            <text:p>1535</text:p>
          </table:table-cell>
          <table:table-cell office:value-type="float" office:value="1384" calcext:value-type="float">
            <text:p>1384</text:p>
          </table:table-cell>
          <table:table-cell table:formula="of:=(([.A122]-[.C122])^2 + ([.B122]-[.D122])^2)^0.5" office:value-type="float" office:value="126.546729712782" calcext:value-type="float">
            <text:p>126.5467297128</text:p>
          </table:table-cell>
          <table:table-cell table:formula="of:=[.E122]+[.F122]" office:value-type="float" office:value="2919" calcext:value-type="float">
            <text:p>2919</text:p>
          </table:table-cell>
          <table:table-cell table:formula="of:=SQRT([.H122])" office:value-type="float" office:value="54.0277706369604" calcext:value-type="float">
            <text:p>54.027770637</text:p>
          </table:table-cell>
          <table:table-cell table:formula="of:=[.G122]/[.I122]" office:value-type="float" office:value="2.34225340451512" calcext:value-type="float">
            <text:p>2.3422534045</text:p>
          </table:table-cell>
        </table:table-row>
        <table:table-row table:style-name="ro1">
          <table:table-cell office:value-type="float" office:value="159.348" calcext:value-type="float">
            <text:p>159.348</text:p>
          </table:table-cell>
          <table:table-cell office:value-type="float" office:value="184.439" calcext:value-type="float">
            <text:p>184.439</text:p>
          </table:table-cell>
          <table:table-cell office:value-type="float" office:value="284.76" calcext:value-type="float">
            <text:p>284.76</text:p>
          </table:table-cell>
          <table:table-cell office:value-type="float" office:value="174.541" calcext:value-type="float">
            <text:p>174.541</text:p>
          </table:table-cell>
          <table:table-cell office:value-type="float" office:value="1518" calcext:value-type="float">
            <text:p>1518</text:p>
          </table:table-cell>
          <table:table-cell office:value-type="float" office:value="1369" calcext:value-type="float">
            <text:p>1369</text:p>
          </table:table-cell>
          <table:table-cell table:formula="of:=(([.A123]-[.C123])^2 + ([.B123]-[.D123])^2)^0.5" office:value-type="float" office:value="125.801987853929" calcext:value-type="float">
            <text:p>125.8019878539</text:p>
          </table:table-cell>
          <table:table-cell table:formula="of:=[.E123]+[.F123]" office:value-type="float" office:value="2887" calcext:value-type="float">
            <text:p>2887</text:p>
          </table:table-cell>
          <table:table-cell table:formula="of:=SQRT([.H123])" office:value-type="float" office:value="53.7308105280388" calcext:value-type="float">
            <text:p>53.730810528</text:p>
          </table:table-cell>
          <table:table-cell table:formula="of:=[.G123]/[.I123]" office:value-type="float" office:value="2.34133798871842" calcext:value-type="float">
            <text:p>2.3413379887</text:p>
          </table:table-cell>
        </table:table-row>
        <table:table-row table:style-name="ro1">
          <table:table-cell office:value-type="float" office:value="159.983" calcext:value-type="float">
            <text:p>159.983</text:p>
          </table:table-cell>
          <table:table-cell office:value-type="float" office:value="185.581" calcext:value-type="float">
            <text:p>185.581</text:p>
          </table:table-cell>
          <table:table-cell office:value-type="float" office:value="284.577" calcext:value-type="float">
            <text:p>284.577</text:p>
          </table:table-cell>
          <table:table-cell office:value-type="float" office:value="175.856" calcext:value-type="float">
            <text:p>175.856</text:p>
          </table:table-cell>
          <table:table-cell office:value-type="float" office:value="1491" calcext:value-type="float">
            <text:p>1491</text:p>
          </table:table-cell>
          <table:table-cell office:value-type="float" office:value="1364" calcext:value-type="float">
            <text:p>1364</text:p>
          </table:table-cell>
          <table:table-cell table:formula="of:=(([.A124]-[.C124])^2 + ([.B124]-[.D124])^2)^0.5" office:value-type="float" office:value="124.97295891912" calcext:value-type="float">
            <text:p>124.9729589191</text:p>
          </table:table-cell>
          <table:table-cell table:formula="of:=[.E124]+[.F124]" office:value-type="float" office:value="2855" calcext:value-type="float">
            <text:p>2855</text:p>
          </table:table-cell>
          <table:table-cell table:formula="of:=SQRT([.H124])" office:value-type="float" office:value="53.4322000295702" calcext:value-type="float">
            <text:p>53.4322000296</text:p>
          </table:table-cell>
          <table:table-cell table:formula="of:=[.G124]/[.I124]" office:value-type="float" office:value="2.33890722916065" calcext:value-type="float">
            <text:p>2.3389072292</text:p>
          </table:table-cell>
        </table:table-row>
        <table:table-row table:style-name="ro1">
          <table:table-cell office:value-type="float" office:value="160.531" calcext:value-type="float">
            <text:p>160.531</text:p>
          </table:table-cell>
          <table:table-cell office:value-type="float" office:value="186.678" calcext:value-type="float">
            <text:p>186.678</text:p>
          </table:table-cell>
          <table:table-cell office:value-type="float" office:value="284.248" calcext:value-type="float">
            <text:p>284.248</text:p>
          </table:table-cell>
          <table:table-cell office:value-type="float" office:value="177.046" calcext:value-type="float">
            <text:p>177.046</text:p>
          </table:table-cell>
          <table:table-cell office:value-type="float" office:value="1473" calcext:value-type="float">
            <text:p>1473</text:p>
          </table:table-cell>
          <table:table-cell office:value-type="float" office:value="1345" calcext:value-type="float">
            <text:p>1345</text:p>
          </table:table-cell>
          <table:table-cell table:formula="of:=(([.A125]-[.C125])^2 + ([.B125]-[.D125])^2)^0.5" office:value-type="float" office:value="124.091383717807" calcext:value-type="float">
            <text:p>124.0913837178</text:p>
          </table:table-cell>
          <table:table-cell table:formula="of:=[.E125]+[.F125]" office:value-type="float" office:value="2818" calcext:value-type="float">
            <text:p>2818</text:p>
          </table:table-cell>
          <table:table-cell table:formula="of:=SQRT([.H125])" office:value-type="float" office:value="53.084837759948" calcext:value-type="float">
            <text:p>53.0848377599</text:p>
          </table:table-cell>
          <table:table-cell table:formula="of:=[.G125]/[.I125]" office:value-type="float" office:value="2.33760502912251" calcext:value-type="float">
            <text:p>2.3376050291</text:p>
          </table:table-cell>
        </table:table-row>
        <table:table-row table:style-name="ro1">
          <table:table-cell office:value-type="float" office:value="161.474" calcext:value-type="float">
            <text:p>161.474</text:p>
          </table:table-cell>
          <table:table-cell office:value-type="float" office:value="188.844" calcext:value-type="float">
            <text:p>188.844</text:p>
          </table:table-cell>
          <table:table-cell office:value-type="float" office:value="283.625" calcext:value-type="float">
            <text:p>283.625</text:p>
          </table:table-cell>
          <table:table-cell office:value-type="float" office:value="179.378" calcext:value-type="float">
            <text:p>179.378</text:p>
          </table:table-cell>
          <table:table-cell office:value-type="float" office:value="1438" calcext:value-type="float">
            <text:p>1438</text:p>
          </table:table-cell>
          <table:table-cell office:value-type="float" office:value="1297" calcext:value-type="float">
            <text:p>1297</text:p>
          </table:table-cell>
          <table:table-cell table:formula="of:=(([.A126]-[.C126])^2 + ([.B126]-[.D126])^2)^0.5" office:value-type="float" office:value="122.517231265647" calcext:value-type="float">
            <text:p>122.5172312656</text:p>
          </table:table-cell>
          <table:table-cell table:formula="of:=[.E126]+[.F126]" office:value-type="float" office:value="2735" calcext:value-type="float">
            <text:p>2735</text:p>
          </table:table-cell>
          <table:table-cell table:formula="of:=SQRT([.H126])" office:value-type="float" office:value="52.2972274599715" calcext:value-type="float">
            <text:p>52.29722746</text:p>
          </table:table-cell>
          <table:table-cell table:formula="of:=[.G126]/[.I126]" office:value-type="float" office:value="2.34270987614825" calcext:value-type="float">
            <text:p>2.3427098761</text:p>
          </table:table-cell>
        </table:table-row>
        <table:table-row table:style-name="ro1">
          <table:table-cell office:value-type="float" office:value="161.795" calcext:value-type="float">
            <text:p>161.795</text:p>
          </table:table-cell>
          <table:table-cell office:value-type="float" office:value="190.062" calcext:value-type="float">
            <text:p>190.062</text:p>
          </table:table-cell>
          <table:table-cell office:value-type="float" office:value="283.044" calcext:value-type="float">
            <text:p>283.044</text:p>
          </table:table-cell>
          <table:table-cell office:value-type="float" office:value="180.456" calcext:value-type="float">
            <text:p>180.456</text:p>
          </table:table-cell>
          <table:table-cell office:value-type="float" office:value="1424" calcext:value-type="float">
            <text:p>1424</text:p>
          </table:table-cell>
          <table:table-cell office:value-type="float" office:value="1282" calcext:value-type="float">
            <text:p>1282</text:p>
          </table:table-cell>
          <table:table-cell table:formula="of:=(([.A127]-[.C127])^2 + ([.B127]-[.D127])^2)^0.5" office:value-type="float" office:value="121.628924343677" calcext:value-type="float">
            <text:p>121.6289243437</text:p>
          </table:table-cell>
          <table:table-cell table:formula="of:=[.E127]+[.F127]" office:value-type="float" office:value="2706" calcext:value-type="float">
            <text:p>2706</text:p>
          </table:table-cell>
          <table:table-cell table:formula="of:=SQRT([.H127])" office:value-type="float" office:value="52.0192272145598" calcext:value-type="float">
            <text:p>52.0192272146</text:p>
          </table:table-cell>
          <table:table-cell table:formula="of:=[.G127]/[.I127]" office:value-type="float" office:value="2.33815323403409" calcext:value-type="float">
            <text:p>2.338153234</text:p>
          </table:table-cell>
        </table:table-row>
        <table:table-row table:style-name="ro1">
          <table:table-cell office:value-type="float" office:value="162.181" calcext:value-type="float">
            <text:p>162.181</text:p>
          </table:table-cell>
          <table:table-cell office:value-type="float" office:value="191.086" calcext:value-type="float">
            <text:p>191.086</text:p>
          </table:table-cell>
          <table:table-cell office:value-type="float" office:value="282.595" calcext:value-type="float">
            <text:p>282.595</text:p>
          </table:table-cell>
          <table:table-cell office:value-type="float" office:value="181.658" calcext:value-type="float">
            <text:p>181.658</text:p>
          </table:table-cell>
          <table:table-cell office:value-type="float" office:value="1405" calcext:value-type="float">
            <text:p>1405</text:p>
          </table:table-cell>
          <table:table-cell office:value-type="float" office:value="1273" calcext:value-type="float">
            <text:p>1273</text:p>
          </table:table-cell>
          <table:table-cell table:formula="of:=(([.A128]-[.C128])^2 + ([.B128]-[.D128])^2)^0.5" office:value-type="float" office:value="120.782525971268" calcext:value-type="float">
            <text:p>120.7825259713</text:p>
          </table:table-cell>
          <table:table-cell table:formula="of:=[.E128]+[.F128]" office:value-type="float" office:value="2678" calcext:value-type="float">
            <text:p>2678</text:p>
          </table:table-cell>
          <table:table-cell table:formula="of:=SQRT([.H128])" office:value-type="float" office:value="51.7493961317424" calcext:value-type="float">
            <text:p>51.7493961317</text:p>
          </table:table-cell>
          <table:table-cell table:formula="of:=[.G128]/[.I128]" office:value-type="float" office:value="2.33398908972353" calcext:value-type="float">
            <text:p>2.3339890897</text:p>
          </table:table-cell>
        </table:table-row>
        <table:table-row table:style-name="ro1">
          <table:table-cell office:value-type="float" office:value="162.58" calcext:value-type="float">
            <text:p>162.58</text:p>
          </table:table-cell>
          <table:table-cell office:value-type="float" office:value="192.178" calcext:value-type="float">
            <text:p>192.178</text:p>
          </table:table-cell>
          <table:table-cell office:value-type="float" office:value="282.243" calcext:value-type="float">
            <text:p>282.243</text:p>
          </table:table-cell>
          <table:table-cell office:value-type="float" office:value="182.977" calcext:value-type="float">
            <text:p>182.977</text:p>
          </table:table-cell>
          <table:table-cell office:value-type="float" office:value="1396" calcext:value-type="float">
            <text:p>1396</text:p>
          </table:table-cell>
          <table:table-cell office:value-type="float" office:value="1248" calcext:value-type="float">
            <text:p>1248</text:p>
          </table:table-cell>
          <table:table-cell table:formula="of:=(([.A129]-[.C129])^2 + ([.B129]-[.D129])^2)^0.5" office:value-type="float" office:value="120.01621544608" calcext:value-type="float">
            <text:p>120.0162154461</text:p>
          </table:table-cell>
          <table:table-cell table:formula="of:=[.E129]+[.F129]" office:value-type="float" office:value="2644" calcext:value-type="float">
            <text:p>2644</text:p>
          </table:table-cell>
          <table:table-cell table:formula="of:=SQRT([.H129])" office:value-type="float" office:value="51.4198405287298" calcext:value-type="float">
            <text:p>51.4198405287</text:p>
          </table:table-cell>
          <table:table-cell table:formula="of:=[.G129]/[.I129]" office:value-type="float" office:value="2.33404487863053" calcext:value-type="float">
            <text:p>2.3340448786</text:p>
          </table:table-cell>
        </table:table-row>
        <table:table-row table:style-name="ro1">
          <table:table-cell office:value-type="float" office:value="162.736" calcext:value-type="float">
            <text:p>162.736</text:p>
          </table:table-cell>
          <table:table-cell office:value-type="float" office:value="193.32" calcext:value-type="float">
            <text:p>193.32</text:p>
          </table:table-cell>
          <table:table-cell office:value-type="float" office:value="281.651" calcext:value-type="float">
            <text:p>281.651</text:p>
          </table:table-cell>
          <table:table-cell office:value-type="float" office:value="184.129" calcext:value-type="float">
            <text:p>184.129</text:p>
          </table:table-cell>
          <table:table-cell office:value-type="float" office:value="1370" calcext:value-type="float">
            <text:p>1370</text:p>
          </table:table-cell>
          <table:table-cell office:value-type="float" office:value="1242" calcext:value-type="float">
            <text:p>1242</text:p>
          </table:table-cell>
          <table:table-cell table:formula="of:=(([.A130]-[.C130])^2 + ([.B130]-[.D130])^2)^0.5" office:value-type="float" office:value="119.269659620542" calcext:value-type="float">
            <text:p>119.2696596205</text:p>
          </table:table-cell>
          <table:table-cell table:formula="of:=[.E130]+[.F130]" office:value-type="float" office:value="2612" calcext:value-type="float">
            <text:p>2612</text:p>
          </table:table-cell>
          <table:table-cell table:formula="of:=SQRT([.H130])" office:value-type="float" office:value="51.1077293567226" calcext:value-type="float">
            <text:p>51.1077293567</text:p>
          </table:table-cell>
          <table:table-cell table:formula="of:=[.G130]/[.I130]" office:value-type="float" office:value="2.33369122678219" calcext:value-type="float">
            <text:p>2.3336912268</text:p>
          </table:table-cell>
        </table:table-row>
        <table:table-row table:style-name="ro1">
          <table:table-cell office:value-type="float" office:value="162.579" calcext:value-type="float">
            <text:p>162.579</text:p>
          </table:table-cell>
          <table:table-cell office:value-type="float" office:value="194.509" calcext:value-type="float">
            <text:p>194.509</text:p>
          </table:table-cell>
          <table:table-cell office:value-type="float" office:value="280.646" calcext:value-type="float">
            <text:p>280.646</text:p>
          </table:table-cell>
          <table:table-cell office:value-type="float" office:value="185.181" calcext:value-type="float">
            <text:p>185.181</text:p>
          </table:table-cell>
          <table:table-cell office:value-type="float" office:value="1350" calcext:value-type="float">
            <text:p>1350</text:p>
          </table:table-cell>
          <table:table-cell office:value-type="float" office:value="1219" calcext:value-type="float">
            <text:p>1219</text:p>
          </table:table-cell>
          <table:table-cell table:formula="of:=(([.A131]-[.C131])^2 + ([.B131]-[.D131])^2)^0.5" office:value-type="float" office:value="118.434910702039" calcext:value-type="float">
            <text:p>118.434910702</text:p>
          </table:table-cell>
          <table:table-cell table:formula="of:=[.E131]+[.F131]" office:value-type="float" office:value="2569" calcext:value-type="float">
            <text:p>2569</text:p>
          </table:table-cell>
          <table:table-cell table:formula="of:=SQRT([.H131])" office:value-type="float" office:value="50.6853035898967" calcext:value-type="float">
            <text:p>50.6853035899</text:p>
          </table:table-cell>
          <table:table-cell table:formula="of:=[.G131]/[.I131]" office:value-type="float" office:value="2.3366716249806" calcext:value-type="float">
            <text:p>2.336671625</text:p>
          </table:table-cell>
        </table:table-row>
        <table:table-row table:style-name="ro1">
          <table:table-cell office:value-type="float" office:value="162.17" calcext:value-type="float">
            <text:p>162.17</text:p>
          </table:table-cell>
          <table:table-cell office:value-type="float" office:value="196.55" calcext:value-type="float">
            <text:p>196.55</text:p>
          </table:table-cell>
          <table:table-cell office:value-type="float" office:value="278.937" calcext:value-type="float">
            <text:p>278.937</text:p>
          </table:table-cell>
          <table:table-cell office:value-type="float" office:value="187.451" calcext:value-type="float">
            <text:p>187.451</text:p>
          </table:table-cell>
          <table:table-cell office:value-type="float" office:value="1315" calcext:value-type="float">
            <text:p>1315</text:p>
          </table:table-cell>
          <table:table-cell office:value-type="float" office:value="1197" calcext:value-type="float">
            <text:p>1197</text:p>
          </table:table-cell>
          <table:table-cell table:formula="of:=(([.A132]-[.C132])^2 + ([.B132]-[.D132])^2)^0.5" office:value-type="float" office:value="117.120980571373" calcext:value-type="float">
            <text:p>117.1209805714</text:p>
          </table:table-cell>
          <table:table-cell table:formula="of:=[.E132]+[.F132]" office:value-type="float" office:value="2512" calcext:value-type="float">
            <text:p>2512</text:p>
          </table:table-cell>
          <table:table-cell table:formula="of:=SQRT([.H132])" office:value-type="float" office:value="50.1198563445667" calcext:value-type="float">
            <text:p>50.1198563446</text:p>
          </table:table-cell>
          <table:table-cell table:formula="of:=[.G132]/[.I132]" office:value-type="float" office:value="2.33681796225001" calcext:value-type="float">
            <text:p>2.3368179623</text:p>
          </table:table-cell>
        </table:table-row>
        <table:table-row table:style-name="ro1">
          <table:table-cell office:value-type="float" office:value="162.07" calcext:value-type="float">
            <text:p>162.07</text:p>
          </table:table-cell>
          <table:table-cell office:value-type="float" office:value="197.67" calcext:value-type="float">
            <text:p>197.67</text:p>
          </table:table-cell>
          <table:table-cell office:value-type="float" office:value="278.076" calcext:value-type="float">
            <text:p>278.076</text:p>
          </table:table-cell>
          <table:table-cell office:value-type="float" office:value="188.494" calcext:value-type="float">
            <text:p>188.494</text:p>
          </table:table-cell>
          <table:table-cell office:value-type="float" office:value="1305" calcext:value-type="float">
            <text:p>1305</text:p>
          </table:table-cell>
          <table:table-cell office:value-type="float" office:value="1182" calcext:value-type="float">
            <text:p>1182</text:p>
          </table:table-cell>
          <table:table-cell table:formula="of:=(([.A133]-[.C133])^2 + ([.B133]-[.D133])^2)^0.5" office:value-type="float" office:value="116.368341966361" calcext:value-type="float">
            <text:p>116.3683419664</text:p>
          </table:table-cell>
          <table:table-cell table:formula="of:=[.E133]+[.F133]" office:value-type="float" office:value="2487" calcext:value-type="float">
            <text:p>2487</text:p>
          </table:table-cell>
          <table:table-cell table:formula="of:=SQRT([.H133])" office:value-type="float" office:value="49.8698305591667" calcext:value-type="float">
            <text:p>49.8698305592</text:p>
          </table:table-cell>
          <table:table-cell table:formula="of:=[.G133]/[.I133]" office:value-type="float" office:value="2.33344169534122" calcext:value-type="float">
            <text:p>2.3334416953</text:p>
          </table:table-cell>
        </table:table-row>
        <table:table-row table:style-name="ro1">
          <table:table-cell office:value-type="float" office:value="161.844" calcext:value-type="float">
            <text:p>161.844</text:p>
          </table:table-cell>
          <table:table-cell office:value-type="float" office:value="198.79" calcext:value-type="float">
            <text:p>198.79</text:p>
          </table:table-cell>
          <table:table-cell office:value-type="float" office:value="277.16" calcext:value-type="float">
            <text:p>277.16</text:p>
          </table:table-cell>
          <table:table-cell office:value-type="float" office:value="189.603" calcext:value-type="float">
            <text:p>189.603</text:p>
          </table:table-cell>
          <table:table-cell office:value-type="float" office:value="1288" calcext:value-type="float">
            <text:p>1288</text:p>
          </table:table-cell>
          <table:table-cell office:value-type="float" office:value="1179" calcext:value-type="float">
            <text:p>1179</text:p>
          </table:table-cell>
          <table:table-cell table:formula="of:=(([.A134]-[.C134])^2 + ([.B134]-[.D134])^2)^0.5" office:value-type="float" office:value="115.681376310104" calcext:value-type="float">
            <text:p>115.6813763101</text:p>
          </table:table-cell>
          <table:table-cell table:formula="of:=[.E134]+[.F134]" office:value-type="float" office:value="2467" calcext:value-type="float">
            <text:p>2467</text:p>
          </table:table-cell>
          <table:table-cell table:formula="of:=SQRT([.H134])" office:value-type="float" office:value="49.6689037527506" calcext:value-type="float">
            <text:p>49.6689037528</text:p>
          </table:table-cell>
          <table:table-cell table:formula="of:=[.G134]/[.I134]" office:value-type="float" office:value="2.32905032263166" calcext:value-type="float">
            <text:p>2.3290503226</text:p>
          </table:table-cell>
        </table:table-row>
        <table:table-row table:style-name="ro1">
          <table:table-cell office:value-type="float" office:value="161.729" calcext:value-type="float">
            <text:p>161.729</text:p>
          </table:table-cell>
          <table:table-cell office:value-type="float" office:value="199.631" calcext:value-type="float">
            <text:p>199.631</text:p>
          </table:table-cell>
          <table:table-cell office:value-type="float" office:value="276.413" calcext:value-type="float">
            <text:p>276.413</text:p>
          </table:table-cell>
          <table:table-cell office:value-type="float" office:value="190.557" calcext:value-type="float">
            <text:p>190.557</text:p>
          </table:table-cell>
          <table:table-cell office:value-type="float" office:value="1272" calcext:value-type="float">
            <text:p>1272</text:p>
          </table:table-cell>
          <table:table-cell office:value-type="float" office:value="1164" calcext:value-type="float">
            <text:p>1164</text:p>
          </table:table-cell>
          <table:table-cell table:formula="of:=(([.A135]-[.C135])^2 + ([.B135]-[.D135])^2)^0.5" office:value-type="float" office:value="115.042415360596" calcext:value-type="float">
            <text:p>115.0424153606</text:p>
          </table:table-cell>
          <table:table-cell table:formula="of:=[.E135]+[.F135]" office:value-type="float" office:value="2436" calcext:value-type="float">
            <text:p>2436</text:p>
          </table:table-cell>
          <table:table-cell table:formula="of:=SQRT([.H135])" office:value-type="float" office:value="49.3558507170123" calcext:value-type="float">
            <text:p>49.355850717</text:p>
          </table:table-cell>
          <table:table-cell table:formula="of:=[.G135]/[.I135]" office:value-type="float" office:value="2.33087696168396" calcext:value-type="float">
            <text:p>2.3308769617</text:p>
          </table:table-cell>
        </table:table-row>
        <table:table-row table:style-name="ro1">
          <table:table-cell office:value-type="float" office:value="161.588" calcext:value-type="float">
            <text:p>161.588</text:p>
          </table:table-cell>
          <table:table-cell office:value-type="float" office:value="200.63" calcext:value-type="float">
            <text:p>200.63</text:p>
          </table:table-cell>
          <table:table-cell office:value-type="float" office:value="275.641" calcext:value-type="float">
            <text:p>275.641</text:p>
          </table:table-cell>
          <table:table-cell office:value-type="float" office:value="191.355" calcext:value-type="float">
            <text:p>191.355</text:p>
          </table:table-cell>
          <table:table-cell office:value-type="float" office:value="1266" calcext:value-type="float">
            <text:p>1266</text:p>
          </table:table-cell>
          <table:table-cell office:value-type="float" office:value="1145" calcext:value-type="float">
            <text:p>1145</text:p>
          </table:table-cell>
          <table:table-cell table:formula="of:=(([.A136]-[.C136])^2 + ([.B136]-[.D136])^2)^0.5" office:value-type="float" office:value="114.42950858061" calcext:value-type="float">
            <text:p>114.4295085806</text:p>
          </table:table-cell>
          <table:table-cell table:formula="of:=[.E136]+[.F136]" office:value-type="float" office:value="2411" calcext:value-type="float">
            <text:p>2411</text:p>
          </table:table-cell>
          <table:table-cell table:formula="of:=SQRT([.H136])" office:value-type="float" office:value="49.1019347887637" calcext:value-type="float">
            <text:p>49.1019347888</text:p>
          </table:table-cell>
          <table:table-cell table:formula="of:=[.G136]/[.I136]" office:value-type="float" office:value="2.33044805816483" calcext:value-type="float">
            <text:p>2.3304480582</text:p>
          </table:table-cell>
        </table:table-row>
        <table:table-row table:style-name="ro1">
          <table:table-cell office:value-type="float" office:value="161.563" calcext:value-type="float">
            <text:p>161.563</text:p>
          </table:table-cell>
          <table:table-cell office:value-type="float" office:value="201.334" calcext:value-type="float">
            <text:p>201.334</text:p>
          </table:table-cell>
          <table:table-cell office:value-type="float" office:value="274.928" calcext:value-type="float">
            <text:p>274.928</text:p>
          </table:table-cell>
          <table:table-cell office:value-type="float" office:value="192.584" calcext:value-type="float">
            <text:p>192.584</text:p>
          </table:table-cell>
          <table:table-cell office:value-type="float" office:value="1248" calcext:value-type="float">
            <text:p>1248</text:p>
          </table:table-cell>
          <table:table-cell office:value-type="float" office:value="1134" calcext:value-type="float">
            <text:p>1134</text:p>
          </table:table-cell>
          <table:table-cell table:formula="of:=(([.A137]-[.C137])^2 + ([.B137]-[.D137])^2)^0.5" office:value-type="float" office:value="113.702179948319" calcext:value-type="float">
            <text:p>113.7021799483</text:p>
          </table:table-cell>
          <table:table-cell table:formula="of:=[.E137]+[.F137]" office:value-type="float" office:value="2382" calcext:value-type="float">
            <text:p>2382</text:p>
          </table:table-cell>
          <table:table-cell table:formula="of:=SQRT([.H137])" office:value-type="float" office:value="48.8057373676497" calcext:value-type="float">
            <text:p>48.8057373676</text:p>
          </table:table-cell>
          <table:table-cell table:formula="of:=[.G137]/[.I137]" office:value-type="float" office:value="2.32968880465446" calcext:value-type="float">
            <text:p>2.3296888047</text:p>
          </table:table-cell>
        </table:table-row>
        <table:table-row table:style-name="ro1">
          <table:table-cell office:value-type="float" office:value="161.489" calcext:value-type="float">
            <text:p>161.489</text:p>
          </table:table-cell>
          <table:table-cell office:value-type="float" office:value="202.275" calcext:value-type="float">
            <text:p>202.275</text:p>
          </table:table-cell>
          <table:table-cell office:value-type="float" office:value="274.309" calcext:value-type="float">
            <text:p>274.309</text:p>
          </table:table-cell>
          <table:table-cell office:value-type="float" office:value="193.422" calcext:value-type="float">
            <text:p>193.422</text:p>
          </table:table-cell>
          <table:table-cell office:value-type="float" office:value="1240" calcext:value-type="float">
            <text:p>1240</text:p>
          </table:table-cell>
          <table:table-cell office:value-type="float" office:value="1121" calcext:value-type="float">
            <text:p>1121</text:p>
          </table:table-cell>
          <table:table-cell table:formula="of:=(([.A138]-[.C138])^2 + ([.B138]-[.D138])^2)^0.5" office:value-type="float" office:value="113.166814963575" calcext:value-type="float">
            <text:p>113.1668149636</text:p>
          </table:table-cell>
          <table:table-cell table:formula="of:=[.E138]+[.F138]" office:value-type="float" office:value="2361" calcext:value-type="float">
            <text:p>2361</text:p>
          </table:table-cell>
          <table:table-cell table:formula="of:=SQRT([.H138])" office:value-type="float" office:value="48.5901224530254" calcext:value-type="float">
            <text:p>48.590122453</text:p>
          </table:table-cell>
          <table:table-cell table:formula="of:=[.G138]/[.I138]" office:value-type="float" office:value="2.32900863900846" calcext:value-type="float">
            <text:p>2.329008639</text:p>
          </table:table-cell>
        </table:table-row>
        <table:table-row table:style-name="ro1">
          <table:table-cell office:value-type="float" office:value="161.303" calcext:value-type="float">
            <text:p>161.303</text:p>
          </table:table-cell>
          <table:table-cell office:value-type="float" office:value="203.192" calcext:value-type="float">
            <text:p>203.192</text:p>
          </table:table-cell>
          <table:table-cell office:value-type="float" office:value="273.413" calcext:value-type="float">
            <text:p>273.413</text:p>
          </table:table-cell>
          <table:table-cell office:value-type="float" office:value="194.171" calcext:value-type="float">
            <text:p>194.171</text:p>
          </table:table-cell>
          <table:table-cell office:value-type="float" office:value="1223" calcext:value-type="float">
            <text:p>1223</text:p>
          </table:table-cell>
          <table:table-cell office:value-type="float" office:value="1115" calcext:value-type="float">
            <text:p>1115</text:p>
          </table:table-cell>
          <table:table-cell table:formula="of:=(([.A139]-[.C139])^2 + ([.B139]-[.D139])^2)^0.5" office:value-type="float" office:value="112.472354563244" calcext:value-type="float">
            <text:p>112.4723545632</text:p>
          </table:table-cell>
          <table:table-cell table:formula="of:=[.E139]+[.F139]" office:value-type="float" office:value="2338" calcext:value-type="float">
            <text:p>2338</text:p>
          </table:table-cell>
          <table:table-cell table:formula="of:=SQRT([.H139])" office:value-type="float" office:value="48.3528696149463" calcext:value-type="float">
            <text:p>48.3528696149</text:p>
          </table:table-cell>
          <table:table-cell table:formula="of:=[.G139]/[.I139]" office:value-type="float" office:value="2.32607403570682" calcext:value-type="float">
            <text:p>2.3260740357</text:p>
          </table:table-cell>
        </table:table-row>
        <table:table-row table:style-name="ro1">
          <table:table-cell office:value-type="float" office:value="160.826" calcext:value-type="float">
            <text:p>160.826</text:p>
          </table:table-cell>
          <table:table-cell office:value-type="float" office:value="204.651" calcext:value-type="float">
            <text:p>204.651</text:p>
          </table:table-cell>
          <table:table-cell office:value-type="float" office:value="271.972" calcext:value-type="float">
            <text:p>271.972</text:p>
          </table:table-cell>
          <table:table-cell office:value-type="float" office:value="196.066" calcext:value-type="float">
            <text:p>196.066</text:p>
          </table:table-cell>
          <table:table-cell office:value-type="float" office:value="1198" calcext:value-type="float">
            <text:p>1198</text:p>
          </table:table-cell>
          <table:table-cell office:value-type="float" office:value="1091" calcext:value-type="float">
            <text:p>1091</text:p>
          </table:table-cell>
          <table:table-cell table:formula="of:=(([.A140]-[.C140])^2 + ([.B140]-[.D140])^2)^0.5" office:value-type="float" office:value="111.477062847027" calcext:value-type="float">
            <text:p>111.477062847</text:p>
          </table:table-cell>
          <table:table-cell table:formula="of:=[.E140]+[.F140]" office:value-type="float" office:value="2289" calcext:value-type="float">
            <text:p>2289</text:p>
          </table:table-cell>
          <table:table-cell table:formula="of:=SQRT([.H140])" office:value-type="float" office:value="47.8434948556227" calcext:value-type="float">
            <text:p>47.8434948556</text:p>
          </table:table-cell>
          <table:table-cell table:formula="of:=[.G140]/[.I140]" office:value-type="float" office:value="2.33003594706932" calcext:value-type="float">
            <text:p>2.3300359471</text:p>
          </table:table-cell>
        </table:table-row>
        <table:table-row table:style-name="ro1">
          <table:table-cell office:value-type="float" office:value="160.531" calcext:value-type="float">
            <text:p>160.531</text:p>
          </table:table-cell>
          <table:table-cell office:value-type="float" office:value="205.793" calcext:value-type="float">
            <text:p>205.793</text:p>
          </table:table-cell>
          <table:table-cell office:value-type="float" office:value="271.192" calcext:value-type="float">
            <text:p>271.192</text:p>
          </table:table-cell>
          <table:table-cell office:value-type="float" office:value="196.948" calcext:value-type="float">
            <text:p>196.948</text:p>
          </table:table-cell>
          <table:table-cell office:value-type="float" office:value="1191" calcext:value-type="float">
            <text:p>1191</text:p>
          </table:table-cell>
          <table:table-cell office:value-type="float" office:value="1087" calcext:value-type="float">
            <text:p>1087</text:p>
          </table:table-cell>
          <table:table-cell table:formula="of:=(([.A141]-[.C141])^2 + ([.B141]-[.D141])^2)^0.5" office:value-type="float" office:value="111.013922307069" calcext:value-type="float">
            <text:p>111.0139223071</text:p>
          </table:table-cell>
          <table:table-cell table:formula="of:=[.E141]+[.F141]" office:value-type="float" office:value="2278" calcext:value-type="float">
            <text:p>2278</text:p>
          </table:table-cell>
          <table:table-cell table:formula="of:=SQRT([.H141])" office:value-type="float" office:value="47.7283982551269" calcext:value-type="float">
            <text:p>47.7283982551</text:p>
          </table:table-cell>
          <table:table-cell table:formula="of:=[.G141]/[.I141]" office:value-type="float" office:value="2.32595113948003" calcext:value-type="float">
            <text:p>2.3259511395</text:p>
          </table:table-cell>
        </table:table-row>
        <table:table-row table:style-name="ro1">
          <table:table-cell office:value-type="float" office:value="160.324" calcext:value-type="float">
            <text:p>160.324</text:p>
          </table:table-cell>
          <table:table-cell office:value-type="float" office:value="206.489" calcext:value-type="float">
            <text:p>206.489</text:p>
          </table:table-cell>
          <table:table-cell office:value-type="float" office:value="270.322" calcext:value-type="float">
            <text:p>270.322</text:p>
          </table:table-cell>
          <table:table-cell office:value-type="float" office:value="197.617" calcext:value-type="float">
            <text:p>197.617</text:p>
          </table:table-cell>
          <table:table-cell office:value-type="float" office:value="1180" calcext:value-type="float">
            <text:p>1180</text:p>
          </table:table-cell>
          <table:table-cell office:value-type="float" office:value="1084" calcext:value-type="float">
            <text:p>1084</text:p>
          </table:table-cell>
          <table:table-cell table:formula="of:=(([.A142]-[.C142])^2 + ([.B142]-[.D142])^2)^0.5" office:value-type="float" office:value="110.355210062779" calcext:value-type="float">
            <text:p>110.3552100628</text:p>
          </table:table-cell>
          <table:table-cell table:formula="of:=[.E142]+[.F142]" office:value-type="float" office:value="2264" calcext:value-type="float">
            <text:p>2264</text:p>
          </table:table-cell>
          <table:table-cell table:formula="of:=SQRT([.H142])" office:value-type="float" office:value="47.5815090134813" calcext:value-type="float">
            <text:p>47.5815090135</text:p>
          </table:table-cell>
          <table:table-cell table:formula="of:=[.G142]/[.I142]" office:value-type="float" office:value="2.31928773069201" calcext:value-type="float">
            <text:p>2.3192877307</text:p>
          </table:table-cell>
        </table:table-row>
        <table:table-row table:style-name="ro1">
          <table:table-cell office:value-type="float" office:value="160.032" calcext:value-type="float">
            <text:p>160.032</text:p>
          </table:table-cell>
          <table:table-cell office:value-type="float" office:value="207.234" calcext:value-type="float">
            <text:p>207.234</text:p>
          </table:table-cell>
          <table:table-cell office:value-type="float" office:value="269.669" calcext:value-type="float">
            <text:p>269.669</text:p>
          </table:table-cell>
          <table:table-cell office:value-type="float" office:value="198.446" calcext:value-type="float">
            <text:p>198.446</text:p>
          </table:table-cell>
          <table:table-cell office:value-type="float" office:value="1173" calcext:value-type="float">
            <text:p>1173</text:p>
          </table:table-cell>
          <table:table-cell office:value-type="float" office:value="1059" calcext:value-type="float">
            <text:p>1059</text:p>
          </table:table-cell>
          <table:table-cell table:formula="of:=(([.A143]-[.C143])^2 + ([.B143]-[.D143])^2)^0.5" office:value-type="float" office:value="109.988639017855" calcext:value-type="float">
            <text:p>109.9886390179</text:p>
          </table:table-cell>
          <table:table-cell table:formula="of:=[.E143]+[.F143]" office:value-type="float" office:value="2232" calcext:value-type="float">
            <text:p>2232</text:p>
          </table:table-cell>
          <table:table-cell table:formula="of:=SQRT([.H143])" office:value-type="float" office:value="47.2440472440709" calcext:value-type="float">
            <text:p>47.2440472441</text:p>
          </table:table-cell>
          <table:table-cell table:formula="of:=[.G143]/[.I143]" office:value-type="float" office:value="2.32809518730761" calcext:value-type="float">
            <text:p>2.3280951873</text:p>
          </table:table-cell>
        </table:table-row>
        <table:table-row table:style-name="ro1">
          <table:table-cell office:value-type="float" office:value="159.798" calcext:value-type="float">
            <text:p>159.798</text:p>
          </table:table-cell>
          <table:table-cell office:value-type="float" office:value="208.117" calcext:value-type="float">
            <text:p>208.117</text:p>
          </table:table-cell>
          <table:table-cell office:value-type="float" office:value="94.7108" calcext:value-type="float">
            <text:p>94.7108</text:p>
          </table:table-cell>
          <table:table-cell office:value-type="float" office:value="150.518" calcext:value-type="float">
            <text:p>150.518</text:p>
          </table:table-cell>
          <table:table-cell office:value-type="float" office:value="1163" calcext:value-type="float">
            <text:p>1163</text:p>
          </table:table-cell>
          <table:table-cell office:value-type="float" office:value="83" calcext:value-type="float">
            <text:p>83</text:p>
          </table:table-cell>
          <table:table-cell table:formula="of:=(([.A144]-[.C144])^2 + ([.B144]-[.D144])^2)^0.5" office:value-type="float" office:value="86.9136836455572" calcext:value-type="float">
            <text:p>86.9136836456</text:p>
          </table:table-cell>
          <table:table-cell table:formula="of:=[.E144]+[.F144]" office:value-type="float" office:value="1246" calcext:value-type="float">
            <text:p>1246</text:p>
          </table:table-cell>
          <table:table-cell table:formula="of:=SQRT([.H144])" office:value-type="float" office:value="35.2987251894456" calcext:value-type="float">
            <text:p>35.2987251894</text:p>
          </table:table-cell>
          <table:table-cell table:formula="of:=[.G144]/[.I144]" office:value-type="float" office:value="2.46223293275035" calcext:value-type="float">
            <text:p>2.4622329328</text:p>
          </table:table-cell>
        </table:table-row>
        <table:table-row table:style-name="ro1">
          <table:table-cell office:value-type="float" office:value="159.656" calcext:value-type="float">
            <text:p>159.656</text:p>
          </table:table-cell>
          <table:table-cell office:value-type="float" office:value="208.915" calcext:value-type="float">
            <text:p>208.915</text:p>
          </table:table-cell>
          <table:table-cell office:value-type="float" office:value="94.7108" calcext:value-type="float">
            <text:p>94.7108</text:p>
          </table:table-cell>
          <table:table-cell office:value-type="float" office:value="150.518" calcext:value-type="float">
            <text:p>150.518</text:p>
          </table:table-cell>
          <table:table-cell office:value-type="float" office:value="1147" calcext:value-type="float">
            <text:p>1147</text:p>
          </table:table-cell>
          <table:table-cell office:value-type="float" office:value="83" calcext:value-type="float">
            <text:p>83</text:p>
          </table:table-cell>
          <table:table-cell table:formula="of:=(([.A145]-[.C145])^2 + ([.B145]-[.D145])^2)^0.5" office:value-type="float" office:value="87.3389295333988" calcext:value-type="float">
            <text:p>87.3389295334</text:p>
          </table:table-cell>
          <table:table-cell table:formula="of:=[.E145]+[.F145]" office:value-type="float" office:value="1230" calcext:value-type="float">
            <text:p>1230</text:p>
          </table:table-cell>
          <table:table-cell table:formula="of:=SQRT([.H145])" office:value-type="float" office:value="35.0713558335004" calcext:value-type="float">
            <text:p>35.0713558335</text:p>
          </table:table-cell>
          <table:table-cell table:formula="of:=[.G145]/[.I145]" office:value-type="float" office:value="2.4903208746202" calcext:value-type="float">
            <text:p>2.4903208746</text:p>
          </table:table-cell>
        </table:table-row>
        <table:table-row table:style-name="ro1">
          <table:table-cell office:value-type="float" office:value="159.279" calcext:value-type="float">
            <text:p>159.279</text:p>
          </table:table-cell>
          <table:table-cell office:value-type="float" office:value="210.311" calcext:value-type="float">
            <text:p>210.311</text:p>
          </table:table-cell>
          <table:table-cell office:value-type="float" office:value="94.7108" calcext:value-type="float">
            <text:p>94.7108</text:p>
          </table:table-cell>
          <table:table-cell office:value-type="float" office:value="150.518" calcext:value-type="float">
            <text:p>150.518</text:p>
          </table:table-cell>
          <table:table-cell office:value-type="float" office:value="1125" calcext:value-type="float">
            <text:p>1125</text:p>
          </table:table-cell>
          <table:table-cell office:value-type="float" office:value="83" calcext:value-type="float">
            <text:p>83</text:p>
          </table:table-cell>
          <table:table-cell table:formula="of:=(([.A146]-[.C146])^2 + ([.B146]-[.D146])^2)^0.5" office:value-type="float" office:value="88.0014505575902" calcext:value-type="float">
            <text:p>88.0014505576</text:p>
          </table:table-cell>
          <table:table-cell table:formula="of:=[.E146]+[.F146]" office:value-type="float" office:value="1208" calcext:value-type="float">
            <text:p>1208</text:p>
          </table:table-cell>
          <table:table-cell table:formula="of:=SQRT([.H146])" office:value-type="float" office:value="34.7562943939655" calcext:value-type="float">
            <text:p>34.756294394</text:p>
          </table:table-cell>
          <table:table-cell table:formula="of:=[.G146]/[.I146]" office:value-type="float" office:value="2.53195722075795" calcext:value-type="float">
            <text:p>2.5319572208</text:p>
          </table:table-cell>
        </table:table-row>
        <table:table-row table:style-name="ro1">
          <table:table-cell office:value-type="float" office:value="159.063" calcext:value-type="float">
            <text:p>159.063</text:p>
          </table:table-cell>
          <table:table-cell office:value-type="float" office:value="211.139" calcext:value-type="float">
            <text:p>211.139</text:p>
          </table:table-cell>
          <table:table-cell office:value-type="float" office:value="94.7108" calcext:value-type="float">
            <text:p>94.7108</text:p>
          </table:table-cell>
          <table:table-cell office:value-type="float" office:value="150.518" calcext:value-type="float">
            <text:p>150.518</text:p>
          </table:table-cell>
          <table:table-cell office:value-type="float" office:value="1114" calcext:value-type="float">
            <text:p>1114</text:p>
          </table:table-cell>
          <table:table-cell office:value-type="float" office:value="83" calcext:value-type="float">
            <text:p>83</text:p>
          </table:table-cell>
          <table:table-cell table:formula="of:=(([.A147]-[.C147])^2 + ([.B147]-[.D147])^2)^0.5" office:value-type="float" office:value="88.4087738057711" calcext:value-type="float">
            <text:p>88.4087738058</text:p>
          </table:table-cell>
          <table:table-cell table:formula="of:=[.E147]+[.F147]" office:value-type="float" office:value="1197" calcext:value-type="float">
            <text:p>1197</text:p>
          </table:table-cell>
          <table:table-cell table:formula="of:=SQRT([.H147])" office:value-type="float" office:value="34.5976877840124" calcext:value-type="float">
            <text:p>34.597687784</text:p>
          </table:table-cell>
          <table:table-cell table:formula="of:=[.G147]/[.I147]" office:value-type="float" office:value="2.55533763867957" calcext:value-type="float">
            <text:p>2.5553376387</text:p>
          </table:table-cell>
        </table:table-row>
        <table:table-row table:style-name="ro1">
          <table:table-cell office:value-type="float" office:value="158.648" calcext:value-type="float">
            <text:p>158.648</text:p>
          </table:table-cell>
          <table:table-cell office:value-type="float" office:value="212.642" calcext:value-type="float">
            <text:p>212.642</text:p>
          </table:table-cell>
          <table:table-cell office:value-type="float" office:value="94.7108" calcext:value-type="float">
            <text:p>94.7108</text:p>
          </table:table-cell>
          <table:table-cell office:value-type="float" office:value="150.518" calcext:value-type="float">
            <text:p>150.518</text:p>
          </table:table-cell>
          <table:table-cell office:value-type="float" office:value="1098" calcext:value-type="float">
            <text:p>1098</text:p>
          </table:table-cell>
          <table:table-cell office:value-type="float" office:value="83" calcext:value-type="float">
            <text:p>83</text:p>
          </table:table-cell>
          <table:table-cell table:formula="of:=(([.A148]-[.C148])^2 + ([.B148]-[.D148])^2)^0.5" office:value-type="float" office:value="89.1479496109697" calcext:value-type="float">
            <text:p>89.147949611</text:p>
          </table:table-cell>
          <table:table-cell table:formula="of:=[.E148]+[.F148]" office:value-type="float" office:value="1181" calcext:value-type="float">
            <text:p>1181</text:p>
          </table:table-cell>
          <table:table-cell table:formula="of:=SQRT([.H148])" office:value-type="float" office:value="34.3656805548792" calcext:value-type="float">
            <text:p>34.3656805549</text:p>
          </table:table-cell>
          <table:table-cell table:formula="of:=[.G148]/[.I148]" office:value-type="float" office:value="2.59409818666643" calcext:value-type="float">
            <text:p>2.5940981867</text:p>
          </table:table-cell>
        </table:table-row>
        <table:table-row table:style-name="ro1">
          <table:table-cell office:value-type="float" office:value="158.391" calcext:value-type="float">
            <text:p>158.391</text:p>
          </table:table-cell>
          <table:table-cell office:value-type="float" office:value="213.377" calcext:value-type="float">
            <text:p>213.377</text:p>
          </table:table-cell>
          <table:table-cell office:value-type="float" office:value="94.7108" calcext:value-type="float">
            <text:p>94.7108</text:p>
          </table:table-cell>
          <table:table-cell office:value-type="float" office:value="150.518" calcext:value-type="float">
            <text:p>150.518</text:p>
          </table:table-cell>
          <table:table-cell office:value-type="float" office:value="1082" calcext:value-type="float">
            <text:p>1082</text:p>
          </table:table-cell>
          <table:table-cell office:value-type="float" office:value="83" calcext:value-type="float">
            <text:p>83</text:p>
          </table:table-cell>
          <table:table-cell table:formula="of:=(([.A149]-[.C149])^2 + ([.B149]-[.D149])^2)^0.5" office:value-type="float" office:value="89.4786105895705" calcext:value-type="float">
            <text:p>89.4786105896</text:p>
          </table:table-cell>
          <table:table-cell table:formula="of:=[.E149]+[.F149]" office:value-type="float" office:value="1165" calcext:value-type="float">
            <text:p>1165</text:p>
          </table:table-cell>
          <table:table-cell table:formula="of:=SQRT([.H149])" office:value-type="float" office:value="34.132096331752" calcext:value-type="float">
            <text:p>34.1320963318</text:p>
          </table:table-cell>
          <table:table-cell table:formula="of:=[.G149]/[.I149]" office:value-type="float" office:value="2.62153867491377" calcext:value-type="float">
            <text:p>2.6215386749</text:p>
          </table:table-cell>
        </table:table-row>
        <table:table-row table:style-name="ro1">
          <table:table-cell office:value-type="float" office:value="158.235" calcext:value-type="float">
            <text:p>158.235</text:p>
          </table:table-cell>
          <table:table-cell office:value-type="float" office:value="214.28" calcext:value-type="float">
            <text:p>214.28</text:p>
          </table:table-cell>
          <table:table-cell office:value-type="float" office:value="94.7108" calcext:value-type="float">
            <text:p>94.7108</text:p>
          </table:table-cell>
          <table:table-cell office:value-type="float" office:value="150.518" calcext:value-type="float">
            <text:p>150.518</text:p>
          </table:table-cell>
          <table:table-cell office:value-type="float" office:value="1074" calcext:value-type="float">
            <text:p>1074</text:p>
          </table:table-cell>
          <table:table-cell office:value-type="float" office:value="83" calcext:value-type="float">
            <text:p>83</text:p>
          </table:table-cell>
          <table:table-cell table:formula="of:=(([.A150]-[.C150])^2 + ([.B150]-[.D150])^2)^0.5" office:value-type="float" office:value="90.0050922428281" calcext:value-type="float">
            <text:p>90.0050922428</text:p>
          </table:table-cell>
          <table:table-cell table:formula="of:=[.E150]+[.F150]" office:value-type="float" office:value="1157" calcext:value-type="float">
            <text:p>1157</text:p>
          </table:table-cell>
          <table:table-cell table:formula="of:=SQRT([.H150])" office:value-type="float" office:value="34.0147027033899" calcext:value-type="float">
            <text:p>34.0147027034</text:p>
          </table:table-cell>
          <table:table-cell table:formula="of:=[.G150]/[.I150]" office:value-type="float" office:value="2.64606435128002" calcext:value-type="float">
            <text:p>2.6460643513</text:p>
          </table:table-cell>
        </table:table-row>
        <table:table-row table:style-name="ro1">
          <table:table-cell office:value-type="float" office:value="157.946" calcext:value-type="float">
            <text:p>157.946</text:p>
          </table:table-cell>
          <table:table-cell office:value-type="float" office:value="214.91" calcext:value-type="float">
            <text:p>214.91</text:p>
          </table:table-cell>
          <table:table-cell office:value-type="float" office:value="94.7108" calcext:value-type="float">
            <text:p>94.7108</text:p>
          </table:table-cell>
          <table:table-cell office:value-type="float" office:value="150.518" calcext:value-type="float">
            <text:p>150.518</text:p>
          </table:table-cell>
          <table:table-cell office:value-type="float" office:value="1062" calcext:value-type="float">
            <text:p>1062</text:p>
          </table:table-cell>
          <table:table-cell office:value-type="float" office:value="83" calcext:value-type="float">
            <text:p>83</text:p>
          </table:table-cell>
          <table:table-cell table:formula="of:=(([.A151]-[.C151])^2 + ([.B151]-[.D151])^2)^0.5" office:value-type="float" office:value="90.2497655567038" calcext:value-type="float">
            <text:p>90.2497655567</text:p>
          </table:table-cell>
          <table:table-cell table:formula="of:=[.E151]+[.F151]" office:value-type="float" office:value="1145" calcext:value-type="float">
            <text:p>1145</text:p>
          </table:table-cell>
          <table:table-cell table:formula="of:=SQRT([.H151])" office:value-type="float" office:value="33.8378486313773" calcext:value-type="float">
            <text:p>33.8378486314</text:p>
          </table:table-cell>
          <table:table-cell table:formula="of:=[.G151]/[.I151]" office:value-type="float" office:value="2.66712480866815" calcext:value-type="float">
            <text:p>2.6671248087</text:p>
          </table:table-cell>
        </table:table-row>
        <table:table-row table:style-name="ro1">
          <table:table-cell office:value-type="float" office:value="158.074" calcext:value-type="float">
            <text:p>158.074</text:p>
          </table:table-cell>
          <table:table-cell office:value-type="float" office:value="216.534" calcext:value-type="float">
            <text:p>216.534</text:p>
          </table:table-cell>
          <table:table-cell office:value-type="float" office:value="94.7108" calcext:value-type="float">
            <text:p>94.7108</text:p>
          </table:table-cell>
          <table:table-cell office:value-type="float" office:value="150.518" calcext:value-type="float">
            <text:p>150.518</text:p>
          </table:table-cell>
          <table:table-cell office:value-type="float" office:value="1044" calcext:value-type="float">
            <text:p>1044</text:p>
          </table:table-cell>
          <table:table-cell office:value-type="float" office:value="83" calcext:value-type="float">
            <text:p>83</text:p>
          </table:table-cell>
          <table:table-cell table:formula="of:=(([.A152]-[.C152])^2 + ([.B152]-[.D152])^2)^0.5" office:value-type="float" office:value="91.5041385415982" calcext:value-type="float">
            <text:p>91.5041385416</text:p>
          </table:table-cell>
          <table:table-cell table:formula="of:=[.E152]+[.F152]" office:value-type="float" office:value="1127" calcext:value-type="float">
            <text:p>1127</text:p>
          </table:table-cell>
          <table:table-cell table:formula="of:=SQRT([.H152])" office:value-type="float" office:value="33.570820663189" calcext:value-type="float">
            <text:p>33.5708206632</text:p>
          </table:table-cell>
          <table:table-cell table:formula="of:=[.G152]/[.I152]" office:value-type="float" office:value="2.72570454739982" calcext:value-type="float">
            <text:p>2.7257045474</text:p>
          </table:table-cell>
        </table:table-row>
        <table:table-row table:style-name="ro1">
          <table:table-cell office:value-type="float" office:value="158.323" calcext:value-type="float">
            <text:p>158.323</text:p>
          </table:table-cell>
          <table:table-cell office:value-type="float" office:value="217.106" calcext:value-type="float">
            <text:p>217.106</text:p>
          </table:table-cell>
          <table:table-cell office:value-type="float" office:value="94.7108" calcext:value-type="float">
            <text:p>94.7108</text:p>
          </table:table-cell>
          <table:table-cell office:value-type="float" office:value="150.518" calcext:value-type="float">
            <text:p>150.518</text:p>
          </table:table-cell>
          <table:table-cell office:value-type="float" office:value="1023" calcext:value-type="float">
            <text:p>1023</text:p>
          </table:table-cell>
          <table:table-cell office:value-type="float" office:value="83" calcext:value-type="float">
            <text:p>83</text:p>
          </table:table-cell>
          <table:table-cell table:formula="of:=(([.A153]-[.C153])^2 + ([.B153]-[.D153])^2)^0.5" office:value-type="float" office:value="92.0894876348001" calcext:value-type="float">
            <text:p>92.0894876348</text:p>
          </table:table-cell>
          <table:table-cell table:formula="of:=[.E153]+[.F153]" office:value-type="float" office:value="1106" calcext:value-type="float">
            <text:p>1106</text:p>
          </table:table-cell>
          <table:table-cell table:formula="of:=SQRT([.H153])" office:value-type="float" office:value="33.2565782966318" calcext:value-type="float">
            <text:p>33.2565782966</text:p>
          </table:table-cell>
          <table:table-cell table:formula="of:=[.G153]/[.I153]" office:value-type="float" office:value="2.76906080996694" calcext:value-type="float">
            <text:p>2.76906081</text:p>
          </table:table-cell>
        </table:table-row>
        <table:table-row table:style-name="ro1">
          <table:table-cell office:value-type="float" office:value="158.603" calcext:value-type="float">
            <text:p>158.603</text:p>
          </table:table-cell>
          <table:table-cell office:value-type="float" office:value="218.01" calcext:value-type="float">
            <text:p>218.01</text:p>
          </table:table-cell>
          <table:table-cell office:value-type="float" office:value="94.7108" calcext:value-type="float">
            <text:p>94.7108</text:p>
          </table:table-cell>
          <table:table-cell office:value-type="float" office:value="150.518" calcext:value-type="float">
            <text:p>150.518</text:p>
          </table:table-cell>
          <table:table-cell office:value-type="float" office:value="1015" calcext:value-type="float">
            <text:p>1015</text:p>
          </table:table-cell>
          <table:table-cell office:value-type="float" office:value="83" calcext:value-type="float">
            <text:p>83</text:p>
          </table:table-cell>
          <table:table-cell table:formula="of:=(([.A154]-[.C154])^2 + ([.B154]-[.D154])^2)^0.5" office:value-type="float" office:value="92.9375235566345" calcext:value-type="float">
            <text:p>92.9375235566</text:p>
          </table:table-cell>
          <table:table-cell table:formula="of:=[.E154]+[.F154]" office:value-type="float" office:value="1098" calcext:value-type="float">
            <text:p>1098</text:p>
          </table:table-cell>
          <table:table-cell table:formula="of:=SQRT([.H154])" office:value-type="float" office:value="33.1360830515618" calcext:value-type="float">
            <text:p>33.1360830516</text:p>
          </table:table-cell>
          <table:table-cell table:formula="of:=[.G154]/[.I154]" office:value-type="float" office:value="2.80472267684802" calcext:value-type="float">
            <text:p>2.8047226768</text:p>
          </table:table-cell>
        </table:table-row>
        <table:table-row table:style-name="ro1">
          <table:table-cell office:value-type="float" office:value="159.094" calcext:value-type="float">
            <text:p>159.094</text:p>
          </table:table-cell>
          <table:table-cell office:value-type="float" office:value="218.8" calcext:value-type="float">
            <text:p>218.8</text:p>
          </table:table-cell>
          <table:table-cell office:value-type="float" office:value="94.7108" calcext:value-type="float">
            <text:p>94.7108</text:p>
          </table:table-cell>
          <table:table-cell office:value-type="float" office:value="150.518" calcext:value-type="float">
            <text:p>150.518</text:p>
          </table:table-cell>
          <table:table-cell office:value-type="float" office:value="1007" calcext:value-type="float">
            <text:p>1007</text:p>
          </table:table-cell>
          <table:table-cell office:value-type="float" office:value="83" calcext:value-type="float">
            <text:p>83</text:p>
          </table:table-cell>
          <table:table-cell table:formula="of:=(([.A155]-[.C155])^2 + ([.B155]-[.D155])^2)^0.5" office:value-type="float" office:value="93.8489635863924" calcext:value-type="float">
            <text:p>93.8489635864</text:p>
          </table:table-cell>
          <table:table-cell table:formula="of:=[.E155]+[.F155]" office:value-type="float" office:value="1090" calcext:value-type="float">
            <text:p>1090</text:p>
          </table:table-cell>
          <table:table-cell table:formula="of:=SQRT([.H155])" office:value-type="float" office:value="33.0151480384384" calcext:value-type="float">
            <text:p>33.0151480384</text:p>
          </table:table-cell>
          <table:table-cell table:formula="of:=[.G155]/[.I155]" office:value-type="float" office:value="2.84260314317317" calcext:value-type="float">
            <text:p>2.8426031432</text:p>
          </table:table-cell>
        </table:table-row>
        <table:table-row table:style-name="ro1">
          <table:table-cell office:value-type="float" office:value="159.725" calcext:value-type="float">
            <text:p>159.725</text:p>
          </table:table-cell>
          <table:table-cell office:value-type="float" office:value="219.226" calcext:value-type="float">
            <text:p>219.226</text:p>
          </table:table-cell>
          <table:table-cell office:value-type="float" office:value="94.7108" calcext:value-type="float">
            <text:p>94.7108</text:p>
          </table:table-cell>
          <table:table-cell office:value-type="float" office:value="150.518" calcext:value-type="float">
            <text:p>150.518</text:p>
          </table:table-cell>
          <table:table-cell office:value-type="float" office:value="1001" calcext:value-type="float">
            <text:p>1001</text:p>
          </table:table-cell>
          <table:table-cell office:value-type="float" office:value="83" calcext:value-type="float">
            <text:p>83</text:p>
          </table:table-cell>
          <table:table-cell table:formula="of:=(([.A156]-[.C156])^2 + ([.B156]-[.D156])^2)^0.5" office:value-type="float" office:value="94.591941864199" calcext:value-type="float">
            <text:p>94.5919418642</text:p>
          </table:table-cell>
          <table:table-cell table:formula="of:=[.E156]+[.F156]" office:value-type="float" office:value="1084" calcext:value-type="float">
            <text:p>1084</text:p>
          </table:table-cell>
          <table:table-cell table:formula="of:=SQRT([.H156])" office:value-type="float" office:value="32.9241552663087" calcext:value-type="float">
            <text:p>32.9241552663</text:p>
          </table:table-cell>
          <table:table-cell table:formula="of:=[.G156]/[.I156]" office:value-type="float" office:value="2.87302562811672" calcext:value-type="float">
            <text:p>2.8730256281</text:p>
          </table:table-cell>
        </table:table-row>
        <table:table-row table:style-name="ro1">
          <table:table-cell office:value-type="float" office:value="160.358" calcext:value-type="float">
            <text:p>160.358</text:p>
          </table:table-cell>
          <table:table-cell office:value-type="float" office:value="219.875" calcext:value-type="float">
            <text:p>219.875</text:p>
          </table:table-cell>
          <table:table-cell office:value-type="float" office:value="94.7108" calcext:value-type="float">
            <text:p>94.7108</text:p>
          </table:table-cell>
          <table:table-cell office:value-type="float" office:value="150.518" calcext:value-type="float">
            <text:p>150.518</text:p>
          </table:table-cell>
          <table:table-cell office:value-type="float" office:value="995" calcext:value-type="float">
            <text:p>995</text:p>
          </table:table-cell>
          <table:table-cell office:value-type="float" office:value="83" calcext:value-type="float">
            <text:p>83</text:p>
          </table:table-cell>
          <table:table-cell table:formula="of:=(([.A157]-[.C157])^2 + ([.B157]-[.D157])^2)^0.5" office:value-type="float" office:value="95.4984204939537" calcext:value-type="float">
            <text:p>95.498420494</text:p>
          </table:table-cell>
          <table:table-cell table:formula="of:=[.E157]+[.F157]" office:value-type="float" office:value="1078" calcext:value-type="float">
            <text:p>1078</text:p>
          </table:table-cell>
          <table:table-cell table:formula="of:=SQRT([.H157])" office:value-type="float" office:value="32.832910318764" calcext:value-type="float">
            <text:p>32.8329103188</text:p>
          </table:table-cell>
          <table:table-cell table:formula="of:=[.G157]/[.I157]" office:value-type="float" office:value="2.90861880859146" calcext:value-type="float">
            <text:p>2.9086188086</text:p>
          </table:table-cell>
        </table:table-row>
        <table:table-row table:style-name="ro1">
          <table:table-cell office:value-type="float" office:value="160.782" calcext:value-type="float">
            <text:p>160.782</text:p>
          </table:table-cell>
          <table:table-cell office:value-type="float" office:value="220.804" calcext:value-type="float">
            <text:p>220.804</text:p>
          </table:table-cell>
          <table:table-cell office:value-type="float" office:value="94.7108" calcext:value-type="float">
            <text:p>94.7108</text:p>
          </table:table-cell>
          <table:table-cell office:value-type="float" office:value="150.518" calcext:value-type="float">
            <text:p>150.518</text:p>
          </table:table-cell>
          <table:table-cell office:value-type="float" office:value="986" calcext:value-type="float">
            <text:p>986</text:p>
          </table:table-cell>
          <table:table-cell office:value-type="float" office:value="83" calcext:value-type="float">
            <text:p>83</text:p>
          </table:table-cell>
          <table:table-cell table:formula="of:=(([.A158]-[.C158])^2 + ([.B158]-[.D158])^2)^0.5" office:value-type="float" office:value="96.4651505230775" calcext:value-type="float">
            <text:p>96.4651505231</text:p>
          </table:table-cell>
          <table:table-cell table:formula="of:=[.E158]+[.F158]" office:value-type="float" office:value="1069" calcext:value-type="float">
            <text:p>1069</text:p>
          </table:table-cell>
          <table:table-cell table:formula="of:=SQRT([.H158])" office:value-type="float" office:value="32.6955654485436" calcext:value-type="float">
            <text:p>32.6955654485</text:p>
          </table:table-cell>
          <table:table-cell table:formula="of:=[.G158]/[.I158]" office:value-type="float" office:value="2.95040471696061" calcext:value-type="float">
            <text:p>2.950404717</text:p>
          </table:table-cell>
        </table:table-row>
        <table:table-row table:style-name="ro1">
          <table:table-cell office:value-type="float" office:value="161.347" calcext:value-type="float">
            <text:p>161.347</text:p>
          </table:table-cell>
          <table:table-cell office:value-type="float" office:value="221.504" calcext:value-type="float">
            <text:p>221.504</text:p>
          </table:table-cell>
          <table:table-cell office:value-type="float" office:value="94.7108" calcext:value-type="float">
            <text:p>94.7108</text:p>
          </table:table-cell>
          <table:table-cell office:value-type="float" office:value="150.518" calcext:value-type="float">
            <text:p>150.518</text:p>
          </table:table-cell>
          <table:table-cell office:value-type="float" office:value="978" calcext:value-type="float">
            <text:p>978</text:p>
          </table:table-cell>
          <table:table-cell office:value-type="float" office:value="83" calcext:value-type="float">
            <text:p>83</text:p>
          </table:table-cell>
          <table:table-cell table:formula="of:=(([.A159]-[.C159])^2 + ([.B159]-[.D159])^2)^0.5" office:value-type="float" office:value="97.362186430051" calcext:value-type="float">
            <text:p>97.3621864301</text:p>
          </table:table-cell>
          <table:table-cell table:formula="of:=[.E159]+[.F159]" office:value-type="float" office:value="1061" calcext:value-type="float">
            <text:p>1061</text:p>
          </table:table-cell>
          <table:table-cell table:formula="of:=SQRT([.H159])" office:value-type="float" office:value="32.5729949498047" calcext:value-type="float">
            <text:p>32.5729949498</text:p>
          </table:table-cell>
          <table:table-cell table:formula="of:=[.G159]/[.I159]" office:value-type="float" office:value="2.98904618933835" calcext:value-type="float">
            <text:p>2.9890461893</text:p>
          </table:table-cell>
        </table:table-row>
        <table:table-row table:style-name="ro1">
          <table:table-cell office:value-type="float" office:value="161.779" calcext:value-type="float">
            <text:p>161.779</text:p>
          </table:table-cell>
          <table:table-cell office:value-type="float" office:value="222.15" calcext:value-type="float">
            <text:p>222.15</text:p>
          </table:table-cell>
          <table:table-cell office:value-type="float" office:value="94.7108" calcext:value-type="float">
            <text:p>94.7108</text:p>
          </table:table-cell>
          <table:table-cell office:value-type="float" office:value="150.518" calcext:value-type="float">
            <text:p>150.518</text:p>
          </table:table-cell>
          <table:table-cell office:value-type="float" office:value="958" calcext:value-type="float">
            <text:p>958</text:p>
          </table:table-cell>
          <table:table-cell office:value-type="float" office:value="83" calcext:value-type="float">
            <text:p>83</text:p>
          </table:table-cell>
          <table:table-cell table:formula="of:=(([.A160]-[.C160])^2 + ([.B160]-[.D160])^2)^0.5" office:value-type="float" office:value="98.1289298588342" calcext:value-type="float">
            <text:p>98.1289298588</text:p>
          </table:table-cell>
          <table:table-cell table:formula="of:=[.E160]+[.F160]" office:value-type="float" office:value="1041" calcext:value-type="float">
            <text:p>1041</text:p>
          </table:table-cell>
          <table:table-cell table:formula="of:=SQRT([.H160])" office:value-type="float" office:value="32.2645316098034" calcext:value-type="float">
            <text:p>32.2645316098</text:p>
          </table:table-cell>
          <table:table-cell table:formula="of:=[.G160]/[.I160]" office:value-type="float" office:value="3.0413870886326" calcext:value-type="float">
            <text:p>3.0413870886</text:p>
          </table:table-cell>
        </table:table-row>
        <table:table-row table:style-name="ro1">
          <table:table-cell office:value-type="float" office:value="162.803" calcext:value-type="float">
            <text:p>162.803</text:p>
          </table:table-cell>
          <table:table-cell office:value-type="float" office:value="223.283" calcext:value-type="float">
            <text:p>223.283</text:p>
          </table:table-cell>
          <table:table-cell office:value-type="float" office:value="260.672" calcext:value-type="float">
            <text:p>260.672</text:p>
          </table:table-cell>
          <table:table-cell office:value-type="float" office:value="215.321" calcext:value-type="float">
            <text:p>215.321</text:p>
          </table:table-cell>
          <table:table-cell office:value-type="float" office:value="937" calcext:value-type="float">
            <text:p>937</text:p>
          </table:table-cell>
          <table:table-cell office:value-type="float" office:value="868" calcext:value-type="float">
            <text:p>868</text:p>
          </table:table-cell>
          <table:table-cell table:formula="of:=(([.A161]-[.C161])^2 + ([.B161]-[.D161])^2)^0.5" office:value-type="float" office:value="98.1923347568435" calcext:value-type="float">
            <text:p>98.1923347568</text:p>
          </table:table-cell>
          <table:table-cell table:formula="of:=[.E161]+[.F161]" office:value-type="float" office:value="1805" calcext:value-type="float">
            <text:p>1805</text:p>
          </table:table-cell>
          <table:table-cell table:formula="of:=SQRT([.H161])" office:value-type="float" office:value="42.485291572496" calcext:value-type="float">
            <text:p>42.4852915725</text:p>
          </table:table-cell>
          <table:table-cell table:formula="of:=[.G161]/[.I161]" office:value-type="float" office:value="2.31120774090229" calcext:value-type="float">
            <text:p>2.3112077409</text:p>
          </table:table-cell>
        </table:table-row>
        <table:table-row table:style-name="ro1">
          <table:table-cell office:value-type="float" office:value="163.253" calcext:value-type="float">
            <text:p>163.253</text:p>
          </table:table-cell>
          <table:table-cell office:value-type="float" office:value="223.991" calcext:value-type="float">
            <text:p>223.991</text:p>
          </table:table-cell>
          <table:table-cell office:value-type="float" office:value="260.548" calcext:value-type="float">
            <text:p>260.548</text:p>
          </table:table-cell>
          <table:table-cell office:value-type="float" office:value="216.007" calcext:value-type="float">
            <text:p>216.007</text:p>
          </table:table-cell>
          <table:table-cell office:value-type="float" office:value="931" calcext:value-type="float">
            <text:p>931</text:p>
          </table:table-cell>
          <table:table-cell office:value-type="float" office:value="862" calcext:value-type="float">
            <text:p>862</text:p>
          </table:table-cell>
          <table:table-cell table:formula="of:=(([.A162]-[.C162])^2 + ([.B162]-[.D162])^2)^0.5" office:value-type="float" office:value="97.6220327641256" calcext:value-type="float">
            <text:p>97.6220327641</text:p>
          </table:table-cell>
          <table:table-cell table:formula="of:=[.E162]+[.F162]" office:value-type="float" office:value="1793" calcext:value-type="float">
            <text:p>1793</text:p>
          </table:table-cell>
          <table:table-cell table:formula="of:=SQRT([.H162])" office:value-type="float" office:value="42.3438307194803" calcext:value-type="float">
            <text:p>42.3438307195</text:p>
          </table:table-cell>
          <table:table-cell table:formula="of:=[.G162]/[.I162]" office:value-type="float" office:value="2.30546058553022" calcext:value-type="float">
            <text:p>2.3054605855</text:p>
          </table:table-cell>
        </table:table-row>
        <table:table-row table:style-name="ro1">
          <table:table-cell office:value-type="float" office:value="163.506" calcext:value-type="float">
            <text:p>163.506</text:p>
          </table:table-cell>
          <table:table-cell office:value-type="float" office:value="224.517" calcext:value-type="float">
            <text:p>224.517</text:p>
          </table:table-cell>
          <table:table-cell office:value-type="float" office:value="260.387" calcext:value-type="float">
            <text:p>260.387</text:p>
          </table:table-cell>
          <table:table-cell office:value-type="float" office:value="216.831" calcext:value-type="float">
            <text:p>216.831</text:p>
          </table:table-cell>
          <table:table-cell office:value-type="float" office:value="928" calcext:value-type="float">
            <text:p>928</text:p>
          </table:table-cell>
          <table:table-cell office:value-type="float" office:value="853" calcext:value-type="float">
            <text:p>853</text:p>
          </table:table-cell>
          <table:table-cell table:formula="of:=(([.A163]-[.C163])^2 + ([.B163]-[.D163])^2)^0.5" office:value-type="float" office:value="97.1854040327044" calcext:value-type="float">
            <text:p>97.1854040327</text:p>
          </table:table-cell>
          <table:table-cell table:formula="of:=[.E163]+[.F163]" office:value-type="float" office:value="1781" calcext:value-type="float">
            <text:p>1781</text:p>
          </table:table-cell>
          <table:table-cell table:formula="of:=SQRT([.H163])" office:value-type="float" office:value="42.2018956920184" calcext:value-type="float">
            <text:p>42.201895692</text:p>
          </table:table-cell>
          <table:table-cell table:formula="of:=[.G163]/[.I163]" office:value-type="float" office:value="2.30286821099093" calcext:value-type="float">
            <text:p>2.302868211</text:p>
          </table:table-cell>
        </table:table-row>
        <table:table-row table:style-name="ro1">
          <table:table-cell office:value-type="float" office:value="163.749" calcext:value-type="float">
            <text:p>163.749</text:p>
          </table:table-cell>
          <table:table-cell office:value-type="float" office:value="225.182" calcext:value-type="float">
            <text:p>225.182</text:p>
          </table:table-cell>
          <table:table-cell office:value-type="float" office:value="260.128" calcext:value-type="float">
            <text:p>260.128</text:p>
          </table:table-cell>
          <table:table-cell office:value-type="float" office:value="217.44" calcext:value-type="float">
            <text:p>217.44</text:p>
          </table:table-cell>
          <table:table-cell office:value-type="float" office:value="922" calcext:value-type="float">
            <text:p>922</text:p>
          </table:table-cell>
          <table:table-cell office:value-type="float" office:value="845" calcext:value-type="float">
            <text:p>845</text:p>
          </table:table-cell>
          <table:table-cell table:formula="of:=(([.A164]-[.C164])^2 + ([.B164]-[.D164])^2)^0.5" office:value-type="float" office:value="96.6894523978702" calcext:value-type="float">
            <text:p>96.6894523979</text:p>
          </table:table-cell>
          <table:table-cell table:formula="of:=[.E164]+[.F164]" office:value-type="float" office:value="1767" calcext:value-type="float">
            <text:p>1767</text:p>
          </table:table-cell>
          <table:table-cell table:formula="of:=SQRT([.H164])" office:value-type="float" office:value="42.0356991139674" calcext:value-type="float">
            <text:p>42.035699114</text:p>
          </table:table-cell>
          <table:table-cell table:formula="of:=[.G164]/[.I164]" office:value-type="float" office:value="2.30017471901027" calcext:value-type="float">
            <text:p>2.300174719</text:p>
          </table:table-cell>
        </table:table-row>
        <table:table-row table:style-name="ro1">
          <table:table-cell office:value-type="float" office:value="163.909" calcext:value-type="float">
            <text:p>163.909</text:p>
          </table:table-cell>
          <table:table-cell office:value-type="float" office:value="225.877" calcext:value-type="float">
            <text:p>225.877</text:p>
          </table:table-cell>
          <table:table-cell office:value-type="float" office:value="259.797" calcext:value-type="float">
            <text:p>259.797</text:p>
          </table:table-cell>
          <table:table-cell office:value-type="float" office:value="218.086" calcext:value-type="float">
            <text:p>218.086</text:p>
          </table:table-cell>
          <table:table-cell office:value-type="float" office:value="911" calcext:value-type="float">
            <text:p>911</text:p>
          </table:table-cell>
          <table:table-cell office:value-type="float" office:value="834" calcext:value-type="float">
            <text:p>834</text:p>
          </table:table-cell>
          <table:table-cell table:formula="of:=(([.A165]-[.C165])^2 + ([.B165]-[.D165])^2)^0.5" office:value-type="float" office:value="96.2039927705706" calcext:value-type="float">
            <text:p>96.2039927706</text:p>
          </table:table-cell>
          <table:table-cell table:formula="of:=[.E165]+[.F165]" office:value-type="float" office:value="1745" calcext:value-type="float">
            <text:p>1745</text:p>
          </table:table-cell>
          <table:table-cell table:formula="of:=SQRT([.H165])" office:value-type="float" office:value="41.7731971484109" calcext:value-type="float">
            <text:p>41.7731971484</text:p>
          </table:table-cell>
          <table:table-cell table:formula="of:=[.G165]/[.I165]" office:value-type="float" office:value="2.30300765413716" calcext:value-type="float">
            <text:p>2.3030076541</text:p>
          </table:table-cell>
        </table:table-row>
        <table:table-row table:style-name="ro1">
          <table:table-cell office:value-type="float" office:value="163.978" calcext:value-type="float">
            <text:p>163.978</text:p>
          </table:table-cell>
          <table:table-cell office:value-type="float" office:value="226.471" calcext:value-type="float">
            <text:p>226.471</text:p>
          </table:table-cell>
          <table:table-cell office:value-type="float" office:value="259.385" calcext:value-type="float">
            <text:p>259.385</text:p>
          </table:table-cell>
          <table:table-cell office:value-type="float" office:value="218.644" calcext:value-type="float">
            <text:p>218.644</text:p>
          </table:table-cell>
          <table:table-cell office:value-type="float" office:value="905" calcext:value-type="float">
            <text:p>905</text:p>
          </table:table-cell>
          <table:table-cell office:value-type="float" office:value="824" calcext:value-type="float">
            <text:p>824</text:p>
          </table:table-cell>
          <table:table-cell table:formula="of:=(([.A166]-[.C166])^2 + ([.B166]-[.D166])^2)^0.5" office:value-type="float" office:value="95.7275173500284" calcext:value-type="float">
            <text:p>95.72751735</text:p>
          </table:table-cell>
          <table:table-cell table:formula="of:=[.E166]+[.F166]" office:value-type="float" office:value="1729" calcext:value-type="float">
            <text:p>1729</text:p>
          </table:table-cell>
          <table:table-cell table:formula="of:=SQRT([.H166])" office:value-type="float" office:value="41.5812457725836" calcext:value-type="float">
            <text:p>41.5812457726</text:p>
          </table:table-cell>
          <table:table-cell table:formula="of:=[.G166]/[.I166]" office:value-type="float" office:value="2.30218011921966" calcext:value-type="float">
            <text:p>2.3021801192</text:p>
          </table:table-cell>
        </table:table-row>
        <table:table-row table:style-name="ro1">
          <table:table-cell office:value-type="float" office:value="164.029" calcext:value-type="float">
            <text:p>164.029</text:p>
          </table:table-cell>
          <table:table-cell office:value-type="float" office:value="227.135" calcext:value-type="float">
            <text:p>227.135</text:p>
          </table:table-cell>
          <table:table-cell office:value-type="float" office:value="259.082" calcext:value-type="float">
            <text:p>259.082</text:p>
          </table:table-cell>
          <table:table-cell office:value-type="float" office:value="219.469" calcext:value-type="float">
            <text:p>219.469</text:p>
          </table:table-cell>
          <table:table-cell office:value-type="float" office:value="897" calcext:value-type="float">
            <text:p>897</text:p>
          </table:table-cell>
          <table:table-cell office:value-type="float" office:value="819" calcext:value-type="float">
            <text:p>819</text:p>
          </table:table-cell>
          <table:table-cell table:formula="of:=(([.A167]-[.C167])^2 + ([.B167]-[.D167])^2)^0.5" office:value-type="float" office:value="95.3616294166579" calcext:value-type="float">
            <text:p>95.3616294167</text:p>
          </table:table-cell>
          <table:table-cell table:formula="of:=[.E167]+[.F167]" office:value-type="float" office:value="1716" calcext:value-type="float">
            <text:p>1716</text:p>
          </table:table-cell>
          <table:table-cell table:formula="of:=SQRT([.H167])" office:value-type="float" office:value="41.424630354416" calcext:value-type="float">
            <text:p>41.4246303544</text:p>
          </table:table-cell>
          <table:table-cell table:formula="of:=[.G167]/[.I167]" office:value-type="float" office:value="2.30205142691134" calcext:value-type="float">
            <text:p>2.3020514269</text:p>
          </table:table-cell>
        </table:table-row>
        <table:table-row table:style-name="ro1">
          <table:table-cell office:value-type="float" office:value="164.122" calcext:value-type="float">
            <text:p>164.122</text:p>
          </table:table-cell>
          <table:table-cell office:value-type="float" office:value="227.593" calcext:value-type="float">
            <text:p>227.593</text:p>
          </table:table-cell>
          <table:table-cell office:value-type="float" office:value="258.556" calcext:value-type="float">
            <text:p>258.556</text:p>
          </table:table-cell>
          <table:table-cell office:value-type="float" office:value="220.098" calcext:value-type="float">
            <text:p>220.098</text:p>
          </table:table-cell>
          <table:table-cell office:value-type="float" office:value="890" calcext:value-type="float">
            <text:p>890</text:p>
          </table:table-cell>
          <table:table-cell office:value-type="float" office:value="818" calcext:value-type="float">
            <text:p>818</text:p>
          </table:table-cell>
          <table:table-cell table:formula="of:=(([.A168]-[.C168])^2 + ([.B168]-[.D168])^2)^0.5" office:value-type="float" office:value="94.730963158832" calcext:value-type="float">
            <text:p>94.7309631588</text:p>
          </table:table-cell>
          <table:table-cell table:formula="of:=[.E168]+[.F168]" office:value-type="float" office:value="1708" calcext:value-type="float">
            <text:p>1708</text:p>
          </table:table-cell>
          <table:table-cell table:formula="of:=SQRT([.H168])" office:value-type="float" office:value="41.3279566395437" calcext:value-type="float">
            <text:p>41.3279566395</text:p>
          </table:table-cell>
          <table:table-cell table:formula="of:=[.G168]/[.I168]" office:value-type="float" office:value="2.29217631021687" calcext:value-type="float">
            <text:p>2.2921763102</text:p>
          </table:table-cell>
        </table:table-row>
        <table:table-row table:style-name="ro1">
          <table:table-cell office:value-type="float" office:value="164.038" calcext:value-type="float">
            <text:p>164.038</text:p>
          </table:table-cell>
          <table:table-cell office:value-type="float" office:value="228.982" calcext:value-type="float">
            <text:p>228.982</text:p>
          </table:table-cell>
          <table:table-cell office:value-type="float" office:value="257.456" calcext:value-type="float">
            <text:p>257.456</text:p>
          </table:table-cell>
          <table:table-cell office:value-type="float" office:value="221.213" calcext:value-type="float">
            <text:p>221.213</text:p>
          </table:table-cell>
          <table:table-cell office:value-type="float" office:value="876" calcext:value-type="float">
            <text:p>876</text:p>
          </table:table-cell>
          <table:table-cell office:value-type="float" office:value="803" calcext:value-type="float">
            <text:p>803</text:p>
          </table:table-cell>
          <table:table-cell table:formula="of:=(([.A169]-[.C169])^2 + ([.B169]-[.D169])^2)^0.5" office:value-type="float" office:value="93.7404933046546" calcext:value-type="float">
            <text:p>93.7404933047</text:p>
          </table:table-cell>
          <table:table-cell table:formula="of:=[.E169]+[.F169]" office:value-type="float" office:value="1679" calcext:value-type="float">
            <text:p>1679</text:p>
          </table:table-cell>
          <table:table-cell table:formula="of:=SQRT([.H169])" office:value-type="float" office:value="40.9756024970958" calcext:value-type="float">
            <text:p>40.9756024971</text:p>
          </table:table-cell>
          <table:table-cell table:formula="of:=[.G169]/[.I169]" office:value-type="float" office:value="2.28771482521334" calcext:value-type="float">
            <text:p>2.2877148252</text:p>
          </table:table-cell>
        </table:table-row>
        <table:table-row table:style-name="ro1">
          <table:table-cell office:value-type="float" office:value="163.997" calcext:value-type="float">
            <text:p>163.997</text:p>
          </table:table-cell>
          <table:table-cell office:value-type="float" office:value="229.498" calcext:value-type="float">
            <text:p>229.498</text:p>
          </table:table-cell>
          <table:table-cell office:value-type="float" office:value="257.086" calcext:value-type="float">
            <text:p>257.086</text:p>
          </table:table-cell>
          <table:table-cell office:value-type="float" office:value="221.947" calcext:value-type="float">
            <text:p>221.947</text:p>
          </table:table-cell>
          <table:table-cell office:value-type="float" office:value="860" calcext:value-type="float">
            <text:p>860</text:p>
          </table:table-cell>
          <table:table-cell office:value-type="float" office:value="791" calcext:value-type="float">
            <text:p>791</text:p>
          </table:table-cell>
          <table:table-cell table:formula="of:=(([.A170]-[.C170])^2 + ([.B170]-[.D170])^2)^0.5" office:value-type="float" office:value="93.3947510409445" calcext:value-type="float">
            <text:p>93.3947510409</text:p>
          </table:table-cell>
          <table:table-cell table:formula="of:=[.E170]+[.F170]" office:value-type="float" office:value="1651" calcext:value-type="float">
            <text:p>1651</text:p>
          </table:table-cell>
          <table:table-cell table:formula="of:=SQRT([.H170])" office:value-type="float" office:value="40.6324993078201" calcext:value-type="float">
            <text:p>40.6324993078</text:p>
          </table:table-cell>
          <table:table-cell table:formula="of:=[.G170]/[.I170]" office:value-type="float" office:value="2.29852341430963" calcext:value-type="float">
            <text:p>2.2985234143</text:p>
          </table:table-cell>
        </table:table-row>
        <table:table-row table:style-name="ro1">
          <table:table-cell office:value-type="float" office:value="163.901" calcext:value-type="float">
            <text:p>163.901</text:p>
          </table:table-cell>
          <table:table-cell office:value-type="float" office:value="230.127" calcext:value-type="float">
            <text:p>230.127</text:p>
          </table:table-cell>
          <table:table-cell office:value-type="float" office:value="256.662" calcext:value-type="float">
            <text:p>256.662</text:p>
          </table:table-cell>
          <table:table-cell office:value-type="float" office:value="222.531" calcext:value-type="float">
            <text:p>222.531</text:p>
          </table:table-cell>
          <table:table-cell office:value-type="float" office:value="860" calcext:value-type="float">
            <text:p>860</text:p>
          </table:table-cell>
          <table:table-cell office:value-type="float" office:value="779" calcext:value-type="float">
            <text:p>779</text:p>
          </table:table-cell>
          <table:table-cell table:formula="of:=(([.A171]-[.C171])^2 + ([.B171]-[.D171])^2)^0.5" office:value-type="float" office:value="93.0714904629769" calcext:value-type="float">
            <text:p>93.071490463</text:p>
          </table:table-cell>
          <table:table-cell table:formula="of:=[.E171]+[.F171]" office:value-type="float" office:value="1639" calcext:value-type="float">
            <text:p>1639</text:p>
          </table:table-cell>
          <table:table-cell table:formula="of:=SQRT([.H171])" office:value-type="float" office:value="40.4845649599943" calcext:value-type="float">
            <text:p>40.48456496</text:p>
          </table:table-cell>
          <table:table-cell table:formula="of:=[.G171]/[.I171]" office:value-type="float" office:value="2.29893764586448" calcext:value-type="float">
            <text:p>2.2989376459</text:p>
          </table:table-cell>
        </table:table-row>
        <table:table-row table:style-name="ro1">
          <table:table-cell office:value-type="float" office:value="163.869" calcext:value-type="float">
            <text:p>163.869</text:p>
          </table:table-cell>
          <table:table-cell office:value-type="float" office:value="230.709" calcext:value-type="float">
            <text:p>230.709</text:p>
          </table:table-cell>
          <table:table-cell office:value-type="float" office:value="256.208" calcext:value-type="float">
            <text:p>256.208</text:p>
          </table:table-cell>
          <table:table-cell office:value-type="float" office:value="223.2" calcext:value-type="float">
            <text:p>223.2</text:p>
          </table:table-cell>
          <table:table-cell office:value-type="float" office:value="849" calcext:value-type="float">
            <text:p>849</text:p>
          </table:table-cell>
          <table:table-cell office:value-type="float" office:value="785" calcext:value-type="float">
            <text:p>785</text:p>
          </table:table-cell>
          <table:table-cell table:formula="of:=(([.A172]-[.C172])^2 + ([.B172]-[.D172])^2)^0.5" office:value-type="float" office:value="92.6438125402879" calcext:value-type="float">
            <text:p>92.6438125403</text:p>
          </table:table-cell>
          <table:table-cell table:formula="of:=[.E172]+[.F172]" office:value-type="float" office:value="1634" calcext:value-type="float">
            <text:p>1634</text:p>
          </table:table-cell>
          <table:table-cell table:formula="of:=SQRT([.H172])" office:value-type="float" office:value="40.4227658628155" calcext:value-type="float">
            <text:p>40.4227658628</text:p>
          </table:table-cell>
          <table:table-cell table:formula="of:=[.G172]/[.I172]" office:value-type="float" office:value="2.29187218051079" calcext:value-type="float">
            <text:p>2.2918721805</text:p>
          </table:table-cell>
        </table:table-row>
        <table:table-row table:style-name="ro1">
          <table:table-cell office:value-type="float" office:value="163.789" calcext:value-type="float">
            <text:p>163.789</text:p>
          </table:table-cell>
          <table:table-cell office:value-type="float" office:value="231.483" calcext:value-type="float">
            <text:p>231.483</text:p>
          </table:table-cell>
          <table:table-cell office:value-type="float" office:value="255.785" calcext:value-type="float">
            <text:p>255.785</text:p>
          </table:table-cell>
          <table:table-cell office:value-type="float" office:value="223.937" calcext:value-type="float">
            <text:p>223.937</text:p>
          </table:table-cell>
          <table:table-cell office:value-type="float" office:value="840" calcext:value-type="float">
            <text:p>840</text:p>
          </table:table-cell>
          <table:table-cell office:value-type="float" office:value="772" calcext:value-type="float">
            <text:p>772</text:p>
          </table:table-cell>
          <table:table-cell table:formula="of:=(([.A173]-[.C173])^2 + ([.B173]-[.D173])^2)^0.5" office:value-type="float" office:value="92.3049626618201" calcext:value-type="float">
            <text:p>92.3049626618</text:p>
          </table:table-cell>
          <table:table-cell table:formula="of:=[.E173]+[.F173]" office:value-type="float" office:value="1612" calcext:value-type="float">
            <text:p>1612</text:p>
          </table:table-cell>
          <table:table-cell table:formula="of:=SQRT([.H173])" office:value-type="float" office:value="40.1497197997695" calcext:value-type="float">
            <text:p>40.1497197998</text:p>
          </table:table-cell>
          <table:table-cell table:formula="of:=[.G173]/[.I173]" office:value-type="float" office:value="2.29901885049644" calcext:value-type="float">
            <text:p>2.2990188505</text:p>
          </table:table-cell>
        </table:table-row>
        <table:table-row table:style-name="ro1">
          <table:table-cell office:value-type="float" office:value="163.803" calcext:value-type="float">
            <text:p>163.803</text:p>
          </table:table-cell>
          <table:table-cell office:value-type="float" office:value="231.726" calcext:value-type="float">
            <text:p>231.726</text:p>
          </table:table-cell>
          <table:table-cell office:value-type="float" office:value="255.131" calcext:value-type="float">
            <text:p>255.131</text:p>
          </table:table-cell>
          <table:table-cell office:value-type="float" office:value="224.298" calcext:value-type="float">
            <text:p>224.298</text:p>
          </table:table-cell>
          <table:table-cell office:value-type="float" office:value="839" calcext:value-type="float">
            <text:p>839</text:p>
          </table:table-cell>
          <table:table-cell office:value-type="float" office:value="761" calcext:value-type="float">
            <text:p>761</text:p>
          </table:table-cell>
          <table:table-cell table:formula="of:=(([.A174]-[.C174])^2 + ([.B174]-[.D174])^2)^0.5" office:value-type="float" office:value="91.6295736539246" calcext:value-type="float">
            <text:p>91.6295736539</text:p>
          </table:table-cell>
          <table:table-cell table:formula="of:=[.E174]+[.F174]" office:value-type="float" office:value="1600" calcext:value-type="float">
            <text:p>1600</text:p>
          </table:table-cell>
          <table:table-cell table:formula="of:=SQRT([.H174])" office:value-type="float" office:value="40" calcext:value-type="float">
            <text:p>40</text:p>
          </table:table-cell>
          <table:table-cell table:formula="of:=[.G174]/[.I174]" office:value-type="float" office:value="2.29073934134812" calcext:value-type="float">
            <text:p>2.2907393413</text:p>
          </table:table-cell>
        </table:table-row>
        <table:table-row table:style-name="ro1">
          <table:table-cell office:value-type="float" office:value="163.657" calcext:value-type="float">
            <text:p>163.657</text:p>
          </table:table-cell>
          <table:table-cell office:value-type="float" office:value="232.485" calcext:value-type="float">
            <text:p>232.485</text:p>
          </table:table-cell>
          <table:table-cell office:value-type="float" office:value="254.63" calcext:value-type="float">
            <text:p>254.63</text:p>
          </table:table-cell>
          <table:table-cell office:value-type="float" office:value="225.176" calcext:value-type="float">
            <text:p>225.176</text:p>
          </table:table-cell>
          <table:table-cell office:value-type="float" office:value="825" calcext:value-type="float">
            <text:p>825</text:p>
          </table:table-cell>
          <table:table-cell office:value-type="float" office:value="765" calcext:value-type="float">
            <text:p>765</text:p>
          </table:table-cell>
          <table:table-cell table:formula="of:=(([.A175]-[.C175])^2 + ([.B175]-[.D175])^2)^0.5" office:value-type="float" office:value="91.2661394494146" calcext:value-type="float">
            <text:p>91.2661394494</text:p>
          </table:table-cell>
          <table:table-cell table:formula="of:=[.E175]+[.F175]" office:value-type="float" office:value="1590" calcext:value-type="float">
            <text:p>1590</text:p>
          </table:table-cell>
          <table:table-cell table:formula="of:=SQRT([.H175])" office:value-type="float" office:value="39.8748040747538" calcext:value-type="float">
            <text:p>39.8748040748</text:p>
          </table:table-cell>
          <table:table-cell table:formula="of:=[.G175]/[.I175]" office:value-type="float" office:value="2.28881725107205" calcext:value-type="float">
            <text:p>2.2888172511</text:p>
          </table:table-cell>
        </table:table-row>
        <table:table-row table:style-name="ro1">
          <table:table-cell office:value-type="float" office:value="163.585" calcext:value-type="float">
            <text:p>163.585</text:p>
          </table:table-cell>
          <table:table-cell office:value-type="float" office:value="232.918" calcext:value-type="float">
            <text:p>232.918</text:p>
          </table:table-cell>
          <table:table-cell office:value-type="float" office:value="254.077" calcext:value-type="float">
            <text:p>254.077</text:p>
          </table:table-cell>
          <table:table-cell office:value-type="float" office:value="225.589" calcext:value-type="float">
            <text:p>225.589</text:p>
          </table:table-cell>
          <table:table-cell office:value-type="float" office:value="820" calcext:value-type="float">
            <text:p>820</text:p>
          </table:table-cell>
          <table:table-cell office:value-type="float" office:value="755" calcext:value-type="float">
            <text:p>755</text:p>
          </table:table-cell>
          <table:table-cell table:formula="of:=(([.A176]-[.C176])^2 + ([.B176]-[.D176])^2)^0.5" office:value-type="float" office:value="90.7883048911037" calcext:value-type="float">
            <text:p>90.7883048911</text:p>
          </table:table-cell>
          <table:table-cell table:formula="of:=[.E176]+[.F176]" office:value-type="float" office:value="1575" calcext:value-type="float">
            <text:p>1575</text:p>
          </table:table-cell>
          <table:table-cell table:formula="of:=SQRT([.H176])" office:value-type="float" office:value="39.6862696659689" calcext:value-type="float">
            <text:p>39.686269666</text:p>
          </table:table-cell>
          <table:table-cell table:formula="of:=[.G176]/[.I176]" office:value-type="float" office:value="2.2876502542378" calcext:value-type="float">
            <text:p>2.2876502542</text:p>
          </table:table-cell>
        </table:table-row>
        <table:table-row table:style-name="ro1">
          <table:table-cell office:value-type="float" office:value="163.451" calcext:value-type="float">
            <text:p>163.451</text:p>
          </table:table-cell>
          <table:table-cell office:value-type="float" office:value="233.506" calcext:value-type="float">
            <text:p>233.506</text:p>
          </table:table-cell>
          <table:table-cell office:value-type="float" office:value="253.692" calcext:value-type="float">
            <text:p>253.692</text:p>
          </table:table-cell>
          <table:table-cell office:value-type="float" office:value="226.42" calcext:value-type="float">
            <text:p>226.42</text:p>
          </table:table-cell>
          <table:table-cell office:value-type="float" office:value="816" calcext:value-type="float">
            <text:p>816</text:p>
          </table:table-cell>
          <table:table-cell office:value-type="float" office:value="743" calcext:value-type="float">
            <text:p>743</text:p>
          </table:table-cell>
          <table:table-cell table:formula="of:=(([.A177]-[.C177])^2 + ([.B177]-[.D177])^2)^0.5" office:value-type="float" office:value="90.5187796923931" calcext:value-type="float">
            <text:p>90.5187796924</text:p>
          </table:table-cell>
          <table:table-cell table:formula="of:=[.E177]+[.F177]" office:value-type="float" office:value="1559" calcext:value-type="float">
            <text:p>1559</text:p>
          </table:table-cell>
          <table:table-cell table:formula="of:=SQRT([.H177])" office:value-type="float" office:value="39.4841740447993" calcext:value-type="float">
            <text:p>39.4841740448</text:p>
          </table:table-cell>
          <table:table-cell table:formula="of:=[.G177]/[.I177]" office:value-type="float" office:value="2.29253319544406" calcext:value-type="float">
            <text:p>2.2925331954</text:p>
          </table:table-cell>
        </table:table-row>
        <table:table-row table:style-name="ro1">
          <table:table-cell office:value-type="float" office:value="163.292" calcext:value-type="float">
            <text:p>163.292</text:p>
          </table:table-cell>
          <table:table-cell office:value-type="float" office:value="233.951" calcext:value-type="float">
            <text:p>233.951</text:p>
          </table:table-cell>
          <table:table-cell office:value-type="float" office:value="253.129" calcext:value-type="float">
            <text:p>253.129</text:p>
          </table:table-cell>
          <table:table-cell office:value-type="float" office:value="226.92" calcext:value-type="float">
            <text:p>226.92</text:p>
          </table:table-cell>
          <table:table-cell office:value-type="float" office:value="801" calcext:value-type="float">
            <text:p>801</text:p>
          </table:table-cell>
          <table:table-cell office:value-type="float" office:value="735" calcext:value-type="float">
            <text:p>735</text:p>
          </table:table-cell>
          <table:table-cell table:formula="of:=(([.A178]-[.C178])^2 + ([.B178]-[.D178])^2)^0.5" office:value-type="float" office:value="90.1117169406953" calcext:value-type="float">
            <text:p>90.1117169407</text:p>
          </table:table-cell>
          <table:table-cell table:formula="of:=[.E178]+[.F178]" office:value-type="float" office:value="1536" calcext:value-type="float">
            <text:p>1536</text:p>
          </table:table-cell>
          <table:table-cell table:formula="of:=SQRT([.H178])" office:value-type="float" office:value="39.1918358845308" calcext:value-type="float">
            <text:p>39.1918358845</text:p>
          </table:table-cell>
          <table:table-cell table:formula="of:=[.G178]/[.I178]" office:value-type="float" office:value="2.29924714948765" calcext:value-type="float">
            <text:p>2.2992471495</text:p>
          </table:table-cell>
        </table:table-row>
        <table:table-row table:style-name="ro1">
          <table:table-cell office:value-type="float" office:value="162.937" calcext:value-type="float">
            <text:p>162.937</text:p>
          </table:table-cell>
          <table:table-cell office:value-type="float" office:value="235.042" calcext:value-type="float">
            <text:p>235.042</text:p>
          </table:table-cell>
          <table:table-cell office:value-type="float" office:value="252.117" calcext:value-type="float">
            <text:p>252.117</text:p>
          </table:table-cell>
          <table:table-cell office:value-type="float" office:value="227.891" calcext:value-type="float">
            <text:p>227.891</text:p>
          </table:table-cell>
          <table:table-cell office:value-type="float" office:value="791" calcext:value-type="float">
            <text:p>791</text:p>
          </table:table-cell>
          <table:table-cell office:value-type="float" office:value="732" calcext:value-type="float">
            <text:p>732</text:p>
          </table:table-cell>
          <table:table-cell table:formula="of:=(([.A179]-[.C179])^2 + ([.B179]-[.D179])^2)^0.5" office:value-type="float" office:value="89.4662461546253" calcext:value-type="float">
            <text:p>89.4662461546</text:p>
          </table:table-cell>
          <table:table-cell table:formula="of:=[.E179]+[.F179]" office:value-type="float" office:value="1523" calcext:value-type="float">
            <text:p>1523</text:p>
          </table:table-cell>
          <table:table-cell table:formula="of:=SQRT([.H179])" office:value-type="float" office:value="39.0256326021757" calcext:value-type="float">
            <text:p>39.0256326022</text:p>
          </table:table-cell>
          <table:table-cell table:formula="of:=[.G179]/[.I179]" office:value-type="float" office:value="2.2924995750008" calcext:value-type="float">
            <text:p>2.292499575</text:p>
          </table:table-cell>
        </table:table-row>
        <table:table-row table:style-name="ro1">
          <table:table-cell office:value-type="float" office:value="162.901" calcext:value-type="float">
            <text:p>162.901</text:p>
          </table:table-cell>
          <table:table-cell office:value-type="float" office:value="235.51" calcext:value-type="float">
            <text:p>235.51</text:p>
          </table:table-cell>
          <table:table-cell office:value-type="float" office:value="251.615" calcext:value-type="float">
            <text:p>251.615</text:p>
          </table:table-cell>
          <table:table-cell office:value-type="float" office:value="228.466" calcext:value-type="float">
            <text:p>228.466</text:p>
          </table:table-cell>
          <table:table-cell office:value-type="float" office:value="779" calcext:value-type="float">
            <text:p>779</text:p>
          </table:table-cell>
          <table:table-cell office:value-type="float" office:value="727" calcext:value-type="float">
            <text:p>727</text:p>
          </table:table-cell>
          <table:table-cell table:formula="of:=(([.A180]-[.C180])^2 + ([.B180]-[.D180])^2)^0.5" office:value-type="float" office:value="88.9932117186474" calcext:value-type="float">
            <text:p>88.9932117186</text:p>
          </table:table-cell>
          <table:table-cell table:formula="of:=[.E180]+[.F180]" office:value-type="float" office:value="1506" calcext:value-type="float">
            <text:p>1506</text:p>
          </table:table-cell>
          <table:table-cell table:formula="of:=SQRT([.H180])" office:value-type="float" office:value="38.8072158238645" calcext:value-type="float">
            <text:p>38.8072158239</text:p>
          </table:table-cell>
          <table:table-cell table:formula="of:=[.G180]/[.I180]" office:value-type="float" office:value="2.29321299736017" calcext:value-type="float">
            <text:p>2.2932129974</text:p>
          </table:table-cell>
        </table:table-row>
        <table:table-row table:style-name="ro1">
          <table:table-cell office:value-type="float" office:value="162.689" calcext:value-type="float">
            <text:p>162.689</text:p>
          </table:table-cell>
          <table:table-cell office:value-type="float" office:value="235.941" calcext:value-type="float">
            <text:p>235.941</text:p>
          </table:table-cell>
          <table:table-cell office:value-type="float" office:value="251.1" calcext:value-type="float">
            <text:p>251.1</text:p>
          </table:table-cell>
          <table:table-cell office:value-type="float" office:value="229.079" calcext:value-type="float">
            <text:p>229.079</text:p>
          </table:table-cell>
          <table:table-cell office:value-type="float" office:value="782" calcext:value-type="float">
            <text:p>782</text:p>
          </table:table-cell>
          <table:table-cell office:value-type="float" office:value="718" calcext:value-type="float">
            <text:p>718</text:p>
          </table:table-cell>
          <table:table-cell table:formula="of:=(([.A181]-[.C181])^2 + ([.B181]-[.D181])^2)^0.5" office:value-type="float" office:value="88.6768964556158" calcext:value-type="float">
            <text:p>88.6768964556</text:p>
          </table:table-cell>
          <table:table-cell table:formula="of:=[.E181]+[.F181]" office:value-type="float" office:value="1500" calcext:value-type="float">
            <text:p>1500</text:p>
          </table:table-cell>
          <table:table-cell table:formula="of:=SQRT([.H181])" office:value-type="float" office:value="38.7298334620742" calcext:value-type="float">
            <text:p>38.7298334621</text:p>
          </table:table-cell>
          <table:table-cell table:formula="of:=[.G181]/[.I181]" office:value-type="float" office:value="2.2896276211064" calcext:value-type="float">
            <text:p>2.2896276211</text:p>
          </table:table-cell>
        </table:table-row>
        <table:table-row table:style-name="ro1">
          <table:table-cell office:value-type="float" office:value="162.307" calcext:value-type="float">
            <text:p>162.307</text:p>
          </table:table-cell>
          <table:table-cell office:value-type="float" office:value="236.601" calcext:value-type="float">
            <text:p>236.601</text:p>
          </table:table-cell>
          <table:table-cell office:value-type="float" office:value="250.435" calcext:value-type="float">
            <text:p>250.435</text:p>
          </table:table-cell>
          <table:table-cell office:value-type="float" office:value="229.476" calcext:value-type="float">
            <text:p>229.476</text:p>
          </table:table-cell>
          <table:table-cell office:value-type="float" office:value="771" calcext:value-type="float">
            <text:p>771</text:p>
          </table:table-cell>
          <table:table-cell office:value-type="float" office:value="712" calcext:value-type="float">
            <text:p>712</text:p>
          </table:table-cell>
          <table:table-cell table:formula="of:=(([.A182]-[.C182])^2 + ([.B182]-[.D182])^2)^0.5" office:value-type="float" office:value="88.4155529813618" calcext:value-type="float">
            <text:p>88.4155529814</text:p>
          </table:table-cell>
          <table:table-cell table:formula="of:=[.E182]+[.F182]" office:value-type="float" office:value="1483" calcext:value-type="float">
            <text:p>1483</text:p>
          </table:table-cell>
          <table:table-cell table:formula="of:=SQRT([.H182])" office:value-type="float" office:value="38.5097390279394" calcext:value-type="float">
            <text:p>38.5097390279</text:p>
          </table:table-cell>
          <table:table-cell table:formula="of:=[.G182]/[.I182]" office:value-type="float" office:value="2.29592708787808" calcext:value-type="float">
            <text:p>2.2959270879</text:p>
          </table:table-cell>
        </table:table-row>
        <table:table-row table:style-name="ro1">
          <table:table-cell office:value-type="float" office:value="161.985" calcext:value-type="float">
            <text:p>161.985</text:p>
          </table:table-cell>
          <table:table-cell office:value-type="float" office:value="236.996" calcext:value-type="float">
            <text:p>236.996</text:p>
          </table:table-cell>
          <table:table-cell office:value-type="float" office:value="249.703" calcext:value-type="float">
            <text:p>249.703</text:p>
          </table:table-cell>
          <table:table-cell office:value-type="float" office:value="230.01" calcext:value-type="float">
            <text:p>230.01</text:p>
          </table:table-cell>
          <table:table-cell office:value-type="float" office:value="775" calcext:value-type="float">
            <text:p>775</text:p>
          </table:table-cell>
          <table:table-cell office:value-type="float" office:value="708" calcext:value-type="float">
            <text:p>708</text:p>
          </table:table-cell>
          <table:table-cell table:formula="of:=(([.A183]-[.C183])^2 + ([.B183]-[.D183])^2)^0.5" office:value-type="float" office:value="87.9957483063813" calcext:value-type="float">
            <text:p>87.9957483064</text:p>
          </table:table-cell>
          <table:table-cell table:formula="of:=[.E183]+[.F183]" office:value-type="float" office:value="1483" calcext:value-type="float">
            <text:p>1483</text:p>
          </table:table-cell>
          <table:table-cell table:formula="of:=SQRT([.H183])" office:value-type="float" office:value="38.5097390279394" calcext:value-type="float">
            <text:p>38.5097390279</text:p>
          </table:table-cell>
          <table:table-cell table:formula="of:=[.G183]/[.I183]" office:value-type="float" office:value="2.28502582794807" calcext:value-type="float">
            <text:p>2.2850258279</text:p>
          </table:table-cell>
        </table:table-row>
        <table:table-row table:style-name="ro1">
          <table:table-cell office:value-type="float" office:value="161.49" calcext:value-type="float">
            <text:p>161.49</text:p>
          </table:table-cell>
          <table:table-cell office:value-type="float" office:value="237.488" calcext:value-type="float">
            <text:p>237.488</text:p>
          </table:table-cell>
          <table:table-cell office:value-type="float" office:value="248.957" calcext:value-type="float">
            <text:p>248.957</text:p>
          </table:table-cell>
          <table:table-cell office:value-type="float" office:value="230.532" calcext:value-type="float">
            <text:p>230.532</text:p>
          </table:table-cell>
          <table:table-cell office:value-type="float" office:value="773" calcext:value-type="float">
            <text:p>773</text:p>
          </table:table-cell>
          <table:table-cell office:value-type="float" office:value="705" calcext:value-type="float">
            <text:p>705</text:p>
          </table:table-cell>
          <table:table-cell table:formula="of:=(([.A184]-[.C184])^2 + ([.B184]-[.D184])^2)^0.5" office:value-type="float" office:value="87.7431594199798" calcext:value-type="float">
            <text:p>87.74315942</text:p>
          </table:table-cell>
          <table:table-cell table:formula="of:=[.E184]+[.F184]" office:value-type="float" office:value="1478" calcext:value-type="float">
            <text:p>1478</text:p>
          </table:table-cell>
          <table:table-cell table:formula="of:=SQRT([.H184])" office:value-type="float" office:value="38.4447655734822" calcext:value-type="float">
            <text:p>38.4447655735</text:p>
          </table:table-cell>
          <table:table-cell table:formula="of:=[.G184]/[.I184]" office:value-type="float" office:value="2.28231745235304" calcext:value-type="float">
            <text:p>2.2823174524</text:p>
          </table:table-cell>
        </table:table-row>
        <table:table-row table:style-name="ro1">
          <table:table-cell office:value-type="float" office:value="160.894" calcext:value-type="float">
            <text:p>160.894</text:p>
          </table:table-cell>
          <table:table-cell office:value-type="float" office:value="237.965" calcext:value-type="float">
            <text:p>237.965</text:p>
          </table:table-cell>
          <table:table-cell office:value-type="float" office:value="248.113" calcext:value-type="float">
            <text:p>248.113</text:p>
          </table:table-cell>
          <table:table-cell office:value-type="float" office:value="230.892" calcext:value-type="float">
            <text:p>230.892</text:p>
          </table:table-cell>
          <table:table-cell office:value-type="float" office:value="762" calcext:value-type="float">
            <text:p>762</text:p>
          </table:table-cell>
          <table:table-cell office:value-type="float" office:value="702" calcext:value-type="float">
            <text:p>702</text:p>
          </table:table-cell>
          <table:table-cell table:formula="of:=(([.A185]-[.C185])^2 + ([.B185]-[.D185])^2)^0.5" office:value-type="float" office:value="87.5053214953239" calcext:value-type="float">
            <text:p>87.5053214953</text:p>
          </table:table-cell>
          <table:table-cell table:formula="of:=[.E185]+[.F185]" office:value-type="float" office:value="1464" calcext:value-type="float">
            <text:p>1464</text:p>
          </table:table-cell>
          <table:table-cell table:formula="of:=SQRT([.H185])" office:value-type="float" office:value="38.262252939418" calcext:value-type="float">
            <text:p>38.2622529394</text:p>
          </table:table-cell>
          <table:table-cell table:formula="of:=[.G185]/[.I185]" office:value-type="float" office:value="2.28698821352403" calcext:value-type="float">
            <text:p>2.2869882135</text:p>
          </table:table-cell>
        </table:table-row>
        <table:table-row table:style-name="ro1">
          <table:table-cell office:value-type="float" office:value="160.261" calcext:value-type="float">
            <text:p>160.261</text:p>
          </table:table-cell>
          <table:table-cell office:value-type="float" office:value="238.65" calcext:value-type="float">
            <text:p>238.65</text:p>
          </table:table-cell>
          <table:table-cell office:value-type="float" office:value="247.335" calcext:value-type="float">
            <text:p>247.335</text:p>
          </table:table-cell>
          <table:table-cell office:value-type="float" office:value="231.397" calcext:value-type="float">
            <text:p>231.397</text:p>
          </table:table-cell>
          <table:table-cell office:value-type="float" office:value="754" calcext:value-type="float">
            <text:p>754</text:p>
          </table:table-cell>
          <table:table-cell office:value-type="float" office:value="696" calcext:value-type="float">
            <text:p>696</text:p>
          </table:table-cell>
          <table:table-cell table:formula="of:=(([.A186]-[.C186])^2 + ([.B186]-[.D186])^2)^0.5" office:value-type="float" office:value="87.3755542757813" calcext:value-type="float">
            <text:p>87.3755542758</text:p>
          </table:table-cell>
          <table:table-cell table:formula="of:=[.E186]+[.F186]" office:value-type="float" office:value="1450" calcext:value-type="float">
            <text:p>1450</text:p>
          </table:table-cell>
          <table:table-cell table:formula="of:=SQRT([.H186])" office:value-type="float" office:value="38.0788655293195" calcext:value-type="float">
            <text:p>38.0788655293</text:p>
          </table:table-cell>
          <table:table-cell table:formula="of:=[.G186]/[.I186]" office:value-type="float" office:value="2.29459447021878" calcext:value-type="float">
            <text:p>2.2945944702</text:p>
          </table:table-cell>
        </table:table-row>
        <table:table-row table:style-name="ro1">
          <table:table-cell office:value-type="float" office:value="159.932" calcext:value-type="float">
            <text:p>159.932</text:p>
          </table:table-cell>
          <table:table-cell office:value-type="float" office:value="239.015" calcext:value-type="float">
            <text:p>239.015</text:p>
          </table:table-cell>
          <table:table-cell office:value-type="float" office:value="246.639" calcext:value-type="float">
            <text:p>246.639</text:p>
          </table:table-cell>
          <table:table-cell office:value-type="float" office:value="231.741" calcext:value-type="float">
            <text:p>231.741</text:p>
          </table:table-cell>
          <table:table-cell office:value-type="float" office:value="750" calcext:value-type="float">
            <text:p>750</text:p>
          </table:table-cell>
          <table:table-cell office:value-type="float" office:value="687" calcext:value-type="float">
            <text:p>687</text:p>
          </table:table-cell>
          <table:table-cell table:formula="of:=(([.A187]-[.C187])^2 + ([.B187]-[.D187])^2)^0.5" office:value-type="float" office:value="87.0115792581654" calcext:value-type="float">
            <text:p>87.0115792582</text:p>
          </table:table-cell>
          <table:table-cell table:formula="of:=[.E187]+[.F187]" office:value-type="float" office:value="1437" calcext:value-type="float">
            <text:p>1437</text:p>
          </table:table-cell>
          <table:table-cell table:formula="of:=SQRT([.H187])" office:value-type="float" office:value="37.9077828420497" calcext:value-type="float">
            <text:p>37.907782842</text:p>
          </table:table-cell>
          <table:table-cell table:formula="of:=[.G187]/[.I187]" office:value-type="float" office:value="2.29534867867942" calcext:value-type="float">
            <text:p>2.2953486787</text:p>
          </table:table-cell>
        </table:table-row>
        <table:table-row table:style-name="ro1">
          <table:table-cell office:value-type="float" office:value="159.533" calcext:value-type="float">
            <text:p>159.533</text:p>
          </table:table-cell>
          <table:table-cell office:value-type="float" office:value="239.415" calcext:value-type="float">
            <text:p>239.415</text:p>
          </table:table-cell>
          <table:table-cell office:value-type="float" office:value="245.986" calcext:value-type="float">
            <text:p>245.986</text:p>
          </table:table-cell>
          <table:table-cell office:value-type="float" office:value="232.304" calcext:value-type="float">
            <text:p>232.304</text:p>
          </table:table-cell>
          <table:table-cell office:value-type="float" office:value="738" calcext:value-type="float">
            <text:p>738</text:p>
          </table:table-cell>
          <table:table-cell office:value-type="float" office:value="691" calcext:value-type="float">
            <text:p>691</text:p>
          </table:table-cell>
          <table:table-cell table:formula="of:=(([.A188]-[.C188])^2 + ([.B188]-[.D188])^2)^0.5" office:value-type="float" office:value="86.744956798652" calcext:value-type="float">
            <text:p>86.7449567987</text:p>
          </table:table-cell>
          <table:table-cell table:formula="of:=[.E188]+[.F188]" office:value-type="float" office:value="1429" calcext:value-type="float">
            <text:p>1429</text:p>
          </table:table-cell>
          <table:table-cell table:formula="of:=SQRT([.H188])" office:value-type="float" office:value="37.8021163428716" calcext:value-type="float">
            <text:p>37.8021163429</text:p>
          </table:table-cell>
          <table:table-cell table:formula="of:=[.G188]/[.I188]" office:value-type="float" office:value="2.29471165084676" calcext:value-type="float">
            <text:p>2.2947116508</text:p>
          </table:table-cell>
        </table:table-row>
        <table:table-row table:style-name="ro1">
          <table:table-cell office:value-type="float" office:value="159.257" calcext:value-type="float">
            <text:p>159.257</text:p>
          </table:table-cell>
          <table:table-cell office:value-type="float" office:value="239.832" calcext:value-type="float">
            <text:p>239.832</text:p>
          </table:table-cell>
          <table:table-cell office:value-type="float" office:value="245.499" calcext:value-type="float">
            <text:p>245.499</text:p>
          </table:table-cell>
          <table:table-cell office:value-type="float" office:value="232.81" calcext:value-type="float">
            <text:p>232.81</text:p>
          </table:table-cell>
          <table:table-cell office:value-type="float" office:value="743" calcext:value-type="float">
            <text:p>743</text:p>
          </table:table-cell>
          <table:table-cell office:value-type="float" office:value="686" calcext:value-type="float">
            <text:p>686</text:p>
          </table:table-cell>
          <table:table-cell table:formula="of:=(([.A189]-[.C189])^2 + ([.B189]-[.D189])^2)^0.5" office:value-type="float" office:value="86.5274005619029" calcext:value-type="float">
            <text:p>86.5274005619</text:p>
          </table:table-cell>
          <table:table-cell table:formula="of:=[.E189]+[.F189]" office:value-type="float" office:value="1429" calcext:value-type="float">
            <text:p>1429</text:p>
          </table:table-cell>
          <table:table-cell table:formula="of:=SQRT([.H189])" office:value-type="float" office:value="37.8021163428716" calcext:value-type="float">
            <text:p>37.8021163429</text:p>
          </table:table-cell>
          <table:table-cell table:formula="of:=[.G189]/[.I189]" office:value-type="float" office:value="2.288956517066" calcext:value-type="float">
            <text:p>2.2889565171</text:p>
          </table:table-cell>
        </table:table-row>
        <table:table-row table:style-name="ro1">
          <table:table-cell office:value-type="float" office:value="158.802" calcext:value-type="float">
            <text:p>158.802</text:p>
          </table:table-cell>
          <table:table-cell office:value-type="float" office:value="240.778" calcext:value-type="float">
            <text:p>240.778</text:p>
          </table:table-cell>
          <table:table-cell office:value-type="float" office:value="244.235" calcext:value-type="float">
            <text:p>244.235</text:p>
          </table:table-cell>
          <table:table-cell office:value-type="float" office:value="233.52" calcext:value-type="float">
            <text:p>233.52</text:p>
          </table:table-cell>
          <table:table-cell office:value-type="float" office:value="731" calcext:value-type="float">
            <text:p>731</text:p>
          </table:table-cell>
          <table:table-cell office:value-type="float" office:value="690" calcext:value-type="float">
            <text:p>690</text:p>
          </table:table-cell>
          <table:table-cell table:formula="of:=(([.A190]-[.C190])^2 + ([.B190]-[.D190])^2)^0.5" office:value-type="float" office:value="85.7407490811691" calcext:value-type="float">
            <text:p>85.7407490812</text:p>
          </table:table-cell>
          <table:table-cell table:formula="of:=[.E190]+[.F190]" office:value-type="float" office:value="1421" calcext:value-type="float">
            <text:p>1421</text:p>
          </table:table-cell>
          <table:table-cell table:formula="of:=SQRT([.H190])" office:value-type="float" office:value="37.6961536499415" calcext:value-type="float">
            <text:p>37.6961536499</text:p>
          </table:table-cell>
          <table:table-cell table:formula="of:=[.G190]/[.I190]" office:value-type="float" office:value="2.27452248516878" calcext:value-type="float">
            <text:p>2.2745224852</text:p>
          </table:table-cell>
        </table:table-row>
        <table:table-row table:style-name="ro1">
          <table:table-cell office:value-type="float" office:value="158.581" calcext:value-type="float">
            <text:p>158.581</text:p>
          </table:table-cell>
          <table:table-cell office:value-type="float" office:value="241.086" calcext:value-type="float">
            <text:p>241.086</text:p>
          </table:table-cell>
          <table:table-cell office:value-type="float" office:value="243.692" calcext:value-type="float">
            <text:p>243.692</text:p>
          </table:table-cell>
          <table:table-cell office:value-type="float" office:value="233.955" calcext:value-type="float">
            <text:p>233.955</text:p>
          </table:table-cell>
          <table:table-cell office:value-type="float" office:value="724" calcext:value-type="float">
            <text:p>724</text:p>
          </table:table-cell>
          <table:table-cell office:value-type="float" office:value="672" calcext:value-type="float">
            <text:p>672</text:p>
          </table:table-cell>
          <table:table-cell table:formula="of:=(([.A191]-[.C191])^2 + ([.B191]-[.D191])^2)^0.5" office:value-type="float" office:value="85.4092119270515" calcext:value-type="float">
            <text:p>85.4092119271</text:p>
          </table:table-cell>
          <table:table-cell table:formula="of:=[.E191]+[.F191]" office:value-type="float" office:value="1396" calcext:value-type="float">
            <text:p>1396</text:p>
          </table:table-cell>
          <table:table-cell table:formula="of:=SQRT([.H191])" office:value-type="float" office:value="37.3630833845388" calcext:value-type="float">
            <text:p>37.3630833845</text:p>
          </table:table-cell>
          <table:table-cell table:formula="of:=[.G191]/[.I191]" office:value-type="float" office:value="2.28592514830815" calcext:value-type="float">
            <text:p>2.2859251483</text:p>
          </table:table-cell>
        </table:table-row>
        <table:table-row table:style-name="ro1">
          <table:table-cell office:value-type="float" office:value="158.396" calcext:value-type="float">
            <text:p>158.396</text:p>
          </table:table-cell>
          <table:table-cell office:value-type="float" office:value="241.544" calcext:value-type="float">
            <text:p>241.544</text:p>
          </table:table-cell>
          <table:table-cell office:value-type="float" office:value="243.283" calcext:value-type="float">
            <text:p>243.283</text:p>
          </table:table-cell>
          <table:table-cell office:value-type="float" office:value="234.572" calcext:value-type="float">
            <text:p>234.572</text:p>
          </table:table-cell>
          <table:table-cell office:value-type="float" office:value="717" calcext:value-type="float">
            <text:p>717</text:p>
          </table:table-cell>
          <table:table-cell office:value-type="float" office:value="668" calcext:value-type="float">
            <text:p>668</text:p>
          </table:table-cell>
          <table:table-cell table:formula="of:=(([.A192]-[.C192])^2 + ([.B192]-[.D192])^2)^0.5" office:value-type="float" office:value="85.1728334212265" calcext:value-type="float">
            <text:p>85.1728334212</text:p>
          </table:table-cell>
          <table:table-cell table:formula="of:=[.E192]+[.F192]" office:value-type="float" office:value="1385" calcext:value-type="float">
            <text:p>1385</text:p>
          </table:table-cell>
          <table:table-cell table:formula="of:=SQRT([.H192])" office:value-type="float" office:value="37.2155881318568" calcext:value-type="float">
            <text:p>37.2155881319</text:p>
          </table:table-cell>
          <table:table-cell table:formula="of:=[.G192]/[.I192]" office:value-type="float" office:value="2.28863327698745" calcext:value-type="float">
            <text:p>2.288633277</text:p>
          </table:table-cell>
        </table:table-row>
        <table:table-row table:style-name="ro1">
          <table:table-cell office:value-type="float" office:value="157.492" calcext:value-type="float">
            <text:p>157.492</text:p>
          </table:table-cell>
          <table:table-cell office:value-type="float" office:value="242.475" calcext:value-type="float">
            <text:p>242.475</text:p>
          </table:table-cell>
          <table:table-cell office:value-type="float" office:value="241.776" calcext:value-type="float">
            <text:p>241.776</text:p>
          </table:table-cell>
          <table:table-cell office:value-type="float" office:value="235.252" calcext:value-type="float">
            <text:p>235.252</text:p>
          </table:table-cell>
          <table:table-cell office:value-type="float" office:value="709" calcext:value-type="float">
            <text:p>709</text:p>
          </table:table-cell>
          <table:table-cell office:value-type="float" office:value="656" calcext:value-type="float">
            <text:p>656</text:p>
          </table:table-cell>
          <table:table-cell table:formula="of:=(([.A193]-[.C193])^2 + ([.B193]-[.D193])^2)^0.5" office:value-type="float" office:value="84.592933422361" calcext:value-type="float">
            <text:p>84.5929334224</text:p>
          </table:table-cell>
          <table:table-cell table:formula="of:=[.E193]+[.F193]" office:value-type="float" office:value="1365" calcext:value-type="float">
            <text:p>1365</text:p>
          </table:table-cell>
          <table:table-cell table:formula="of:=SQRT([.H193])" office:value-type="float" office:value="36.9459064038223" calcext:value-type="float">
            <text:p>36.9459064038</text:p>
          </table:table-cell>
          <table:table-cell table:formula="of:=[.G193]/[.I193]" office:value-type="float" office:value="2.28964293087716" calcext:value-type="float">
            <text:p>2.2896429309</text:p>
          </table:table-cell>
        </table:table-row>
        <table:table-row table:style-name="ro1">
          <table:table-cell office:value-type="float" office:value="157.052" calcext:value-type="float">
            <text:p>157.052</text:p>
          </table:table-cell>
          <table:table-cell office:value-type="float" office:value="242.996" calcext:value-type="float">
            <text:p>242.99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35.869" calcext:value-type="float">
            <text:p>235.869</text:p>
          </table:table-cell>
          <table:table-cell office:value-type="float" office:value="713" calcext:value-type="float">
            <text:p>713</text:p>
          </table:table-cell>
          <table:table-cell office:value-type="float" office:value="659" calcext:value-type="float">
            <text:p>659</text:p>
          </table:table-cell>
          <table:table-cell table:formula="of:=(([.A194]-[.C194])^2 + ([.B194]-[.D194])^2)^0.5" office:value-type="float" office:value="84.4193819747574" calcext:value-type="float">
            <text:p>84.4193819748</text:p>
          </table:table-cell>
          <table:table-cell table:formula="of:=[.E194]+[.F194]" office:value-type="float" office:value="1372" calcext:value-type="float">
            <text:p>1372</text:p>
          </table:table-cell>
          <table:table-cell table:formula="of:=SQRT([.H194])" office:value-type="float" office:value="37.0405183549043" calcext:value-type="float">
            <text:p>37.0405183549</text:p>
          </table:table-cell>
          <table:table-cell table:formula="of:=[.G194]/[.I194]" office:value-type="float" office:value="2.27910908713242" calcext:value-type="float">
            <text:p>2.2791090871</text:p>
          </table:table-cell>
        </table:table-row>
        <table:table-row table:style-name="ro1">
          <table:table-cell office:value-type="float" office:value="156.657" calcext:value-type="float">
            <text:p>156.657</text:p>
          </table:table-cell>
          <table:table-cell office:value-type="float" office:value="243.457" calcext:value-type="float">
            <text:p>243.457</text:p>
          </table:table-cell>
          <table:table-cell office:value-type="float" office:value="240.39" calcext:value-type="float">
            <text:p>240.39</text:p>
          </table:table-cell>
          <table:table-cell office:value-type="float" office:value="236.37" calcext:value-type="float">
            <text:p>236.37</text:p>
          </table:table-cell>
          <table:table-cell office:value-type="float" office:value="702" calcext:value-type="float">
            <text:p>702</text:p>
          </table:table-cell>
          <table:table-cell office:value-type="float" office:value="643" calcext:value-type="float">
            <text:p>643</text:p>
          </table:table-cell>
          <table:table-cell table:formula="of:=(([.A195]-[.C195])^2 + ([.B195]-[.D195])^2)^0.5" office:value-type="float" office:value="84.0323798187341" calcext:value-type="float">
            <text:p>84.0323798187</text:p>
          </table:table-cell>
          <table:table-cell table:formula="of:=[.E195]+[.F195]" office:value-type="float" office:value="1345" calcext:value-type="float">
            <text:p>1345</text:p>
          </table:table-cell>
          <table:table-cell table:formula="of:=SQRT([.H195])" office:value-type="float" office:value="36.6742416417845" calcext:value-type="float">
            <text:p>36.6742416418</text:p>
          </table:table-cell>
          <table:table-cell table:formula="of:=[.G195]/[.I195]" office:value-type="float" office:value="2.29131881279292" calcext:value-type="float">
            <text:p>2.2913188128</text:p>
          </table:table-cell>
        </table:table-row>
        <table:table-row table:style-name="ro1">
          <table:table-cell office:value-type="float" office:value="156.171" calcext:value-type="float">
            <text:p>156.171</text:p>
          </table:table-cell>
          <table:table-cell office:value-type="float" office:value="243.633" calcext:value-type="float">
            <text:p>243.633</text:p>
          </table:table-cell>
          <table:table-cell office:value-type="float" office:value="239.623" calcext:value-type="float">
            <text:p>239.623</text:p>
          </table:table-cell>
          <table:table-cell office:value-type="float" office:value="236.825" calcext:value-type="float">
            <text:p>236.825</text:p>
          </table:table-cell>
          <table:table-cell office:value-type="float" office:value="695" calcext:value-type="float">
            <text:p>695</text:p>
          </table:table-cell>
          <table:table-cell office:value-type="float" office:value="645" calcext:value-type="float">
            <text:p>645</text:p>
          </table:table-cell>
          <table:table-cell table:formula="of:=(([.A196]-[.C196])^2 + ([.B196]-[.D196])^2)^0.5" office:value-type="float" office:value="83.7292372352693" calcext:value-type="float">
            <text:p>83.7292372353</text:p>
          </table:table-cell>
          <table:table-cell table:formula="of:=[.E196]+[.F196]" office:value-type="float" office:value="1340" calcext:value-type="float">
            <text:p>1340</text:p>
          </table:table-cell>
          <table:table-cell table:formula="of:=SQRT([.H196])" office:value-type="float" office:value="36.6060104354462" calcext:value-type="float">
            <text:p>36.6060104354</text:p>
          </table:table-cell>
          <table:table-cell table:formula="of:=[.G196]/[.I196]" office:value-type="float" office:value="2.28730845670614" calcext:value-type="float">
            <text:p>2.2873084567</text:p>
          </table:table-cell>
        </table:table-row>
        <table:table-row table:style-name="ro1">
          <table:table-cell office:value-type="float" office:value="155.717" calcext:value-type="float">
            <text:p>155.717</text:p>
          </table:table-cell>
          <table:table-cell office:value-type="float" office:value="244.459" calcext:value-type="float">
            <text:p>244.459</text:p>
          </table:table-cell>
          <table:table-cell office:value-type="float" office:value="238.872" calcext:value-type="float">
            <text:p>238.872</text:p>
          </table:table-cell>
          <table:table-cell office:value-type="float" office:value="237.317" calcext:value-type="float">
            <text:p>237.317</text:p>
          </table:table-cell>
          <table:table-cell office:value-type="float" office:value="689" calcext:value-type="float">
            <text:p>689</text:p>
          </table:table-cell>
          <table:table-cell office:value-type="float" office:value="647" calcext:value-type="float">
            <text:p>647</text:p>
          </table:table-cell>
          <table:table-cell table:formula="of:=(([.A197]-[.C197])^2 + ([.B197]-[.D197])^2)^0.5" office:value-type="float" office:value="83.4611417906561" calcext:value-type="float">
            <text:p>83.4611417907</text:p>
          </table:table-cell>
          <table:table-cell table:formula="of:=[.E197]+[.F197]" office:value-type="float" office:value="1336" calcext:value-type="float">
            <text:p>1336</text:p>
          </table:table-cell>
          <table:table-cell table:formula="of:=SQRT([.H197])" office:value-type="float" office:value="36.5513337649941" calcext:value-type="float">
            <text:p>36.551333765</text:p>
          </table:table-cell>
          <table:table-cell table:formula="of:=[.G197]/[.I197]" office:value-type="float" office:value="2.28339524700432" calcext:value-type="float">
            <text:p>2.283395247</text:p>
          </table:table-cell>
        </table:table-row>
        <table:table-row table:style-name="ro1">
          <table:table-cell office:value-type="float" office:value="155.477" calcext:value-type="float">
            <text:p>155.477</text:p>
          </table:table-cell>
          <table:table-cell office:value-type="float" office:value="244.857" calcext:value-type="float">
            <text:p>244.857</text:p>
          </table:table-cell>
          <table:table-cell office:value-type="float" office:value="238.328" calcext:value-type="float">
            <text:p>238.328</text:p>
          </table:table-cell>
          <table:table-cell office:value-type="float" office:value="237.582" calcext:value-type="float">
            <text:p>237.582</text:p>
          </table:table-cell>
          <table:table-cell office:value-type="float" office:value="687" calcext:value-type="float">
            <text:p>687</text:p>
          </table:table-cell>
          <table:table-cell office:value-type="float" office:value="641" calcext:value-type="float">
            <text:p>641</text:p>
          </table:table-cell>
          <table:table-cell table:formula="of:=(([.A198]-[.C198])^2 + ([.B198]-[.D198])^2)^0.5" office:value-type="float" office:value="83.1697891424524" calcext:value-type="float">
            <text:p>83.1697891425</text:p>
          </table:table-cell>
          <table:table-cell table:formula="of:=[.E198]+[.F198]" office:value-type="float" office:value="1328" calcext:value-type="float">
            <text:p>1328</text:p>
          </table:table-cell>
          <table:table-cell table:formula="of:=SQRT([.H198])" office:value-type="float" office:value="36.4417343165772" calcext:value-type="float">
            <text:p>36.4417343166</text:p>
          </table:table-cell>
          <table:table-cell table:formula="of:=[.G198]/[.I198]" office:value-type="float" office:value="2.28226758967997" calcext:value-type="float">
            <text:p>2.2822675897</text:p>
          </table:table-cell>
        </table:table-row>
        <table:table-row table:style-name="ro1">
          <table:table-cell office:value-type="float" office:value="155.185" calcext:value-type="float">
            <text:p>155.185</text:p>
          </table:table-cell>
          <table:table-cell office:value-type="float" office:value="245.347" calcext:value-type="float">
            <text:p>245.347</text:p>
          </table:table-cell>
          <table:table-cell office:value-type="float" office:value="237.875" calcext:value-type="float">
            <text:p>237.875</text:p>
          </table:table-cell>
          <table:table-cell office:value-type="float" office:value="238.226" calcext:value-type="float">
            <text:p>238.226</text:p>
          </table:table-cell>
          <table:table-cell office:value-type="float" office:value="677" calcext:value-type="float">
            <text:p>677</text:p>
          </table:table-cell>
          <table:table-cell office:value-type="float" office:value="641" calcext:value-type="float">
            <text:p>641</text:p>
          </table:table-cell>
          <table:table-cell table:formula="of:=(([.A199]-[.C199])^2 + ([.B199]-[.D199])^2)^0.5" office:value-type="float" office:value="82.9960525627575" calcext:value-type="float">
            <text:p>82.9960525628</text:p>
          </table:table-cell>
          <table:table-cell table:formula="of:=[.E199]+[.F199]" office:value-type="float" office:value="1318" calcext:value-type="float">
            <text:p>1318</text:p>
          </table:table-cell>
          <table:table-cell table:formula="of:=SQRT([.H199])" office:value-type="float" office:value="36.3042697213427" calcext:value-type="float">
            <text:p>36.3042697213</text:p>
          </table:table-cell>
          <table:table-cell table:formula="of:=[.G199]/[.I199]" office:value-type="float" office:value="2.28612373144543" calcext:value-type="float">
            <text:p>2.2861237314</text:p>
          </table:table-cell>
        </table:table-row>
        <table:table-row table:style-name="ro1">
          <table:table-cell office:value-type="float" office:value="154.949" calcext:value-type="float">
            <text:p>154.949</text:p>
          </table:table-cell>
          <table:table-cell office:value-type="float" office:value="245.914" calcext:value-type="float">
            <text:p>245.914</text:p>
          </table:table-cell>
          <table:table-cell office:value-type="float" office:value="237.369" calcext:value-type="float">
            <text:p>237.369</text:p>
          </table:table-cell>
          <table:table-cell office:value-type="float" office:value="238.772" calcext:value-type="float">
            <text:p>238.772</text:p>
          </table:table-cell>
          <table:table-cell office:value-type="float" office:value="666" calcext:value-type="float">
            <text:p>666</text:p>
          </table:table-cell>
          <table:table-cell office:value-type="float" office:value="636" calcext:value-type="float">
            <text:p>636</text:p>
          </table:table-cell>
          <table:table-cell table:formula="of:=(([.A200]-[.C200])^2 + ([.B200]-[.D200])^2)^0.5" office:value-type="float" office:value="82.7288617351889" calcext:value-type="float">
            <text:p>82.7288617352</text:p>
          </table:table-cell>
          <table:table-cell table:formula="of:=[.E200]+[.F200]" office:value-type="float" office:value="1302" calcext:value-type="float">
            <text:p>1302</text:p>
          </table:table-cell>
          <table:table-cell table:formula="of:=SQRT([.H200])" office:value-type="float" office:value="36.0832371053374" calcext:value-type="float">
            <text:p>36.0832371053</text:p>
          </table:table-cell>
          <table:table-cell table:formula="of:=[.G200]/[.I200]" office:value-type="float" office:value="2.29272283674769" calcext:value-type="float">
            <text:p>2.2927228367</text:p>
          </table:table-cell>
        </table:table-row>
        <table:table-row table:style-name="ro1">
          <table:table-cell office:value-type="float" office:value="154.718" calcext:value-type="float">
            <text:p>154.718</text:p>
          </table:table-cell>
          <table:table-cell office:value-type="float" office:value="246.31" calcext:value-type="float">
            <text:p>246.31</text:p>
          </table:table-cell>
          <table:table-cell office:value-type="float" office:value="236.903" calcext:value-type="float">
            <text:p>236.903</text:p>
          </table:table-cell>
          <table:table-cell office:value-type="float" office:value="239.407" calcext:value-type="float">
            <text:p>239.407</text:p>
          </table:table-cell>
          <table:table-cell office:value-type="float" office:value="670" calcext:value-type="float">
            <text:p>670</text:p>
          </table:table-cell>
          <table:table-cell office:value-type="float" office:value="626" calcext:value-type="float">
            <text:p>626</text:p>
          </table:table-cell>
          <table:table-cell table:formula="of:=(([.A201]-[.C201])^2 + ([.B201]-[.D201])^2)^0.5" office:value-type="float" office:value="82.4743938080178" calcext:value-type="float">
            <text:p>82.474393808</text:p>
          </table:table-cell>
          <table:table-cell table:formula="of:=[.E201]+[.F201]" office:value-type="float" office:value="1296" calcext:value-type="float">
            <text:p>1296</text:p>
          </table:table-cell>
          <table:table-cell table:formula="of:=SQRT([.H201])" office:value-type="float" office:value="36" calcext:value-type="float">
            <text:p>36</text:p>
          </table:table-cell>
          <table:table-cell table:formula="of:=[.G201]/[.I201]" office:value-type="float" office:value="2.29095538355605" calcext:value-type="float">
            <text:p>2.2909553836</text:p>
          </table:table-cell>
        </table:table-row>
        <table:table-row table:style-name="ro1">
          <table:table-cell office:value-type="float" office:value="154.917" calcext:value-type="float">
            <text:p>154.917</text:p>
          </table:table-cell>
          <table:table-cell office:value-type="float" office:value="246.979" calcext:value-type="float">
            <text:p>246.979</text:p>
          </table:table-cell>
          <table:table-cell office:value-type="float" office:value="236.262" calcext:value-type="float">
            <text:p>236.262</text:p>
          </table:table-cell>
          <table:table-cell office:value-type="float" office:value="239.984" calcext:value-type="float">
            <text:p>239.984</text:p>
          </table:table-cell>
          <table:table-cell office:value-type="float" office:value="660" calcext:value-type="float">
            <text:p>660</text:p>
          </table:table-cell>
          <table:table-cell office:value-type="float" office:value="614" calcext:value-type="float">
            <text:p>614</text:p>
          </table:table-cell>
          <table:table-cell table:formula="of:=(([.A202]-[.C202])^2 + ([.B202]-[.D202])^2)^0.5" office:value-type="float" office:value="81.6452022472846" calcext:value-type="float">
            <text:p>81.6452022473</text:p>
          </table:table-cell>
          <table:table-cell table:formula="of:=[.E202]+[.F202]" office:value-type="float" office:value="1274" calcext:value-type="float">
            <text:p>1274</text:p>
          </table:table-cell>
          <table:table-cell table:formula="of:=SQRT([.H202])" office:value-type="float" office:value="35.6931365951495" calcext:value-type="float">
            <text:p>35.6931365951</text:p>
          </table:table-cell>
          <table:table-cell table:formula="of:=[.G202]/[.I202]" office:value-type="float" office:value="2.28742021675897" calcext:value-type="float">
            <text:p>2.2874202168</text:p>
          </table:table-cell>
        </table:table-row>
        <table:table-row table:style-name="ro1">
          <table:table-cell office:value-type="float" office:value="154.198" calcext:value-type="float">
            <text:p>154.198</text:p>
          </table:table-cell>
          <table:table-cell office:value-type="float" office:value="247.791" calcext:value-type="float">
            <text:p>247.791</text:p>
          </table:table-cell>
          <table:table-cell office:value-type="float" office:value="235.358" calcext:value-type="float">
            <text:p>235.358</text:p>
          </table:table-cell>
          <table:table-cell office:value-type="float" office:value="240.456" calcext:value-type="float">
            <text:p>240.456</text:p>
          </table:table-cell>
          <table:table-cell office:value-type="float" office:value="657" calcext:value-type="float">
            <text:p>657</text:p>
          </table:table-cell>
          <table:table-cell office:value-type="float" office:value="620" calcext:value-type="float">
            <text:p>620</text:p>
          </table:table-cell>
          <table:table-cell table:formula="of:=(([.A203]-[.C203])^2 + ([.B203]-[.D203])^2)^0.5" office:value-type="float" office:value="81.4907836813464" calcext:value-type="float">
            <text:p>81.4907836813</text:p>
          </table:table-cell>
          <table:table-cell table:formula="of:=[.E203]+[.F203]" office:value-type="float" office:value="1277" calcext:value-type="float">
            <text:p>1277</text:p>
          </table:table-cell>
          <table:table-cell table:formula="of:=SQRT([.H203])" office:value-type="float" office:value="35.7351367704113" calcext:value-type="float">
            <text:p>35.7351367704</text:p>
          </table:table-cell>
          <table:table-cell table:formula="of:=[.G203]/[.I203]" office:value-type="float" office:value="2.2804105719506" calcext:value-type="float">
            <text:p>2.280410572</text:p>
          </table:table-cell>
        </table:table-row>
        <table:table-row table:style-name="ro1">
          <table:table-cell office:value-type="float" office:value="153.589" calcext:value-type="float">
            <text:p>153.589</text:p>
          </table:table-cell>
          <table:table-cell office:value-type="float" office:value="248.188" calcext:value-type="float">
            <text:p>248.188</text:p>
          </table:table-cell>
          <table:table-cell office:value-type="float" office:value="234.363" calcext:value-type="float">
            <text:p>234.363</text:p>
          </table:table-cell>
          <table:table-cell office:value-type="float" office:value="240.86" calcext:value-type="float">
            <text:p>240.86</text:p>
          </table:table-cell>
          <table:table-cell office:value-type="float" office:value="655" calcext:value-type="float">
            <text:p>655</text:p>
          </table:table-cell>
          <table:table-cell office:value-type="float" office:value="609" calcext:value-type="float">
            <text:p>609</text:p>
          </table:table-cell>
          <table:table-cell table:formula="of:=(([.A204]-[.C204])^2 + ([.B204]-[.D204])^2)^0.5" office:value-type="float" office:value="81.1057251986566" calcext:value-type="float">
            <text:p>81.1057251987</text:p>
          </table:table-cell>
          <table:table-cell table:formula="of:=[.E204]+[.F204]" office:value-type="float" office:value="1264" calcext:value-type="float">
            <text:p>1264</text:p>
          </table:table-cell>
          <table:table-cell table:formula="of:=SQRT([.H204])" office:value-type="float" office:value="35.5527776692624" calcext:value-type="float">
            <text:p>35.5527776693</text:p>
          </table:table-cell>
          <table:table-cell table:formula="of:=[.G204]/[.I204]" office:value-type="float" office:value="2.28127675292099" calcext:value-type="float">
            <text:p>2.2812767529</text:p>
          </table:table-cell>
        </table:table-row>
        <table:table-row table:style-name="ro1">
          <table:table-cell office:value-type="float" office:value="152.517" calcext:value-type="float">
            <text:p>152.517</text:p>
          </table:table-cell>
          <table:table-cell office:value-type="float" office:value="248.524" calcext:value-type="float">
            <text:p>248.524</text:p>
          </table:table-cell>
          <table:table-cell office:value-type="float" office:value="232.998" calcext:value-type="float">
            <text:p>232.998</text:p>
          </table:table-cell>
          <table:table-cell office:value-type="float" office:value="240.79" calcext:value-type="float">
            <text:p>240.79</text:p>
          </table:table-cell>
          <table:table-cell office:value-type="float" office:value="638" calcext:value-type="float">
            <text:p>638</text:p>
          </table:table-cell>
          <table:table-cell office:value-type="float" office:value="600" calcext:value-type="float">
            <text:p>600</text:p>
          </table:table-cell>
          <table:table-cell table:formula="of:=(([.A205]-[.C205])^2 + ([.B205]-[.D205])^2)^0.5" office:value-type="float" office:value="80.8517539512904" calcext:value-type="float">
            <text:p>80.8517539513</text:p>
          </table:table-cell>
          <table:table-cell table:formula="of:=[.E205]+[.F205]" office:value-type="float" office:value="1238" calcext:value-type="float">
            <text:p>1238</text:p>
          </table:table-cell>
          <table:table-cell table:formula="of:=SQRT([.H205])" office:value-type="float" office:value="35.1852241715184" calcext:value-type="float">
            <text:p>35.1852241715</text:p>
          </table:table-cell>
          <table:table-cell table:formula="of:=[.G205]/[.I205]" office:value-type="float" office:value="2.29788940826866" calcext:value-type="float">
            <text:p>2.2978894083</text:p>
          </table:table-cell>
        </table:table-row>
        <table:table-row table:style-name="ro1">
          <table:table-cell office:value-type="float" office:value="151.298" calcext:value-type="float">
            <text:p>151.298</text:p>
          </table:table-cell>
          <table:table-cell office:value-type="float" office:value="249.359" calcext:value-type="float">
            <text:p>249.359</text:p>
          </table:table-cell>
          <table:table-cell office:value-type="float" office:value="231.335" calcext:value-type="float">
            <text:p>231.335</text:p>
          </table:table-cell>
          <table:table-cell office:value-type="float" office:value="240.955" calcext:value-type="float">
            <text:p>240.955</text:p>
          </table:table-cell>
          <table:table-cell office:value-type="float" office:value="641" calcext:value-type="float">
            <text:p>641</text:p>
          </table:table-cell>
          <table:table-cell office:value-type="float" office:value="606" calcext:value-type="float">
            <text:p>606</text:p>
          </table:table-cell>
          <table:table-cell table:formula="of:=(([.A206]-[.C206])^2 + ([.B206]-[.D206])^2)^0.5" office:value-type="float" office:value="80.4770065608805" calcext:value-type="float">
            <text:p>80.4770065609</text:p>
          </table:table-cell>
          <table:table-cell table:formula="of:=[.E206]+[.F206]" office:value-type="float" office:value="1247" calcext:value-type="float">
            <text:p>1247</text:p>
          </table:table-cell>
          <table:table-cell table:formula="of:=SQRT([.H206])" office:value-type="float" office:value="35.3128871660192" calcext:value-type="float">
            <text:p>35.312887166</text:p>
          </table:table-cell>
          <table:table-cell table:formula="of:=[.G206]/[.I206]" office:value-type="float" office:value="2.27896988944936" calcext:value-type="float">
            <text:p>2.2789698894</text:p>
          </table:table-cell>
        </table:table-row>
        <table:table-row table:style-name="ro1">
          <table:table-cell office:value-type="float" office:value="148.543" calcext:value-type="float">
            <text:p>148.543</text:p>
          </table:table-cell>
          <table:table-cell office:value-type="float" office:value="250.484" calcext:value-type="float">
            <text:p>250.484</text:p>
          </table:table-cell>
          <table:table-cell office:value-type="float" office:value="228.064" calcext:value-type="float">
            <text:p>228.064</text:p>
          </table:table-cell>
          <table:table-cell office:value-type="float" office:value="241.71" calcext:value-type="float">
            <text:p>241.71</text:p>
          </table:table-cell>
          <table:table-cell office:value-type="float" office:value="630" calcext:value-type="float">
            <text:p>630</text:p>
          </table:table-cell>
          <table:table-cell office:value-type="float" office:value="593" calcext:value-type="float">
            <text:p>593</text:p>
          </table:table-cell>
          <table:table-cell table:formula="of:=(([.A207]-[.C207])^2 + ([.B207]-[.D207])^2)^0.5" office:value-type="float" office:value="80.0035781512302" calcext:value-type="float">
            <text:p>80.0035781512</text:p>
          </table:table-cell>
          <table:table-cell table:formula="of:=[.E207]+[.F207]" office:value-type="float" office:value="1223" calcext:value-type="float">
            <text:p>1223</text:p>
          </table:table-cell>
          <table:table-cell table:formula="of:=SQRT([.H207])" office:value-type="float" office:value="34.9714169000914" calcext:value-type="float">
            <text:p>34.9714169001</text:p>
          </table:table-cell>
          <table:table-cell table:formula="of:=[.G207]/[.I207]" office:value-type="float" office:value="2.28768477925243" calcext:value-type="float">
            <text:p>2.2876847793</text:p>
          </table:table-cell>
        </table:table-row>
        <table:table-row table:style-name="ro1">
          <table:table-cell office:value-type="float" office:value="147.602" calcext:value-type="float">
            <text:p>147.602</text:p>
          </table:table-cell>
          <table:table-cell office:value-type="float" office:value="250.61" calcext:value-type="float">
            <text:p>250.61</text:p>
          </table:table-cell>
          <table:table-cell office:value-type="float" office:value="226.826" calcext:value-type="float">
            <text:p>226.826</text:p>
          </table:table-cell>
          <table:table-cell office:value-type="float" office:value="241.821" calcext:value-type="float">
            <text:p>241.821</text:p>
          </table:table-cell>
          <table:table-cell office:value-type="float" office:value="625" calcext:value-type="float">
            <text:p>625</text:p>
          </table:table-cell>
          <table:table-cell office:value-type="float" office:value="593" calcext:value-type="float">
            <text:p>593</text:p>
          </table:table-cell>
          <table:table-cell table:formula="of:=(([.A208]-[.C208])^2 + ([.B208]-[.D208])^2)^0.5" office:value-type="float" office:value="79.7100288357745" calcext:value-type="float">
            <text:p>79.7100288358</text:p>
          </table:table-cell>
          <table:table-cell table:formula="of:=[.E208]+[.F208]" office:value-type="float" office:value="1218" calcext:value-type="float">
            <text:p>1218</text:p>
          </table:table-cell>
          <table:table-cell table:formula="of:=SQRT([.H208])" office:value-type="float" office:value="34.8998567332303" calcext:value-type="float">
            <text:p>34.8998567332</text:p>
          </table:table-cell>
          <table:table-cell table:formula="of:=[.G208]/[.I208]" office:value-type="float" office:value="2.28396435678997" calcext:value-type="float">
            <text:p>2.2839643568</text:p>
          </table:table-cell>
        </table:table-row>
        <table:table-row table:style-name="ro1">
          <table:table-cell office:value-type="float" office:value="147.241" calcext:value-type="float">
            <text:p>147.241</text:p>
          </table:table-cell>
          <table:table-cell office:value-type="float" office:value="250.948" calcext:value-type="float">
            <text:p>250.948</text:p>
          </table:table-cell>
          <table:table-cell office:value-type="float" office:value="225.918" calcext:value-type="float">
            <text:p>225.918</text:p>
          </table:table-cell>
          <table:table-cell office:value-type="float" office:value="242.328" calcext:value-type="float">
            <text:p>242.328</text:p>
          </table:table-cell>
          <table:table-cell office:value-type="float" office:value="613" calcext:value-type="float">
            <text:p>613</text:p>
          </table:table-cell>
          <table:table-cell office:value-type="float" office:value="586" calcext:value-type="float">
            <text:p>586</text:p>
          </table:table-cell>
          <table:table-cell table:formula="of:=(([.A209]-[.C209])^2 + ([.B209]-[.D209])^2)^0.5" office:value-type="float" office:value="79.1478030585815" calcext:value-type="float">
            <text:p>79.1478030586</text:p>
          </table:table-cell>
          <table:table-cell table:formula="of:=[.E209]+[.F209]" office:value-type="float" office:value="1199" calcext:value-type="float">
            <text:p>1199</text:p>
          </table:table-cell>
          <table:table-cell table:formula="of:=SQRT([.H209])" office:value-type="float" office:value="34.6265793863616" calcext:value-type="float">
            <text:p>34.6265793864</text:p>
          </table:table-cell>
          <table:table-cell table:formula="of:=[.G209]/[.I209]" office:value-type="float" office:value="2.28575286560808" calcext:value-type="float">
            <text:p>2.2857528656</text:p>
          </table:table-cell>
        </table:table-row>
        <table:table-row table:style-name="ro1">
          <table:table-cell office:value-type="float" office:value="146.405" calcext:value-type="float">
            <text:p>146.405</text:p>
          </table:table-cell>
          <table:table-cell office:value-type="float" office:value="251.9" calcext:value-type="float">
            <text:p>251.9</text:p>
          </table:table-cell>
          <table:table-cell office:value-type="float" office:value="225.044" calcext:value-type="float">
            <text:p>225.044</text:p>
          </table:table-cell>
          <table:table-cell office:value-type="float" office:value="242.955" calcext:value-type="float">
            <text:p>242.955</text:p>
          </table:table-cell>
          <table:table-cell office:value-type="float" office:value="612" calcext:value-type="float">
            <text:p>612</text:p>
          </table:table-cell>
          <table:table-cell office:value-type="float" office:value="573" calcext:value-type="float">
            <text:p>573</text:p>
          </table:table-cell>
          <table:table-cell table:formula="of:=(([.A210]-[.C210])^2 + ([.B210]-[.D210])^2)^0.5" office:value-type="float" office:value="79.1461012684769" calcext:value-type="float">
            <text:p>79.1461012685</text:p>
          </table:table-cell>
          <table:table-cell table:formula="of:=[.E210]+[.F210]" office:value-type="float" office:value="1185" calcext:value-type="float">
            <text:p>1185</text:p>
          </table:table-cell>
          <table:table-cell table:formula="of:=SQRT([.H210])" office:value-type="float" office:value="34.423828956117" calcext:value-type="float">
            <text:p>34.4238289561</text:p>
          </table:table-cell>
          <table:table-cell table:formula="of:=[.G210]/[.I210]" office:value-type="float" office:value="2.29916612034562" calcext:value-type="float">
            <text:p>2.2991661203</text:p>
          </table:table-cell>
        </table:table-row>
        <table:table-row table:style-name="ro1">
          <table:table-cell office:value-type="float" office:value="146.135" calcext:value-type="float">
            <text:p>146.135</text:p>
          </table:table-cell>
          <table:table-cell office:value-type="float" office:value="252.388" calcext:value-type="float">
            <text:p>252.388</text:p>
          </table:table-cell>
          <table:table-cell office:value-type="float" office:value="224.439" calcext:value-type="float">
            <text:p>224.439</text:p>
          </table:table-cell>
          <table:table-cell office:value-type="float" office:value="243.638" calcext:value-type="float">
            <text:p>243.638</text:p>
          </table:table-cell>
          <table:table-cell office:value-type="float" office:value="616" calcext:value-type="float">
            <text:p>616</text:p>
          </table:table-cell>
          <table:table-cell office:value-type="float" office:value="572" calcext:value-type="float">
            <text:p>572</text:p>
          </table:table-cell>
          <table:table-cell table:formula="of:=(([.A211]-[.C211])^2 + ([.B211]-[.D211])^2)^0.5" office:value-type="float" office:value="78.7913632068896" calcext:value-type="float">
            <text:p>78.7913632069</text:p>
          </table:table-cell>
          <table:table-cell table:formula="of:=[.E211]+[.F211]" office:value-type="float" office:value="1188" calcext:value-type="float">
            <text:p>1188</text:p>
          </table:table-cell>
          <table:table-cell table:formula="of:=SQRT([.H211])" office:value-type="float" office:value="34.4673758792282" calcext:value-type="float">
            <text:p>34.4673758792</text:p>
          </table:table-cell>
          <table:table-cell table:formula="of:=[.G211]/[.I211]" office:value-type="float" office:value="2.28596930276823" calcext:value-type="float">
            <text:p>2.2859693028</text:p>
          </table:table-cell>
        </table:table-row>
        <table:table-row table:style-name="ro1">
          <table:table-cell office:value-type="float" office:value="146.48" calcext:value-type="float">
            <text:p>146.48</text:p>
          </table:table-cell>
          <table:table-cell office:value-type="float" office:value="253.067" calcext:value-type="float">
            <text:p>253.067</text:p>
          </table:table-cell>
          <table:table-cell office:value-type="float" office:value="224.565" calcext:value-type="float">
            <text:p>224.565</text:p>
          </table:table-cell>
          <table:table-cell office:value-type="float" office:value="244.602" calcext:value-type="float">
            <text:p>244.602</text:p>
          </table:table-cell>
          <table:table-cell office:value-type="float" office:value="611" calcext:value-type="float">
            <text:p>611</text:p>
          </table:table-cell>
          <table:table-cell office:value-type="float" office:value="575" calcext:value-type="float">
            <text:p>575</text:p>
          </table:table-cell>
          <table:table-cell table:formula="of:=(([.A212]-[.C212])^2 + ([.B212]-[.D212])^2)^0.5" office:value-type="float" office:value="78.5424945491293" calcext:value-type="float">
            <text:p>78.5424945491</text:p>
          </table:table-cell>
          <table:table-cell table:formula="of:=[.E212]+[.F212]" office:value-type="float" office:value="1186" calcext:value-type="float">
            <text:p>1186</text:p>
          </table:table-cell>
          <table:table-cell table:formula="of:=SQRT([.H212])" office:value-type="float" office:value="34.4383507154451" calcext:value-type="float">
            <text:p>34.4383507154</text:p>
          </table:table-cell>
          <table:table-cell table:formula="of:=[.G212]/[.I212]" office:value-type="float" office:value="2.28066945476294" calcext:value-type="float">
            <text:p>2.2806694548</text:p>
          </table:table-cell>
        </table:table-row>
        <table:table-row table:style-name="ro1">
          <table:table-cell office:value-type="float" office:value="147.467" calcext:value-type="float">
            <text:p>147.467</text:p>
          </table:table-cell>
          <table:table-cell office:value-type="float" office:value="253.305" calcext:value-type="float">
            <text:p>253.305</text:p>
          </table:table-cell>
          <table:table-cell office:value-type="float" office:value="225.247" calcext:value-type="float">
            <text:p>225.247</text:p>
          </table:table-cell>
          <table:table-cell office:value-type="float" office:value="245.517" calcext:value-type="float">
            <text:p>245.517</text:p>
          </table:table-cell>
          <table:table-cell office:value-type="float" office:value="600" calcext:value-type="float">
            <text:p>600</text:p>
          </table:table-cell>
          <table:table-cell office:value-type="float" office:value="571" calcext:value-type="float">
            <text:p>571</text:p>
          </table:table-cell>
          <table:table-cell table:formula="of:=(([.A213]-[.C213])^2 + ([.B213]-[.D213])^2)^0.5" office:value-type="float" office:value="78.1689282515758" calcext:value-type="float">
            <text:p>78.1689282516</text:p>
          </table:table-cell>
          <table:table-cell table:formula="of:=[.E213]+[.F213]" office:value-type="float" office:value="1171" calcext:value-type="float">
            <text:p>1171</text:p>
          </table:table-cell>
          <table:table-cell table:formula="of:=SQRT([.H213])" office:value-type="float" office:value="34.2198772645373" calcext:value-type="float">
            <text:p>34.2198772645</text:p>
          </table:table-cell>
          <table:table-cell table:formula="of:=[.G213]/[.I213]" office:value-type="float" office:value="2.28431351893198" calcext:value-type="float">
            <text:p>2.2843135189</text:p>
          </table:table-cell>
        </table:table-row>
        <table:table-row table:style-name="ro1">
          <table:table-cell office:value-type="float" office:value="150.035" calcext:value-type="float">
            <text:p>150.035</text:p>
          </table:table-cell>
          <table:table-cell office:value-type="float" office:value="254.108" calcext:value-type="float">
            <text:p>254.108</text:p>
          </table:table-cell>
          <table:table-cell office:value-type="float" office:value="227.083" calcext:value-type="float">
            <text:p>227.083</text:p>
          </table:table-cell>
          <table:table-cell office:value-type="float" office:value="247.392" calcext:value-type="float">
            <text:p>247.392</text:p>
          </table:table-cell>
          <table:table-cell office:value-type="float" office:value="594" calcext:value-type="float">
            <text:p>594</text:p>
          </table:table-cell>
          <table:table-cell office:value-type="float" office:value="553" calcext:value-type="float">
            <text:p>553</text:p>
          </table:table-cell>
          <table:table-cell table:formula="of:=(([.A214]-[.C214])^2 + ([.B214]-[.D214])^2)^0.5" office:value-type="float" office:value="77.3401510213162" calcext:value-type="float">
            <text:p>77.3401510213</text:p>
          </table:table-cell>
          <table:table-cell table:formula="of:=[.E214]+[.F214]" office:value-type="float" office:value="1147" calcext:value-type="float">
            <text:p>1147</text:p>
          </table:table-cell>
          <table:table-cell table:formula="of:=SQRT([.H214])" office:value-type="float" office:value="33.8673884437522" calcext:value-type="float">
            <text:p>33.8673884438</text:p>
          </table:table-cell>
          <table:table-cell table:formula="of:=[.G214]/[.I214]" office:value-type="float" office:value="2.28361720744322" calcext:value-type="float">
            <text:p>2.2836172074</text:p>
          </table:table-cell>
        </table:table-row>
        <table:table-row table:style-name="ro1">
          <table:table-cell office:value-type="float" office:value="150.601" calcext:value-type="float">
            <text:p>150.601</text:p>
          </table:table-cell>
          <table:table-cell office:value-type="float" office:value="254.469" calcext:value-type="float">
            <text:p>254.469</text:p>
          </table:table-cell>
          <table:table-cell office:value-type="float" office:value="227.193" calcext:value-type="float">
            <text:p>227.193</text:p>
          </table:table-cell>
          <table:table-cell office:value-type="float" office:value="247.744" calcext:value-type="float">
            <text:p>247.744</text:p>
          </table:table-cell>
          <table:table-cell office:value-type="float" office:value="586" calcext:value-type="float">
            <text:p>586</text:p>
          </table:table-cell>
          <table:table-cell office:value-type="float" office:value="550" calcext:value-type="float">
            <text:p>550</text:p>
          </table:table-cell>
          <table:table-cell table:formula="of:=(([.A215]-[.C215])^2 + ([.B215]-[.D215])^2)^0.5" office:value-type="float" office:value="76.8866704247232" calcext:value-type="float">
            <text:p>76.8866704247</text:p>
          </table:table-cell>
          <table:table-cell table:formula="of:=[.E215]+[.F215]" office:value-type="float" office:value="1136" calcext:value-type="float">
            <text:p>1136</text:p>
          </table:table-cell>
          <table:table-cell table:formula="of:=SQRT([.H215])" office:value-type="float" office:value="33.7045990927054" calcext:value-type="float">
            <text:p>33.7045990927</text:p>
          </table:table-cell>
          <table:table-cell table:formula="of:=[.G215]/[.I215]" office:value-type="float" office:value="2.28119225549143" calcext:value-type="float">
            <text:p>2.2811922555</text:p>
          </table:table-cell>
        </table:table-row>
        <table:table-row table:style-name="ro1">
          <table:table-cell office:value-type="float" office:value="151.384" calcext:value-type="float">
            <text:p>151.384</text:p>
          </table:table-cell>
          <table:table-cell office:value-type="float" office:value="254.692" calcext:value-type="float">
            <text:p>254.692</text:p>
          </table:table-cell>
          <table:table-cell office:value-type="float" office:value="227.488" calcext:value-type="float">
            <text:p>227.488</text:p>
          </table:table-cell>
          <table:table-cell office:value-type="float" office:value="248.104" calcext:value-type="float">
            <text:p>248.104</text:p>
          </table:table-cell>
          <table:table-cell office:value-type="float" office:value="578" calcext:value-type="float">
            <text:p>578</text:p>
          </table:table-cell>
          <table:table-cell office:value-type="float" office:value="547" calcext:value-type="float">
            <text:p>547</text:p>
          </table:table-cell>
          <table:table-cell table:formula="of:=(([.A216]-[.C216])^2 + ([.B216]-[.D216])^2)^0.5" office:value-type="float" office:value="76.3886153821366" calcext:value-type="float">
            <text:p>76.3886153821</text:p>
          </table:table-cell>
          <table:table-cell table:formula="of:=[.E216]+[.F216]" office:value-type="float" office:value="1125" calcext:value-type="float">
            <text:p>1125</text:p>
          </table:table-cell>
          <table:table-cell table:formula="of:=SQRT([.H216])" office:value-type="float" office:value="33.5410196624968" calcext:value-type="float">
            <text:p>33.5410196625</text:p>
          </table:table-cell>
          <table:table-cell table:formula="of:=[.G216]/[.I216]" office:value-type="float" office:value="2.27746848935391" calcext:value-type="float">
            <text:p>2.2774684894</text:p>
          </table:table-cell>
        </table:table-row>
        <table:table-row table:style-name="ro1">
          <table:table-cell office:value-type="float" office:value="151.547" calcext:value-type="float">
            <text:p>151.547</text:p>
          </table:table-cell>
          <table:table-cell office:value-type="float" office:value="255.276" calcext:value-type="float">
            <text:p>255.276</text:p>
          </table:table-cell>
          <table:table-cell office:value-type="float" office:value="227.401" calcext:value-type="float">
            <text:p>227.401</text:p>
          </table:table-cell>
          <table:table-cell office:value-type="float" office:value="248.588" calcext:value-type="float">
            <text:p>248.588</text:p>
          </table:table-cell>
          <table:table-cell office:value-type="float" office:value="576" calcext:value-type="float">
            <text:p>576</text:p>
          </table:table-cell>
          <table:table-cell office:value-type="float" office:value="534" calcext:value-type="float">
            <text:p>534</text:p>
          </table:table-cell>
          <table:table-cell table:formula="of:=(([.A217]-[.C217])^2 + ([.B217]-[.D217])^2)^0.5" office:value-type="float" office:value="76.1482676099726" calcext:value-type="float">
            <text:p>76.14826761</text:p>
          </table:table-cell>
          <table:table-cell table:formula="of:=[.E217]+[.F217]" office:value-type="float" office:value="1110" calcext:value-type="float">
            <text:p>1110</text:p>
          </table:table-cell>
          <table:table-cell table:formula="of:=SQRT([.H217])" office:value-type="float" office:value="33.3166624979154" calcext:value-type="float">
            <text:p>33.3166624979</text:p>
          </table:table-cell>
          <table:table-cell table:formula="of:=[.G217]/[.I217]" office:value-type="float" office:value="2.28559110969585" calcext:value-type="float">
            <text:p>2.2855911097</text:p>
          </table:table-cell>
        </table:table-row>
        <table:table-row table:style-name="ro1">
          <table:table-cell office:value-type="float" office:value="151.67" calcext:value-type="float">
            <text:p>151.67</text:p>
          </table:table-cell>
          <table:table-cell office:value-type="float" office:value="255.496" calcext:value-type="float">
            <text:p>255.496</text:p>
          </table:table-cell>
          <table:table-cell office:value-type="float" office:value="227.296" calcext:value-type="float">
            <text:p>227.296</text:p>
          </table:table-cell>
          <table:table-cell office:value-type="float" office:value="248.773" calcext:value-type="float">
            <text:p>248.773</text:p>
          </table:table-cell>
          <table:table-cell office:value-type="float" office:value="573" calcext:value-type="float">
            <text:p>573</text:p>
          </table:table-cell>
          <table:table-cell office:value-type="float" office:value="541" calcext:value-type="float">
            <text:p>541</text:p>
          </table:table-cell>
          <table:table-cell table:formula="of:=(([.A218]-[.C218])^2 + ([.B218]-[.D218])^2)^0.5" office:value-type="float" office:value="75.9242425382038" calcext:value-type="float">
            <text:p>75.9242425382</text:p>
          </table:table-cell>
          <table:table-cell table:formula="of:=[.E218]+[.F218]" office:value-type="float" office:value="1114" calcext:value-type="float">
            <text:p>1114</text:p>
          </table:table-cell>
          <table:table-cell table:formula="of:=SQRT([.H218])" office:value-type="float" office:value="33.3766385365573" calcext:value-type="float">
            <text:p>33.3766385366</text:p>
          </table:table-cell>
          <table:table-cell table:formula="of:=[.G218]/[.I218]" office:value-type="float" office:value="2.27477199224375" calcext:value-type="float">
            <text:p>2.2747719922</text:p>
          </table:table-cell>
        </table:table-row>
        <table:table-row table:style-name="ro1">
          <table:table-cell office:value-type="float" office:value="151.507" calcext:value-type="float">
            <text:p>151.507</text:p>
          </table:table-cell>
          <table:table-cell office:value-type="float" office:value="256.261" calcext:value-type="float">
            <text:p>256.261</text:p>
          </table:table-cell>
          <table:table-cell office:value-type="float" office:value="226.655" calcext:value-type="float">
            <text:p>226.655</text:p>
          </table:table-cell>
          <table:table-cell office:value-type="float" office:value="249.717" calcext:value-type="float">
            <text:p>249.717</text:p>
          </table:table-cell>
          <table:table-cell office:value-type="float" office:value="574" calcext:value-type="float">
            <text:p>574</text:p>
          </table:table-cell>
          <table:table-cell office:value-type="float" office:value="527" calcext:value-type="float">
            <text:p>527</text:p>
          </table:table-cell>
          <table:table-cell table:formula="of:=(([.A219]-[.C219])^2 + ([.B219]-[.D219])^2)^0.5" office:value-type="float" office:value="75.4323925114403" calcext:value-type="float">
            <text:p>75.4323925114</text:p>
          </table:table-cell>
          <table:table-cell table:formula="of:=[.E219]+[.F219]" office:value-type="float" office:value="1101" calcext:value-type="float">
            <text:p>1101</text:p>
          </table:table-cell>
          <table:table-cell table:formula="of:=SQRT([.H219])" office:value-type="float" office:value="33.1813200460741" calcext:value-type="float">
            <text:p>33.1813200461</text:p>
          </table:table-cell>
          <table:table-cell table:formula="of:=[.G219]/[.I219]" office:value-type="float" office:value="2.27333910786847" calcext:value-type="float">
            <text:p>2.2733391079</text:p>
          </table:table-cell>
        </table:table-row>
        <table:table-row table:style-name="ro1">
          <table:table-cell office:value-type="float" office:value="151.238" calcext:value-type="float">
            <text:p>151.238</text:p>
          </table:table-cell>
          <table:table-cell office:value-type="float" office:value="256.621" calcext:value-type="float">
            <text:p>256.621</text:p>
          </table:table-cell>
          <table:table-cell office:value-type="float" office:value="226.093" calcext:value-type="float">
            <text:p>226.093</text:p>
          </table:table-cell>
          <table:table-cell office:value-type="float" office:value="250.004" calcext:value-type="float">
            <text:p>250.004</text:p>
          </table:table-cell>
          <table:table-cell office:value-type="float" office:value="567" calcext:value-type="float">
            <text:p>567</text:p>
          </table:table-cell>
          <table:table-cell office:value-type="float" office:value="529" calcext:value-type="float">
            <text:p>529</text:p>
          </table:table-cell>
          <table:table-cell table:formula="of:=(([.A220]-[.C220])^2 + ([.B220]-[.D220])^2)^0.5" office:value-type="float" office:value="75.1468942405473" calcext:value-type="float">
            <text:p>75.1468942405</text:p>
          </table:table-cell>
          <table:table-cell table:formula="of:=[.E220]+[.F220]" office:value-type="float" office:value="1096" calcext:value-type="float">
            <text:p>1096</text:p>
          </table:table-cell>
          <table:table-cell table:formula="of:=SQRT([.H220])" office:value-type="float" office:value="33.1058907144937" calcext:value-type="float">
            <text:p>33.1058907145</text:p>
          </table:table-cell>
          <table:table-cell table:formula="of:=[.G220]/[.I220]" office:value-type="float" office:value="2.26989495279304" calcext:value-type="float">
            <text:p>2.2698949528</text:p>
          </table:table-cell>
        </table:table-row>
        <table:table-row table:style-name="ro1">
          <table:table-cell office:value-type="float" office:value="151.048" calcext:value-type="float">
            <text:p>151.048</text:p>
          </table:table-cell>
          <table:table-cell office:value-type="float" office:value="256.955" calcext:value-type="float">
            <text:p>256.955</text:p>
          </table:table-cell>
          <table:table-cell office:value-type="float" office:value="225.696" calcext:value-type="float">
            <text:p>225.696</text:p>
          </table:table-cell>
          <table:table-cell office:value-type="float" office:value="250.47" calcext:value-type="float">
            <text:p>250.47</text:p>
          </table:table-cell>
          <table:table-cell office:value-type="float" office:value="561" calcext:value-type="float">
            <text:p>561</text:p>
          </table:table-cell>
          <table:table-cell office:value-type="float" office:value="523" calcext:value-type="float">
            <text:p>523</text:p>
          </table:table-cell>
          <table:table-cell table:formula="of:=(([.A221]-[.C221])^2 + ([.B221]-[.D221])^2)^0.5" office:value-type="float" office:value="74.9291607386604" calcext:value-type="float">
            <text:p>74.9291607387</text:p>
          </table:table-cell>
          <table:table-cell table:formula="of:=[.E221]+[.F221]" office:value-type="float" office:value="1084" calcext:value-type="float">
            <text:p>1084</text:p>
          </table:table-cell>
          <table:table-cell table:formula="of:=SQRT([.H221])" office:value-type="float" office:value="32.9241552663087" calcext:value-type="float">
            <text:p>32.9241552663</text:p>
          </table:table-cell>
          <table:table-cell table:formula="of:=[.G221]/[.I221]" office:value-type="float" office:value="2.27581118278031" calcext:value-type="float">
            <text:p>2.2758111828</text:p>
          </table:table-cell>
        </table:table-row>
        <table:table-row table:style-name="ro1">
          <table:table-cell office:value-type="float" office:value="150.77" calcext:value-type="float">
            <text:p>150.77</text:p>
          </table:table-cell>
          <table:table-cell office:value-type="float" office:value="257.491" calcext:value-type="float">
            <text:p>257.491</text:p>
          </table:table-cell>
          <table:table-cell office:value-type="float" office:value="225.18" calcext:value-type="float">
            <text:p>225.18</text:p>
          </table:table-cell>
          <table:table-cell office:value-type="float" office:value="250.816" calcext:value-type="float">
            <text:p>250.816</text:p>
          </table:table-cell>
          <table:table-cell office:value-type="float" office:value="564" calcext:value-type="float">
            <text:p>564</text:p>
          </table:table-cell>
          <table:table-cell office:value-type="float" office:value="522" calcext:value-type="float">
            <text:p>522</text:p>
          </table:table-cell>
          <table:table-cell table:formula="of:=(([.A222]-[.C222])^2 + ([.B222]-[.D222])^2)^0.5" office:value-type="float" office:value="74.7087928225319" calcext:value-type="float">
            <text:p>74.7087928225</text:p>
          </table:table-cell>
          <table:table-cell table:formula="of:=[.E222]+[.F222]" office:value-type="float" office:value="1086" calcext:value-type="float">
            <text:p>1086</text:p>
          </table:table-cell>
          <table:table-cell table:formula="of:=SQRT([.H222])" office:value-type="float" office:value="32.9545141065682" calcext:value-type="float">
            <text:p>32.9545141066</text:p>
          </table:table-cell>
          <table:table-cell table:formula="of:=[.G222]/[.I222]" office:value-type="float" office:value="2.26702759388104" calcext:value-type="float">
            <text:p>2.2670275939</text:p>
          </table:table-cell>
        </table:table-row>
        <table:table-row table:style-name="ro1">
          <table:table-cell office:value-type="float" office:value="150.744" calcext:value-type="float">
            <text:p>150.744</text:p>
          </table:table-cell>
          <table:table-cell office:value-type="float" office:value="257.765" calcext:value-type="float">
            <text:p>257.765</text:p>
          </table:table-cell>
          <table:table-cell office:value-type="float" office:value="225.004" calcext:value-type="float">
            <text:p>225.004</text:p>
          </table:table-cell>
          <table:table-cell office:value-type="float" office:value="251.228" calcext:value-type="float">
            <text:p>251.228</text:p>
          </table:table-cell>
          <table:table-cell office:value-type="float" office:value="550" calcext:value-type="float">
            <text:p>550</text:p>
          </table:table-cell>
          <table:table-cell office:value-type="float" office:value="523" calcext:value-type="float">
            <text:p>523</text:p>
          </table:table-cell>
          <table:table-cell table:formula="of:=(([.A223]-[.C223])^2 + ([.B223]-[.D223])^2)^0.5" office:value-type="float" office:value="74.5471660695428" calcext:value-type="float">
            <text:p>74.5471660695</text:p>
          </table:table-cell>
          <table:table-cell table:formula="of:=[.E223]+[.F223]" office:value-type="float" office:value="1073" calcext:value-type="float">
            <text:p>1073</text:p>
          </table:table-cell>
          <table:table-cell table:formula="of:=SQRT([.H223])" office:value-type="float" office:value="32.7566787083184" calcext:value-type="float">
            <text:p>32.7566787083</text:p>
          </table:table-cell>
          <table:table-cell table:formula="of:=[.G223]/[.I223]" office:value-type="float" office:value="2.27578524469308" calcext:value-type="float">
            <text:p>2.2757852447</text:p>
          </table:table-cell>
        </table:table-row>
        <table:table-row table:style-name="ro1">
          <table:table-cell office:value-type="float" office:value="150.683" calcext:value-type="float">
            <text:p>150.683</text:p>
          </table:table-cell>
          <table:table-cell office:value-type="float" office:value="258.083" calcext:value-type="float">
            <text:p>258.083</text:p>
          </table:table-cell>
          <table:table-cell office:value-type="float" office:value="224.695" calcext:value-type="float">
            <text:p>224.695</text:p>
          </table:table-cell>
          <table:table-cell office:value-type="float" office:value="251.633" calcext:value-type="float">
            <text:p>251.633</text:p>
          </table:table-cell>
          <table:table-cell office:value-type="float" office:value="555" calcext:value-type="float">
            <text:p>555</text:p>
          </table:table-cell>
          <table:table-cell office:value-type="float" office:value="515" calcext:value-type="float">
            <text:p>515</text:p>
          </table:table-cell>
          <table:table-cell table:formula="of:=(([.A224]-[.C224])^2 + ([.B224]-[.D224])^2)^0.5" office:value-type="float" office:value="74.2925207810315" calcext:value-type="float">
            <text:p>74.292520781</text:p>
          </table:table-cell>
          <table:table-cell table:formula="of:=[.E224]+[.F224]" office:value-type="float" office:value="1070" calcext:value-type="float">
            <text:p>1070</text:p>
          </table:table-cell>
          <table:table-cell table:formula="of:=SQRT([.H224])" office:value-type="float" office:value="32.7108544675922" calcext:value-type="float">
            <text:p>32.7108544676</text:p>
          </table:table-cell>
          <table:table-cell table:formula="of:=[.G224]/[.I224]" office:value-type="float" office:value="2.27118863112046" calcext:value-type="float">
            <text:p>2.2711886311</text:p>
          </table:table-cell>
        </table:table-row>
        <table:table-row table:style-name="ro1">
          <table:table-cell office:value-type="float" office:value="150.492" calcext:value-type="float">
            <text:p>150.492</text:p>
          </table:table-cell>
          <table:table-cell office:value-type="float" office:value="258.29" calcext:value-type="float">
            <text:p>258.29</text:p>
          </table:table-cell>
          <table:table-cell office:value-type="float" office:value="224.125" calcext:value-type="float">
            <text:p>224.125</text:p>
          </table:table-cell>
          <table:table-cell office:value-type="float" office:value="251.888" calcext:value-type="float">
            <text:p>251.888</text:p>
          </table:table-cell>
          <table:table-cell office:value-type="float" office:value="549" calcext:value-type="float">
            <text:p>549</text:p>
          </table:table-cell>
          <table:table-cell office:value-type="float" office:value="511" calcext:value-type="float">
            <text:p>511</text:p>
          </table:table-cell>
          <table:table-cell table:formula="of:=(([.A225]-[.C225])^2 + ([.B225]-[.D225])^2)^0.5" office:value-type="float" office:value="73.9107860396573" calcext:value-type="float">
            <text:p>73.9107860397</text:p>
          </table:table-cell>
          <table:table-cell table:formula="of:=[.E225]+[.F225]" office:value-type="float" office:value="1060" calcext:value-type="float">
            <text:p>1060</text:p>
          </table:table-cell>
          <table:table-cell table:formula="of:=SQRT([.H225])" office:value-type="float" office:value="32.5576411921994" calcext:value-type="float">
            <text:p>32.5576411922</text:p>
          </table:table-cell>
          <table:table-cell table:formula="of:=[.G225]/[.I225]" office:value-type="float" office:value="2.27015174727602" calcext:value-type="float">
            <text:p>2.2701517473</text:p>
          </table:table-cell>
        </table:table-row>
        <table:table-row table:style-name="ro1">
          <table:table-cell office:value-type="float" office:value="150.283" calcext:value-type="float">
            <text:p>150.283</text:p>
          </table:table-cell>
          <table:table-cell office:value-type="float" office:value="259.366" calcext:value-type="float">
            <text:p>259.366</text:p>
          </table:table-cell>
          <table:table-cell office:value-type="float" office:value="223.54" calcext:value-type="float">
            <text:p>223.54</text:p>
          </table:table-cell>
          <table:table-cell office:value-type="float" office:value="252.89" calcext:value-type="float">
            <text:p>252.89</text:p>
          </table:table-cell>
          <table:table-cell office:value-type="float" office:value="538" calcext:value-type="float">
            <text:p>538</text:p>
          </table:table-cell>
          <table:table-cell office:value-type="float" office:value="502" calcext:value-type="float">
            <text:p>502</text:p>
          </table:table-cell>
          <table:table-cell table:formula="of:=(([.A226]-[.C226])^2 + ([.B226]-[.D226])^2)^0.5" office:value-type="float" office:value="73.5426857342047" calcext:value-type="float">
            <text:p>73.5426857342</text:p>
          </table:table-cell>
          <table:table-cell table:formula="of:=[.E226]+[.F226]" office:value-type="float" office:value="1040" calcext:value-type="float">
            <text:p>1040</text:p>
          </table:table-cell>
          <table:table-cell table:formula="of:=SQRT([.H226])" office:value-type="float" office:value="32.2490309931942" calcext:value-type="float">
            <text:p>32.2490309932</text:p>
          </table:table-cell>
          <table:table-cell table:formula="of:=[.G226]/[.I226]" office:value-type="float" office:value="2.28046187650491" calcext:value-type="float">
            <text:p>2.2804618765</text:p>
          </table:table-cell>
        </table:table-row>
        <table:table-row table:style-name="ro1">
          <table:table-cell office:value-type="float" office:value="150.13" calcext:value-type="float">
            <text:p>150.13</text:p>
          </table:table-cell>
          <table:table-cell office:value-type="float" office:value="259.803" calcext:value-type="float">
            <text:p>259.803</text:p>
          </table:table-cell>
          <table:table-cell office:value-type="float" office:value="223.228" calcext:value-type="float">
            <text:p>223.228</text:p>
          </table:table-cell>
          <table:table-cell office:value-type="float" office:value="253.124" calcext:value-type="float">
            <text:p>253.124</text:p>
          </table:table-cell>
          <table:table-cell office:value-type="float" office:value="537" calcext:value-type="float">
            <text:p>537</text:p>
          </table:table-cell>
          <table:table-cell office:value-type="float" office:value="499" calcext:value-type="float">
            <text:p>499</text:p>
          </table:table-cell>
          <table:table-cell table:formula="of:=(([.A227]-[.C227])^2 + ([.B227]-[.D227])^2)^0.5" office:value-type="float" office:value="73.4024975392527" calcext:value-type="float">
            <text:p>73.4024975393</text:p>
          </table:table-cell>
          <table:table-cell table:formula="of:=[.E227]+[.F227]" office:value-type="float" office:value="1036" calcext:value-type="float">
            <text:p>1036</text:p>
          </table:table-cell>
          <table:table-cell table:formula="of:=SQRT([.H227])" office:value-type="float" office:value="32.1869538788622" calcext:value-type="float">
            <text:p>32.1869538789</text:p>
          </table:table-cell>
          <table:table-cell table:formula="of:=[.G227]/[.I227]" office:value-type="float" office:value="2.28050463599346" calcext:value-type="float">
            <text:p>2.280504636</text:p>
          </table:table-cell>
        </table:table-row>
        <table:table-row table:style-name="ro1">
          <table:table-cell office:value-type="float" office:value="149.916" calcext:value-type="float">
            <text:p>149.916</text:p>
          </table:table-cell>
          <table:table-cell office:value-type="float" office:value="260.036" calcext:value-type="float">
            <text:p>260.036</text:p>
          </table:table-cell>
          <table:table-cell office:value-type="float" office:value="222.613" calcext:value-type="float">
            <text:p>222.613</text:p>
          </table:table-cell>
          <table:table-cell office:value-type="float" office:value="253.253" calcext:value-type="float">
            <text:p>253.253</text:p>
          </table:table-cell>
          <table:table-cell office:value-type="float" office:value="533" calcext:value-type="float">
            <text:p>533</text:p>
          </table:table-cell>
          <table:table-cell office:value-type="float" office:value="494" calcext:value-type="float">
            <text:p>494</text:p>
          </table:table-cell>
          <table:table-cell table:formula="of:=(([.A228]-[.C228])^2 + ([.B228]-[.D228])^2)^0.5" office:value-type="float" office:value="73.0127584604225" calcext:value-type="float">
            <text:p>73.0127584604</text:p>
          </table:table-cell>
          <table:table-cell table:formula="of:=[.E228]+[.F228]" office:value-type="float" office:value="1027" calcext:value-type="float">
            <text:p>1027</text:p>
          </table:table-cell>
          <table:table-cell table:formula="of:=SQRT([.H228])" office:value-type="float" office:value="32.0468407179241" calcext:value-type="float">
            <text:p>32.0468407179</text:p>
          </table:table-cell>
          <table:table-cell table:formula="of:=[.G228]/[.I228]" office:value-type="float" office:value="2.27831376899457" calcext:value-type="float">
            <text:p>2.278313769</text:p>
          </table:table-cell>
        </table:table-row>
        <table:table-row table:style-name="ro1">
          <table:table-cell office:value-type="float" office:value="149.462" calcext:value-type="float">
            <text:p>149.462</text:p>
          </table:table-cell>
          <table:table-cell office:value-type="float" office:value="260.414" calcext:value-type="float">
            <text:p>260.414</text:p>
          </table:table-cell>
          <table:table-cell office:value-type="float" office:value="222.075" calcext:value-type="float">
            <text:p>222.075</text:p>
          </table:table-cell>
          <table:table-cell office:value-type="float" office:value="253.657" calcext:value-type="float">
            <text:p>253.657</text:p>
          </table:table-cell>
          <table:table-cell office:value-type="float" office:value="526" calcext:value-type="float">
            <text:p>526</text:p>
          </table:table-cell>
          <table:table-cell office:value-type="float" office:value="495" calcext:value-type="float">
            <text:p>495</text:p>
          </table:table-cell>
          <table:table-cell table:formula="of:=(([.A229]-[.C229])^2 + ([.B229]-[.D229])^2)^0.5" office:value-type="float" office:value="72.926708536722" calcext:value-type="float">
            <text:p>72.9267085367</text:p>
          </table:table-cell>
          <table:table-cell table:formula="of:=[.E229]+[.F229]" office:value-type="float" office:value="1021" calcext:value-type="float">
            <text:p>1021</text:p>
          </table:table-cell>
          <table:table-cell table:formula="of:=SQRT([.H229])" office:value-type="float" office:value="31.9530906173409" calcext:value-type="float">
            <text:p>31.9530906173</text:p>
          </table:table-cell>
          <table:table-cell table:formula="of:=[.G229]/[.I229]" office:value-type="float" office:value="2.2823053146898" calcext:value-type="float">
            <text:p>2.2823053147</text:p>
          </table:table-cell>
        </table:table-row>
        <table:table-row table:style-name="ro1">
          <table:table-cell office:value-type="float" office:value="149.206" calcext:value-type="float">
            <text:p>149.206</text:p>
          </table:table-cell>
          <table:table-cell office:value-type="float" office:value="260.636" calcext:value-type="float">
            <text:p>260.636</text:p>
          </table:table-cell>
          <table:table-cell office:value-type="float" office:value="221.691" calcext:value-type="float">
            <text:p>221.691</text:p>
          </table:table-cell>
          <table:table-cell office:value-type="float" office:value="254.026" calcext:value-type="float">
            <text:p>254.026</text:p>
          </table:table-cell>
          <table:table-cell office:value-type="float" office:value="528" calcext:value-type="float">
            <text:p>528</text:p>
          </table:table-cell>
          <table:table-cell office:value-type="float" office:value="498" calcext:value-type="float">
            <text:p>498</text:p>
          </table:table-cell>
          <table:table-cell table:formula="of:=(([.A230]-[.C230])^2 + ([.B230]-[.D230])^2)^0.5" office:value-type="float" office:value="72.7857632027033" calcext:value-type="float">
            <text:p>72.7857632027</text:p>
          </table:table-cell>
          <table:table-cell table:formula="of:=[.E230]+[.F230]" office:value-type="float" office:value="1026" calcext:value-type="float">
            <text:p>1026</text:p>
          </table:table-cell>
          <table:table-cell table:formula="of:=SQRT([.H230])" office:value-type="float" office:value="32.0312347560939" calcext:value-type="float">
            <text:p>32.0312347561</text:p>
          </table:table-cell>
          <table:table-cell table:formula="of:=[.G230]/[.I230]" office:value-type="float" office:value="2.2723371033599" calcext:value-type="float">
            <text:p>2.2723371034</text:p>
          </table:table-cell>
        </table:table-row>
        <table:table-row table:style-name="ro1">
          <table:table-cell office:value-type="float" office:value="148.798" calcext:value-type="float">
            <text:p>148.798</text:p>
          </table:table-cell>
          <table:table-cell office:value-type="float" office:value="260.752" calcext:value-type="float">
            <text:p>260.752</text:p>
          </table:table-cell>
          <table:table-cell office:value-type="float" office:value="221.115" calcext:value-type="float">
            <text:p>221.115</text:p>
          </table:table-cell>
          <table:table-cell office:value-type="float" office:value="254.559" calcext:value-type="float">
            <text:p>254.559</text:p>
          </table:table-cell>
          <table:table-cell office:value-type="float" office:value="524" calcext:value-type="float">
            <text:p>524</text:p>
          </table:table-cell>
          <table:table-cell office:value-type="float" office:value="494" calcext:value-type="float">
            <text:p>494</text:p>
          </table:table-cell>
          <table:table-cell table:formula="of:=(([.A231]-[.C231])^2 + ([.B231]-[.D231])^2)^0.5" office:value-type="float" office:value="72.5816901015676" calcext:value-type="float">
            <text:p>72.5816901016</text:p>
          </table:table-cell>
          <table:table-cell table:formula="of:=[.E231]+[.F231]" office:value-type="float" office:value="1018" calcext:value-type="float">
            <text:p>1018</text:p>
          </table:table-cell>
          <table:table-cell table:formula="of:=SQRT([.H231])" office:value-type="float" office:value="31.9061122670876" calcext:value-type="float">
            <text:p>31.9061122671</text:p>
          </table:table-cell>
          <table:table-cell table:formula="of:=[.G231]/[.I231]" office:value-type="float" office:value="2.27485221308014" calcext:value-type="float">
            <text:p>2.2748522131</text:p>
          </table:table-cell>
        </table:table-row>
        <table:table-row table:style-name="ro1">
          <table:table-cell office:value-type="float" office:value="148.011" calcext:value-type="float">
            <text:p>148.011</text:p>
          </table:table-cell>
          <table:table-cell office:value-type="float" office:value="261.569" calcext:value-type="float">
            <text:p>261.569</text:p>
          </table:table-cell>
          <table:table-cell office:value-type="float" office:value="219.683" calcext:value-type="float">
            <text:p>219.683</text:p>
          </table:table-cell>
          <table:table-cell office:value-type="float" office:value="255.144" calcext:value-type="float">
            <text:p>255.144</text:p>
          </table:table-cell>
          <table:table-cell office:value-type="float" office:value="522" calcext:value-type="float">
            <text:p>522</text:p>
          </table:table-cell>
          <table:table-cell office:value-type="float" office:value="486" calcext:value-type="float">
            <text:p>486</text:p>
          </table:table-cell>
          <table:table-cell table:formula="of:=(([.A232]-[.C232])^2 + ([.B232]-[.D232])^2)^0.5" office:value-type="float" office:value="71.9594066748747" calcext:value-type="float">
            <text:p>71.9594066749</text:p>
          </table:table-cell>
          <table:table-cell table:formula="of:=[.E232]+[.F232]" office:value-type="float" office:value="1008" calcext:value-type="float">
            <text:p>1008</text:p>
          </table:table-cell>
          <table:table-cell table:formula="of:=SQRT([.H232])" office:value-type="float" office:value="31.7490157327751" calcext:value-type="float">
            <text:p>31.7490157328</text:p>
          </table:table-cell>
          <table:table-cell table:formula="of:=[.G232]/[.I232]" office:value-type="float" office:value="2.26650826849381" calcext:value-type="float">
            <text:p>2.2665082685</text:p>
          </table:table-cell>
        </table:table-row>
        <table:table-row table:style-name="ro1">
          <table:table-cell office:value-type="float" office:value="147.446" calcext:value-type="float">
            <text:p>147.446</text:p>
          </table:table-cell>
          <table:table-cell office:value-type="float" office:value="262.118" calcext:value-type="float">
            <text:p>262.118</text:p>
          </table:table-cell>
          <table:table-cell office:value-type="float" office:value="219.14" calcext:value-type="float">
            <text:p>219.14</text:p>
          </table:table-cell>
          <table:table-cell office:value-type="float" office:value="255.498" calcext:value-type="float">
            <text:p>255.498</text:p>
          </table:table-cell>
          <table:table-cell office:value-type="float" office:value="516" calcext:value-type="float">
            <text:p>516</text:p>
          </table:table-cell>
          <table:table-cell office:value-type="float" office:value="478" calcext:value-type="float">
            <text:p>478</text:p>
          </table:table-cell>
          <table:table-cell table:formula="of:=(([.A233]-[.C233])^2 + ([.B233]-[.D233])^2)^0.5" office:value-type="float" office:value="71.9989863539758" calcext:value-type="float">
            <text:p>71.998986354</text:p>
          </table:table-cell>
          <table:table-cell table:formula="of:=[.E233]+[.F233]" office:value-type="float" office:value="994" calcext:value-type="float">
            <text:p>994</text:p>
          </table:table-cell>
          <table:table-cell table:formula="of:=SQRT([.H233])" office:value-type="float" office:value="31.5277655408689" calcext:value-type="float">
            <text:p>31.5277655409</text:p>
          </table:table-cell>
          <table:table-cell table:formula="of:=[.G233]/[.I233]" office:value-type="float" office:value="2.2836691760044" calcext:value-type="float">
            <text:p>2.283669176</text:p>
          </table:table-cell>
        </table:table-row>
        <table:table-row table:style-name="ro1">
          <table:table-cell office:value-type="float" office:value="147.118" calcext:value-type="float">
            <text:p>147.118</text:p>
          </table:table-cell>
          <table:table-cell office:value-type="float" office:value="262.413" calcext:value-type="float">
            <text:p>262.413</text:p>
          </table:table-cell>
          <table:table-cell office:value-type="float" office:value="218.464" calcext:value-type="float">
            <text:p>218.464</text:p>
          </table:table-cell>
          <table:table-cell office:value-type="float" office:value="255.692" calcext:value-type="float">
            <text:p>255.692</text:p>
          </table:table-cell>
          <table:table-cell office:value-type="float" office:value="518" calcext:value-type="float">
            <text:p>518</text:p>
          </table:table-cell>
          <table:table-cell office:value-type="float" office:value="481" calcext:value-type="float">
            <text:p>481</text:p>
          </table:table-cell>
          <table:table-cell table:formula="of:=(([.A234]-[.C234])^2 + ([.B234]-[.D234])^2)^0.5" office:value-type="float" office:value="71.6618696169727" calcext:value-type="float">
            <text:p>71.661869617</text:p>
          </table:table-cell>
          <table:table-cell table:formula="of:=[.E234]+[.F234]" office:value-type="float" office:value="999" calcext:value-type="float">
            <text:p>999</text:p>
          </table:table-cell>
          <table:table-cell table:formula="of:=SQRT([.H234])" office:value-type="float" office:value="31.6069612585582" calcext:value-type="float">
            <text:p>31.6069612586</text:p>
          </table:table-cell>
          <table:table-cell table:formula="of:=[.G234]/[.I234]" office:value-type="float" office:value="2.26728121791742" calcext:value-type="float">
            <text:p>2.2672812179</text:p>
          </table:table-cell>
        </table:table-row>
        <table:table-row table:style-name="ro1">
          <table:table-cell office:value-type="float" office:value="146.683" calcext:value-type="float">
            <text:p>146.683</text:p>
          </table:table-cell>
          <table:table-cell office:value-type="float" office:value="262.705" calcext:value-type="float">
            <text:p>262.705</text:p>
          </table:table-cell>
          <table:table-cell office:value-type="float" office:value="217.758" calcext:value-type="float">
            <text:p>217.758</text:p>
          </table:table-cell>
          <table:table-cell office:value-type="float" office:value="256.084" calcext:value-type="float">
            <text:p>256.084</text:p>
          </table:table-cell>
          <table:table-cell office:value-type="float" office:value="508" calcext:value-type="float">
            <text:p>508</text:p>
          </table:table-cell>
          <table:table-cell office:value-type="float" office:value="479" calcext:value-type="float">
            <text:p>479</text:p>
          </table:table-cell>
          <table:table-cell table:formula="of:=(([.A235]-[.C235])^2 + ([.B235]-[.D235])^2)^0.5" office:value-type="float" office:value="71.3827238622904" calcext:value-type="float">
            <text:p>71.3827238623</text:p>
          </table:table-cell>
          <table:table-cell table:formula="of:=[.E235]+[.F235]" office:value-type="float" office:value="987" calcext:value-type="float">
            <text:p>987</text:p>
          </table:table-cell>
          <table:table-cell table:formula="of:=SQRT([.H235])" office:value-type="float" office:value="31.41655614481" calcext:value-type="float">
            <text:p>31.4165561448</text:p>
          </table:table-cell>
          <table:table-cell table:formula="of:=[.G235]/[.I235]" office:value-type="float" office:value="2.27213713474075" calcext:value-type="float">
            <text:p>2.2721371347</text:p>
          </table:table-cell>
        </table:table-row>
        <table:table-row table:style-name="ro1">
          <table:table-cell office:value-type="float" office:value="146.321" calcext:value-type="float">
            <text:p>146.321</text:p>
          </table:table-cell>
          <table:table-cell office:value-type="float" office:value="263.022" calcext:value-type="float">
            <text:p>263.022</text:p>
          </table:table-cell>
          <table:table-cell office:value-type="float" office:value="217.342" calcext:value-type="float">
            <text:p>217.342</text:p>
          </table:table-cell>
          <table:table-cell office:value-type="float" office:value="256.418" calcext:value-type="float">
            <text:p>256.418</text:p>
          </table:table-cell>
          <table:table-cell office:value-type="float" office:value="502" calcext:value-type="float">
            <text:p>502</text:p>
          </table:table-cell>
          <table:table-cell office:value-type="float" office:value="479" calcext:value-type="float">
            <text:p>479</text:p>
          </table:table-cell>
          <table:table-cell table:formula="of:=(([.A236]-[.C236])^2 + ([.B236]-[.D236])^2)^0.5" office:value-type="float" office:value="71.3273808365343" calcext:value-type="float">
            <text:p>71.3273808365</text:p>
          </table:table-cell>
          <table:table-cell table:formula="of:=[.E236]+[.F236]" office:value-type="float" office:value="981" calcext:value-type="float">
            <text:p>981</text:p>
          </table:table-cell>
          <table:table-cell table:formula="of:=SQRT([.H236])" office:value-type="float" office:value="31.3209195267317" calcext:value-type="float">
            <text:p>31.3209195267</text:p>
          </table:table-cell>
          <table:table-cell table:formula="of:=[.G236]/[.I236]" office:value-type="float" office:value="2.27730800737373" calcext:value-type="float">
            <text:p>2.2773080074</text:p>
          </table:table-cell>
        </table:table-row>
        <table:table-row table:style-name="ro1">
          <table:table-cell office:value-type="float" office:value="145.947" calcext:value-type="float">
            <text:p>145.947</text:p>
          </table:table-cell>
          <table:table-cell office:value-type="float" office:value="263.292" calcext:value-type="float">
            <text:p>263.292</text:p>
          </table:table-cell>
          <table:table-cell office:value-type="float" office:value="216.641" calcext:value-type="float">
            <text:p>216.641</text:p>
          </table:table-cell>
          <table:table-cell office:value-type="float" office:value="256.675" calcext:value-type="float">
            <text:p>256.675</text:p>
          </table:table-cell>
          <table:table-cell office:value-type="float" office:value="507" calcext:value-type="float">
            <text:p>507</text:p>
          </table:table-cell>
          <table:table-cell office:value-type="float" office:value="465" calcext:value-type="float">
            <text:p>465</text:p>
          </table:table-cell>
          <table:table-cell table:formula="of:=(([.A237]-[.C237])^2 + ([.B237]-[.D237])^2)^0.5" office:value-type="float" office:value="71.003002225258" calcext:value-type="float">
            <text:p>71.0030022253</text:p>
          </table:table-cell>
          <table:table-cell table:formula="of:=[.E237]+[.F237]" office:value-type="float" office:value="972" calcext:value-type="float">
            <text:p>972</text:p>
          </table:table-cell>
          <table:table-cell table:formula="of:=SQRT([.H237])" office:value-type="float" office:value="31.1769145362398" calcext:value-type="float">
            <text:p>31.1769145362</text:p>
          </table:table-cell>
          <table:table-cell table:formula="of:=[.G237]/[.I237]" office:value-type="float" office:value="2.27742235822357" calcext:value-type="float">
            <text:p>2.2774223582</text:p>
          </table:table-cell>
        </table:table-row>
        <table:table-row table:style-name="ro1">
          <table:table-cell office:value-type="float" office:value="145.692" calcext:value-type="float">
            <text:p>145.692</text:p>
          </table:table-cell>
          <table:table-cell office:value-type="float" office:value="263.525" calcext:value-type="float">
            <text:p>263.525</text:p>
          </table:table-cell>
          <table:table-cell office:value-type="float" office:value="216.017" calcext:value-type="float">
            <text:p>216.017</text:p>
          </table:table-cell>
          <table:table-cell office:value-type="float" office:value="256.885" calcext:value-type="float">
            <text:p>256.885</text:p>
          </table:table-cell>
          <table:table-cell office:value-type="float" office:value="503" calcext:value-type="float">
            <text:p>503</text:p>
          </table:table-cell>
          <table:table-cell office:value-type="float" office:value="468" calcext:value-type="float">
            <text:p>468</text:p>
          </table:table-cell>
          <table:table-cell table:formula="of:=(([.A238]-[.C238])^2 + ([.B238]-[.D238])^2)^0.5" office:value-type="float" office:value="70.6377747738418" calcext:value-type="float">
            <text:p>70.6377747738</text:p>
          </table:table-cell>
          <table:table-cell table:formula="of:=[.E238]+[.F238]" office:value-type="float" office:value="971" calcext:value-type="float">
            <text:p>971</text:p>
          </table:table-cell>
          <table:table-cell table:formula="of:=SQRT([.H238])" office:value-type="float" office:value="31.1608729017658" calcext:value-type="float">
            <text:p>31.1608729018</text:p>
          </table:table-cell>
          <table:table-cell table:formula="of:=[.G238]/[.I238]" office:value-type="float" office:value="2.2668740698159" calcext:value-type="float">
            <text:p>2.2668740698</text:p>
          </table:table-cell>
        </table:table-row>
        <table:table-row table:style-name="ro1">
          <table:table-cell office:value-type="float" office:value="145.36" calcext:value-type="float">
            <text:p>145.36</text:p>
          </table:table-cell>
          <table:table-cell office:value-type="float" office:value="264.085" calcext:value-type="float">
            <text:p>264.085</text:p>
          </table:table-cell>
          <table:table-cell office:value-type="float" office:value="215.533" calcext:value-type="float">
            <text:p>215.533</text:p>
          </table:table-cell>
          <table:table-cell office:value-type="float" office:value="257.342" calcext:value-type="float">
            <text:p>257.342</text:p>
          </table:table-cell>
          <table:table-cell office:value-type="float" office:value="492" calcext:value-type="float">
            <text:p>492</text:p>
          </table:table-cell>
          <table:table-cell office:value-type="float" office:value="473" calcext:value-type="float">
            <text:p>473</text:p>
          </table:table-cell>
          <table:table-cell table:formula="of:=(([.A239]-[.C239])^2 + ([.B239]-[.D239])^2)^0.5" office:value-type="float" office:value="70.4962266933486" calcext:value-type="float">
            <text:p>70.4962266933</text:p>
          </table:table-cell>
          <table:table-cell table:formula="of:=[.E239]+[.F239]" office:value-type="float" office:value="965" calcext:value-type="float">
            <text:p>965</text:p>
          </table:table-cell>
          <table:table-cell table:formula="of:=SQRT([.H239])" office:value-type="float" office:value="31.0644491340181" calcext:value-type="float">
            <text:p>31.064449134</text:p>
          </table:table-cell>
          <table:table-cell table:formula="of:=[.G239]/[.I239]" office:value-type="float" office:value="2.26935383238937" calcext:value-type="float">
            <text:p>2.2693538324</text:p>
          </table:table-cell>
        </table:table-row>
        <table:table-row table:style-name="ro1">
          <table:table-cell office:value-type="float" office:value="145.085" calcext:value-type="float">
            <text:p>145.085</text:p>
          </table:table-cell>
          <table:table-cell office:value-type="float" office:value="264.768" calcext:value-type="float">
            <text:p>264.768</text:p>
          </table:table-cell>
          <table:table-cell office:value-type="float" office:value="215.173" calcext:value-type="float">
            <text:p>215.173</text:p>
          </table:table-cell>
          <table:table-cell office:value-type="float" office:value="258.158" calcext:value-type="float">
            <text:p>258.158</text:p>
          </table:table-cell>
          <table:table-cell office:value-type="float" office:value="496" calcext:value-type="float">
            <text:p>496</text:p>
          </table:table-cell>
          <table:table-cell office:value-type="float" office:value="463" calcext:value-type="float">
            <text:p>463</text:p>
          </table:table-cell>
          <table:table-cell table:formula="of:=(([.A240]-[.C240])^2 + ([.B240]-[.D240])^2)^0.5" office:value-type="float" office:value="70.3990045668261" calcext:value-type="float">
            <text:p>70.3990045668</text:p>
          </table:table-cell>
          <table:table-cell table:formula="of:=[.E240]+[.F240]" office:value-type="float" office:value="959" calcext:value-type="float">
            <text:p>959</text:p>
          </table:table-cell>
          <table:table-cell table:formula="of:=SQRT([.H240])" office:value-type="float" office:value="30.967725134404" calcext:value-type="float">
            <text:p>30.9677251344</text:p>
          </table:table-cell>
          <table:table-cell table:formula="of:=[.G240]/[.I240]" office:value-type="float" office:value="2.27330242248292" calcext:value-type="float">
            <text:p>2.2733024225</text:p>
          </table:table-cell>
        </table:table-row>
        <table:table-row table:style-name="ro1">
          <table:table-cell office:value-type="float" office:value="144.867" calcext:value-type="float">
            <text:p>144.867</text:p>
          </table:table-cell>
          <table:table-cell office:value-type="float" office:value="265.214" calcext:value-type="float">
            <text:p>265.214</text:p>
          </table:table-cell>
          <table:table-cell office:value-type="float" office:value="214.68" calcext:value-type="float">
            <text:p>214.68</text:p>
          </table:table-cell>
          <table:table-cell office:value-type="float" office:value="258.648" calcext:value-type="float">
            <text:p>258.648</text:p>
          </table:table-cell>
          <table:table-cell office:value-type="float" office:value="487" calcext:value-type="float">
            <text:p>487</text:p>
          </table:table-cell>
          <table:table-cell office:value-type="float" office:value="466" calcext:value-type="float">
            <text:p>466</text:p>
          </table:table-cell>
          <table:table-cell table:formula="of:=(([.A241]-[.C241])^2 + ([.B241]-[.D241])^2)^0.5" office:value-type="float" office:value="70.1210904436034" calcext:value-type="float">
            <text:p>70.1210904436</text:p>
          </table:table-cell>
          <table:table-cell table:formula="of:=[.E241]+[.F241]" office:value-type="float" office:value="953" calcext:value-type="float">
            <text:p>953</text:p>
          </table:table-cell>
          <table:table-cell table:formula="of:=SQRT([.H241])" office:value-type="float" office:value="30.8706980808663" calcext:value-type="float">
            <text:p>30.8706980809</text:p>
          </table:table-cell>
          <table:table-cell table:formula="of:=[.G241]/[.I241]" office:value-type="float" office:value="2.27144492359454" calcext:value-type="float">
            <text:p>2.2714449236</text:p>
          </table:table-cell>
        </table:table-row>
        <table:table-row table:style-name="ro1">
          <table:table-cell office:value-type="float" office:value="144.716" calcext:value-type="float">
            <text:p>144.716</text:p>
          </table:table-cell>
          <table:table-cell office:value-type="float" office:value="265.892" calcext:value-type="float">
            <text:p>265.892</text:p>
          </table:table-cell>
          <table:table-cell office:value-type="float" office:value="214.22" calcext:value-type="float">
            <text:p>214.22</text:p>
          </table:table-cell>
          <table:table-cell office:value-type="float" office:value="259.002" calcext:value-type="float">
            <text:p>259.002</text:p>
          </table:table-cell>
          <table:table-cell office:value-type="float" office:value="483" calcext:value-type="float">
            <text:p>483</text:p>
          </table:table-cell>
          <table:table-cell office:value-type="float" office:value="460" calcext:value-type="float">
            <text:p>460</text:p>
          </table:table-cell>
          <table:table-cell table:formula="of:=(([.A242]-[.C242])^2 + ([.B242]-[.D242])^2)^0.5" office:value-type="float" office:value="69.8446713500751" calcext:value-type="float">
            <text:p>69.8446713501</text:p>
          </table:table-cell>
          <table:table-cell table:formula="of:=[.E242]+[.F242]" office:value-type="float" office:value="943" calcext:value-type="float">
            <text:p>943</text:p>
          </table:table-cell>
          <table:table-cell table:formula="of:=SQRT([.H242])" office:value-type="float" office:value="30.7083050655682" calcext:value-type="float">
            <text:p>30.7083050656</text:p>
          </table:table-cell>
          <table:table-cell table:formula="of:=[.G242]/[.I242]" office:value-type="float" office:value="2.27445543480642" calcext:value-type="float">
            <text:p>2.2744554348</text:p>
          </table:table-cell>
        </table:table-row>
        <table:table-row table:style-name="ro1">
          <table:table-cell office:value-type="float" office:value="144.528" calcext:value-type="float">
            <text:p>144.528</text:p>
          </table:table-cell>
          <table:table-cell office:value-type="float" office:value="266.351" calcext:value-type="float">
            <text:p>266.351</text:p>
          </table:table-cell>
          <table:table-cell office:value-type="float" office:value="213.906" calcext:value-type="float">
            <text:p>213.906</text:p>
          </table:table-cell>
          <table:table-cell office:value-type="float" office:value="259.694" calcext:value-type="float">
            <text:p>259.694</text:p>
          </table:table-cell>
          <table:table-cell office:value-type="float" office:value="481" calcext:value-type="float">
            <text:p>481</text:p>
          </table:table-cell>
          <table:table-cell office:value-type="float" office:value="458" calcext:value-type="float">
            <text:p>458</text:p>
          </table:table-cell>
          <table:table-cell table:formula="of:=(([.A243]-[.C243])^2 + ([.B243]-[.D243])^2)^0.5" office:value-type="float" office:value="69.6966464975181" calcext:value-type="float">
            <text:p>69.6966464975</text:p>
          </table:table-cell>
          <table:table-cell table:formula="of:=[.E243]+[.F243]" office:value-type="float" office:value="939" calcext:value-type="float">
            <text:p>939</text:p>
          </table:table-cell>
          <table:table-cell table:formula="of:=SQRT([.H243])" office:value-type="float" office:value="30.6431068920891" calcext:value-type="float">
            <text:p>30.6431068921</text:p>
          </table:table-cell>
          <table:table-cell table:formula="of:=[.G243]/[.I243]" office:value-type="float" office:value="2.27446409866198" calcext:value-type="float">
            <text:p>2.2744640987</text:p>
          </table:table-cell>
        </table:table-row>
        <table:table-row table:style-name="ro1">
          <table:table-cell office:value-type="float" office:value="144.505" calcext:value-type="float">
            <text:p>144.505</text:p>
          </table:table-cell>
          <table:table-cell office:value-type="float" office:value="267.035" calcext:value-type="float">
            <text:p>267.035</text:p>
          </table:table-cell>
          <table:table-cell office:value-type="float" office:value="213.615" calcext:value-type="float">
            <text:p>213.615</text:p>
          </table:table-cell>
          <table:table-cell office:value-type="float" office:value="260.497" calcext:value-type="float">
            <text:p>260.497</text:p>
          </table:table-cell>
          <table:table-cell office:value-type="float" office:value="481" calcext:value-type="float">
            <text:p>481</text:p>
          </table:table-cell>
          <table:table-cell office:value-type="float" office:value="455" calcext:value-type="float">
            <text:p>455</text:p>
          </table:table-cell>
          <table:table-cell table:formula="of:=(([.A244]-[.C244])^2 + ([.B244]-[.D244])^2)^0.5" office:value-type="float" office:value="69.4185677178664" calcext:value-type="float">
            <text:p>69.4185677179</text:p>
          </table:table-cell>
          <table:table-cell table:formula="of:=[.E244]+[.F244]" office:value-type="float" office:value="936" calcext:value-type="float">
            <text:p>936</text:p>
          </table:table-cell>
          <table:table-cell table:formula="of:=SQRT([.H244])" office:value-type="float" office:value="30.5941170815567" calcext:value-type="float">
            <text:p>30.5941170816</text:p>
          </table:table-cell>
          <table:table-cell table:formula="of:=[.G244]/[.I244]" office:value-type="float" office:value="2.26901686794271" calcext:value-type="float">
            <text:p>2.2690168679</text:p>
          </table:table-cell>
        </table:table-row>
        <table:table-row table:style-name="ro1">
          <table:table-cell office:value-type="float" office:value="144.515" calcext:value-type="float">
            <text:p>144.515</text:p>
          </table:table-cell>
          <table:table-cell office:value-type="float" office:value="267.695" calcext:value-type="float">
            <text:p>267.695</text:p>
          </table:table-cell>
          <table:table-cell office:value-type="float" office:value="213.344" calcext:value-type="float">
            <text:p>213.344</text:p>
          </table:table-cell>
          <table:table-cell office:value-type="float" office:value="261.37" calcext:value-type="float">
            <text:p>261.37</text:p>
          </table:table-cell>
          <table:table-cell office:value-type="float" office:value="476" calcext:value-type="float">
            <text:p>476</text:p>
          </table:table-cell>
          <table:table-cell office:value-type="float" office:value="454" calcext:value-type="float">
            <text:p>454</text:p>
          </table:table-cell>
          <table:table-cell table:formula="of:=(([.A245]-[.C245])^2 + ([.B245]-[.D245])^2)^0.5" office:value-type="float" office:value="69.1190050999" calcext:value-type="float">
            <text:p>69.1190050999</text:p>
          </table:table-cell>
          <table:table-cell table:formula="of:=[.E245]+[.F245]" office:value-type="float" office:value="930" calcext:value-type="float">
            <text:p>930</text:p>
          </table:table-cell>
          <table:table-cell table:formula="of:=SQRT([.H245])" office:value-type="float" office:value="30.4959013639538" calcext:value-type="float">
            <text:p>30.495901364</text:p>
          </table:table-cell>
          <table:table-cell table:formula="of:=[.G245]/[.I245]" office:value-type="float" office:value="2.26650146440986" calcext:value-type="float">
            <text:p>2.2665014644</text:p>
          </table:table-cell>
        </table:table-row>
        <table:table-row table:style-name="ro1">
          <table:table-cell office:value-type="float" office:value="144.328" calcext:value-type="float">
            <text:p>144.328</text:p>
          </table:table-cell>
          <table:table-cell office:value-type="float" office:value="268.874" calcext:value-type="float">
            <text:p>268.874</text:p>
          </table:table-cell>
          <table:table-cell office:value-type="float" office:value="213.002" calcext:value-type="float">
            <text:p>213.002</text:p>
          </table:table-cell>
          <table:table-cell office:value-type="float" office:value="262.097" calcext:value-type="float">
            <text:p>262.097</text:p>
          </table:table-cell>
          <table:table-cell office:value-type="float" office:value="478" calcext:value-type="float">
            <text:p>478</text:p>
          </table:table-cell>
          <table:table-cell office:value-type="float" office:value="455" calcext:value-type="float">
            <text:p>455</text:p>
          </table:table-cell>
          <table:table-cell table:formula="of:=(([.A246]-[.C246])^2 + ([.B246]-[.D246])^2)^0.5" office:value-type="float" office:value="69.0075793300997" calcext:value-type="float">
            <text:p>69.0075793301</text:p>
          </table:table-cell>
          <table:table-cell table:formula="of:=[.E246]+[.F246]" office:value-type="float" office:value="933" calcext:value-type="float">
            <text:p>933</text:p>
          </table:table-cell>
          <table:table-cell table:formula="of:=SQRT([.H246])" office:value-type="float" office:value="30.5450486986025" calcext:value-type="float">
            <text:p>30.5450486986</text:p>
          </table:table-cell>
          <table:table-cell table:formula="of:=[.G246]/[.I246]" office:value-type="float" office:value="2.25920672155474" calcext:value-type="float">
            <text:p>2.2592067216</text:p>
          </table:table-cell>
        </table:table-row>
        <table:table-row table:style-name="ro1">
          <table:table-cell office:value-type="float" office:value="144.402" calcext:value-type="float">
            <text:p>144.402</text:p>
          </table:table-cell>
          <table:table-cell office:value-type="float" office:value="269.91" calcext:value-type="float">
            <text:p>269.91</text:p>
          </table:table-cell>
          <table:table-cell office:value-type="float" office:value="212.784" calcext:value-type="float">
            <text:p>212.784</text:p>
          </table:table-cell>
          <table:table-cell office:value-type="float" office:value="263.561" calcext:value-type="float">
            <text:p>263.561</text:p>
          </table:table-cell>
          <table:table-cell office:value-type="float" office:value="480" calcext:value-type="float">
            <text:p>480</text:p>
          </table:table-cell>
          <table:table-cell office:value-type="float" office:value="453" calcext:value-type="float">
            <text:p>453</text:p>
          </table:table-cell>
          <table:table-cell table:formula="of:=(([.A247]-[.C247])^2 + ([.B247]-[.D247])^2)^0.5" office:value-type="float" office:value="68.6761073809516" calcext:value-type="float">
            <text:p>68.676107381</text:p>
          </table:table-cell>
          <table:table-cell table:formula="of:=[.E247]+[.F247]" office:value-type="float" office:value="933" calcext:value-type="float">
            <text:p>933</text:p>
          </table:table-cell>
          <table:table-cell table:formula="of:=SQRT([.H247])" office:value-type="float" office:value="30.5450486986025" calcext:value-type="float">
            <text:p>30.5450486986</text:p>
          </table:table-cell>
          <table:table-cell table:formula="of:=[.G247]/[.I247]" office:value-type="float" office:value="2.24835481712929" calcext:value-type="float">
            <text:p>2.2483548171</text:p>
          </table:table-cell>
        </table:table-row>
        <table:table-row table:style-name="ro1">
          <table:table-cell office:value-type="float" office:value="144.166" calcext:value-type="float">
            <text:p>144.166</text:p>
          </table:table-cell>
          <table:table-cell office:value-type="float" office:value="270.542" calcext:value-type="float">
            <text:p>270.542</text:p>
          </table:table-cell>
          <table:table-cell office:value-type="float" office:value="212.403" calcext:value-type="float">
            <text:p>212.403</text:p>
          </table:table-cell>
          <table:table-cell office:value-type="float" office:value="264.186" calcext:value-type="float">
            <text:p>264.186</text:p>
          </table:table-cell>
          <table:table-cell office:value-type="float" office:value="469" calcext:value-type="float">
            <text:p>469</text:p>
          </table:table-cell>
          <table:table-cell office:value-type="float" office:value="442" calcext:value-type="float">
            <text:p>442</text:p>
          </table:table-cell>
          <table:table-cell table:formula="of:=(([.A248]-[.C248])^2 + ([.B248]-[.D248])^2)^0.5" office:value-type="float" office:value="68.5323785155601" calcext:value-type="float">
            <text:p>68.5323785156</text:p>
          </table:table-cell>
          <table:table-cell table:formula="of:=[.E248]+[.F248]" office:value-type="float" office:value="911" calcext:value-type="float">
            <text:p>911</text:p>
          </table:table-cell>
          <table:table-cell table:formula="of:=SQRT([.H248])" office:value-type="float" office:value="30.1827765455731" calcext:value-type="float">
            <text:p>30.1827765456</text:p>
          </table:table-cell>
          <table:table-cell table:formula="of:=[.G248]/[.I248]" office:value-type="float" office:value="2.27057899766387" calcext:value-type="float">
            <text:p>2.2705789977</text:p>
          </table:table-cell>
        </table:table-row>
        <table:table-row table:style-name="ro1">
          <table:table-cell office:value-type="float" office:value="144.183" calcext:value-type="float">
            <text:p>144.183</text:p>
          </table:table-cell>
          <table:table-cell office:value-type="float" office:value="270.8" calcext:value-type="float">
            <text:p>270.8</text:p>
          </table:table-cell>
          <table:table-cell office:value-type="float" office:value="212.074" calcext:value-type="float">
            <text:p>212.074</text:p>
          </table:table-cell>
          <table:table-cell office:value-type="float" office:value="264.682" calcext:value-type="float">
            <text:p>264.682</text:p>
          </table:table-cell>
          <table:table-cell office:value-type="float" office:value="464" calcext:value-type="float">
            <text:p>464</text:p>
          </table:table-cell>
          <table:table-cell office:value-type="float" office:value="446" calcext:value-type="float">
            <text:p>446</text:p>
          </table:table-cell>
          <table:table-cell table:formula="of:=(([.A249]-[.C249])^2 + ([.B249]-[.D249])^2)^0.5" office:value-type="float" office:value="68.1661045168345" calcext:value-type="float">
            <text:p>68.1661045168</text:p>
          </table:table-cell>
          <table:table-cell table:formula="of:=[.E249]+[.F249]" office:value-type="float" office:value="910" calcext:value-type="float">
            <text:p>910</text:p>
          </table:table-cell>
          <table:table-cell table:formula="of:=SQRT([.H249])" office:value-type="float" office:value="30.1662062579967" calcext:value-type="float">
            <text:p>30.166206258</text:p>
          </table:table-cell>
          <table:table-cell table:formula="of:=[.G249]/[.I249]" office:value-type="float" office:value="2.25968436116373" calcext:value-type="float">
            <text:p>2.259684361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71.265" calcext:value-type="float">
            <text:p>271.265</text:p>
          </table:table-cell>
          <table:table-cell office:value-type="float" office:value="211.624" calcext:value-type="float">
            <text:p>211.624</text:p>
          </table:table-cell>
          <table:table-cell office:value-type="float" office:value="264.882" calcext:value-type="float">
            <text:p>264.882</text:p>
          </table:table-cell>
          <table:table-cell office:value-type="float" office:value="456" calcext:value-type="float">
            <text:p>456</text:p>
          </table:table-cell>
          <table:table-cell office:value-type="float" office:value="439" calcext:value-type="float">
            <text:p>439</text:p>
          </table:table-cell>
          <table:table-cell table:formula="of:=(([.A250]-[.C250])^2 + ([.B250]-[.D250])^2)^0.5" office:value-type="float" office:value="67.9245762960653" calcext:value-type="float">
            <text:p>67.9245762961</text:p>
          </table:table-cell>
          <table:table-cell table:formula="of:=[.E250]+[.F250]" office:value-type="float" office:value="895" calcext:value-type="float">
            <text:p>895</text:p>
          </table:table-cell>
          <table:table-cell table:formula="of:=SQRT([.H250])" office:value-type="float" office:value="29.9165506033032" calcext:value-type="float">
            <text:p>29.9165506033</text:p>
          </table:table-cell>
          <table:table-cell table:formula="of:=[.G250]/[.I250]" office:value-type="float" office:value="2.27046818320577" calcext:value-type="float">
            <text:p>2.2704681832</text:p>
          </table:table-cell>
        </table:table-row>
        <table:table-row table:style-name="ro1">
          <table:table-cell office:value-type="float" office:value="143.991" calcext:value-type="float">
            <text:p>143.991</text:p>
          </table:table-cell>
          <table:table-cell office:value-type="float" office:value="272" calcext:value-type="float">
            <text:p>272</text:p>
          </table:table-cell>
          <table:table-cell office:value-type="float" office:value="210.83" calcext:value-type="float">
            <text:p>210.83</text:p>
          </table:table-cell>
          <table:table-cell office:value-type="float" office:value="265.565" calcext:value-type="float">
            <text:p>265.565</text:p>
          </table:table-cell>
          <table:table-cell office:value-type="float" office:value="451" calcext:value-type="float">
            <text:p>451</text:p>
          </table:table-cell>
          <table:table-cell office:value-type="float" office:value="430" calcext:value-type="float">
            <text:p>430</text:p>
          </table:table-cell>
          <table:table-cell table:formula="of:=(([.A251]-[.C251])^2 + ([.B251]-[.D251])^2)^0.5" office:value-type="float" office:value="67.1480539256351" calcext:value-type="float">
            <text:p>67.1480539256</text:p>
          </table:table-cell>
          <table:table-cell table:formula="of:=[.E251]+[.F251]" office:value-type="float" office:value="881" calcext:value-type="float">
            <text:p>881</text:p>
          </table:table-cell>
          <table:table-cell table:formula="of:=SQRT([.H251])" office:value-type="float" office:value="29.6816441593117" calcext:value-type="float">
            <text:p>29.6816441593</text:p>
          </table:table-cell>
          <table:table-cell table:formula="of:=[.G251]/[.I251]" office:value-type="float" office:value="2.26227541726558" calcext:value-type="float">
            <text:p>2.2622754173</text:p>
          </table:table-cell>
        </table:table-row>
        <table:table-row table:style-name="ro1">
          <table:table-cell office:value-type="float" office:value="143.94" calcext:value-type="float">
            <text:p>143.94</text:p>
          </table:table-cell>
          <table:table-cell office:value-type="float" office:value="272.296" calcext:value-type="float">
            <text:p>272.296</text:p>
          </table:table-cell>
          <table:table-cell office:value-type="float" office:value="210.734" calcext:value-type="float">
            <text:p>210.734</text:p>
          </table:table-cell>
          <table:table-cell office:value-type="float" office:value="266.186" calcext:value-type="float">
            <text:p>266.186</text:p>
          </table:table-cell>
          <table:table-cell office:value-type="float" office:value="449" calcext:value-type="float">
            <text:p>449</text:p>
          </table:table-cell>
          <table:table-cell office:value-type="float" office:value="429" calcext:value-type="float">
            <text:p>429</text:p>
          </table:table-cell>
          <table:table-cell table:formula="of:=(([.A252]-[.C252])^2 + ([.B252]-[.D252])^2)^0.5" office:value-type="float" office:value="67.0728748153827" calcext:value-type="float">
            <text:p>67.0728748154</text:p>
          </table:table-cell>
          <table:table-cell table:formula="of:=[.E252]+[.F252]" office:value-type="float" office:value="878" calcext:value-type="float">
            <text:p>878</text:p>
          </table:table-cell>
          <table:table-cell table:formula="of:=SQRT([.H252])" office:value-type="float" office:value="29.6310647800581" calcext:value-type="float">
            <text:p>29.6310647801</text:p>
          </table:table-cell>
          <table:table-cell table:formula="of:=[.G252]/[.I252]" office:value-type="float" office:value="2.26359988455505" calcext:value-type="float">
            <text:p>2.2635998846</text:p>
          </table:table-cell>
        </table:table-row>
        <table:table-row table:style-name="ro1">
          <table:table-cell office:value-type="float" office:value="143.971" calcext:value-type="float">
            <text:p>143.971</text:p>
          </table:table-cell>
          <table:table-cell office:value-type="float" office:value="272.518" calcext:value-type="float">
            <text:p>272.518</text:p>
          </table:table-cell>
          <table:table-cell office:value-type="float" office:value="210.441" calcext:value-type="float">
            <text:p>210.441</text:p>
          </table:table-cell>
          <table:table-cell office:value-type="float" office:value="266.404" calcext:value-type="float">
            <text:p>266.404</text:p>
          </table:table-cell>
          <table:table-cell office:value-type="float" office:value="444" calcext:value-type="float">
            <text:p>444</text:p>
          </table:table-cell>
          <table:table-cell office:value-type="float" office:value="431" calcext:value-type="float">
            <text:p>431</text:p>
          </table:table-cell>
          <table:table-cell table:formula="of:=(([.A253]-[.C253])^2 + ([.B253]-[.D253])^2)^0.5" office:value-type="float" office:value="66.7505947239423" calcext:value-type="float">
            <text:p>66.7505947239</text:p>
          </table:table-cell>
          <table:table-cell table:formula="of:=[.E253]+[.F253]" office:value-type="float" office:value="875" calcext:value-type="float">
            <text:p>875</text:p>
          </table:table-cell>
          <table:table-cell table:formula="of:=SQRT([.H253])" office:value-type="float" office:value="29.5803989154981" calcext:value-type="float">
            <text:p>29.5803989155</text:p>
          </table:table-cell>
          <table:table-cell table:formula="of:=[.G253]/[.I253]" office:value-type="float" office:value="2.25658196546395" calcext:value-type="float">
            <text:p>2.2565819655</text:p>
          </table:table-cell>
        </table:table-row>
        <table:table-row table:style-name="ro1">
          <table:table-cell office:value-type="float" office:value="143.909" calcext:value-type="float">
            <text:p>143.909</text:p>
          </table:table-cell>
          <table:table-cell office:value-type="float" office:value="272.914" calcext:value-type="float">
            <text:p>272.914</text:p>
          </table:table-cell>
          <table:table-cell office:value-type="float" office:value="210.185" calcext:value-type="float">
            <text:p>210.185</text:p>
          </table:table-cell>
          <table:table-cell office:value-type="float" office:value="266.674" calcext:value-type="float">
            <text:p>266.674</text:p>
          </table:table-cell>
          <table:table-cell office:value-type="float" office:value="441" calcext:value-type="float">
            <text:p>441</text:p>
          </table:table-cell>
          <table:table-cell office:value-type="float" office:value="426" calcext:value-type="float">
            <text:p>426</text:p>
          </table:table-cell>
          <table:table-cell table:formula="of:=(([.A254]-[.C254])^2 + ([.B254]-[.D254])^2)^0.5" office:value-type="float" office:value="66.5691052666325" calcext:value-type="float">
            <text:p>66.5691052666</text:p>
          </table:table-cell>
          <table:table-cell table:formula="of:=[.E254]+[.F254]" office:value-type="float" office:value="867" calcext:value-type="float">
            <text:p>867</text:p>
          </table:table-cell>
          <table:table-cell table:formula="of:=SQRT([.H254])" office:value-type="float" office:value="29.4448637286709" calcext:value-type="float">
            <text:p>29.4448637287</text:p>
          </table:table-cell>
          <table:table-cell table:formula="of:=[.G254]/[.I254]" office:value-type="float" office:value="2.26080534384722" calcext:value-type="float">
            <text:p>2.2608053438</text:p>
          </table:table-cell>
        </table:table-row>
        <table:table-row table:style-name="ro1">
          <table:table-cell office:value-type="float" office:value="143.831" calcext:value-type="float">
            <text:p>143.831</text:p>
          </table:table-cell>
          <table:table-cell office:value-type="float" office:value="273.013" calcext:value-type="float">
            <text:p>273.013</text:p>
          </table:table-cell>
          <table:table-cell office:value-type="float" office:value="209.75" calcext:value-type="float">
            <text:p>209.75</text:p>
          </table:table-cell>
          <table:table-cell office:value-type="float" office:value="266.979" calcext:value-type="float">
            <text:p>266.979</text:p>
          </table:table-cell>
          <table:table-cell office:value-type="float" office:value="445" calcext:value-type="float">
            <text:p>445</text:p>
          </table:table-cell>
          <table:table-cell office:value-type="float" office:value="424" calcext:value-type="float">
            <text:p>424</text:p>
          </table:table-cell>
          <table:table-cell table:formula="of:=(([.A255]-[.C255])^2 + ([.B255]-[.D255])^2)^0.5" office:value-type="float" office:value="66.1945897864773" calcext:value-type="float">
            <text:p>66.1945897865</text:p>
          </table:table-cell>
          <table:table-cell table:formula="of:=[.E255]+[.F255]" office:value-type="float" office:value="869" calcext:value-type="float">
            <text:p>869</text:p>
          </table:table-cell>
          <table:table-cell table:formula="of:=SQRT([.H255])" office:value-type="float" office:value="29.4788059459673" calcext:value-type="float">
            <text:p>29.478805946</text:p>
          </table:table-cell>
          <table:table-cell table:formula="of:=[.G255]/[.I255]" office:value-type="float" office:value="2.24549766051608" calcext:value-type="float">
            <text:p>2.2454976605</text:p>
          </table:table-cell>
        </table:table-row>
        <table:table-row table:style-name="ro1">
          <table:table-cell office:value-type="float" office:value="143.785" calcext:value-type="float">
            <text:p>143.785</text:p>
          </table:table-cell>
          <table:table-cell office:value-type="float" office:value="273.639" calcext:value-type="float">
            <text:p>273.639</text:p>
          </table:table-cell>
          <table:table-cell office:value-type="float" office:value="209.545" calcext:value-type="float">
            <text:p>209.545</text:p>
          </table:table-cell>
          <table:table-cell office:value-type="float" office:value="267.491" calcext:value-type="float">
            <text:p>267.491</text:p>
          </table:table-cell>
          <table:table-cell office:value-type="float" office:value="441" calcext:value-type="float">
            <text:p>441</text:p>
          </table:table-cell>
          <table:table-cell office:value-type="float" office:value="424" calcext:value-type="float">
            <text:p>424</text:p>
          </table:table-cell>
          <table:table-cell table:formula="of:=(([.A256]-[.C256])^2 + ([.B256]-[.D256])^2)^0.5" office:value-type="float" office:value="66.0467675514858" calcext:value-type="float">
            <text:p>66.0467675515</text:p>
          </table:table-cell>
          <table:table-cell table:formula="of:=[.E256]+[.F256]" office:value-type="float" office:value="865" calcext:value-type="float">
            <text:p>865</text:p>
          </table:table-cell>
          <table:table-cell table:formula="of:=SQRT([.H256])" office:value-type="float" office:value="29.4108823397055" calcext:value-type="float">
            <text:p>29.4108823397</text:p>
          </table:table-cell>
          <table:table-cell table:formula="of:=[.G256]/[.I256]" office:value-type="float" office:value="2.24565746748512" calcext:value-type="float">
            <text:p>2.2456574675</text:p>
          </table:table-cell>
        </table:table-row>
        <table:table-row table:style-name="ro1">
          <table:table-cell office:value-type="float" office:value="143.682" calcext:value-type="float">
            <text:p>143.682</text:p>
          </table:table-cell>
          <table:table-cell office:value-type="float" office:value="274.099" calcext:value-type="float">
            <text:p>274.099</text:p>
          </table:table-cell>
          <table:table-cell office:value-type="float" office:value="209.115" calcext:value-type="float">
            <text:p>209.115</text:p>
          </table:table-cell>
          <table:table-cell office:value-type="float" office:value="268.159" calcext:value-type="float">
            <text:p>268.159</text:p>
          </table:table-cell>
          <table:table-cell office:value-type="float" office:value="434" calcext:value-type="float">
            <text:p>434</text:p>
          </table:table-cell>
          <table:table-cell office:value-type="float" office:value="409" calcext:value-type="float">
            <text:p>409</text:p>
          </table:table-cell>
          <table:table-cell table:formula="of:=(([.A257]-[.C257])^2 + ([.B257]-[.D257])^2)^0.5" office:value-type="float" office:value="65.7020630498008" calcext:value-type="float">
            <text:p>65.7020630498</text:p>
          </table:table-cell>
          <table:table-cell table:formula="of:=[.E257]+[.F257]" office:value-type="float" office:value="843" calcext:value-type="float">
            <text:p>843</text:p>
          </table:table-cell>
          <table:table-cell table:formula="of:=SQRT([.H257])" office:value-type="float" office:value="29.0344622819159" calcext:value-type="float">
            <text:p>29.0344622819</text:p>
          </table:table-cell>
          <table:table-cell table:formula="of:=[.G257]/[.I257]" office:value-type="float" office:value="2.26289925440511" calcext:value-type="float">
            <text:p>2.2628992544</text:p>
          </table:table-cell>
        </table:table-row>
        <table:table-row table:style-name="ro1">
          <table:table-cell office:value-type="float" office:value="143.862" calcext:value-type="float">
            <text:p>143.862</text:p>
          </table:table-cell>
          <table:table-cell office:value-type="float" office:value="274.527" calcext:value-type="float">
            <text:p>274.527</text:p>
          </table:table-cell>
          <table:table-cell office:value-type="float" office:value="208.939" calcext:value-type="float">
            <text:p>208.939</text:p>
          </table:table-cell>
          <table:table-cell office:value-type="float" office:value="268.6" calcext:value-type="float">
            <text:p>268.6</text:p>
          </table:table-cell>
          <table:table-cell office:value-type="float" office:value="427" calcext:value-type="float">
            <text:p>427</text:p>
          </table:table-cell>
          <table:table-cell office:value-type="float" office:value="410" calcext:value-type="float">
            <text:p>410</text:p>
          </table:table-cell>
          <table:table-cell table:formula="of:=(([.A258]-[.C258])^2 + ([.B258]-[.D258])^2)^0.5" office:value-type="float" office:value="65.346348467225" calcext:value-type="float">
            <text:p>65.3463484672</text:p>
          </table:table-cell>
          <table:table-cell table:formula="of:=[.E258]+[.F258]" office:value-type="float" office:value="837" calcext:value-type="float">
            <text:p>837</text:p>
          </table:table-cell>
          <table:table-cell table:formula="of:=SQRT([.H258])" office:value-type="float" office:value="28.9309522829789" calcext:value-type="float">
            <text:p>28.930952283</text:p>
          </table:table-cell>
          <table:table-cell table:formula="of:=[.G258]/[.I258]" office:value-type="float" office:value="2.25870022625113" calcext:value-type="float">
            <text:p>2.2587002263</text:p>
          </table:table-cell>
        </table:table-row>
        <table:table-row table:style-name="ro1">
          <table:table-cell office:value-type="float" office:value="143.981" calcext:value-type="float">
            <text:p>143.981</text:p>
          </table:table-cell>
          <table:table-cell office:value-type="float" office:value="274.645" calcext:value-type="float">
            <text:p>274.645</text:p>
          </table:table-cell>
          <table:table-cell office:value-type="float" office:value="208.676" calcext:value-type="float">
            <text:p>208.676</text:p>
          </table:table-cell>
          <table:table-cell office:value-type="float" office:value="268.873" calcext:value-type="float">
            <text:p>268.873</text:p>
          </table:table-cell>
          <table:table-cell office:value-type="float" office:value="425" calcext:value-type="float">
            <text:p>425</text:p>
          </table:table-cell>
          <table:table-cell office:value-type="float" office:value="411" calcext:value-type="float">
            <text:p>411</text:p>
          </table:table-cell>
          <table:table-cell table:formula="of:=(([.A259]-[.C259])^2 + ([.B259]-[.D259])^2)^0.5" office:value-type="float" office:value="64.9519746351102" calcext:value-type="float">
            <text:p>64.9519746351</text:p>
          </table:table-cell>
          <table:table-cell table:formula="of:=[.E259]+[.F259]" office:value-type="float" office:value="836" calcext:value-type="float">
            <text:p>836</text:p>
          </table:table-cell>
          <table:table-cell table:formula="of:=SQRT([.H259])" office:value-type="float" office:value="28.9136645896019" calcext:value-type="float">
            <text:p>28.9136645896</text:p>
          </table:table-cell>
          <table:table-cell table:formula="of:=[.G259]/[.I259]" office:value-type="float" office:value="2.24641101558841" calcext:value-type="float">
            <text:p>2.2464110156</text:p>
          </table:table-cell>
        </table:table-row>
        <table:table-row table:style-name="ro1">
          <table:table-cell office:value-type="float" office:value="143.993" calcext:value-type="float">
            <text:p>143.993</text:p>
          </table:table-cell>
          <table:table-cell office:value-type="float" office:value="274.984" calcext:value-type="float">
            <text:p>274.984</text:p>
          </table:table-cell>
          <table:table-cell office:value-type="float" office:value="208.546" calcext:value-type="float">
            <text:p>208.546</text:p>
          </table:table-cell>
          <table:table-cell office:value-type="float" office:value="268.94" calcext:value-type="float">
            <text:p>268.94</text:p>
          </table:table-cell>
          <table:table-cell office:value-type="float" office:value="427" calcext:value-type="float">
            <text:p>427</text:p>
          </table:table-cell>
          <table:table-cell office:value-type="float" office:value="403" calcext:value-type="float">
            <text:p>403</text:p>
          </table:table-cell>
          <table:table-cell table:formula="of:=(([.A260]-[.C260])^2 + ([.B260]-[.D260])^2)^0.5" office:value-type="float" office:value="64.835327908479" calcext:value-type="float">
            <text:p>64.8353279085</text:p>
          </table:table-cell>
          <table:table-cell table:formula="of:=[.E260]+[.F260]" office:value-type="float" office:value="830" calcext:value-type="float">
            <text:p>830</text:p>
          </table:table-cell>
          <table:table-cell table:formula="of:=SQRT([.H260])" office:value-type="float" office:value="28.8097205817759" calcext:value-type="float">
            <text:p>28.8097205818</text:p>
          </table:table-cell>
          <table:table-cell table:formula="of:=[.G260]/[.I260]" office:value-type="float" office:value="2.25046708538686" calcext:value-type="float">
            <text:p>2.2504670854</text:p>
          </table:table-cell>
        </table:table-row>
        <table:table-row table:style-name="ro1">
          <table:table-cell office:value-type="float" office:value="144.038" calcext:value-type="float">
            <text:p>144.038</text:p>
          </table:table-cell>
          <table:table-cell office:value-type="float" office:value="275.277" calcext:value-type="float">
            <text:p>275.277</text:p>
          </table:table-cell>
          <table:table-cell office:value-type="float" office:value="208.321" calcext:value-type="float">
            <text:p>208.321</text:p>
          </table:table-cell>
          <table:table-cell office:value-type="float" office:value="269.321" calcext:value-type="float">
            <text:p>269.321</text:p>
          </table:table-cell>
          <table:table-cell office:value-type="float" office:value="423" calcext:value-type="float">
            <text:p>423</text:p>
          </table:table-cell>
          <table:table-cell office:value-type="float" office:value="405" calcext:value-type="float">
            <text:p>405</text:p>
          </table:table-cell>
          <table:table-cell table:formula="of:=(([.A261]-[.C261])^2 + ([.B261]-[.D261])^2)^0.5" office:value-type="float" office:value="64.5583304074695" calcext:value-type="float">
            <text:p>64.5583304075</text:p>
          </table:table-cell>
          <table:table-cell table:formula="of:=[.E261]+[.F261]" office:value-type="float" office:value="828" calcext:value-type="float">
            <text:p>828</text:p>
          </table:table-cell>
          <table:table-cell table:formula="of:=SQRT([.H261])" office:value-type="float" office:value="28.7749891398763" calcext:value-type="float">
            <text:p>28.7749891399</text:p>
          </table:table-cell>
          <table:table-cell table:formula="of:=[.G261]/[.I261]" office:value-type="float" office:value="2.24355707290275" calcext:value-type="float">
            <text:p>2.2435570729</text:p>
          </table:table-cell>
        </table:table-row>
        <table:table-row table:style-name="ro1">
          <table:table-cell office:value-type="float" office:value="144.05" calcext:value-type="float">
            <text:p>144.05</text:p>
          </table:table-cell>
          <table:table-cell office:value-type="float" office:value="275.496" calcext:value-type="float">
            <text:p>275.496</text:p>
          </table:table-cell>
          <table:table-cell office:value-type="float" office:value="208.261" calcext:value-type="float">
            <text:p>208.261</text:p>
          </table:table-cell>
          <table:table-cell office:value-type="float" office:value="269.691" calcext:value-type="float">
            <text:p>269.691</text:p>
          </table:table-cell>
          <table:table-cell office:value-type="float" office:value="421" calcext:value-type="float">
            <text:p>421</text:p>
          </table:table-cell>
          <table:table-cell office:value-type="float" office:value="398" calcext:value-type="float">
            <text:p>398</text:p>
          </table:table-cell>
          <table:table-cell table:formula="of:=(([.A262]-[.C262])^2 + ([.B262]-[.D262])^2)^0.5" office:value-type="float" office:value="64.4728667425297" calcext:value-type="float">
            <text:p>64.4728667425</text:p>
          </table:table-cell>
          <table:table-cell table:formula="of:=[.E262]+[.F262]" office:value-type="float" office:value="819" calcext:value-type="float">
            <text:p>819</text:p>
          </table:table-cell>
          <table:table-cell table:formula="of:=SQRT([.H262])" office:value-type="float" office:value="28.6181760425084" calcext:value-type="float">
            <text:p>28.6181760425</text:p>
          </table:table-cell>
          <table:table-cell table:formula="of:=[.G262]/[.I262]" office:value-type="float" office:value="2.25286428620623" calcext:value-type="float">
            <text:p>2.2528642862</text:p>
          </table:table-cell>
        </table:table-row>
        <table:table-row table:style-name="ro1">
          <table:table-cell office:value-type="float" office:value="144.071" calcext:value-type="float">
            <text:p>144.071</text:p>
          </table:table-cell>
          <table:table-cell office:value-type="float" office:value="275.836" calcext:value-type="float">
            <text:p>275.836</text:p>
          </table:table-cell>
          <table:table-cell office:value-type="float" office:value="207.972" calcext:value-type="float">
            <text:p>207.972</text:p>
          </table:table-cell>
          <table:table-cell office:value-type="float" office:value="270.053" calcext:value-type="float">
            <text:p>270.053</text:p>
          </table:table-cell>
          <table:table-cell office:value-type="float" office:value="421" calcext:value-type="float">
            <text:p>421</text:p>
          </table:table-cell>
          <table:table-cell office:value-type="float" office:value="397" calcext:value-type="float">
            <text:p>397</text:p>
          </table:table-cell>
          <table:table-cell table:formula="of:=(([.A263]-[.C263])^2 + ([.B263]-[.D263])^2)^0.5" office:value-type="float" office:value="64.1621453039095" calcext:value-type="float">
            <text:p>64.1621453039</text:p>
          </table:table-cell>
          <table:table-cell table:formula="of:=[.E263]+[.F263]" office:value-type="float" office:value="818" calcext:value-type="float">
            <text:p>818</text:p>
          </table:table-cell>
          <table:table-cell table:formula="of:=SQRT([.H263])" office:value-type="float" office:value="28.6006992921502" calcext:value-type="float">
            <text:p>28.6006992922</text:p>
          </table:table-cell>
          <table:table-cell table:formula="of:=[.G263]/[.I263]" office:value-type="float" office:value="2.24337680168259" calcext:value-type="float">
            <text:p>2.2433768017</text:p>
          </table:table-cell>
        </table:table-row>
        <table:table-row table:style-name="ro1">
          <table:table-cell office:value-type="float" office:value="143.948" calcext:value-type="float">
            <text:p>143.948</text:p>
          </table:table-cell>
          <table:table-cell office:value-type="float" office:value="276.197" calcext:value-type="float">
            <text:p>276.197</text:p>
          </table:table-cell>
          <table:table-cell office:value-type="float" office:value="207.789" calcext:value-type="float">
            <text:p>207.789</text:p>
          </table:table-cell>
          <table:table-cell office:value-type="float" office:value="270.32" calcext:value-type="float">
            <text:p>270.32</text:p>
          </table:table-cell>
          <table:table-cell office:value-type="float" office:value="421" calcext:value-type="float">
            <text:p>421</text:p>
          </table:table-cell>
          <table:table-cell office:value-type="float" office:value="394" calcext:value-type="float">
            <text:p>394</text:p>
          </table:table-cell>
          <table:table-cell table:formula="of:=(([.A264]-[.C264])^2 + ([.B264]-[.D264])^2)^0.5" office:value-type="float" office:value="64.1109383022897" calcext:value-type="float">
            <text:p>64.1109383023</text:p>
          </table:table-cell>
          <table:table-cell table:formula="of:=[.E264]+[.F264]" office:value-type="float" office:value="815" calcext:value-type="float">
            <text:p>815</text:p>
          </table:table-cell>
          <table:table-cell table:formula="of:=SQRT([.H264])" office:value-type="float" office:value="28.5482048472404" calcext:value-type="float">
            <text:p>28.5482048472</text:p>
          </table:table-cell>
          <table:table-cell table:formula="of:=[.G264]/[.I264]" office:value-type="float" office:value="2.24570822037124" calcext:value-type="float">
            <text:p>2.2457082204</text:p>
          </table:table-cell>
        </table:table-row>
        <table:table-row table:style-name="ro1">
          <table:table-cell office:value-type="float" office:value="143.914" calcext:value-type="float">
            <text:p>143.914</text:p>
          </table:table-cell>
          <table:table-cell office:value-type="float" office:value="276.365" calcext:value-type="float">
            <text:p>276.365</text:p>
          </table:table-cell>
          <table:table-cell office:value-type="float" office:value="207.434" calcext:value-type="float">
            <text:p>207.434</text:p>
          </table:table-cell>
          <table:table-cell office:value-type="float" office:value="270.686" calcext:value-type="float">
            <text:p>270.686</text:p>
          </table:table-cell>
          <table:table-cell office:value-type="float" office:value="417" calcext:value-type="float">
            <text:p>417</text:p>
          </table:table-cell>
          <table:table-cell office:value-type="float" office:value="385" calcext:value-type="float">
            <text:p>385</text:p>
          </table:table-cell>
          <table:table-cell table:formula="of:=(([.A265]-[.C265])^2 + ([.B265]-[.D265])^2)^0.5" office:value-type="float" office:value="63.7733599632323" calcext:value-type="float">
            <text:p>63.7733599632</text:p>
          </table:table-cell>
          <table:table-cell table:formula="of:=[.E265]+[.F265]" office:value-type="float" office:value="802" calcext:value-type="float">
            <text:p>802</text:p>
          </table:table-cell>
          <table:table-cell table:formula="of:=SQRT([.H265])" office:value-type="float" office:value="28.3196045170126" calcext:value-type="float">
            <text:p>28.319604517</text:p>
          </table:table-cell>
          <table:table-cell table:formula="of:=[.G265]/[.I265]" office:value-type="float" office:value="2.2519156270322" calcext:value-type="float">
            <text:p>2.251915627</text:p>
          </table:table-cell>
        </table:table-row>
        <table:table-row table:style-name="ro1">
          <table:table-cell office:value-type="float" office:value="143.804" calcext:value-type="float">
            <text:p>143.804</text:p>
          </table:table-cell>
          <table:table-cell office:value-type="float" office:value="276.685" calcext:value-type="float">
            <text:p>276.685</text:p>
          </table:table-cell>
          <table:table-cell office:value-type="float" office:value="207.066" calcext:value-type="float">
            <text:p>207.066</text:p>
          </table:table-cell>
          <table:table-cell office:value-type="float" office:value="270.987" calcext:value-type="float">
            <text:p>270.987</text:p>
          </table:table-cell>
          <table:table-cell office:value-type="float" office:value="409" calcext:value-type="float">
            <text:p>409</text:p>
          </table:table-cell>
          <table:table-cell office:value-type="float" office:value="395" calcext:value-type="float">
            <text:p>395</text:p>
          </table:table-cell>
          <table:table-cell table:formula="of:=(([.A266]-[.C266])^2 + ([.B266]-[.D266])^2)^0.5" office:value-type="float" office:value="63.5180907143784" calcext:value-type="float">
            <text:p>63.5180907144</text:p>
          </table:table-cell>
          <table:table-cell table:formula="of:=[.E266]+[.F266]" office:value-type="float" office:value="804" calcext:value-type="float">
            <text:p>804</text:p>
          </table:table-cell>
          <table:table-cell table:formula="of:=SQRT([.H266])" office:value-type="float" office:value="28.3548937575156" calcext:value-type="float">
            <text:p>28.3548937575</text:p>
          </table:table-cell>
          <table:table-cell table:formula="of:=[.G266]/[.I266]" office:value-type="float" office:value="2.24011034065478" calcext:value-type="float">
            <text:p>2.2401103407</text:p>
          </table:table-cell>
        </table:table-row>
        <table:table-row table:style-name="ro1">
          <table:table-cell office:value-type="float" office:value="143.629" calcext:value-type="float">
            <text:p>143.629</text:p>
          </table:table-cell>
          <table:table-cell office:value-type="float" office:value="277.342" calcext:value-type="float">
            <text:p>277.342</text:p>
          </table:table-cell>
          <table:table-cell office:value-type="float" office:value="206.853" calcext:value-type="float">
            <text:p>206.853</text:p>
          </table:table-cell>
          <table:table-cell office:value-type="float" office:value="271.281" calcext:value-type="float">
            <text:p>271.281</text:p>
          </table:table-cell>
          <table:table-cell office:value-type="float" office:value="404" calcext:value-type="float">
            <text:p>404</text:p>
          </table:table-cell>
          <table:table-cell office:value-type="float" office:value="388" calcext:value-type="float">
            <text:p>388</text:p>
          </table:table-cell>
          <table:table-cell table:formula="of:=(([.A267]-[.C267])^2 + ([.B267]-[.D267])^2)^0.5" office:value-type="float" office:value="63.5138559449826" calcext:value-type="float">
            <text:p>63.513855945</text:p>
          </table:table-cell>
          <table:table-cell table:formula="of:=[.E267]+[.F267]" office:value-type="float" office:value="792" calcext:value-type="float">
            <text:p>792</text:p>
          </table:table-cell>
          <table:table-cell table:formula="of:=SQRT([.H267])" office:value-type="float" office:value="28.1424945589406" calcext:value-type="float">
            <text:p>28.1424945589</text:p>
          </table:table-cell>
          <table:table-cell table:formula="of:=[.G267]/[.I267]" office:value-type="float" office:value="2.25686659766289" calcext:value-type="float">
            <text:p>2.2568665977</text:p>
          </table:table-cell>
        </table:table-row>
        <table:table-row table:style-name="ro1">
          <table:table-cell office:value-type="float" office:value="143.164" calcext:value-type="float">
            <text:p>143.164</text:p>
          </table:table-cell>
          <table:table-cell office:value-type="float" office:value="277.716" calcext:value-type="float">
            <text:p>277.716</text:p>
          </table:table-cell>
          <table:table-cell office:value-type="float" office:value="205.909" calcext:value-type="float">
            <text:p>205.909</text:p>
          </table:table-cell>
          <table:table-cell office:value-type="float" office:value="272.021" calcext:value-type="float">
            <text:p>272.021</text:p>
          </table:table-cell>
          <table:table-cell office:value-type="float" office:value="408" calcext:value-type="float">
            <text:p>408</text:p>
          </table:table-cell>
          <table:table-cell office:value-type="float" office:value="383" calcext:value-type="float">
            <text:p>383</text:p>
          </table:table-cell>
          <table:table-cell table:formula="of:=(([.A268]-[.C268])^2 + ([.B268]-[.D268])^2)^0.5" office:value-type="float" office:value="63.0029209640315" calcext:value-type="float">
            <text:p>63.002920964</text:p>
          </table:table-cell>
          <table:table-cell table:formula="of:=[.E268]+[.F268]" office:value-type="float" office:value="791" calcext:value-type="float">
            <text:p>791</text:p>
          </table:table-cell>
          <table:table-cell table:formula="of:=SQRT([.H268])" office:value-type="float" office:value="28.1247222208505" calcext:value-type="float">
            <text:p>28.1247222209</text:p>
          </table:table-cell>
          <table:table-cell table:formula="of:=[.G268]/[.I268]" office:value-type="float" office:value="2.24012598130921" calcext:value-type="float">
            <text:p>2.2401259813</text:p>
          </table:table-cell>
        </table:table-row>
        <table:table-row table:style-name="ro1">
          <table:table-cell office:value-type="float" office:value="142.99" calcext:value-type="float">
            <text:p>142.99</text:p>
          </table:table-cell>
          <table:table-cell office:value-type="float" office:value="278.005" calcext:value-type="float">
            <text:p>278.005</text:p>
          </table:table-cell>
          <table:table-cell office:value-type="float" office:value="205.533" calcext:value-type="float">
            <text:p>205.533</text:p>
          </table:table-cell>
          <table:table-cell office:value-type="float" office:value="272.216" calcext:value-type="float">
            <text:p>272.216</text:p>
          </table:table-cell>
          <table:table-cell office:value-type="float" office:value="403" calcext:value-type="float">
            <text:p>403</text:p>
          </table:table-cell>
          <table:table-cell office:value-type="float" office:value="379" calcext:value-type="float">
            <text:p>379</text:p>
          </table:table-cell>
          <table:table-cell table:formula="of:=(([.A269]-[.C269])^2 + ([.B269]-[.D269])^2)^0.5" office:value-type="float" office:value="62.8103444505759" calcext:value-type="float">
            <text:p>62.8103444506</text:p>
          </table:table-cell>
          <table:table-cell table:formula="of:=[.E269]+[.F269]" office:value-type="float" office:value="782" calcext:value-type="float">
            <text:p>782</text:p>
          </table:table-cell>
          <table:table-cell table:formula="of:=SQRT([.H269])" office:value-type="float" office:value="27.9642629082191" calcext:value-type="float">
            <text:p>27.9642629082</text:p>
          </table:table-cell>
          <table:table-cell table:formula="of:=[.G269]/[.I269]" office:value-type="float" office:value="2.24609333193313" calcext:value-type="float">
            <text:p>2.2460933319</text:p>
          </table:table-cell>
        </table:table-row>
        <table:table-row table:style-name="ro1">
          <table:table-cell office:value-type="float" office:value="142.852" calcext:value-type="float">
            <text:p>142.852</text:p>
          </table:table-cell>
          <table:table-cell office:value-type="float" office:value="278.053" calcext:value-type="float">
            <text:p>278.053</text:p>
          </table:table-cell>
          <table:table-cell office:value-type="float" office:value="205.037" calcext:value-type="float">
            <text:p>205.037</text:p>
          </table:table-cell>
          <table:table-cell office:value-type="float" office:value="272.529" calcext:value-type="float">
            <text:p>272.529</text:p>
          </table:table-cell>
          <table:table-cell office:value-type="float" office:value="400" calcext:value-type="float">
            <text:p>400</text:p>
          </table:table-cell>
          <table:table-cell office:value-type="float" office:value="382" calcext:value-type="float">
            <text:p>382</text:p>
          </table:table-cell>
          <table:table-cell table:formula="of:=(([.A270]-[.C270])^2 + ([.B270]-[.D270])^2)^0.5" office:value-type="float" office:value="62.4298710634581" calcext:value-type="float">
            <text:p>62.4298710635</text:p>
          </table:table-cell>
          <table:table-cell table:formula="of:=[.E270]+[.F270]" office:value-type="float" office:value="782" calcext:value-type="float">
            <text:p>782</text:p>
          </table:table-cell>
          <table:table-cell table:formula="of:=SQRT([.H270])" office:value-type="float" office:value="27.9642629082191" calcext:value-type="float">
            <text:p>27.9642629082</text:p>
          </table:table-cell>
          <table:table-cell table:formula="of:=[.G270]/[.I270]" office:value-type="float" office:value="2.23248763138716" calcext:value-type="float">
            <text:p>2.2324876314</text:p>
          </table:table-cell>
        </table:table-row>
        <table:table-row table:style-name="ro1">
          <table:table-cell office:value-type="float" office:value="142.564" calcext:value-type="float">
            <text:p>142.564</text:p>
          </table:table-cell>
          <table:table-cell office:value-type="float" office:value="278.519" calcext:value-type="float">
            <text:p>278.519</text:p>
          </table:table-cell>
          <table:table-cell office:value-type="float" office:value="204.679" calcext:value-type="float">
            <text:p>204.679</text:p>
          </table:table-cell>
          <table:table-cell office:value-type="float" office:value="272.772" calcext:value-type="float">
            <text:p>272.772</text:p>
          </table:table-cell>
          <table:table-cell office:value-type="float" office:value="401" calcext:value-type="float">
            <text:p>401</text:p>
          </table:table-cell>
          <table:table-cell office:value-type="float" office:value="377" calcext:value-type="float">
            <text:p>377</text:p>
          </table:table-cell>
          <table:table-cell table:formula="of:=(([.A271]-[.C271])^2 + ([.B271]-[.D271])^2)^0.5" office:value-type="float" office:value="62.38029523816" calcext:value-type="float">
            <text:p>62.3802952382</text:p>
          </table:table-cell>
          <table:table-cell table:formula="of:=[.E271]+[.F271]" office:value-type="float" office:value="778" calcext:value-type="float">
            <text:p>778</text:p>
          </table:table-cell>
          <table:table-cell table:formula="of:=SQRT([.H271])" office:value-type="float" office:value="27.8926513619627" calcext:value-type="float">
            <text:p>27.892651362</text:p>
          </table:table-cell>
          <table:table-cell table:formula="of:=[.G271]/[.I271]" office:value-type="float" office:value="2.23644193693354" calcext:value-type="float">
            <text:p>2.2364419369</text:p>
          </table:table-cell>
        </table:table-row>
        <table:table-row table:style-name="ro1">
          <table:table-cell office:value-type="float" office:value="142.171" calcext:value-type="float">
            <text:p>142.171</text:p>
          </table:table-cell>
          <table:table-cell office:value-type="float" office:value="278.97" calcext:value-type="float">
            <text:p>278.97</text:p>
          </table:table-cell>
          <table:table-cell office:value-type="float" office:value="204.175" calcext:value-type="float">
            <text:p>204.175</text:p>
          </table:table-cell>
          <table:table-cell office:value-type="float" office:value="273.048" calcext:value-type="float">
            <text:p>273.048</text:p>
          </table:table-cell>
          <table:table-cell office:value-type="float" office:value="397" calcext:value-type="float">
            <text:p>397</text:p>
          </table:table-cell>
          <table:table-cell office:value-type="float" office:value="372" calcext:value-type="float">
            <text:p>372</text:p>
          </table:table-cell>
          <table:table-cell table:formula="of:=(([.A272]-[.C272])^2 + ([.B272]-[.D272])^2)^0.5" office:value-type="float" office:value="62.2861629898648" calcext:value-type="float">
            <text:p>62.2861629899</text:p>
          </table:table-cell>
          <table:table-cell table:formula="of:=[.E272]+[.F272]" office:value-type="float" office:value="769" calcext:value-type="float">
            <text:p>769</text:p>
          </table:table-cell>
          <table:table-cell table:formula="of:=SQRT([.H272])" office:value-type="float" office:value="27.7308492477241" calcext:value-type="float">
            <text:p>27.7308492477</text:p>
          </table:table-cell>
          <table:table-cell table:formula="of:=[.G272]/[.I272]" office:value-type="float" office:value="2.24609648386361" calcext:value-type="float">
            <text:p>2.2460964839</text:p>
          </table:table-cell>
        </table:table-row>
        <table:table-row table:style-name="ro1">
          <table:table-cell office:value-type="float" office:value="141.995" calcext:value-type="float">
            <text:p>141.995</text:p>
          </table:table-cell>
          <table:table-cell office:value-type="float" office:value="279.056" calcext:value-type="float">
            <text:p>279.056</text:p>
          </table:table-cell>
          <table:table-cell office:value-type="float" office:value="203.637" calcext:value-type="float">
            <text:p>203.637</text:p>
          </table:table-cell>
          <table:table-cell office:value-type="float" office:value="273.328" calcext:value-type="float">
            <text:p>273.328</text:p>
          </table:table-cell>
          <table:table-cell office:value-type="float" office:value="396" calcext:value-type="float">
            <text:p>396</text:p>
          </table:table-cell>
          <table:table-cell office:value-type="float" office:value="366" calcext:value-type="float">
            <text:p>366</text:p>
          </table:table-cell>
          <table:table-cell table:formula="of:=(([.A273]-[.C273])^2 + ([.B273]-[.D273])^2)^0.5" office:value-type="float" office:value="61.9075613152384" calcext:value-type="float">
            <text:p>61.9075613152</text:p>
          </table:table-cell>
          <table:table-cell table:formula="of:=[.E273]+[.F273]" office:value-type="float" office:value="762" calcext:value-type="float">
            <text:p>762</text:p>
          </table:table-cell>
          <table:table-cell table:formula="of:=SQRT([.H273])" office:value-type="float" office:value="27.6043474836845" calcext:value-type="float">
            <text:p>27.6043474837</text:p>
          </table:table-cell>
          <table:table-cell table:formula="of:=[.G273]/[.I273]" office:value-type="float" office:value="2.24267432337709" calcext:value-type="float">
            <text:p>2.2426743234</text:p>
          </table:table-cell>
        </table:table-row>
        <table:table-row table:style-name="ro1">
          <table:table-cell office:value-type="float" office:value="141.69" calcext:value-type="float">
            <text:p>141.69</text:p>
          </table:table-cell>
          <table:table-cell office:value-type="float" office:value="279.3" calcext:value-type="float">
            <text:p>279.3</text:p>
          </table:table-cell>
          <table:table-cell office:value-type="float" office:value="203.332" calcext:value-type="float">
            <text:p>203.332</text:p>
          </table:table-cell>
          <table:table-cell office:value-type="float" office:value="273.76" calcext:value-type="float">
            <text:p>273.76</text:p>
          </table:table-cell>
          <table:table-cell office:value-type="float" office:value="390" calcext:value-type="float">
            <text:p>390</text:p>
          </table:table-cell>
          <table:table-cell office:value-type="float" office:value="371" calcext:value-type="float">
            <text:p>371</text:p>
          </table:table-cell>
          <table:table-cell table:formula="of:=(([.A274]-[.C274])^2 + ([.B274]-[.D274])^2)^0.5" office:value-type="float" office:value="61.8904496994488" calcext:value-type="float">
            <text:p>61.8904496994</text:p>
          </table:table-cell>
          <table:table-cell table:formula="of:=[.E274]+[.F274]" office:value-type="float" office:value="761" calcext:value-type="float">
            <text:p>761</text:p>
          </table:table-cell>
          <table:table-cell table:formula="of:=SQRT([.H274])" office:value-type="float" office:value="27.5862284482674" calcext:value-type="float">
            <text:p>27.5862284483</text:p>
          </table:table-cell>
          <table:table-cell table:formula="of:=[.G274]/[.I274]" office:value-type="float" office:value="2.2435270488502" calcext:value-type="float">
            <text:p>2.2435270489</text:p>
          </table:table-cell>
        </table:table-row>
        <table:table-row table:style-name="ro1">
          <table:table-cell office:value-type="float" office:value="141.464" calcext:value-type="float">
            <text:p>141.464</text:p>
          </table:table-cell>
          <table:table-cell office:value-type="float" office:value="279.672" calcext:value-type="float">
            <text:p>279.672</text:p>
          </table:table-cell>
          <table:table-cell office:value-type="float" office:value="202.787" calcext:value-type="float">
            <text:p>202.787</text:p>
          </table:table-cell>
          <table:table-cell office:value-type="float" office:value="274.011" calcext:value-type="float">
            <text:p>274.011</text:p>
          </table:table-cell>
          <table:table-cell office:value-type="float" office:value="384" calcext:value-type="float">
            <text:p>384</text:p>
          </table:table-cell>
          <table:table-cell office:value-type="float" office:value="362" calcext:value-type="float">
            <text:p>362</text:p>
          </table:table-cell>
          <table:table-cell table:formula="of:=(([.A275]-[.C275])^2 + ([.B275]-[.D275])^2)^0.5" office:value-type="float" office:value="61.5837417668008" calcext:value-type="float">
            <text:p>61.5837417668</text:p>
          </table:table-cell>
          <table:table-cell table:formula="of:=[.E275]+[.F275]" office:value-type="float" office:value="746" calcext:value-type="float">
            <text:p>746</text:p>
          </table:table-cell>
          <table:table-cell table:formula="of:=SQRT([.H275])" office:value-type="float" office:value="27.3130005674953" calcext:value-type="float">
            <text:p>27.3130005675</text:p>
          </table:table-cell>
          <table:table-cell table:formula="of:=[.G275]/[.I275]" office:value-type="float" office:value="2.25474098367978" calcext:value-type="float">
            <text:p>2.2547409837</text:p>
          </table:table-cell>
        </table:table-row>
        <table:table-row table:style-name="ro1">
          <table:table-cell office:value-type="float" office:value="141.295" calcext:value-type="float">
            <text:p>141.295</text:p>
          </table:table-cell>
          <table:table-cell office:value-type="float" office:value="279.713" calcext:value-type="float">
            <text:p>279.713</text:p>
          </table:table-cell>
          <table:table-cell office:value-type="float" office:value="202.482" calcext:value-type="float">
            <text:p>202.482</text:p>
          </table:table-cell>
          <table:table-cell office:value-type="float" office:value="274.499" calcext:value-type="float">
            <text:p>274.499</text:p>
          </table:table-cell>
          <table:table-cell office:value-type="float" office:value="380" calcext:value-type="float">
            <text:p>380</text:p>
          </table:table-cell>
          <table:table-cell office:value-type="float" office:value="363" calcext:value-type="float">
            <text:p>363</text:p>
          </table:table-cell>
          <table:table-cell table:formula="of:=(([.A276]-[.C276])^2 + ([.B276]-[.D276])^2)^0.5" office:value-type="float" office:value="61.4087515342887" calcext:value-type="float">
            <text:p>61.4087515343</text:p>
          </table:table-cell>
          <table:table-cell table:formula="of:=[.E276]+[.F276]" office:value-type="float" office:value="743" calcext:value-type="float">
            <text:p>743</text:p>
          </table:table-cell>
          <table:table-cell table:formula="of:=SQRT([.H276])" office:value-type="float" office:value="27.258026340878" calcext:value-type="float">
            <text:p>27.2580263409</text:p>
          </table:table-cell>
          <table:table-cell table:formula="of:=[.G276]/[.I276]" office:value-type="float" office:value="2.25286859607278" calcext:value-type="float">
            <text:p>2.2528685961</text:p>
          </table:table-cell>
        </table:table-row>
        <table:table-row table:style-name="ro1">
          <table:table-cell office:value-type="float" office:value="141.154" calcext:value-type="float">
            <text:p>141.154</text:p>
          </table:table-cell>
          <table:table-cell office:value-type="float" office:value="279.919" calcext:value-type="float">
            <text:p>279.919</text:p>
          </table:table-cell>
          <table:table-cell office:value-type="float" office:value="201.984" calcext:value-type="float">
            <text:p>201.984</text:p>
          </table:table-cell>
          <table:table-cell office:value-type="float" office:value="274.56" calcext:value-type="float">
            <text:p>274.56</text:p>
          </table:table-cell>
          <table:table-cell office:value-type="float" office:value="383" calcext:value-type="float">
            <text:p>383</text:p>
          </table:table-cell>
          <table:table-cell office:value-type="float" office:value="368" calcext:value-type="float">
            <text:p>368</text:p>
          </table:table-cell>
          <table:table-cell table:formula="of:=(([.A277]-[.C277])^2 + ([.B277]-[.D277])^2)^0.5" office:value-type="float" office:value="61.065602273293" calcext:value-type="float">
            <text:p>61.0656022733</text:p>
          </table:table-cell>
          <table:table-cell table:formula="of:=[.E277]+[.F277]" office:value-type="float" office:value="751" calcext:value-type="float">
            <text:p>751</text:p>
          </table:table-cell>
          <table:table-cell table:formula="of:=SQRT([.H277])" office:value-type="float" office:value="27.4043792120894" calcext:value-type="float">
            <text:p>27.4043792121</text:p>
          </table:table-cell>
          <table:table-cell table:formula="of:=[.G277]/[.I277]" office:value-type="float" office:value="2.22831547471631" calcext:value-type="float">
            <text:p>2.2283154747</text:p>
          </table:table-cell>
        </table:table-row>
        <table:table-row table:style-name="ro1">
          <table:table-cell office:value-type="float" office:value="140.806" calcext:value-type="float">
            <text:p>140.806</text:p>
          </table:table-cell>
          <table:table-cell office:value-type="float" office:value="280.323" calcext:value-type="float">
            <text:p>280.323</text:p>
          </table:table-cell>
          <table:table-cell office:value-type="float" office:value="201.523" calcext:value-type="float">
            <text:p>201.523</text:p>
          </table:table-cell>
          <table:table-cell office:value-type="float" office:value="274.687" calcext:value-type="float">
            <text:p>274.687</text:p>
          </table:table-cell>
          <table:table-cell office:value-type="float" office:value="381" calcext:value-type="float">
            <text:p>381</text:p>
          </table:table-cell>
          <table:table-cell office:value-type="float" office:value="367" calcext:value-type="float">
            <text:p>367</text:p>
          </table:table-cell>
          <table:table-cell table:formula="of:=(([.A278]-[.C278])^2 + ([.B278]-[.D278])^2)^0.5" office:value-type="float" office:value="60.9780172275222" calcext:value-type="float">
            <text:p>60.9780172275</text:p>
          </table:table-cell>
          <table:table-cell table:formula="of:=[.E278]+[.F278]" office:value-type="float" office:value="748" calcext:value-type="float">
            <text:p>748</text:p>
          </table:table-cell>
          <table:table-cell table:formula="of:=SQRT([.H278])" office:value-type="float" office:value="27.3495886623547" calcext:value-type="float">
            <text:p>27.3495886624</text:p>
          </table:table-cell>
          <table:table-cell table:formula="of:=[.G278]/[.I278]" office:value-type="float" office:value="2.22957712382181" calcext:value-type="float">
            <text:p>2.2295771238</text:p>
          </table:table-cell>
        </table:table-row>
        <table:table-row table:style-name="ro1">
          <table:table-cell office:value-type="float" office:value="140.577" calcext:value-type="float">
            <text:p>140.577</text:p>
          </table:table-cell>
          <table:table-cell office:value-type="float" office:value="280.556" calcext:value-type="float">
            <text:p>280.556</text:p>
          </table:table-cell>
          <table:table-cell office:value-type="float" office:value="201.217" calcext:value-type="float">
            <text:p>201.217</text:p>
          </table:table-cell>
          <table:table-cell office:value-type="float" office:value="275.153" calcext:value-type="float">
            <text:p>275.153</text:p>
          </table:table-cell>
          <table:table-cell office:value-type="float" office:value="376" calcext:value-type="float">
            <text:p>376</text:p>
          </table:table-cell>
          <table:table-cell office:value-type="float" office:value="359" calcext:value-type="float">
            <text:p>359</text:p>
          </table:table-cell>
          <table:table-cell table:formula="of:=(([.A279]-[.C279])^2 + ([.B279]-[.D279])^2)^0.5" office:value-type="float" office:value="60.8802267489207" calcext:value-type="float">
            <text:p>60.8802267489</text:p>
          </table:table-cell>
          <table:table-cell table:formula="of:=[.E279]+[.F279]" office:value-type="float" office:value="735" calcext:value-type="float">
            <text:p>735</text:p>
          </table:table-cell>
          <table:table-cell table:formula="of:=SQRT([.H279])" office:value-type="float" office:value="27.1108834234519" calcext:value-type="float">
            <text:p>27.1108834235</text:p>
          </table:table-cell>
          <table:table-cell table:formula="of:=[.G279]/[.I279]" office:value-type="float" office:value="2.24560099344668" calcext:value-type="float">
            <text:p>2.2456009934</text:p>
          </table:table-cell>
        </table:table-row>
        <table:table-row table:style-name="ro1">
          <table:table-cell office:value-type="float" office:value="140.363" calcext:value-type="float">
            <text:p>140.363</text:p>
          </table:table-cell>
          <table:table-cell office:value-type="float" office:value="280.845" calcext:value-type="float">
            <text:p>280.845</text:p>
          </table:table-cell>
          <table:table-cell office:value-type="float" office:value="200.727" calcext:value-type="float">
            <text:p>200.727</text:p>
          </table:table-cell>
          <table:table-cell office:value-type="float" office:value="275.435" calcext:value-type="float">
            <text:p>275.435</text:p>
          </table:table-cell>
          <table:table-cell office:value-type="float" office:value="380" calcext:value-type="float">
            <text:p>380</text:p>
          </table:table-cell>
          <table:table-cell office:value-type="float" office:value="359" calcext:value-type="float">
            <text:p>359</text:p>
          </table:table-cell>
          <table:table-cell table:formula="of:=(([.A280]-[.C280])^2 + ([.B280]-[.D280])^2)^0.5" office:value-type="float" office:value="60.6059452199205" calcext:value-type="float">
            <text:p>60.6059452199</text:p>
          </table:table-cell>
          <table:table-cell table:formula="of:=[.E280]+[.F280]" office:value-type="float" office:value="739" calcext:value-type="float">
            <text:p>739</text:p>
          </table:table-cell>
          <table:table-cell table:formula="of:=SQRT([.H280])" office:value-type="float" office:value="27.1845544381364" calcext:value-type="float">
            <text:p>27.1845544381</text:p>
          </table:table-cell>
          <table:table-cell table:formula="of:=[.G280]/[.I280]" office:value-type="float" office:value="2.22942573356649" calcext:value-type="float">
            <text:p>2.2294257336</text:p>
          </table:table-cell>
        </table:table-row>
        <table:table-row table:style-name="ro1">
          <table:table-cell office:value-type="float" office:value="140.264" calcext:value-type="float">
            <text:p>140.264</text:p>
          </table:table-cell>
          <table:table-cell office:value-type="float" office:value="281.321" calcext:value-type="float">
            <text:p>281.321</text:p>
          </table:table-cell>
          <table:table-cell office:value-type="float" office:value="200.479" calcext:value-type="float">
            <text:p>200.479</text:p>
          </table:table-cell>
          <table:table-cell office:value-type="float" office:value="275.822" calcext:value-type="float">
            <text:p>275.822</text:p>
          </table:table-cell>
          <table:table-cell office:value-type="float" office:value="371" calcext:value-type="float">
            <text:p>371</text:p>
          </table:table-cell>
          <table:table-cell office:value-type="float" office:value="359" calcext:value-type="float">
            <text:p>359</text:p>
          </table:table-cell>
          <table:table-cell table:formula="of:=(([.A281]-[.C281])^2 + ([.B281]-[.D281])^2)^0.5" office:value-type="float" office:value="60.4655705835974" calcext:value-type="float">
            <text:p>60.4655705836</text:p>
          </table:table-cell>
          <table:table-cell table:formula="of:=[.E281]+[.F281]" office:value-type="float" office:value="730" calcext:value-type="float">
            <text:p>730</text:p>
          </table:table-cell>
          <table:table-cell table:formula="of:=SQRT([.H281])" office:value-type="float" office:value="27.0185121722126" calcext:value-type="float">
            <text:p>27.0185121722</text:p>
          </table:table-cell>
          <table:table-cell table:formula="of:=[.G281]/[.I281]" office:value-type="float" office:value="2.23793117097631" calcext:value-type="float">
            <text:p>2.237931171</text:p>
          </table:table-cell>
        </table:table-row>
        <table:table-row table:style-name="ro1">
          <table:table-cell office:value-type="float" office:value="139.989" calcext:value-type="float">
            <text:p>139.989</text:p>
          </table:table-cell>
          <table:table-cell office:value-type="float" office:value="281.638" calcext:value-type="float">
            <text:p>281.638</text:p>
          </table:table-cell>
          <table:table-cell office:value-type="float" office:value="199.968" calcext:value-type="float">
            <text:p>199.968</text:p>
          </table:table-cell>
          <table:table-cell office:value-type="float" office:value="276.003" calcext:value-type="float">
            <text:p>276.003</text:p>
          </table:table-cell>
          <table:table-cell office:value-type="float" office:value="362" calcext:value-type="float">
            <text:p>362</text:p>
          </table:table-cell>
          <table:table-cell office:value-type="float" office:value="348" calcext:value-type="float">
            <text:p>348</text:p>
          </table:table-cell>
          <table:table-cell table:formula="of:=(([.A282]-[.C282])^2 + ([.B282]-[.D282])^2)^0.5" office:value-type="float" office:value="60.2431213168773" calcext:value-type="float">
            <text:p>60.2431213169</text:p>
          </table:table-cell>
          <table:table-cell table:formula="of:=[.E282]+[.F282]" office:value-type="float" office:value="710" calcext:value-type="float">
            <text:p>710</text:p>
          </table:table-cell>
          <table:table-cell table:formula="of:=SQRT([.H282])" office:value-type="float" office:value="26.6458251889485" calcext:value-type="float">
            <text:p>26.6458251889</text:p>
          </table:table-cell>
          <table:table-cell table:formula="of:=[.G282]/[.I282]" office:value-type="float" office:value="2.26088405555793" calcext:value-type="float">
            <text:p>2.2608840556</text:p>
          </table:table-cell>
        </table:table-row>
        <table:table-row table:style-name="ro1">
          <table:table-cell office:value-type="float" office:value="139.695" calcext:value-type="float">
            <text:p>139.695</text:p>
          </table:table-cell>
          <table:table-cell office:value-type="float" office:value="281.876" calcext:value-type="float">
            <text:p>281.876</text:p>
          </table:table-cell>
          <table:table-cell office:value-type="float" office:value="199.594" calcext:value-type="float">
            <text:p>199.594</text:p>
          </table:table-cell>
          <table:table-cell office:value-type="float" office:value="276.44" calcext:value-type="float">
            <text:p>276.44</text:p>
          </table:table-cell>
          <table:table-cell office:value-type="float" office:value="370" calcext:value-type="float">
            <text:p>370</text:p>
          </table:table-cell>
          <table:table-cell office:value-type="float" office:value="352" calcext:value-type="float">
            <text:p>352</text:p>
          </table:table-cell>
          <table:table-cell table:formula="of:=(([.A283]-[.C283])^2 + ([.B283]-[.D283])^2)^0.5" office:value-type="float" office:value="60.1451602126056" calcext:value-type="float">
            <text:p>60.1451602126</text:p>
          </table:table-cell>
          <table:table-cell table:formula="of:=[.E283]+[.F283]" office:value-type="float" office:value="722" calcext:value-type="float">
            <text:p>722</text:p>
          </table:table-cell>
          <table:table-cell table:formula="of:=SQRT([.H283])" office:value-type="float" office:value="26.8700576850888" calcext:value-type="float">
            <text:p>26.8700576851</text:p>
          </table:table-cell>
          <table:table-cell table:formula="of:=[.G283]/[.I283]" office:value-type="float" office:value="2.23837108641499" calcext:value-type="float">
            <text:p>2.2383710864</text:p>
          </table:table-cell>
        </table:table-row>
        <table:table-row table:style-name="ro1">
          <table:table-cell office:value-type="float" office:value="139.307" calcext:value-type="float">
            <text:p>139.307</text:p>
          </table:table-cell>
          <table:table-cell office:value-type="float" office:value="282.518" calcext:value-type="float">
            <text:p>282.518</text:p>
          </table:table-cell>
          <table:table-cell office:value-type="float" office:value="198.817" calcext:value-type="float">
            <text:p>198.817</text:p>
          </table:table-cell>
          <table:table-cell office:value-type="float" office:value="276.991" calcext:value-type="float">
            <text:p>276.991</text:p>
          </table:table-cell>
          <table:table-cell office:value-type="float" office:value="365" calcext:value-type="float">
            <text:p>365</text:p>
          </table:table-cell>
          <table:table-cell office:value-type="float" office:value="350" calcext:value-type="float">
            <text:p>350</text:p>
          </table:table-cell>
          <table:table-cell table:formula="of:=(([.A284]-[.C284])^2 + ([.B284]-[.D284])^2)^0.5" office:value-type="float" office:value="59.7661093681026" calcext:value-type="float">
            <text:p>59.7661093681</text:p>
          </table:table-cell>
          <table:table-cell table:formula="of:=[.E284]+[.F284]" office:value-type="float" office:value="715" calcext:value-type="float">
            <text:p>715</text:p>
          </table:table-cell>
          <table:table-cell table:formula="of:=SQRT([.H284])" office:value-type="float" office:value="26.7394839142419" calcext:value-type="float">
            <text:p>26.7394839142</text:p>
          </table:table-cell>
          <table:table-cell table:formula="of:=[.G284]/[.I284]" office:value-type="float" office:value="2.23512576232895" calcext:value-type="float">
            <text:p>2.2351257623</text:p>
          </table:table-cell>
        </table:table-row>
        <table:table-row table:style-name="ro1">
          <table:table-cell office:value-type="float" office:value="138.892" calcext:value-type="float">
            <text:p>138.892</text:p>
          </table:table-cell>
          <table:table-cell office:value-type="float" office:value="283.077" calcext:value-type="float">
            <text:p>283.077</text:p>
          </table:table-cell>
          <table:table-cell office:value-type="float" office:value="198.157" calcext:value-type="float">
            <text:p>198.157</text:p>
          </table:table-cell>
          <table:table-cell office:value-type="float" office:value="277.267" calcext:value-type="float">
            <text:p>277.267</text:p>
          </table:table-cell>
          <table:table-cell office:value-type="float" office:value="362" calcext:value-type="float">
            <text:p>362</text:p>
          </table:table-cell>
          <table:table-cell office:value-type="float" office:value="345" calcext:value-type="float">
            <text:p>345</text:p>
          </table:table-cell>
          <table:table-cell table:formula="of:=(([.A285]-[.C285])^2 + ([.B285]-[.D285])^2)^0.5" office:value-type="float" office:value="59.5491085155773" calcext:value-type="float">
            <text:p>59.5491085156</text:p>
          </table:table-cell>
          <table:table-cell table:formula="of:=[.E285]+[.F285]" office:value-type="float" office:value="707" calcext:value-type="float">
            <text:p>707</text:p>
          </table:table-cell>
          <table:table-cell table:formula="of:=SQRT([.H285])" office:value-type="float" office:value="26.5894716006167" calcext:value-type="float">
            <text:p>26.5894716006</text:p>
          </table:table-cell>
          <table:table-cell table:formula="of:=[.G285]/[.I285]" office:value-type="float" office:value="2.2395747237864" calcext:value-type="float">
            <text:p>2.2395747238</text:p>
          </table:table-cell>
        </table:table-row>
        <table:table-row table:style-name="ro1">
          <table:table-cell office:value-type="float" office:value="138.587" calcext:value-type="float">
            <text:p>138.587</text:p>
          </table:table-cell>
          <table:table-cell office:value-type="float" office:value="283.073" calcext:value-type="float">
            <text:p>283.073</text:p>
          </table:table-cell>
          <table:table-cell office:value-type="float" office:value="197.666" calcext:value-type="float">
            <text:p>197.666</text:p>
          </table:table-cell>
          <table:table-cell office:value-type="float" office:value="277.736" calcext:value-type="float">
            <text:p>277.736</text:p>
          </table:table-cell>
          <table:table-cell office:value-type="float" office:value="356" calcext:value-type="float">
            <text:p>356</text:p>
          </table:table-cell>
          <table:table-cell office:value-type="float" office:value="341" calcext:value-type="float">
            <text:p>341</text:p>
          </table:table-cell>
          <table:table-cell table:formula="of:=(([.A286]-[.C286])^2 + ([.B286]-[.D286])^2)^0.5" office:value-type="float" office:value="59.3195735824188" calcext:value-type="float">
            <text:p>59.3195735824</text:p>
          </table:table-cell>
          <table:table-cell table:formula="of:=[.E286]+[.F286]" office:value-type="float" office:value="697" calcext:value-type="float">
            <text:p>697</text:p>
          </table:table-cell>
          <table:table-cell table:formula="of:=SQRT([.H286])" office:value-type="float" office:value="26.4007575648882" calcext:value-type="float">
            <text:p>26.4007575649</text:p>
          </table:table-cell>
          <table:table-cell table:formula="of:=[.G286]/[.I286]" office:value-type="float" office:value="2.24688906886942" calcext:value-type="float">
            <text:p>2.2468890689</text:p>
          </table:table-cell>
        </table:table-row>
        <table:table-row table:style-name="ro1">
          <table:table-cell office:value-type="float" office:value="138.303" calcext:value-type="float">
            <text:p>138.303</text:p>
          </table:table-cell>
          <table:table-cell office:value-type="float" office:value="283.317" calcext:value-type="float">
            <text:p>283.317</text:p>
          </table:table-cell>
          <table:table-cell office:value-type="float" office:value="197" calcext:value-type="float">
            <text:p>197</text:p>
          </table:table-cell>
          <table:table-cell office:value-type="float" office:value="278" calcext:value-type="float">
            <text:p>278</text:p>
          </table:table-cell>
          <table:table-cell office:value-type="float" office:value="360" calcext:value-type="float">
            <text:p>360</text:p>
          </table:table-cell>
          <table:table-cell office:value-type="float" office:value="343" calcext:value-type="float">
            <text:p>343</text:p>
          </table:table-cell>
          <table:table-cell table:formula="of:=(([.A287]-[.C287])^2 + ([.B287]-[.D287])^2)^0.5" office:value-type="float" office:value="58.9373251683515" calcext:value-type="float">
            <text:p>58.9373251684</text:p>
          </table:table-cell>
          <table:table-cell table:formula="of:=[.E287]+[.F287]" office:value-type="float" office:value="703" calcext:value-type="float">
            <text:p>703</text:p>
          </table:table-cell>
          <table:table-cell table:formula="of:=SQRT([.H287])" office:value-type="float" office:value="26.5141471671257" calcext:value-type="float">
            <text:p>26.5141471671</text:p>
          </table:table-cell>
          <table:table-cell table:formula="of:=[.G287]/[.I287]" office:value-type="float" office:value="2.22286331884838" calcext:value-type="float">
            <text:p>2.2228633188</text:p>
          </table:table-cell>
        </table:table-row>
        <table:table-row table:style-name="ro1">
          <table:table-cell office:value-type="float" office:value="137.96" calcext:value-type="float">
            <text:p>137.96</text:p>
          </table:table-cell>
          <table:table-cell office:value-type="float" office:value="283.497" calcext:value-type="float">
            <text:p>283.497</text:p>
          </table:table-cell>
          <table:table-cell office:value-type="float" office:value="196.734" calcext:value-type="float">
            <text:p>196.734</text:p>
          </table:table-cell>
          <table:table-cell office:value-type="float" office:value="278.427" calcext:value-type="float">
            <text:p>278.427</text:p>
          </table:table-cell>
          <table:table-cell office:value-type="float" office:value="352" calcext:value-type="float">
            <text:p>352</text:p>
          </table:table-cell>
          <table:table-cell office:value-type="float" office:value="335" calcext:value-type="float">
            <text:p>335</text:p>
          </table:table-cell>
          <table:table-cell table:formula="of:=(([.A288]-[.C288])^2 + ([.B288]-[.D288])^2)^0.5" office:value-type="float" office:value="58.9922704767328" calcext:value-type="float">
            <text:p>58.9922704767</text:p>
          </table:table-cell>
          <table:table-cell table:formula="of:=[.E288]+[.F288]" office:value-type="float" office:value="687" calcext:value-type="float">
            <text:p>687</text:p>
          </table:table-cell>
          <table:table-cell table:formula="of:=SQRT([.H288])" office:value-type="float" office:value="26.2106848441623" calcext:value-type="float">
            <text:p>26.2106848442</text:p>
          </table:table-cell>
          <table:table-cell table:formula="of:=[.G288]/[.I288]" office:value-type="float" office:value="2.25069550175724" calcext:value-type="float">
            <text:p>2.2506955018</text:p>
          </table:table-cell>
        </table:table-row>
        <table:table-row table:style-name="ro1">
          <table:table-cell office:value-type="float" office:value="137.726" calcext:value-type="float">
            <text:p>137.726</text:p>
          </table:table-cell>
          <table:table-cell office:value-type="float" office:value="283.764" calcext:value-type="float">
            <text:p>283.764</text:p>
          </table:table-cell>
          <table:table-cell office:value-type="float" office:value="196.15" calcext:value-type="float">
            <text:p>196.15</text:p>
          </table:table-cell>
          <table:table-cell office:value-type="float" office:value="278.706" calcext:value-type="float">
            <text:p>278.706</text:p>
          </table:table-cell>
          <table:table-cell office:value-type="float" office:value="347" calcext:value-type="float">
            <text:p>347</text:p>
          </table:table-cell>
          <table:table-cell office:value-type="float" office:value="333" calcext:value-type="float">
            <text:p>333</text:p>
          </table:table-cell>
          <table:table-cell table:formula="of:=(([.A289]-[.C289])^2 + ([.B289]-[.D289])^2)^0.5" office:value-type="float" office:value="58.6425369505788" calcext:value-type="float">
            <text:p>58.6425369506</text:p>
          </table:table-cell>
          <table:table-cell table:formula="of:=[.E289]+[.F289]" office:value-type="float" office:value="680" calcext:value-type="float">
            <text:p>680</text:p>
          </table:table-cell>
          <table:table-cell table:formula="of:=SQRT([.H289])" office:value-type="float" office:value="26.0768096208106" calcext:value-type="float">
            <text:p>26.0768096208</text:p>
          </table:table-cell>
          <table:table-cell table:formula="of:=[.G289]/[.I289]" office:value-type="float" office:value="2.24883863491411" calcext:value-type="float">
            <text:p>2.2488386349</text:p>
          </table:table-cell>
        </table:table-row>
        <table:table-row table:style-name="ro1">
          <table:table-cell office:value-type="float" office:value="137.493" calcext:value-type="float">
            <text:p>137.493</text:p>
          </table:table-cell>
          <table:table-cell office:value-type="float" office:value="284.186" calcext:value-type="float">
            <text:p>284.186</text:p>
          </table:table-cell>
          <table:table-cell office:value-type="float" office:value="195.796" calcext:value-type="float">
            <text:p>195.796</text:p>
          </table:table-cell>
          <table:table-cell office:value-type="float" office:value="279.027" calcext:value-type="float">
            <text:p>279.027</text:p>
          </table:table-cell>
          <table:table-cell office:value-type="float" office:value="355" calcext:value-type="float">
            <text:p>355</text:p>
          </table:table-cell>
          <table:table-cell office:value-type="float" office:value="338" calcext:value-type="float">
            <text:p>338</text:p>
          </table:table-cell>
          <table:table-cell table:formula="of:=(([.A290]-[.C290])^2 + ([.B290]-[.D290])^2)^0.5" office:value-type="float" office:value="58.5308046245735" calcext:value-type="float">
            <text:p>58.5308046246</text:p>
          </table:table-cell>
          <table:table-cell table:formula="of:=[.E290]+[.F290]" office:value-type="float" office:value="693" calcext:value-type="float">
            <text:p>693</text:p>
          </table:table-cell>
          <table:table-cell table:formula="of:=SQRT([.H290])" office:value-type="float" office:value="26.3248931621764" calcext:value-type="float">
            <text:p>26.3248931622</text:p>
          </table:table-cell>
          <table:table-cell table:formula="of:=[.G290]/[.I290]" office:value-type="float" office:value="2.22340141188761" calcext:value-type="float">
            <text:p>2.2234014119</text:p>
          </table:table-cell>
        </table:table-row>
        <table:table-row table:style-name="ro1">
          <table:table-cell office:value-type="float" office:value="137.114" calcext:value-type="float">
            <text:p>137.114</text:p>
          </table:table-cell>
          <table:table-cell office:value-type="float" office:value="284.561" calcext:value-type="float">
            <text:p>284.561</text:p>
          </table:table-cell>
          <table:table-cell office:value-type="float" office:value="195.212" calcext:value-type="float">
            <text:p>195.212</text:p>
          </table:table-cell>
          <table:table-cell office:value-type="float" office:value="279.103" calcext:value-type="float">
            <text:p>279.103</text:p>
          </table:table-cell>
          <table:table-cell office:value-type="float" office:value="351" calcext:value-type="float">
            <text:p>351</text:p>
          </table:table-cell>
          <table:table-cell office:value-type="float" office:value="330" calcext:value-type="float">
            <text:p>330</text:p>
          </table:table-cell>
          <table:table-cell table:formula="of:=(([.A291]-[.C291])^2 + ([.B291]-[.D291])^2)^0.5" office:value-type="float" office:value="58.3538119406093" calcext:value-type="float">
            <text:p>58.3538119406</text:p>
          </table:table-cell>
          <table:table-cell table:formula="of:=[.E291]+[.F291]" office:value-type="float" office:value="681" calcext:value-type="float">
            <text:p>681</text:p>
          </table:table-cell>
          <table:table-cell table:formula="of:=SQRT([.H291])" office:value-type="float" office:value="26.0959767013998" calcext:value-type="float">
            <text:p>26.0959767014</text:p>
          </table:table-cell>
          <table:table-cell table:formula="of:=[.G291]/[.I291]" office:value-type="float" office:value="2.23612293221733" calcext:value-type="float">
            <text:p>2.2361229322</text:p>
          </table:table-cell>
        </table:table-row>
        <table:table-row table:style-name="ro1">
          <table:table-cell office:value-type="float" office:value="137.053" calcext:value-type="float">
            <text:p>137.053</text:p>
          </table:table-cell>
          <table:table-cell office:value-type="float" office:value="284.854" calcext:value-type="float">
            <text:p>284.854</text:p>
          </table:table-cell>
          <table:table-cell office:value-type="float" office:value="194.931" calcext:value-type="float">
            <text:p>194.931</text:p>
          </table:table-cell>
          <table:table-cell office:value-type="float" office:value="279.405" calcext:value-type="float">
            <text:p>279.405</text:p>
          </table:table-cell>
          <table:table-cell office:value-type="float" office:value="342" calcext:value-type="float">
            <text:p>342</text:p>
          </table:table-cell>
          <table:table-cell office:value-type="float" office:value="331" calcext:value-type="float">
            <text:p>331</text:p>
          </table:table-cell>
          <table:table-cell table:formula="of:=(([.A292]-[.C292])^2 + ([.B292]-[.D292])^2)^0.5" office:value-type="float" office:value="58.1339357432473" calcext:value-type="float">
            <text:p>58.1339357432</text:p>
          </table:table-cell>
          <table:table-cell table:formula="of:=[.E292]+[.F292]" office:value-type="float" office:value="673" calcext:value-type="float">
            <text:p>673</text:p>
          </table:table-cell>
          <table:table-cell table:formula="of:=SQRT([.H292])" office:value-type="float" office:value="25.9422435421457" calcext:value-type="float">
            <text:p>25.9422435421</text:p>
          </table:table-cell>
          <table:table-cell table:formula="of:=[.G292]/[.I292]" office:value-type="float" office:value="2.24089854251823" calcext:value-type="float">
            <text:p>2.2408985425</text:p>
          </table:table-cell>
        </table:table-row>
        <table:table-row table:style-name="ro1">
          <table:table-cell office:value-type="float" office:value="136.915" calcext:value-type="float">
            <text:p>136.915</text:p>
          </table:table-cell>
          <table:table-cell office:value-type="float" office:value="285.053" calcext:value-type="float">
            <text:p>285.053</text:p>
          </table:table-cell>
          <table:table-cell office:value-type="float" office:value="194.709" calcext:value-type="float">
            <text:p>194.709</text:p>
          </table:table-cell>
          <table:table-cell office:value-type="float" office:value="279.727" calcext:value-type="float">
            <text:p>279.727</text:p>
          </table:table-cell>
          <table:table-cell office:value-type="float" office:value="342" calcext:value-type="float">
            <text:p>342</text:p>
          </table:table-cell>
          <table:table-cell office:value-type="float" office:value="326" calcext:value-type="float">
            <text:p>326</text:p>
          </table:table-cell>
          <table:table-cell table:formula="of:=(([.A293]-[.C293])^2 + ([.B293]-[.D293])^2)^0.5" office:value-type="float" office:value="58.038889651681" calcext:value-type="float">
            <text:p>58.0388896517</text:p>
          </table:table-cell>
          <table:table-cell table:formula="of:=[.E293]+[.F293]" office:value-type="float" office:value="668" calcext:value-type="float">
            <text:p>668</text:p>
          </table:table-cell>
          <table:table-cell table:formula="of:=SQRT([.H293])" office:value-type="float" office:value="25.8456959666402" calcext:value-type="float">
            <text:p>25.8456959666</text:p>
          </table:table-cell>
          <table:table-cell table:formula="of:=[.G293]/[.I293]" office:value-type="float" office:value="2.24559206014779" calcext:value-type="float">
            <text:p>2.2455920601</text:p>
          </table:table-cell>
        </table:table-row>
        <table:table-row table:style-name="ro1">
          <table:table-cell office:value-type="float" office:value="136.818" calcext:value-type="float">
            <text:p>136.818</text:p>
          </table:table-cell>
          <table:table-cell office:value-type="float" office:value="285.042" calcext:value-type="float">
            <text:p>285.042</text:p>
          </table:table-cell>
          <table:table-cell office:value-type="float" office:value="194.332" calcext:value-type="float">
            <text:p>194.332</text:p>
          </table:table-cell>
          <table:table-cell office:value-type="float" office:value="279.972" calcext:value-type="float">
            <text:p>279.972</text:p>
          </table:table-cell>
          <table:table-cell office:value-type="float" office:value="336" calcext:value-type="float">
            <text:p>336</text:p>
          </table:table-cell>
          <table:table-cell office:value-type="float" office:value="322" calcext:value-type="float">
            <text:p>322</text:p>
          </table:table-cell>
          <table:table-cell table:formula="of:=(([.A294]-[.C294])^2 + ([.B294]-[.D294])^2)^0.5" office:value-type="float" office:value="57.7370340076454" calcext:value-type="float">
            <text:p>57.7370340076</text:p>
          </table:table-cell>
          <table:table-cell table:formula="of:=[.E294]+[.F294]" office:value-type="float" office:value="658" calcext:value-type="float">
            <text:p>658</text:p>
          </table:table-cell>
          <table:table-cell table:formula="of:=SQRT([.H294])" office:value-type="float" office:value="25.6515106767613" calcext:value-type="float">
            <text:p>25.6515106768</text:p>
          </table:table-cell>
          <table:table-cell table:formula="of:=[.G294]/[.I294]" office:value-type="float" office:value="2.2508239274949" calcext:value-type="float">
            <text:p>2.2508239275</text:p>
          </table:table-cell>
        </table:table-row>
        <table:table-row table:style-name="ro1">
          <table:table-cell office:value-type="float" office:value="136.304" calcext:value-type="float">
            <text:p>136.304</text:p>
          </table:table-cell>
          <table:table-cell office:value-type="float" office:value="285.929" calcext:value-type="float">
            <text:p>285.929</text:p>
          </table:table-cell>
          <table:table-cell office:value-type="float" office:value="193.622" calcext:value-type="float">
            <text:p>193.622</text:p>
          </table:table-cell>
          <table:table-cell office:value-type="float" office:value="280.477" calcext:value-type="float">
            <text:p>280.477</text:p>
          </table:table-cell>
          <table:table-cell office:value-type="float" office:value="336" calcext:value-type="float">
            <text:p>336</text:p>
          </table:table-cell>
          <table:table-cell office:value-type="float" office:value="323" calcext:value-type="float">
            <text:p>323</text:p>
          </table:table-cell>
          <table:table-cell table:formula="of:=(([.A295]-[.C295])^2 + ([.B295]-[.D295])^2)^0.5" office:value-type="float" office:value="57.576709075806" calcext:value-type="float">
            <text:p>57.5767090758</text:p>
          </table:table-cell>
          <table:table-cell table:formula="of:=[.E295]+[.F295]" office:value-type="float" office:value="659" calcext:value-type="float">
            <text:p>659</text:p>
          </table:table-cell>
          <table:table-cell table:formula="of:=SQRT([.H295])" office:value-type="float" office:value="25.6709953059869" calcext:value-type="float">
            <text:p>25.670995306</text:p>
          </table:table-cell>
          <table:table-cell table:formula="of:=[.G295]/[.I295]" office:value-type="float" office:value="2.24287014934626" calcext:value-type="float">
            <text:p>2.2428701493</text:p>
          </table:table-cell>
        </table:table-row>
        <table:table-row table:style-name="ro1">
          <table:table-cell office:value-type="float" office:value="136.187" calcext:value-type="float">
            <text:p>136.187</text:p>
          </table:table-cell>
          <table:table-cell office:value-type="float" office:value="286.095" calcext:value-type="float">
            <text:p>286.095</text:p>
          </table:table-cell>
          <table:table-cell office:value-type="float" office:value="193.245" calcext:value-type="float">
            <text:p>193.245</text:p>
          </table:table-cell>
          <table:table-cell office:value-type="float" office:value="280.545" calcext:value-type="float">
            <text:p>280.545</text:p>
          </table:table-cell>
          <table:table-cell office:value-type="float" office:value="337" calcext:value-type="float">
            <text:p>337</text:p>
          </table:table-cell>
          <table:table-cell office:value-type="float" office:value="323" calcext:value-type="float">
            <text:p>323</text:p>
          </table:table-cell>
          <table:table-cell table:formula="of:=(([.A296]-[.C296])^2 + ([.B296]-[.D296])^2)^0.5" office:value-type="float" office:value="57.3272872548492" calcext:value-type="float">
            <text:p>57.3272872548</text:p>
          </table:table-cell>
          <table:table-cell table:formula="of:=[.E296]+[.F296]" office:value-type="float" office:value="660" calcext:value-type="float">
            <text:p>660</text:p>
          </table:table-cell>
          <table:table-cell table:formula="of:=SQRT([.H296])" office:value-type="float" office:value="25.6904651573303" calcext:value-type="float">
            <text:p>25.6904651573</text:p>
          </table:table-cell>
          <table:table-cell table:formula="of:=[.G296]/[.I296]" office:value-type="float" office:value="2.23146162997722" calcext:value-type="float">
            <text:p>2.23146163</text:p>
          </table:table-cell>
        </table:table-row>
        <table:table-row table:style-name="ro1">
          <table:table-cell office:value-type="float" office:value="136.118" calcext:value-type="float">
            <text:p>136.118</text:p>
          </table:table-cell>
          <table:table-cell office:value-type="float" office:value="286.059" calcext:value-type="float">
            <text:p>286.059</text:p>
          </table:table-cell>
          <table:table-cell office:value-type="float" office:value="193.041" calcext:value-type="float">
            <text:p>193.041</text:p>
          </table:table-cell>
          <table:table-cell office:value-type="float" office:value="281.079" calcext:value-type="float">
            <text:p>281.079</text:p>
          </table:table-cell>
          <table:table-cell office:value-type="float" office:value="338" calcext:value-type="float">
            <text:p>338</text:p>
          </table:table-cell>
          <table:table-cell office:value-type="float" office:value="318" calcext:value-type="float">
            <text:p>318</text:p>
          </table:table-cell>
          <table:table-cell table:formula="of:=(([.A297]-[.C297])^2 + ([.B297]-[.D297])^2)^0.5" office:value-type="float" office:value="57.140426398479" calcext:value-type="float">
            <text:p>57.1404263985</text:p>
          </table:table-cell>
          <table:table-cell table:formula="of:=[.E297]+[.F297]" office:value-type="float" office:value="656" calcext:value-type="float">
            <text:p>656</text:p>
          </table:table-cell>
          <table:table-cell table:formula="of:=SQRT([.H297])" office:value-type="float" office:value="25.6124969497314" calcext:value-type="float">
            <text:p>25.6124969497</text:p>
          </table:table-cell>
          <table:table-cell table:formula="of:=[.G297]/[.I297]" office:value-type="float" office:value="2.23095883664237" calcext:value-type="float">
            <text:p>2.2309588366</text:p>
          </table:table-cell>
        </table:table-row>
        <table:table-row table:style-name="ro1">
          <table:table-cell office:value-type="float" office:value="135.961" calcext:value-type="float">
            <text:p>135.961</text:p>
          </table:table-cell>
          <table:table-cell office:value-type="float" office:value="286.509" calcext:value-type="float">
            <text:p>286.509</text:p>
          </table:table-cell>
          <table:table-cell office:value-type="float" office:value="192.726" calcext:value-type="float">
            <text:p>192.726</text:p>
          </table:table-cell>
          <table:table-cell office:value-type="float" office:value="281.384" calcext:value-type="float">
            <text:p>281.384</text:p>
          </table:table-cell>
          <table:table-cell office:value-type="float" office:value="332" calcext:value-type="float">
            <text:p>332</text:p>
          </table:table-cell>
          <table:table-cell office:value-type="float" office:value="318" calcext:value-type="float">
            <text:p>318</text:p>
          </table:table-cell>
          <table:table-cell table:formula="of:=(([.A298]-[.C298])^2 + ([.B298]-[.D298])^2)^0.5" office:value-type="float" office:value="56.9958845005497" calcext:value-type="float">
            <text:p>56.9958845005</text:p>
          </table:table-cell>
          <table:table-cell table:formula="of:=[.E298]+[.F298]" office:value-type="float" office:value="650" calcext:value-type="float">
            <text:p>650</text:p>
          </table:table-cell>
          <table:table-cell table:formula="of:=SQRT([.H298])" office:value-type="float" office:value="25.4950975679639" calcext:value-type="float">
            <text:p>25.495097568</text:p>
          </table:table-cell>
          <table:table-cell table:formula="of:=[.G298]/[.I298]" office:value-type="float" office:value="2.23556251740603" calcext:value-type="float">
            <text:p>2.2355625174</text:p>
          </table:table-cell>
        </table:table-row>
        <table:table-row table:style-name="ro1">
          <table:table-cell office:value-type="float" office:value="135.768" calcext:value-type="float">
            <text:p>135.768</text:p>
          </table:table-cell>
          <table:table-cell office:value-type="float" office:value="286.517" calcext:value-type="float">
            <text:p>286.517</text:p>
          </table:table-cell>
          <table:table-cell office:value-type="float" office:value="192.338" calcext:value-type="float">
            <text:p>192.338</text:p>
          </table:table-cell>
          <table:table-cell office:value-type="float" office:value="281.437" calcext:value-type="float">
            <text:p>281.437</text:p>
          </table:table-cell>
          <table:table-cell office:value-type="float" office:value="327" calcext:value-type="float">
            <text:p>327</text:p>
          </table:table-cell>
          <table:table-cell office:value-type="float" office:value="311" calcext:value-type="float">
            <text:p>311</text:p>
          </table:table-cell>
          <table:table-cell table:formula="of:=(([.A299]-[.C299])^2 + ([.B299]-[.D299])^2)^0.5" office:value-type="float" office:value="56.7976346338472" calcext:value-type="float">
            <text:p>56.7976346338</text:p>
          </table:table-cell>
          <table:table-cell table:formula="of:=[.E299]+[.F299]" office:value-type="float" office:value="638" calcext:value-type="float">
            <text:p>638</text:p>
          </table:table-cell>
          <table:table-cell table:formula="of:=SQRT([.H299])" office:value-type="float" office:value="25.2586618806302" calcext:value-type="float">
            <text:p>25.2586618806</text:p>
          </table:table-cell>
          <table:table-cell table:formula="of:=[.G299]/[.I299]" office:value-type="float" office:value="2.24863988845755" calcext:value-type="float">
            <text:p>2.2486398885</text:p>
          </table:table-cell>
        </table:table-row>
        <table:table-row table:style-name="ro1">
          <table:table-cell office:value-type="float" office:value="135.558" calcext:value-type="float">
            <text:p>135.558</text:p>
          </table:table-cell>
          <table:table-cell office:value-type="float" office:value="286.707" calcext:value-type="float">
            <text:p>286.707</text:p>
          </table:table-cell>
          <table:table-cell office:value-type="float" office:value="191.873" calcext:value-type="float">
            <text:p>191.873</text:p>
          </table:table-cell>
          <table:table-cell office:value-type="float" office:value="281.764" calcext:value-type="float">
            <text:p>281.764</text:p>
          </table:table-cell>
          <table:table-cell office:value-type="float" office:value="335" calcext:value-type="float">
            <text:p>335</text:p>
          </table:table-cell>
          <table:table-cell office:value-type="float" office:value="314" calcext:value-type="float">
            <text:p>314</text:p>
          </table:table-cell>
          <table:table-cell table:formula="of:=(([.A300]-[.C300])^2 + ([.B300]-[.D300])^2)^0.5" office:value-type="float" office:value="56.5315175278357" calcext:value-type="float">
            <text:p>56.5315175278</text:p>
          </table:table-cell>
          <table:table-cell table:formula="of:=[.E300]+[.F300]" office:value-type="float" office:value="649" calcext:value-type="float">
            <text:p>649</text:p>
          </table:table-cell>
          <table:table-cell table:formula="of:=SQRT([.H300])" office:value-type="float" office:value="25.475478405714" calcext:value-type="float">
            <text:p>25.4754784057</text:p>
          </table:table-cell>
          <table:table-cell table:formula="of:=[.G300]/[.I300]" office:value-type="float" office:value="2.21905616952638" calcext:value-type="float">
            <text:p>2.2190561695</text:p>
          </table:table-cell>
        </table:table-row>
        <table:table-row table:style-name="ro1">
          <table:table-cell office:value-type="float" office:value="135.064" calcext:value-type="float">
            <text:p>135.064</text:p>
          </table:table-cell>
          <table:table-cell office:value-type="float" office:value="287.399" calcext:value-type="float">
            <text:p>287.399</text:p>
          </table:table-cell>
          <table:table-cell office:value-type="float" office:value="191.233" calcext:value-type="float">
            <text:p>191.233</text:p>
          </table:table-cell>
          <table:table-cell office:value-type="float" office:value="282.3" calcext:value-type="float">
            <text:p>282.3</text:p>
          </table:table-cell>
          <table:table-cell office:value-type="float" office:value="326" calcext:value-type="float">
            <text:p>326</text:p>
          </table:table-cell>
          <table:table-cell office:value-type="float" office:value="317" calcext:value-type="float">
            <text:p>317</text:p>
          </table:table-cell>
          <table:table-cell table:formula="of:=(([.A301]-[.C301])^2 + ([.B301]-[.D301])^2)^0.5" office:value-type="float" office:value="56.3999677482177" calcext:value-type="float">
            <text:p>56.3999677482</text:p>
          </table:table-cell>
          <table:table-cell table:formula="of:=[.E301]+[.F301]" office:value-type="float" office:value="643" calcext:value-type="float">
            <text:p>643</text:p>
          </table:table-cell>
          <table:table-cell table:formula="of:=SQRT([.H301])" office:value-type="float" office:value="25.3574446662119" calcext:value-type="float">
            <text:p>25.3574446662</text:p>
          </table:table-cell>
          <table:table-cell table:formula="of:=[.G301]/[.I301]" office:value-type="float" office:value="2.22419760707865" calcext:value-type="float">
            <text:p>2.2241976071</text:p>
          </table:table-cell>
        </table:table-row>
        <table:table-row table:style-name="ro1">
          <table:table-cell office:value-type="float" office:value="134.817" calcext:value-type="float">
            <text:p>134.817</text:p>
          </table:table-cell>
          <table:table-cell office:value-type="float" office:value="287.467" calcext:value-type="float">
            <text:p>287.467</text:p>
          </table:table-cell>
          <table:table-cell office:value-type="float" office:value="190.811" calcext:value-type="float">
            <text:p>190.811</text:p>
          </table:table-cell>
          <table:table-cell office:value-type="float" office:value="282.471" calcext:value-type="float">
            <text:p>282.471</text:p>
          </table:table-cell>
          <table:table-cell office:value-type="float" office:value="323" calcext:value-type="float">
            <text:p>323</text:p>
          </table:table-cell>
          <table:table-cell office:value-type="float" office:value="312" calcext:value-type="float">
            <text:p>312</text:p>
          </table:table-cell>
          <table:table-cell table:formula="of:=(([.A302]-[.C302])^2 + ([.B302]-[.D302])^2)^0.5" office:value-type="float" office:value="56.2164393393961" calcext:value-type="float">
            <text:p>56.2164393394</text:p>
          </table:table-cell>
          <table:table-cell table:formula="of:=[.E302]+[.F302]" office:value-type="float" office:value="635" calcext:value-type="float">
            <text:p>635</text:p>
          </table:table-cell>
          <table:table-cell table:formula="of:=SQRT([.H302])" office:value-type="float" office:value="25.1992063367083" calcext:value-type="float">
            <text:p>25.1992063367</text:p>
          </table:table-cell>
          <table:table-cell table:formula="of:=[.G302]/[.I302]" office:value-type="float" office:value="2.23088134555667" calcext:value-type="float">
            <text:p>2.2308813456</text:p>
          </table:table-cell>
        </table:table-row>
        <table:table-row table:style-name="ro1">
          <table:table-cell office:value-type="float" office:value="134.644" calcext:value-type="float">
            <text:p>134.644</text:p>
          </table:table-cell>
          <table:table-cell office:value-type="float" office:value="287.531" calcext:value-type="float">
            <text:p>287.531</text:p>
          </table:table-cell>
          <table:table-cell office:value-type="float" office:value="190.502" calcext:value-type="float">
            <text:p>190.502</text:p>
          </table:table-cell>
          <table:table-cell office:value-type="float" office:value="282.733" calcext:value-type="float">
            <text:p>282.733</text:p>
          </table:table-cell>
          <table:table-cell office:value-type="float" office:value="320" calcext:value-type="float">
            <text:p>320</text:p>
          </table:table-cell>
          <table:table-cell office:value-type="float" office:value="307" calcext:value-type="float">
            <text:p>307</text:p>
          </table:table-cell>
          <table:table-cell table:formula="of:=(([.A303]-[.C303])^2 + ([.B303]-[.D303])^2)^0.5" office:value-type="float" office:value="56.0636867143073" calcext:value-type="float">
            <text:p>56.0636867143</text:p>
          </table:table-cell>
          <table:table-cell table:formula="of:=[.E303]+[.F303]" office:value-type="float" office:value="627" calcext:value-type="float">
            <text:p>627</text:p>
          </table:table-cell>
          <table:table-cell table:formula="of:=SQRT([.H303])" office:value-type="float" office:value="25.0399680510978" calcext:value-type="float">
            <text:p>25.0399680511</text:p>
          </table:table-cell>
          <table:table-cell table:formula="of:=[.G303]/[.I303]" office:value-type="float" office:value="2.23896798110528" calcext:value-type="float">
            <text:p>2.2389679811</text:p>
          </table:table-cell>
        </table:table-row>
        <table:table-row table:style-name="ro1">
          <table:table-cell office:value-type="float" office:value="134.408" calcext:value-type="float">
            <text:p>134.408</text:p>
          </table:table-cell>
          <table:table-cell office:value-type="float" office:value="288.166" calcext:value-type="float">
            <text:p>288.166</text:p>
          </table:table-cell>
          <table:table-cell office:value-type="float" office:value="190.208" calcext:value-type="float">
            <text:p>190.208</text:p>
          </table:table-cell>
          <table:table-cell office:value-type="float" office:value="283.165" calcext:value-type="float">
            <text:p>283.165</text:p>
          </table:table-cell>
          <table:table-cell office:value-type="float" office:value="314" calcext:value-type="float">
            <text:p>314</text:p>
          </table:table-cell>
          <table:table-cell office:value-type="float" office:value="303" calcext:value-type="float">
            <text:p>303</text:p>
          </table:table-cell>
          <table:table-cell table:formula="of:=(([.A304]-[.C304])^2 + ([.B304]-[.D304])^2)^0.5" office:value-type="float" office:value="56.0236557268445" calcext:value-type="float">
            <text:p>56.0236557268</text:p>
          </table:table-cell>
          <table:table-cell table:formula="of:=[.E304]+[.F304]" office:value-type="float" office:value="617" calcext:value-type="float">
            <text:p>617</text:p>
          </table:table-cell>
          <table:table-cell table:formula="of:=SQRT([.H304])" office:value-type="float" office:value="24.8394846967484" calcext:value-type="float">
            <text:p>24.8394846967</text:p>
          </table:table-cell>
          <table:table-cell table:formula="of:=[.G304]/[.I304]" office:value-type="float" office:value="2.25542745394304" calcext:value-type="float">
            <text:p>2.2554274539</text:p>
          </table:table-cell>
        </table:table-row>
        <table:table-row table:style-name="ro1">
          <table:table-cell office:value-type="float" office:value="134.044" calcext:value-type="float">
            <text:p>134.044</text:p>
          </table:table-cell>
          <table:table-cell office:value-type="float" office:value="288.432" calcext:value-type="float">
            <text:p>288.432</text:p>
          </table:table-cell>
          <table:table-cell office:value-type="float" office:value="189.601" calcext:value-type="float">
            <text:p>189.601</text:p>
          </table:table-cell>
          <table:table-cell office:value-type="float" office:value="283.135" calcext:value-type="float">
            <text:p>283.135</text:p>
          </table:table-cell>
          <table:table-cell office:value-type="float" office:value="315" calcext:value-type="float">
            <text:p>315</text:p>
          </table:table-cell>
          <table:table-cell office:value-type="float" office:value="303" calcext:value-type="float">
            <text:p>303</text:p>
          </table:table-cell>
          <table:table-cell table:formula="of:=(([.A305]-[.C305])^2 + ([.B305]-[.D305])^2)^0.5" office:value-type="float" office:value="55.8089460391432" calcext:value-type="float">
            <text:p>55.8089460391</text:p>
          </table:table-cell>
          <table:table-cell table:formula="of:=[.E305]+[.F305]" office:value-type="float" office:value="618" calcext:value-type="float">
            <text:p>618</text:p>
          </table:table-cell>
          <table:table-cell table:formula="of:=SQRT([.H305])" office:value-type="float" office:value="24.8596057893121" calcext:value-type="float">
            <text:p>24.8596057893</text:p>
          </table:table-cell>
          <table:table-cell table:formula="of:=[.G305]/[.I305]" office:value-type="float" office:value="2.2449650453885" calcext:value-type="float">
            <text:p>2.2449650454</text:p>
          </table:table-cell>
        </table:table-row>
        <table:table-row table:style-name="ro1">
          <table:table-cell office:value-type="float" office:value="133.811" calcext:value-type="float">
            <text:p>133.811</text:p>
          </table:table-cell>
          <table:table-cell office:value-type="float" office:value="288.519" calcext:value-type="float">
            <text:p>288.519</text:p>
          </table:table-cell>
          <table:table-cell office:value-type="float" office:value="189.069" calcext:value-type="float">
            <text:p>189.069</text:p>
          </table:table-cell>
          <table:table-cell office:value-type="float" office:value="283.21" calcext:value-type="float">
            <text:p>283.21</text:p>
          </table:table-cell>
          <table:table-cell office:value-type="float" office:value="318" calcext:value-type="float">
            <text:p>318</text:p>
          </table:table-cell>
          <table:table-cell office:value-type="float" office:value="305" calcext:value-type="float">
            <text:p>305</text:p>
          </table:table-cell>
          <table:table-cell table:formula="of:=(([.A306]-[.C306])^2 + ([.B306]-[.D306])^2)^0.5" office:value-type="float" office:value="55.5124494595582" calcext:value-type="float">
            <text:p>55.5124494596</text:p>
          </table:table-cell>
          <table:table-cell table:formula="of:=[.E306]+[.F306]" office:value-type="float" office:value="623" calcext:value-type="float">
            <text:p>623</text:p>
          </table:table-cell>
          <table:table-cell table:formula="of:=SQRT([.H306])" office:value-type="float" office:value="24.9599679486974" calcext:value-type="float">
            <text:p>24.9599679487</text:p>
          </table:table-cell>
          <table:table-cell table:formula="of:=[.G306]/[.I306]" office:value-type="float" office:value="2.22405932466172" calcext:value-type="float">
            <text:p>2.2240593247</text:p>
          </table:table-cell>
        </table:table-row>
        <table:table-row table:style-name="ro1">
          <table:table-cell office:value-type="float" office:value="133.518" calcext:value-type="float">
            <text:p>133.518</text:p>
          </table:table-cell>
          <table:table-cell office:value-type="float" office:value="288.759" calcext:value-type="float">
            <text:p>288.759</text:p>
          </table:table-cell>
          <table:table-cell office:value-type="float" office:value="188.705" calcext:value-type="float">
            <text:p>188.705</text:p>
          </table:table-cell>
          <table:table-cell office:value-type="float" office:value="283.437" calcext:value-type="float">
            <text:p>283.437</text:p>
          </table:table-cell>
          <table:table-cell office:value-type="float" office:value="311" calcext:value-type="float">
            <text:p>311</text:p>
          </table:table-cell>
          <table:table-cell office:value-type="float" office:value="302" calcext:value-type="float">
            <text:p>302</text:p>
          </table:table-cell>
          <table:table-cell table:formula="of:=(([.A307]-[.C307])^2 + ([.B307]-[.D307])^2)^0.5" office:value-type="float" office:value="55.4430216799193" calcext:value-type="float">
            <text:p>55.4430216799</text:p>
          </table:table-cell>
          <table:table-cell table:formula="of:=[.E307]+[.F307]" office:value-type="float" office:value="613" calcext:value-type="float">
            <text:p>613</text:p>
          </table:table-cell>
          <table:table-cell table:formula="of:=SQRT([.H307])" office:value-type="float" office:value="24.7588368062799" calcext:value-type="float">
            <text:p>24.7588368063</text:p>
          </table:table-cell>
          <table:table-cell table:formula="of:=[.G307]/[.I307]" office:value-type="float" office:value="2.23932255435589" calcext:value-type="float">
            <text:p>2.2393225544</text:p>
          </table:table-cell>
        </table:table-row>
        <table:table-row table:style-name="ro1">
          <table:table-cell office:value-type="float" office:value="132.994" calcext:value-type="float">
            <text:p>132.994</text:p>
          </table:table-cell>
          <table:table-cell office:value-type="float" office:value="289.167" calcext:value-type="float">
            <text:p>289.167</text:p>
          </table:table-cell>
          <table:table-cell office:value-type="float" office:value="187.957" calcext:value-type="float">
            <text:p>187.957</text:p>
          </table:table-cell>
          <table:table-cell office:value-type="float" office:value="283.94" calcext:value-type="float">
            <text:p>283.94</text:p>
          </table:table-cell>
          <table:table-cell office:value-type="float" office:value="312" calcext:value-type="float">
            <text:p>312</text:p>
          </table:table-cell>
          <table:table-cell office:value-type="float" office:value="302" calcext:value-type="float">
            <text:p>302</text:p>
          </table:table-cell>
          <table:table-cell table:formula="of:=(([.A308]-[.C308])^2 + ([.B308]-[.D308])^2)^0.5" office:value-type="float" office:value="55.2109853018401" calcext:value-type="float">
            <text:p>55.2109853018</text:p>
          </table:table-cell>
          <table:table-cell table:formula="of:=[.E308]+[.F308]" office:value-type="float" office:value="614" calcext:value-type="float">
            <text:p>614</text:p>
          </table:table-cell>
          <table:table-cell table:formula="of:=SQRT([.H308])" office:value-type="float" office:value="24.7790233867277" calcext:value-type="float">
            <text:p>24.7790233867</text:p>
          </table:table-cell>
          <table:table-cell table:formula="of:=[.G308]/[.I308]" office:value-type="float" office:value="2.22813403257097" calcext:value-type="float">
            <text:p>2.2281340326</text:p>
          </table:table-cell>
        </table:table-row>
        <table:table-row table:style-name="ro1">
          <table:table-cell office:value-type="float" office:value="132.805" calcext:value-type="float">
            <text:p>132.805</text:p>
          </table:table-cell>
          <table:table-cell office:value-type="float" office:value="289.31" calcext:value-type="float">
            <text:p>289.31</text:p>
          </table:table-cell>
          <table:table-cell office:value-type="float" office:value="187.644" calcext:value-type="float">
            <text:p>187.644</text:p>
          </table:table-cell>
          <table:table-cell office:value-type="float" office:value="284.255" calcext:value-type="float">
            <text:p>284.255</text:p>
          </table:table-cell>
          <table:table-cell office:value-type="float" office:value="313" calcext:value-type="float">
            <text:p>313</text:p>
          </table:table-cell>
          <table:table-cell office:value-type="float" office:value="298" calcext:value-type="float">
            <text:p>298</text:p>
          </table:table-cell>
          <table:table-cell table:formula="of:=(([.A309]-[.C309])^2 + ([.B309]-[.D309])^2)^0.5" office:value-type="float" office:value="55.0714894114913" calcext:value-type="float">
            <text:p>55.0714894115</text:p>
          </table:table-cell>
          <table:table-cell table:formula="of:=[.E309]+[.F309]" office:value-type="float" office:value="611" calcext:value-type="float">
            <text:p>611</text:p>
          </table:table-cell>
          <table:table-cell table:formula="of:=SQRT([.H309])" office:value-type="float" office:value="24.7184141886165" calcext:value-type="float">
            <text:p>24.7184141886</text:p>
          </table:table-cell>
          <table:table-cell table:formula="of:=[.G309]/[.I309]" office:value-type="float" office:value="2.22795398569108" calcext:value-type="float">
            <text:p>2.2279539857</text:p>
          </table:table-cell>
        </table:table-row>
        <table:table-row table:style-name="ro1">
          <table:table-cell office:value-type="float" office:value="132.526" calcext:value-type="float">
            <text:p>132.526</text:p>
          </table:table-cell>
          <table:table-cell office:value-type="float" office:value="289.48" calcext:value-type="float">
            <text:p>289.48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284.395" calcext:value-type="float">
            <text:p>284.395</text:p>
          </table:table-cell>
          <table:table-cell office:value-type="float" office:value="306" calcext:value-type="float">
            <text:p>306</text:p>
          </table:table-cell>
          <table:table-cell office:value-type="float" office:value="296" calcext:value-type="float">
            <text:p>296</text:p>
          </table:table-cell>
          <table:table-cell table:formula="of:=(([.A310]-[.C310])^2 + ([.B310]-[.D310])^2)^0.5" office:value-type="float" office:value="55.1011359320296" calcext:value-type="float">
            <text:p>55.101135932</text:p>
          </table:table-cell>
          <table:table-cell table:formula="of:=[.E310]+[.F310]" office:value-type="float" office:value="602" calcext:value-type="float">
            <text:p>602</text:p>
          </table:table-cell>
          <table:table-cell table:formula="of:=SQRT([.H310])" office:value-type="float" office:value="24.5356882927706" calcext:value-type="float">
            <text:p>24.5356882928</text:p>
          </table:table-cell>
          <table:table-cell table:formula="of:=[.G310]/[.I310]" office:value-type="float" office:value="2.24575464419578" calcext:value-type="float">
            <text:p>2.2457546442</text:p>
          </table:table-cell>
        </table:table-row>
        <table:table-row table:style-name="ro1">
          <table:table-cell office:value-type="float" office:value="132.472" calcext:value-type="float">
            <text:p>132.472</text:p>
          </table:table-cell>
          <table:table-cell office:value-type="float" office:value="289.629" calcext:value-type="float">
            <text:p>289.629</text:p>
          </table:table-cell>
          <table:table-cell office:value-type="float" office:value="187.165" calcext:value-type="float">
            <text:p>187.165</text:p>
          </table:table-cell>
          <table:table-cell office:value-type="float" office:value="284.67" calcext:value-type="float">
            <text:p>284.67</text:p>
          </table:table-cell>
          <table:table-cell office:value-type="float" office:value="307" calcext:value-type="float">
            <text:p>307</text:p>
          </table:table-cell>
          <table:table-cell office:value-type="float" office:value="291" calcext:value-type="float">
            <text:p>291</text:p>
          </table:table-cell>
          <table:table-cell table:formula="of:=(([.A311]-[.C311])^2 + ([.B311]-[.D311])^2)^0.5" office:value-type="float" office:value="54.9173554534448" calcext:value-type="float">
            <text:p>54.9173554534</text:p>
          </table:table-cell>
          <table:table-cell table:formula="of:=[.E311]+[.F311]" office:value-type="float" office:value="598" calcext:value-type="float">
            <text:p>598</text:p>
          </table:table-cell>
          <table:table-cell table:formula="of:=SQRT([.H311])" office:value-type="float" office:value="24.454038521275" calcext:value-type="float">
            <text:p>24.4540385213</text:p>
          </table:table-cell>
          <table:table-cell table:formula="of:=[.G311]/[.I311]" office:value-type="float" office:value="2.24573766847005" calcext:value-type="float">
            <text:p>2.2457376685</text:p>
          </table:table-cell>
        </table:table-row>
        <table:table-row table:style-name="ro1">
          <table:table-cell office:value-type="float" office:value="132.341" calcext:value-type="float">
            <text:p>132.341</text:p>
          </table:table-cell>
          <table:table-cell office:value-type="float" office:value="289.942" calcext:value-type="float">
            <text:p>289.942</text:p>
          </table:table-cell>
          <table:table-cell office:value-type="float" office:value="186.983" calcext:value-type="float">
            <text:p>186.983</text:p>
          </table:table-cell>
          <table:table-cell office:value-type="float" office:value="284.803" calcext:value-type="float">
            <text:p>284.803</text:p>
          </table:table-cell>
          <table:table-cell office:value-type="float" office:value="308" calcext:value-type="float">
            <text:p>308</text:p>
          </table:table-cell>
          <table:table-cell office:value-type="float" office:value="290" calcext:value-type="float">
            <text:p>290</text:p>
          </table:table-cell>
          <table:table-cell table:formula="of:=(([.A312]-[.C312])^2 + ([.B312]-[.D312])^2)^0.5" office:value-type="float" office:value="54.8831256854053" calcext:value-type="float">
            <text:p>54.8831256854</text:p>
          </table:table-cell>
          <table:table-cell table:formula="of:=[.E312]+[.F312]" office:value-type="float" office:value="598" calcext:value-type="float">
            <text:p>598</text:p>
          </table:table-cell>
          <table:table-cell table:formula="of:=SQRT([.H312])" office:value-type="float" office:value="24.454038521275" calcext:value-type="float">
            <text:p>24.4540385213</text:p>
          </table:table-cell>
          <table:table-cell table:formula="of:=[.G312]/[.I312]" office:value-type="float" office:value="2.244337909162" calcext:value-type="float">
            <text:p>2.2443379092</text:p>
          </table:table-cell>
        </table:table-row>
        <table:table-row table:style-name="ro1">
          <table:table-cell office:value-type="float" office:value="132.316" calcext:value-type="float">
            <text:p>132.316</text:p>
          </table:table-cell>
          <table:table-cell office:value-type="float" office:value="290.068" calcext:value-type="float">
            <text:p>290.068</text:p>
          </table:table-cell>
          <table:table-cell office:value-type="float" office:value="186.628" calcext:value-type="float">
            <text:p>186.628</text:p>
          </table:table-cell>
          <table:table-cell office:value-type="float" office:value="285.115" calcext:value-type="float">
            <text:p>285.115</text:p>
          </table:table-cell>
          <table:table-cell office:value-type="float" office:value="307" calcext:value-type="float">
            <text:p>307</text:p>
          </table:table-cell>
          <table:table-cell office:value-type="float" office:value="288" calcext:value-type="float">
            <text:p>288</text:p>
          </table:table-cell>
          <table:table-cell table:formula="of:=(([.A313]-[.C313])^2 + ([.B313]-[.D313])^2)^0.5" office:value-type="float" office:value="54.5373775772176" calcext:value-type="float">
            <text:p>54.5373775772</text:p>
          </table:table-cell>
          <table:table-cell table:formula="of:=[.E313]+[.F313]" office:value-type="float" office:value="595" calcext:value-type="float">
            <text:p>595</text:p>
          </table:table-cell>
          <table:table-cell table:formula="of:=SQRT([.H313])" office:value-type="float" office:value="24.3926218353009" calcext:value-type="float">
            <text:p>24.3926218353</text:p>
          </table:table-cell>
          <table:table-cell table:formula="of:=[.G313]/[.I313]" office:value-type="float" office:value="2.2358144993783" calcext:value-type="float">
            <text:p>2.2358144994</text:p>
          </table:table-cell>
        </table:table-row>
        <table:table-row table:style-name="ro1">
          <table:table-cell office:value-type="float" office:value="132.209" calcext:value-type="float">
            <text:p>132.209</text:p>
          </table:table-cell>
          <table:table-cell office:value-type="float" office:value="290.166" calcext:value-type="float">
            <text:p>290.166</text:p>
          </table:table-cell>
          <table:table-cell office:value-type="float" office:value="186.51" calcext:value-type="float">
            <text:p>186.51</text:p>
          </table:table-cell>
          <table:table-cell office:value-type="float" office:value="285.361" calcext:value-type="float">
            <text:p>285.361</text:p>
          </table:table-cell>
          <table:table-cell office:value-type="float" office:value="302" calcext:value-type="float">
            <text:p>302</text:p>
          </table:table-cell>
          <table:table-cell office:value-type="float" office:value="294" calcext:value-type="float">
            <text:p>294</text:p>
          </table:table-cell>
          <table:table-cell table:formula="of:=(([.A314]-[.C314])^2 + ([.B314]-[.D314])^2)^0.5" office:value-type="float" office:value="54.5131784617261" calcext:value-type="float">
            <text:p>54.5131784617</text:p>
          </table:table-cell>
          <table:table-cell table:formula="of:=[.E314]+[.F314]" office:value-type="float" office:value="596" calcext:value-type="float">
            <text:p>596</text:p>
          </table:table-cell>
          <table:table-cell table:formula="of:=SQRT([.H314])" office:value-type="float" office:value="24.4131112314674" calcext:value-type="float">
            <text:p>24.4131112315</text:p>
          </table:table-cell>
          <table:table-cell table:formula="of:=[.G314]/[.I314]" office:value-type="float" office:value="2.23294679423985" calcext:value-type="float">
            <text:p>2.2329467942</text:p>
          </table:table-cell>
        </table:table-row>
        <table:table-row table:style-name="ro1">
          <table:table-cell office:value-type="float" office:value="132.217" calcext:value-type="float">
            <text:p>132.217</text:p>
          </table:table-cell>
          <table:table-cell office:value-type="float" office:value="290.49" calcext:value-type="float">
            <text:p>290.49</text:p>
          </table:table-cell>
          <table:table-cell office:value-type="float" office:value="186.109" calcext:value-type="float">
            <text:p>186.109</text:p>
          </table:table-cell>
          <table:table-cell office:value-type="float" office:value="285.593" calcext:value-type="float">
            <text:p>285.593</text:p>
          </table:table-cell>
          <table:table-cell office:value-type="float" office:value="304" calcext:value-type="float">
            <text:p>304</text:p>
          </table:table-cell>
          <table:table-cell office:value-type="float" office:value="285" calcext:value-type="float">
            <text:p>285</text:p>
          </table:table-cell>
          <table:table-cell table:formula="of:=(([.A315]-[.C315])^2 + ([.B315]-[.D315])^2)^0.5" office:value-type="float" office:value="54.1140302786625" calcext:value-type="float">
            <text:p>54.1140302787</text:p>
          </table:table-cell>
          <table:table-cell table:formula="of:=[.E315]+[.F315]" office:value-type="float" office:value="589" calcext:value-type="float">
            <text:p>589</text:p>
          </table:table-cell>
          <table:table-cell table:formula="of:=SQRT([.H315])" office:value-type="float" office:value="24.2693221990232" calcext:value-type="float">
            <text:p>24.269322199</text:p>
          </table:table-cell>
          <table:table-cell table:formula="of:=[.G315]/[.I315]" office:value-type="float" office:value="2.22972977303999" calcext:value-type="float">
            <text:p>2.229729773</text:p>
          </table:table-cell>
        </table:table-row>
        <table:table-row table:style-name="ro1">
          <table:table-cell office:value-type="float" office:value="132.154" calcext:value-type="float">
            <text:p>132.154</text:p>
          </table:table-cell>
          <table:table-cell office:value-type="float" office:value="290.793" calcext:value-type="float">
            <text:p>290.793</text:p>
          </table:table-cell>
          <table:table-cell office:value-type="float" office:value="186.085" calcext:value-type="float">
            <text:p>186.085</text:p>
          </table:table-cell>
          <table:table-cell office:value-type="float" office:value="285.752" calcext:value-type="float">
            <text:p>285.752</text:p>
          </table:table-cell>
          <table:table-cell office:value-type="float" office:value="305" calcext:value-type="float">
            <text:p>305</text:p>
          </table:table-cell>
          <table:table-cell office:value-type="float" office:value="282" calcext:value-type="float">
            <text:p>282</text:p>
          </table:table-cell>
          <table:table-cell table:formula="of:=(([.A316]-[.C316])^2 + ([.B316]-[.D316])^2)^0.5" office:value-type="float" office:value="54.1660820255628" calcext:value-type="float">
            <text:p>54.1660820256</text:p>
          </table:table-cell>
          <table:table-cell table:formula="of:=[.E316]+[.F316]" office:value-type="float" office:value="587" calcext:value-type="float">
            <text:p>587</text:p>
          </table:table-cell>
          <table:table-cell table:formula="of:=SQRT([.H316])" office:value-type="float" office:value="24.2280828791714" calcext:value-type="float">
            <text:p>24.2280828792</text:p>
          </table:table-cell>
          <table:table-cell table:formula="of:=[.G316]/[.I316]" office:value-type="float" office:value="2.23567346602272" calcext:value-type="float">
            <text:p>2.235673466</text:p>
          </table:table-cell>
        </table:table-row>
        <table:table-row table:style-name="ro1">
          <table:table-cell office:value-type="float" office:value="131.977" calcext:value-type="float">
            <text:p>131.977</text:p>
          </table:table-cell>
          <table:table-cell office:value-type="float" office:value="290.793" calcext:value-type="float">
            <text:p>290.793</text:p>
          </table:table-cell>
          <table:table-cell office:value-type="float" office:value="185.745" calcext:value-type="float">
            <text:p>185.745</text:p>
          </table:table-cell>
          <table:table-cell office:value-type="float" office:value="286.131" calcext:value-type="float">
            <text:p>286.131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table:formula="of:=(([.A317]-[.C317])^2 + ([.B317]-[.D317])^2)^0.5" office:value-type="float" office:value="53.9697328879808" calcext:value-type="float">
            <text:p>53.969732888</text:p>
          </table:table-cell>
          <table:table-cell table:formula="of:=[.E317]+[.F317]" office:value-type="float" office:value="589" calcext:value-type="float">
            <text:p>589</text:p>
          </table:table-cell>
          <table:table-cell table:formula="of:=SQRT([.H317])" office:value-type="float" office:value="24.2693221990232" calcext:value-type="float">
            <text:p>24.269322199</text:p>
          </table:table-cell>
          <table:table-cell table:formula="of:=[.G317]/[.I317]" office:value-type="float" office:value="2.22378410263773" calcext:value-type="float">
            <text:p>2.2237841026</text:p>
          </table:table-cell>
        </table:table-row>
        <table:table-row table:style-name="ro1">
          <table:table-cell office:value-type="float" office:value="131.837" calcext:value-type="float">
            <text:p>131.837</text:p>
          </table:table-cell>
          <table:table-cell office:value-type="float" office:value="290.963" calcext:value-type="float">
            <text:p>290.963</text:p>
          </table:table-cell>
          <table:table-cell office:value-type="float" office:value="185.538" calcext:value-type="float">
            <text:p>185.538</text:p>
          </table:table-cell>
          <table:table-cell office:value-type="float" office:value="286.304" calcext:value-type="float">
            <text:p>286.304</text:p>
          </table:table-cell>
          <table:table-cell office:value-type="float" office:value="300" calcext:value-type="float">
            <text:p>300</text:p>
          </table:table-cell>
          <table:table-cell office:value-type="float" office:value="286" calcext:value-type="float">
            <text:p>286</text:p>
          </table:table-cell>
          <table:table-cell table:formula="of:=(([.A318]-[.C318])^2 + ([.B318]-[.D318])^2)^0.5" office:value-type="float" office:value="53.9027242539744" calcext:value-type="float">
            <text:p>53.902724254</text:p>
          </table:table-cell>
          <table:table-cell table:formula="of:=[.E318]+[.F318]" office:value-type="float" office:value="586" calcext:value-type="float">
            <text:p>586</text:p>
          </table:table-cell>
          <table:table-cell table:formula="of:=SQRT([.H318])" office:value-type="float" office:value="24.2074368738204" calcext:value-type="float">
            <text:p>24.2074368738</text:p>
          </table:table-cell>
          <table:table-cell table:formula="of:=[.G318]/[.I318]" office:value-type="float" office:value="2.22670101485501" calcext:value-type="float">
            <text:p>2.2267010149</text:p>
          </table:table-cell>
        </table:table-row>
        <table:table-row table:style-name="ro1">
          <table:table-cell office:value-type="float" office:value="131.729" calcext:value-type="float">
            <text:p>131.729</text:p>
          </table:table-cell>
          <table:table-cell office:value-type="float" office:value="291.139" calcext:value-type="float">
            <text:p>291.139</text:p>
          </table:table-cell>
          <table:table-cell office:value-type="float" office:value="185.295" calcext:value-type="float">
            <text:p>185.295</text:p>
          </table:table-cell>
          <table:table-cell office:value-type="float" office:value="286.402" calcext:value-type="float">
            <text:p>286.402</text:p>
          </table:table-cell>
          <table:table-cell office:value-type="float" office:value="295" calcext:value-type="float">
            <text:p>295</text:p>
          </table:table-cell>
          <table:table-cell office:value-type="float" office:value="281" calcext:value-type="float">
            <text:p>281</text:p>
          </table:table-cell>
          <table:table-cell table:formula="of:=(([.A319]-[.C319])^2 + ([.B319]-[.D319])^2)^0.5" office:value-type="float" office:value="53.7750455601852" calcext:value-type="float">
            <text:p>53.7750455602</text:p>
          </table:table-cell>
          <table:table-cell table:formula="of:=[.E319]+[.F319]" office:value-type="float" office:value="576" calcext:value-type="float">
            <text:p>576</text:p>
          </table:table-cell>
          <table:table-cell table:formula="of:=SQRT([.H319])" office:value-type="float" office:value="24" calcext:value-type="float">
            <text:p>24</text:p>
          </table:table-cell>
          <table:table-cell table:formula="of:=[.G319]/[.I319]" office:value-type="float" office:value="2.24062689834105" calcext:value-type="float">
            <text:p>2.2406268983</text:p>
          </table:table-cell>
        </table:table-row>
        <table:table-row table:style-name="ro1">
          <table:table-cell office:value-type="float" office:value="131.568" calcext:value-type="float">
            <text:p>131.568</text:p>
          </table:table-cell>
          <table:table-cell office:value-type="float" office:value="291.522" calcext:value-type="float">
            <text:p>291.522</text:p>
          </table:table-cell>
          <table:table-cell office:value-type="float" office:value="185.014" calcext:value-type="float">
            <text:p>185.014</text:p>
          </table:table-cell>
          <table:table-cell office:value-type="float" office:value="286.576" calcext:value-type="float">
            <text:p>286.576</text:p>
          </table:table-cell>
          <table:table-cell office:value-type="float" office:value="301" calcext:value-type="float">
            <text:p>301</text:p>
          </table:table-cell>
          <table:table-cell office:value-type="float" office:value="283" calcext:value-type="float">
            <text:p>283</text:p>
          </table:table-cell>
          <table:table-cell table:formula="of:=(([.A320]-[.C320])^2 + ([.B320]-[.D320])^2)^0.5" office:value-type="float" office:value="53.6743684825448" calcext:value-type="float">
            <text:p>53.6743684825</text:p>
          </table:table-cell>
          <table:table-cell table:formula="of:=[.E320]+[.F320]" office:value-type="float" office:value="584" calcext:value-type="float">
            <text:p>584</text:p>
          </table:table-cell>
          <table:table-cell table:formula="of:=SQRT([.H320])" office:value-type="float" office:value="24.1660919471891" calcext:value-type="float">
            <text:p>24.1660919472</text:p>
          </table:table-cell>
          <table:table-cell table:formula="of:=[.G320]/[.I320]" office:value-type="float" office:value="2.22106117115837" calcext:value-type="float">
            <text:p>2.2210611712</text:p>
          </table:table-cell>
        </table:table-row>
        <table:table-row table:style-name="ro1">
          <table:table-cell office:value-type="float" office:value="131.368" calcext:value-type="float">
            <text:p>131.368</text:p>
          </table:table-cell>
          <table:table-cell office:value-type="float" office:value="291.645" calcext:value-type="float">
            <text:p>291.645</text:p>
          </table:table-cell>
          <table:table-cell office:value-type="float" office:value="184.669" calcext:value-type="float">
            <text:p>184.669</text:p>
          </table:table-cell>
          <table:table-cell office:value-type="float" office:value="286.701" calcext:value-type="float">
            <text:p>286.701</text:p>
          </table:table-cell>
          <table:table-cell office:value-type="float" office:value="299" calcext:value-type="float">
            <text:p>299</text:p>
          </table:table-cell>
          <table:table-cell office:value-type="float" office:value="284" calcext:value-type="float">
            <text:p>284</text:p>
          </table:table-cell>
          <table:table-cell table:formula="of:=(([.A321]-[.C321])^2 + ([.B321]-[.D321])^2)^0.5" office:value-type="float" office:value="53.5298023254336" calcext:value-type="float">
            <text:p>53.5298023254</text:p>
          </table:table-cell>
          <table:table-cell table:formula="of:=[.E321]+[.F321]" office:value-type="float" office:value="583" calcext:value-type="float">
            <text:p>583</text:p>
          </table:table-cell>
          <table:table-cell table:formula="of:=SQRT([.H321])" office:value-type="float" office:value="24.1453929352993" calcext:value-type="float">
            <text:p>24.1453929353</text:p>
          </table:table-cell>
          <table:table-cell table:formula="of:=[.G321]/[.I321]" office:value-type="float" office:value="2.21697789176071" calcext:value-type="float">
            <text:p>2.2169778918</text:p>
          </table:table-cell>
        </table:table-row>
        <table:table-row table:style-name="ro1">
          <table:table-cell office:value-type="float" office:value="131.291" calcext:value-type="float">
            <text:p>131.291</text:p>
          </table:table-cell>
          <table:table-cell office:value-type="float" office:value="291.74" calcext:value-type="float">
            <text:p>291.74</text:p>
          </table:table-cell>
          <table:table-cell office:value-type="float" office:value="184.418" calcext:value-type="float">
            <text:p>184.418</text:p>
          </table:table-cell>
          <table:table-cell office:value-type="float" office:value="286.911" calcext:value-type="float">
            <text:p>286.911</text:p>
          </table:table-cell>
          <table:table-cell office:value-type="float" office:value="292" calcext:value-type="float">
            <text:p>292</text:p>
          </table:table-cell>
          <table:table-cell office:value-type="float" office:value="282" calcext:value-type="float">
            <text:p>282</text:p>
          </table:table-cell>
          <table:table-cell table:formula="of:=(([.A322]-[.C322])^2 + ([.B322]-[.D322])^2)^0.5" office:value-type="float" office:value="53.3460155025659" calcext:value-type="float">
            <text:p>53.3460155026</text:p>
          </table:table-cell>
          <table:table-cell table:formula="of:=[.E322]+[.F322]" office:value-type="float" office:value="574" calcext:value-type="float">
            <text:p>574</text:p>
          </table:table-cell>
          <table:table-cell table:formula="of:=SQRT([.H322])" office:value-type="float" office:value="23.9582971014219" calcext:value-type="float">
            <text:p>23.9582971014</text:p>
          </table:table-cell>
          <table:table-cell table:formula="of:=[.G322]/[.I322]" office:value-type="float" office:value="2.2266196665288" calcext:value-type="float">
            <text:p>2.2266196665</text:p>
          </table:table-cell>
        </table:table-row>
        <table:table-row table:style-name="ro1">
          <table:table-cell office:value-type="float" office:value="131.162" calcext:value-type="float">
            <text:p>131.162</text:p>
          </table:table-cell>
          <table:table-cell office:value-type="float" office:value="291.88" calcext:value-type="float">
            <text:p>291.88</text:p>
          </table:table-cell>
          <table:table-cell office:value-type="float" office:value="184.058" calcext:value-type="float">
            <text:p>184.058</text:p>
          </table:table-cell>
          <table:table-cell office:value-type="float" office:value="287.026" calcext:value-type="float">
            <text:p>287.026</text:p>
          </table:table-cell>
          <table:table-cell office:value-type="float" office:value="291" calcext:value-type="float">
            <text:p>291</text:p>
          </table:table-cell>
          <table:table-cell office:value-type="float" office:value="274" calcext:value-type="float">
            <text:p>274</text:p>
          </table:table-cell>
          <table:table-cell table:formula="of:=(([.A323]-[.C323])^2 + ([.B323]-[.D323])^2)^0.5" office:value-type="float" office:value="53.1182466954624" calcext:value-type="float">
            <text:p>53.1182466955</text:p>
          </table:table-cell>
          <table:table-cell table:formula="of:=[.E323]+[.F323]" office:value-type="float" office:value="565" calcext:value-type="float">
            <text:p>565</text:p>
          </table:table-cell>
          <table:table-cell table:formula="of:=SQRT([.H323])" office:value-type="float" office:value="23.7697286480094" calcext:value-type="float">
            <text:p>23.769728648</text:p>
          </table:table-cell>
          <table:table-cell table:formula="of:=[.G323]/[.I323]" office:value-type="float" office:value="2.23470143399852" calcext:value-type="float">
            <text:p>2.234701434</text:p>
          </table:table-cell>
        </table:table-row>
        <table:table-row table:style-name="ro1">
          <table:table-cell office:value-type="float" office:value="130.808" calcext:value-type="float">
            <text:p>130.808</text:p>
          </table:table-cell>
          <table:table-cell office:value-type="float" office:value="292.229" calcext:value-type="float">
            <text:p>292.229</text:p>
          </table:table-cell>
          <table:table-cell office:value-type="float" office:value="183.832" calcext:value-type="float">
            <text:p>183.832</text:p>
          </table:table-cell>
          <table:table-cell office:value-type="float" office:value="287.179" calcext:value-type="float">
            <text:p>287.179</text:p>
          </table:table-cell>
          <table:table-cell office:value-type="float" office:value="292" calcext:value-type="float">
            <text:p>292</text:p>
          </table:table-cell>
          <table:table-cell office:value-type="float" office:value="274" calcext:value-type="float">
            <text:p>274</text:p>
          </table:table-cell>
          <table:table-cell table:formula="of:=(([.A324]-[.C324])^2 + ([.B324]-[.D324])^2)^0.5" office:value-type="float" office:value="53.2639378566775" calcext:value-type="float">
            <text:p>53.2639378567</text:p>
          </table:table-cell>
          <table:table-cell table:formula="of:=[.E324]+[.F324]" office:value-type="float" office:value="566" calcext:value-type="float">
            <text:p>566</text:p>
          </table:table-cell>
          <table:table-cell table:formula="of:=SQRT([.H324])" office:value-type="float" office:value="23.7907545067406" calcext:value-type="float">
            <text:p>23.7907545067</text:p>
          </table:table-cell>
          <table:table-cell table:formula="of:=[.G324]/[.I324]" office:value-type="float" office:value="2.2388502996652" calcext:value-type="float">
            <text:p>2.2388502997</text:p>
          </table:table-cell>
        </table:table-row>
        <table:table-row table:style-name="ro1">
          <table:table-cell office:value-type="float" office:value="130.575" calcext:value-type="float">
            <text:p>130.575</text:p>
          </table:table-cell>
          <table:table-cell office:value-type="float" office:value="292.666" calcext:value-type="float">
            <text:p>292.666</text:p>
          </table:table-cell>
          <table:table-cell office:value-type="float" office:value="183.232" calcext:value-type="float">
            <text:p>183.232</text:p>
          </table:table-cell>
          <table:table-cell office:value-type="float" office:value="287.591" calcext:value-type="float">
            <text:p>287.591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table:formula="of:=(([.A325]-[.C325])^2 + ([.B325]-[.D325])^2)^0.5" office:value-type="float" office:value="52.9009950189975" calcext:value-type="float">
            <text:p>52.900995019</text:p>
          </table:table-cell>
          <table:table-cell table:formula="of:=[.E325]+[.F325]" office:value-type="float" office:value="563" calcext:value-type="float">
            <text:p>563</text:p>
          </table:table-cell>
          <table:table-cell table:formula="of:=SQRT([.H325])" office:value-type="float" office:value="23.7276210354093" calcext:value-type="float">
            <text:p>23.7276210354</text:p>
          </table:table-cell>
          <table:table-cell table:formula="of:=[.G325]/[.I325]" office:value-type="float" office:value="2.22951112292513" calcext:value-type="float">
            <text:p>2.2295111229</text:p>
          </table:table-cell>
        </table:table-row>
        <table:table-row table:style-name="ro1">
          <table:table-cell office:value-type="float" office:value="130.449" calcext:value-type="float">
            <text:p>130.449</text:p>
          </table:table-cell>
          <table:table-cell office:value-type="float" office:value="292.749" calcext:value-type="float">
            <text:p>292.749</text:p>
          </table:table-cell>
          <table:table-cell office:value-type="float" office:value="182.996" calcext:value-type="float">
            <text:p>182.996</text:p>
          </table:table-cell>
          <table:table-cell office:value-type="float" office:value="287.937" calcext:value-type="float">
            <text:p>287.937</text:p>
          </table:table-cell>
          <table:table-cell office:value-type="float" office:value="283" calcext:value-type="float">
            <text:p>283</text:p>
          </table:table-cell>
          <table:table-cell office:value-type="float" office:value="271" calcext:value-type="float">
            <text:p>271</text:p>
          </table:table-cell>
          <table:table-cell table:formula="of:=(([.A326]-[.C326])^2 + ([.B326]-[.D326])^2)^0.5" office:value-type="float" office:value="52.7668698427337" calcext:value-type="float">
            <text:p>52.7668698427</text:p>
          </table:table-cell>
          <table:table-cell table:formula="of:=[.E326]+[.F326]" office:value-type="float" office:value="554" calcext:value-type="float">
            <text:p>554</text:p>
          </table:table-cell>
          <table:table-cell table:formula="of:=SQRT([.H326])" office:value-type="float" office:value="23.5372045918796" calcext:value-type="float">
            <text:p>23.5372045919</text:p>
          </table:table-cell>
          <table:table-cell table:formula="of:=[.G326]/[.I326]" office:value-type="float" office:value="2.24184947863088" calcext:value-type="float">
            <text:p>2.2418494786</text:p>
          </table:table-cell>
        </table:table-row>
        <table:table-row table:style-name="ro1">
          <table:table-cell office:value-type="float" office:value="130.433" calcext:value-type="float">
            <text:p>130.433</text:p>
          </table:table-cell>
          <table:table-cell office:value-type="float" office:value="292.68" calcext:value-type="float">
            <text:p>292.68</text:p>
          </table:table-cell>
          <table:table-cell office:value-type="float" office:value="182.8" calcext:value-type="float">
            <text:p>182.8</text:p>
          </table:table-cell>
          <table:table-cell office:value-type="float" office:value="288.048" calcext:value-type="float">
            <text:p>288.048</text:p>
          </table:table-cell>
          <table:table-cell office:value-type="float" office:value="284" calcext:value-type="float">
            <text:p>284</text:p>
          </table:table-cell>
          <table:table-cell office:value-type="float" office:value="270" calcext:value-type="float">
            <text:p>270</text:p>
          </table:table-cell>
          <table:table-cell table:formula="of:=(([.A327]-[.C327])^2 + ([.B327]-[.D327])^2)^0.5" office:value-type="float" office:value="52.5714572082609" calcext:value-type="float">
            <text:p>52.5714572083</text:p>
          </table:table-cell>
          <table:table-cell table:formula="of:=[.E327]+[.F327]" office:value-type="float" office:value="554" calcext:value-type="float">
            <text:p>554</text:p>
          </table:table-cell>
          <table:table-cell table:formula="of:=SQRT([.H327])" office:value-type="float" office:value="23.5372045918796" calcext:value-type="float">
            <text:p>23.5372045919</text:p>
          </table:table-cell>
          <table:table-cell table:formula="of:=[.G327]/[.I327]" office:value-type="float" office:value="2.23354719134311" calcext:value-type="float">
            <text:p>2.2335471913</text:p>
          </table:table-cell>
        </table:table-row>
        <table:table-row table:style-name="ro1">
          <table:table-cell office:value-type="float" office:value="130.312" calcext:value-type="float">
            <text:p>130.312</text:p>
          </table:table-cell>
          <table:table-cell office:value-type="float" office:value="292.902" calcext:value-type="float">
            <text:p>292.902</text:p>
          </table:table-cell>
          <table:table-cell office:value-type="float" office:value="182.364" calcext:value-type="float">
            <text:p>182.364</text:p>
          </table:table-cell>
          <table:table-cell office:value-type="float" office:value="288.217" calcext:value-type="float">
            <text:p>288.217</text:p>
          </table:table-cell>
          <table:table-cell office:value-type="float" office:value="285" calcext:value-type="float">
            <text:p>285</text:p>
          </table:table-cell>
          <table:table-cell office:value-type="float" office:value="272" calcext:value-type="float">
            <text:p>272</text:p>
          </table:table-cell>
          <table:table-cell table:formula="of:=(([.A328]-[.C328])^2 + ([.B328]-[.D328])^2)^0.5" office:value-type="float" office:value="52.2624141137778" calcext:value-type="float">
            <text:p>52.2624141138</text:p>
          </table:table-cell>
          <table:table-cell table:formula="of:=[.E328]+[.F328]" office:value-type="float" office:value="557" calcext:value-type="float">
            <text:p>557</text:p>
          </table:table-cell>
          <table:table-cell table:formula="of:=SQRT([.H328])" office:value-type="float" office:value="23.6008474424119" calcext:value-type="float">
            <text:p>23.6008474424</text:p>
          </table:table-cell>
          <table:table-cell table:formula="of:=[.G328]/[.I328]" office:value-type="float" office:value="2.21442955560399" calcext:value-type="float">
            <text:p>2.2144295556</text:p>
          </table:table-cell>
        </table:table-row>
        <table:table-row table:style-name="ro1">
          <table:table-cell office:value-type="float" office:value="130.186" calcext:value-type="float">
            <text:p>130.186</text:p>
          </table:table-cell>
          <table:table-cell office:value-type="float" office:value="293.204" calcext:value-type="float">
            <text:p>293.204</text:p>
          </table:table-cell>
          <table:table-cell office:value-type="float" office:value="182.299" calcext:value-type="float">
            <text:p>182.299</text:p>
          </table:table-cell>
          <table:table-cell office:value-type="float" office:value="288.328" calcext:value-type="float">
            <text:p>288.328</text:p>
          </table:table-cell>
          <table:table-cell office:value-type="float" office:value="279" calcext:value-type="float">
            <text:p>279</text:p>
          </table:table-cell>
          <table:table-cell office:value-type="float" office:value="271" calcext:value-type="float">
            <text:p>271</text:p>
          </table:table-cell>
          <table:table-cell table:formula="of:=(([.A329]-[.C329])^2 + ([.B329]-[.D329])^2)^0.5" office:value-type="float" office:value="52.3406165897957" calcext:value-type="float">
            <text:p>52.3406165898</text:p>
          </table:table-cell>
          <table:table-cell table:formula="of:=[.E329]+[.F329]" office:value-type="float" office:value="550" calcext:value-type="float">
            <text:p>550</text:p>
          </table:table-cell>
          <table:table-cell table:formula="of:=SQRT([.H329])" office:value-type="float" office:value="23.4520787991171" calcext:value-type="float">
            <text:p>23.4520787991</text:p>
          </table:table-cell>
          <table:table-cell table:formula="of:=[.G329]/[.I329]" office:value-type="float" office:value="2.23181139028776" calcext:value-type="float">
            <text:p>2.2318113903</text:p>
          </table:table-cell>
        </table:table-row>
        <table:table-row table:style-name="ro1">
          <table:table-cell office:value-type="float" office:value="130.068" calcext:value-type="float">
            <text:p>130.068</text:p>
          </table:table-cell>
          <table:table-cell office:value-type="float" office:value="293.31" calcext:value-type="float">
            <text:p>293.31</text:p>
          </table:table-cell>
          <table:table-cell office:value-type="float" office:value="182.011" calcext:value-type="float">
            <text:p>182.011</text:p>
          </table:table-cell>
          <table:table-cell office:value-type="float" office:value="288.485" calcext:value-type="float">
            <text:p>288.485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table:formula="of:=(([.A330]-[.C330])^2 + ([.B330]-[.D330])^2)^0.5" office:value-type="float" office:value="52.1666164706894" calcext:value-type="float">
            <text:p>52.1666164707</text:p>
          </table:table-cell>
          <table:table-cell table:formula="of:=[.E330]+[.F330]" office:value-type="float" office:value="549" calcext:value-type="float">
            <text:p>549</text:p>
          </table:table-cell>
          <table:table-cell table:formula="of:=SQRT([.H330])" office:value-type="float" office:value="23.43074902772" calcext:value-type="float">
            <text:p>23.4307490277</text:p>
          </table:table-cell>
          <table:table-cell table:formula="of:=[.G330]/[.I330]" office:value-type="float" office:value="2.22641693652103" calcext:value-type="float">
            <text:p>2.2264169365</text:p>
          </table:table-cell>
        </table:table-row>
        <table:table-row table:style-name="ro1">
          <table:table-cell office:value-type="float" office:value="129.795" calcext:value-type="float">
            <text:p>129.795</text:p>
          </table:table-cell>
          <table:table-cell office:value-type="float" office:value="293.594" calcext:value-type="float">
            <text:p>293.594</text:p>
          </table:table-cell>
          <table:table-cell office:value-type="float" office:value="181.883" calcext:value-type="float">
            <text:p>181.883</text:p>
          </table:table-cell>
          <table:table-cell office:value-type="float" office:value="288.82" calcext:value-type="float">
            <text:p>288.82</text:p>
          </table:table-cell>
          <table:table-cell office:value-type="float" office:value="283" calcext:value-type="float">
            <text:p>283</text:p>
          </table:table-cell>
          <table:table-cell office:value-type="float" office:value="266" calcext:value-type="float">
            <text:p>266</text:p>
          </table:table-cell>
          <table:table-cell table:formula="of:=(([.A331]-[.C331])^2 + ([.B331]-[.D331])^2)^0.5" office:value-type="float" office:value="52.3063172093009" calcext:value-type="float">
            <text:p>52.3063172093</text:p>
          </table:table-cell>
          <table:table-cell table:formula="of:=[.E331]+[.F331]" office:value-type="float" office:value="549" calcext:value-type="float">
            <text:p>549</text:p>
          </table:table-cell>
          <table:table-cell table:formula="of:=SQRT([.H331])" office:value-type="float" office:value="23.43074902772" calcext:value-type="float">
            <text:p>23.4307490277</text:p>
          </table:table-cell>
          <table:table-cell table:formula="of:=[.G331]/[.I331]" office:value-type="float" office:value="2.23237921875307" calcext:value-type="float">
            <text:p>2.2323792188</text:p>
          </table:table-cell>
        </table:table-row>
        <table:table-row table:style-name="ro1">
          <table:table-cell office:value-type="float" office:value="129.75" calcext:value-type="float">
            <text:p>129.75</text:p>
          </table:table-cell>
          <table:table-cell office:value-type="float" office:value="293.568" calcext:value-type="float">
            <text:p>293.568</text:p>
          </table:table-cell>
          <table:table-cell office:value-type="float" office:value="181.693" calcext:value-type="float">
            <text:p>181.693</text:p>
          </table:table-cell>
          <table:table-cell office:value-type="float" office:value="288.936" calcext:value-type="float">
            <text:p>288.936</text:p>
          </table:table-cell>
          <table:table-cell office:value-type="float" office:value="280" calcext:value-type="float">
            <text:p>280</text:p>
          </table:table-cell>
          <table:table-cell office:value-type="float" office:value="267" calcext:value-type="float">
            <text:p>267</text:p>
          </table:table-cell>
          <table:table-cell table:formula="of:=(([.A332]-[.C332])^2 + ([.B332]-[.D332])^2)^0.5" office:value-type="float" office:value="52.1491195802959" calcext:value-type="float">
            <text:p>52.1491195803</text:p>
          </table:table-cell>
          <table:table-cell table:formula="of:=[.E332]+[.F332]" office:value-type="float" office:value="547" calcext:value-type="float">
            <text:p>547</text:p>
          </table:table-cell>
          <table:table-cell table:formula="of:=SQRT([.H332])" office:value-type="float" office:value="23.388031127053" calcext:value-type="float">
            <text:p>23.3880311271</text:p>
          </table:table-cell>
          <table:table-cell table:formula="of:=[.G332]/[.I332]" office:value-type="float" office:value="2.22973534185077" calcext:value-type="float">
            <text:p>2.2297353419</text:p>
          </table:table-cell>
        </table:table-row>
        <table:table-row table:style-name="ro1">
          <table:table-cell office:value-type="float" office:value="129.712" calcext:value-type="float">
            <text:p>129.712</text:p>
          </table:table-cell>
          <table:table-cell office:value-type="float" office:value="293.655" calcext:value-type="float">
            <text:p>293.655</text:p>
          </table:table-cell>
          <table:table-cell office:value-type="float" office:value="181.488" calcext:value-type="float">
            <text:p>181.488</text:p>
          </table:table-cell>
          <table:table-cell office:value-type="float" office:value="289.176" calcext:value-type="float">
            <text:p>289.176</text:p>
          </table:table-cell>
          <table:table-cell office:value-type="float" office:value="278" calcext:value-type="float">
            <text:p>278</text:p>
          </table:table-cell>
          <table:table-cell office:value-type="float" office:value="256" calcext:value-type="float">
            <text:p>256</text:p>
          </table:table-cell>
          <table:table-cell table:formula="of:=(([.A333]-[.C333])^2 + ([.B333]-[.D333])^2)^0.5" office:value-type="float" office:value="51.9693719126949" calcext:value-type="float">
            <text:p>51.9693719127</text:p>
          </table:table-cell>
          <table:table-cell table:formula="of:=[.E333]+[.F333]" office:value-type="float" office:value="534" calcext:value-type="float">
            <text:p>534</text:p>
          </table:table-cell>
          <table:table-cell table:formula="of:=SQRT([.H333])" office:value-type="float" office:value="23.1084400165827" calcext:value-type="float">
            <text:p>23.1084400166</text:p>
          </table:table-cell>
          <table:table-cell table:formula="of:=[.G333]/[.I333]" office:value-type="float" office:value="2.24893466955803" calcext:value-type="float">
            <text:p>2.2489346696</text:p>
          </table:table-cell>
        </table:table-row>
        <table:table-row table:style-name="ro1">
          <table:table-cell office:value-type="float" office:value="129.601" calcext:value-type="float">
            <text:p>129.601</text:p>
          </table:table-cell>
          <table:table-cell office:value-type="float" office:value="293.764" calcext:value-type="float">
            <text:p>293.764</text:p>
          </table:table-cell>
          <table:table-cell office:value-type="float" office:value="181.239" calcext:value-type="float">
            <text:p>181.239</text:p>
          </table:table-cell>
          <table:table-cell office:value-type="float" office:value="289.193" calcext:value-type="float">
            <text:p>289.193</text:p>
          </table:table-cell>
          <table:table-cell office:value-type="float" office:value="276" calcext:value-type="float">
            <text:p>276</text:p>
          </table:table-cell>
          <table:table-cell office:value-type="float" office:value="264" calcext:value-type="float">
            <text:p>264</text:p>
          </table:table-cell>
          <table:table-cell table:formula="of:=(([.A334]-[.C334])^2 + ([.B334]-[.D334])^2)^0.5" office:value-type="float" office:value="51.8399178722343" calcext:value-type="float">
            <text:p>51.8399178722</text:p>
          </table:table-cell>
          <table:table-cell table:formula="of:=[.E334]+[.F334]" office:value-type="float" office:value="540" calcext:value-type="float">
            <text:p>540</text:p>
          </table:table-cell>
          <table:table-cell table:formula="of:=SQRT([.H334])" office:value-type="float" office:value="23.2379000772445" calcext:value-type="float">
            <text:p>23.2379000772</text:p>
          </table:table-cell>
          <table:table-cell table:formula="of:=[.G334]/[.I334]" office:value-type="float" office:value="2.23083487319915" calcext:value-type="float">
            <text:p>2.2308348732</text:p>
          </table:table-cell>
        </table:table-row>
        <table:table-row table:style-name="ro1">
          <table:table-cell office:value-type="float" office:value="129.566" calcext:value-type="float">
            <text:p>129.566</text:p>
          </table:table-cell>
          <table:table-cell office:value-type="float" office:value="294.066" calcext:value-type="float">
            <text:p>294.066</text:p>
          </table:table-cell>
          <table:table-cell office:value-type="float" office:value="181.05" calcext:value-type="float">
            <text:p>181.05</text:p>
          </table:table-cell>
          <table:table-cell office:value-type="float" office:value="289.233" calcext:value-type="float">
            <text:p>289.23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table:formula="of:=(([.A335]-[.C335])^2 + ([.B335]-[.D335])^2)^0.5" office:value-type="float" office:value="51.7103485290904" calcext:value-type="float">
            <text:p>51.7103485291</text:p>
          </table:table-cell>
          <table:table-cell table:formula="of:=[.E335]+[.F335]" office:value-type="float" office:value="534" calcext:value-type="float">
            <text:p>534</text:p>
          </table:table-cell>
          <table:table-cell table:formula="of:=SQRT([.H335])" office:value-type="float" office:value="23.1084400165827" calcext:value-type="float">
            <text:p>23.1084400166</text:p>
          </table:table-cell>
          <table:table-cell table:formula="of:=[.G335]/[.I335]" office:value-type="float" office:value="2.23772563150013" calcext:value-type="float">
            <text:p>2.2377256315</text:p>
          </table:table-cell>
        </table:table-row>
        <table:table-row table:style-name="ro1">
          <table:table-cell office:value-type="float" office:value="129.457" calcext:value-type="float">
            <text:p>129.457</text:p>
          </table:table-cell>
          <table:table-cell office:value-type="float" office:value="294.27" calcext:value-type="float">
            <text:p>294.27</text:p>
          </table:table-cell>
          <table:table-cell office:value-type="float" office:value="180.922" calcext:value-type="float">
            <text:p>180.922</text:p>
          </table:table-cell>
          <table:table-cell office:value-type="float" office:value="289.527" calcext:value-type="float">
            <text:p>289.527</text:p>
          </table:table-cell>
          <table:table-cell office:value-type="float" office:value="278" calcext:value-type="float">
            <text:p>278</text:p>
          </table:table-cell>
          <table:table-cell office:value-type="float" office:value="256" calcext:value-type="float">
            <text:p>256</text:p>
          </table:table-cell>
          <table:table-cell table:formula="of:=(([.A336]-[.C336])^2 + ([.B336]-[.D336])^2)^0.5" office:value-type="float" office:value="51.6830946635358" calcext:value-type="float">
            <text:p>51.6830946635</text:p>
          </table:table-cell>
          <table:table-cell table:formula="of:=[.E336]+[.F336]" office:value-type="float" office:value="534" calcext:value-type="float">
            <text:p>534</text:p>
          </table:table-cell>
          <table:table-cell table:formula="of:=SQRT([.H336])" office:value-type="float" office:value="23.1084400165827" calcext:value-type="float">
            <text:p>23.1084400166</text:p>
          </table:table-cell>
          <table:table-cell table:formula="of:=[.G336]/[.I336]" office:value-type="float" office:value="2.23654624139266" calcext:value-type="float">
            <text:p>2.2365462414</text:p>
          </table:table-cell>
        </table:table-row>
        <table:table-row table:style-name="ro1">
          <table:table-cell office:value-type="float" office:value="129.425" calcext:value-type="float">
            <text:p>129.425</text:p>
          </table:table-cell>
          <table:table-cell office:value-type="float" office:value="294.415" calcext:value-type="float">
            <text:p>294.415</text:p>
          </table:table-cell>
          <table:table-cell office:value-type="float" office:value="180.674" calcext:value-type="float">
            <text:p>180.674</text:p>
          </table:table-cell>
          <table:table-cell office:value-type="float" office:value="289.578" calcext:value-type="float">
            <text:p>289.578</text:p>
          </table:table-cell>
          <table:table-cell office:value-type="float" office:value="275" calcext:value-type="float">
            <text:p>275</text:p>
          </table:table-cell>
          <table:table-cell office:value-type="float" office:value="258" calcext:value-type="float">
            <text:p>258</text:p>
          </table:table-cell>
          <table:table-cell table:formula="of:=(([.A337]-[.C337])^2 + ([.B337]-[.D337])^2)^0.5" office:value-type="float" office:value="51.4767575707717" calcext:value-type="float">
            <text:p>51.4767575708</text:p>
          </table:table-cell>
          <table:table-cell table:formula="of:=[.E337]+[.F337]" office:value-type="float" office:value="533" calcext:value-type="float">
            <text:p>533</text:p>
          </table:table-cell>
          <table:table-cell table:formula="of:=SQRT([.H337])" office:value-type="float" office:value="23.0867927612304" calcext:value-type="float">
            <text:p>23.0867927612</text:p>
          </table:table-cell>
          <table:table-cell table:formula="of:=[.G337]/[.I337]" office:value-type="float" office:value="2.22970588003096" calcext:value-type="float">
            <text:p>2.22970588</text:p>
          </table:table-cell>
        </table:table-row>
        <table:table-row table:style-name="ro1">
          <table:table-cell office:value-type="float" office:value="129.496" calcext:value-type="float">
            <text:p>129.496</text:p>
          </table:table-cell>
          <table:table-cell office:value-type="float" office:value="294.431" calcext:value-type="float">
            <text:p>294.431</text:p>
          </table:table-cell>
          <table:table-cell office:value-type="float" office:value="180.574" calcext:value-type="float">
            <text:p>180.574</text:p>
          </table:table-cell>
          <table:table-cell office:value-type="float" office:value="289.75" calcext:value-type="float">
            <text:p>289.75</text:p>
          </table:table-cell>
          <table:table-cell office:value-type="float" office:value="274" calcext:value-type="float">
            <text:p>274</text:p>
          </table:table-cell>
          <table:table-cell office:value-type="float" office:value="256" calcext:value-type="float">
            <text:p>256</text:p>
          </table:table-cell>
          <table:table-cell table:formula="of:=(([.A338]-[.C338])^2 + ([.B338]-[.D338])^2)^0.5" office:value-type="float" office:value="51.2920446560673" calcext:value-type="float">
            <text:p>51.2920446561</text:p>
          </table:table-cell>
          <table:table-cell table:formula="of:=[.E338]+[.F338]" office:value-type="float" office:value="530" calcext:value-type="float">
            <text:p>530</text:p>
          </table:table-cell>
          <table:table-cell table:formula="of:=SQRT([.H338])" office:value-type="float" office:value="23.0217288664427" calcext:value-type="float">
            <text:p>23.0217288664</text:p>
          </table:table-cell>
          <table:table-cell table:formula="of:=[.G338]/[.I338]" office:value-type="float" office:value="2.22798404731595" calcext:value-type="float">
            <text:p>2.2279840473</text:p>
          </table:table-cell>
        </table:table-row>
        <table:table-row table:style-name="ro1">
          <table:table-cell office:value-type="float" office:value="129.484" calcext:value-type="float">
            <text:p>129.484</text:p>
          </table:table-cell>
          <table:table-cell office:value-type="float" office:value="294.476" calcext:value-type="float">
            <text:p>294.476</text:p>
          </table:table-cell>
          <table:table-cell office:value-type="float" office:value="180.518" calcext:value-type="float">
            <text:p>180.518</text:p>
          </table:table-cell>
          <table:table-cell office:value-type="float" office:value="290.036" calcext:value-type="float">
            <text:p>290.036</text:p>
          </table:table-cell>
          <table:table-cell office:value-type="float" office:value="275" calcext:value-type="float">
            <text:p>275</text:p>
          </table:table-cell>
          <table:table-cell office:value-type="float" office:value="253" calcext:value-type="float">
            <text:p>253</text:p>
          </table:table-cell>
          <table:table-cell table:formula="of:=(([.A339]-[.C339])^2 + ([.B339]-[.D339])^2)^0.5" office:value-type="float" office:value="51.2267777241552" calcext:value-type="float">
            <text:p>51.2267777242</text:p>
          </table:table-cell>
          <table:table-cell table:formula="of:=[.E339]+[.F339]" office:value-type="float" office:value="528" calcext:value-type="float">
            <text:p>528</text:p>
          </table:table-cell>
          <table:table-cell table:formula="of:=SQRT([.H339])" office:value-type="float" office:value="22.9782505861521" calcext:value-type="float">
            <text:p>22.9782505862</text:p>
          </table:table-cell>
          <table:table-cell table:formula="of:=[.G339]/[.I339]" office:value-type="float" office:value="2.22935934709612" calcext:value-type="float">
            <text:p>2.2293593471</text:p>
          </table:table-cell>
        </table:table-row>
        <table:table-row table:style-name="ro1">
          <table:table-cell office:value-type="float" office:value="129.489" calcext:value-type="float">
            <text:p>129.489</text:p>
          </table:table-cell>
          <table:table-cell office:value-type="float" office:value="294.951" calcext:value-type="float">
            <text:p>294.951</text:p>
          </table:table-cell>
          <table:table-cell office:value-type="float" office:value="180.42" calcext:value-type="float">
            <text:p>180.42</text:p>
          </table:table-cell>
          <table:table-cell office:value-type="float" office:value="290.302" calcext:value-type="float">
            <text:p>290.302</text:p>
          </table:table-cell>
          <table:table-cell office:value-type="float" office:value="266" calcext:value-type="float">
            <text:p>266</text:p>
          </table:table-cell>
          <table:table-cell office:value-type="float" office:value="255" calcext:value-type="float">
            <text:p>255</text:p>
          </table:table-cell>
          <table:table-cell table:formula="of:=(([.A340]-[.C340])^2 + ([.B340]-[.D340])^2)^0.5" office:value-type="float" office:value="51.1427410489504" calcext:value-type="float">
            <text:p>51.142741049</text:p>
          </table:table-cell>
          <table:table-cell table:formula="of:=[.E340]+[.F340]" office:value-type="float" office:value="521" calcext:value-type="float">
            <text:p>521</text:p>
          </table:table-cell>
          <table:table-cell table:formula="of:=SQRT([.H340])" office:value-type="float" office:value="22.8254244210267" calcext:value-type="float">
            <text:p>22.825424421</text:p>
          </table:table-cell>
          <table:table-cell table:formula="of:=[.G340]/[.I340]" office:value-type="float" office:value="2.24060416602103" calcext:value-type="float">
            <text:p>2.240604166</text:p>
          </table:table-cell>
        </table:table-row>
        <table:table-row table:style-name="ro1">
          <table:table-cell office:value-type="float" office:value="129.519" calcext:value-type="float">
            <text:p>129.519</text:p>
          </table:table-cell>
          <table:table-cell office:value-type="float" office:value="295.011" calcext:value-type="float">
            <text:p>295.011</text:p>
          </table:table-cell>
          <table:table-cell office:value-type="float" office:value="180.217" calcext:value-type="float">
            <text:p>180.217</text:p>
          </table:table-cell>
          <table:table-cell office:value-type="float" office:value="290.266" calcext:value-type="float">
            <text:p>290.266</text:p>
          </table:table-cell>
          <table:table-cell office:value-type="float" office:value="268" calcext:value-type="float">
            <text:p>268</text:p>
          </table:table-cell>
          <table:table-cell office:value-type="float" office:value="263" calcext:value-type="float">
            <text:p>263</text:p>
          </table:table-cell>
          <table:table-cell table:formula="of:=(([.A341]-[.C341])^2 + ([.B341]-[.D341])^2)^0.5" office:value-type="float" office:value="50.9195662687734" calcext:value-type="float">
            <text:p>50.9195662688</text:p>
          </table:table-cell>
          <table:table-cell table:formula="of:=[.E341]+[.F341]" office:value-type="float" office:value="531" calcext:value-type="float">
            <text:p>531</text:p>
          </table:table-cell>
          <table:table-cell table:formula="of:=SQRT([.H341])" office:value-type="float" office:value="23.0434372436058" calcext:value-type="float">
            <text:p>23.0434372436</text:p>
          </table:table-cell>
          <table:table-cell table:formula="of:=[.G341]/[.I341]" office:value-type="float" office:value="2.20972096004916" calcext:value-type="float">
            <text:p>2.20972096</text:p>
          </table:table-cell>
        </table:table-row>
        <table:table-row table:style-name="ro1">
          <table:table-cell office:value-type="float" office:value="129.564" calcext:value-type="float">
            <text:p>129.564</text:p>
          </table:table-cell>
          <table:table-cell office:value-type="float" office:value="295.064" calcext:value-type="float">
            <text:p>295.064</text:p>
          </table:table-cell>
          <table:table-cell office:value-type="float" office:value="180.296" calcext:value-type="float">
            <text:p>180.296</text:p>
          </table:table-cell>
          <table:table-cell office:value-type="float" office:value="290.621" calcext:value-type="float">
            <text:p>290.621</text:p>
          </table:table-cell>
          <table:table-cell office:value-type="float" office:value="266" calcext:value-type="float">
            <text:p>266</text:p>
          </table:table-cell>
          <table:table-cell office:value-type="float" office:value="253" calcext:value-type="float">
            <text:p>253</text:p>
          </table:table-cell>
          <table:table-cell table:formula="of:=(([.A342]-[.C342])^2 + ([.B342]-[.D342])^2)^0.5" office:value-type="float" office:value="50.9261825881344" calcext:value-type="float">
            <text:p>50.9261825881</text:p>
          </table:table-cell>
          <table:table-cell table:formula="of:=[.E342]+[.F342]" office:value-type="float" office:value="519" calcext:value-type="float">
            <text:p>519</text:p>
          </table:table-cell>
          <table:table-cell table:formula="of:=SQRT([.H342])" office:value-type="float" office:value="22.781571499789" calcext:value-type="float">
            <text:p>22.7815714998</text:p>
          </table:table-cell>
          <table:table-cell table:formula="of:=[.G342]/[.I342]" office:value-type="float" office:value="2.23541130990924" calcext:value-type="float">
            <text:p>2.2354113099</text:p>
          </table:table-cell>
        </table:table-row>
        <table:table-row table:style-name="ro1">
          <table:table-cell office:value-type="float" office:value="129.477" calcext:value-type="float">
            <text:p>129.477</text:p>
          </table:table-cell>
          <table:table-cell office:value-type="float" office:value="295.237" calcext:value-type="float">
            <text:p>295.237</text:p>
          </table:table-cell>
          <table:table-cell office:value-type="float" office:value="180.222" calcext:value-type="float">
            <text:p>180.222</text:p>
          </table:table-cell>
          <table:table-cell office:value-type="float" office:value="290.714" calcext:value-type="float">
            <text:p>290.714</text:p>
          </table:table-cell>
          <table:table-cell office:value-type="float" office:value="266" calcext:value-type="float">
            <text:p>266</text:p>
          </table:table-cell>
          <table:table-cell office:value-type="float" office:value="248" calcext:value-type="float">
            <text:p>248</text:p>
          </table:table-cell>
          <table:table-cell table:formula="of:=(([.A343]-[.C343])^2 + ([.B343]-[.D343])^2)^0.5" office:value-type="float" office:value="50.946173104562" calcext:value-type="float">
            <text:p>50.9461731046</text:p>
          </table:table-cell>
          <table:table-cell table:formula="of:=[.E343]+[.F343]" office:value-type="float" office:value="514" calcext:value-type="float">
            <text:p>514</text:p>
          </table:table-cell>
          <table:table-cell table:formula="of:=SQRT([.H343])" office:value-type="float" office:value="22.6715680975093" calcext:value-type="float">
            <text:p>22.6715680975</text:p>
          </table:table-cell>
          <table:table-cell table:formula="of:=[.G343]/[.I343]" office:value-type="float" office:value="2.24713936351668" calcext:value-type="float">
            <text:p>2.2471393635</text:p>
          </table:table-cell>
        </table:table-row>
        <table:table-row table:style-name="ro1">
          <table:table-cell office:value-type="float" office:value="129.469" calcext:value-type="float">
            <text:p>129.469</text:p>
          </table:table-cell>
          <table:table-cell office:value-type="float" office:value="295.472" calcext:value-type="float">
            <text:p>295.472</text:p>
          </table:table-cell>
          <table:table-cell office:value-type="float" office:value="180.08" calcext:value-type="float">
            <text:p>180.08</text:p>
          </table:table-cell>
          <table:table-cell office:value-type="float" office:value="290.729" calcext:value-type="float">
            <text:p>290.729</text:p>
          </table:table-cell>
          <table:table-cell office:value-type="float" office:value="271" calcext:value-type="float">
            <text:p>271</text:p>
          </table:table-cell>
          <table:table-cell office:value-type="float" office:value="251" calcext:value-type="float">
            <text:p>251</text:p>
          </table:table-cell>
          <table:table-cell table:formula="of:=(([.A344]-[.C344])^2 + ([.B344]-[.D344])^2)^0.5" office:value-type="float" office:value="50.8327588273547" calcext:value-type="float">
            <text:p>50.8327588274</text:p>
          </table:table-cell>
          <table:table-cell table:formula="of:=[.E344]+[.F344]" office:value-type="float" office:value="522" calcext:value-type="float">
            <text:p>522</text:p>
          </table:table-cell>
          <table:table-cell table:formula="of:=SQRT([.H344])" office:value-type="float" office:value="22.8473193175917" calcext:value-type="float">
            <text:p>22.8473193176</text:p>
          </table:table-cell>
          <table:table-cell table:formula="of:=[.G344]/[.I344]" office:value-type="float" office:value="2.22488941134617" calcext:value-type="float">
            <text:p>2.2248894113</text:p>
          </table:table-cell>
        </table:table-row>
        <table:table-row table:style-name="ro1">
          <table:table-cell office:value-type="float" office:value="129.425" calcext:value-type="float">
            <text:p>129.425</text:p>
          </table:table-cell>
          <table:table-cell office:value-type="float" office:value="295.463" calcext:value-type="float">
            <text:p>295.463</text:p>
          </table:table-cell>
          <table:table-cell office:value-type="float" office:value="179.847" calcext:value-type="float">
            <text:p>179.847</text:p>
          </table:table-cell>
          <table:table-cell office:value-type="float" office:value="291.012" calcext:value-type="float">
            <text:p>291.012</text:p>
          </table:table-cell>
          <table:table-cell office:value-type="float" office:value="268" calcext:value-type="float">
            <text:p>268</text:p>
          </table:table-cell>
          <table:table-cell office:value-type="float" office:value="249" calcext:value-type="float">
            <text:p>249</text:p>
          </table:table-cell>
          <table:table-cell table:formula="of:=(([.A345]-[.C345])^2 + ([.B345]-[.D345])^2)^0.5" office:value-type="float" office:value="50.6180746868152" calcext:value-type="float">
            <text:p>50.6180746868</text:p>
          </table:table-cell>
          <table:table-cell table:formula="of:=[.E345]+[.F345]" office:value-type="float" office:value="517" calcext:value-type="float">
            <text:p>517</text:p>
          </table:table-cell>
          <table:table-cell table:formula="of:=SQRT([.H345])" office:value-type="float" office:value="22.7376340018041" calcext:value-type="float">
            <text:p>22.7376340018</text:p>
          </table:table-cell>
          <table:table-cell table:formula="of:=[.G345]/[.I345]" office:value-type="float" office:value="2.22618037931294" calcext:value-type="float">
            <text:p>2.2261803793</text:p>
          </table:table-cell>
        </table:table-row>
        <table:table-row table:style-name="ro1">
          <table:table-cell office:value-type="float" office:value="129.353" calcext:value-type="float">
            <text:p>129.353</text:p>
          </table:table-cell>
          <table:table-cell office:value-type="float" office:value="295.684" calcext:value-type="float">
            <text:p>295.684</text:p>
          </table:table-cell>
          <table:table-cell office:value-type="float" office:value="179.771" calcext:value-type="float">
            <text:p>179.771</text:p>
          </table:table-cell>
          <table:table-cell office:value-type="float" office:value="291.04" calcext:value-type="float">
            <text:p>291.04</text:p>
          </table:table-cell>
          <table:table-cell office:value-type="float" office:value="266" calcext:value-type="float">
            <text:p>266</text:p>
          </table:table-cell>
          <table:table-cell office:value-type="float" office:value="249" calcext:value-type="float">
            <text:p>249</text:p>
          </table:table-cell>
          <table:table-cell table:formula="of:=(([.A346]-[.C346])^2 + ([.B346]-[.D346])^2)^0.5" office:value-type="float" office:value="50.6314275919611" calcext:value-type="float">
            <text:p>50.631427592</text:p>
          </table:table-cell>
          <table:table-cell table:formula="of:=[.E346]+[.F346]" office:value-type="float" office:value="515" calcext:value-type="float">
            <text:p>515</text:p>
          </table:table-cell>
          <table:table-cell table:formula="of:=SQRT([.H346])" office:value-type="float" office:value="22.6936114358204" calcext:value-type="float">
            <text:p>22.6936114358</text:p>
          </table:table-cell>
          <table:table-cell table:formula="of:=[.G346]/[.I346]" office:value-type="float" office:value="2.2310872703162" calcext:value-type="float">
            <text:p>2.2310872703</text:p>
          </table:table-cell>
        </table:table-row>
        <table:table-row table:style-name="ro1">
          <table:table-cell office:value-type="float" office:value="129.271" calcext:value-type="float">
            <text:p>129.271</text:p>
          </table:table-cell>
          <table:table-cell office:value-type="float" office:value="295.801" calcext:value-type="float">
            <text:p>295.801</text:p>
          </table:table-cell>
          <table:table-cell office:value-type="float" office:value="179.64" calcext:value-type="float">
            <text:p>179.64</text:p>
          </table:table-cell>
          <table:table-cell office:value-type="float" office:value="291.296" calcext:value-type="float">
            <text:p>291.296</text:p>
          </table:table-cell>
          <table:table-cell office:value-type="float" office:value="266" calcext:value-type="float">
            <text:p>266</text:p>
          </table:table-cell>
          <table:table-cell office:value-type="float" office:value="247" calcext:value-type="float">
            <text:p>247</text:p>
          </table:table-cell>
          <table:table-cell table:formula="of:=(([.A347]-[.C347])^2 + ([.B347]-[.D347])^2)^0.5" office:value-type="float" office:value="50.570062151435" calcext:value-type="float">
            <text:p>50.5700621514</text:p>
          </table:table-cell>
          <table:table-cell table:formula="of:=[.E347]+[.F347]" office:value-type="float" office:value="513" calcext:value-type="float">
            <text:p>513</text:p>
          </table:table-cell>
          <table:table-cell table:formula="of:=SQRT([.H347])" office:value-type="float" office:value="22.6495033058122" calcext:value-type="float">
            <text:p>22.6495033058</text:p>
          </table:table-cell>
          <table:table-cell table:formula="of:=[.G347]/[.I347]" office:value-type="float" office:value="2.23272278727887" calcext:value-type="float">
            <text:p>2.2327227873</text:p>
          </table:table-cell>
        </table:table-row>
        <table:table-row table:style-name="ro1">
          <table:table-cell office:value-type="float" office:value="129.05" calcext:value-type="float">
            <text:p>129.05</text:p>
          </table:table-cell>
          <table:table-cell office:value-type="float" office:value="295.911" calcext:value-type="float">
            <text:p>295.911</text:p>
          </table:table-cell>
          <table:table-cell office:value-type="float" office:value="179.452" calcext:value-type="float">
            <text:p>179.452</text:p>
          </table:table-cell>
          <table:table-cell office:value-type="float" office:value="291.194" calcext:value-type="float">
            <text:p>291.194</text:p>
          </table:table-cell>
          <table:table-cell office:value-type="float" office:value="259" calcext:value-type="float">
            <text:p>259</text:p>
          </table:table-cell>
          <table:table-cell office:value-type="float" office:value="252" calcext:value-type="float">
            <text:p>252</text:p>
          </table:table-cell>
          <table:table-cell table:formula="of:=(([.A348]-[.C348])^2 + ([.B348]-[.D348])^2)^0.5" office:value-type="float" office:value="50.6222450410884" calcext:value-type="float">
            <text:p>50.6222450411</text:p>
          </table:table-cell>
          <table:table-cell table:formula="of:=[.E348]+[.F348]" office:value-type="float" office:value="511" calcext:value-type="float">
            <text:p>511</text:p>
          </table:table-cell>
          <table:table-cell table:formula="of:=SQRT([.H348])" office:value-type="float" office:value="22.6053091109146" calcext:value-type="float">
            <text:p>22.6053091109</text:p>
          </table:table-cell>
          <table:table-cell table:formula="of:=[.G348]/[.I348]" office:value-type="float" office:value="2.23939627601227" calcext:value-type="float">
            <text:p>2.239396276</text:p>
          </table:table-cell>
        </table:table-row>
        <table:table-row table:style-name="ro1">
          <table:table-cell office:value-type="float" office:value="128.992" calcext:value-type="float">
            <text:p>128.992</text:p>
          </table:table-cell>
          <table:table-cell office:value-type="float" office:value="295.882" calcext:value-type="float">
            <text:p>295.882</text:p>
          </table:table-cell>
          <table:table-cell office:value-type="float" office:value="179.14" calcext:value-type="float">
            <text:p>179.14</text:p>
          </table:table-cell>
          <table:table-cell office:value-type="float" office:value="291.264" calcext:value-type="float">
            <text:p>291.264</text:p>
          </table:table-cell>
          <table:table-cell office:value-type="float" office:value="262" calcext:value-type="float">
            <text:p>262</text:p>
          </table:table-cell>
          <table:table-cell office:value-type="float" office:value="250" calcext:value-type="float">
            <text:p>250</text:p>
          </table:table-cell>
          <table:table-cell table:formula="of:=(([.A349]-[.C349])^2 + ([.B349]-[.D349])^2)^0.5" office:value-type="float" office:value="50.3601809766407" calcext:value-type="float">
            <text:p>50.3601809766</text:p>
          </table:table-cell>
          <table:table-cell table:formula="of:=[.E349]+[.F349]" office:value-type="float" office:value="512" calcext:value-type="float">
            <text:p>512</text:p>
          </table:table-cell>
          <table:table-cell table:formula="of:=SQRT([.H349])" office:value-type="float" office:value="22.6274169979695" calcext:value-type="float">
            <text:p>22.627416998</text:p>
          </table:table-cell>
          <table:table-cell table:formula="of:=[.G349]/[.I349]" office:value-type="float" office:value="2.22562659189777" calcext:value-type="float">
            <text:p>2.2256265919</text:p>
          </table:table-cell>
        </table:table-row>
        <table:table-row table:style-name="ro1">
          <table:table-cell office:value-type="float" office:value="128.992" calcext:value-type="float">
            <text:p>128.992</text:p>
          </table:table-cell>
          <table:table-cell office:value-type="float" office:value="295.882" calcext:value-type="float">
            <text:p>295.882</text:p>
          </table:table-cell>
          <table:table-cell office:value-type="float" office:value="179.165" calcext:value-type="float">
            <text:p>179.165</text:p>
          </table:table-cell>
          <table:table-cell office:value-type="float" office:value="291.379" calcext:value-type="float">
            <text:p>291.379</text:p>
          </table:table-cell>
          <table:table-cell office:value-type="float" office:value="262" calcext:value-type="float">
            <text:p>262</text:p>
          </table:table-cell>
          <table:table-cell office:value-type="float" office:value="248" calcext:value-type="float">
            <text:p>248</text:p>
          </table:table-cell>
          <table:table-cell table:formula="of:=(([.A350]-[.C350])^2 + ([.B350]-[.D350])^2)^0.5" office:value-type="float" office:value="50.3746656366075" calcext:value-type="float">
            <text:p>50.3746656366</text:p>
          </table:table-cell>
          <table:table-cell table:formula="of:=[.E350]+[.F350]" office:value-type="float" office:value="510" calcext:value-type="float">
            <text:p>510</text:p>
          </table:table-cell>
          <table:table-cell table:formula="of:=SQRT([.H350])" office:value-type="float" office:value="22.5831795812724" calcext:value-type="float">
            <text:p>22.5831795813</text:p>
          </table:table-cell>
          <table:table-cell table:formula="of:=[.G350]/[.I350]" office:value-type="float" office:value="2.23062768709423" calcext:value-type="float">
            <text:p>2.2306276871</text:p>
          </table:table-cell>
        </table:table-row>
        <table:table-row table:style-name="ro1">
          <table:table-cell office:value-type="float" office:value="128.973" calcext:value-type="float">
            <text:p>128.973</text:p>
          </table:table-cell>
          <table:table-cell office:value-type="float" office:value="295.927" calcext:value-type="float">
            <text:p>295.927</text:p>
          </table:table-cell>
          <table:table-cell office:value-type="float" office:value="178.968" calcext:value-type="float">
            <text:p>178.968</text:p>
          </table:table-cell>
          <table:table-cell office:value-type="float" office:value="291.47" calcext:value-type="float">
            <text:p>291.47</text:p>
          </table:table-cell>
          <table:table-cell office:value-type="float" office:value="261" calcext:value-type="float">
            <text:p>261</text:p>
          </table:table-cell>
          <table:table-cell office:value-type="float" office:value="247" calcext:value-type="float">
            <text:p>247</text:p>
          </table:table-cell>
          <table:table-cell table:formula="of:=(([.A351]-[.C351])^2 + ([.B351]-[.D351])^2)^0.5" office:value-type="float" office:value="50.1932751870208" calcext:value-type="float">
            <text:p>50.193275187</text:p>
          </table:table-cell>
          <table:table-cell table:formula="of:=[.E351]+[.F351]" office:value-type="float" office:value="508" calcext:value-type="float">
            <text:p>508</text:p>
          </table:table-cell>
          <table:table-cell table:formula="of:=SQRT([.H351])" office:value-type="float" office:value="22.5388553391693" calcext:value-type="float">
            <text:p>22.5388553392</text:p>
          </table:table-cell>
          <table:table-cell table:formula="of:=[.G351]/[.I351]" office:value-type="float" office:value="2.22696647330586" calcext:value-type="float">
            <text:p>2.2269664733</text:p>
          </table:table-cell>
        </table:table-row>
        <table:table-row table:style-name="ro1">
          <table:table-cell office:value-type="float" office:value="128.931" calcext:value-type="float">
            <text:p>128.931</text:p>
          </table:table-cell>
          <table:table-cell office:value-type="float" office:value="295.927" calcext:value-type="float">
            <text:p>295.927</text:p>
          </table:table-cell>
          <table:table-cell office:value-type="float" office:value="178.78" calcext:value-type="float">
            <text:p>178.78</text:p>
          </table:table-cell>
          <table:table-cell office:value-type="float" office:value="291.508" calcext:value-type="float">
            <text:p>291.508</text:p>
          </table:table-cell>
          <table:table-cell office:value-type="float" office:value="259" calcext:value-type="float">
            <text:p>259</text:p>
          </table:table-cell>
          <table:table-cell office:value-type="float" office:value="254" calcext:value-type="float">
            <text:p>254</text:p>
          </table:table-cell>
          <table:table-cell table:formula="of:=(([.A352]-[.C352])^2 + ([.B352]-[.D352])^2)^0.5" office:value-type="float" office:value="50.044483831887" calcext:value-type="float">
            <text:p>50.0444838319</text:p>
          </table:table-cell>
          <table:table-cell table:formula="of:=[.E352]+[.F352]" office:value-type="float" office:value="513" calcext:value-type="float">
            <text:p>513</text:p>
          </table:table-cell>
          <table:table-cell table:formula="of:=SQRT([.H352])" office:value-type="float" office:value="22.6495033058122" calcext:value-type="float">
            <text:p>22.6495033058</text:p>
          </table:table-cell>
          <table:table-cell table:formula="of:=[.G352]/[.I352]" office:value-type="float" office:value="2.20951793759843" calcext:value-type="float">
            <text:p>2.2095179376</text:p>
          </table:table-cell>
        </table:table-row>
        <table:table-row table:style-name="ro1">
          <table:table-cell office:value-type="float" office:value="128.883" calcext:value-type="float">
            <text:p>128.883</text:p>
          </table:table-cell>
          <table:table-cell office:value-type="float" office:value="296.008" calcext:value-type="float">
            <text:p>296.008</text:p>
          </table:table-cell>
          <table:table-cell office:value-type="float" office:value="178.639" calcext:value-type="float">
            <text:p>178.639</text:p>
          </table:table-cell>
          <table:table-cell office:value-type="float" office:value="291.535" calcext:value-type="float">
            <text:p>291.535</text:p>
          </table:table-cell>
          <table:table-cell office:value-type="float" office:value="257" calcext:value-type="float">
            <text:p>257</text:p>
          </table:table-cell>
          <table:table-cell office:value-type="float" office:value="241" calcext:value-type="float">
            <text:p>241</text:p>
          </table:table-cell>
          <table:table-cell table:formula="of:=(([.A353]-[.C353])^2 + ([.B353]-[.D353])^2)^0.5" office:value-type="float" office:value="49.9566538611224" calcext:value-type="float">
            <text:p>49.9566538611</text:p>
          </table:table-cell>
          <table:table-cell table:formula="of:=[.E353]+[.F353]" office:value-type="float" office:value="498" calcext:value-type="float">
            <text:p>498</text:p>
          </table:table-cell>
          <table:table-cell table:formula="of:=SQRT([.H353])" office:value-type="float" office:value="22.3159136044214" calcext:value-type="float">
            <text:p>22.3159136044</text:p>
          </table:table-cell>
          <table:table-cell table:formula="of:=[.G353]/[.I353]" office:value-type="float" office:value="2.23861118781284" calcext:value-type="float">
            <text:p>2.2386111878</text:p>
          </table:table-cell>
        </table:table-row>
        <table:table-row table:style-name="ro1">
          <table:table-cell office:value-type="float" office:value="128.886" calcext:value-type="float">
            <text:p>128.886</text:p>
          </table:table-cell>
          <table:table-cell office:value-type="float" office:value="296.146" calcext:value-type="float">
            <text:p>296.146</text:p>
          </table:table-cell>
          <table:table-cell office:value-type="float" office:value="178.597" calcext:value-type="float">
            <text:p>178.597</text:p>
          </table:table-cell>
          <table:table-cell office:value-type="float" office:value="291.613" calcext:value-type="float">
            <text:p>291.613</text:p>
          </table:table-cell>
          <table:table-cell office:value-type="float" office:value="254" calcext:value-type="float">
            <text:p>254</text:p>
          </table:table-cell>
          <table:table-cell office:value-type="float" office:value="243" calcext:value-type="float">
            <text:p>243</text:p>
          </table:table-cell>
          <table:table-cell table:formula="of:=(([.A354]-[.C354])^2 + ([.B354]-[.D354])^2)^0.5" office:value-type="float" office:value="49.9172476204368" calcext:value-type="float">
            <text:p>49.9172476204</text:p>
          </table:table-cell>
          <table:table-cell table:formula="of:=[.E354]+[.F354]" office:value-type="float" office:value="497" calcext:value-type="float">
            <text:p>497</text:p>
          </table:table-cell>
          <table:table-cell table:formula="of:=SQRT([.H354])" office:value-type="float" office:value="22.293496809608" calcext:value-type="float">
            <text:p>22.2934968096</text:p>
          </table:table-cell>
          <table:table-cell table:formula="of:=[.G354]/[.I354]" office:value-type="float" office:value="2.23909456855255" calcext:value-type="float">
            <text:p>2.2390945686</text:p>
          </table:table-cell>
        </table:table-row>
        <table:table-row table:style-name="ro1">
          <table:table-cell office:value-type="float" office:value="128.913" calcext:value-type="float">
            <text:p>128.913</text:p>
          </table:table-cell>
          <table:table-cell office:value-type="float" office:value="296.154" calcext:value-type="float">
            <text:p>296.154</text:p>
          </table:table-cell>
          <table:table-cell office:value-type="float" office:value="178.581" calcext:value-type="float">
            <text:p>178.581</text:p>
          </table:table-cell>
          <table:table-cell office:value-type="float" office:value="291.823" calcext:value-type="float">
            <text:p>291.823</text:p>
          </table:table-cell>
          <table:table-cell office:value-type="float" office:value="254" calcext:value-type="float">
            <text:p>254</text:p>
          </table:table-cell>
          <table:table-cell office:value-type="float" office:value="248" calcext:value-type="float">
            <text:p>248</text:p>
          </table:table-cell>
          <table:table-cell table:formula="of:=(([.A355]-[.C355])^2 + ([.B355]-[.D355])^2)^0.5" office:value-type="float" office:value="49.8564718466921" calcext:value-type="float">
            <text:p>49.8564718467</text:p>
          </table:table-cell>
          <table:table-cell table:formula="of:=[.E355]+[.F355]" office:value-type="float" office:value="502" calcext:value-type="float">
            <text:p>502</text:p>
          </table:table-cell>
          <table:table-cell table:formula="of:=SQRT([.H355])" office:value-type="float" office:value="22.4053565024081" calcext:value-type="float">
            <text:p>22.4053565024</text:p>
          </table:table-cell>
          <table:table-cell table:formula="of:=[.G355]/[.I355]" office:value-type="float" office:value="2.22520323840121" calcext:value-type="float">
            <text:p>2.2252032384</text:p>
          </table:table-cell>
        </table:table-row>
        <table:table-row table:style-name="ro1">
          <table:table-cell office:value-type="float" office:value="128.894" calcext:value-type="float">
            <text:p>128.894</text:p>
          </table:table-cell>
          <table:table-cell office:value-type="float" office:value="296.2" calcext:value-type="float">
            <text:p>296.2</text:p>
          </table:table-cell>
          <table:table-cell office:value-type="float" office:value="178.433" calcext:value-type="float">
            <text:p>178.433</text:p>
          </table:table-cell>
          <table:table-cell office:value-type="float" office:value="291.98" calcext:value-type="float">
            <text:p>291.98</text:p>
          </table:table-cell>
          <table:table-cell office:value-type="float" office:value="255" calcext:value-type="float">
            <text:p>255</text:p>
          </table:table-cell>
          <table:table-cell office:value-type="float" office:value="245" calcext:value-type="float">
            <text:p>245</text:p>
          </table:table-cell>
          <table:table-cell table:formula="of:=(([.A356]-[.C356])^2 + ([.B356]-[.D356])^2)^0.5" office:value-type="float" office:value="49.7184163162907" calcext:value-type="float">
            <text:p>49.7184163163</text:p>
          </table:table-cell>
          <table:table-cell table:formula="of:=[.E356]+[.F356]" office:value-type="float" office:value="500" calcext:value-type="float">
            <text:p>500</text:p>
          </table:table-cell>
          <table:table-cell table:formula="of:=SQRT([.H356])" office:value-type="float" office:value="22.3606797749979" calcext:value-type="float">
            <text:p>22.360679775</text:p>
          </table:table-cell>
          <table:table-cell table:formula="of:=[.G356]/[.I356]" office:value-type="float" office:value="2.22347517233721" calcext:value-type="float">
            <text:p>2.2234751723</text:p>
          </table:table-cell>
        </table:table-row>
        <table:table-row table:style-name="ro1">
          <table:table-cell office:value-type="float" office:value="128.882" calcext:value-type="float">
            <text:p>128.882</text:p>
          </table:table-cell>
          <table:table-cell office:value-type="float" office:value="296.248" calcext:value-type="float">
            <text:p>296.248</text:p>
          </table:table-cell>
          <table:table-cell office:value-type="float" office:value="178.449" calcext:value-type="float">
            <text:p>178.449</text:p>
          </table:table-cell>
          <table:table-cell office:value-type="float" office:value="292.251" calcext:value-type="float">
            <text:p>292.251</text:p>
          </table:table-cell>
          <table:table-cell office:value-type="float" office:value="254" calcext:value-type="float">
            <text:p>254</text:p>
          </table:table-cell>
          <table:table-cell office:value-type="float" office:value="243" calcext:value-type="float">
            <text:p>243</text:p>
          </table:table-cell>
          <table:table-cell table:formula="of:=(([.A357]-[.C357])^2 + ([.B357]-[.D357])^2)^0.5" office:value-type="float" office:value="49.7278945663297" calcext:value-type="float">
            <text:p>49.7278945663</text:p>
          </table:table-cell>
          <table:table-cell table:formula="of:=[.E357]+[.F357]" office:value-type="float" office:value="497" calcext:value-type="float">
            <text:p>497</text:p>
          </table:table-cell>
          <table:table-cell table:formula="of:=SQRT([.H357])" office:value-type="float" office:value="22.293496809608" calcext:value-type="float">
            <text:p>22.2934968096</text:p>
          </table:table-cell>
          <table:table-cell table:formula="of:=[.G357]/[.I357]" office:value-type="float" office:value="2.23060092326558" calcext:value-type="float">
            <text:p>2.2306009233</text:p>
          </table:table-cell>
        </table:table-row>
        <table:table-row table:style-name="ro1">
          <table:table-cell office:value-type="float" office:value="128.723" calcext:value-type="float">
            <text:p>128.723</text:p>
          </table:table-cell>
          <table:table-cell office:value-type="float" office:value="296.601" calcext:value-type="float">
            <text:p>296.601</text:p>
          </table:table-cell>
          <table:table-cell office:value-type="float" office:value="178.333" calcext:value-type="float">
            <text:p>178.333</text:p>
          </table:table-cell>
          <table:table-cell office:value-type="float" office:value="292.123" calcext:value-type="float">
            <text:p>292.123</text:p>
          </table:table-cell>
          <table:table-cell office:value-type="float" office:value="253" calcext:value-type="float">
            <text:p>253</text:p>
          </table:table-cell>
          <table:table-cell office:value-type="float" office:value="243" calcext:value-type="float">
            <text:p>243</text:p>
          </table:table-cell>
          <table:table-cell table:formula="of:=(([.A358]-[.C358])^2 + ([.B358]-[.D358])^2)^0.5" office:value-type="float" office:value="49.8116912381019" calcext:value-type="float">
            <text:p>49.8116912381</text:p>
          </table:table-cell>
          <table:table-cell table:formula="of:=[.E358]+[.F358]" office:value-type="float" office:value="496" calcext:value-type="float">
            <text:p>496</text:p>
          </table:table-cell>
          <table:table-cell table:formula="of:=SQRT([.H358])" office:value-type="float" office:value="22.2710574513201" calcext:value-type="float">
            <text:p>22.2710574513</text:p>
          </table:table-cell>
          <table:table-cell table:formula="of:=[.G358]/[.I358]" office:value-type="float" office:value="2.23661096232094" calcext:value-type="float">
            <text:p>2.2366109623</text:p>
          </table:table-cell>
        </table:table-row>
        <table:table-row table:style-name="ro1">
          <table:table-cell office:value-type="float" office:value="128.58" calcext:value-type="float">
            <text:p>128.58</text:p>
          </table:table-cell>
          <table:table-cell office:value-type="float" office:value="296.894" calcext:value-type="float">
            <text:p>296.894</text:p>
          </table:table-cell>
          <table:table-cell office:value-type="float" office:value="178.23" calcext:value-type="float">
            <text:p>178.23</text:p>
          </table:table-cell>
          <table:table-cell office:value-type="float" office:value="292.096" calcext:value-type="float">
            <text:p>292.096</text:p>
          </table:table-cell>
          <table:table-cell office:value-type="float" office:value="255" calcext:value-type="float">
            <text:p>255</text:p>
          </table:table-cell>
          <table:table-cell office:value-type="float" office:value="239" calcext:value-type="float">
            <text:p>239</text:p>
          </table:table-cell>
          <table:table-cell table:formula="of:=(([.A359]-[.C359])^2 + ([.B359]-[.D359])^2)^0.5" office:value-type="float" office:value="49.8812921244027" calcext:value-type="float">
            <text:p>49.8812921244</text:p>
          </table:table-cell>
          <table:table-cell table:formula="of:=[.E359]+[.F359]" office:value-type="float" office:value="494" calcext:value-type="float">
            <text:p>494</text:p>
          </table:table-cell>
          <table:table-cell table:formula="of:=SQRT([.H359])" office:value-type="float" office:value="22.2261107708929" calcext:value-type="float">
            <text:p>22.2261107709</text:p>
          </table:table-cell>
          <table:table-cell table:formula="of:=[.G359]/[.I359]" office:value-type="float" office:value="2.24426543350656" calcext:value-type="float">
            <text:p>2.2442654335</text:p>
          </table:table-cell>
        </table:table-row>
        <table:table-row table:style-name="ro1">
          <table:table-cell office:value-type="float" office:value="128.534" calcext:value-type="float">
            <text:p>128.534</text:p>
          </table:table-cell>
          <table:table-cell office:value-type="float" office:value="296.917" calcext:value-type="float">
            <text:p>296.917</text:p>
          </table:table-cell>
          <table:table-cell office:value-type="float" office:value="178.086" calcext:value-type="float">
            <text:p>178.086</text:p>
          </table:table-cell>
          <table:table-cell office:value-type="float" office:value="292.082" calcext:value-type="float">
            <text:p>292.082</text:p>
          </table:table-cell>
          <table:table-cell office:value-type="float" office:value="253" calcext:value-type="float">
            <text:p>253</text:p>
          </table:table-cell>
          <table:table-cell office:value-type="float" office:value="244" calcext:value-type="float">
            <text:p>244</text:p>
          </table:table-cell>
          <table:table-cell table:formula="of:=(([.A360]-[.C360])^2 + ([.B360]-[.D360])^2)^0.5" office:value-type="float" office:value="49.7873269919163" calcext:value-type="float">
            <text:p>49.7873269919</text:p>
          </table:table-cell>
          <table:table-cell table:formula="of:=[.E360]+[.F360]" office:value-type="float" office:value="497" calcext:value-type="float">
            <text:p>497</text:p>
          </table:table-cell>
          <table:table-cell table:formula="of:=SQRT([.H360])" office:value-type="float" office:value="22.293496809608" calcext:value-type="float">
            <text:p>22.2934968096</text:p>
          </table:table-cell>
          <table:table-cell table:formula="of:=[.G360]/[.I360]" office:value-type="float" office:value="2.23326683189778" calcext:value-type="float">
            <text:p>2.2332668319</text:p>
          </table:table-cell>
        </table:table-row>
        <table:table-row table:style-name="ro1">
          <table:table-cell office:value-type="float" office:value="128.58" calcext:value-type="float">
            <text:p>128.58</text:p>
          </table:table-cell>
          <table:table-cell office:value-type="float" office:value="296.894" calcext:value-type="float">
            <text:p>296.894</text:p>
          </table:table-cell>
          <table:table-cell office:value-type="float" office:value="178.062" calcext:value-type="float">
            <text:p>178.062</text:p>
          </table:table-cell>
          <table:table-cell office:value-type="float" office:value="292.195" calcext:value-type="float">
            <text:p>292.195</text:p>
          </table:table-cell>
          <table:table-cell office:value-type="float" office:value="255" calcext:value-type="float">
            <text:p>255</text:p>
          </table:table-cell>
          <table:table-cell office:value-type="float" office:value="241" calcext:value-type="float">
            <text:p>241</text:p>
          </table:table-cell>
          <table:table-cell table:formula="of:=(([.A361]-[.C361])^2 + ([.B361]-[.D361])^2)^0.5" office:value-type="float" office:value="49.7046167372811" calcext:value-type="float">
            <text:p>49.7046167373</text:p>
          </table:table-cell>
          <table:table-cell table:formula="of:=[.E361]+[.F361]" office:value-type="float" office:value="496" calcext:value-type="float">
            <text:p>496</text:p>
          </table:table-cell>
          <table:table-cell table:formula="of:=SQRT([.H361])" office:value-type="float" office:value="22.2710574513201" calcext:value-type="float">
            <text:p>22.2710574513</text:p>
          </table:table-cell>
          <table:table-cell table:formula="of:=[.G361]/[.I361]" office:value-type="float" office:value="2.23180317530611" calcext:value-type="float">
            <text:p>2.2318031753</text:p>
          </table:table-cell>
        </table:table-row>
        <table:table-row table:style-name="ro1">
          <table:table-cell office:value-type="float" office:value="128.437" calcext:value-type="float">
            <text:p>128.437</text:p>
          </table:table-cell>
          <table:table-cell office:value-type="float" office:value="296.866" calcext:value-type="float">
            <text:p>296.866</text:p>
          </table:table-cell>
          <table:table-cell office:value-type="float" office:value="178.004" calcext:value-type="float">
            <text:p>178.004</text:p>
          </table:table-cell>
          <table:table-cell office:value-type="float" office:value="292.283" calcext:value-type="float">
            <text:p>292.283</text:p>
          </table:table-cell>
          <table:table-cell office:value-type="float" office:value="254" calcext:value-type="float">
            <text:p>254</text:p>
          </table:table-cell>
          <table:table-cell office:value-type="float" office:value="247" calcext:value-type="float">
            <text:p>247</text:p>
          </table:table-cell>
          <table:table-cell table:formula="of:=(([.A362]-[.C362])^2 + ([.B362]-[.D362])^2)^0.5" office:value-type="float" office:value="49.7784228155131" calcext:value-type="float">
            <text:p>49.7784228155</text:p>
          </table:table-cell>
          <table:table-cell table:formula="of:=[.E362]+[.F362]" office:value-type="float" office:value="501" calcext:value-type="float">
            <text:p>501</text:p>
          </table:table-cell>
          <table:table-cell table:formula="of:=SQRT([.H362])" office:value-type="float" office:value="22.3830292855994" calcext:value-type="float">
            <text:p>22.3830292856</text:p>
          </table:table-cell>
          <table:table-cell table:formula="of:=[.G362]/[.I362]" office:value-type="float" office:value="2.22393591950215" calcext:value-type="float">
            <text:p>2.2239359195</text:p>
          </table:table-cell>
        </table:table-row>
        <table:table-row table:style-name="ro1">
          <table:table-cell office:value-type="float" office:value="128.304" calcext:value-type="float">
            <text:p>128.304</text:p>
          </table:table-cell>
          <table:table-cell office:value-type="float" office:value="296.925" calcext:value-type="float">
            <text:p>296.925</text:p>
          </table:table-cell>
          <table:table-cell office:value-type="float" office:value="177.885" calcext:value-type="float">
            <text:p>177.885</text:p>
          </table:table-cell>
          <table:table-cell office:value-type="float" office:value="292.266" calcext:value-type="float">
            <text:p>292.266</text:p>
          </table:table-cell>
          <table:table-cell office:value-type="float" office:value="253" calcext:value-type="float">
            <text:p>253</text:p>
          </table:table-cell>
          <table:table-cell office:value-type="float" office:value="244" calcext:value-type="float">
            <text:p>244</text:p>
          </table:table-cell>
          <table:table-cell table:formula="of:=(([.A363]-[.C363])^2 + ([.B363]-[.D363])^2)^0.5" office:value-type="float" office:value="49.799416080914" calcext:value-type="float">
            <text:p>49.7994160809</text:p>
          </table:table-cell>
          <table:table-cell table:formula="of:=[.E363]+[.F363]" office:value-type="float" office:value="497" calcext:value-type="float">
            <text:p>497</text:p>
          </table:table-cell>
          <table:table-cell table:formula="of:=SQRT([.H363])" office:value-type="float" office:value="22.293496809608" calcext:value-type="float">
            <text:p>22.2934968096</text:p>
          </table:table-cell>
          <table:table-cell table:formula="of:=[.G363]/[.I363]" office:value-type="float" office:value="2.23380910165029" calcext:value-type="float">
            <text:p>2.2338091017</text:p>
          </table:table-cell>
        </table:table-row>
        <table:table-row table:style-name="ro1">
          <table:table-cell office:value-type="float" office:value="128.242" calcext:value-type="float">
            <text:p>128.242</text:p>
          </table:table-cell>
          <table:table-cell office:value-type="float" office:value="296.918" calcext:value-type="float">
            <text:p>296.918</text:p>
          </table:table-cell>
          <table:table-cell office:value-type="float" office:value="177.7" calcext:value-type="float">
            <text:p>177.7</text:p>
          </table:table-cell>
          <table:table-cell office:value-type="float" office:value="292.202" calcext:value-type="float">
            <text:p>292.202</text:p>
          </table:table-cell>
          <table:table-cell office:value-type="float" office:value="256" calcext:value-type="float">
            <text:p>256</text:p>
          </table:table-cell>
          <table:table-cell office:value-type="float" office:value="247" calcext:value-type="float">
            <text:p>247</text:p>
          </table:table-cell>
          <table:table-cell table:formula="of:=(([.A364]-[.C364])^2 + ([.B364]-[.D364])^2)^0.5" office:value-type="float" office:value="49.6823350900499" calcext:value-type="float">
            <text:p>49.68233509</text:p>
          </table:table-cell>
          <table:table-cell table:formula="of:=[.E364]+[.F364]" office:value-type="float" office:value="503" calcext:value-type="float">
            <text:p>503</text:p>
          </table:table-cell>
          <table:table-cell table:formula="of:=SQRT([.H364])" office:value-type="float" office:value="22.4276614920058" calcext:value-type="float">
            <text:p>22.427661492</text:p>
          </table:table-cell>
          <table:table-cell table:formula="of:=[.G364]/[.I364]" office:value-type="float" office:value="2.21522583207165" calcext:value-type="float">
            <text:p>2.2152258321</text:p>
          </table:table-cell>
        </table:table-row>
        <table:table-row table:style-name="ro1">
          <table:table-cell office:value-type="float" office:value="128.224" calcext:value-type="float">
            <text:p>128.224</text:p>
          </table:table-cell>
          <table:table-cell office:value-type="float" office:value="296.902" calcext:value-type="float">
            <text:p>296.902</text:p>
          </table:table-cell>
          <table:table-cell office:value-type="float" office:value="177.691" calcext:value-type="float">
            <text:p>177.691</text:p>
          </table:table-cell>
          <table:table-cell office:value-type="float" office:value="292.199" calcext:value-type="float">
            <text:p>292.199</text:p>
          </table:table-cell>
          <table:table-cell office:value-type="float" office:value="255" calcext:value-type="float">
            <text:p>255</text:p>
          </table:table-cell>
          <table:table-cell office:value-type="float" office:value="246" calcext:value-type="float">
            <text:p>246</text:p>
          </table:table-cell>
          <table:table-cell table:formula="of:=(([.A365]-[.C365])^2 + ([.B365]-[.D365])^2)^0.5" office:value-type="float" office:value="49.6900623666343" calcext:value-type="float">
            <text:p>49.6900623666</text:p>
          </table:table-cell>
          <table:table-cell table:formula="of:=[.E365]+[.F365]" office:value-type="float" office:value="501" calcext:value-type="float">
            <text:p>501</text:p>
          </table:table-cell>
          <table:table-cell table:formula="of:=SQRT([.H365])" office:value-type="float" office:value="22.3830292855994" calcext:value-type="float">
            <text:p>22.3830292856</text:p>
          </table:table-cell>
          <table:table-cell table:formula="of:=[.G365]/[.I365]" office:value-type="float" office:value="2.21998826577971" calcext:value-type="float">
            <text:p>2.2199882658</text:p>
          </table:table-cell>
        </table:table-row>
        <table:table-row table:style-name="ro1">
          <table:table-cell office:value-type="float" office:value="128.157" calcext:value-type="float">
            <text:p>128.157</text:p>
          </table:table-cell>
          <table:table-cell office:value-type="float" office:value="296.972" calcext:value-type="float">
            <text:p>296.972</text:p>
          </table:table-cell>
          <table:table-cell office:value-type="float" office:value="177.71" calcext:value-type="float">
            <text:p>177.71</text:p>
          </table:table-cell>
          <table:table-cell office:value-type="float" office:value="292.282" calcext:value-type="float">
            <text:p>292.282</text:p>
          </table:table-cell>
          <table:table-cell office:value-type="float" office:value="254" calcext:value-type="float">
            <text:p>254</text:p>
          </table:table-cell>
          <table:table-cell office:value-type="float" office:value="248" calcext:value-type="float">
            <text:p>248</text:p>
          </table:table-cell>
          <table:table-cell table:formula="of:=(([.A366]-[.C366])^2 + ([.B366]-[.D366])^2)^0.5" office:value-type="float" office:value="49.7744503636153" calcext:value-type="float">
            <text:p>49.7744503636</text:p>
          </table:table-cell>
          <table:table-cell table:formula="of:=[.E366]+[.F366]" office:value-type="float" office:value="502" calcext:value-type="float">
            <text:p>502</text:p>
          </table:table-cell>
          <table:table-cell table:formula="of:=SQRT([.H366])" office:value-type="float" office:value="22.4053565024081" calcext:value-type="float">
            <text:p>22.4053565024</text:p>
          </table:table-cell>
          <table:table-cell table:formula="of:=[.G366]/[.I366]" office:value-type="float" office:value="2.22154244045461" calcext:value-type="float">
            <text:p>2.2215424405</text:p>
          </table:table-cell>
        </table:table-row>
        <table:table-row table:style-name="ro1">
          <table:table-cell office:value-type="float" office:value="128.157" calcext:value-type="float">
            <text:p>128.157</text:p>
          </table:table-cell>
          <table:table-cell office:value-type="float" office:value="296.972" calcext:value-type="float">
            <text:p>296.972</text:p>
          </table:table-cell>
          <table:table-cell office:value-type="float" office:value="177.688" calcext:value-type="float">
            <text:p>177.688</text:p>
          </table:table-cell>
          <table:table-cell office:value-type="float" office:value="292.348" calcext:value-type="float">
            <text:p>292.348</text:p>
          </table:table-cell>
          <table:table-cell office:value-type="float" office:value="254" calcext:value-type="float">
            <text:p>254</text:p>
          </table:table-cell>
          <table:table-cell office:value-type="float" office:value="247" calcext:value-type="float">
            <text:p>247</text:p>
          </table:table-cell>
          <table:table-cell table:formula="of:=(([.A367]-[.C367])^2 + ([.B367]-[.D367])^2)^0.5" office:value-type="float" office:value="49.7463700886808" calcext:value-type="float">
            <text:p>49.7463700887</text:p>
          </table:table-cell>
          <table:table-cell table:formula="of:=[.E367]+[.F367]" office:value-type="float" office:value="501" calcext:value-type="float">
            <text:p>501</text:p>
          </table:table-cell>
          <table:table-cell table:formula="of:=SQRT([.H367])" office:value-type="float" office:value="22.3830292855994" calcext:value-type="float">
            <text:p>22.3830292856</text:p>
          </table:table-cell>
          <table:table-cell table:formula="of:=[.G367]/[.I367]" office:value-type="float" office:value="2.22250390927586" calcext:value-type="float">
            <text:p>2.2225039093</text:p>
          </table:table-cell>
        </table:table-row>
        <table:table-row table:style-name="ro1">
          <table:table-cell office:value-type="float" office:value="128.138" calcext:value-type="float">
            <text:p>128.138</text:p>
          </table:table-cell>
          <table:table-cell office:value-type="float" office:value="296.96" calcext:value-type="float">
            <text:p>296.96</text:p>
          </table:table-cell>
          <table:table-cell office:value-type="float" office:value="177.777" calcext:value-type="float">
            <text:p>177.777</text:p>
          </table:table-cell>
          <table:table-cell office:value-type="float" office:value="292.339" calcext:value-type="float">
            <text:p>292.339</text:p>
          </table:table-cell>
          <table:table-cell office:value-type="float" office:value="253" calcext:value-type="float">
            <text:p>253</text:p>
          </table:table-cell>
          <table:table-cell office:value-type="float" office:value="251" calcext:value-type="float">
            <text:p>251</text:p>
          </table:table-cell>
          <table:table-cell table:formula="of:=(([.A368]-[.C368])^2 + ([.B368]-[.D368])^2)^0.5" office:value-type="float" office:value="49.8536253646613" calcext:value-type="float">
            <text:p>49.8536253647</text:p>
          </table:table-cell>
          <table:table-cell table:formula="of:=[.E368]+[.F368]" office:value-type="float" office:value="504" calcext:value-type="float">
            <text:p>504</text:p>
          </table:table-cell>
          <table:table-cell table:formula="of:=SQRT([.H368])" office:value-type="float" office:value="22.4499443206436" calcext:value-type="float">
            <text:p>22.4499443206</text:p>
          </table:table-cell>
          <table:table-cell table:formula="of:=[.G368]/[.I368]" office:value-type="float" office:value="2.22065697146602" calcext:value-type="float">
            <text:p>2.2206569715</text:p>
          </table:table-cell>
        </table:table-row>
        <table:table-row table:style-name="ro1">
          <table:table-cell office:value-type="float" office:value="128.09" calcext:value-type="float">
            <text:p>128.09</text:p>
          </table:table-cell>
          <table:table-cell office:value-type="float" office:value="296.883" calcext:value-type="float">
            <text:p>296.883</text:p>
          </table:table-cell>
          <table:table-cell office:value-type="float" office:value="177.645" calcext:value-type="float">
            <text:p>177.645</text:p>
          </table:table-cell>
          <table:table-cell office:value-type="float" office:value="292.257" calcext:value-type="float">
            <text:p>292.257</text:p>
          </table:table-cell>
          <table:table-cell office:value-type="float" office:value="256" calcext:value-type="float">
            <text:p>256</text:p>
          </table:table-cell>
          <table:table-cell office:value-type="float" office:value="245" calcext:value-type="float">
            <text:p>245</text:p>
          </table:table-cell>
          <table:table-cell table:formula="of:=(([.A369]-[.C369])^2 + ([.B369]-[.D369])^2)^0.5" office:value-type="float" office:value="49.770452087559" calcext:value-type="float">
            <text:p>49.7704520876</text:p>
          </table:table-cell>
          <table:table-cell table:formula="of:=[.E369]+[.F369]" office:value-type="float" office:value="501" calcext:value-type="float">
            <text:p>501</text:p>
          </table:table-cell>
          <table:table-cell table:formula="of:=SQRT([.H369])" office:value-type="float" office:value="22.3830292855994" calcext:value-type="float">
            <text:p>22.3830292856</text:p>
          </table:table-cell>
          <table:table-cell table:formula="of:=[.G369]/[.I369]" office:value-type="float" office:value="2.22357981363943" calcext:value-type="float">
            <text:p>2.2235798136</text:p>
          </table:table-cell>
        </table:table-row>
        <table:table-row table:style-name="ro1">
          <table:table-cell office:value-type="float" office:value="128.09" calcext:value-type="float">
            <text:p>128.09</text:p>
          </table:table-cell>
          <table:table-cell office:value-type="float" office:value="296.883" calcext:value-type="float">
            <text:p>296.883</text:p>
          </table:table-cell>
          <table:table-cell office:value-type="float" office:value="177.688" calcext:value-type="float">
            <text:p>177.688</text:p>
          </table:table-cell>
          <table:table-cell office:value-type="float" office:value="292.348" calcext:value-type="float">
            <text:p>292.348</text:p>
          </table:table-cell>
          <table:table-cell office:value-type="float" office:value="256" calcext:value-type="float">
            <text:p>256</text:p>
          </table:table-cell>
          <table:table-cell office:value-type="float" office:value="247" calcext:value-type="float">
            <text:p>247</text:p>
          </table:table-cell>
          <table:table-cell table:formula="of:=(([.A370]-[.C370])^2 + ([.B370]-[.D370])^2)^0.5" office:value-type="float" office:value="49.8048976406939" calcext:value-type="float">
            <text:p>49.8048976407</text:p>
          </table:table-cell>
          <table:table-cell table:formula="of:=[.E370]+[.F370]" office:value-type="float" office:value="503" calcext:value-type="float">
            <text:p>503</text:p>
          </table:table-cell>
          <table:table-cell table:formula="of:=SQRT([.H370])" office:value-type="float" office:value="22.4276614920058" calcext:value-type="float">
            <text:p>22.427661492</text:p>
          </table:table-cell>
          <table:table-cell table:formula="of:=[.G370]/[.I370]" office:value-type="float" office:value="2.22069062610235" calcext:value-type="float">
            <text:p>2.2206906261</text:p>
          </table:table-cell>
        </table:table-row>
        <table:table-row table:style-name="ro1">
          <table:table-cell office:value-type="float" office:value="128.09" calcext:value-type="float">
            <text:p>128.09</text:p>
          </table:table-cell>
          <table:table-cell office:value-type="float" office:value="296.883" calcext:value-type="float">
            <text:p>296.883</text:p>
          </table:table-cell>
          <table:table-cell office:value-type="float" office:value="177.645" calcext:value-type="float">
            <text:p>177.645</text:p>
          </table:table-cell>
          <table:table-cell office:value-type="float" office:value="292.257" calcext:value-type="float">
            <text:p>292.257</text:p>
          </table:table-cell>
          <table:table-cell office:value-type="float" office:value="256" calcext:value-type="float">
            <text:p>256</text:p>
          </table:table-cell>
          <table:table-cell office:value-type="float" office:value="245" calcext:value-type="float">
            <text:p>245</text:p>
          </table:table-cell>
          <table:table-cell table:formula="of:=(([.A371]-[.C371])^2 + ([.B371]-[.D371])^2)^0.5" office:value-type="float" office:value="49.770452087559" calcext:value-type="float">
            <text:p>49.7704520876</text:p>
          </table:table-cell>
          <table:table-cell table:formula="of:=[.E371]+[.F371]" office:value-type="float" office:value="501" calcext:value-type="float">
            <text:p>501</text:p>
          </table:table-cell>
          <table:table-cell table:formula="of:=SQRT([.H371])" office:value-type="float" office:value="22.3830292855994" calcext:value-type="float">
            <text:p>22.3830292856</text:p>
          </table:table-cell>
          <table:table-cell table:formula="of:=[.G371]/[.I371]" office:value-type="float" office:value="2.22357981363943" calcext:value-type="float">
            <text:p>2.2235798136</text:p>
          </table:table-cell>
        </table:table-row>
        <table:table-row table:style-name="ro1">
          <table:table-cell office:value-type="float" office:value="128.09" calcext:value-type="float">
            <text:p>128.09</text:p>
          </table:table-cell>
          <table:table-cell office:value-type="float" office:value="296.883" calcext:value-type="float">
            <text:p>296.883</text:p>
          </table:table-cell>
          <table:table-cell office:value-type="float" office:value="177.76" calcext:value-type="float">
            <text:p>177.76</text:p>
          </table:table-cell>
          <table:table-cell office:value-type="float" office:value="292.292" calcext:value-type="float">
            <text:p>292.292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table:formula="of:=(([.A372]-[.C372])^2 + ([.B372]-[.D372])^2)^0.5" office:value-type="float" office:value="49.8817219129412" calcext:value-type="float">
            <text:p>49.8817219129</text:p>
          </table:table-cell>
          <table:table-cell table:formula="of:=[.E372]+[.F372]" office:value-type="float" office:value="506" calcext:value-type="float">
            <text:p>506</text:p>
          </table:table-cell>
          <table:table-cell table:formula="of:=SQRT([.H372])" office:value-type="float" office:value="22.494443758404" calcext:value-type="float">
            <text:p>22.4944437584</text:p>
          </table:table-cell>
          <table:table-cell table:formula="of:=[.G372]/[.I372]" office:value-type="float" office:value="2.21751302004546" calcext:value-type="float">
            <text:p>2.21751302</text:p>
          </table:table-cell>
        </table:table-row>
        <table:table-row table:style-name="ro1">
          <table:table-cell office:value-type="float" office:value="128.067" calcext:value-type="float">
            <text:p>128.067</text:p>
          </table:table-cell>
          <table:table-cell office:value-type="float" office:value="296.925" calcext:value-type="float">
            <text:p>296.925</text:p>
          </table:table-cell>
          <table:table-cell office:value-type="float" office:value="177.671" calcext:value-type="float">
            <text:p>177.671</text:p>
          </table:table-cell>
          <table:table-cell office:value-type="float" office:value="292.301" calcext:value-type="float">
            <text:p>292.301</text:p>
          </table:table-cell>
          <table:table-cell office:value-type="float" office:value="255" calcext:value-type="float">
            <text:p>255</text:p>
          </table:table-cell>
          <table:table-cell office:value-type="float" office:value="246" calcext:value-type="float">
            <text:p>246</text:p>
          </table:table-cell>
          <table:table-cell table:formula="of:=(([.A373]-[.C373])^2 + ([.B373]-[.D373])^2)^0.5" office:value-type="float" office:value="49.8190545072867" calcext:value-type="float">
            <text:p>49.8190545073</text:p>
          </table:table-cell>
          <table:table-cell table:formula="of:=[.E373]+[.F373]" office:value-type="float" office:value="501" calcext:value-type="float">
            <text:p>501</text:p>
          </table:table-cell>
          <table:table-cell table:formula="of:=SQRT([.H373])" office:value-type="float" office:value="22.3830292855994" calcext:value-type="float">
            <text:p>22.3830292856</text:p>
          </table:table-cell>
          <table:table-cell table:formula="of:=[.G373]/[.I373]" office:value-type="float" office:value="2.22575120961571" calcext:value-type="float">
            <text:p>2.2257512096</text:p>
          </table:table-cell>
        </table:table-row>
        <table:table-row table:style-name="ro1">
          <table:table-cell office:value-type="float" office:value="128.09" calcext:value-type="float">
            <text:p>128.09</text:p>
          </table:table-cell>
          <table:table-cell office:value-type="float" office:value="296.883" calcext:value-type="float">
            <text:p>296.883</text:p>
          </table:table-cell>
          <table:table-cell office:value-type="float" office:value="177.671" calcext:value-type="float">
            <text:p>177.671</text:p>
          </table:table-cell>
          <table:table-cell office:value-type="float" office:value="292.301" calcext:value-type="float">
            <text:p>292.301</text:p>
          </table:table-cell>
          <table:table-cell office:value-type="float" office:value="256" calcext:value-type="float">
            <text:p>256</text:p>
          </table:table-cell>
          <table:table-cell office:value-type="float" office:value="246" calcext:value-type="float">
            <text:p>246</text:p>
          </table:table-cell>
          <table:table-cell table:formula="of:=(([.A374]-[.C374])^2 + ([.B374]-[.D374])^2)^0.5" office:value-type="float" office:value="49.79227133803" calcext:value-type="float">
            <text:p>49.792271338</text:p>
          </table:table-cell>
          <table:table-cell table:formula="of:=[.E374]+[.F374]" office:value-type="float" office:value="502" calcext:value-type="float">
            <text:p>502</text:p>
          </table:table-cell>
          <table:table-cell table:formula="of:=SQRT([.H374])" office:value-type="float" office:value="22.4053565024081" calcext:value-type="float">
            <text:p>22.4053565024</text:p>
          </table:table-cell>
          <table:table-cell table:formula="of:=[.G374]/[.I374]" office:value-type="float" office:value="2.22233782946852" calcext:value-type="float">
            <text:p>2.2223378295</text:p>
          </table:table-cell>
        </table:table-row>
        <table:table-row table:style-name="ro1">
          <table:table-cell office:value-type="float" office:value="128.09" calcext:value-type="float">
            <text:p>128.09</text:p>
          </table:table-cell>
          <table:table-cell office:value-type="float" office:value="296.883" calcext:value-type="float">
            <text:p>296.883</text:p>
          </table:table-cell>
          <table:table-cell office:value-type="float" office:value="177.657" calcext:value-type="float">
            <text:p>177.657</text:p>
          </table:table-cell>
          <table:table-cell office:value-type="float" office:value="292.327" calcext:value-type="float">
            <text:p>292.327</text:p>
          </table:table-cell>
          <table:table-cell office:value-type="float" office:value="256" calcext:value-type="float">
            <text:p>256</text:p>
          </table:table-cell>
          <table:table-cell office:value-type="float" office:value="248" calcext:value-type="float">
            <text:p>248</text:p>
          </table:table-cell>
          <table:table-cell table:formula="of:=(([.A375]-[.C375])^2 + ([.B375]-[.D375])^2)^0.5" office:value-type="float" office:value="49.7759442401649" calcext:value-type="float">
            <text:p>49.7759442402</text:p>
          </table:table-cell>
          <table:table-cell table:formula="of:=[.E375]+[.F375]" office:value-type="float" office:value="504" calcext:value-type="float">
            <text:p>504</text:p>
          </table:table-cell>
          <table:table-cell table:formula="of:=SQRT([.H375])" office:value-type="float" office:value="22.4499443206436" calcext:value-type="float">
            <text:p>22.4499443206</text:p>
          </table:table-cell>
          <table:table-cell table:formula="of:=[.G375]/[.I375]" office:value-type="float" office:value="2.21719677916501" calcext:value-type="float">
            <text:p>2.2171967792</text:p>
          </table:table-cell>
        </table:table-row>
        <table:table-row table:style-name="ro1">
          <table:table-cell office:value-type="float" office:value="128.09" calcext:value-type="float">
            <text:p>128.09</text:p>
          </table:table-cell>
          <table:table-cell office:value-type="float" office:value="296.883" calcext:value-type="float">
            <text:p>296.883</text:p>
          </table:table-cell>
          <table:table-cell office:value-type="float" office:value="177.671" calcext:value-type="float">
            <text:p>177.671</text:p>
          </table:table-cell>
          <table:table-cell office:value-type="float" office:value="292.301" calcext:value-type="float">
            <text:p>292.301</text:p>
          </table:table-cell>
          <table:table-cell office:value-type="float" office:value="256" calcext:value-type="float">
            <text:p>256</text:p>
          </table:table-cell>
          <table:table-cell office:value-type="float" office:value="246" calcext:value-type="float">
            <text:p>246</text:p>
          </table:table-cell>
          <table:table-cell table:formula="of:=(([.A376]-[.C376])^2 + ([.B376]-[.D376])^2)^0.5" office:value-type="float" office:value="49.79227133803" calcext:value-type="float">
            <text:p>49.792271338</text:p>
          </table:table-cell>
          <table:table-cell table:formula="of:=[.E376]+[.F376]" office:value-type="float" office:value="502" calcext:value-type="float">
            <text:p>502</text:p>
          </table:table-cell>
          <table:table-cell table:formula="of:=SQRT([.H376])" office:value-type="float" office:value="22.4053565024081" calcext:value-type="float">
            <text:p>22.4053565024</text:p>
          </table:table-cell>
          <table:table-cell table:formula="of:=[.G376]/[.I376]" office:value-type="float" office:value="2.22233782946852" calcext:value-type="float">
            <text:p>2.2223378295</text:p>
          </table:table-cell>
        </table:table-row>
        <table:table-row table:style-name="ro1">
          <table:table-cell office:value-type="float" office:value="128.09" calcext:value-type="float">
            <text:p>128.09</text:p>
          </table:table-cell>
          <table:table-cell office:value-type="float" office:value="296.883" calcext:value-type="float">
            <text:p>296.883</text:p>
          </table:table-cell>
          <table:table-cell office:value-type="float" office:value="177.64" calcext:value-type="float">
            <text:p>177.64</text:p>
          </table:table-cell>
          <table:table-cell office:value-type="float" office:value="292.279" calcext:value-type="float">
            <text:p>292.279</text:p>
          </table:table-cell>
          <table:table-cell office:value-type="float" office:value="256" calcext:value-type="float">
            <text:p>256</text:p>
          </table:table-cell>
          <table:table-cell office:value-type="float" office:value="247" calcext:value-type="float">
            <text:p>247</text:p>
          </table:table-cell>
          <table:table-cell table:formula="of:=(([.A377]-[.C377])^2 + ([.B377]-[.D377])^2)^0.5" office:value-type="float" office:value="49.7634335230197" calcext:value-type="float">
            <text:p>49.763433523</text:p>
          </table:table-cell>
          <table:table-cell table:formula="of:=[.E377]+[.F377]" office:value-type="float" office:value="503" calcext:value-type="float">
            <text:p>503</text:p>
          </table:table-cell>
          <table:table-cell table:formula="of:=SQRT([.H377])" office:value-type="float" office:value="22.4276614920058" calcext:value-type="float">
            <text:p>22.427661492</text:p>
          </table:table-cell>
          <table:table-cell table:formula="of:=[.G377]/[.I377]" office:value-type="float" office:value="2.2188418324736" calcext:value-type="float">
            <text:p>2.2188418325</text:p>
          </table:table-cell>
        </table:table-row>
        <table:table-row table:style-name="ro1">
          <table:table-cell office:value-type="float" office:value="128.067" calcext:value-type="float">
            <text:p>128.067</text:p>
          </table:table-cell>
          <table:table-cell office:value-type="float" office:value="296.925" calcext:value-type="float">
            <text:p>296.925</text:p>
          </table:table-cell>
          <table:table-cell office:value-type="float" office:value="177.614" calcext:value-type="float">
            <text:p>177.614</text:p>
          </table:table-cell>
          <table:table-cell office:value-type="float" office:value="292.236" calcext:value-type="float">
            <text:p>292.236</text:p>
          </table:table-cell>
          <table:table-cell office:value-type="float" office:value="255" calcext:value-type="float">
            <text:p>255</text:p>
          </table:table-cell>
          <table:table-cell office:value-type="float" office:value="246" calcext:value-type="float">
            <text:p>246</text:p>
          </table:table-cell>
          <table:table-cell table:formula="of:=(([.A378]-[.C378])^2 + ([.B378]-[.D378])^2)^0.5" office:value-type="float" office:value="49.7683828348883" calcext:value-type="float">
            <text:p>49.7683828349</text:p>
          </table:table-cell>
          <table:table-cell table:formula="of:=[.E378]+[.F378]" office:value-type="float" office:value="501" calcext:value-type="float">
            <text:p>501</text:p>
          </table:table-cell>
          <table:table-cell table:formula="of:=SQRT([.H378])" office:value-type="float" office:value="22.3830292855994" calcext:value-type="float">
            <text:p>22.3830292856</text:p>
          </table:table-cell>
          <table:table-cell table:formula="of:=[.G378]/[.I378]" office:value-type="float" office:value="2.22348736624796" calcext:value-type="float">
            <text:p>2.2234873662</text:p>
          </table:table-cell>
        </table:table-row>
        <table:table-row table:style-name="ro1">
          <table:table-cell office:value-type="float" office:value="128.09" calcext:value-type="float">
            <text:p>128.09</text:p>
          </table:table-cell>
          <table:table-cell office:value-type="float" office:value="296.883" calcext:value-type="float">
            <text:p>296.883</text:p>
          </table:table-cell>
          <table:table-cell office:value-type="float" office:value="177.64" calcext:value-type="float">
            <text:p>177.64</text:p>
          </table:table-cell>
          <table:table-cell office:value-type="float" office:value="292.279" calcext:value-type="float">
            <text:p>292.279</text:p>
          </table:table-cell>
          <table:table-cell office:value-type="float" office:value="256" calcext:value-type="float">
            <text:p>256</text:p>
          </table:table-cell>
          <table:table-cell office:value-type="float" office:value="247" calcext:value-type="float">
            <text:p>247</text:p>
          </table:table-cell>
          <table:table-cell table:formula="of:=(([.A379]-[.C379])^2 + ([.B379]-[.D379])^2)^0.5" office:value-type="float" office:value="49.7634335230197" calcext:value-type="float">
            <text:p>49.763433523</text:p>
          </table:table-cell>
          <table:table-cell table:formula="of:=[.E379]+[.F379]" office:value-type="float" office:value="503" calcext:value-type="float">
            <text:p>503</text:p>
          </table:table-cell>
          <table:table-cell table:formula="of:=SQRT([.H379])" office:value-type="float" office:value="22.4276614920058" calcext:value-type="float">
            <text:p>22.427661492</text:p>
          </table:table-cell>
          <table:table-cell table:formula="of:=[.G379]/[.I379]" office:value-type="float" office:value="2.2188418324736" calcext:value-type="float">
            <text:p>2.2188418325</text:p>
          </table:table-cell>
        </table:table-row>
        <table:table-row table:style-name="ro1">
          <table:table-cell office:value-type="float" office:value="128.067" calcext:value-type="float">
            <text:p>128.067</text:p>
          </table:table-cell>
          <table:table-cell office:value-type="float" office:value="296.925" calcext:value-type="float">
            <text:p>296.925</text:p>
          </table:table-cell>
          <table:table-cell office:value-type="float" office:value="177.669" calcext:value-type="float">
            <text:p>177.669</text:p>
          </table:table-cell>
          <table:table-cell office:value-type="float" office:value="292.253" calcext:value-type="float">
            <text:p>292.253</text:p>
          </table:table-cell>
          <table:table-cell office:value-type="float" office:value="255" calcext:value-type="float">
            <text:p>255</text:p>
          </table:table-cell>
          <table:table-cell office:value-type="float" office:value="245" calcext:value-type="float">
            <text:p>245</text:p>
          </table:table-cell>
          <table:table-cell table:formula="of:=(([.A380]-[.C380])^2 + ([.B380]-[.D380])^2)^0.5" office:value-type="float" office:value="49.8215414052998" calcext:value-type="float">
            <text:p>49.8215414053</text:p>
          </table:table-cell>
          <table:table-cell table:formula="of:=[.E380]+[.F380]" office:value-type="float" office:value="500" calcext:value-type="float">
            <text:p>500</text:p>
          </table:table-cell>
          <table:table-cell table:formula="of:=SQRT([.H380])" office:value-type="float" office:value="22.3606797749979" calcext:value-type="float">
            <text:p>22.360679775</text:p>
          </table:table-cell>
          <table:table-cell table:formula="of:=[.G380]/[.I380]" office:value-type="float" office:value="2.22808706652141" calcext:value-type="float">
            <text:p>2.2280870665</text:p>
          </table:table-cell>
        </table:table-row>
        <table:table-row table:style-name="ro1">
          <table:table-cell office:value-type="float" office:value="128.067" calcext:value-type="float">
            <text:p>128.067</text:p>
          </table:table-cell>
          <table:table-cell office:value-type="float" office:value="296.925" calcext:value-type="float">
            <text:p>296.925</text:p>
          </table:table-cell>
          <table:table-cell office:value-type="float" office:value="177.614" calcext:value-type="float">
            <text:p>177.614</text:p>
          </table:table-cell>
          <table:table-cell office:value-type="float" office:value="292.236" calcext:value-type="float">
            <text:p>292.236</text:p>
          </table:table-cell>
          <table:table-cell office:value-type="float" office:value="255" calcext:value-type="float">
            <text:p>255</text:p>
          </table:table-cell>
          <table:table-cell office:value-type="float" office:value="246" calcext:value-type="float">
            <text:p>246</text:p>
          </table:table-cell>
          <table:table-cell table:formula="of:=(([.A381]-[.C381])^2 + ([.B381]-[.D381])^2)^0.5" office:value-type="float" office:value="49.7683828348883" calcext:value-type="float">
            <text:p>49.7683828349</text:p>
          </table:table-cell>
          <table:table-cell table:formula="of:=[.E381]+[.F381]" office:value-type="float" office:value="501" calcext:value-type="float">
            <text:p>501</text:p>
          </table:table-cell>
          <table:table-cell table:formula="of:=SQRT([.H381])" office:value-type="float" office:value="22.3830292855994" calcext:value-type="float">
            <text:p>22.3830292856</text:p>
          </table:table-cell>
          <table:table-cell table:formula="of:=[.G381]/[.I381]" office:value-type="float" office:value="2.22348736624796" calcext:value-type="float">
            <text:p>2.2234873662</text:p>
          </table:table-cell>
        </table:table-row>
        <table:table-row table:style-name="ro1">
          <table:table-cell office:value-type="float" office:value="128.09" calcext:value-type="float">
            <text:p>128.09</text:p>
          </table:table-cell>
          <table:table-cell office:value-type="float" office:value="296.883" calcext:value-type="float">
            <text:p>296.883</text:p>
          </table:table-cell>
          <table:table-cell office:value-type="float" office:value="177.614" calcext:value-type="float">
            <text:p>177.614</text:p>
          </table:table-cell>
          <table:table-cell office:value-type="float" office:value="292.236" calcext:value-type="float">
            <text:p>292.236</text:p>
          </table:table-cell>
          <table:table-cell office:value-type="float" office:value="256" calcext:value-type="float">
            <text:p>256</text:p>
          </table:table-cell>
          <table:table-cell office:value-type="float" office:value="246" calcext:value-type="float">
            <text:p>246</text:p>
          </table:table-cell>
          <table:table-cell table:formula="of:=(([.A382]-[.C382])^2 + ([.B382]-[.D382])^2)^0.5" office:value-type="float" office:value="49.741543854207" calcext:value-type="float">
            <text:p>49.7415438542</text:p>
          </table:table-cell>
          <table:table-cell table:formula="of:=[.E382]+[.F382]" office:value-type="float" office:value="502" calcext:value-type="float">
            <text:p>502</text:p>
          </table:table-cell>
          <table:table-cell table:formula="of:=SQRT([.H382])" office:value-type="float" office:value="22.4053565024081" calcext:value-type="float">
            <text:p>22.4053565024</text:p>
          </table:table-cell>
          <table:table-cell table:formula="of:=[.G382]/[.I382]" office:value-type="float" office:value="2.2200737510631" calcext:value-type="float">
            <text:p>2.2200737511</text:p>
          </table:table-cell>
        </table:table-row>
        <table:table-row table:style-name="ro1">
          <table:table-cell office:value-type="float" office:value="128.067" calcext:value-type="float">
            <text:p>128.067</text:p>
          </table:table-cell>
          <table:table-cell office:value-type="float" office:value="296.925" calcext:value-type="float">
            <text:p>296.925</text:p>
          </table:table-cell>
          <table:table-cell office:value-type="float" office:value="177.614" calcext:value-type="float">
            <text:p>177.614</text:p>
          </table:table-cell>
          <table:table-cell office:value-type="float" office:value="292.236" calcext:value-type="float">
            <text:p>292.236</text:p>
          </table:table-cell>
          <table:table-cell office:value-type="float" office:value="255" calcext:value-type="float">
            <text:p>255</text:p>
          </table:table-cell>
          <table:table-cell office:value-type="float" office:value="246" calcext:value-type="float">
            <text:p>246</text:p>
          </table:table-cell>
          <table:table-cell table:formula="of:=(([.A383]-[.C383])^2 + ([.B383]-[.D383])^2)^0.5" office:value-type="float" office:value="49.7683828348883" calcext:value-type="float">
            <text:p>49.7683828349</text:p>
          </table:table-cell>
          <table:table-cell table:formula="of:=[.E383]+[.F383]" office:value-type="float" office:value="501" calcext:value-type="float">
            <text:p>501</text:p>
          </table:table-cell>
          <table:table-cell table:formula="of:=SQRT([.H383])" office:value-type="float" office:value="22.3830292855994" calcext:value-type="float">
            <text:p>22.3830292856</text:p>
          </table:table-cell>
          <table:table-cell table:formula="of:=[.G383]/[.I383]" office:value-type="float" office:value="2.22348736624796" calcext:value-type="float">
            <text:p>2.2234873662</text:p>
          </table:table-cell>
        </table:table-row>
        <table:table-row table:style-name="ro1">
          <table:table-cell office:value-type="float" office:value="128.043" calcext:value-type="float">
            <text:p>128.043</text:p>
          </table:table-cell>
          <table:table-cell office:value-type="float" office:value="296.938" calcext:value-type="float">
            <text:p>296.938</text:p>
          </table:table-cell>
          <table:table-cell office:value-type="float" office:value="177.607" calcext:value-type="float">
            <text:p>177.607</text:p>
          </table:table-cell>
          <table:table-cell office:value-type="float" office:value="292.369" calcext:value-type="float">
            <text:p>292.369</text:p>
          </table:table-cell>
          <table:table-cell office:value-type="float" office:value="256" calcext:value-type="float">
            <text:p>256</text:p>
          </table:table-cell>
          <table:table-cell office:value-type="float" office:value="244" calcext:value-type="float">
            <text:p>244</text:p>
          </table:table-cell>
          <table:table-cell table:formula="of:=(([.A384]-[.C384])^2 + ([.B384]-[.D384])^2)^0.5" office:value-type="float" office:value="49.7741484809133" calcext:value-type="float">
            <text:p>49.7741484809</text:p>
          </table:table-cell>
          <table:table-cell table:formula="of:=[.E384]+[.F384]" office:value-type="float" office:value="500" calcext:value-type="float">
            <text:p>500</text:p>
          </table:table-cell>
          <table:table-cell table:formula="of:=SQRT([.H384])" office:value-type="float" office:value="22.3606797749979" calcext:value-type="float">
            <text:p>22.360679775</text:p>
          </table:table-cell>
          <table:table-cell table:formula="of:=[.G384]/[.I384]" office:value-type="float" office:value="2.2259675905098" calcext:value-type="float">
            <text:p>2.2259675905</text:p>
          </table:table-cell>
        </table:table-row>
        <table:table-row table:style-name="ro1">
          <table:table-cell office:value-type="float" office:value="128.067" calcext:value-type="float">
            <text:p>128.067</text:p>
          </table:table-cell>
          <table:table-cell office:value-type="float" office:value="296.925" calcext:value-type="float">
            <text:p>296.925</text:p>
          </table:table-cell>
          <table:table-cell office:value-type="float" office:value="177.614" calcext:value-type="float">
            <text:p>177.614</text:p>
          </table:table-cell>
          <table:table-cell office:value-type="float" office:value="292.236" calcext:value-type="float">
            <text:p>292.236</text:p>
          </table:table-cell>
          <table:table-cell office:value-type="float" office:value="255" calcext:value-type="float">
            <text:p>255</text:p>
          </table:table-cell>
          <table:table-cell office:value-type="float" office:value="246" calcext:value-type="float">
            <text:p>246</text:p>
          </table:table-cell>
          <table:table-cell table:formula="of:=(([.A385]-[.C385])^2 + ([.B385]-[.D385])^2)^0.5" office:value-type="float" office:value="49.7683828348883" calcext:value-type="float">
            <text:p>49.7683828349</text:p>
          </table:table-cell>
          <table:table-cell table:formula="of:=[.E385]+[.F385]" office:value-type="float" office:value="501" calcext:value-type="float">
            <text:p>501</text:p>
          </table:table-cell>
          <table:table-cell table:formula="of:=SQRT([.H385])" office:value-type="float" office:value="22.3830292855994" calcext:value-type="float">
            <text:p>22.3830292856</text:p>
          </table:table-cell>
          <table:table-cell table:formula="of:=[.G385]/[.I385]" office:value-type="float" office:value="2.22348736624796" calcext:value-type="float">
            <text:p>2.2234873662</text:p>
          </table:table-cell>
        </table:table-row>
        <table:table-row table:style-name="ro1">
          <table:table-cell office:value-type="float" office:value="128.067" calcext:value-type="float">
            <text:p>128.067</text:p>
          </table:table-cell>
          <table:table-cell office:value-type="float" office:value="296.925" calcext:value-type="float">
            <text:p>296.925</text:p>
          </table:table-cell>
          <table:table-cell office:value-type="float" office:value="177.657" calcext:value-type="float">
            <text:p>177.657</text:p>
          </table:table-cell>
          <table:table-cell office:value-type="float" office:value="292.327" calcext:value-type="float">
            <text:p>292.327</text:p>
          </table:table-cell>
          <table:table-cell office:value-type="float" office:value="255" calcext:value-type="float">
            <text:p>255</text:p>
          </table:table-cell>
          <table:table-cell office:value-type="float" office:value="248" calcext:value-type="float">
            <text:p>248</text:p>
          </table:table-cell>
          <table:table-cell table:formula="of:=(([.A386]-[.C386])^2 + ([.B386]-[.D386])^2)^0.5" office:value-type="float" office:value="49.8027077978698" calcext:value-type="float">
            <text:p>49.8027077979</text:p>
          </table:table-cell>
          <table:table-cell table:formula="of:=[.E386]+[.F386]" office:value-type="float" office:value="503" calcext:value-type="float">
            <text:p>503</text:p>
          </table:table-cell>
          <table:table-cell table:formula="of:=SQRT([.H386])" office:value-type="float" office:value="22.4276614920058" calcext:value-type="float">
            <text:p>22.427661492</text:p>
          </table:table-cell>
          <table:table-cell table:formula="of:=[.G386]/[.I386]" office:value-type="float" office:value="2.22059298583678" calcext:value-type="float">
            <text:p>2.2205929858</text:p>
          </table:table-cell>
        </table:table-row>
        <table:table-row table:style-name="ro1">
          <table:table-cell office:value-type="float" office:value="128.067" calcext:value-type="float">
            <text:p>128.067</text:p>
          </table:table-cell>
          <table:table-cell office:value-type="float" office:value="296.925" calcext:value-type="float">
            <text:p>296.925</text:p>
          </table:table-cell>
          <table:table-cell office:value-type="float" office:value="177.58" calcext:value-type="float">
            <text:p>177.58</text:p>
          </table:table-cell>
          <table:table-cell office:value-type="float" office:value="292.325" calcext:value-type="float">
            <text:p>292.325</text:p>
          </table:table-cell>
          <table:table-cell office:value-type="float" office:value="255" calcext:value-type="float">
            <text:p>255</text:p>
          </table:table-cell>
          <table:table-cell office:value-type="float" office:value="243" calcext:value-type="float">
            <text:p>243</text:p>
          </table:table-cell>
          <table:table-cell table:formula="of:=(([.A387]-[.C387])^2 + ([.B387]-[.D387])^2)^0.5" office:value-type="float" office:value="49.7262221468714" calcext:value-type="float">
            <text:p>49.7262221469</text:p>
          </table:table-cell>
          <table:table-cell table:formula="of:=[.E387]+[.F387]" office:value-type="float" office:value="498" calcext:value-type="float">
            <text:p>498</text:p>
          </table:table-cell>
          <table:table-cell table:formula="of:=SQRT([.H387])" office:value-type="float" office:value="22.3159136044214" calcext:value-type="float">
            <text:p>22.3159136044</text:p>
          </table:table-cell>
          <table:table-cell table:formula="of:=[.G387]/[.I387]" office:value-type="float" office:value="2.22828529579086" calcext:value-type="float">
            <text:p>2.2282852958</text:p>
          </table:table-cell>
        </table:table-row>
        <table:table-row table:style-name="ro1">
          <table:table-cell office:value-type="float" office:value="128.043" calcext:value-type="float">
            <text:p>128.043</text:p>
          </table:table-cell>
          <table:table-cell office:value-type="float" office:value="296.938" calcext:value-type="float">
            <text:p>296.938</text:p>
          </table:table-cell>
          <table:table-cell office:value-type="float" office:value="177.612" calcext:value-type="float">
            <text:p>177.612</text:p>
          </table:table-cell>
          <table:table-cell office:value-type="float" office:value="292.188" calcext:value-type="float">
            <text:p>292.188</text:p>
          </table:table-cell>
          <table:table-cell office:value-type="float" office:value="256" calcext:value-type="float">
            <text:p>256</text:p>
          </table:table-cell>
          <table:table-cell office:value-type="float" office:value="245" calcext:value-type="float">
            <text:p>245</text:p>
          </table:table-cell>
          <table:table-cell table:formula="of:=(([.A388]-[.C388])^2 + ([.B388]-[.D388])^2)^0.5" office:value-type="float" office:value="49.796066722182" calcext:value-type="float">
            <text:p>49.7960667222</text:p>
          </table:table-cell>
          <table:table-cell table:formula="of:=[.E388]+[.F388]" office:value-type="float" office:value="501" calcext:value-type="float">
            <text:p>501</text:p>
          </table:table-cell>
          <table:table-cell table:formula="of:=SQRT([.H388])" office:value-type="float" office:value="22.3830292855994" calcext:value-type="float">
            <text:p>22.3830292856</text:p>
          </table:table-cell>
          <table:table-cell table:formula="of:=[.G388]/[.I388]" office:value-type="float" office:value="2.22472419111828" calcext:value-type="float">
            <text:p>2.2247241911</text:p>
          </table:table-cell>
        </table:table-row>
        <table:table-row table:style-name="ro1">
          <table:table-cell office:value-type="float" office:value="128.043" calcext:value-type="float">
            <text:p>128.043</text:p>
          </table:table-cell>
          <table:table-cell office:value-type="float" office:value="296.938" calcext:value-type="float">
            <text:p>296.938</text:p>
          </table:table-cell>
          <table:table-cell office:value-type="float" office:value="177.614" calcext:value-type="float">
            <text:p>177.614</text:p>
          </table:table-cell>
          <table:table-cell office:value-type="float" office:value="292.236" calcext:value-type="float">
            <text:p>292.236</text:p>
          </table:table-cell>
          <table:table-cell office:value-type="float" office:value="256" calcext:value-type="float">
            <text:p>256</text:p>
          </table:table-cell>
          <table:table-cell office:value-type="float" office:value="246" calcext:value-type="float">
            <text:p>246</text:p>
          </table:table-cell>
          <table:table-cell table:formula="of:=(([.A389]-[.C389])^2 + ([.B389]-[.D389])^2)^0.5" office:value-type="float" office:value="49.7935020359083" calcext:value-type="float">
            <text:p>49.7935020359</text:p>
          </table:table-cell>
          <table:table-cell table:formula="of:=[.E389]+[.F389]" office:value-type="float" office:value="502" calcext:value-type="float">
            <text:p>502</text:p>
          </table:table-cell>
          <table:table-cell table:formula="of:=SQRT([.H389])" office:value-type="float" office:value="22.4053565024081" calcext:value-type="float">
            <text:p>22.4053565024</text:p>
          </table:table-cell>
          <table:table-cell table:formula="of:=[.G389]/[.I389]" office:value-type="float" office:value="2.222392758203" calcext:value-type="float">
            <text:p>2.2223927582</text:p>
          </table:table-cell>
        </table:table-row>
        <table:table-row table:style-name="ro1">
          <table:table-cell office:value-type="float" office:value="128.066" calcext:value-type="float">
            <text:p>128.066</text:p>
          </table:table-cell>
          <table:table-cell office:value-type="float" office:value="296.895" calcext:value-type="float">
            <text:p>296.895</text:p>
          </table:table-cell>
          <table:table-cell office:value-type="float" office:value="177.579" calcext:value-type="float">
            <text:p>177.579</text:p>
          </table:table-cell>
          <table:table-cell office:value-type="float" office:value="292.277" calcext:value-type="float">
            <text:p>292.277</text:p>
          </table:table-cell>
          <table:table-cell office:value-type="float" office:value="257" calcext:value-type="float">
            <text:p>257</text:p>
          </table:table-cell>
          <table:table-cell office:value-type="float" office:value="242" calcext:value-type="float">
            <text:p>242</text:p>
          </table:table-cell>
          <table:table-cell table:formula="of:=(([.A390]-[.C390])^2 + ([.B390]-[.D390])^2)^0.5" office:value-type="float" office:value="49.7278904941684" calcext:value-type="float">
            <text:p>49.7278904942</text:p>
          </table:table-cell>
          <table:table-cell table:formula="of:=[.E390]+[.F390]" office:value-type="float" office:value="499" calcext:value-type="float">
            <text:p>499</text:p>
          </table:table-cell>
          <table:table-cell table:formula="of:=SQRT([.H390])" office:value-type="float" office:value="22.3383079036887" calcext:value-type="float">
            <text:p>22.3383079037</text:p>
          </table:table-cell>
          <table:table-cell table:formula="of:=[.G390]/[.I390]" office:value-type="float" office:value="2.22612611074077" calcext:value-type="float">
            <text:p>2.2261261107</text:p>
          </table:table-cell>
        </table:table-row>
        <table:table-row table:style-name="ro1">
          <table:table-cell office:value-type="float" office:value="128.067" calcext:value-type="float">
            <text:p>128.067</text:p>
          </table:table-cell>
          <table:table-cell office:value-type="float" office:value="296.925" calcext:value-type="float">
            <text:p>296.925</text:p>
          </table:table-cell>
          <table:table-cell office:value-type="float" office:value="177.525" calcext:value-type="float">
            <text:p>177.525</text:p>
          </table:table-cell>
          <table:table-cell office:value-type="float" office:value="292.258" calcext:value-type="float">
            <text:p>292.258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table:formula="of:=(([.A391]-[.C391])^2 + ([.B391]-[.D391])^2)^0.5" office:value-type="float" office:value="49.6777078074261" calcext:value-type="float">
            <text:p>49.6777078074</text:p>
          </table:table-cell>
          <table:table-cell table:formula="of:=[.E391]+[.F391]" office:value-type="float" office:value="495" calcext:value-type="float">
            <text:p>495</text:p>
          </table:table-cell>
          <table:table-cell table:formula="of:=SQRT([.H391])" office:value-type="float" office:value="22.248595461287" calcext:value-type="float">
            <text:p>22.2485954613</text:p>
          </table:table-cell>
          <table:table-cell table:formula="of:=[.G391]/[.I391]" office:value-type="float" office:value="2.23284691808372" calcext:value-type="float">
            <text:p>2.2328469181</text:p>
          </table:table-cell>
        </table:table-row>
        <table:table-row table:style-name="ro1">
          <table:table-cell office:value-type="float" office:value="128.043" calcext:value-type="float">
            <text:p>128.043</text:p>
          </table:table-cell>
          <table:table-cell office:value-type="float" office:value="296.938" calcext:value-type="float">
            <text:p>296.938</text:p>
          </table:table-cell>
          <table:table-cell office:value-type="float" office:value="177.614" calcext:value-type="float">
            <text:p>177.614</text:p>
          </table:table-cell>
          <table:table-cell office:value-type="float" office:value="292.236" calcext:value-type="float">
            <text:p>292.236</text:p>
          </table:table-cell>
          <table:table-cell office:value-type="float" office:value="256" calcext:value-type="float">
            <text:p>256</text:p>
          </table:table-cell>
          <table:table-cell office:value-type="float" office:value="246" calcext:value-type="float">
            <text:p>246</text:p>
          </table:table-cell>
          <table:table-cell table:formula="of:=(([.A392]-[.C392])^2 + ([.B392]-[.D392])^2)^0.5" office:value-type="float" office:value="49.7935020359083" calcext:value-type="float">
            <text:p>49.7935020359</text:p>
          </table:table-cell>
          <table:table-cell table:formula="of:=[.E392]+[.F392]" office:value-type="float" office:value="502" calcext:value-type="float">
            <text:p>502</text:p>
          </table:table-cell>
          <table:table-cell table:formula="of:=SQRT([.H392])" office:value-type="float" office:value="22.4053565024081" calcext:value-type="float">
            <text:p>22.4053565024</text:p>
          </table:table-cell>
          <table:table-cell table:formula="of:=[.G392]/[.I392]" office:value-type="float" office:value="2.222392758203" calcext:value-type="float">
            <text:p>2.2223927582</text:p>
          </table:table-cell>
        </table:table-row>
        <table:table-row table:style-name="ro1">
          <table:table-cell office:value-type="float" office:value="128.043" calcext:value-type="float">
            <text:p>128.043</text:p>
          </table:table-cell>
          <table:table-cell office:value-type="float" office:value="296.938" calcext:value-type="float">
            <text:p>296.938</text:p>
          </table:table-cell>
          <table:table-cell office:value-type="float" office:value="177.496" calcext:value-type="float">
            <text:p>177.496</text:p>
          </table:table-cell>
          <table:table-cell office:value-type="float" office:value="292.267" calcext:value-type="float">
            <text:p>292.267</text:p>
          </table:table-cell>
          <table:table-cell office:value-type="float" office:value="256" calcext:value-type="float">
            <text:p>256</text:p>
          </table:table-cell>
          <table:table-cell office:value-type="float" office:value="240" calcext:value-type="float">
            <text:p>240</text:p>
          </table:table-cell>
          <table:table-cell table:formula="of:=(([.A393]-[.C393])^2 + ([.B393]-[.D393])^2)^0.5" office:value-type="float" office:value="49.6731059024901" calcext:value-type="float">
            <text:p>49.6731059025</text:p>
          </table:table-cell>
          <table:table-cell table:formula="of:=[.E393]+[.F393]" office:value-type="float" office:value="496" calcext:value-type="float">
            <text:p>496</text:p>
          </table:table-cell>
          <table:table-cell table:formula="of:=SQRT([.H393])" office:value-type="float" office:value="22.2710574513201" calcext:value-type="float">
            <text:p>22.2710574513</text:p>
          </table:table-cell>
          <table:table-cell table:formula="of:=[.G393]/[.I393]" office:value-type="float" office:value="2.23038829705618" calcext:value-type="float">
            <text:p>2.2303882971</text:p>
          </table:table-cell>
        </table:table-row>
        <table:table-row table:style-name="ro1">
          <table:table-cell office:value-type="float" office:value="128.043" calcext:value-type="float">
            <text:p>128.043</text:p>
          </table:table-cell>
          <table:table-cell office:value-type="float" office:value="296.938" calcext:value-type="float">
            <text:p>296.938</text:p>
          </table:table-cell>
          <table:table-cell office:value-type="float" office:value="177.564" calcext:value-type="float">
            <text:p>177.564</text:p>
          </table:table-cell>
          <table:table-cell office:value-type="float" office:value="292.181" calcext:value-type="float">
            <text:p>292.181</text:p>
          </table:table-cell>
          <table:table-cell office:value-type="float" office:value="256" calcext:value-type="float">
            <text:p>256</text:p>
          </table:table-cell>
          <table:table-cell office:value-type="float" office:value="243" calcext:value-type="float">
            <text:p>243</text:p>
          </table:table-cell>
          <table:table-cell table:formula="of:=(([.A394]-[.C394])^2 + ([.B394]-[.D394])^2)^0.5" office:value-type="float" office:value="49.7489546623846" calcext:value-type="float">
            <text:p>49.7489546624</text:p>
          </table:table-cell>
          <table:table-cell table:formula="of:=[.E394]+[.F394]" office:value-type="float" office:value="499" calcext:value-type="float">
            <text:p>499</text:p>
          </table:table-cell>
          <table:table-cell table:formula="of:=SQRT([.H394])" office:value-type="float" office:value="22.3383079036887" calcext:value-type="float">
            <text:p>22.3383079037</text:p>
          </table:table-cell>
          <table:table-cell table:formula="of:=[.G394]/[.I394]" office:value-type="float" office:value="2.22706907241482" calcext:value-type="float">
            <text:p>2.2270690724</text:p>
          </table:table-cell>
        </table:table-row>
        <table:table-row table:style-name="ro1">
          <table:table-cell office:value-type="float" office:value="128.067" calcext:value-type="float">
            <text:p>128.067</text:p>
          </table:table-cell>
          <table:table-cell office:value-type="float" office:value="296.925" calcext:value-type="float">
            <text:p>296.925</text:p>
          </table:table-cell>
          <table:table-cell office:value-type="float" office:value="177.579" calcext:value-type="float">
            <text:p>177.579</text:p>
          </table:table-cell>
          <table:table-cell office:value-type="float" office:value="292.277" calcext:value-type="float">
            <text:p>292.277</text:p>
          </table:table-cell>
          <table:table-cell office:value-type="float" office:value="255" calcext:value-type="float">
            <text:p>255</text:p>
          </table:table-cell>
          <table:table-cell office:value-type="float" office:value="242" calcext:value-type="float">
            <text:p>242</text:p>
          </table:table-cell>
          <table:table-cell table:formula="of:=(([.A395]-[.C395])^2 + ([.B395]-[.D395])^2)^0.5" office:value-type="float" office:value="49.7296898039793" calcext:value-type="float">
            <text:p>49.729689804</text:p>
          </table:table-cell>
          <table:table-cell table:formula="of:=[.E395]+[.F395]" office:value-type="float" office:value="497" calcext:value-type="float">
            <text:p>497</text:p>
          </table:table-cell>
          <table:table-cell table:formula="of:=SQRT([.H395])" office:value-type="float" office:value="22.293496809608" calcext:value-type="float">
            <text:p>22.2934968096</text:p>
          </table:table-cell>
          <table:table-cell table:formula="of:=[.G395]/[.I395]" office:value-type="float" office:value="2.23068145067969" calcext:value-type="float">
            <text:p>2.2306814507</text:p>
          </table:table-cell>
        </table:table-row>
        <table:table-row table:style-name="ro1">
          <table:table-cell office:value-type="float" office:value="128.09" calcext:value-type="float">
            <text:p>128.09</text:p>
          </table:table-cell>
          <table:table-cell office:value-type="float" office:value="296.883" calcext:value-type="float">
            <text:p>296.883</text:p>
          </table:table-cell>
          <table:table-cell office:value-type="float" office:value="177.564" calcext:value-type="float">
            <text:p>177.564</text:p>
          </table:table-cell>
          <table:table-cell office:value-type="float" office:value="292.181" calcext:value-type="float">
            <text:p>292.181</text:p>
          </table:table-cell>
          <table:table-cell office:value-type="float" office:value="256" calcext:value-type="float">
            <text:p>256</text:p>
          </table:table-cell>
          <table:table-cell office:value-type="float" office:value="243" calcext:value-type="float">
            <text:p>243</text:p>
          </table:table-cell>
          <table:table-cell table:formula="of:=(([.A396]-[.C396])^2 + ([.B396]-[.D396])^2)^0.5" office:value-type="float" office:value="49.6969363240834" calcext:value-type="float">
            <text:p>49.6969363241</text:p>
          </table:table-cell>
          <table:table-cell table:formula="of:=[.E396]+[.F396]" office:value-type="float" office:value="499" calcext:value-type="float">
            <text:p>499</text:p>
          </table:table-cell>
          <table:table-cell table:formula="of:=SQRT([.H396])" office:value-type="float" office:value="22.3383079036887" calcext:value-type="float">
            <text:p>22.3383079037</text:p>
          </table:table-cell>
          <table:table-cell table:formula="of:=[.G396]/[.I396]" office:value-type="float" office:value="2.22474041177833" calcext:value-type="float">
            <text:p>2.2247404118</text:p>
          </table:table-cell>
        </table:table-row>
        <table:table-row table:style-name="ro1">
          <table:table-cell office:value-type="float" office:value="128.043" calcext:value-type="float">
            <text:p>128.043</text:p>
          </table:table-cell>
          <table:table-cell office:value-type="float" office:value="296.938" calcext:value-type="float">
            <text:p>296.938</text:p>
          </table:table-cell>
          <table:table-cell office:value-type="float" office:value="177.612" calcext:value-type="float">
            <text:p>177.612</text:p>
          </table:table-cell>
          <table:table-cell office:value-type="float" office:value="292.188" calcext:value-type="float">
            <text:p>292.188</text:p>
          </table:table-cell>
          <table:table-cell office:value-type="float" office:value="256" calcext:value-type="float">
            <text:p>256</text:p>
          </table:table-cell>
          <table:table-cell office:value-type="float" office:value="245" calcext:value-type="float">
            <text:p>245</text:p>
          </table:table-cell>
          <table:table-cell table:formula="of:=(([.A397]-[.C397])^2 + ([.B397]-[.D397])^2)^0.5" office:value-type="float" office:value="49.796066722182" calcext:value-type="float">
            <text:p>49.7960667222</text:p>
          </table:table-cell>
          <table:table-cell table:formula="of:=[.E397]+[.F397]" office:value-type="float" office:value="501" calcext:value-type="float">
            <text:p>501</text:p>
          </table:table-cell>
          <table:table-cell table:formula="of:=SQRT([.H397])" office:value-type="float" office:value="22.3830292855994" calcext:value-type="float">
            <text:p>22.3830292856</text:p>
          </table:table-cell>
          <table:table-cell table:formula="of:=[.G397]/[.I397]" office:value-type="float" office:value="2.22472419111828" calcext:value-type="float">
            <text:p>2.2247241911</text:p>
          </table:table-cell>
        </table:table-row>
        <table:table-row table:style-name="ro1">
          <table:table-cell office:value-type="float" office:value="128.067" calcext:value-type="float">
            <text:p>128.067</text:p>
          </table:table-cell>
          <table:table-cell office:value-type="float" office:value="296.925" calcext:value-type="float">
            <text:p>296.925</text:p>
          </table:table-cell>
          <table:table-cell office:value-type="float" office:value="177.554" calcext:value-type="float">
            <text:p>177.554</text:p>
          </table:table-cell>
          <table:table-cell office:value-type="float" office:value="292.351" calcext:value-type="float">
            <text:p>292.351</text:p>
          </table:table-cell>
          <table:table-cell office:value-type="float" office:value="255" calcext:value-type="float">
            <text:p>255</text:p>
          </table:table-cell>
          <table:table-cell office:value-type="float" office:value="242" calcext:value-type="float">
            <text:p>242</text:p>
          </table:table-cell>
          <table:table-cell table:formula="of:=(([.A398]-[.C398])^2 + ([.B398]-[.D398])^2)^0.5" office:value-type="float" office:value="49.6979340113852" calcext:value-type="float">
            <text:p>49.6979340114</text:p>
          </table:table-cell>
          <table:table-cell table:formula="of:=[.E398]+[.F398]" office:value-type="float" office:value="497" calcext:value-type="float">
            <text:p>497</text:p>
          </table:table-cell>
          <table:table-cell table:formula="of:=SQRT([.H398])" office:value-type="float" office:value="22.293496809608" calcext:value-type="float">
            <text:p>22.2934968096</text:p>
          </table:table-cell>
          <table:table-cell table:formula="of:=[.G398]/[.I398]" office:value-type="float" office:value="2.22925700870608" calcext:value-type="float">
            <text:p>2.2292570087</text:p>
          </table:table-cell>
        </table:table-row>
        <table:table-row table:style-name="ro1">
          <table:table-cell office:value-type="float" office:value="128.09" calcext:value-type="float">
            <text:p>128.09</text:p>
          </table:table-cell>
          <table:table-cell office:value-type="float" office:value="296.883" calcext:value-type="float">
            <text:p>296.883</text:p>
          </table:table-cell>
          <table:table-cell office:value-type="float" office:value="177.579" calcext:value-type="float">
            <text:p>177.579</text:p>
          </table:table-cell>
          <table:table-cell office:value-type="float" office:value="292.277" calcext:value-type="float">
            <text:p>292.277</text:p>
          </table:table-cell>
          <table:table-cell office:value-type="float" office:value="256" calcext:value-type="float">
            <text:p>256</text:p>
          </table:table-cell>
          <table:table-cell office:value-type="float" office:value="242" calcext:value-type="float">
            <text:p>242</text:p>
          </table:table-cell>
          <table:table-cell table:formula="of:=(([.A399]-[.C399])^2 + ([.B399]-[.D399])^2)^0.5" office:value-type="float" office:value="49.7028807716414" calcext:value-type="float">
            <text:p>49.7028807716</text:p>
          </table:table-cell>
          <table:table-cell table:formula="of:=[.E399]+[.F399]" office:value-type="float" office:value="498" calcext:value-type="float">
            <text:p>498</text:p>
          </table:table-cell>
          <table:table-cell table:formula="of:=SQRT([.H399])" office:value-type="float" office:value="22.3159136044214" calcext:value-type="float">
            <text:p>22.3159136044</text:p>
          </table:table-cell>
          <table:table-cell table:formula="of:=[.G399]/[.I399]" office:value-type="float" office:value="2.22723934375664" calcext:value-type="float">
            <text:p>2.2272393438</text:p>
          </table:table-cell>
        </table:table-row>
        <table:table-row table:style-name="ro1">
          <table:table-cell office:value-type="float" office:value="128.067" calcext:value-type="float">
            <text:p>128.067</text:p>
          </table:table-cell>
          <table:table-cell office:value-type="float" office:value="296.925" calcext:value-type="float">
            <text:p>296.925</text:p>
          </table:table-cell>
          <table:table-cell office:value-type="float" office:value="177.614" calcext:value-type="float">
            <text:p>177.614</text:p>
          </table:table-cell>
          <table:table-cell office:value-type="float" office:value="292.236" calcext:value-type="float">
            <text:p>292.236</text:p>
          </table:table-cell>
          <table:table-cell office:value-type="float" office:value="255" calcext:value-type="float">
            <text:p>255</text:p>
          </table:table-cell>
          <table:table-cell office:value-type="float" office:value="246" calcext:value-type="float">
            <text:p>246</text:p>
          </table:table-cell>
          <table:table-cell table:formula="of:=(([.A400]-[.C400])^2 + ([.B400]-[.D400])^2)^0.5" office:value-type="float" office:value="49.7683828348883" calcext:value-type="float">
            <text:p>49.7683828349</text:p>
          </table:table-cell>
          <table:table-cell table:formula="of:=[.E400]+[.F400]" office:value-type="float" office:value="501" calcext:value-type="float">
            <text:p>501</text:p>
          </table:table-cell>
          <table:table-cell table:formula="of:=SQRT([.H400])" office:value-type="float" office:value="22.3830292855994" calcext:value-type="float">
            <text:p>22.3830292856</text:p>
          </table:table-cell>
          <table:table-cell table:formula="of:=[.G400]/[.I400]" office:value-type="float" office:value="2.22348736624796" calcext:value-type="float">
            <text:p>2.2234873662</text:p>
          </table:table-cell>
        </table:table-row>
        <table:table-row table:style-name="ro1">
          <table:table-cell office:value-type="float" office:value="128.067" calcext:value-type="float">
            <text:p>128.067</text:p>
          </table:table-cell>
          <table:table-cell office:value-type="float" office:value="296.925" calcext:value-type="float">
            <text:p>296.925</text:p>
          </table:table-cell>
          <table:table-cell office:value-type="float" office:value="177.638" calcext:value-type="float">
            <text:p>177.638</text:p>
          </table:table-cell>
          <table:table-cell office:value-type="float" office:value="292.391" calcext:value-type="float">
            <text:p>292.391</text:p>
          </table:table-cell>
          <table:table-cell office:value-type="float" office:value="255" calcext:value-type="float">
            <text:p>255</text:p>
          </table:table-cell>
          <table:table-cell office:value-type="float" office:value="243" calcext:value-type="float">
            <text:p>243</text:p>
          </table:table-cell>
          <table:table-cell table:formula="of:=(([.A401]-[.C401])^2 + ([.B401]-[.D401])^2)^0.5" office:value-type="float" office:value="49.7779187692696" calcext:value-type="float">
            <text:p>49.7779187693</text:p>
          </table:table-cell>
          <table:table-cell table:formula="of:=[.E401]+[.F401]" office:value-type="float" office:value="498" calcext:value-type="float">
            <text:p>498</text:p>
          </table:table-cell>
          <table:table-cell table:formula="of:=SQRT([.H401])" office:value-type="float" office:value="22.3159136044214" calcext:value-type="float">
            <text:p>22.3159136044</text:p>
          </table:table-cell>
          <table:table-cell table:formula="of:=[.G401]/[.I401]" office:value-type="float" office:value="2.23060187683318" calcext:value-type="float">
            <text:p>2.2306018768</text:p>
          </table:table-cell>
        </table:table-row>
        <table:table-row table:style-name="ro1">
          <table:table-cell office:value-type="float" office:value="128.157" calcext:value-type="float">
            <text:p>128.157</text:p>
          </table:table-cell>
          <table:table-cell office:value-type="float" office:value="296.972" calcext:value-type="float">
            <text:p>296.972</text:p>
          </table:table-cell>
          <table:table-cell office:value-type="float" office:value="177.607" calcext:value-type="float">
            <text:p>177.607</text:p>
          </table:table-cell>
          <table:table-cell office:value-type="float" office:value="292.369" calcext:value-type="float">
            <text:p>292.369</text:p>
          </table:table-cell>
          <table:table-cell office:value-type="float" office:value="254" calcext:value-type="float">
            <text:p>254</text:p>
          </table:table-cell>
          <table:table-cell office:value-type="float" office:value="244" calcext:value-type="float">
            <text:p>244</text:p>
          </table:table-cell>
          <table:table-cell table:formula="of:=(([.A402]-[.C402])^2 + ([.B402]-[.D402])^2)^0.5" office:value-type="float" office:value="49.6637705878239" calcext:value-type="float">
            <text:p>49.6637705878</text:p>
          </table:table-cell>
          <table:table-cell table:formula="of:=[.E402]+[.F402]" office:value-type="float" office:value="498" calcext:value-type="float">
            <text:p>498</text:p>
          </table:table-cell>
          <table:table-cell table:formula="of:=SQRT([.H402])" office:value-type="float" office:value="22.3159136044214" calcext:value-type="float">
            <text:p>22.3159136044</text:p>
          </table:table-cell>
          <table:table-cell table:formula="of:=[.G402]/[.I402]" office:value-type="float" office:value="2.22548677451342" calcext:value-type="float">
            <text:p>2.2254867745</text:p>
          </table:table-cell>
        </table:table-row>
        <table:table-row table:style-name="ro1">
          <table:table-cell office:value-type="float" office:value="128.086" calcext:value-type="float">
            <text:p>128.086</text:p>
          </table:table-cell>
          <table:table-cell office:value-type="float" office:value="296.938" calcext:value-type="float">
            <text:p>296.938</text:p>
          </table:table-cell>
          <table:table-cell office:value-type="float" office:value="177.614" calcext:value-type="float">
            <text:p>177.614</text:p>
          </table:table-cell>
          <table:table-cell office:value-type="float" office:value="292.236" calcext:value-type="float">
            <text:p>292.236</text:p>
          </table:table-cell>
          <table:table-cell office:value-type="float" office:value="256" calcext:value-type="float">
            <text:p>256</text:p>
          </table:table-cell>
          <table:table-cell office:value-type="float" office:value="246" calcext:value-type="float">
            <text:p>246</text:p>
          </table:table-cell>
          <table:table-cell table:formula="of:=(([.A403]-[.C403])^2 + ([.B403]-[.D403])^2)^0.5" office:value-type="float" office:value="49.7506943469134" calcext:value-type="float">
            <text:p>49.7506943469</text:p>
          </table:table-cell>
          <table:table-cell table:formula="of:=[.E403]+[.F403]" office:value-type="float" office:value="502" calcext:value-type="float">
            <text:p>502</text:p>
          </table:table-cell>
          <table:table-cell table:formula="of:=SQRT([.H403])" office:value-type="float" office:value="22.4053565024081" calcext:value-type="float">
            <text:p>22.4053565024</text:p>
          </table:table-cell>
          <table:table-cell table:formula="of:=[.G403]/[.I403]" office:value-type="float" office:value="2.22048215753971" calcext:value-type="float">
            <text:p>2.2204821575</text:p>
          </table:table-cell>
        </table:table-row>
        <table:table-row table:style-name="ro1">
          <table:table-cell office:value-type="float" office:value="128.115" calcext:value-type="float">
            <text:p>128.115</text:p>
          </table:table-cell>
          <table:table-cell office:value-type="float" office:value="297.004" calcext:value-type="float">
            <text:p>297.004</text:p>
          </table:table-cell>
          <table:table-cell office:value-type="float" office:value="177.593" calcext:value-type="float">
            <text:p>177.593</text:p>
          </table:table-cell>
          <table:table-cell office:value-type="float" office:value="292.234" calcext:value-type="float">
            <text:p>292.234</text:p>
          </table:table-cell>
          <table:table-cell office:value-type="float" office:value="252" calcext:value-type="float">
            <text:p>252</text:p>
          </table:table-cell>
          <table:table-cell office:value-type="float" office:value="248" calcext:value-type="float">
            <text:p>248</text:p>
          </table:table-cell>
          <table:table-cell table:formula="of:=(([.A404]-[.C404])^2 + ([.B404]-[.D404])^2)^0.5" office:value-type="float" office:value="49.7073976788164" calcext:value-type="float">
            <text:p>49.7073976788</text:p>
          </table:table-cell>
          <table:table-cell table:formula="of:=[.E404]+[.F404]" office:value-type="float" office:value="500" calcext:value-type="float">
            <text:p>500</text:p>
          </table:table-cell>
          <table:table-cell table:formula="of:=SQRT([.H404])" office:value-type="float" office:value="22.3606797749979" calcext:value-type="float">
            <text:p>22.360679775</text:p>
          </table:table-cell>
          <table:table-cell table:formula="of:=[.G404]/[.I404]" office:value-type="float" office:value="2.22298240388897" calcext:value-type="float">
            <text:p>2.2229824039</text:p>
          </table:table-cell>
        </table:table-row>
        <table:table-row table:style-name="ro1">
          <table:table-cell office:value-type="float" office:value="128.067" calcext:value-type="float">
            <text:p>128.067</text:p>
          </table:table-cell>
          <table:table-cell office:value-type="float" office:value="296.925" calcext:value-type="float">
            <text:p>296.925</text:p>
          </table:table-cell>
          <table:table-cell office:value-type="float" office:value="177.481" calcext:value-type="float">
            <text:p>177.481</text:p>
          </table:table-cell>
          <table:table-cell office:value-type="float" office:value="292.309" calcext:value-type="float">
            <text:p>292.309</text:p>
          </table:table-cell>
          <table:table-cell office:value-type="float" office:value="255" calcext:value-type="float">
            <text:p>255</text:p>
          </table:table-cell>
          <table:table-cell office:value-type="float" office:value="243" calcext:value-type="float">
            <text:p>243</text:p>
          </table:table-cell>
          <table:table-cell table:formula="of:=(([.A405]-[.C405])^2 + ([.B405]-[.D405])^2)^0.5" office:value-type="float" office:value="49.6291330974056" calcext:value-type="float">
            <text:p>49.6291330974</text:p>
          </table:table-cell>
          <table:table-cell table:formula="of:=[.E405]+[.F405]" office:value-type="float" office:value="498" calcext:value-type="float">
            <text:p>498</text:p>
          </table:table-cell>
          <table:table-cell table:formula="of:=SQRT([.H405])" office:value-type="float" office:value="22.3159136044214" calcext:value-type="float">
            <text:p>22.3159136044</text:p>
          </table:table-cell>
          <table:table-cell table:formula="of:=[.G405]/[.I405]" office:value-type="float" office:value="2.22393463145388" calcext:value-type="float">
            <text:p>2.2239346315</text:p>
          </table:table-cell>
        </table:table-row>
        <table:table-row table:style-name="ro1">
          <table:table-cell office:value-type="float" office:value="128.067" calcext:value-type="float">
            <text:p>128.067</text:p>
          </table:table-cell>
          <table:table-cell office:value-type="float" office:value="296.925" calcext:value-type="float">
            <text:p>296.925</text:p>
          </table:table-cell>
          <table:table-cell office:value-type="float" office:value="177.508" calcext:value-type="float">
            <text:p>177.508</text:p>
          </table:table-cell>
          <table:table-cell office:value-type="float" office:value="292.352" calcext:value-type="float">
            <text:p>292.352</text:p>
          </table:table-cell>
          <table:table-cell office:value-type="float" office:value="255" calcext:value-type="float">
            <text:p>255</text:p>
          </table:table-cell>
          <table:table-cell office:value-type="float" office:value="244" calcext:value-type="float">
            <text:p>244</text:p>
          </table:table-cell>
          <table:table-cell table:formula="of:=(([.A406]-[.C406])^2 + ([.B406]-[.D406])^2)^0.5" office:value-type="float" office:value="49.6520373197314" calcext:value-type="float">
            <text:p>49.6520373197</text:p>
          </table:table-cell>
          <table:table-cell table:formula="of:=[.E406]+[.F406]" office:value-type="float" office:value="499" calcext:value-type="float">
            <text:p>499</text:p>
          </table:table-cell>
          <table:table-cell table:formula="of:=SQRT([.H406])" office:value-type="float" office:value="22.3383079036887" calcext:value-type="float">
            <text:p>22.3383079037</text:p>
          </table:table-cell>
          <table:table-cell table:formula="of:=[.G406]/[.I406]" office:value-type="float" office:value="2.2227304562998" calcext:value-type="float">
            <text:p>2.2227304563</text:p>
          </table:table-cell>
        </table:table-row>
        <table:table-row table:style-name="ro1">
          <table:table-cell office:value-type="float" office:value="128.067" calcext:value-type="float">
            <text:p>128.067</text:p>
          </table:table-cell>
          <table:table-cell office:value-type="float" office:value="296.925" calcext:value-type="float">
            <text:p>296.925</text:p>
          </table:table-cell>
          <table:table-cell office:value-type="float" office:value="177.479" calcext:value-type="float">
            <text:p>177.479</text:p>
          </table:table-cell>
          <table:table-cell office:value-type="float" office:value="292.26" calcext:value-type="float">
            <text:p>292.26</text:p>
          </table:table-cell>
          <table:table-cell office:value-type="float" office:value="255" calcext:value-type="float">
            <text:p>255</text:p>
          </table:table-cell>
          <table:table-cell office:value-type="float" office:value="242" calcext:value-type="float">
            <text:p>242</text:p>
          </table:table-cell>
          <table:table-cell table:formula="of:=(([.A407]-[.C407])^2 + ([.B407]-[.D407])^2)^0.5" office:value-type="float" office:value="49.6317234135588" calcext:value-type="float">
            <text:p>49.6317234136</text:p>
          </table:table-cell>
          <table:table-cell table:formula="of:=[.E407]+[.F407]" office:value-type="float" office:value="497" calcext:value-type="float">
            <text:p>497</text:p>
          </table:table-cell>
          <table:table-cell table:formula="of:=SQRT([.H407])" office:value-type="float" office:value="22.293496809608" calcext:value-type="float">
            <text:p>22.2934968096</text:p>
          </table:table-cell>
          <table:table-cell table:formula="of:=[.G407]/[.I407]" office:value-type="float" office:value="2.22628705749601" calcext:value-type="float">
            <text:p>2.2262870575</text:p>
          </table:table-cell>
        </table:table-row>
        <table:table-row table:style-name="ro1">
          <table:table-cell office:value-type="float" office:value="128.043" calcext:value-type="float">
            <text:p>128.043</text:p>
          </table:table-cell>
          <table:table-cell office:value-type="float" office:value="296.938" calcext:value-type="float">
            <text:p>296.938</text:p>
          </table:table-cell>
          <table:table-cell office:value-type="float" office:value="177.479" calcext:value-type="float">
            <text:p>177.479</text:p>
          </table:table-cell>
          <table:table-cell office:value-type="float" office:value="292.26" calcext:value-type="float">
            <text:p>292.26</text:p>
          </table:table-cell>
          <table:table-cell office:value-type="float" office:value="256" calcext:value-type="float">
            <text:p>256</text:p>
          </table:table-cell>
          <table:table-cell office:value-type="float" office:value="242" calcext:value-type="float">
            <text:p>242</text:p>
          </table:table-cell>
          <table:table-cell table:formula="of:=(([.A408]-[.C408])^2 + ([.B408]-[.D408])^2)^0.5" office:value-type="float" office:value="49.6568402136101" calcext:value-type="float">
            <text:p>49.6568402136</text:p>
          </table:table-cell>
          <table:table-cell table:formula="of:=[.E408]+[.F408]" office:value-type="float" office:value="498" calcext:value-type="float">
            <text:p>498</text:p>
          </table:table-cell>
          <table:table-cell table:formula="of:=SQRT([.H408])" office:value-type="float" office:value="22.3159136044214" calcext:value-type="float">
            <text:p>22.3159136044</text:p>
          </table:table-cell>
          <table:table-cell table:formula="of:=[.G408]/[.I408]" office:value-type="float" office:value="2.22517621701904" calcext:value-type="float">
            <text:p>2.225176217</text:p>
          </table:table-cell>
        </table:table-row>
        <table:table-row table:style-name="ro1">
          <table:table-cell office:value-type="float" office:value="128.043" calcext:value-type="float">
            <text:p>128.043</text:p>
          </table:table-cell>
          <table:table-cell office:value-type="float" office:value="296.938" calcext:value-type="float">
            <text:p>296.938</text:p>
          </table:table-cell>
          <table:table-cell office:value-type="float" office:value="177.402" calcext:value-type="float">
            <text:p>177.402</text:p>
          </table:table-cell>
          <table:table-cell office:value-type="float" office:value="292.279" calcext:value-type="float">
            <text:p>292.279</text:p>
          </table:table-cell>
          <table:table-cell office:value-type="float" office:value="256" calcext:value-type="float">
            <text:p>256</text:p>
          </table:table-cell>
          <table:table-cell office:value-type="float" office:value="244" calcext:value-type="float">
            <text:p>244</text:p>
          </table:table-cell>
          <table:table-cell table:formula="of:=(([.A409]-[.C409])^2 + ([.B409]-[.D409])^2)^0.5" office:value-type="float" office:value="49.5783941046904" calcext:value-type="float">
            <text:p>49.5783941047</text:p>
          </table:table-cell>
          <table:table-cell table:formula="of:=[.E409]+[.F409]" office:value-type="float" office:value="500" calcext:value-type="float">
            <text:p>500</text:p>
          </table:table-cell>
          <table:table-cell table:formula="of:=SQRT([.H409])" office:value-type="float" office:value="22.3606797749979" calcext:value-type="float">
            <text:p>22.360679775</text:p>
          </table:table-cell>
          <table:table-cell table:formula="of:=[.G409]/[.I409]" office:value-type="float" office:value="2.21721318866725" calcext:value-type="float">
            <text:p>2.2172131887</text:p>
          </table:table-cell>
        </table:table-row>
        <table:table-row table:style-name="ro1">
          <table:table-cell office:value-type="float" office:value="128.043" calcext:value-type="float">
            <text:p>128.043</text:p>
          </table:table-cell>
          <table:table-cell office:value-type="float" office:value="296.938" calcext:value-type="float">
            <text:p>296.938</text:p>
          </table:table-cell>
          <table:table-cell office:value-type="float" office:value="177.466" calcext:value-type="float">
            <text:p>177.466</text:p>
          </table:table-cell>
          <table:table-cell office:value-type="float" office:value="292.478" calcext:value-type="float">
            <text:p>292.478</text:p>
          </table:table-cell>
          <table:table-cell office:value-type="float" office:value="256" calcext:value-type="float">
            <text:p>256</text:p>
          </table:table-cell>
          <table:table-cell office:value-type="float" office:value="247" calcext:value-type="float">
            <text:p>247</text:p>
          </table:table-cell>
          <table:table-cell table:formula="of:=(([.A410]-[.C410])^2 + ([.B410]-[.D410])^2)^0.5" office:value-type="float" office:value="49.6238302532161" calcext:value-type="float">
            <text:p>49.6238302532</text:p>
          </table:table-cell>
          <table:table-cell table:formula="of:=[.E410]+[.F410]" office:value-type="float" office:value="503" calcext:value-type="float">
            <text:p>503</text:p>
          </table:table-cell>
          <table:table-cell table:formula="of:=SQRT([.H410])" office:value-type="float" office:value="22.4276614920058" calcext:value-type="float">
            <text:p>22.427661492</text:p>
          </table:table-cell>
          <table:table-cell table:formula="of:=[.G410]/[.I410]" office:value-type="float" office:value="2.21261723032979" calcext:value-type="float">
            <text:p>2.2126172303</text:p>
          </table:table-cell>
        </table:table-row>
        <table:table-row table:style-name="ro1">
          <table:table-cell office:value-type="float" office:value="128.031" calcext:value-type="float">
            <text:p>128.031</text:p>
          </table:table-cell>
          <table:table-cell office:value-type="float" office:value="296.984" calcext:value-type="float">
            <text:p>296.984</text:p>
          </table:table-cell>
          <table:table-cell office:value-type="float" office:value="177.458" calcext:value-type="float">
            <text:p>177.458</text:p>
          </table:table-cell>
          <table:table-cell office:value-type="float" office:value="292.566" calcext:value-type="float">
            <text:p>292.566</text:p>
          </table:table-cell>
          <table:table-cell office:value-type="float" office:value="255" calcext:value-type="float">
            <text:p>255</text:p>
          </table:table-cell>
          <table:table-cell office:value-type="float" office:value="249" calcext:value-type="float">
            <text:p>249</text:p>
          </table:table-cell>
          <table:table-cell table:formula="of:=(([.A411]-[.C411])^2 + ([.B411]-[.D411])^2)^0.5" office:value-type="float" office:value="49.6240572001121" calcext:value-type="float">
            <text:p>49.6240572001</text:p>
          </table:table-cell>
          <table:table-cell table:formula="of:=[.E411]+[.F411]" office:value-type="float" office:value="504" calcext:value-type="float">
            <text:p>504</text:p>
          </table:table-cell>
          <table:table-cell table:formula="of:=SQRT([.H411])" office:value-type="float" office:value="22.4499443206436" calcext:value-type="float">
            <text:p>22.4499443206</text:p>
          </table:table-cell>
          <table:table-cell table:formula="of:=[.G411]/[.I411]" office:value-type="float" office:value="2.21043119267252" calcext:value-type="float">
            <text:p>2.2104311927</text:p>
          </table:table-cell>
        </table:table-row>
        <table:table-row table:style-name="ro1">
          <table:table-cell office:value-type="float" office:value="128.016" calcext:value-type="float">
            <text:p>128.016</text:p>
          </table:table-cell>
          <table:table-cell office:value-type="float" office:value="297.031" calcext:value-type="float">
            <text:p>297.031</text:p>
          </table:table-cell>
          <table:table-cell office:value-type="float" office:value="177.47" calcext:value-type="float">
            <text:p>177.47</text:p>
          </table:table-cell>
          <table:table-cell office:value-type="float" office:value="292.7" calcext:value-type="float">
            <text:p>292.7</text:p>
          </table:table-cell>
          <table:table-cell office:value-type="float" office:value="256" calcext:value-type="float">
            <text:p>256</text:p>
          </table:table-cell>
          <table:table-cell office:value-type="float" office:value="247" calcext:value-type="float">
            <text:p>247</text:p>
          </table:table-cell>
          <table:table-cell table:formula="of:=(([.A412]-[.C412])^2 + ([.B412]-[.D412])^2)^0.5" office:value-type="float" office:value="49.6432843091591" calcext:value-type="float">
            <text:p>49.6432843092</text:p>
          </table:table-cell>
          <table:table-cell table:formula="of:=[.E412]+[.F412]" office:value-type="float" office:value="503" calcext:value-type="float">
            <text:p>503</text:p>
          </table:table-cell>
          <table:table-cell table:formula="of:=SQRT([.H412])" office:value-type="float" office:value="22.4276614920058" calcext:value-type="float">
            <text:p>22.427661492</text:p>
          </table:table-cell>
          <table:table-cell table:formula="of:=[.G412]/[.I412]" office:value-type="float" office:value="2.21348464381158" calcext:value-type="float">
            <text:p>2.2134846438</text:p>
          </table:table-cell>
        </table:table-row>
        <table:table-row table:style-name="ro1">
          <table:table-cell office:value-type="float" office:value="128.039" calcext:value-type="float">
            <text:p>128.039</text:p>
          </table:table-cell>
          <table:table-cell office:value-type="float" office:value="297.02" calcext:value-type="float">
            <text:p>297.02</text:p>
          </table:table-cell>
          <table:table-cell office:value-type="float" office:value="177.465" calcext:value-type="float">
            <text:p>177.465</text:p>
          </table:table-cell>
          <table:table-cell office:value-type="float" office:value="292.786" calcext:value-type="float">
            <text:p>292.786</text:p>
          </table:table-cell>
          <table:table-cell office:value-type="float" office:value="255" calcext:value-type="float">
            <text:p>255</text:p>
          </table:table-cell>
          <table:table-cell office:value-type="float" office:value="243" calcext:value-type="float">
            <text:p>243</text:p>
          </table:table-cell>
          <table:table-cell table:formula="of:=(([.A413]-[.C413])^2 + ([.B413]-[.D413])^2)^0.5" office:value-type="float" office:value="49.6070179712508" calcext:value-type="float">
            <text:p>49.6070179713</text:p>
          </table:table-cell>
          <table:table-cell table:formula="of:=[.E413]+[.F413]" office:value-type="float" office:value="498" calcext:value-type="float">
            <text:p>498</text:p>
          </table:table-cell>
          <table:table-cell table:formula="of:=SQRT([.H413])" office:value-type="float" office:value="22.3159136044214" calcext:value-type="float">
            <text:p>22.3159136044</text:p>
          </table:table-cell>
          <table:table-cell table:formula="of:=[.G413]/[.I413]" office:value-type="float" office:value="2.22294362895464" calcext:value-type="float">
            <text:p>2.222943629</text:p>
          </table:table-cell>
        </table:table-row>
        <table:table-row table:style-name="ro1">
          <table:table-cell office:value-type="float" office:value="128.039" calcext:value-type="float">
            <text:p>128.039</text:p>
          </table:table-cell>
          <table:table-cell office:value-type="float" office:value="297.02" calcext:value-type="float">
            <text:p>297.02</text:p>
          </table:table-cell>
          <table:table-cell office:value-type="float" office:value="177.438" calcext:value-type="float">
            <text:p>177.438</text:p>
          </table:table-cell>
          <table:table-cell office:value-type="float" office:value="292.777" calcext:value-type="float">
            <text:p>292.777</text:p>
          </table:table-cell>
          <table:table-cell office:value-type="float" office:value="255" calcext:value-type="float">
            <text:p>255</text:p>
          </table:table-cell>
          <table:table-cell office:value-type="float" office:value="242" calcext:value-type="float">
            <text:p>242</text:p>
          </table:table-cell>
          <table:table-cell table:formula="of:=(([.A414]-[.C414])^2 + ([.B414]-[.D414])^2)^0.5" office:value-type="float" office:value="49.5808859339968" calcext:value-type="float">
            <text:p>49.580885934</text:p>
          </table:table-cell>
          <table:table-cell table:formula="of:=[.E414]+[.F414]" office:value-type="float" office:value="497" calcext:value-type="float">
            <text:p>497</text:p>
          </table:table-cell>
          <table:table-cell table:formula="of:=SQRT([.H414])" office:value-type="float" office:value="22.293496809608" calcext:value-type="float">
            <text:p>22.2934968096</text:p>
          </table:table-cell>
          <table:table-cell table:formula="of:=[.G414]/[.I414]" office:value-type="float" office:value="2.22400668488349" calcext:value-type="float">
            <text:p>2.2240066849</text:p>
          </table:table-cell>
        </table:table-row>
        <table:table-row table:style-name="ro1">
          <table:table-cell office:value-type="float" office:value="128.087" calcext:value-type="float">
            <text:p>128.087</text:p>
          </table:table-cell>
          <table:table-cell office:value-type="float" office:value="297.099" calcext:value-type="float">
            <text:p>297.099</text:p>
          </table:table-cell>
          <table:table-cell office:value-type="float" office:value="177.407" calcext:value-type="float">
            <text:p>177.407</text:p>
          </table:table-cell>
          <table:table-cell office:value-type="float" office:value="292.757" calcext:value-type="float">
            <text:p>292.757</text:p>
          </table:table-cell>
          <table:table-cell office:value-type="float" office:value="252" calcext:value-type="float">
            <text:p>252</text:p>
          </table:table-cell>
          <table:table-cell office:value-type="float" office:value="243" calcext:value-type="float">
            <text:p>243</text:p>
          </table:table-cell>
          <table:table-cell table:formula="of:=(([.A415]-[.C415])^2 + ([.B415]-[.D415])^2)^0.5" office:value-type="float" office:value="49.5107600830365" calcext:value-type="float">
            <text:p>49.510760083</text:p>
          </table:table-cell>
          <table:table-cell table:formula="of:=[.E415]+[.F415]" office:value-type="float" office:value="495" calcext:value-type="float">
            <text:p>495</text:p>
          </table:table-cell>
          <table:table-cell table:formula="of:=SQRT([.H415])" office:value-type="float" office:value="22.248595461287" calcext:value-type="float">
            <text:p>22.2485954613</text:p>
          </table:table-cell>
          <table:table-cell table:formula="of:=[.G415]/[.I415]" office:value-type="float" office:value="2.22534317589559" calcext:value-type="float">
            <text:p>2.2253431759</text:p>
          </table:table-cell>
        </table:table-row>
        <table:table-row table:style-name="ro1">
          <table:table-cell office:value-type="float" office:value="128.063" calcext:value-type="float">
            <text:p>128.063</text:p>
          </table:table-cell>
          <table:table-cell office:value-type="float" office:value="297.142" calcext:value-type="float">
            <text:p>297.142</text:p>
          </table:table-cell>
          <table:table-cell office:value-type="float" office:value="177.286" calcext:value-type="float">
            <text:p>177.286</text:p>
          </table:table-cell>
          <table:table-cell office:value-type="float" office:value="292.8" calcext:value-type="float">
            <text:p>292.8</text:p>
          </table:table-cell>
          <table:table-cell office:value-type="float" office:value="253" calcext:value-type="float">
            <text:p>253</text:p>
          </table:table-cell>
          <table:table-cell office:value-type="float" office:value="245" calcext:value-type="float">
            <text:p>245</text:p>
          </table:table-cell>
          <table:table-cell table:formula="of:=(([.A416]-[.C416])^2 + ([.B416]-[.D416])^2)^0.5" office:value-type="float" office:value="49.4141345467064" calcext:value-type="float">
            <text:p>49.4141345467</text:p>
          </table:table-cell>
          <table:table-cell table:formula="of:=[.E416]+[.F416]" office:value-type="float" office:value="498" calcext:value-type="float">
            <text:p>498</text:p>
          </table:table-cell>
          <table:table-cell table:formula="of:=SQRT([.H416])" office:value-type="float" office:value="22.3159136044214" calcext:value-type="float">
            <text:p>22.3159136044</text:p>
          </table:table-cell>
          <table:table-cell table:formula="of:=[.G416]/[.I416]" office:value-type="float" office:value="2.21430031602722" calcext:value-type="float">
            <text:p>2.214300316</text:p>
          </table:table-cell>
        </table:table-row>
        <table:table-row table:style-name="ro1">
          <table:table-cell office:value-type="float" office:value="128.1" calcext:value-type="float">
            <text:p>128.1</text:p>
          </table:table-cell>
          <table:table-cell office:value-type="float" office:value="297.196" calcext:value-type="float">
            <text:p>297.196</text:p>
          </table:table-cell>
          <table:table-cell office:value-type="float" office:value="177.287" calcext:value-type="float">
            <text:p>177.287</text:p>
          </table:table-cell>
          <table:table-cell office:value-type="float" office:value="292.848" calcext:value-type="float">
            <text:p>292.848</text:p>
          </table:table-cell>
          <table:table-cell office:value-type="float" office:value="250" calcext:value-type="float">
            <text:p>250</text:p>
          </table:table-cell>
          <table:table-cell office:value-type="float" office:value="244" calcext:value-type="float">
            <text:p>244</text:p>
          </table:table-cell>
          <table:table-cell table:formula="of:=(([.A417]-[.C417])^2 + ([.B417]-[.D417])^2)^0.5" office:value-type="float" office:value="49.3788018586924" calcext:value-type="float">
            <text:p>49.3788018587</text:p>
          </table:table-cell>
          <table:table-cell table:formula="of:=[.E417]+[.F417]" office:value-type="float" office:value="494" calcext:value-type="float">
            <text:p>494</text:p>
          </table:table-cell>
          <table:table-cell table:formula="of:=SQRT([.H417])" office:value-type="float" office:value="22.2261107708929" calcext:value-type="float">
            <text:p>22.2261107709</text:p>
          </table:table-cell>
          <table:table-cell table:formula="of:=[.G417]/[.I417]" office:value-type="float" office:value="2.221657327622" calcext:value-type="float">
            <text:p>2.2216573276</text:p>
          </table:table-cell>
        </table:table-row>
        <table:table-row table:style-name="ro1">
          <table:table-cell office:value-type="float" office:value="128.008" calcext:value-type="float">
            <text:p>128.008</text:p>
          </table:table-cell>
          <table:table-cell office:value-type="float" office:value="297.411" calcext:value-type="float">
            <text:p>297.411</text:p>
          </table:table-cell>
          <table:table-cell office:value-type="float" office:value="177.138" calcext:value-type="float">
            <text:p>177.138</text:p>
          </table:table-cell>
          <table:table-cell office:value-type="float" office:value="293.147" calcext:value-type="float">
            <text:p>293.147</text:p>
          </table:table-cell>
          <table:table-cell office:value-type="float" office:value="246" calcext:value-type="float">
            <text:p>246</text:p>
          </table:table-cell>
          <table:table-cell office:value-type="float" office:value="232" calcext:value-type="float">
            <text:p>232</text:p>
          </table:table-cell>
          <table:table-cell table:formula="of:=(([.A418]-[.C418])^2 + ([.B418]-[.D418])^2)^0.5" office:value-type="float" office:value="49.3146894545631" calcext:value-type="float">
            <text:p>49.3146894546</text:p>
          </table:table-cell>
          <table:table-cell table:formula="of:=[.E418]+[.F418]" office:value-type="float" office:value="478" calcext:value-type="float">
            <text:p>478</text:p>
          </table:table-cell>
          <table:table-cell table:formula="of:=SQRT([.H418])" office:value-type="float" office:value="21.8632111090754" calcext:value-type="float">
            <text:p>21.8632111091</text:p>
          </table:table-cell>
          <table:table-cell table:formula="of:=[.G418]/[.I418]" office:value-type="float" office:value="2.25560139398245" calcext:value-type="float">
            <text:p>2.255601394</text:p>
          </table:table-cell>
        </table:table-row>
        <table:table-row table:style-name="ro1">
          <table:table-cell office:value-type="float" office:value="128.02" calcext:value-type="float">
            <text:p>128.02</text:p>
          </table:table-cell>
          <table:table-cell office:value-type="float" office:value="297.453" calcext:value-type="float">
            <text:p>297.453</text:p>
          </table:table-cell>
          <table:table-cell office:value-type="float" office:value="177.07" calcext:value-type="float">
            <text:p>177.07</text:p>
          </table:table-cell>
          <table:table-cell office:value-type="float" office:value="293.471" calcext:value-type="float">
            <text:p>293.471</text:p>
          </table:table-cell>
          <table:table-cell office:value-type="float" office:value="245" calcext:value-type="float">
            <text:p>245</text:p>
          </table:table-cell>
          <table:table-cell office:value-type="float" office:value="242" calcext:value-type="float">
            <text:p>242</text:p>
          </table:table-cell>
          <table:table-cell table:formula="of:=(([.A419]-[.C419])^2 + ([.B419]-[.D419])^2)^0.5" office:value-type="float" office:value="49.2113688490779" calcext:value-type="float">
            <text:p>49.2113688491</text:p>
          </table:table-cell>
          <table:table-cell table:formula="of:=[.E419]+[.F419]" office:value-type="float" office:value="487" calcext:value-type="float">
            <text:p>487</text:p>
          </table:table-cell>
          <table:table-cell table:formula="of:=SQRT([.H419])" office:value-type="float" office:value="22.0680764907139" calcext:value-type="float">
            <text:p>22.0680764907</text:p>
          </table:table-cell>
          <table:table-cell table:formula="of:=[.G419]/[.I419]" office:value-type="float" office:value="2.22997998351989" calcext:value-type="float">
            <text:p>2.22997998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97.5" calcext:value-type="float">
            <text:p>297.5</text:p>
          </table:table-cell>
          <table:table-cell office:value-type="float" office:value="176.868" calcext:value-type="float">
            <text:p>176.868</text:p>
          </table:table-cell>
          <table:table-cell office:value-type="float" office:value="293.393" calcext:value-type="float">
            <text:p>293.393</text:p>
          </table:table-cell>
          <table:table-cell office:value-type="float" office:value="244" calcext:value-type="float">
            <text:p>244</text:p>
          </table:table-cell>
          <table:table-cell office:value-type="float" office:value="234" calcext:value-type="float">
            <text:p>234</text:p>
          </table:table-cell>
          <table:table-cell table:formula="of:=(([.A420]-[.C420])^2 + ([.B420]-[.D420])^2)^0.5" office:value-type="float" office:value="49.040278068135" calcext:value-type="float">
            <text:p>49.0402780681</text:p>
          </table:table-cell>
          <table:table-cell table:formula="of:=[.E420]+[.F420]" office:value-type="float" office:value="478" calcext:value-type="float">
            <text:p>478</text:p>
          </table:table-cell>
          <table:table-cell table:formula="of:=SQRT([.H420])" office:value-type="float" office:value="21.8632111090754" calcext:value-type="float">
            <text:p>21.8632111091</text:p>
          </table:table-cell>
          <table:table-cell table:formula="of:=[.G420]/[.I420]" office:value-type="float" office:value="2.24305010931255" calcext:value-type="float">
            <text:p>2.2430501093</text:p>
          </table:table-cell>
        </table:table-row>
        <table:table-row table:style-name="ro1">
          <table:table-cell office:value-type="float" office:value="127.98" calcext:value-type="float">
            <text:p>127.98</text:p>
          </table:table-cell>
          <table:table-cell office:value-type="float" office:value="297.762" calcext:value-type="float">
            <text:p>297.762</text:p>
          </table:table-cell>
          <table:table-cell office:value-type="float" office:value="176.685" calcext:value-type="float">
            <text:p>176.685</text:p>
          </table:table-cell>
          <table:table-cell office:value-type="float" office:value="293.382" calcext:value-type="float">
            <text:p>293.382</text:p>
          </table:table-cell>
          <table:table-cell office:value-type="float" office:value="248" calcext:value-type="float">
            <text:p>248</text:p>
          </table:table-cell>
          <table:table-cell office:value-type="float" office:value="238" calcext:value-type="float">
            <text:p>238</text:p>
          </table:table-cell>
          <table:table-cell table:formula="of:=(([.A421]-[.C421])^2 + ([.B421]-[.D421])^2)^0.5" office:value-type="float" office:value="48.9015482883722" calcext:value-type="float">
            <text:p>48.9015482884</text:p>
          </table:table-cell>
          <table:table-cell table:formula="of:=[.E421]+[.F421]" office:value-type="float" office:value="486" calcext:value-type="float">
            <text:p>486</text:p>
          </table:table-cell>
          <table:table-cell table:formula="of:=SQRT([.H421])" office:value-type="float" office:value="22.0454076850486" calcext:value-type="float">
            <text:p>22.045407685</text:p>
          </table:table-cell>
          <table:table-cell table:formula="of:=[.G421]/[.I421]" office:value-type="float" office:value="2.21821927664045" calcext:value-type="float">
            <text:p>2.2182192766</text:p>
          </table:table-cell>
        </table:table-row>
        <table:table-row table:style-name="ro1">
          <table:table-cell office:value-type="float" office:value="127.862" calcext:value-type="float">
            <text:p>127.862</text:p>
          </table:table-cell>
          <table:table-cell office:value-type="float" office:value="297.798" calcext:value-type="float">
            <text:p>297.798</text:p>
          </table:table-cell>
          <table:table-cell office:value-type="float" office:value="176.53" calcext:value-type="float">
            <text:p>176.53</text:p>
          </table:table-cell>
          <table:table-cell office:value-type="float" office:value="293.474" calcext:value-type="float">
            <text:p>293.474</text:p>
          </table:table-cell>
          <table:table-cell office:value-type="float" office:value="247" calcext:value-type="float">
            <text:p>247</text:p>
          </table:table-cell>
          <table:table-cell office:value-type="float" office:value="234" calcext:value-type="float">
            <text:p>234</text:p>
          </table:table-cell>
          <table:table-cell table:formula="of:=(([.A422]-[.C422])^2 + ([.B422]-[.D422])^2)^0.5" office:value-type="float" office:value="48.8597093728565" calcext:value-type="float">
            <text:p>48.8597093729</text:p>
          </table:table-cell>
          <table:table-cell table:formula="of:=[.E422]+[.F422]" office:value-type="float" office:value="481" calcext:value-type="float">
            <text:p>481</text:p>
          </table:table-cell>
          <table:table-cell table:formula="of:=SQRT([.H422])" office:value-type="float" office:value="21.9317121994613" calcext:value-type="float">
            <text:p>21.9317121995</text:p>
          </table:table-cell>
          <table:table-cell table:formula="of:=[.G422]/[.I422]" office:value-type="float" office:value="2.22781098568568" calcext:value-type="float">
            <text:p>2.2278109857</text:p>
          </table:table-cell>
        </table:table-row>
        <table:table-row table:style-name="ro1">
          <table:table-cell office:value-type="float" office:value="127.856" calcext:value-type="float">
            <text:p>127.856</text:p>
          </table:table-cell>
          <table:table-cell office:value-type="float" office:value="297.816" calcext:value-type="float">
            <text:p>297.816</text:p>
          </table:table-cell>
          <table:table-cell office:value-type="float" office:value="176.401" calcext:value-type="float">
            <text:p>176.401</text:p>
          </table:table-cell>
          <table:table-cell office:value-type="float" office:value="293.608" calcext:value-type="float">
            <text:p>293.608</text:p>
          </table:table-cell>
          <table:table-cell office:value-type="float" office:value="250" calcext:value-type="float">
            <text:p>250</text:p>
          </table:table-cell>
          <table:table-cell office:value-type="float" office:value="232" calcext:value-type="float">
            <text:p>232</text:p>
          </table:table-cell>
          <table:table-cell table:formula="of:=(([.A423]-[.C423])^2 + ([.B423]-[.D423])^2)^0.5" office:value-type="float" office:value="48.7270385822902" calcext:value-type="float">
            <text:p>48.7270385823</text:p>
          </table:table-cell>
          <table:table-cell table:formula="of:=[.E423]+[.F423]" office:value-type="float" office:value="482" calcext:value-type="float">
            <text:p>482</text:p>
          </table:table-cell>
          <table:table-cell table:formula="of:=SQRT([.H423])" office:value-type="float" office:value="21.9544984001001" calcext:value-type="float">
            <text:p>21.9544984001</text:p>
          </table:table-cell>
          <table:table-cell table:formula="of:=[.G423]/[.I423]" office:value-type="float" office:value="2.21945578961931" calcext:value-type="float">
            <text:p>2.2194557896</text:p>
          </table:table-cell>
        </table:table-row>
        <table:table-row table:style-name="ro1">
          <table:table-cell office:value-type="float" office:value="127.683" calcext:value-type="float">
            <text:p>127.683</text:p>
          </table:table-cell>
          <table:table-cell office:value-type="float" office:value="298.486" calcext:value-type="float">
            <text:p>298.486</text:p>
          </table:table-cell>
          <table:table-cell office:value-type="float" office:value="175.754" calcext:value-type="float">
            <text:p>175.754</text:p>
          </table:table-cell>
          <table:table-cell office:value-type="float" office:value="293.864" calcext:value-type="float">
            <text:p>293.864</text:p>
          </table:table-cell>
          <table:table-cell office:value-type="float" office:value="243" calcext:value-type="float">
            <text:p>243</text:p>
          </table:table-cell>
          <table:table-cell office:value-type="float" office:value="236" calcext:value-type="float">
            <text:p>236</text:p>
          </table:table-cell>
          <table:table-cell table:formula="of:=(([.A424]-[.C424])^2 + ([.B424]-[.D424])^2)^0.5" office:value-type="float" office:value="48.2926901818484" calcext:value-type="float">
            <text:p>48.2926901818</text:p>
          </table:table-cell>
          <table:table-cell table:formula="of:=[.E424]+[.F424]" office:value-type="float" office:value="479" calcext:value-type="float">
            <text:p>479</text:p>
          </table:table-cell>
          <table:table-cell table:formula="of:=SQRT([.H424])" office:value-type="float" office:value="21.8860686282393" calcext:value-type="float">
            <text:p>21.8860686282</text:p>
          </table:table-cell>
          <table:table-cell table:formula="of:=[.G424]/[.I424]" office:value-type="float" office:value="2.20654933520299" calcext:value-type="float">
            <text:p>2.2065493352</text:p>
          </table:table-cell>
        </table:table-row>
        <table:table-row table:style-name="ro1">
          <table:table-cell office:value-type="float" office:value="127.606" calcext:value-type="float">
            <text:p>127.606</text:p>
          </table:table-cell>
          <table:table-cell office:value-type="float" office:value="298.427" calcext:value-type="float">
            <text:p>298.427</text:p>
          </table:table-cell>
          <table:table-cell office:value-type="float" office:value="175.646" calcext:value-type="float">
            <text:p>175.646</text:p>
          </table:table-cell>
          <table:table-cell office:value-type="float" office:value="294.066" calcext:value-type="float">
            <text:p>294.066</text:p>
          </table:table-cell>
          <table:table-cell office:value-type="float" office:value="241" calcext:value-type="float">
            <text:p>241</text:p>
          </table:table-cell>
          <table:table-cell office:value-type="float" office:value="229" calcext:value-type="float">
            <text:p>229</text:p>
          </table:table-cell>
          <table:table-cell table:formula="of:=(([.A425]-[.C425])^2 + ([.B425]-[.D425])^2)^0.5" office:value-type="float" office:value="48.2375364317043" calcext:value-type="float">
            <text:p>48.2375364317</text:p>
          </table:table-cell>
          <table:table-cell table:formula="of:=[.E425]+[.F425]" office:value-type="float" office:value="470" calcext:value-type="float">
            <text:p>470</text:p>
          </table:table-cell>
          <table:table-cell table:formula="of:=SQRT([.H425])" office:value-type="float" office:value="21.6794833886788" calcext:value-type="float">
            <text:p>21.6794833887</text:p>
          </table:table-cell>
          <table:table-cell table:formula="of:=[.G425]/[.I425]" office:value-type="float" office:value="2.22503163783388" calcext:value-type="float">
            <text:p>2.2250316378</text:p>
          </table:table-cell>
        </table:table-row>
        <table:table-row table:style-name="ro1">
          <table:table-cell office:value-type="float" office:value="127.587" calcext:value-type="float">
            <text:p>127.587</text:p>
          </table:table-cell>
          <table:table-cell office:value-type="float" office:value="298.409" calcext:value-type="float">
            <text:p>298.409</text:p>
          </table:table-cell>
          <table:table-cell office:value-type="float" office:value="175.384" calcext:value-type="float">
            <text:p>175.384</text:p>
          </table:table-cell>
          <table:table-cell office:value-type="float" office:value="294.205" calcext:value-type="float">
            <text:p>294.205</text:p>
          </table:table-cell>
          <table:table-cell office:value-type="float" office:value="242" calcext:value-type="float">
            <text:p>242</text:p>
          </table:table-cell>
          <table:table-cell office:value-type="float" office:value="229" calcext:value-type="float">
            <text:p>229</text:p>
          </table:table-cell>
          <table:table-cell table:formula="of:=(([.A426]-[.C426])^2 + ([.B426]-[.D426])^2)^0.5" office:value-type="float" office:value="47.9815258719437" calcext:value-type="float">
            <text:p>47.9815258719</text:p>
          </table:table-cell>
          <table:table-cell table:formula="of:=[.E426]+[.F426]" office:value-type="float" office:value="471" calcext:value-type="float">
            <text:p>471</text:p>
          </table:table-cell>
          <table:table-cell table:formula="of:=SQRT([.H426])" office:value-type="float" office:value="21.7025344142107" calcext:value-type="float">
            <text:p>21.7025344142</text:p>
          </table:table-cell>
          <table:table-cell table:formula="of:=[.G426]/[.I426]" office:value-type="float" office:value="2.21087200951634" calcext:value-type="float">
            <text:p>2.2108720095</text:p>
          </table:table-cell>
        </table:table-row>
        <table:table-row table:style-name="ro1">
          <table:table-cell office:value-type="float" office:value="127.201" calcext:value-type="float">
            <text:p>127.201</text:p>
          </table:table-cell>
          <table:table-cell office:value-type="float" office:value="298.653" calcext:value-type="float">
            <text:p>298.653</text:p>
          </table:table-cell>
          <table:table-cell office:value-type="float" office:value="175.239" calcext:value-type="float">
            <text:p>175.239</text:p>
          </table:table-cell>
          <table:table-cell office:value-type="float" office:value="294.404" calcext:value-type="float">
            <text:p>294.404</text:p>
          </table:table-cell>
          <table:table-cell office:value-type="float" office:value="239" calcext:value-type="float">
            <text:p>239</text:p>
          </table:table-cell>
          <table:table-cell office:value-type="float" office:value="230" calcext:value-type="float">
            <text:p>230</text:p>
          </table:table-cell>
          <table:table-cell table:formula="of:=(([.A427]-[.C427])^2 + ([.B427]-[.D427])^2)^0.5" office:value-type="float" office:value="48.2255476381555" calcext:value-type="float">
            <text:p>48.2255476382</text:p>
          </table:table-cell>
          <table:table-cell table:formula="of:=[.E427]+[.F427]" office:value-type="float" office:value="469" calcext:value-type="float">
            <text:p>469</text:p>
          </table:table-cell>
          <table:table-cell table:formula="of:=SQRT([.H427])" office:value-type="float" office:value="21.6564078277077" calcext:value-type="float">
            <text:p>21.6564078277</text:p>
          </table:table-cell>
          <table:table-cell table:formula="of:=[.G427]/[.I427]" office:value-type="float" office:value="2.22684888564273" calcext:value-type="float">
            <text:p>2.2268488856</text:p>
          </table:table-cell>
        </table:table-row>
        <table:table-row table:style-name="ro1">
          <table:table-cell office:value-type="float" office:value="126.942" calcext:value-type="float">
            <text:p>126.942</text:p>
          </table:table-cell>
          <table:table-cell office:value-type="float" office:value="298.938" calcext:value-type="float">
            <text:p>298.938</text:p>
          </table:table-cell>
          <table:table-cell office:value-type="float" office:value="174.788" calcext:value-type="float">
            <text:p>174.788</text:p>
          </table:table-cell>
          <table:table-cell office:value-type="float" office:value="295.044" calcext:value-type="float">
            <text:p>295.044</text:p>
          </table:table-cell>
          <table:table-cell office:value-type="float" office:value="243" calcext:value-type="float">
            <text:p>243</text:p>
          </table:table-cell>
          <table:table-cell office:value-type="float" office:value="226" calcext:value-type="float">
            <text:p>226</text:p>
          </table:table-cell>
          <table:table-cell table:formula="of:=(([.A428]-[.C428])^2 + ([.B428]-[.D428])^2)^0.5" office:value-type="float" office:value="48.0041972331587" calcext:value-type="float">
            <text:p>48.0041972332</text:p>
          </table:table-cell>
          <table:table-cell table:formula="of:=[.E428]+[.F428]" office:value-type="float" office:value="469" calcext:value-type="float">
            <text:p>469</text:p>
          </table:table-cell>
          <table:table-cell table:formula="of:=SQRT([.H428])" office:value-type="float" office:value="21.6564078277077" calcext:value-type="float">
            <text:p>21.6564078277</text:p>
          </table:table-cell>
          <table:table-cell table:formula="of:=[.G428]/[.I428]" office:value-type="float" office:value="2.21662787360981" calcext:value-type="float">
            <text:p>2.2166278736</text:p>
          </table:table-cell>
        </table:table-row>
        <table:table-row table:style-name="ro1">
          <table:table-cell office:value-type="float" office:value="126.634" calcext:value-type="float">
            <text:p>126.634</text:p>
          </table:table-cell>
          <table:table-cell office:value-type="float" office:value="299.247" calcext:value-type="float">
            <text:p>299.247</text:p>
          </table:table-cell>
          <table:table-cell office:value-type="float" office:value="174.442" calcext:value-type="float">
            <text:p>174.442</text:p>
          </table:table-cell>
          <table:table-cell office:value-type="float" office:value="294.974" calcext:value-type="float">
            <text:p>294.974</text:p>
          </table:table-cell>
          <table:table-cell office:value-type="float" office:value="235" calcext:value-type="float">
            <text:p>235</text:p>
          </table:table-cell>
          <table:table-cell office:value-type="float" office:value="231" calcext:value-type="float">
            <text:p>231</text:p>
          </table:table-cell>
          <table:table-cell table:formula="of:=(([.A429]-[.C429])^2 + ([.B429]-[.D429])^2)^0.5" office:value-type="float" office:value="47.9985769893233" calcext:value-type="float">
            <text:p>47.9985769893</text:p>
          </table:table-cell>
          <table:table-cell table:formula="of:=[.E429]+[.F429]" office:value-type="float" office:value="466" calcext:value-type="float">
            <text:p>466</text:p>
          </table:table-cell>
          <table:table-cell table:formula="of:=SQRT([.H429])" office:value-type="float" office:value="21.5870331449229" calcext:value-type="float">
            <text:p>21.5870331449</text:p>
          </table:table-cell>
          <table:table-cell table:formula="of:=[.G429]/[.I429]" office:value-type="float" office:value="2.22349114244132" calcext:value-type="float">
            <text:p>2.2234911424</text:p>
          </table:table-cell>
        </table:table-row>
        <table:table-row table:style-name="ro1">
          <table:table-cell office:value-type="float" office:value="126.438" calcext:value-type="float">
            <text:p>126.438</text:p>
          </table:table-cell>
          <table:table-cell office:value-type="float" office:value="299.404" calcext:value-type="float">
            <text:p>299.404</text:p>
          </table:table-cell>
          <table:table-cell office:value-type="float" office:value="174.031" calcext:value-type="float">
            <text:p>174.031</text:p>
          </table:table-cell>
          <table:table-cell office:value-type="float" office:value="295.018" calcext:value-type="float">
            <text:p>295.018</text:p>
          </table:table-cell>
          <table:table-cell office:value-type="float" office:value="235" calcext:value-type="float">
            <text:p>235</text:p>
          </table:table-cell>
          <table:table-cell office:value-type="float" office:value="226" calcext:value-type="float">
            <text:p>226</text:p>
          </table:table-cell>
          <table:table-cell table:formula="of:=(([.A430]-[.C430])^2 + ([.B430]-[.D430])^2)^0.5" office:value-type="float" office:value="47.7946717218562" calcext:value-type="float">
            <text:p>47.7946717219</text:p>
          </table:table-cell>
          <table:table-cell table:formula="of:=[.E430]+[.F430]" office:value-type="float" office:value="461" calcext:value-type="float">
            <text:p>461</text:p>
          </table:table-cell>
          <table:table-cell table:formula="of:=SQRT([.H430])" office:value-type="float" office:value="21.4709105535839" calcext:value-type="float">
            <text:p>21.4709105536</text:p>
          </table:table-cell>
          <table:table-cell table:formula="of:=[.G430]/[.I430]" office:value-type="float" office:value="2.22601978628607" calcext:value-type="float">
            <text:p>2.2260197863</text:p>
          </table:table-cell>
        </table:table-row>
        <table:table-row table:style-name="ro1">
          <table:table-cell office:value-type="float" office:value="126.033" calcext:value-type="float">
            <text:p>126.033</text:p>
          </table:table-cell>
          <table:table-cell office:value-type="float" office:value="299.695" calcext:value-type="float">
            <text:p>299.695</text:p>
          </table:table-cell>
          <table:table-cell office:value-type="float" office:value="173.789" calcext:value-type="float">
            <text:p>173.789</text:p>
          </table:table-cell>
          <table:table-cell office:value-type="float" office:value="295.392" calcext:value-type="float">
            <text:p>295.392</text:p>
          </table:table-cell>
          <table:table-cell office:value-type="float" office:value="239" calcext:value-type="float">
            <text:p>239</text:p>
          </table:table-cell>
          <table:table-cell office:value-type="float" office:value="227" calcext:value-type="float">
            <text:p>227</text:p>
          </table:table-cell>
          <table:table-cell table:formula="of:=(([.A431]-[.C431])^2 + ([.B431]-[.D431])^2)^0.5" office:value-type="float" office:value="47.9494665768035" calcext:value-type="float">
            <text:p>47.9494665768</text:p>
          </table:table-cell>
          <table:table-cell table:formula="of:=[.E431]+[.F431]" office:value-type="float" office:value="466" calcext:value-type="float">
            <text:p>466</text:p>
          </table:table-cell>
          <table:table-cell table:formula="of:=SQRT([.H431])" office:value-type="float" office:value="21.5870331449229" calcext:value-type="float">
            <text:p>21.5870331449</text:p>
          </table:table-cell>
          <table:table-cell table:formula="of:=[.G431]/[.I431]" office:value-type="float" office:value="2.22121614651251" calcext:value-type="float">
            <text:p>2.2212161465</text:p>
          </table:table-cell>
        </table:table-row>
        <table:table-row table:style-name="ro1">
          <table:table-cell office:value-type="float" office:value="125.691" calcext:value-type="float">
            <text:p>125.691</text:p>
          </table:table-cell>
          <table:table-cell office:value-type="float" office:value="299.665" calcext:value-type="float">
            <text:p>299.665</text:p>
          </table:table-cell>
          <table:table-cell office:value-type="float" office:value="173.436" calcext:value-type="float">
            <text:p>173.436</text:p>
          </table:table-cell>
          <table:table-cell office:value-type="float" office:value="295.361" calcext:value-type="float">
            <text:p>295.361</text:p>
          </table:table-cell>
          <table:table-cell office:value-type="float" office:value="236" calcext:value-type="float">
            <text:p>236</text:p>
          </table:table-cell>
          <table:table-cell office:value-type="float" office:value="227" calcext:value-type="float">
            <text:p>227</text:p>
          </table:table-cell>
          <table:table-cell table:formula="of:=(([.A432]-[.C432])^2 + ([.B432]-[.D432])^2)^0.5" office:value-type="float" office:value="47.9386007409478" calcext:value-type="float">
            <text:p>47.9386007409</text:p>
          </table:table-cell>
          <table:table-cell table:formula="of:=[.E432]+[.F432]" office:value-type="float" office:value="463" calcext:value-type="float">
            <text:p>463</text:p>
          </table:table-cell>
          <table:table-cell table:formula="of:=SQRT([.H432])" office:value-type="float" office:value="21.51743479135" calcext:value-type="float">
            <text:p>21.5174347914</text:p>
          </table:table-cell>
          <table:table-cell table:formula="of:=[.G432]/[.I432]" office:value-type="float" office:value="2.22789571367583" calcext:value-type="float">
            <text:p>2.2278957137</text:p>
          </table:table-cell>
        </table:table-row>
        <table:table-row table:style-name="ro1">
          <table:table-cell office:value-type="float" office:value="125.47" calcext:value-type="float">
            <text:p>125.47</text:p>
          </table:table-cell>
          <table:table-cell office:value-type="float" office:value="299.552" calcext:value-type="float">
            <text:p>299.552</text:p>
          </table:table-cell>
          <table:table-cell office:value-type="float" office:value="172.972" calcext:value-type="float">
            <text:p>172.972</text:p>
          </table:table-cell>
          <table:table-cell office:value-type="float" office:value="295.556" calcext:value-type="float">
            <text:p>295.556</text:p>
          </table:table-cell>
          <table:table-cell office:value-type="float" office:value="230" calcext:value-type="float">
            <text:p>230</text:p>
          </table:table-cell>
          <table:table-cell office:value-type="float" office:value="214" calcext:value-type="float">
            <text:p>214</text:p>
          </table:table-cell>
          <table:table-cell table:formula="of:=(([.A433]-[.C433])^2 + ([.B433]-[.D433])^2)^0.5" office:value-type="float" office:value="47.669780993833" calcext:value-type="float">
            <text:p>47.6697809938</text:p>
          </table:table-cell>
          <table:table-cell table:formula="of:=[.E433]+[.F433]" office:value-type="float" office:value="444" calcext:value-type="float">
            <text:p>444</text:p>
          </table:table-cell>
          <table:table-cell table:formula="of:=SQRT([.H433])" office:value-type="float" office:value="21.0713075057055" calcext:value-type="float">
            <text:p>21.0713075057</text:p>
          </table:table-cell>
          <table:table-cell table:formula="of:=[.G433]/[.I433]" office:value-type="float" office:value="2.26230768930335" calcext:value-type="float">
            <text:p>2.2623076893</text:p>
          </table:table-cell>
        </table:table-row>
        <table:table-row table:style-name="ro1">
          <table:table-cell office:value-type="float" office:value="125.21" calcext:value-type="float">
            <text:p>125.21</text:p>
          </table:table-cell>
          <table:table-cell office:value-type="float" office:value="299.691" calcext:value-type="float">
            <text:p>299.691</text:p>
          </table:table-cell>
          <table:table-cell office:value-type="float" office:value="172.648" calcext:value-type="float">
            <text:p>172.648</text:p>
          </table:table-cell>
          <table:table-cell office:value-type="float" office:value="295.936" calcext:value-type="float">
            <text:p>295.936</text:p>
          </table:table-cell>
          <table:table-cell office:value-type="float" office:value="233" calcext:value-type="float">
            <text:p>233</text:p>
          </table:table-cell>
          <table:table-cell office:value-type="float" office:value="219" calcext:value-type="float">
            <text:p>219</text:p>
          </table:table-cell>
          <table:table-cell table:formula="of:=(([.A434]-[.C434])^2 + ([.B434]-[.D434])^2)^0.5" office:value-type="float" office:value="47.5863832309202" calcext:value-type="float">
            <text:p>47.5863832309</text:p>
          </table:table-cell>
          <table:table-cell table:formula="of:=[.E434]+[.F434]" office:value-type="float" office:value="452" calcext:value-type="float">
            <text:p>452</text:p>
          </table:table-cell>
          <table:table-cell table:formula="of:=SQRT([.H434])" office:value-type="float" office:value="21.2602916254693" calcext:value-type="float">
            <text:p>21.2602916255</text:p>
          </table:table-cell>
          <table:table-cell table:formula="of:=[.G434]/[.I434]" office:value-type="float" office:value="2.23827518781129" calcext:value-type="float">
            <text:p>2.2382751878</text:p>
          </table:table-cell>
        </table:table-row>
        <table:table-row table:style-name="ro1">
          <table:table-cell office:value-type="float" office:value="125.013" calcext:value-type="float">
            <text:p>125.013</text:p>
          </table:table-cell>
          <table:table-cell office:value-type="float" office:value="299.94" calcext:value-type="float">
            <text:p>299.94</text:p>
          </table:table-cell>
          <table:table-cell office:value-type="float" office:value="172.168" calcext:value-type="float">
            <text:p>172.168</text:p>
          </table:table-cell>
          <table:table-cell office:value-type="float" office:value="295.786" calcext:value-type="float">
            <text:p>295.786</text:p>
          </table:table-cell>
          <table:table-cell office:value-type="float" office:value="233" calcext:value-type="float">
            <text:p>233</text:p>
          </table:table-cell>
          <table:table-cell office:value-type="float" office:value="220" calcext:value-type="float">
            <text:p>220</text:p>
          </table:table-cell>
          <table:table-cell table:formula="of:=(([.A435]-[.C435])^2 + ([.B435]-[.D435])^2)^0.5" office:value-type="float" office:value="47.3376144413721" calcext:value-type="float">
            <text:p>47.3376144414</text:p>
          </table:table-cell>
          <table:table-cell table:formula="of:=[.E435]+[.F435]" office:value-type="float" office:value="453" calcext:value-type="float">
            <text:p>453</text:p>
          </table:table-cell>
          <table:table-cell table:formula="of:=SQRT([.H435])" office:value-type="float" office:value="21.2837966537928" calcext:value-type="float">
            <text:p>21.2837966538</text:p>
          </table:table-cell>
          <table:table-cell table:formula="of:=[.G435]/[.I435]" office:value-type="float" office:value="2.22411514314748" calcext:value-type="float">
            <text:p>2.2241151431</text:p>
          </table:table-cell>
        </table:table-row>
        <table:table-row table:style-name="ro1">
          <table:table-cell office:value-type="float" office:value="124.73" calcext:value-type="float">
            <text:p>124.73</text:p>
          </table:table-cell>
          <table:table-cell office:value-type="float" office:value="300.275" calcext:value-type="float">
            <text:p>300.275</text:p>
          </table:table-cell>
          <table:table-cell office:value-type="float" office:value="171.92" calcext:value-type="float">
            <text:p>171.92</text:p>
          </table:table-cell>
          <table:table-cell office:value-type="float" office:value="296.084" calcext:value-type="float">
            <text:p>296.084</text:p>
          </table:table-cell>
          <table:table-cell office:value-type="float" office:value="233" calcext:value-type="float">
            <text:p>233</text:p>
          </table:table-cell>
          <table:table-cell office:value-type="float" office:value="225" calcext:value-type="float">
            <text:p>225</text:p>
          </table:table-cell>
          <table:table-cell table:formula="of:=(([.A436]-[.C436])^2 + ([.B436]-[.D436])^2)^0.5" office:value-type="float" office:value="47.3757383161466" calcext:value-type="float">
            <text:p>47.3757383161</text:p>
          </table:table-cell>
          <table:table-cell table:formula="of:=[.E436]+[.F436]" office:value-type="float" office:value="458" calcext:value-type="float">
            <text:p>458</text:p>
          </table:table-cell>
          <table:table-cell table:formula="of:=SQRT([.H436])" office:value-type="float" office:value="21.4009345590327" calcext:value-type="float">
            <text:p>21.400934559</text:p>
          </table:table-cell>
          <table:table-cell table:formula="of:=[.G436]/[.I436]" office:value-type="float" office:value="2.21372287202994" calcext:value-type="float">
            <text:p>2.213722872</text:p>
          </table:table-cell>
        </table:table-row>
        <table:table-row table:style-name="ro1">
          <table:table-cell office:value-type="float" office:value="124.39" calcext:value-type="float">
            <text:p>124.39</text:p>
          </table:table-cell>
          <table:table-cell office:value-type="float" office:value="300.398" calcext:value-type="float">
            <text:p>300.398</text:p>
          </table:table-cell>
          <table:table-cell office:value-type="float" office:value="171.388" calcext:value-type="float">
            <text:p>171.388</text:p>
          </table:table-cell>
          <table:table-cell office:value-type="float" office:value="296.247" calcext:value-type="float">
            <text:p>296.247</text:p>
          </table:table-cell>
          <table:table-cell office:value-type="float" office:value="231" calcext:value-type="float">
            <text:p>231</text:p>
          </table:table-cell>
          <table:table-cell office:value-type="float" office:value="219" calcext:value-type="float">
            <text:p>219</text:p>
          </table:table-cell>
          <table:table-cell table:formula="of:=(([.A437]-[.C437])^2 + ([.B437]-[.D437])^2)^0.5" office:value-type="float" office:value="47.1809580763257" calcext:value-type="float">
            <text:p>47.1809580763</text:p>
          </table:table-cell>
          <table:table-cell table:formula="of:=[.E437]+[.F437]" office:value-type="float" office:value="450" calcext:value-type="float">
            <text:p>450</text:p>
          </table:table-cell>
          <table:table-cell table:formula="of:=SQRT([.H437])" office:value-type="float" office:value="21.2132034355964" calcext:value-type="float">
            <text:p>21.2132034356</text:p>
          </table:table-cell>
          <table:table-cell table:formula="of:=[.G437]/[.I437]" office:value-type="float" office:value="2.22413169324321" calcext:value-type="float">
            <text:p>2.2241316932</text:p>
          </table:table-cell>
        </table:table-row>
        <table:table-row table:style-name="ro1">
          <table:table-cell office:value-type="float" office:value="123.887" calcext:value-type="float">
            <text:p>123.887</text:p>
          </table:table-cell>
          <table:table-cell office:value-type="float" office:value="300.5" calcext:value-type="float">
            <text:p>300.5</text:p>
          </table:table-cell>
          <table:table-cell office:value-type="float" office:value="170.973" calcext:value-type="float">
            <text:p>170.973</text:p>
          </table:table-cell>
          <table:table-cell office:value-type="float" office:value="296.149" calcext:value-type="float">
            <text:p>296.149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table:formula="of:=(([.A438]-[.C438])^2 + ([.B438]-[.D438])^2)^0.5" office:value-type="float" office:value="47.2866006073602" calcext:value-type="float">
            <text:p>47.2866006074</text:p>
          </table:table-cell>
          <table:table-cell table:formula="of:=[.E438]+[.F438]" office:value-type="float" office:value="452" calcext:value-type="float">
            <text:p>452</text:p>
          </table:table-cell>
          <table:table-cell table:formula="of:=SQRT([.H438])" office:value-type="float" office:value="21.2602916254693" calcext:value-type="float">
            <text:p>21.2602916255</text:p>
          </table:table-cell>
          <table:table-cell table:formula="of:=[.G438]/[.I438]" office:value-type="float" office:value="2.22417459931321" calcext:value-type="float">
            <text:p>2.2241745993</text:p>
          </table:table-cell>
        </table:table-row>
        <table:table-row table:style-name="ro1">
          <table:table-cell office:value-type="float" office:value="123.452" calcext:value-type="float">
            <text:p>123.452</text:p>
          </table:table-cell>
          <table:table-cell office:value-type="float" office:value="300.553" calcext:value-type="float">
            <text:p>300.553</text:p>
          </table:table-cell>
          <table:table-cell office:value-type="float" office:value="170.465" calcext:value-type="float">
            <text:p>170.465</text:p>
          </table:table-cell>
          <table:table-cell office:value-type="float" office:value="296.47" calcext:value-type="float">
            <text:p>296.47</text:p>
          </table:table-cell>
          <table:table-cell office:value-type="float" office:value="228" calcext:value-type="float">
            <text:p>228</text:p>
          </table:table-cell>
          <table:table-cell office:value-type="float" office:value="217" calcext:value-type="float">
            <text:p>217</text:p>
          </table:table-cell>
          <table:table-cell table:formula="of:=(([.A439]-[.C439])^2 + ([.B439]-[.D439])^2)^0.5" office:value-type="float" office:value="47.189967768584" calcext:value-type="float">
            <text:p>47.1899677686</text:p>
          </table:table-cell>
          <table:table-cell table:formula="of:=[.E439]+[.F439]" office:value-type="float" office:value="445" calcext:value-type="float">
            <text:p>445</text:p>
          </table:table-cell>
          <table:table-cell table:formula="of:=SQRT([.H439])" office:value-type="float" office:value="21.095023109729" calcext:value-type="float">
            <text:p>21.0950231097</text:p>
          </table:table-cell>
          <table:table-cell table:formula="of:=[.G439]/[.I439]" office:value-type="float" office:value="2.2370190126419" calcext:value-type="float">
            <text:p>2.2370190126</text:p>
          </table:table-cell>
        </table:table-row>
        <table:table-row table:style-name="ro1">
          <table:table-cell office:value-type="float" office:value="123.048" calcext:value-type="float">
            <text:p>123.048</text:p>
          </table:table-cell>
          <table:table-cell office:value-type="float" office:value="300.833" calcext:value-type="float">
            <text:p>300.833</text:p>
          </table:table-cell>
          <table:table-cell office:value-type="float" office:value="169.995" calcext:value-type="float">
            <text:p>169.995</text:p>
          </table:table-cell>
          <table:table-cell office:value-type="float" office:value="296.606" calcext:value-type="float">
            <text:p>296.606</text:p>
          </table:table-cell>
          <table:table-cell office:value-type="float" office:value="227" calcext:value-type="float">
            <text:p>227</text:p>
          </table:table-cell>
          <table:table-cell office:value-type="float" office:value="213" calcext:value-type="float">
            <text:p>213</text:p>
          </table:table-cell>
          <table:table-cell table:formula="of:=(([.A440]-[.C440])^2 + ([.B440]-[.D440])^2)^0.5" office:value-type="float" office:value="47.1369105691071" calcext:value-type="float">
            <text:p>47.1369105691</text:p>
          </table:table-cell>
          <table:table-cell table:formula="of:=[.E440]+[.F440]" office:value-type="float" office:value="440" calcext:value-type="float">
            <text:p>440</text:p>
          </table:table-cell>
          <table:table-cell table:formula="of:=SQRT([.H440])" office:value-type="float" office:value="20.976176963403" calcext:value-type="float">
            <text:p>20.9761769634</text:p>
          </table:table-cell>
          <table:table-cell table:formula="of:=[.G440]/[.I440]" office:value-type="float" office:value="2.24716404001294" calcext:value-type="float">
            <text:p>2.24716404</text:p>
          </table:table-cell>
        </table:table-row>
        <table:table-row table:style-name="ro1">
          <table:table-cell office:value-type="float" office:value="122.31" calcext:value-type="float">
            <text:p>122.31</text:p>
          </table:table-cell>
          <table:table-cell office:value-type="float" office:value="301.188" calcext:value-type="float">
            <text:p>301.188</text:p>
          </table:table-cell>
          <table:table-cell office:value-type="float" office:value="169.042" calcext:value-type="float">
            <text:p>169.042</text:p>
          </table:table-cell>
          <table:table-cell office:value-type="float" office:value="296.87" calcext:value-type="float">
            <text:p>296.87</text:p>
          </table:table-cell>
          <table:table-cell office:value-type="float" office:value="229" calcext:value-type="float">
            <text:p>229</text:p>
          </table:table-cell>
          <table:table-cell office:value-type="float" office:value="216" calcext:value-type="float">
            <text:p>216</text:p>
          </table:table-cell>
          <table:table-cell table:formula="of:=(([.A441]-[.C441])^2 + ([.B441]-[.D441])^2)^0.5" office:value-type="float" office:value="46.9310659158728" calcext:value-type="float">
            <text:p>46.9310659159</text:p>
          </table:table-cell>
          <table:table-cell table:formula="of:=[.E441]+[.F441]" office:value-type="float" office:value="445" calcext:value-type="float">
            <text:p>445</text:p>
          </table:table-cell>
          <table:table-cell table:formula="of:=SQRT([.H441])" office:value-type="float" office:value="21.095023109729" calcext:value-type="float">
            <text:p>21.0950231097</text:p>
          </table:table-cell>
          <table:table-cell table:formula="of:=[.G441]/[.I441]" office:value-type="float" office:value="2.22474588777427" calcext:value-type="float">
            <text:p>2.2247458878</text:p>
          </table:table-cell>
        </table:table-row>
        <table:table-row table:style-name="ro1">
          <table:table-cell office:value-type="float" office:value="121.832" calcext:value-type="float">
            <text:p>121.832</text:p>
          </table:table-cell>
          <table:table-cell office:value-type="float" office:value="301.328" calcext:value-type="float">
            <text:p>301.328</text:p>
          </table:table-cell>
          <table:table-cell office:value-type="float" office:value="168.635" calcext:value-type="float">
            <text:p>168.635</text:p>
          </table:table-cell>
          <table:table-cell office:value-type="float" office:value="297.166" calcext:value-type="float">
            <text:p>297.166</text:p>
          </table:table-cell>
          <table:table-cell office:value-type="float" office:value="232" calcext:value-type="float">
            <text:p>232</text:p>
          </table:table-cell>
          <table:table-cell office:value-type="float" office:value="211" calcext:value-type="float">
            <text:p>211</text:p>
          </table:table-cell>
          <table:table-cell table:formula="of:=(([.A442]-[.C442])^2 + ([.B442]-[.D442])^2)^0.5" office:value-type="float" office:value="46.9876904412209" calcext:value-type="float">
            <text:p>46.9876904412</text:p>
          </table:table-cell>
          <table:table-cell table:formula="of:=[.E442]+[.F442]" office:value-type="float" office:value="443" calcext:value-type="float">
            <text:p>443</text:p>
          </table:table-cell>
          <table:table-cell table:formula="of:=SQRT([.H442])" office:value-type="float" office:value="21.0475651798492" calcext:value-type="float">
            <text:p>21.0475651798</text:p>
          </table:table-cell>
          <table:table-cell table:formula="of:=[.G442]/[.I442]" office:value-type="float" office:value="2.232452544497" calcext:value-type="float">
            <text:p>2.2324525445</text:p>
          </table:table-cell>
        </table:table-row>
        <table:table-row table:style-name="ro1">
          <table:table-cell office:value-type="float" office:value="121.467" calcext:value-type="float">
            <text:p>121.467</text:p>
          </table:table-cell>
          <table:table-cell office:value-type="float" office:value="301.317" calcext:value-type="float">
            <text:p>301.317</text:p>
          </table:table-cell>
          <table:table-cell office:value-type="float" office:value="167.995" calcext:value-type="float">
            <text:p>167.995</text:p>
          </table:table-cell>
          <table:table-cell office:value-type="float" office:value="297.169" calcext:value-type="float">
            <text:p>297.169</text:p>
          </table:table-cell>
          <table:table-cell office:value-type="float" office:value="227" calcext:value-type="float">
            <text:p>227</text:p>
          </table:table-cell>
          <table:table-cell office:value-type="float" office:value="219" calcext:value-type="float">
            <text:p>219</text:p>
          </table:table-cell>
          <table:table-cell table:formula="of:=(([.A443]-[.C443])^2 + ([.B443]-[.D443])^2)^0.5" office:value-type="float" office:value="46.7125324511528" calcext:value-type="float">
            <text:p>46.7125324512</text:p>
          </table:table-cell>
          <table:table-cell table:formula="of:=[.E443]+[.F443]" office:value-type="float" office:value="446" calcext:value-type="float">
            <text:p>446</text:p>
          </table:table-cell>
          <table:table-cell table:formula="of:=SQRT([.H443])" office:value-type="float" office:value="21.1187120819429" calcext:value-type="float">
            <text:p>21.1187120819</text:p>
          </table:table-cell>
          <table:table-cell table:formula="of:=[.G443]/[.I443]" office:value-type="float" office:value="2.21190251895585" calcext:value-type="float">
            <text:p>2.211902519</text:p>
          </table:table-cell>
        </table:table-row>
        <table:table-row table:style-name="ro1">
          <table:table-cell office:value-type="float" office:value="120.367" calcext:value-type="float">
            <text:p>120.367</text:p>
          </table:table-cell>
          <table:table-cell office:value-type="float" office:value="301.796" calcext:value-type="float">
            <text:p>301.796</text:p>
          </table:table-cell>
          <table:table-cell office:value-type="float" office:value="166.995" calcext:value-type="float">
            <text:p>166.995</text:p>
          </table:table-cell>
          <table:table-cell office:value-type="float" office:value="297.606" calcext:value-type="float">
            <text:p>297.606</text:p>
          </table:table-cell>
          <table:table-cell office:value-type="float" office:value="221" calcext:value-type="float">
            <text:p>221</text:p>
          </table:table-cell>
          <table:table-cell office:value-type="float" office:value="213" calcext:value-type="float">
            <text:p>213</text:p>
          </table:table-cell>
          <table:table-cell table:formula="of:=(([.A444]-[.C444])^2 + ([.B444]-[.D444])^2)^0.5" office:value-type="float" office:value="46.8158785456388" calcext:value-type="float">
            <text:p>46.8158785456</text:p>
          </table:table-cell>
          <table:table-cell table:formula="of:=[.E444]+[.F444]" office:value-type="float" office:value="434" calcext:value-type="float">
            <text:p>434</text:p>
          </table:table-cell>
          <table:table-cell table:formula="of:=SQRT([.H444])" office:value-type="float" office:value="20.8326666559997" calcext:value-type="float">
            <text:p>20.832666656</text:p>
          </table:table-cell>
          <table:table-cell table:formula="of:=[.G444]/[.I444]" office:value-type="float" office:value="2.24723408283193" calcext:value-type="float">
            <text:p>2.2472340828</text:p>
          </table:table-cell>
        </table:table-row>
        <table:table-row table:style-name="ro1">
          <table:table-cell office:value-type="float" office:value="119.973" calcext:value-type="float">
            <text:p>119.973</text:p>
          </table:table-cell>
          <table:table-cell office:value-type="float" office:value="301.964" calcext:value-type="float">
            <text:p>301.964</text:p>
          </table:table-cell>
          <table:table-cell office:value-type="float" office:value="166.314" calcext:value-type="float">
            <text:p>166.314</text:p>
          </table:table-cell>
          <table:table-cell office:value-type="float" office:value="297.762" calcext:value-type="float">
            <text:p>297.762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table:formula="of:=(([.A445]-[.C445])^2 + ([.B445]-[.D445])^2)^0.5" office:value-type="float" office:value="46.5311195330609" calcext:value-type="float">
            <text:p>46.5311195331</text:p>
          </table:table-cell>
          <table:table-cell table:formula="of:=[.E445]+[.F445]" office:value-type="float" office:value="434" calcext:value-type="float">
            <text:p>434</text:p>
          </table:table-cell>
          <table:table-cell table:formula="of:=SQRT([.H445])" office:value-type="float" office:value="20.8326666559997" calcext:value-type="float">
            <text:p>20.832666656</text:p>
          </table:table-cell>
          <table:table-cell table:formula="of:=[.G445]/[.I445]" office:value-type="float" office:value="2.23356521281735" calcext:value-type="float">
            <text:p>2.2335652128</text:p>
          </table:table-cell>
        </table:table-row>
        <table:table-row table:style-name="ro1">
          <table:table-cell office:value-type="float" office:value="119.54" calcext:value-type="float">
            <text:p>119.54</text:p>
          </table:table-cell>
          <table:table-cell office:value-type="float" office:value="302.085" calcext:value-type="float">
            <text:p>302.085</text:p>
          </table:table-cell>
          <table:table-cell office:value-type="float" office:value="166.019" calcext:value-type="float">
            <text:p>166.019</text:p>
          </table:table-cell>
          <table:table-cell office:value-type="float" office:value="297.766" calcext:value-type="float">
            <text:p>297.766</text:p>
          </table:table-cell>
          <table:table-cell office:value-type="float" office:value="224" calcext:value-type="float">
            <text:p>224</text:p>
          </table:table-cell>
          <table:table-cell office:value-type="float" office:value="214" calcext:value-type="float">
            <text:p>214</text:p>
          </table:table-cell>
          <table:table-cell table:formula="of:=(([.A446]-[.C446])^2 + ([.B446]-[.D446])^2)^0.5" office:value-type="float" office:value="46.6792373759469" calcext:value-type="float">
            <text:p>46.6792373759</text:p>
          </table:table-cell>
          <table:table-cell table:formula="of:=[.E446]+[.F446]" office:value-type="float" office:value="438" calcext:value-type="float">
            <text:p>438</text:p>
          </table:table-cell>
          <table:table-cell table:formula="of:=SQRT([.H446])" office:value-type="float" office:value="20.9284495364563" calcext:value-type="float">
            <text:p>20.9284495365</text:p>
          </table:table-cell>
          <table:table-cell table:formula="of:=[.G446]/[.I446]" office:value-type="float" office:value="2.23042023703829" calcext:value-type="float">
            <text:p>2.230420237</text:p>
          </table:table-cell>
        </table:table-row>
        <table:table-row table:style-name="ro1">
          <table:table-cell office:value-type="float" office:value="119.044" calcext:value-type="float">
            <text:p>119.044</text:p>
          </table:table-cell>
          <table:table-cell office:value-type="float" office:value="302.447" calcext:value-type="float">
            <text:p>302.447</text:p>
          </table:table-cell>
          <table:table-cell office:value-type="float" office:value="165.167" calcext:value-type="float">
            <text:p>165.167</text:p>
          </table:table-cell>
          <table:table-cell office:value-type="float" office:value="298.424" calcext:value-type="float">
            <text:p>298.424</text:p>
          </table:table-cell>
          <table:table-cell office:value-type="float" office:value="226" calcext:value-type="float">
            <text:p>226</text:p>
          </table:table-cell>
          <table:table-cell office:value-type="float" office:value="210" calcext:value-type="float">
            <text:p>210</text:p>
          </table:table-cell>
          <table:table-cell table:formula="of:=(([.A447]-[.C447])^2 + ([.B447]-[.D447])^2)^0.5" office:value-type="float" office:value="46.298117218738" calcext:value-type="float">
            <text:p>46.2981172187</text:p>
          </table:table-cell>
          <table:table-cell table:formula="of:=[.E447]+[.F447]" office:value-type="float" office:value="436" calcext:value-type="float">
            <text:p>436</text:p>
          </table:table-cell>
          <table:table-cell table:formula="of:=SQRT([.H447])" office:value-type="float" office:value="20.8806130178211" calcext:value-type="float">
            <text:p>20.8806130178</text:p>
          </table:table-cell>
          <table:table-cell table:formula="of:=[.G447]/[.I447]" office:value-type="float" office:value="2.21727768141786" calcext:value-type="float">
            <text:p>2.2172776814</text:p>
          </table:table-cell>
        </table:table-row>
        <table:table-row table:style-name="ro1">
          <table:table-cell office:value-type="float" office:value="118.77" calcext:value-type="float">
            <text:p>118.77</text:p>
          </table:table-cell>
          <table:table-cell office:value-type="float" office:value="302.847" calcext:value-type="float">
            <text:p>302.847</text:p>
          </table:table-cell>
          <table:table-cell office:value-type="float" office:value="164.953" calcext:value-type="float">
            <text:p>164.953</text:p>
          </table:table-cell>
          <table:table-cell office:value-type="float" office:value="298.509" calcext:value-type="float">
            <text:p>298.509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table:formula="of:=(([.A448]-[.C448])^2 + ([.B448]-[.D448])^2)^0.5" office:value-type="float" office:value="46.3862882002861" calcext:value-type="float">
            <text:p>46.3862882003</text:p>
          </table:table-cell>
          <table:table-cell table:formula="of:=[.E448]+[.F448]" office:value-type="float" office:value="436" calcext:value-type="float">
            <text:p>436</text:p>
          </table:table-cell>
          <table:table-cell table:formula="of:=SQRT([.H448])" office:value-type="float" office:value="20.8806130178211" calcext:value-type="float">
            <text:p>20.8806130178</text:p>
          </table:table-cell>
          <table:table-cell table:formula="of:=[.G448]/[.I448]" office:value-type="float" office:value="2.22150030560389" calcext:value-type="float">
            <text:p>2.2215003056</text:p>
          </table:table-cell>
        </table:table-row>
        <table:table-row table:style-name="ro1">
          <table:table-cell office:value-type="float" office:value="118.413" calcext:value-type="float">
            <text:p>118.413</text:p>
          </table:table-cell>
          <table:table-cell office:value-type="float" office:value="302.972" calcext:value-type="float">
            <text:p>302.972</text:p>
          </table:table-cell>
          <table:table-cell office:value-type="float" office:value="164.648" calcext:value-type="float">
            <text:p>164.648</text:p>
          </table:table-cell>
          <table:table-cell office:value-type="float" office:value="298.861" calcext:value-type="float">
            <text:p>298.861</text:p>
          </table:table-cell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table:formula="of:=(([.A449]-[.C449])^2 + ([.B449]-[.D449])^2)^0.5" office:value-type="float" office:value="46.4174056362481" calcext:value-type="float">
            <text:p>46.4174056362</text:p>
          </table:table-cell>
          <table:table-cell table:formula="of:=[.E449]+[.F449]" office:value-type="float" office:value="434" calcext:value-type="float">
            <text:p>434</text:p>
          </table:table-cell>
          <table:table-cell table:formula="of:=SQRT([.H449])" office:value-type="float" office:value="20.8326666559997" calcext:value-type="float">
            <text:p>20.832666656</text:p>
          </table:table-cell>
          <table:table-cell table:formula="of:=[.G449]/[.I449]" office:value-type="float" office:value="2.22810677109741" calcext:value-type="float">
            <text:p>2.2281067711</text:p>
          </table:table-cell>
        </table:table-row>
        <table:table-row table:style-name="ro1">
          <table:table-cell office:value-type="float" office:value="118.114" calcext:value-type="float">
            <text:p>118.114</text:p>
          </table:table-cell>
          <table:table-cell office:value-type="float" office:value="303.047" calcext:value-type="float">
            <text:p>303.047</text:p>
          </table:table-cell>
          <table:table-cell office:value-type="float" office:value="164.019" calcext:value-type="float">
            <text:p>164.019</text:p>
          </table:table-cell>
          <table:table-cell office:value-type="float" office:value="298.652" calcext:value-type="float">
            <text:p>298.652</text:p>
          </table:table-cell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table:formula="of:=(([.A450]-[.C450])^2 + ([.B450]-[.D450])^2)^0.5" office:value-type="float" office:value="46.1149113628119" calcext:value-type="float">
            <text:p>46.1149113628</text:p>
          </table:table-cell>
          <table:table-cell table:formula="of:=[.E450]+[.F450]" office:value-type="float" office:value="421" calcext:value-type="float">
            <text:p>421</text:p>
          </table:table-cell>
          <table:table-cell table:formula="of:=SQRT([.H450])" office:value-type="float" office:value="20.5182845286832" calcext:value-type="float">
            <text:p>20.5182845287</text:p>
          </table:table-cell>
          <table:table-cell table:formula="of:=[.G450]/[.I450]" office:value-type="float" office:value="2.24750325975577" calcext:value-type="float">
            <text:p>2.2475032598</text:p>
          </table:table-cell>
        </table:table-row>
        <table:table-row table:style-name="ro1">
          <table:table-cell office:value-type="float" office:value="117.737" calcext:value-type="float">
            <text:p>117.737</text:p>
          </table:table-cell>
          <table:table-cell office:value-type="float" office:value="303.136" calcext:value-type="float">
            <text:p>303.136</text:p>
          </table:table-cell>
          <table:table-cell office:value-type="float" office:value="163.582" calcext:value-type="float">
            <text:p>163.582</text:p>
          </table:table-cell>
          <table:table-cell office:value-type="float" office:value="298.721" calcext:value-type="float">
            <text:p>298.721</text:p>
          </table:table-cell>
          <table:table-cell office:value-type="float" office:value="213" calcext:value-type="float">
            <text:p>213</text:p>
          </table:table-cell>
          <table:table-cell office:value-type="float" office:value="201" calcext:value-type="float">
            <text:p>201</text:p>
          </table:table-cell>
          <table:table-cell table:formula="of:=(([.A451]-[.C451])^2 + ([.B451]-[.D451])^2)^0.5" office:value-type="float" office:value="46.0570977157702" calcext:value-type="float">
            <text:p>46.0570977158</text:p>
          </table:table-cell>
          <table:table-cell table:formula="of:=[.E451]+[.F451]" office:value-type="float" office:value="414" calcext:value-type="float">
            <text:p>414</text:p>
          </table:table-cell>
          <table:table-cell table:formula="of:=SQRT([.H451])" office:value-type="float" office:value="20.3469899493758" calcext:value-type="float">
            <text:p>20.3469899494</text:p>
          </table:table-cell>
          <table:table-cell table:formula="of:=[.G451]/[.I451]" office:value-type="float" office:value="2.2635828606768" calcext:value-type="float">
            <text:p>2.2635828607</text:p>
          </table:table-cell>
        </table:table-row>
        <table:table-row table:style-name="ro1">
          <table:table-cell office:value-type="float" office:value="117.462" calcext:value-type="float">
            <text:p>117.462</text:p>
          </table:table-cell>
          <table:table-cell office:value-type="float" office:value="303.288" calcext:value-type="float">
            <text:p>303.288</text:p>
          </table:table-cell>
          <table:table-cell office:value-type="float" office:value="163.098" calcext:value-type="float">
            <text:p>163.098</text:p>
          </table:table-cell>
          <table:table-cell office:value-type="float" office:value="298.82" calcext:value-type="float">
            <text:p>298.82</text:p>
          </table:table-cell>
          <table:table-cell office:value-type="float" office:value="212" calcext:value-type="float">
            <text:p>212</text:p>
          </table:table-cell>
          <table:table-cell office:value-type="float" office:value="205" calcext:value-type="float">
            <text:p>205</text:p>
          </table:table-cell>
          <table:table-cell table:formula="of:=(([.A452]-[.C452])^2 + ([.B452]-[.D452])^2)^0.5" office:value-type="float" office:value="45.854198499156" calcext:value-type="float">
            <text:p>45.8541984992</text:p>
          </table:table-cell>
          <table:table-cell table:formula="of:=[.E452]+[.F452]" office:value-type="float" office:value="417" calcext:value-type="float">
            <text:p>417</text:p>
          </table:table-cell>
          <table:table-cell table:formula="of:=SQRT([.H452])" office:value-type="float" office:value="20.4205778566621" calcext:value-type="float">
            <text:p>20.4205778567</text:p>
          </table:table-cell>
          <table:table-cell table:formula="of:=[.G452]/[.I452]" office:value-type="float" office:value="2.24548976140733" calcext:value-type="float">
            <text:p>2.2454897614</text:p>
          </table:table-cell>
        </table:table-row>
        <table:table-row table:style-name="ro1">
          <table:table-cell office:value-type="float" office:value="117.332" calcext:value-type="float">
            <text:p>117.332</text:p>
          </table:table-cell>
          <table:table-cell office:value-type="float" office:value="303.322" calcext:value-type="float">
            <text:p>303.322</text:p>
          </table:table-cell>
          <table:table-cell office:value-type="float" office:value="162.881" calcext:value-type="float">
            <text:p>162.881</text:p>
          </table:table-cell>
          <table:table-cell office:value-type="float" office:value="299.243" calcext:value-type="float">
            <text:p>299.243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table:formula="of:=(([.A453]-[.C453])^2 + ([.B453]-[.D453])^2)^0.5" office:value-type="float" office:value="45.7312764090398" calcext:value-type="float">
            <text:p>45.731276409</text:p>
          </table:table-cell>
          <table:table-cell table:formula="of:=[.E453]+[.F453]" office:value-type="float" office:value="410" calcext:value-type="float">
            <text:p>410</text:p>
          </table:table-cell>
          <table:table-cell table:formula="of:=SQRT([.H453])" office:value-type="float" office:value="20.2484567313166" calcext:value-type="float">
            <text:p>20.2484567313</text:p>
          </table:table-cell>
          <table:table-cell table:formula="of:=[.G453]/[.I453]" office:value-type="float" office:value="2.25850676008859" calcext:value-type="float">
            <text:p>2.2585067601</text:p>
          </table:table-cell>
        </table:table-row>
        <table:table-row table:style-name="ro1">
          <table:table-cell office:value-type="float" office:value="117.096" calcext:value-type="float">
            <text:p>117.096</text:p>
          </table:table-cell>
          <table:table-cell office:value-type="float" office:value="303.51" calcext:value-type="float">
            <text:p>303.51</text:p>
          </table:table-cell>
          <table:table-cell office:value-type="float" office:value="162.599" calcext:value-type="float">
            <text:p>162.599</text:p>
          </table:table-cell>
          <table:table-cell office:value-type="float" office:value="299.28" calcext:value-type="float">
            <text:p>299.28</text:p>
          </table:table-cell>
          <table:table-cell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  <table:table-cell table:formula="of:=(([.A454]-[.C454])^2 + ([.B454]-[.D454])^2)^0.5" office:value-type="float" office:value="45.6991893691781" calcext:value-type="float">
            <text:p>45.6991893692</text:p>
          </table:table-cell>
          <table:table-cell table:formula="of:=[.E454]+[.F454]" office:value-type="float" office:value="415" calcext:value-type="float">
            <text:p>415</text:p>
          </table:table-cell>
          <table:table-cell table:formula="of:=SQRT([.H454])" office:value-type="float" office:value="20.3715487874634" calcext:value-type="float">
            <text:p>20.3715487875</text:p>
          </table:table-cell>
          <table:table-cell table:formula="of:=[.G454]/[.I454]" office:value-type="float" office:value="2.24328497778732" calcext:value-type="float">
            <text:p>2.2432849778</text:p>
          </table:table-cell>
        </table:table-row>
        <table:table-row table:style-name="ro1">
          <table:table-cell office:value-type="float" office:value="116.676" calcext:value-type="float">
            <text:p>116.676</text:p>
          </table:table-cell>
          <table:table-cell office:value-type="float" office:value="303.869" calcext:value-type="float">
            <text:p>303.869</text:p>
          </table:table-cell>
          <table:table-cell office:value-type="float" office:value="162.205" calcext:value-type="float">
            <text:p>162.205</text:p>
          </table:table-cell>
          <table:table-cell office:value-type="float" office:value="299.517" calcext:value-type="float">
            <text:p>299.517</text:p>
          </table:table-cell>
          <table:table-cell office:value-type="float" office:value="213" calcext:value-type="float">
            <text:p>213</text:p>
          </table:table-cell>
          <table:table-cell office:value-type="float" office:value="205" calcext:value-type="float">
            <text:p>205</text:p>
          </table:table-cell>
          <table:table-cell table:formula="of:=(([.A455]-[.C455])^2 + ([.B455]-[.D455])^2)^0.5" office:value-type="float" office:value="45.73652528341" calcext:value-type="float">
            <text:p>45.7365252834</text:p>
          </table:table-cell>
          <table:table-cell table:formula="of:=[.E455]+[.F455]" office:value-type="float" office:value="418" calcext:value-type="float">
            <text:p>418</text:p>
          </table:table-cell>
          <table:table-cell table:formula="of:=SQRT([.H455])" office:value-type="float" office:value="20.4450483002609" calcext:value-type="float">
            <text:p>20.4450483003</text:p>
          </table:table-cell>
          <table:table-cell table:formula="of:=[.G455]/[.I455]" office:value-type="float" office:value="2.23704657537182" calcext:value-type="float">
            <text:p>2.2370465754</text:p>
          </table:table-cell>
        </table:table-row>
        <table:table-row table:style-name="ro1">
          <table:table-cell office:value-type="float" office:value="116.583" calcext:value-type="float">
            <text:p>116.583</text:p>
          </table:table-cell>
          <table:table-cell office:value-type="float" office:value="303.898" calcext:value-type="float">
            <text:p>303.898</text:p>
          </table:table-cell>
          <table:table-cell office:value-type="float" office:value="162.105" calcext:value-type="float">
            <text:p>162.105</text:p>
          </table:table-cell>
          <table:table-cell office:value-type="float" office:value="299.667" calcext:value-type="float">
            <text:p>299.667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table:formula="of:=(([.A456]-[.C456])^2 + ([.B456]-[.D456])^2)^0.5" office:value-type="float" office:value="45.7182003692184" calcext:value-type="float">
            <text:p>45.7182003692</text:p>
          </table:table-cell>
          <table:table-cell table:formula="of:=[.E456]+[.F456]" office:value-type="float" office:value="426" calcext:value-type="float">
            <text:p>426</text:p>
          </table:table-cell>
          <table:table-cell table:formula="of:=SQRT([.H456])" office:value-type="float" office:value="20.6397674405503" calcext:value-type="float">
            <text:p>20.6397674406</text:p>
          </table:table-cell>
          <table:table-cell table:formula="of:=[.G456]/[.I456]" office:value-type="float" office:value="2.21505404558955" calcext:value-type="float">
            <text:p>2.2150540456</text:p>
          </table:table-cell>
        </table:table-row>
        <table:table-row table:style-name="ro1">
          <table:table-cell office:value-type="float" office:value="116.38" calcext:value-type="float">
            <text:p>116.38</text:p>
          </table:table-cell>
          <table:table-cell office:value-type="float" office:value="303.991" calcext:value-type="float">
            <text:p>303.991</text:p>
          </table:table-cell>
          <table:table-cell office:value-type="float" office:value="161.77" calcext:value-type="float">
            <text:p>161.77</text:p>
          </table:table-cell>
          <table:table-cell office:value-type="float" office:value="299.931" calcext:value-type="float">
            <text:p>299.931</text:p>
          </table:table-cell>
          <table:table-cell office:value-type="float" office:value="213" calcext:value-type="float">
            <text:p>213</text:p>
          </table:table-cell>
          <table:table-cell office:value-type="float" office:value="204" calcext:value-type="float">
            <text:p>204</text:p>
          </table:table-cell>
          <table:table-cell table:formula="of:=(([.A457]-[.C457])^2 + ([.B457]-[.D457])^2)^0.5" office:value-type="float" office:value="45.5712156958754" calcext:value-type="float">
            <text:p>45.5712156959</text:p>
          </table:table-cell>
          <table:table-cell table:formula="of:=[.E457]+[.F457]" office:value-type="float" office:value="417" calcext:value-type="float">
            <text:p>417</text:p>
          </table:table-cell>
          <table:table-cell table:formula="of:=SQRT([.H457])" office:value-type="float" office:value="20.4205778566621" calcext:value-type="float">
            <text:p>20.4205778567</text:p>
          </table:table-cell>
          <table:table-cell table:formula="of:=[.G457]/[.I457]" office:value-type="float" office:value="2.23163203390975" calcext:value-type="float">
            <text:p>2.2316320339</text:p>
          </table:table-cell>
        </table:table-row>
        <table:table-row table:style-name="ro1">
          <table:table-cell office:value-type="float" office:value="116.308" calcext:value-type="float">
            <text:p>116.308</text:p>
          </table:table-cell>
          <table:table-cell office:value-type="float" office:value="304.136" calcext:value-type="float">
            <text:p>304.136</text:p>
          </table:table-cell>
          <table:table-cell office:value-type="float" office:value="161.49" calcext:value-type="float">
            <text:p>161.49</text:p>
          </table:table-cell>
          <table:table-cell office:value-type="float" office:value="299.944" calcext:value-type="float">
            <text:p>299.944</text:p>
          </table:table-cell>
          <table:table-cell office:value-type="float" office:value="214" calcext:value-type="float">
            <text:p>214</text:p>
          </table:table-cell>
          <table:table-cell office:value-type="float" office:value="198" calcext:value-type="float">
            <text:p>198</text:p>
          </table:table-cell>
          <table:table-cell table:formula="of:=(([.A458]-[.C458])^2 + ([.B458]-[.D458])^2)^0.5" office:value-type="float" office:value="45.3760508197882" calcext:value-type="float">
            <text:p>45.3760508198</text:p>
          </table:table-cell>
          <table:table-cell table:formula="of:=[.E458]+[.F458]" office:value-type="float" office:value="412" calcext:value-type="float">
            <text:p>412</text:p>
          </table:table-cell>
          <table:table-cell table:formula="of:=SQRT([.H458])" office:value-type="float" office:value="20.2977831301844" calcext:value-type="float">
            <text:p>20.2977831302</text:p>
          </table:table-cell>
          <table:table-cell table:formula="of:=[.G458]/[.I458]" office:value-type="float" office:value="2.23551757001041" calcext:value-type="float">
            <text:p>2.2355175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04.171" calcext:value-type="float">
            <text:p>304.171</text:p>
          </table:table-cell>
          <table:table-cell office:value-type="float" office:value="161.135" calcext:value-type="float">
            <text:p>161.135</text:p>
          </table:table-cell>
          <table:table-cell office:value-type="float" office:value="300.065" calcext:value-type="float">
            <text:p>300.065</text:p>
          </table:table-cell>
          <table:table-cell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table:formula="of:=(([.A459]-[.C459])^2 + ([.B459]-[.D459])^2)^0.5" office:value-type="float" office:value="45.3213797340725" calcext:value-type="float">
            <text:p>45.3213797341</text:p>
          </table:table-cell>
          <table:table-cell table:formula="of:=[.E459]+[.F459]" office:value-type="float" office:value="416" calcext:value-type="float">
            <text:p>416</text:p>
          </table:table-cell>
          <table:table-cell table:formula="of:=SQRT([.H459])" office:value-type="float" office:value="20.3960780543711" calcext:value-type="float">
            <text:p>20.3960780544</text:p>
          </table:table-cell>
          <table:table-cell table:formula="of:=[.G459]/[.I459]" office:value-type="float" office:value="2.22206345814408" calcext:value-type="float">
            <text:p>2.2220634581</text:p>
          </table:table-cell>
        </table:table-row>
        <table:table-row table:style-name="ro1">
          <table:table-cell office:value-type="float" office:value="115.748" calcext:value-type="float">
            <text:p>115.748</text:p>
          </table:table-cell>
          <table:table-cell office:value-type="float" office:value="304.519" calcext:value-type="float">
            <text:p>304.519</text:p>
          </table:table-cell>
          <table:table-cell office:value-type="float" office:value="160.784" calcext:value-type="float">
            <text:p>160.784</text:p>
          </table:table-cell>
          <table:table-cell office:value-type="float" office:value="300" calcext:value-type="float">
            <text:p>300</text:p>
          </table:table-cell>
          <table:table-cell office:value-type="float" office:value="206" calcext:value-type="float">
            <text:p>206</text:p>
          </table:table-cell>
          <table:table-cell office:value-type="float" office:value="199" calcext:value-type="float">
            <text:p>199</text:p>
          </table:table-cell>
          <table:table-cell table:formula="of:=(([.A460]-[.C460])^2 + ([.B460]-[.D460])^2)^0.5" office:value-type="float" office:value="45.2621547984627" calcext:value-type="float">
            <text:p>45.2621547985</text:p>
          </table:table-cell>
          <table:table-cell table:formula="of:=[.E460]+[.F460]" office:value-type="float" office:value="405" calcext:value-type="float">
            <text:p>405</text:p>
          </table:table-cell>
          <table:table-cell table:formula="of:=SQRT([.H460])" office:value-type="float" office:value="20.1246117974981" calcext:value-type="float">
            <text:p>20.1246117975</text:p>
          </table:table-cell>
          <table:table-cell table:formula="of:=[.G460]/[.I460]" office:value-type="float" office:value="2.24909455416624" calcext:value-type="float">
            <text:p>2.2490945542</text:p>
          </table:table-cell>
        </table:table-row>
        <table:table-row table:style-name="ro1">
          <table:table-cell office:value-type="float" office:value="115.56" calcext:value-type="float">
            <text:p>115.56</text:p>
          </table:table-cell>
          <table:table-cell office:value-type="float" office:value="304.498" calcext:value-type="float">
            <text:p>304.498</text:p>
          </table:table-cell>
          <table:table-cell office:value-type="float" office:value="160.523" calcext:value-type="float">
            <text:p>160.523</text:p>
          </table:table-cell>
          <table:table-cell office:value-type="float" office:value="300.543" calcext:value-type="float">
            <text:p>300.543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table:formula="of:=(([.A461]-[.C461])^2 + ([.B461]-[.D461])^2)^0.5" office:value-type="float" office:value="45.1366081357472" calcext:value-type="float">
            <text:p>45.1366081357</text:p>
          </table:table-cell>
          <table:table-cell table:formula="of:=[.E461]+[.F461]" office:value-type="float" office:value="406" calcext:value-type="float">
            <text:p>406</text:p>
          </table:table-cell>
          <table:table-cell table:formula="of:=SQRT([.H461])" office:value-type="float" office:value="20.1494416796099" calcext:value-type="float">
            <text:p>20.1494416796</text:p>
          </table:table-cell>
          <table:table-cell table:formula="of:=[.G461]/[.I461]" office:value-type="float" office:value="2.24009224937597" calcext:value-type="float">
            <text:p>2.2400922494</text:p>
          </table:table-cell>
        </table:table-row>
        <table:table-row table:style-name="ro1">
          <table:table-cell office:value-type="float" office:value="115.38" calcext:value-type="float">
            <text:p>115.38</text:p>
          </table:table-cell>
          <table:table-cell office:value-type="float" office:value="304.527" calcext:value-type="float">
            <text:p>304.527</text:p>
          </table:table-cell>
          <table:table-cell office:value-type="float" office:value="160.415" calcext:value-type="float">
            <text:p>160.415</text:p>
          </table:table-cell>
          <table:table-cell office:value-type="float" office:value="300.49" calcext:value-type="float">
            <text:p>300.49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table:formula="of:=(([.A462]-[.C462])^2 + ([.B462]-[.D462])^2)^0.5" office:value-type="float" office:value="45.215579107206" calcext:value-type="float">
            <text:p>45.2155791072</text:p>
          </table:table-cell>
          <table:table-cell table:formula="of:=[.E462]+[.F462]" office:value-type="float" office:value="405" calcext:value-type="float">
            <text:p>405</text:p>
          </table:table-cell>
          <table:table-cell table:formula="of:=SQRT([.H462])" office:value-type="float" office:value="20.1246117974981" calcext:value-type="float">
            <text:p>20.1246117975</text:p>
          </table:table-cell>
          <table:table-cell table:formula="of:=[.G462]/[.I462]" office:value-type="float" office:value="2.24678018946071" calcext:value-type="float">
            <text:p>2.2467801895</text:p>
          </table:table-cell>
        </table:table-row>
        <table:table-row table:style-name="ro1">
          <table:table-cell office:value-type="float" office:value="115.07" calcext:value-type="float">
            <text:p>115.07</text:p>
          </table:table-cell>
          <table:table-cell office:value-type="float" office:value="304.866" calcext:value-type="float">
            <text:p>304.866</text:p>
          </table:table-cell>
          <table:table-cell office:value-type="float" office:value="159.926" calcext:value-type="float">
            <text:p>159.926</text:p>
          </table:table-cell>
          <table:table-cell office:value-type="float" office:value="300.495" calcext:value-type="float">
            <text:p>300.495</text:p>
          </table:table-cell>
          <table:table-cell office:value-type="float" office:value="201" calcext:value-type="float">
            <text:p>201</text:p>
          </table:table-cell>
          <table:table-cell office:value-type="float" office:value="204" calcext:value-type="float">
            <text:p>204</text:p>
          </table:table-cell>
          <table:table-cell table:formula="of:=(([.A463]-[.C463])^2 + ([.B463]-[.D463])^2)^0.5" office:value-type="float" office:value="45.0684632198614" calcext:value-type="float">
            <text:p>45.0684632199</text:p>
          </table:table-cell>
          <table:table-cell table:formula="of:=[.E463]+[.F463]" office:value-type="float" office:value="405" calcext:value-type="float">
            <text:p>405</text:p>
          </table:table-cell>
          <table:table-cell table:formula="of:=SQRT([.H463])" office:value-type="float" office:value="20.1246117974981" calcext:value-type="float">
            <text:p>20.1246117975</text:p>
          </table:table-cell>
          <table:table-cell table:formula="of:=[.G463]/[.I463]" office:value-type="float" office:value="2.23946994224576" calcext:value-type="float">
            <text:p>2.2394699422</text:p>
          </table:table-cell>
        </table:table-row>
        <table:table-row table:style-name="ro1">
          <table:table-cell office:value-type="float" office:value="114.935" calcext:value-type="float">
            <text:p>114.935</text:p>
          </table:table-cell>
          <table:table-cell office:value-type="float" office:value="305.08" calcext:value-type="float">
            <text:p>305.08</text:p>
          </table:table-cell>
          <table:table-cell office:value-type="float" office:value="159.687" calcext:value-type="float">
            <text:p>159.687</text:p>
          </table:table-cell>
          <table:table-cell office:value-type="float" office:value="300.652" calcext:value-type="float">
            <text:p>300.652</text:p>
          </table:table-cell>
          <table:table-cell office:value-type="float" office:value="201" calcext:value-type="float">
            <text:p>201</text:p>
          </table:table-cell>
          <table:table-cell office:value-type="float" office:value="198" calcext:value-type="float">
            <text:p>198</text:p>
          </table:table-cell>
          <table:table-cell table:formula="of:=(([.A464]-[.C464])^2 + ([.B464]-[.D464])^2)^0.5" office:value-type="float" office:value="44.9705313288603" calcext:value-type="float">
            <text:p>44.9705313289</text:p>
          </table:table-cell>
          <table:table-cell table:formula="of:=[.E464]+[.F464]" office:value-type="float" office:value="399" calcext:value-type="float">
            <text:p>399</text:p>
          </table:table-cell>
          <table:table-cell table:formula="of:=SQRT([.H464])" office:value-type="float" office:value="19.9749843554382" calcext:value-type="float">
            <text:p>19.9749843554</text:p>
          </table:table-cell>
          <table:table-cell table:formula="of:=[.G464]/[.I464]" office:value-type="float" office:value="2.25134250563841" calcext:value-type="float">
            <text:p>2.2513425056</text:p>
          </table:table-cell>
        </table:table-row>
        <table:table-row table:style-name="ro1">
          <table:table-cell office:value-type="float" office:value="114.893" calcext:value-type="float">
            <text:p>114.893</text:p>
          </table:table-cell>
          <table:table-cell office:value-type="float" office:value="305.254" calcext:value-type="float">
            <text:p>305.254</text:p>
          </table:table-cell>
          <table:table-cell office:value-type="float" office:value="159.513" calcext:value-type="float">
            <text:p>159.513</text:p>
          </table:table-cell>
          <table:table-cell office:value-type="float" office:value="300.965" calcext:value-type="float">
            <text:p>300.965</text:p>
          </table:table-cell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table:formula="of:=(([.A465]-[.C465])^2 + ([.B465]-[.D465])^2)^0.5" office:value-type="float" office:value="44.8256614117405" calcext:value-type="float">
            <text:p>44.8256614117</text:p>
          </table:table-cell>
          <table:table-cell table:formula="of:=[.E465]+[.F465]" office:value-type="float" office:value="396" calcext:value-type="float">
            <text:p>396</text:p>
          </table:table-cell>
          <table:table-cell table:formula="of:=SQRT([.H465])" office:value-type="float" office:value="19.8997487421324" calcext:value-type="float">
            <text:p>19.8997487421</text:p>
          </table:table-cell>
          <table:table-cell table:formula="of:=[.G465]/[.I465]" office:value-type="float" office:value="2.25257424064024" calcext:value-type="float">
            <text:p>2.2525742406</text:p>
          </table:table-cell>
        </table:table-row>
        <table:table-row table:style-name="ro1">
          <table:table-cell office:value-type="float" office:value="114.879" calcext:value-type="float">
            <text:p>114.879</text:p>
          </table:table-cell>
          <table:table-cell office:value-type="float" office:value="305.308" calcext:value-type="float">
            <text:p>305.308</text:p>
          </table:table-cell>
          <table:table-cell office:value-type="float" office:value="159.452" calcext:value-type="float">
            <text:p>159.452</text:p>
          </table:table-cell>
          <table:table-cell office:value-type="float" office:value="301.137" calcext:value-type="float">
            <text:p>301.137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table:formula="of:=(([.A466]-[.C466])^2 + ([.B466]-[.D466])^2)^0.5" office:value-type="float" office:value="44.7677291137265" calcext:value-type="float">
            <text:p>44.7677291137</text:p>
          </table:table-cell>
          <table:table-cell table:formula="of:=[.E466]+[.F466]" office:value-type="float" office:value="395" calcext:value-type="float">
            <text:p>395</text:p>
          </table:table-cell>
          <table:table-cell table:formula="of:=SQRT([.H466])" office:value-type="float" office:value="19.8746069143518" calcext:value-type="float">
            <text:p>19.8746069144</text:p>
          </table:table-cell>
          <table:table-cell table:formula="of:=[.G466]/[.I466]" office:value-type="float" office:value="2.25250890780632" calcext:value-type="float">
            <text:p>2.2525089078</text:p>
          </table:table-cell>
        </table:table-row>
        <table:table-row table:style-name="ro1">
          <table:table-cell office:value-type="float" office:value="114.905" calcext:value-type="float">
            <text:p>114.905</text:p>
          </table:table-cell>
          <table:table-cell office:value-type="float" office:value="305.302" calcext:value-type="float">
            <text:p>305.302</text:p>
          </table:table-cell>
          <table:table-cell office:value-type="float" office:value="159.278" calcext:value-type="float">
            <text:p>159.278</text:p>
          </table:table-cell>
          <table:table-cell office:value-type="float" office:value="301.314" calcext:value-type="float">
            <text:p>301.314</text:p>
          </table:table-cell>
          <table:table-cell office:value-type="float" office:value="199" calcext:value-type="float">
            <text:p>199</text:p>
          </table:table-cell>
          <table:table-cell office:value-type="float" office:value="194" calcext:value-type="float">
            <text:p>194</text:p>
          </table:table-cell>
          <table:table-cell table:formula="of:=(([.A467]-[.C467])^2 + ([.B467]-[.D467])^2)^0.5" office:value-type="float" office:value="44.5518492657712" calcext:value-type="float">
            <text:p>44.5518492658</text:p>
          </table:table-cell>
          <table:table-cell table:formula="of:=[.E467]+[.F467]" office:value-type="float" office:value="393" calcext:value-type="float">
            <text:p>393</text:p>
          </table:table-cell>
          <table:table-cell table:formula="of:=SQRT([.H467])" office:value-type="float" office:value="19.824227601599" calcext:value-type="float">
            <text:p>19.8242276016</text:p>
          </table:table-cell>
          <table:table-cell table:formula="of:=[.G467]/[.I467]" office:value-type="float" office:value="2.24734351123863" calcext:value-type="float">
            <text:p>2.2473435112</text:p>
          </table:table-cell>
        </table:table-row>
        <table:table-row table:style-name="ro1">
          <table:table-cell office:value-type="float" office:value="114.721" calcext:value-type="float">
            <text:p>114.721</text:p>
          </table:table-cell>
          <table:table-cell office:value-type="float" office:value="305.577" calcext:value-type="float">
            <text:p>305.577</text:p>
          </table:table-cell>
          <table:table-cell office:value-type="float" office:value="159.365" calcext:value-type="float">
            <text:p>159.365</text:p>
          </table:table-cell>
          <table:table-cell office:value-type="float" office:value="301.521" calcext:value-type="float">
            <text:p>301.521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table:formula="of:=(([.A468]-[.C468])^2 + ([.B468]-[.D468])^2)^0.5" office:value-type="float" office:value="44.8278693671694" calcext:value-type="float">
            <text:p>44.8278693672</text:p>
          </table:table-cell>
          <table:table-cell table:formula="of:=[.E468]+[.F468]" office:value-type="float" office:value="393" calcext:value-type="float">
            <text:p>393</text:p>
          </table:table-cell>
          <table:table-cell table:formula="of:=SQRT([.H468])" office:value-type="float" office:value="19.824227601599" calcext:value-type="float">
            <text:p>19.8242276016</text:p>
          </table:table-cell>
          <table:table-cell table:formula="of:=[.G468]/[.I468]" office:value-type="float" office:value="2.26126688353566" calcext:value-type="float">
            <text:p>2.2612668835</text:p>
          </table:table-cell>
        </table:table-row>
        <table:table-row table:style-name="ro1">
          <table:table-cell office:value-type="float" office:value="114.836" calcext:value-type="float">
            <text:p>114.836</text:p>
          </table:table-cell>
          <table:table-cell office:value-type="float" office:value="305.615" calcext:value-type="float">
            <text:p>305.615</text:p>
          </table:table-cell>
          <table:table-cell office:value-type="float" office:value="158.964" calcext:value-type="float">
            <text:p>158.964</text:p>
          </table:table-cell>
          <table:table-cell office:value-type="float" office:value="301.759" calcext:value-type="float">
            <text:p>301.759</text:p>
          </table:table-cell>
          <table:table-cell table:number-columns-repeated="2" office:value-type="float" office:value="195" calcext:value-type="float">
            <text:p>195</text:p>
          </table:table-cell>
          <table:table-cell table:formula="of:=(([.A469]-[.C469])^2 + ([.B469]-[.D469])^2)^0.5" office:value-type="float" office:value="44.296152428851" calcext:value-type="float">
            <text:p>44.2961524289</text:p>
          </table:table-cell>
          <table:table-cell table:formula="of:=[.E469]+[.F469]" office:value-type="float" office:value="390" calcext:value-type="float">
            <text:p>390</text:p>
          </table:table-cell>
          <table:table-cell table:formula="of:=SQRT([.H469])" office:value-type="float" office:value="19.7484176581315" calcext:value-type="float">
            <text:p>19.7484176581</text:p>
          </table:table-cell>
          <table:table-cell table:formula="of:=[.G469]/[.I469]" office:value-type="float" office:value="2.24302286875181" calcext:value-type="float">
            <text:p>2.2430228688</text:p>
          </table:table-cell>
        </table:table-row>
        <table:table-row table:style-name="ro1">
          <table:table-cell office:value-type="float" office:value="114.527" calcext:value-type="float">
            <text:p>114.527</text:p>
          </table:table-cell>
          <table:table-cell office:value-type="float" office:value="306.204" calcext:value-type="float">
            <text:p>306.204</text:p>
          </table:table-cell>
          <table:table-cell office:value-type="float" office:value="158.605" calcext:value-type="float">
            <text:p>158.605</text:p>
          </table:table-cell>
          <table:table-cell office:value-type="float" office:value="301.995" calcext:value-type="float">
            <text:p>301.995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table:formula="of:=(([.A470]-[.C470])^2 + ([.B470]-[.D470])^2)^0.5" office:value-type="float" office:value="44.2785022894858" calcext:value-type="float">
            <text:p>44.2785022895</text:p>
          </table:table-cell>
          <table:table-cell table:formula="of:=[.E470]+[.F470]" office:value-type="float" office:value="391" calcext:value-type="float">
            <text:p>391</text:p>
          </table:table-cell>
          <table:table-cell table:formula="of:=SQRT([.H470])" office:value-type="float" office:value="19.7737199332852" calcext:value-type="float">
            <text:p>19.7737199333</text:p>
          </table:table-cell>
          <table:table-cell table:formula="of:=[.G470]/[.I470]" office:value-type="float" office:value="2.2392601108379" calcext:value-type="float">
            <text:p>2.2392601108</text:p>
          </table:table-cell>
        </table:table-row>
        <table:table-row table:style-name="ro1">
          <table:table-cell office:value-type="float" office:value="114.488" calcext:value-type="float">
            <text:p>114.488</text:p>
          </table:table-cell>
          <table:table-cell office:value-type="float" office:value="306.274" calcext:value-type="float">
            <text:p>306.274</text:p>
          </table:table-cell>
          <table:table-cell office:value-type="float" office:value="158.373" calcext:value-type="float">
            <text:p>158.373</text:p>
          </table:table-cell>
          <table:table-cell office:value-type="float" office:value="302.14" calcext:value-type="float">
            <text:p>302.14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table:formula="of:=(([.A471]-[.C471])^2 + ([.B471]-[.D471])^2)^0.5" office:value-type="float" office:value="44.0792829002469" calcext:value-type="float">
            <text:p>44.0792829002</text:p>
          </table:table-cell>
          <table:table-cell table:formula="of:=[.E471]+[.F471]" office:value-type="float" office:value="394" calcext:value-type="float">
            <text:p>394</text:p>
          </table:table-cell>
          <table:table-cell table:formula="of:=SQRT([.H471])" office:value-type="float" office:value="19.8494332412792" calcext:value-type="float">
            <text:p>19.8494332413</text:p>
          </table:table-cell>
          <table:table-cell table:formula="of:=[.G471]/[.I471]" office:value-type="float" office:value="2.2206821909947" calcext:value-type="float">
            <text:p>2.220682191</text:p>
          </table:table-cell>
        </table:table-row>
        <table:table-row table:style-name="ro1">
          <table:table-cell office:value-type="float" office:value="114.294" calcext:value-type="float">
            <text:p>114.294</text:p>
          </table:table-cell>
          <table:table-cell office:value-type="float" office:value="306.376" calcext:value-type="float">
            <text:p>306.376</text:p>
          </table:table-cell>
          <table:table-cell office:value-type="float" office:value="158.127" calcext:value-type="float">
            <text:p>158.127</text:p>
          </table:table-cell>
          <table:table-cell office:value-type="float" office:value="302.169" calcext:value-type="float">
            <text:p>302.169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table:formula="of:=(([.A472]-[.C472])^2 + ([.B472]-[.D472])^2)^0.5" office:value-type="float" office:value="44.0344267363617" calcext:value-type="float">
            <text:p>44.0344267364</text:p>
          </table:table-cell>
          <table:table-cell table:formula="of:=[.E472]+[.F472]" office:value-type="float" office:value="386" calcext:value-type="float">
            <text:p>386</text:p>
          </table:table-cell>
          <table:table-cell table:formula="of:=SQRT([.H472])" office:value-type="float" office:value="19.6468827043885" calcext:value-type="float">
            <text:p>19.6468827044</text:p>
          </table:table-cell>
          <table:table-cell table:formula="of:=[.G472]/[.I472]" office:value-type="float" office:value="2.24129330840489" calcext:value-type="float">
            <text:p>2.2412933084</text:p>
          </table:table-cell>
        </table:table-row>
        <table:table-row table:style-name="ro1">
          <table:table-cell office:value-type="float" office:value="114.249" calcext:value-type="float">
            <text:p>114.249</text:p>
          </table:table-cell>
          <table:table-cell office:value-type="float" office:value="306.355" calcext:value-type="float">
            <text:p>306.355</text:p>
          </table:table-cell>
          <table:table-cell office:value-type="float" office:value="157.994" calcext:value-type="float">
            <text:p>157.994</text:p>
          </table:table-cell>
          <table:table-cell office:value-type="float" office:value="302.609" calcext:value-type="float">
            <text:p>302.609</text:p>
          </table:table-cell>
          <table:table-cell office:value-type="float" office:value="197" calcext:value-type="float">
            <text:p>197</text:p>
          </table:table-cell>
          <table:table-cell office:value-type="float" office:value="179" calcext:value-type="float">
            <text:p>179</text:p>
          </table:table-cell>
          <table:table-cell table:formula="of:=(([.A473]-[.C473])^2 + ([.B473]-[.D473])^2)^0.5" office:value-type="float" office:value="43.9050969820134" calcext:value-type="float">
            <text:p>43.905096982</text:p>
          </table:table-cell>
          <table:table-cell table:formula="of:=[.E473]+[.F473]" office:value-type="float" office:value="376" calcext:value-type="float">
            <text:p>376</text:p>
          </table:table-cell>
          <table:table-cell table:formula="of:=SQRT([.H473])" office:value-type="float" office:value="19.3907194296653" calcext:value-type="float">
            <text:p>19.3907194297</text:p>
          </table:table-cell>
          <table:table-cell table:formula="of:=[.G473]/[.I473]" office:value-type="float" office:value="2.26423249231507" calcext:value-type="float">
            <text:p>2.2642324923</text:p>
          </table:table-cell>
        </table:table-row>
        <table:table-row table:style-name="ro1">
          <table:table-cell office:value-type="float" office:value="114.097" calcext:value-type="float">
            <text:p>114.097</text:p>
          </table:table-cell>
          <table:table-cell office:value-type="float" office:value="306.61" calcext:value-type="float">
            <text:p>306.61</text:p>
          </table:table-cell>
          <table:table-cell office:value-type="float" office:value="157.692" calcext:value-type="float">
            <text:p>157.692</text:p>
          </table:table-cell>
          <table:table-cell office:value-type="float" office:value="302.638" calcext:value-type="float">
            <text:p>302.638</text:p>
          </table:table-cell>
          <table:table-cell office:value-type="float" office:value="195" calcext:value-type="float">
            <text:p>195</text:p>
          </table:table-cell>
          <table:table-cell office:value-type="float" office:value="185" calcext:value-type="float">
            <text:p>185</text:p>
          </table:table-cell>
          <table:table-cell table:formula="of:=(([.A474]-[.C474])^2 + ([.B474]-[.D474])^2)^0.5" office:value-type="float" office:value="43.7755732001307" calcext:value-type="float">
            <text:p>43.7755732001</text:p>
          </table:table-cell>
          <table:table-cell table:formula="of:=[.E474]+[.F474]" office:value-type="float" office:value="380" calcext:value-type="float">
            <text:p>380</text:p>
          </table:table-cell>
          <table:table-cell table:formula="of:=SQRT([.H474])" office:value-type="float" office:value="19.4935886896179" calcext:value-type="float">
            <text:p>19.4935886896</text:p>
          </table:table-cell>
          <table:table-cell table:formula="of:=[.G474]/[.I474]" office:value-type="float" office:value="2.24563952267266" calcext:value-type="float">
            <text:p>2.2456395227</text:p>
          </table:table-cell>
        </table:table-row>
        <table:table-row table:style-name="ro1">
          <table:table-cell office:value-type="float" office:value="113.953" calcext:value-type="float">
            <text:p>113.953</text:p>
          </table:table-cell>
          <table:table-cell office:value-type="float" office:value="306.691" calcext:value-type="float">
            <text:p>306.691</text:p>
          </table:table-cell>
          <table:table-cell office:value-type="float" office:value="157.441" calcext:value-type="float">
            <text:p>157.441</text:p>
          </table:table-cell>
          <table:table-cell office:value-type="float" office:value="302.919" calcext:value-type="float">
            <text:p>302.919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table:formula="of:=(([.A475]-[.C475])^2 + ([.B475]-[.D475])^2)^0.5" office:value-type="float" office:value="43.6512786525206" calcext:value-type="float">
            <text:p>43.6512786525</text:p>
          </table:table-cell>
          <table:table-cell table:formula="of:=[.E475]+[.F475]" office:value-type="float" office:value="377" calcext:value-type="float">
            <text:p>377</text:p>
          </table:table-cell>
          <table:table-cell table:formula="of:=SQRT([.H475])" office:value-type="float" office:value="19.4164878389476" calcext:value-type="float">
            <text:p>19.4164878389</text:p>
          </table:table-cell>
          <table:table-cell table:formula="of:=[.G475]/[.I475]" office:value-type="float" office:value="2.24815522841161" calcext:value-type="float">
            <text:p>2.2481552284</text:p>
          </table:table-cell>
        </table:table-row>
        <table:table-row table:style-name="ro1">
          <table:table-cell office:value-type="float" office:value="113.693" calcext:value-type="float">
            <text:p>113.693</text:p>
          </table:table-cell>
          <table:table-cell office:value-type="float" office:value="307.021" calcext:value-type="float">
            <text:p>307.021</text:p>
          </table:table-cell>
          <table:table-cell office:value-type="float" office:value="157.103" calcext:value-type="float">
            <text:p>157.103</text:p>
          </table:table-cell>
          <table:table-cell office:value-type="float" office:value="303.054" calcext:value-type="float">
            <text:p>303.054</text:p>
          </table:table-cell>
          <table:table-cell office:value-type="float" office:value="192" calcext:value-type="float">
            <text:p>192</text:p>
          </table:table-cell>
          <table:table-cell office:value-type="float" office:value="185" calcext:value-type="float">
            <text:p>185</text:p>
          </table:table-cell>
          <table:table-cell table:formula="of:=(([.A476]-[.C476])^2 + ([.B476]-[.D476])^2)^0.5" office:value-type="float" office:value="43.5908842420064" calcext:value-type="float">
            <text:p>43.590884242</text:p>
          </table:table-cell>
          <table:table-cell table:formula="of:=[.E476]+[.F476]" office:value-type="float" office:value="377" calcext:value-type="float">
            <text:p>377</text:p>
          </table:table-cell>
          <table:table-cell table:formula="of:=SQRT([.H476])" office:value-type="float" office:value="19.4164878389476" calcext:value-type="float">
            <text:p>19.4164878389</text:p>
          </table:table-cell>
          <table:table-cell table:formula="of:=[.G476]/[.I476]" office:value-type="float" office:value="2.24504475802093" calcext:value-type="float">
            <text:p>2.245044758</text:p>
          </table:table-cell>
        </table:table-row>
        <table:table-row table:style-name="ro1">
          <table:table-cell office:value-type="float" office:value="113.505" calcext:value-type="float">
            <text:p>113.505</text:p>
          </table:table-cell>
          <table:table-cell office:value-type="float" office:value="307.062" calcext:value-type="float">
            <text:p>307.062</text:p>
          </table:table-cell>
          <table:table-cell office:value-type="float" office:value="156.781" calcext:value-type="float">
            <text:p>156.781</text:p>
          </table:table-cell>
          <table:table-cell office:value-type="float" office:value="303.021" calcext:value-type="float">
            <text:p>303.021</text:p>
          </table:table-cell>
          <table:table-cell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table:formula="of:=(([.A477]-[.C477])^2 + ([.B477]-[.D477])^2)^0.5" office:value-type="float" office:value="43.4642595358532" calcext:value-type="float">
            <text:p>43.4642595359</text:p>
          </table:table-cell>
          <table:table-cell table:formula="of:=[.E477]+[.F477]" office:value-type="float" office:value="379" calcext:value-type="float">
            <text:p>379</text:p>
          </table:table-cell>
          <table:table-cell table:formula="of:=SQRT([.H477])" office:value-type="float" office:value="19.4679223339318" calcext:value-type="float">
            <text:p>19.4679223339</text:p>
          </table:table-cell>
          <table:table-cell table:formula="of:=[.G477]/[.I477]" office:value-type="float" office:value="2.23260904735051" calcext:value-type="float">
            <text:p>2.2326090474</text:p>
          </table:table-cell>
        </table:table-row>
        <table:table-row table:style-name="ro1">
          <table:table-cell office:value-type="float" office:value="113.274" calcext:value-type="float">
            <text:p>113.274</text:p>
          </table:table-cell>
          <table:table-cell office:value-type="float" office:value="307.116" calcext:value-type="float">
            <text:p>307.116</text:p>
          </table:table-cell>
          <table:table-cell office:value-type="float" office:value="156.403" calcext:value-type="float">
            <text:p>156.403</text:p>
          </table:table-cell>
          <table:table-cell office:value-type="float" office:value="303.323" calcext:value-type="float">
            <text:p>303.323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table:formula="of:=(([.A478]-[.C478])^2 + ([.B478]-[.D478])^2)^0.5" office:value-type="float" office:value="43.2954673147201" calcext:value-type="float">
            <text:p>43.2954673147</text:p>
          </table:table-cell>
          <table:table-cell table:formula="of:=[.E478]+[.F478]" office:value-type="float" office:value="376" calcext:value-type="float">
            <text:p>376</text:p>
          </table:table-cell>
          <table:table-cell table:formula="of:=SQRT([.H478])" office:value-type="float" office:value="19.3907194296653" calcext:value-type="float">
            <text:p>19.3907194297</text:p>
          </table:table-cell>
          <table:table-cell table:formula="of:=[.G478]/[.I478]" office:value-type="float" office:value="2.23279324275527" calcext:value-type="float">
            <text:p>2.2327932428</text:p>
          </table:table-cell>
        </table:table-row>
        <table:table-row table:style-name="ro1">
          <table:table-cell office:value-type="float" office:value="112.882" calcext:value-type="float">
            <text:p>112.882</text:p>
          </table:table-cell>
          <table:table-cell office:value-type="float" office:value="307.77" calcext:value-type="float">
            <text:p>307.77</text:p>
          </table:table-cell>
          <table:table-cell office:value-type="float" office:value="155.645" calcext:value-type="float">
            <text:p>155.645</text:p>
          </table:table-cell>
          <table:table-cell office:value-type="float" office:value="303.607" calcext:value-type="float">
            <text:p>303.607</text:p>
          </table:table-cell>
          <table:table-cell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  <table:table-cell table:formula="of:=(([.A479]-[.C479])^2 + ([.B479]-[.D479])^2)^0.5" office:value-type="float" office:value="42.9651572556182" calcext:value-type="float">
            <text:p>42.9651572556</text:p>
          </table:table-cell>
          <table:table-cell table:formula="of:=[.E479]+[.F479]" office:value-type="float" office:value="370" calcext:value-type="float">
            <text:p>370</text:p>
          </table:table-cell>
          <table:table-cell table:formula="of:=SQRT([.H479])" office:value-type="float" office:value="19.2353840616713" calcext:value-type="float">
            <text:p>19.2353840617</text:p>
          </table:table-cell>
          <table:table-cell table:formula="of:=[.G479]/[.I479]" office:value-type="float" office:value="2.23365216508627" calcext:value-type="float">
            <text:p>2.2336521651</text:p>
          </table:table-cell>
        </table:table-row>
        <table:table-row table:style-name="ro1">
          <table:table-cell office:value-type="float" office:value="112.667" calcext:value-type="float">
            <text:p>112.667</text:p>
          </table:table-cell>
          <table:table-cell office:value-type="float" office:value="307.873" calcext:value-type="float">
            <text:p>307.873</text:p>
          </table:table-cell>
          <table:table-cell office:value-type="float" office:value="155.376" calcext:value-type="float">
            <text:p>155.376</text:p>
          </table:table-cell>
          <table:table-cell office:value-type="float" office:value="303.757" calcext:value-type="float">
            <text:p>303.757</text:p>
          </table:table-cell>
          <table:table-cell office:value-type="float" office:value="189" calcext:value-type="float">
            <text:p>189</text:p>
          </table:table-cell>
          <table:table-cell office:value-type="float" office:value="181" calcext:value-type="float">
            <text:p>181</text:p>
          </table:table-cell>
          <table:table-cell table:formula="of:=(([.A480]-[.C480])^2 + ([.B480]-[.D480])^2)^0.5" office:value-type="float" office:value="42.9068775023306" calcext:value-type="float">
            <text:p>42.9068775023</text:p>
          </table:table-cell>
          <table:table-cell table:formula="of:=[.E480]+[.F480]" office:value-type="float" office:value="370" calcext:value-type="float">
            <text:p>370</text:p>
          </table:table-cell>
          <table:table-cell table:formula="of:=SQRT([.H480])" office:value-type="float" office:value="19.2353840616713" calcext:value-type="float">
            <text:p>19.2353840617</text:p>
          </table:table-cell>
          <table:table-cell table:formula="of:=[.G480]/[.I480]" office:value-type="float" office:value="2.2306223449849" calcext:value-type="float">
            <text:p>2.230622345</text:p>
          </table:table-cell>
        </table:table-row>
        <table:table-row table:style-name="ro1">
          <table:table-cell office:value-type="float" office:value="112.46" calcext:value-type="float">
            <text:p>112.46</text:p>
          </table:table-cell>
          <table:table-cell office:value-type="float" office:value="308.011" calcext:value-type="float">
            <text:p>308.011</text:p>
          </table:table-cell>
          <table:table-cell office:value-type="float" office:value="155.078" calcext:value-type="float">
            <text:p>155.078</text:p>
          </table:table-cell>
          <table:table-cell office:value-type="float" office:value="303.827" calcext:value-type="float">
            <text:p>303.827</text:p>
          </table:table-cell>
          <table:table-cell office:value-type="float" office:value="187" calcext:value-type="float">
            <text:p>187</text:p>
          </table:table-cell>
          <table:table-cell office:value-type="float" office:value="179" calcext:value-type="float">
            <text:p>179</text:p>
          </table:table-cell>
          <table:table-cell table:formula="of:=(([.A481]-[.C481])^2 + ([.B481]-[.D481])^2)^0.5" office:value-type="float" office:value="42.8228885060315" calcext:value-type="float">
            <text:p>42.822888506</text:p>
          </table:table-cell>
          <table:table-cell table:formula="of:=[.E481]+[.F481]" office:value-type="float" office:value="366" calcext:value-type="float">
            <text:p>366</text:p>
          </table:table-cell>
          <table:table-cell table:formula="of:=SQRT([.H481])" office:value-type="float" office:value="19.131126469709" calcext:value-type="float">
            <text:p>19.1311264697</text:p>
          </table:table-cell>
          <table:table-cell table:formula="of:=[.G481]/[.I481]" office:value-type="float" office:value="2.23838823991021" calcext:value-type="float">
            <text:p>2.2383882399</text:p>
          </table:table-cell>
        </table:table-row>
        <table:table-row table:style-name="ro1">
          <table:table-cell office:value-type="float" office:value="112.141" calcext:value-type="float">
            <text:p>112.141</text:p>
          </table:table-cell>
          <table:table-cell office:value-type="float" office:value="308.239" calcext:value-type="float">
            <text:p>308.239</text:p>
          </table:table-cell>
          <table:table-cell office:value-type="float" office:value="154.909" calcext:value-type="float">
            <text:p>154.909</text:p>
          </table:table-cell>
          <table:table-cell office:value-type="float" office:value="304.455" calcext:value-type="float">
            <text:p>304.455</text:p>
          </table:table-cell>
          <table:table-cell office:value-type="float" office:value="184" calcext:value-type="float">
            <text:p>184</text:p>
          </table:table-cell>
          <table:table-cell office:value-type="float" office:value="176" calcext:value-type="float">
            <text:p>176</text:p>
          </table:table-cell>
          <table:table-cell table:formula="of:=(([.A482]-[.C482])^2 + ([.B482]-[.D482])^2)^0.5" office:value-type="float" office:value="42.9350728426074" calcext:value-type="float">
            <text:p>42.9350728426</text:p>
          </table:table-cell>
          <table:table-cell table:formula="of:=[.E482]+[.F482]" office:value-type="float" office:value="360" calcext:value-type="float">
            <text:p>360</text:p>
          </table:table-cell>
          <table:table-cell table:formula="of:=SQRT([.H482])" office:value-type="float" office:value="18.9736659610103" calcext:value-type="float">
            <text:p>18.973665961</text:p>
          </table:table-cell>
          <table:table-cell table:formula="of:=[.G482]/[.I482]" office:value-type="float" office:value="2.26287702813132" calcext:value-type="float">
            <text:p>2.2628770281</text:p>
          </table:table-cell>
        </table:table-row>
        <table:table-row table:style-name="ro1">
          <table:table-cell office:value-type="float" office:value="111.989" calcext:value-type="float">
            <text:p>111.989</text:p>
          </table:table-cell>
          <table:table-cell office:value-type="float" office:value="308.335" calcext:value-type="float">
            <text:p>308.335</text:p>
          </table:table-cell>
          <table:table-cell office:value-type="float" office:value="154.616" calcext:value-type="float">
            <text:p>154.616</text:p>
          </table:table-cell>
          <table:table-cell office:value-type="float" office:value="304.514" calcext:value-type="float">
            <text:p>304.514</text:p>
          </table:table-cell>
          <table:table-cell office:value-type="float" office:value="182" calcext:value-type="float">
            <text:p>182</text:p>
          </table:table-cell>
          <table:table-cell office:value-type="float" office:value="177" calcext:value-type="float">
            <text:p>177</text:p>
          </table:table-cell>
          <table:table-cell table:formula="of:=(([.A483]-[.C483])^2 + ([.B483]-[.D483])^2)^0.5" office:value-type="float" office:value="42.7979108134965" calcext:value-type="float">
            <text:p>42.7979108135</text:p>
          </table:table-cell>
          <table:table-cell table:formula="of:=[.E483]+[.F483]" office:value-type="float" office:value="359" calcext:value-type="float">
            <text:p>359</text:p>
          </table:table-cell>
          <table:table-cell table:formula="of:=SQRT([.H483])" office:value-type="float" office:value="18.9472953214964" calcext:value-type="float">
            <text:p>18.9472953215</text:p>
          </table:table-cell>
          <table:table-cell table:formula="of:=[.G483]/[.I483]" office:value-type="float" office:value="2.25878734074201" calcext:value-type="float">
            <text:p>2.2587873407</text:p>
          </table:table-cell>
        </table:table-row>
        <table:table-row table:style-name="ro1">
          <table:table-cell office:value-type="float" office:value="111.894" calcext:value-type="float">
            <text:p>111.894</text:p>
          </table:table-cell>
          <table:table-cell office:value-type="float" office:value="308.694" calcext:value-type="float">
            <text:p>308.694</text:p>
          </table:table-cell>
          <table:table-cell office:value-type="float" office:value="154.282" calcext:value-type="float">
            <text:p>154.282</text:p>
          </table:table-cell>
          <table:table-cell office:value-type="float" office:value="304.746" calcext:value-type="float">
            <text:p>304.746</text:p>
          </table:table-cell>
          <table:table-cell office:value-type="float" office:value="180" calcext:value-type="float">
            <text:p>180</text:p>
          </table:table-cell>
          <table:table-cell office:value-type="float" office:value="177" calcext:value-type="float">
            <text:p>177</text:p>
          </table:table-cell>
          <table:table-cell table:formula="of:=(([.A484]-[.C484])^2 + ([.B484]-[.D484])^2)^0.5" office:value-type="float" office:value="42.5714604870446" calcext:value-type="float">
            <text:p>42.571460487</text:p>
          </table:table-cell>
          <table:table-cell table:formula="of:=[.E484]+[.F484]" office:value-type="float" office:value="357" calcext:value-type="float">
            <text:p>357</text:p>
          </table:table-cell>
          <table:table-cell table:formula="of:=SQRT([.H484])" office:value-type="float" office:value="18.8944436276912" calcext:value-type="float">
            <text:p>18.8944436277</text:p>
          </table:table-cell>
          <table:table-cell table:formula="of:=[.G484]/[.I484]" office:value-type="float" office:value="2.25312061714551" calcext:value-type="float">
            <text:p>2.2531206171</text:p>
          </table:table-cell>
        </table:table-row>
        <table:table-row table:style-name="ro1">
          <table:table-cell office:value-type="float" office:value="111.846" calcext:value-type="float">
            <text:p>111.846</text:p>
          </table:table-cell>
          <table:table-cell office:value-type="float" office:value="308.67" calcext:value-type="float">
            <text:p>308.67</text:p>
          </table:table-cell>
          <table:table-cell office:value-type="float" office:value="154.023" calcext:value-type="float">
            <text:p>154.023</text:p>
          </table:table-cell>
          <table:table-cell office:value-type="float" office:value="304.71" calcext:value-type="float">
            <text:p>304.71</text:p>
          </table:table-cell>
          <table:table-cell office:value-type="float" office:value="182" calcext:value-type="float">
            <text:p>182</text:p>
          </table:table-cell>
          <table:table-cell office:value-type="float" office:value="176" calcext:value-type="float">
            <text:p>176</text:p>
          </table:table-cell>
          <table:table-cell table:formula="of:=(([.A485]-[.C485])^2 + ([.B485]-[.D485])^2)^0.5" office:value-type="float" office:value="42.3624943670696" calcext:value-type="float">
            <text:p>42.3624943671</text:p>
          </table:table-cell>
          <table:table-cell table:formula="of:=[.E485]+[.F485]" office:value-type="float" office:value="358" calcext:value-type="float">
            <text:p>358</text:p>
          </table:table-cell>
          <table:table-cell table:formula="of:=SQRT([.H485])" office:value-type="float" office:value="18.9208879284245" calcext:value-type="float">
            <text:p>18.9208879284</text:p>
          </table:table-cell>
          <table:table-cell table:formula="of:=[.G485]/[.I485]" office:value-type="float" office:value="2.23892739745206" calcext:value-type="float">
            <text:p>2.2389273975</text:p>
          </table:table-cell>
        </table:table-row>
        <table:table-row table:style-name="ro1">
          <table:table-cell office:value-type="float" office:value="111.722" calcext:value-type="float">
            <text:p>111.722</text:p>
          </table:table-cell>
          <table:table-cell office:value-type="float" office:value="308.7" calcext:value-type="float">
            <text:p>308.7</text:p>
          </table:table-cell>
          <table:table-cell office:value-type="float" office:value="153.965" calcext:value-type="float">
            <text:p>153.965</text:p>
          </table:table-cell>
          <table:table-cell office:value-type="float" office:value="304.837" calcext:value-type="float">
            <text:p>304.837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table:formula="of:=(([.A486]-[.C486])^2 + ([.B486]-[.D486])^2)^0.5" office:value-type="float" office:value="42.4192623462502" calcext:value-type="float">
            <text:p>42.4192623463</text:p>
          </table:table-cell>
          <table:table-cell table:formula="of:=[.E486]+[.F486]" office:value-type="float" office:value="352" calcext:value-type="float">
            <text:p>352</text:p>
          </table:table-cell>
          <table:table-cell table:formula="of:=SQRT([.H486])" office:value-type="float" office:value="18.7616630392937" calcext:value-type="float">
            <text:p>18.7616630393</text:p>
          </table:table-cell>
          <table:table-cell table:formula="of:=[.G486]/[.I486]" office:value-type="float" office:value="2.26095427987428" calcext:value-type="float">
            <text:p>2.2609542799</text:p>
          </table:table-cell>
        </table:table-row>
        <table:table-row table:style-name="ro1">
          <table:table-cell office:value-type="float" office:value="111.486" calcext:value-type="float">
            <text:p>111.486</text:p>
          </table:table-cell>
          <table:table-cell office:value-type="float" office:value="308.859" calcext:value-type="float">
            <text:p>308.859</text:p>
          </table:table-cell>
          <table:table-cell office:value-type="float" office:value="153.638" calcext:value-type="float">
            <text:p>153.638</text:p>
          </table:table-cell>
          <table:table-cell office:value-type="float" office:value="304.937" calcext:value-type="float">
            <text:p>304.937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table:formula="of:=(([.A487]-[.C487])^2 + ([.B487]-[.D487])^2)^0.5" office:value-type="float" office:value="42.3340665185852" calcext:value-type="float">
            <text:p>42.3340665186</text:p>
          </table:table-cell>
          <table:table-cell table:formula="of:=[.E487]+[.F487]" office:value-type="float" office:value="351" calcext:value-type="float">
            <text:p>351</text:p>
          </table:table-cell>
          <table:table-cell table:formula="of:=SQRT([.H487])" office:value-type="float" office:value="18.7349939951952" calcext:value-type="float">
            <text:p>18.7349939952</text:p>
          </table:table-cell>
          <table:table-cell table:formula="of:=[.G487]/[.I487]" office:value-type="float" office:value="2.25962530489427" calcext:value-type="float">
            <text:p>2.2596253049</text:p>
          </table:table-cell>
        </table:table-row>
        <table:table-row table:style-name="ro1">
          <table:table-cell office:value-type="float" office:value="111.46" calcext:value-type="float">
            <text:p>111.46</text:p>
          </table:table-cell>
          <table:table-cell office:value-type="float" office:value="308.852" calcext:value-type="float">
            <text:p>308.852</text:p>
          </table:table-cell>
          <table:table-cell office:value-type="float" office:value="153.497" calcext:value-type="float">
            <text:p>153.497</text:p>
          </table:table-cell>
          <table:table-cell office:value-type="float" office:value="305.103" calcext:value-type="float">
            <text:p>305.103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table:formula="of:=(([.A488]-[.C488])^2 + ([.B488]-[.D488])^2)^0.5" office:value-type="float" office:value="42.203843071455" calcext:value-type="float">
            <text:p>42.2038430715</text:p>
          </table:table-cell>
          <table:table-cell table:formula="of:=[.E488]+[.F488]" office:value-type="float" office:value="351" calcext:value-type="float">
            <text:p>351</text:p>
          </table:table-cell>
          <table:table-cell table:formula="of:=SQRT([.H488])" office:value-type="float" office:value="18.7349939951952" calcext:value-type="float">
            <text:p>18.7349939952</text:p>
          </table:table-cell>
          <table:table-cell table:formula="of:=[.G488]/[.I488]" office:value-type="float" office:value="2.2526744915039" calcext:value-type="float">
            <text:p>2.2526744915</text:p>
          </table:table-cell>
        </table:table-row>
        <table:table-row table:style-name="ro1">
          <table:table-cell office:value-type="float" office:value="111.239" calcext:value-type="float">
            <text:p>111.239</text:p>
          </table:table-cell>
          <table:table-cell office:value-type="float" office:value="308.983" calcext:value-type="float">
            <text:p>308.983</text:p>
          </table:table-cell>
          <table:table-cell office:value-type="float" office:value="153.312" calcext:value-type="float">
            <text:p>153.312</text:p>
          </table:table-cell>
          <table:table-cell office:value-type="float" office:value="305.244" calcext:value-type="float">
            <text:p>305.244</text:p>
          </table:table-cell>
          <table:table-cell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 table:formula="of:=(([.A489]-[.C489])^2 + ([.B489]-[.D489])^2)^0.5" office:value-type="float" office:value="42.2388144956745" calcext:value-type="float">
            <text:p>42.2388144957</text:p>
          </table:table-cell>
          <table:table-cell table:formula="of:=[.E489]+[.F489]" office:value-type="float" office:value="356" calcext:value-type="float">
            <text:p>356</text:p>
          </table:table-cell>
          <table:table-cell table:formula="of:=SQRT([.H489])" office:value-type="float" office:value="18.8679622641132" calcext:value-type="float">
            <text:p>18.8679622641</text:p>
          </table:table-cell>
          <table:table-cell table:formula="of:=[.G489]/[.I489]" office:value-type="float" office:value="2.23865269096984" calcext:value-type="float">
            <text:p>2.238652691</text:p>
          </table:table-cell>
        </table:table-row>
        <table:table-row table:style-name="ro1">
          <table:table-cell office:value-type="float" office:value="111.104" calcext:value-type="float">
            <text:p>111.104</text:p>
          </table:table-cell>
          <table:table-cell office:value-type="float" office:value="309.06" calcext:value-type="float">
            <text:p>309.06</text:p>
          </table:table-cell>
          <table:table-cell office:value-type="float" office:value="153.084" calcext:value-type="float">
            <text:p>153.084</text:p>
          </table:table-cell>
          <table:table-cell office:value-type="float" office:value="305.162" calcext:value-type="float">
            <text:p>305.162</text:p>
          </table:table-cell>
          <table:table-cell office:value-type="float" office:value="182" calcext:value-type="float">
            <text:p>182</text:p>
          </table:table-cell>
          <table:table-cell office:value-type="float" office:value="167" calcext:value-type="float">
            <text:p>167</text:p>
          </table:table-cell>
          <table:table-cell table:formula="of:=(([.A490]-[.C490])^2 + ([.B490]-[.D490])^2)^0.5" office:value-type="float" office:value="42.1605835348611" calcext:value-type="float">
            <text:p>42.1605835349</text:p>
          </table:table-cell>
          <table:table-cell table:formula="of:=[.E490]+[.F490]" office:value-type="float" office:value="349" calcext:value-type="float">
            <text:p>349</text:p>
          </table:table-cell>
          <table:table-cell table:formula="of:=SQRT([.H490])" office:value-type="float" office:value="18.6815416922694" calcext:value-type="float">
            <text:p>18.6815416923</text:p>
          </table:table-cell>
          <table:table-cell table:formula="of:=[.G490]/[.I490]" office:value-type="float" office:value="2.25680429534933" calcext:value-type="float">
            <text:p>2.2568042953</text:p>
          </table:table-cell>
        </table:table-row>
        <table:table-row table:style-name="ro1">
          <table:table-cell office:value-type="float" office:value="111.016" calcext:value-type="float">
            <text:p>111.016</text:p>
          </table:table-cell>
          <table:table-cell office:value-type="float" office:value="309.099" calcext:value-type="float">
            <text:p>309.099</text:p>
          </table:table-cell>
          <table:table-cell office:value-type="float" office:value="152.86" calcext:value-type="float">
            <text:p>152.86</text:p>
          </table:table-cell>
          <table:table-cell office:value-type="float" office:value="305.398" calcext:value-type="float">
            <text:p>305.398</text:p>
          </table:table-cell>
          <table:table-cell office:value-type="float" office:value="182" calcext:value-type="float">
            <text:p>182</text:p>
          </table:table-cell>
          <table:table-cell office:value-type="float" office:value="171" calcext:value-type="float">
            <text:p>171</text:p>
          </table:table-cell>
          <table:table-cell table:formula="of:=(([.A491]-[.C491])^2 + ([.B491]-[.D491])^2)^0.5" office:value-type="float" office:value="42.0073533681902" calcext:value-type="float">
            <text:p>42.0073533682</text:p>
          </table:table-cell>
          <table:table-cell table:formula="of:=[.E491]+[.F491]" office:value-type="float" office:value="353" calcext:value-type="float">
            <text:p>353</text:p>
          </table:table-cell>
          <table:table-cell table:formula="of:=SQRT([.H491])" office:value-type="float" office:value="18.7882942280559" calcext:value-type="float">
            <text:p>18.7882942281</text:p>
          </table:table-cell>
          <table:table-cell table:formula="of:=[.G491]/[.I491]" office:value-type="float" office:value="2.23582582102967" calcext:value-type="float">
            <text:p>2.235825821</text:p>
          </table:table-cell>
        </table:table-row>
        <table:table-row table:style-name="ro1">
          <table:table-cell office:value-type="float" office:value="110.917" calcext:value-type="float">
            <text:p>110.917</text:p>
          </table:table-cell>
          <table:table-cell office:value-type="float" office:value="309.228" calcext:value-type="float">
            <text:p>309.228</text:p>
          </table:table-cell>
          <table:table-cell office:value-type="float" office:value="152.803" calcext:value-type="float">
            <text:p>152.803</text:p>
          </table:table-cell>
          <table:table-cell office:value-type="float" office:value="305.399" calcext:value-type="float">
            <text:p>305.399</text:p>
          </table:table-cell>
          <table:table-cell office:value-type="float" office:value="180" calcext:value-type="float">
            <text:p>180</text:p>
          </table:table-cell>
          <table:table-cell office:value-type="float" office:value="173" calcext:value-type="float">
            <text:p>173</text:p>
          </table:table-cell>
          <table:table-cell table:formula="of:=(([.A492]-[.C492])^2 + ([.B492]-[.D492])^2)^0.5" office:value-type="float" office:value="42.0606495075861" calcext:value-type="float">
            <text:p>42.0606495076</text:p>
          </table:table-cell>
          <table:table-cell table:formula="of:=[.E492]+[.F492]" office:value-type="float" office:value="353" calcext:value-type="float">
            <text:p>353</text:p>
          </table:table-cell>
          <table:table-cell table:formula="of:=SQRT([.H492])" office:value-type="float" office:value="18.7882942280559" calcext:value-type="float">
            <text:p>18.7882942281</text:p>
          </table:table-cell>
          <table:table-cell table:formula="of:=[.G492]/[.I492]" office:value-type="float" office:value="2.23866248830499" calcext:value-type="float">
            <text:p>2.2386624883</text:p>
          </table:table-cell>
        </table:table-row>
        <table:table-row table:style-name="ro1">
          <table:table-cell office:value-type="float" office:value="110.858" calcext:value-type="float">
            <text:p>110.858</text:p>
          </table:table-cell>
          <table:table-cell office:value-type="float" office:value="309.42" calcext:value-type="float">
            <text:p>309.42</text:p>
          </table:table-cell>
          <table:table-cell office:value-type="float" office:value="152.615" calcext:value-type="float">
            <text:p>152.615</text:p>
          </table:table-cell>
          <table:table-cell office:value-type="float" office:value="305.615" calcext:value-type="float">
            <text:p>305.615</text:p>
          </table:table-cell>
          <table:table-cell office:value-type="float" office:value="176" calcext:value-type="float">
            <text:p>176</text:p>
          </table:table-cell>
          <table:table-cell office:value-type="float" office:value="169" calcext:value-type="float">
            <text:p>169</text:p>
          </table:table-cell>
          <table:table-cell table:formula="of:=(([.A493]-[.C493])^2 + ([.B493]-[.D493])^2)^0.5" office:value-type="float" office:value="41.9300020748867" calcext:value-type="float">
            <text:p>41.9300020749</text:p>
          </table:table-cell>
          <table:table-cell table:formula="of:=[.E493]+[.F493]" office:value-type="float" office:value="345" calcext:value-type="float">
            <text:p>345</text:p>
          </table:table-cell>
          <table:table-cell table:formula="of:=SQRT([.H493])" office:value-type="float" office:value="18.5741756210067" calcext:value-type="float">
            <text:p>18.574175621</text:p>
          </table:table-cell>
          <table:table-cell table:formula="of:=[.G493]/[.I493]" office:value-type="float" office:value="2.25743542703803" calcext:value-type="float">
            <text:p>2.257435427</text:p>
          </table:table-cell>
        </table:table-row>
        <table:table-row table:style-name="ro1">
          <table:table-cell office:value-type="float" office:value="110.858" calcext:value-type="float">
            <text:p>110.858</text:p>
          </table:table-cell>
          <table:table-cell office:value-type="float" office:value="309.42" calcext:value-type="float">
            <text:p>309.42</text:p>
          </table:table-cell>
          <table:table-cell office:value-type="float" office:value="152.462" calcext:value-type="float">
            <text:p>152.462</text:p>
          </table:table-cell>
          <table:table-cell office:value-type="float" office:value="305.456" calcext:value-type="float">
            <text:p>305.456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  <table:table-cell table:formula="of:=(([.A494]-[.C494])^2 + ([.B494]-[.D494])^2)^0.5" office:value-type="float" office:value="41.7924169198193" calcext:value-type="float">
            <text:p>41.7924169198</text:p>
          </table:table-cell>
          <table:table-cell table:formula="of:=[.E494]+[.F494]" office:value-type="float" office:value="347" calcext:value-type="float">
            <text:p>347</text:p>
          </table:table-cell>
          <table:table-cell table:formula="of:=SQRT([.H494])" office:value-type="float" office:value="18.6279360101972" calcext:value-type="float">
            <text:p>18.6279360102</text:p>
          </table:table-cell>
          <table:table-cell table:formula="of:=[.G494]/[.I494]" office:value-type="float" office:value="2.24353449018408" calcext:value-type="float">
            <text:p>2.2435344902</text:p>
          </table:table-cell>
        </table:table-row>
        <table:table-row table:style-name="ro1">
          <table:table-cell office:value-type="float" office:value="110.67" calcext:value-type="float">
            <text:p>110.67</text:p>
          </table:table-cell>
          <table:table-cell office:value-type="float" office:value="309.812" calcext:value-type="float">
            <text:p>309.812</text:p>
          </table:table-cell>
          <table:table-cell office:value-type="float" office:value="152.218" calcext:value-type="float">
            <text:p>152.218</text:p>
          </table:table-cell>
          <table:table-cell office:value-type="float" office:value="305.765" calcext:value-type="float">
            <text:p>305.765</text:p>
          </table:table-cell>
          <table:table-cell office:value-type="float" office:value="176" calcext:value-type="float">
            <text:p>176</text:p>
          </table:table-cell>
          <table:table-cell office:value-type="float" office:value="170" calcext:value-type="float">
            <text:p>170</text:p>
          </table:table-cell>
          <table:table-cell table:formula="of:=(([.A495]-[.C495])^2 + ([.B495]-[.D495])^2)^0.5" office:value-type="float" office:value="41.7446345414593" calcext:value-type="float">
            <text:p>41.7446345415</text:p>
          </table:table-cell>
          <table:table-cell table:formula="of:=[.E495]+[.F495]" office:value-type="float" office:value="346" calcext:value-type="float">
            <text:p>346</text:p>
          </table:table-cell>
          <table:table-cell table:formula="of:=SQRT([.H495])" office:value-type="float" office:value="18.6010752377383" calcext:value-type="float">
            <text:p>18.6010752377</text:p>
          </table:table-cell>
          <table:table-cell table:formula="of:=[.G495]/[.I495]" office:value-type="float" office:value="2.24420545629356" calcext:value-type="float">
            <text:p>2.2442054563</text:p>
          </table:table-cell>
        </table:table-row>
        <table:table-row table:style-name="ro1">
          <table:table-cell office:value-type="float" office:value="110.445" calcext:value-type="float">
            <text:p>110.445</text:p>
          </table:table-cell>
          <table:table-cell office:value-type="float" office:value="309.846" calcext:value-type="float">
            <text:p>309.846</text:p>
          </table:table-cell>
          <table:table-cell office:value-type="float" office:value="151.863" calcext:value-type="float">
            <text:p>151.863</text:p>
          </table:table-cell>
          <table:table-cell office:value-type="float" office:value="305.774" calcext:value-type="float">
            <text:p>305.774</text:p>
          </table:table-cell>
          <table:table-cell office:value-type="float" office:value="182" calcext:value-type="float">
            <text:p>182</text:p>
          </table:table-cell>
          <table:table-cell office:value-type="float" office:value="168" calcext:value-type="float">
            <text:p>168</text:p>
          </table:table-cell>
          <table:table-cell table:formula="of:=(([.A496]-[.C496])^2 + ([.B496]-[.D496])^2)^0.5" office:value-type="float" office:value="41.6176874417597" calcext:value-type="float">
            <text:p>41.6176874418</text:p>
          </table:table-cell>
          <table:table-cell table:formula="of:=[.E496]+[.F496]" office:value-type="float" office:value="350" calcext:value-type="float">
            <text:p>350</text:p>
          </table:table-cell>
          <table:table-cell table:formula="of:=SQRT([.H496])" office:value-type="float" office:value="18.7082869338697" calcext:value-type="float">
            <text:p>18.7082869339</text:p>
          </table:table-cell>
          <table:table-cell table:formula="of:=[.G496]/[.I496]" office:value-type="float" office:value="2.22455896624156" calcext:value-type="float">
            <text:p>2.2245589662</text:p>
          </table:table-cell>
        </table:table-row>
        <table:table-row table:style-name="ro1">
          <table:table-cell office:value-type="float" office:value="110.169" calcext:value-type="float">
            <text:p>110.169</text:p>
          </table:table-cell>
          <table:table-cell office:value-type="float" office:value="309.848" calcext:value-type="float">
            <text:p>309.848</text:p>
          </table:table-cell>
          <table:table-cell office:value-type="float" office:value="151.792" calcext:value-type="float">
            <text:p>151.792</text:p>
          </table:table-cell>
          <table:table-cell office:value-type="float" office:value="305.714" calcext:value-type="float">
            <text:p>305.714</text:p>
          </table:table-cell>
          <table:table-cell office:value-type="float" office:value="178" calcext:value-type="float">
            <text:p>178</text:p>
          </table:table-cell>
          <table:table-cell office:value-type="float" office:value="168" calcext:value-type="float">
            <text:p>168</text:p>
          </table:table-cell>
          <table:table-cell table:formula="of:=(([.A497]-[.C497])^2 + ([.B497]-[.D497])^2)^0.5" office:value-type="float" office:value="41.8277908214144" calcext:value-type="float">
            <text:p>41.8277908214</text:p>
          </table:table-cell>
          <table:table-cell table:formula="of:=[.E497]+[.F497]" office:value-type="float" office:value="346" calcext:value-type="float">
            <text:p>346</text:p>
          </table:table-cell>
          <table:table-cell table:formula="of:=SQRT([.H497])" office:value-type="float" office:value="18.6010752377383" calcext:value-type="float">
            <text:p>18.6010752377</text:p>
          </table:table-cell>
          <table:table-cell table:formula="of:=[.G497]/[.I497]" office:value-type="float" office:value="2.24867596559973" calcext:value-type="float">
            <text:p>2.2486759656</text:p>
          </table:table-cell>
        </table:table-row>
        <table:table-row table:style-name="ro1">
          <table:table-cell office:value-type="float" office:value="110.039" calcext:value-type="float">
            <text:p>110.039</text:p>
          </table:table-cell>
          <table:table-cell office:value-type="float" office:value="309.888" calcext:value-type="float">
            <text:p>309.888</text:p>
          </table:table-cell>
          <table:table-cell office:value-type="float" office:value="151.506" calcext:value-type="float">
            <text:p>151.506</text:p>
          </table:table-cell>
          <table:table-cell office:value-type="float" office:value="306.075" calcext:value-type="float">
            <text:p>306.075</text:p>
          </table:table-cell>
          <table:table-cell office:value-type="float" office:value="179" calcext:value-type="float">
            <text:p>179</text:p>
          </table:table-cell>
          <table:table-cell office:value-type="float" office:value="174" calcext:value-type="float">
            <text:p>174</text:p>
          </table:table-cell>
          <table:table-cell table:formula="of:=(([.A498]-[.C498])^2 + ([.B498]-[.D498])^2)^0.5" office:value-type="float" office:value="41.6419386916604" calcext:value-type="float">
            <text:p>41.6419386917</text:p>
          </table:table-cell>
          <table:table-cell table:formula="of:=[.E498]+[.F498]" office:value-type="float" office:value="353" calcext:value-type="float">
            <text:p>353</text:p>
          </table:table-cell>
          <table:table-cell table:formula="of:=SQRT([.H498])" office:value-type="float" office:value="18.7882942280559" calcext:value-type="float">
            <text:p>18.7882942281</text:p>
          </table:table-cell>
          <table:table-cell table:formula="of:=[.G498]/[.I498]" office:value-type="float" office:value="2.21637676024244" calcext:value-type="float">
            <text:p>2.2163767602</text:p>
          </table:table-cell>
        </table:table-row>
        <table:table-row table:style-name="ro1">
          <table:table-cell office:value-type="float" office:value="109.856" calcext:value-type="float">
            <text:p>109.856</text:p>
          </table:table-cell>
          <table:table-cell office:value-type="float" office:value="309.85" calcext:value-type="float">
            <text:p>309.85</text:p>
          </table:table-cell>
          <table:table-cell office:value-type="float" office:value="151.229" calcext:value-type="float">
            <text:p>151.229</text:p>
          </table:table-cell>
          <table:table-cell office:value-type="float" office:value="306.012" calcext:value-type="float">
            <text:p>306.012</text:p>
          </table:table-cell>
          <table:table-cell office:value-type="float" office:value="180" calcext:value-type="float">
            <text:p>180</text:p>
          </table:table-cell>
          <table:table-cell office:value-type="float" office:value="166" calcext:value-type="float">
            <text:p>166</text:p>
          </table:table-cell>
          <table:table-cell table:formula="of:=(([.A499]-[.C499])^2 + ([.B499]-[.D499])^2)^0.5" office:value-type="float" office:value="41.5506362526496" calcext:value-type="float">
            <text:p>41.5506362526</text:p>
          </table:table-cell>
          <table:table-cell table:formula="of:=[.E499]+[.F499]" office:value-type="float" office:value="346" calcext:value-type="float">
            <text:p>346</text:p>
          </table:table-cell>
          <table:table-cell table:formula="of:=SQRT([.H499])" office:value-type="float" office:value="18.6010752377383" calcext:value-type="float">
            <text:p>18.6010752377</text:p>
          </table:table-cell>
          <table:table-cell table:formula="of:=[.G499]/[.I499]" office:value-type="float" office:value="2.23377604367466" calcext:value-type="float">
            <text:p>2.2337760437</text:p>
          </table:table-cell>
        </table:table-row>
        <table:table-row table:style-name="ro1">
          <table:table-cell office:value-type="float" office:value="109.699" calcext:value-type="float">
            <text:p>109.699</text:p>
          </table:table-cell>
          <table:table-cell office:value-type="float" office:value="310.017" calcext:value-type="float">
            <text:p>310.017</text:p>
          </table:table-cell>
          <table:table-cell office:value-type="float" office:value="151.066" calcext:value-type="float">
            <text:p>151.066</text:p>
          </table:table-cell>
          <table:table-cell office:value-type="float" office:value="306.289" calcext:value-type="float">
            <text:p>306.289</text:p>
          </table:table-cell>
          <table:table-cell office:value-type="float" office:value="176" calcext:value-type="float">
            <text:p>176</text:p>
          </table:table-cell>
          <table:table-cell office:value-type="float" office:value="166" calcext:value-type="float">
            <text:p>166</text:p>
          </table:table-cell>
          <table:table-cell table:formula="of:=(([.A500]-[.C500])^2 + ([.B500]-[.D500])^2)^0.5" office:value-type="float" office:value="41.5346442503123" calcext:value-type="float">
            <text:p>41.5346442503</text:p>
          </table:table-cell>
          <table:table-cell table:formula="of:=[.E500]+[.F500]" office:value-type="float" office:value="342" calcext:value-type="float">
            <text:p>342</text:p>
          </table:table-cell>
          <table:table-cell table:formula="of:=SQRT([.H500])" office:value-type="float" office:value="18.4932420089069" calcext:value-type="float">
            <text:p>18.4932420089</text:p>
          </table:table-cell>
          <table:table-cell table:formula="of:=[.G500]/[.I500]" office:value-type="float" office:value="2.24593633881544" calcext:value-type="float">
            <text:p>2.2459363388</text:p>
          </table:table-cell>
        </table:table-row>
        <table:table-row table:style-name="ro1">
          <table:table-cell office:value-type="float" office:value="109.362" calcext:value-type="float">
            <text:p>109.362</text:p>
          </table:table-cell>
          <table:table-cell office:value-type="float" office:value="310.096" calcext:value-type="float">
            <text:p>310.096</text:p>
          </table:table-cell>
          <table:table-cell office:value-type="float" office:value="150.887" calcext:value-type="float">
            <text:p>150.887</text:p>
          </table:table-cell>
          <table:table-cell office:value-type="float" office:value="306.452" calcext:value-type="float">
            <text:p>306.452</text:p>
          </table:table-cell>
          <table:table-cell office:value-type="float" office:value="177" calcext:value-type="float">
            <text:p>177</text:p>
          </table:table-cell>
          <table:table-cell office:value-type="float" office:value="168" calcext:value-type="float">
            <text:p>168</text:p>
          </table:table-cell>
          <table:table-cell table:formula="of:=(([.A501]-[.C501])^2 + ([.B501]-[.D501])^2)^0.5" office:value-type="float" office:value="41.6845818139033" calcext:value-type="float">
            <text:p>41.6845818139</text:p>
          </table:table-cell>
          <table:table-cell table:formula="of:=[.E501]+[.F501]" office:value-type="float" office:value="345" calcext:value-type="float">
            <text:p>345</text:p>
          </table:table-cell>
          <table:table-cell table:formula="of:=SQRT([.H501])" office:value-type="float" office:value="18.5741756210067" calcext:value-type="float">
            <text:p>18.574175621</text:p>
          </table:table-cell>
          <table:table-cell table:formula="of:=[.G501]/[.I501]" office:value-type="float" office:value="2.24422244434685" calcext:value-type="float">
            <text:p>2.2442224443</text:p>
          </table:table-cell>
        </table:table-row>
        <table:table-row table:style-name="ro1">
          <table:table-cell office:value-type="float" office:value="109.172" calcext:value-type="float">
            <text:p>109.172</text:p>
          </table:table-cell>
          <table:table-cell office:value-type="float" office:value="310.057" calcext:value-type="float">
            <text:p>310.057</text:p>
          </table:table-cell>
          <table:table-cell office:value-type="float" office:value="150.685" calcext:value-type="float">
            <text:p>150.685</text:p>
          </table:table-cell>
          <table:table-cell office:value-type="float" office:value="306.242" calcext:value-type="float">
            <text:p>306.242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table:formula="of:=(([.A502]-[.C502])^2 + ([.B502]-[.D502])^2)^0.5" office:value-type="float" office:value="41.687928636477" calcext:value-type="float">
            <text:p>41.6879286365</text:p>
          </table:table-cell>
          <table:table-cell table:formula="of:=[.E502]+[.F502]" office:value-type="float" office:value="352" calcext:value-type="float">
            <text:p>352</text:p>
          </table:table-cell>
          <table:table-cell table:formula="of:=SQRT([.H502])" office:value-type="float" office:value="18.7616630392937" calcext:value-type="float">
            <text:p>18.7616630393</text:p>
          </table:table-cell>
          <table:table-cell table:formula="of:=[.G502]/[.I502]" office:value-type="float" office:value="2.22197406216962" calcext:value-type="float">
            <text:p>2.2219740622</text:p>
          </table:table-cell>
        </table:table-row>
        <table:table-row table:style-name="ro1">
          <table:table-cell office:value-type="float" office:value="108.944" calcext:value-type="float">
            <text:p>108.944</text:p>
          </table:table-cell>
          <table:table-cell office:value-type="float" office:value="310.163" calcext:value-type="float">
            <text:p>310.163</text:p>
          </table:table-cell>
          <table:table-cell office:value-type="float" office:value="150.23" calcext:value-type="float">
            <text:p>150.23</text:p>
          </table:table-cell>
          <table:table-cell office:value-type="float" office:value="306.2" calcext:value-type="float">
            <text:p>306.2</text:p>
          </table:table-cell>
          <table:table-cell office:value-type="float" office:value="178" calcext:value-type="float">
            <text:p>178</text:p>
          </table:table-cell>
          <table:table-cell office:value-type="float" office:value="165" calcext:value-type="float">
            <text:p>165</text:p>
          </table:table-cell>
          <table:table-cell table:formula="of:=(([.A503]-[.C503])^2 + ([.B503]-[.D503])^2)^0.5" office:value-type="float" office:value="41.4757659965431" calcext:value-type="float">
            <text:p>41.4757659965</text:p>
          </table:table-cell>
          <table:table-cell table:formula="of:=[.E503]+[.F503]" office:value-type="float" office:value="343" calcext:value-type="float">
            <text:p>343</text:p>
          </table:table-cell>
          <table:table-cell table:formula="of:=SQRT([.H503])" office:value-type="float" office:value="18.5202591774521" calcext:value-type="float">
            <text:p>18.5202591775</text:p>
          </table:table-cell>
          <table:table-cell table:formula="of:=[.G503]/[.I503]" office:value-type="float" office:value="2.23948086250535" calcext:value-type="float">
            <text:p>2.2394808625</text:p>
          </table:table-cell>
        </table:table-row>
        <table:table-row table:style-name="ro1">
          <table:table-cell office:value-type="float" office:value="108.914" calcext:value-type="float">
            <text:p>108.914</text:p>
          </table:table-cell>
          <table:table-cell office:value-type="float" office:value="310.351" calcext:value-type="float">
            <text:p>310.351</text:p>
          </table:table-cell>
          <table:table-cell office:value-type="float" office:value="150.145" calcext:value-type="float">
            <text:p>150.145</text:p>
          </table:table-cell>
          <table:table-cell office:value-type="float" office:value="306.267" calcext:value-type="float">
            <text:p>306.267</text:p>
          </table:table-cell>
          <table:table-cell office:value-type="float" office:value="174" calcext:value-type="float">
            <text:p>174</text:p>
          </table:table-cell>
          <table:table-cell office:value-type="float" office:value="165" calcext:value-type="float">
            <text:p>165</text:p>
          </table:table-cell>
          <table:table-cell table:formula="of:=(([.A504]-[.C504])^2 + ([.B504]-[.D504])^2)^0.5" office:value-type="float" office:value="41.4327698446532" calcext:value-type="float">
            <text:p>41.4327698447</text:p>
          </table:table-cell>
          <table:table-cell table:formula="of:=[.E504]+[.F504]" office:value-type="float" office:value="339" calcext:value-type="float">
            <text:p>339</text:p>
          </table:table-cell>
          <table:table-cell table:formula="of:=SQRT([.H504])" office:value-type="float" office:value="18.411952639522" calcext:value-type="float">
            <text:p>18.4119526395</text:p>
          </table:table-cell>
          <table:table-cell table:formula="of:=[.G504]/[.I504]" office:value-type="float" office:value="2.25031916254858" calcext:value-type="float">
            <text:p>2.2503191625</text:p>
          </table:table-cell>
        </table:table-row>
        <table:table-row table:style-name="ro1">
          <table:table-cell office:value-type="float" office:value="108.914" calcext:value-type="float">
            <text:p>108.914</text:p>
          </table:table-cell>
          <table:table-cell office:value-type="float" office:value="310.351" calcext:value-type="float">
            <text:p>310.351</text:p>
          </table:table-cell>
          <table:table-cell office:value-type="float" office:value="150.052" calcext:value-type="float">
            <text:p>150.052</text:p>
          </table:table-cell>
          <table:table-cell office:value-type="float" office:value="306.488" calcext:value-type="float">
            <text:p>306.488</text:p>
          </table:table-cell>
          <table:table-cell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 table:formula="of:=(([.A505]-[.C505])^2 + ([.B505]-[.D505])^2)^0.5" office:value-type="float" office:value="41.3189764273027" calcext:value-type="float">
            <text:p>41.3189764273</text:p>
          </table:table-cell>
          <table:table-cell table:formula="of:=[.E505]+[.F505]" office:value-type="float" office:value="346" calcext:value-type="float">
            <text:p>346</text:p>
          </table:table-cell>
          <table:table-cell table:formula="of:=SQRT([.H505])" office:value-type="float" office:value="18.6010752377383" calcext:value-type="float">
            <text:p>18.6010752377</text:p>
          </table:table-cell>
          <table:table-cell table:formula="of:=[.G505]/[.I505]" office:value-type="float" office:value="2.22132193430807" calcext:value-type="float">
            <text:p>2.2213219343</text:p>
          </table:table-cell>
        </table:table-row>
        <table:table-row table:style-name="ro1">
          <table:table-cell office:value-type="float" office:value="108.872" calcext:value-type="float">
            <text:p>108.872</text:p>
          </table:table-cell>
          <table:table-cell office:value-type="float" office:value="310.297" calcext:value-type="float">
            <text:p>310.297</text:p>
          </table:table-cell>
          <table:table-cell office:value-type="float" office:value="149.946" calcext:value-type="float">
            <text:p>149.946</text:p>
          </table:table-cell>
          <table:table-cell office:value-type="float" office:value="306.506" calcext:value-type="float">
            <text:p>306.506</text:p>
          </table:table-cell>
          <table:table-cell office:value-type="float" office:value="172" calcext:value-type="float">
            <text:p>172</text:p>
          </table:table-cell>
          <table:table-cell office:value-type="float" office:value="168" calcext:value-type="float">
            <text:p>168</text:p>
          </table:table-cell>
          <table:table-cell table:formula="of:=(([.A506]-[.C506])^2 + ([.B506]-[.D506])^2)^0.5" office:value-type="float" office:value="41.2485776360834" calcext:value-type="float">
            <text:p>41.2485776361</text:p>
          </table:table-cell>
          <table:table-cell table:formula="of:=[.E506]+[.F506]" office:value-type="float" office:value="340" calcext:value-type="float">
            <text:p>340</text:p>
          </table:table-cell>
          <table:table-cell table:formula="of:=SQRT([.H506])" office:value-type="float" office:value="18.4390889145858" calcext:value-type="float">
            <text:p>18.4390889146</text:p>
          </table:table-cell>
          <table:table-cell table:formula="of:=[.G506]/[.I506]" office:value-type="float" office:value="2.23701820774099" calcext:value-type="float">
            <text:p>2.2370182077</text:p>
          </table:table-cell>
        </table:table-row>
        <table:table-row table:style-name="ro1">
          <table:table-cell office:value-type="float" office:value="108.787" calcext:value-type="float">
            <text:p>108.787</text:p>
          </table:table-cell>
          <table:table-cell office:value-type="float" office:value="310.444" calcext:value-type="float">
            <text:p>310.444</text:p>
          </table:table-cell>
          <table:table-cell office:value-type="float" office:value="149.917" calcext:value-type="float">
            <text:p>149.917</text:p>
          </table:table-cell>
          <table:table-cell office:value-type="float" office:value="306.503" calcext:value-type="float">
            <text:p>306.503</text:p>
          </table:table-cell>
          <table:table-cell table:number-columns-repeated="2" office:value-type="float" office:value="169" calcext:value-type="float">
            <text:p>169</text:p>
          </table:table-cell>
          <table:table-cell table:formula="of:=(([.A507]-[.C507])^2 + ([.B507]-[.D507])^2)^0.5" office:value-type="float" office:value="41.3183782474579" calcext:value-type="float">
            <text:p>41.3183782475</text:p>
          </table:table-cell>
          <table:table-cell table:formula="of:=[.E507]+[.F507]" office:value-type="float" office:value="338" calcext:value-type="float">
            <text:p>338</text:p>
          </table:table-cell>
          <table:table-cell table:formula="of:=SQRT([.H507])" office:value-type="float" office:value="18.3847763108502" calcext:value-type="float">
            <text:p>18.3847763109</text:p>
          </table:table-cell>
          <table:table-cell table:formula="of:=[.G507]/[.I507]" office:value-type="float" office:value="2.24742349587755" calcext:value-type="float">
            <text:p>2.2474234959</text:p>
          </table:table-cell>
        </table:table-row>
        <table:table-row table:style-name="ro1">
          <table:table-cell office:value-type="float" office:value="108.914" calcext:value-type="float">
            <text:p>108.914</text:p>
          </table:table-cell>
          <table:table-cell office:value-type="float" office:value="310.351" calcext:value-type="float">
            <text:p>310.351</text:p>
          </table:table-cell>
          <table:table-cell office:value-type="float" office:value="150.029" calcext:value-type="float">
            <text:p>150.029</text:p>
          </table:table-cell>
          <table:table-cell office:value-type="float" office:value="306.503" calcext:value-type="float">
            <text:p>306.503</text:p>
          </table:table-cell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 table:formula="of:=(([.A508]-[.C508])^2 + ([.B508]-[.D508])^2)^0.5" office:value-type="float" office:value="41.2946767634764" calcext:value-type="float">
            <text:p>41.2946767635</text:p>
          </table:table-cell>
          <table:table-cell table:formula="of:=[.E508]+[.F508]" office:value-type="float" office:value="345" calcext:value-type="float">
            <text:p>345</text:p>
          </table:table-cell>
          <table:table-cell table:formula="of:=SQRT([.H508])" office:value-type="float" office:value="18.5741756210067" calcext:value-type="float">
            <text:p>18.574175621</text:p>
          </table:table-cell>
          <table:table-cell table:formula="of:=[.G508]/[.I508]" office:value-type="float" office:value="2.22323066207976" calcext:value-type="float">
            <text:p>2.2232306621</text:p>
          </table:table-cell>
        </table:table-row>
        <table:table-row table:style-name="ro1">
          <table:table-cell office:value-type="float" office:value="108.888" calcext:value-type="float">
            <text:p>108.888</text:p>
          </table:table-cell>
          <table:table-cell office:value-type="float" office:value="310.582" calcext:value-type="float">
            <text:p>310.582</text:p>
          </table:table-cell>
          <table:table-cell office:value-type="float" office:value="149.917" calcext:value-type="float">
            <text:p>149.917</text:p>
          </table:table-cell>
          <table:table-cell office:value-type="float" office:value="306.503" calcext:value-type="float">
            <text:p>306.503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table:formula="of:=(([.A509]-[.C509])^2 + ([.B509]-[.D509])^2)^0.5" office:value-type="float" office:value="41.2312634053336" calcext:value-type="float">
            <text:p>41.2312634053</text:p>
          </table:table-cell>
          <table:table-cell table:formula="of:=[.E509]+[.F509]" office:value-type="float" office:value="339" calcext:value-type="float">
            <text:p>339</text:p>
          </table:table-cell>
          <table:table-cell table:formula="of:=SQRT([.H509])" office:value-type="float" office:value="18.411952639522" calcext:value-type="float">
            <text:p>18.4119526395</text:p>
          </table:table-cell>
          <table:table-cell table:formula="of:=[.G509]/[.I509]" office:value-type="float" office:value="2.23937483506389" calcext:value-type="float">
            <text:p>2.239374835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10.5" calcext:value-type="float">
            <text:p>310.5</text:p>
          </table:table-cell>
          <table:table-cell office:value-type="float" office:value="150.053" calcext:value-type="float">
            <text:p>150.053</text:p>
          </table:table-cell>
          <table:table-cell office:value-type="float" office:value="306.491" calcext:value-type="float">
            <text:p>306.491</text:p>
          </table:table-cell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table:formula="of:=(([.A510]-[.C510])^2 + ([.B510]-[.D510])^2)^0.5" office:value-type="float" office:value="41.2482834794371" calcext:value-type="float">
            <text:p>41.2482834794</text:p>
          </table:table-cell>
          <table:table-cell table:formula="of:=[.E510]+[.F510]" office:value-type="float" office:value="341" calcext:value-type="float">
            <text:p>341</text:p>
          </table:table-cell>
          <table:table-cell table:formula="of:=SQRT([.H510])" office:value-type="float" office:value="18.4661853126194" calcext:value-type="float">
            <text:p>18.4661853126</text:p>
          </table:table-cell>
          <table:table-cell table:formula="of:=[.G510]/[.I510]" office:value-type="float" office:value="2.23371978462974" calcext:value-type="float">
            <text:p>2.2337197846</text:p>
          </table:table-cell>
        </table:table-row>
        <table:table-row table:style-name="ro1">
          <table:table-cell office:value-type="float" office:value="109.023" calcext:value-type="float">
            <text:p>109.023</text:p>
          </table:table-cell>
          <table:table-cell office:value-type="float" office:value="310.52" calcext:value-type="float">
            <text:p>310.52</text:p>
          </table:table-cell>
          <table:table-cell office:value-type="float" office:value="150.052" calcext:value-type="float">
            <text:p>150.052</text:p>
          </table:table-cell>
          <table:table-cell office:value-type="float" office:value="306.558" calcext:value-type="float">
            <text:p>306.558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table:formula="of:=(([.A511]-[.C511])^2 + ([.B511]-[.D511])^2)^0.5" office:value-type="float" office:value="41.2198530443766" calcext:value-type="float">
            <text:p>41.2198530444</text:p>
          </table:table-cell>
          <table:table-cell table:formula="of:=[.E511]+[.F511]" office:value-type="float" office:value="345" calcext:value-type="float">
            <text:p>345</text:p>
          </table:table-cell>
          <table:table-cell table:formula="of:=SQRT([.H511])" office:value-type="float" office:value="18.5741756210067" calcext:value-type="float">
            <text:p>18.574175621</text:p>
          </table:table-cell>
          <table:table-cell table:formula="of:=[.G511]/[.I511]" office:value-type="float" office:value="2.21920228845895" calcext:value-type="float">
            <text:p>2.2192022885</text:p>
          </table:table-cell>
        </table:table-row>
        <table:table-row table:style-name="ro1">
          <table:table-cell office:value-type="float" office:value="109.023" calcext:value-type="float">
            <text:p>109.023</text:p>
          </table:table-cell>
          <table:table-cell office:value-type="float" office:value="310.52" calcext:value-type="float">
            <text:p>310.52</text:p>
          </table:table-cell>
          <table:table-cell office:value-type="float" office:value="150.075" calcext:value-type="float">
            <text:p>150.075</text:p>
          </table:table-cell>
          <table:table-cell office:value-type="float" office:value="306.543" calcext:value-type="float">
            <text:p>306.543</text:p>
          </table:table-cell>
          <table:table-cell table:number-columns-repeated="2" office:value-type="float" office:value="173" calcext:value-type="float">
            <text:p>173</text:p>
          </table:table-cell>
          <table:table-cell table:formula="of:=(([.A512]-[.C512])^2 + ([.B512]-[.D512])^2)^0.5" office:value-type="float" office:value="41.2441902939068" calcext:value-type="float">
            <text:p>41.2441902939</text:p>
          </table:table-cell>
          <table:table-cell table:formula="of:=[.E512]+[.F512]" office:value-type="float" office:value="346" calcext:value-type="float">
            <text:p>346</text:p>
          </table:table-cell>
          <table:table-cell table:formula="of:=SQRT([.H512])" office:value-type="float" office:value="18.6010752377383" calcext:value-type="float">
            <text:p>18.6010752377</text:p>
          </table:table-cell>
          <table:table-cell table:formula="of:=[.G512]/[.I512]" office:value-type="float" office:value="2.21730140686866" calcext:value-type="float">
            <text:p>2.2173014069</text:p>
          </table:table-cell>
        </table:table-row>
        <table:table-row table:style-name="ro1">
          <table:table-cell office:value-type="float" office:value="109.076" calcext:value-type="float">
            <text:p>109.076</text:p>
          </table:table-cell>
          <table:table-cell office:value-type="float" office:value="310.52" calcext:value-type="float">
            <text:p>310.52</text:p>
          </table:table-cell>
          <table:table-cell office:value-type="float" office:value="150.075" calcext:value-type="float">
            <text:p>150.075</text:p>
          </table:table-cell>
          <table:table-cell office:value-type="float" office:value="306.543" calcext:value-type="float">
            <text:p>306.543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table:formula="of:=(([.A513]-[.C513])^2 + ([.B513]-[.D513])^2)^0.5" office:value-type="float" office:value="41.1914375811284" calcext:value-type="float">
            <text:p>41.1914375811</text:p>
          </table:table-cell>
          <table:table-cell table:formula="of:=[.E513]+[.F513]" office:value-type="float" office:value="344" calcext:value-type="float">
            <text:p>344</text:p>
          </table:table-cell>
          <table:table-cell table:formula="of:=SQRT([.H513])" office:value-type="float" office:value="18.5472369909914" calcext:value-type="float">
            <text:p>18.547236991</text:p>
          </table:table-cell>
          <table:table-cell table:formula="of:=[.G513]/[.I513]" office:value-type="float" office:value="2.22089347330471" calcext:value-type="float">
            <text:p>2.2208934733</text:p>
          </table:table-cell>
        </table:table-row>
        <table:table-row table:style-name="ro1">
          <table:table-cell office:value-type="float" office:value="109.076" calcext:value-type="float">
            <text:p>109.076</text:p>
          </table:table-cell>
          <table:table-cell office:value-type="float" office:value="310.52" calcext:value-type="float">
            <text:p>310.52</text:p>
          </table:table-cell>
          <table:table-cell office:value-type="float" office:value="150.041" calcext:value-type="float">
            <text:p>150.041</text:p>
          </table:table-cell>
          <table:table-cell office:value-type="float" office:value="306.612" calcext:value-type="float">
            <text:p>306.612</text:p>
          </table:table-cell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table:formula="of:=(([.A514]-[.C514])^2 + ([.B514]-[.D514])^2)^0.5" office:value-type="float" office:value="41.150986488783" calcext:value-type="float">
            <text:p>41.1509864888</text:p>
          </table:table-cell>
          <table:table-cell table:formula="of:=[.E514]+[.F514]" office:value-type="float" office:value="341" calcext:value-type="float">
            <text:p>341</text:p>
          </table:table-cell>
          <table:table-cell table:formula="of:=SQRT([.H514])" office:value-type="float" office:value="18.4661853126194" calcext:value-type="float">
            <text:p>18.4661853126</text:p>
          </table:table-cell>
          <table:table-cell table:formula="of:=[.G514]/[.I514]" office:value-type="float" office:value="2.22845085718171" calcext:value-type="float">
            <text:p>2.228450857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10.5" calcext:value-type="float">
            <text:p>310.5</text:p>
          </table:table-cell>
          <table:table-cell office:value-type="float" office:value="150.052" calcext:value-type="float">
            <text:p>150.052</text:p>
          </table:table-cell>
          <table:table-cell office:value-type="float" office:value="306.558" calcext:value-type="float">
            <text:p>306.558</text:p>
          </table:table-cell>
          <table:table-cell table:number-columns-repeated="2" office:value-type="float" office:value="172" calcext:value-type="float">
            <text:p>172</text:p>
          </table:table-cell>
          <table:table-cell table:formula="of:=(([.A515]-[.C515])^2 + ([.B515]-[.D515])^2)^0.5" office:value-type="float" office:value="41.2408301080373" calcext:value-type="float">
            <text:p>41.240830108</text:p>
          </table:table-cell>
          <table:table-cell table:formula="of:=[.E515]+[.F515]" office:value-type="float" office:value="344" calcext:value-type="float">
            <text:p>344</text:p>
          </table:table-cell>
          <table:table-cell table:formula="of:=SQRT([.H515])" office:value-type="float" office:value="18.5472369909914" calcext:value-type="float">
            <text:p>18.547236991</text:p>
          </table:table-cell>
          <table:table-cell table:formula="of:=[.G515]/[.I515]" office:value-type="float" office:value="2.22355653988076" calcext:value-type="float">
            <text:p>2.2235565399</text:p>
          </table:table-cell>
        </table:table-row>
        <table:table-row table:style-name="ro1">
          <table:table-cell office:value-type="float" office:value="108.917" calcext:value-type="float">
            <text:p>108.917</text:p>
          </table:table-cell>
          <table:table-cell office:value-type="float" office:value="310.651" calcext:value-type="float">
            <text:p>310.651</text:p>
          </table:table-cell>
          <table:table-cell office:value-type="float" office:value="149.988" calcext:value-type="float">
            <text:p>149.988</text:p>
          </table:table-cell>
          <table:table-cell office:value-type="float" office:value="306.619" calcext:value-type="float">
            <text:p>306.619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table:formula="of:=(([.A516]-[.C516])^2 + ([.B516]-[.D516])^2)^0.5" office:value-type="float" office:value="41.2684390909082" calcext:value-type="float">
            <text:p>41.2684390909</text:p>
          </table:table-cell>
          <table:table-cell table:formula="of:=[.E516]+[.F516]" office:value-type="float" office:value="337" calcext:value-type="float">
            <text:p>337</text:p>
          </table:table-cell>
          <table:table-cell table:formula="of:=SQRT([.H516])" office:value-type="float" office:value="18.3575597506858" calcext:value-type="float">
            <text:p>18.3575597507</text:p>
          </table:table-cell>
          <table:table-cell table:formula="of:=[.G516]/[.I516]" office:value-type="float" office:value="2.24803512293438" calcext:value-type="float">
            <text:p>2.2480351229</text:p>
          </table:table-cell>
        </table:table-row>
        <table:table-row table:style-name="ro1">
          <table:table-cell office:value-type="float" office:value="108.994" calcext:value-type="float">
            <text:p>108.994</text:p>
          </table:table-cell>
          <table:table-cell office:value-type="float" office:value="310.459" calcext:value-type="float">
            <text:p>310.459</text:p>
          </table:table-cell>
          <table:table-cell office:value-type="float" office:value="149.959" calcext:value-type="float">
            <text:p>149.959</text:p>
          </table:table-cell>
          <table:table-cell office:value-type="float" office:value="306.615" calcext:value-type="float">
            <text:p>306.615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table:formula="of:=(([.A517]-[.C517])^2 + ([.B517]-[.D517])^2)^0.5" office:value-type="float" office:value="41.1449579049487" calcext:value-type="float">
            <text:p>41.1449579049</text:p>
          </table:table-cell>
          <table:table-cell table:formula="of:=[.E517]+[.F517]" office:value-type="float" office:value="339" calcext:value-type="float">
            <text:p>339</text:p>
          </table:table-cell>
          <table:table-cell table:formula="of:=SQRT([.H517])" office:value-type="float" office:value="18.411952639522" calcext:value-type="float">
            <text:p>18.4119526395</text:p>
          </table:table-cell>
          <table:table-cell table:formula="of:=[.G517]/[.I517]" office:value-type="float" office:value="2.23468736371988" calcext:value-type="float">
            <text:p>2.2346873637</text:p>
          </table:table-cell>
        </table:table-row>
        <table:table-row table:style-name="ro1">
          <table:table-cell office:value-type="float" office:value="108.858" calcext:value-type="float">
            <text:p>108.858</text:p>
          </table:table-cell>
          <table:table-cell office:value-type="float" office:value="310.598" calcext:value-type="float">
            <text:p>310.598</text:p>
          </table:table-cell>
          <table:table-cell office:value-type="float" office:value="149.933" calcext:value-type="float">
            <text:p>149.933</text:p>
          </table:table-cell>
          <table:table-cell office:value-type="float" office:value="306.828" calcext:value-type="float">
            <text:p>306.828</text:p>
          </table:table-cell>
          <table:table-cell office:value-type="float" office:value="169" calcext:value-type="float">
            <text:p>169</text:p>
          </table:table-cell>
          <table:table-cell office:value-type="float" office:value="163" calcext:value-type="float">
            <text:p>163</text:p>
          </table:table-cell>
          <table:table-cell table:formula="of:=(([.A518]-[.C518])^2 + ([.B518]-[.D518])^2)^0.5" office:value-type="float" office:value="41.2476487208665" calcext:value-type="float">
            <text:p>41.2476487209</text:p>
          </table:table-cell>
          <table:table-cell table:formula="of:=[.E518]+[.F518]" office:value-type="float" office:value="332" calcext:value-type="float">
            <text:p>332</text:p>
          </table:table-cell>
          <table:table-cell table:formula="of:=SQRT([.H518])" office:value-type="float" office:value="18.2208671582886" calcext:value-type="float">
            <text:p>18.2208671583</text:p>
          </table:table-cell>
          <table:table-cell table:formula="of:=[.G518]/[.I518]" office:value-type="float" office:value="2.2637588190803" calcext:value-type="float">
            <text:p>2.2637588191</text:p>
          </table:table-cell>
        </table:table-row>
        <table:table-row table:style-name="ro1">
          <table:table-cell office:value-type="float" office:value="108.606" calcext:value-type="float">
            <text:p>108.606</text:p>
          </table:table-cell>
          <table:table-cell office:value-type="float" office:value="310.545" calcext:value-type="float">
            <text:p>310.545</text:p>
          </table:table-cell>
          <table:table-cell office:value-type="float" office:value="149.738" calcext:value-type="float">
            <text:p>149.738</text:p>
          </table:table-cell>
          <table:table-cell office:value-type="float" office:value="306.894" calcext:value-type="float">
            <text:p>306.894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table:formula="of:=(([.A519]-[.C519])^2 + ([.B519]-[.D519])^2)^0.5" office:value-type="float" office:value="41.2937189533711" calcext:value-type="float">
            <text:p>41.2937189534</text:p>
          </table:table-cell>
          <table:table-cell table:formula="of:=[.E519]+[.F519]" office:value-type="float" office:value="325" calcext:value-type="float">
            <text:p>325</text:p>
          </table:table-cell>
          <table:table-cell table:formula="of:=SQRT([.H519])" office:value-type="float" office:value="18.0277563773199" calcext:value-type="float">
            <text:p>18.0277563773</text:p>
          </table:table-cell>
          <table:table-cell table:formula="of:=[.G519]/[.I519]" office:value-type="float" office:value="2.29056340063044" calcext:value-type="float">
            <text:p>2.2905634006</text:p>
          </table:table-cell>
        </table:table-row>
        <table:table-row table:style-name="ro1">
          <table:table-cell office:value-type="float" office:value="108.527" calcext:value-type="float">
            <text:p>108.527</text:p>
          </table:table-cell>
          <table:table-cell office:value-type="float" office:value="310.503" calcext:value-type="float">
            <text:p>310.503</text:p>
          </table:table-cell>
          <table:table-cell office:value-type="float" office:value="149.613" calcext:value-type="float">
            <text:p>149.613</text:p>
          </table:table-cell>
          <table:table-cell office:value-type="float" office:value="306.844" calcext:value-type="float">
            <text:p>306.844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table:formula="of:=(([.A520]-[.C520])^2 + ([.B520]-[.D520])^2)^0.5" office:value-type="float" office:value="41.2486081825799" calcext:value-type="float">
            <text:p>41.2486081826</text:p>
          </table:table-cell>
          <table:table-cell table:formula="of:=[.E520]+[.F520]" office:value-type="float" office:value="325" calcext:value-type="float">
            <text:p>325</text:p>
          </table:table-cell>
          <table:table-cell table:formula="of:=SQRT([.H520])" office:value-type="float" office:value="18.0277563773199" calcext:value-type="float">
            <text:p>18.0277563773</text:p>
          </table:table-cell>
          <table:table-cell table:formula="of:=[.G520]/[.I520]" office:value-type="float" office:value="2.28806110528947" calcext:value-type="float">
            <text:p>2.2880611053</text:p>
          </table:table-cell>
        </table:table-row>
        <table:table-row table:style-name="ro1">
          <table:table-cell office:value-type="float" office:value="108.389" calcext:value-type="float">
            <text:p>108.389</text:p>
          </table:table-cell>
          <table:table-cell office:value-type="float" office:value="310.443" calcext:value-type="float">
            <text:p>310.443</text:p>
          </table:table-cell>
          <table:table-cell office:value-type="float" office:value="149.466" calcext:value-type="float">
            <text:p>149.466</text:p>
          </table:table-cell>
          <table:table-cell office:value-type="float" office:value="306.882" calcext:value-type="float">
            <text:p>306.882</text:p>
          </table:table-cell>
          <table:table-cell office:value-type="float" office:value="167" calcext:value-type="float">
            <text:p>167</text:p>
          </table:table-cell>
          <table:table-cell office:value-type="float" office:value="161" calcext:value-type="float">
            <text:p>161</text:p>
          </table:table-cell>
          <table:table-cell table:formula="of:=(([.A521]-[.C521])^2 + ([.B521]-[.D521])^2)^0.5" office:value-type="float" office:value="41.2310641385837" calcext:value-type="float">
            <text:p>41.2310641386</text:p>
          </table:table-cell>
          <table:table-cell table:formula="of:=[.E521]+[.F521]" office:value-type="float" office:value="328" calcext:value-type="float">
            <text:p>328</text:p>
          </table:table-cell>
          <table:table-cell table:formula="of:=SQRT([.H521])" office:value-type="float" office:value="18.1107702762748" calcext:value-type="float">
            <text:p>18.1107702763</text:p>
          </table:table-cell>
          <table:table-cell table:formula="of:=[.G521]/[.I521]" office:value-type="float" office:value="2.27660466725684" calcext:value-type="float">
            <text:p>2.2766046673</text:p>
          </table:table-cell>
        </table:table-row>
        <table:table-row table:style-name="ro1">
          <table:table-cell office:value-type="float" office:value="108.315" calcext:value-type="float">
            <text:p>108.315</text:p>
          </table:table-cell>
          <table:table-cell office:value-type="float" office:value="310.399" calcext:value-type="float">
            <text:p>310.399</text:p>
          </table:table-cell>
          <table:table-cell office:value-type="float" office:value="149.205" calcext:value-type="float">
            <text:p>149.205</text:p>
          </table:table-cell>
          <table:table-cell office:value-type="float" office:value="306.765" calcext:value-type="float">
            <text:p>306.765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table:formula="of:=(([.A522]-[.C522])^2 + ([.B522]-[.D522])^2)^0.5" office:value-type="float" office:value="41.0511638811861" calcext:value-type="float">
            <text:p>41.0511638812</text:p>
          </table:table-cell>
          <table:table-cell table:formula="of:=[.E522]+[.F522]" office:value-type="float" office:value="334" calcext:value-type="float">
            <text:p>334</text:p>
          </table:table-cell>
          <table:table-cell table:formula="of:=SQRT([.H522])" office:value-type="float" office:value="18.2756668824971" calcext:value-type="float">
            <text:p>18.2756668825</text:p>
          </table:table-cell>
          <table:table-cell table:formula="of:=[.G522]/[.I522]" office:value-type="float" office:value="2.24621974919567" calcext:value-type="float">
            <text:p>2.2462197492</text:p>
          </table:table-cell>
        </table:table-row>
        <table:table-row table:style-name="ro1">
          <table:table-cell office:value-type="float" office:value="108.018" calcext:value-type="float">
            <text:p>108.018</text:p>
          </table:table-cell>
          <table:table-cell office:value-type="float" office:value="310.596" calcext:value-type="float">
            <text:p>310.596</text:p>
          </table:table-cell>
          <table:table-cell office:value-type="float" office:value="149.137" calcext:value-type="float">
            <text:p>149.137</text:p>
          </table:table-cell>
          <table:table-cell office:value-type="float" office:value="306.738" calcext:value-type="float">
            <text:p>306.738</text:p>
          </table:table-cell>
          <table:table-cell office:value-type="float" office:value="171" calcext:value-type="float">
            <text:p>171</text:p>
          </table:table-cell>
          <table:table-cell office:value-type="float" office:value="168" calcext:value-type="float">
            <text:p>168</text:p>
          </table:table-cell>
          <table:table-cell table:formula="of:=(([.A523]-[.C523])^2 + ([.B523]-[.D523])^2)^0.5" office:value-type="float" office:value="41.2995923103364" calcext:value-type="float">
            <text:p>41.2995923103</text:p>
          </table:table-cell>
          <table:table-cell table:formula="of:=[.E523]+[.F523]" office:value-type="float" office:value="339" calcext:value-type="float">
            <text:p>339</text:p>
          </table:table-cell>
          <table:table-cell table:formula="of:=SQRT([.H523])" office:value-type="float" office:value="18.411952639522" calcext:value-type="float">
            <text:p>18.4119526395</text:p>
          </table:table-cell>
          <table:table-cell table:formula="of:=[.G523]/[.I523]" office:value-type="float" office:value="2.24308595176838" calcext:value-type="float">
            <text:p>2.2430859518</text:p>
          </table:table-cell>
        </table:table-row>
        <table:table-row table:style-name="ro1">
          <table:table-cell office:value-type="float" office:value="107.912" calcext:value-type="float">
            <text:p>107.912</text:p>
          </table:table-cell>
          <table:table-cell office:value-type="float" office:value="310.626" calcext:value-type="float">
            <text:p>310.626</text:p>
          </table:table-cell>
          <table:table-cell office:value-type="float" office:value="148.927" calcext:value-type="float">
            <text:p>148.927</text:p>
          </table:table-cell>
          <table:table-cell office:value-type="float" office:value="307.006" calcext:value-type="float">
            <text:p>307.006</text:p>
          </table:table-cell>
          <table:table-cell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  <table:table-cell table:formula="of:=(([.A524]-[.C524])^2 + ([.B524]-[.D524])^2)^0.5" office:value-type="float" office:value="41.1744414048327" calcext:value-type="float">
            <text:p>41.1744414048</text:p>
          </table:table-cell>
          <table:table-cell table:formula="of:=[.E524]+[.F524]" office:value-type="float" office:value="335" calcext:value-type="float">
            <text:p>335</text:p>
          </table:table-cell>
          <table:table-cell table:formula="of:=SQRT([.H524])" office:value-type="float" office:value="18.3030052177231" calcext:value-type="float">
            <text:p>18.3030052177</text:p>
          </table:table-cell>
          <table:table-cell table:formula="of:=[.G524]/[.I524]" office:value-type="float" office:value="2.2496000473716" calcext:value-type="float">
            <text:p>2.2496000474</text:p>
          </table:table-cell>
        </table:table-row>
        <table:table-row table:style-name="ro1">
          <table:table-cell office:value-type="float" office:value="107.732" calcext:value-type="float">
            <text:p>107.732</text:p>
          </table:table-cell>
          <table:table-cell office:value-type="float" office:value="310.577" calcext:value-type="float">
            <text:p>310.577</text:p>
          </table:table-cell>
          <table:table-cell office:value-type="float" office:value="148.964" calcext:value-type="float">
            <text:p>148.964</text:p>
          </table:table-cell>
          <table:table-cell office:value-type="float" office:value="307.024" calcext:value-type="float">
            <text:p>307.024</text:p>
          </table:table-cell>
          <table:table-cell office:value-type="float" office:value="168" calcext:value-type="float">
            <text:p>168</text:p>
          </table:table-cell>
          <table:table-cell office:value-type="float" office:value="165" calcext:value-type="float">
            <text:p>165</text:p>
          </table:table-cell>
          <table:table-cell table:formula="of:=(([.A525]-[.C525])^2 + ([.B525]-[.D525])^2)^0.5" office:value-type="float" office:value="41.384799540411" calcext:value-type="float">
            <text:p>41.3847995404</text:p>
          </table:table-cell>
          <table:table-cell table:formula="of:=[.E525]+[.F525]" office:value-type="float" office:value="333" calcext:value-type="float">
            <text:p>333</text:p>
          </table:table-cell>
          <table:table-cell table:formula="of:=SQRT([.H525])" office:value-type="float" office:value="18.2482875908947" calcext:value-type="float">
            <text:p>18.2482875909</text:p>
          </table:table-cell>
          <table:table-cell table:formula="of:=[.G525]/[.I525]" office:value-type="float" office:value="2.26787304475959" calcext:value-type="float">
            <text:p>2.2678730448</text:p>
          </table:table-cell>
        </table:table-row>
        <table:table-row table:style-name="ro1">
          <table:table-cell office:value-type="float" office:value="107.618" calcext:value-type="float">
            <text:p>107.618</text:p>
          </table:table-cell>
          <table:table-cell office:value-type="float" office:value="310.576" calcext:value-type="float">
            <text:p>310.576</text:p>
          </table:table-cell>
          <table:table-cell office:value-type="float" office:value="148.646" calcext:value-type="float">
            <text:p>148.646</text:p>
          </table:table-cell>
          <table:table-cell office:value-type="float" office:value="307.093" calcext:value-type="float">
            <text:p>307.093</text:p>
          </table:table-cell>
          <table:table-cell office:value-type="float" office:value="165" calcext:value-type="float">
            <text:p>165</text:p>
          </table:table-cell>
          <table:table-cell office:value-type="float" office:value="161" calcext:value-type="float">
            <text:p>161</text:p>
          </table:table-cell>
          <table:table-cell table:formula="of:=(([.A526]-[.C526])^2 + ([.B526]-[.D526])^2)^0.5" office:value-type="float" office:value="41.1755761708321" calcext:value-type="float">
            <text:p>41.1755761708</text:p>
          </table:table-cell>
          <table:table-cell table:formula="of:=[.E526]+[.F526]" office:value-type="float" office:value="326" calcext:value-type="float">
            <text:p>326</text:p>
          </table:table-cell>
          <table:table-cell table:formula="of:=SQRT([.H526])" office:value-type="float" office:value="18.0554700852678" calcext:value-type="float">
            <text:p>18.0554700853</text:p>
          </table:table-cell>
          <table:table-cell table:formula="of:=[.G526]/[.I526]" office:value-type="float" office:value="2.28050424477339" calcext:value-type="float">
            <text:p>2.2805042448</text:p>
          </table:table-cell>
        </table:table-row>
        <table:table-row table:style-name="ro1">
          <table:table-cell office:value-type="float" office:value="107.361" calcext:value-type="float">
            <text:p>107.361</text:p>
          </table:table-cell>
          <table:table-cell office:value-type="float" office:value="310.53" calcext:value-type="float">
            <text:p>310.53</text:p>
          </table:table-cell>
          <table:table-cell office:value-type="float" office:value="148.531" calcext:value-type="float">
            <text:p>148.531</text:p>
          </table:table-cell>
          <table:table-cell office:value-type="float" office:value="307.137" calcext:value-type="float">
            <text:p>307.137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table:formula="of:=(([.A527]-[.C527])^2 + ([.B527]-[.D527])^2)^0.5" office:value-type="float" office:value="41.3095793854162" calcext:value-type="float">
            <text:p>41.3095793854</text:p>
          </table:table-cell>
          <table:table-cell table:formula="of:=[.E527]+[.F527]" office:value-type="float" office:value="326" calcext:value-type="float">
            <text:p>326</text:p>
          </table:table-cell>
          <table:table-cell table:formula="of:=SQRT([.H527])" office:value-type="float" office:value="18.0554700852678" calcext:value-type="float">
            <text:p>18.0554700853</text:p>
          </table:table-cell>
          <table:table-cell table:formula="of:=[.G527]/[.I527]" office:value-type="float" office:value="2.28792599640606" calcext:value-type="float">
            <text:p>2.2879259964</text:p>
          </table:table-cell>
        </table:table-row>
        <table:table-row table:style-name="ro1">
          <table:table-cell office:value-type="float" office:value="107.162" calcext:value-type="float">
            <text:p>107.162</text:p>
          </table:table-cell>
          <table:table-cell office:value-type="float" office:value="310.671" calcext:value-type="float">
            <text:p>310.671</text:p>
          </table:table-cell>
          <table:table-cell office:value-type="float" office:value="148.305" calcext:value-type="float">
            <text:p>148.305</text:p>
          </table:table-cell>
          <table:table-cell office:value-type="float" office:value="306.878" calcext:value-type="float">
            <text:p>306.878</text:p>
          </table:table-cell>
          <table:table-cell office:value-type="float" office:value="173" calcext:value-type="float">
            <text:p>173</text:p>
          </table:table-cell>
          <table:table-cell office:value-type="float" office:value="164" calcext:value-type="float">
            <text:p>164</text:p>
          </table:table-cell>
          <table:table-cell table:formula="of:=(([.A528]-[.C528])^2 + ([.B528]-[.D528])^2)^0.5" office:value-type="float" office:value="41.3174696466277" calcext:value-type="float">
            <text:p>41.3174696466</text:p>
          </table:table-cell>
          <table:table-cell table:formula="of:=[.E528]+[.F528]" office:value-type="float" office:value="337" calcext:value-type="float">
            <text:p>337</text:p>
          </table:table-cell>
          <table:table-cell table:formula="of:=SQRT([.H528])" office:value-type="float" office:value="18.3575597506858" calcext:value-type="float">
            <text:p>18.3575597507</text:p>
          </table:table-cell>
          <table:table-cell table:formula="of:=[.G528]/[.I528]" office:value-type="float" office:value="2.25070598749292" calcext:value-type="float">
            <text:p>2.2507059875</text:p>
          </table:table-cell>
        </table:table-row>
        <table:table-row table:style-name="ro1">
          <table:table-cell office:value-type="float" office:value="107.111" calcext:value-type="float">
            <text:p>107.111</text:p>
          </table:table-cell>
          <table:table-cell office:value-type="float" office:value="310.655" calcext:value-type="float">
            <text:p>310.655</text:p>
          </table:table-cell>
          <table:table-cell office:value-type="float" office:value="148.274" calcext:value-type="float">
            <text:p>148.274</text:p>
          </table:table-cell>
          <table:table-cell office:value-type="float" office:value="307.043" calcext:value-type="float">
            <text:p>307.043</text:p>
          </table:table-cell>
          <table:table-cell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  <table:table-cell table:formula="of:=(([.A529]-[.C529])^2 + ([.B529]-[.D529])^2)^0.5" office:value-type="float" office:value="41.3211702762639" calcext:value-type="float">
            <text:p>41.3211702763</text:p>
          </table:table-cell>
          <table:table-cell table:formula="of:=[.E529]+[.F529]" office:value-type="float" office:value="335" calcext:value-type="float">
            <text:p>335</text:p>
          </table:table-cell>
          <table:table-cell table:formula="of:=SQRT([.H529])" office:value-type="float" office:value="18.3030052177231" calcext:value-type="float">
            <text:p>18.3030052177</text:p>
          </table:table-cell>
          <table:table-cell table:formula="of:=[.G529]/[.I529]" office:value-type="float" office:value="2.25761670199667" calcext:value-type="float">
            <text:p>2.257616702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82" calcext:value-type="float">
            <text:p>148.182</text:p>
          </table:table-cell>
          <table:table-cell office:value-type="float" office:value="306.842" calcext:value-type="float">
            <text:p>306.842</text:p>
          </table:table-cell>
          <table:table-cell office:value-type="float" office:value="172" calcext:value-type="float">
            <text:p>172</text:p>
          </table:table-cell>
          <table:table-cell office:value-type="float" office:value="165" calcext:value-type="float">
            <text:p>165</text:p>
          </table:table-cell>
          <table:table-cell table:formula="of:=(([.A530]-[.C530])^2 + ([.B530]-[.D530])^2)^0.5" office:value-type="float" office:value="41.3000006416465" calcext:value-type="float">
            <text:p>41.3000006416</text:p>
          </table:table-cell>
          <table:table-cell table:formula="of:=[.E530]+[.F530]" office:value-type="float" office:value="337" calcext:value-type="float">
            <text:p>337</text:p>
          </table:table-cell>
          <table:table-cell table:formula="of:=SQRT([.H530])" office:value-type="float" office:value="18.3575597506858" calcext:value-type="float">
            <text:p>18.3575597507</text:p>
          </table:table-cell>
          <table:table-cell table:formula="of:=[.G530]/[.I530]" office:value-type="float" office:value="2.24975439015545" calcext:value-type="float">
            <text:p>2.2497543902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56" calcext:value-type="float">
            <text:p>148.156</text:p>
          </table:table-cell>
          <table:table-cell office:value-type="float" office:value="307.094" calcext:value-type="float">
            <text:p>307.094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table:formula="of:=(([.A531]-[.C531])^2 + ([.B531]-[.D531])^2)^0.5" office:value-type="float" office:value="41.2512315573729" calcext:value-type="float">
            <text:p>41.2512315574</text:p>
          </table:table-cell>
          <table:table-cell table:formula="of:=[.E531]+[.F531]" office:value-type="float" office:value="332" calcext:value-type="float">
            <text:p>332</text:p>
          </table:table-cell>
          <table:table-cell table:formula="of:=SQRT([.H531])" office:value-type="float" office:value="18.2208671582886" calcext:value-type="float">
            <text:p>18.2208671583</text:p>
          </table:table-cell>
          <table:table-cell table:formula="of:=[.G531]/[.I531]" office:value-type="float" office:value="2.2639554527792" calcext:value-type="float">
            <text:p>2.2639554528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56" calcext:value-type="float">
            <text:p>148.156</text:p>
          </table:table-cell>
          <table:table-cell office:value-type="float" office:value="307.094" calcext:value-type="float">
            <text:p>307.094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table:formula="of:=(([.A532]-[.C532])^2 + ([.B532]-[.D532])^2)^0.5" office:value-type="float" office:value="41.2512315573729" calcext:value-type="float">
            <text:p>41.2512315574</text:p>
          </table:table-cell>
          <table:table-cell table:formula="of:=[.E532]+[.F532]" office:value-type="float" office:value="332" calcext:value-type="float">
            <text:p>332</text:p>
          </table:table-cell>
          <table:table-cell table:formula="of:=SQRT([.H532])" office:value-type="float" office:value="18.2208671582886" calcext:value-type="float">
            <text:p>18.2208671583</text:p>
          </table:table-cell>
          <table:table-cell table:formula="of:=[.G532]/[.I532]" office:value-type="float" office:value="2.2639554527792" calcext:value-type="float">
            <text:p>2.2639554528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56" calcext:value-type="float">
            <text:p>148.156</text:p>
          </table:table-cell>
          <table:table-cell office:value-type="float" office:value="307.094" calcext:value-type="float">
            <text:p>307.094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table:formula="of:=(([.A533]-[.C533])^2 + ([.B533]-[.D533])^2)^0.5" office:value-type="float" office:value="41.2512315573729" calcext:value-type="float">
            <text:p>41.2512315574</text:p>
          </table:table-cell>
          <table:table-cell table:formula="of:=[.E533]+[.F533]" office:value-type="float" office:value="332" calcext:value-type="float">
            <text:p>332</text:p>
          </table:table-cell>
          <table:table-cell table:formula="of:=SQRT([.H533])" office:value-type="float" office:value="18.2208671582886" calcext:value-type="float">
            <text:p>18.2208671583</text:p>
          </table:table-cell>
          <table:table-cell table:formula="of:=[.G533]/[.I533]" office:value-type="float" office:value="2.2639554527792" calcext:value-type="float">
            <text:p>2.2639554528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48" calcext:value-type="float">
            <text:p>148.148</text:p>
          </table:table-cell>
          <table:table-cell office:value-type="float" office:value="306.969" calcext:value-type="float">
            <text:p>306.969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table:formula="of:=(([.A534]-[.C534])^2 + ([.B534]-[.D534])^2)^0.5" office:value-type="float" office:value="41.2544248778237" calcext:value-type="float">
            <text:p>41.2544248778</text:p>
          </table:table-cell>
          <table:table-cell table:formula="of:=[.E534]+[.F534]" office:value-type="float" office:value="334" calcext:value-type="float">
            <text:p>334</text:p>
          </table:table-cell>
          <table:table-cell table:formula="of:=SQRT([.H534])" office:value-type="float" office:value="18.2756668824971" calcext:value-type="float">
            <text:p>18.2756668825</text:p>
          </table:table-cell>
          <table:table-cell table:formula="of:=[.G534]/[.I534]" office:value-type="float" office:value="2.25734169609613" calcext:value-type="float">
            <text:p>2.2573416961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222" calcext:value-type="float">
            <text:p>148.222</text:p>
          </table:table-cell>
          <table:table-cell office:value-type="float" office:value="307.198" calcext:value-type="float">
            <text:p>307.198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table:formula="of:=(([.A535]-[.C535])^2 + ([.B535]-[.D535])^2)^0.5" office:value-type="float" office:value="41.3079926043375" calcext:value-type="float">
            <text:p>41.3079926043</text:p>
          </table:table-cell>
          <table:table-cell table:formula="of:=[.E535]+[.F535]" office:value-type="float" office:value="334" calcext:value-type="float">
            <text:p>334</text:p>
          </table:table-cell>
          <table:table-cell table:formula="of:=SQRT([.H535])" office:value-type="float" office:value="18.2756668824971" calcext:value-type="float">
            <text:p>18.2756668825</text:p>
          </table:table-cell>
          <table:table-cell table:formula="of:=[.G535]/[.I535]" office:value-type="float" office:value="2.26027279168121" calcext:value-type="float">
            <text:p>2.2602727917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56" calcext:value-type="float">
            <text:p>148.156</text:p>
          </table:table-cell>
          <table:table-cell office:value-type="float" office:value="307.094" calcext:value-type="float">
            <text:p>307.094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table:formula="of:=(([.A536]-[.C536])^2 + ([.B536]-[.D536])^2)^0.5" office:value-type="float" office:value="41.2512315573729" calcext:value-type="float">
            <text:p>41.2512315574</text:p>
          </table:table-cell>
          <table:table-cell table:formula="of:=[.E536]+[.F536]" office:value-type="float" office:value="332" calcext:value-type="float">
            <text:p>332</text:p>
          </table:table-cell>
          <table:table-cell table:formula="of:=SQRT([.H536])" office:value-type="float" office:value="18.2208671582886" calcext:value-type="float">
            <text:p>18.2208671583</text:p>
          </table:table-cell>
          <table:table-cell table:formula="of:=[.G536]/[.I536]" office:value-type="float" office:value="2.2639554527792" calcext:value-type="float">
            <text:p>2.2639554528</text:p>
          </table:table-cell>
        </table:table-row>
        <table:table-row table:style-name="ro1">
          <table:table-cell office:value-type="float" office:value="107.035" calcext:value-type="float">
            <text:p>107.035</text:p>
          </table:table-cell>
          <table:table-cell office:value-type="float" office:value="310.766" calcext:value-type="float">
            <text:p>310.766</text:p>
          </table:table-cell>
          <table:table-cell office:value-type="float" office:value="148.148" calcext:value-type="float">
            <text:p>148.148</text:p>
          </table:table-cell>
          <table:table-cell office:value-type="float" office:value="306.969" calcext:value-type="float">
            <text:p>306.969</text:p>
          </table:table-cell>
          <table:table-cell office:value-type="float" office:value="171" calcext:value-type="float">
            <text:p>171</text:p>
          </table:table-cell>
          <table:table-cell office:value-type="float" office:value="162" calcext:value-type="float">
            <text:p>162</text:p>
          </table:table-cell>
          <table:table-cell table:formula="of:=(([.A537]-[.C537])^2 + ([.B537]-[.D537])^2)^0.5" office:value-type="float" office:value="41.2879640815577" calcext:value-type="float">
            <text:p>41.2879640816</text:p>
          </table:table-cell>
          <table:table-cell table:formula="of:=[.E537]+[.F537]" office:value-type="float" office:value="333" calcext:value-type="float">
            <text:p>333</text:p>
          </table:table-cell>
          <table:table-cell table:formula="of:=SQRT([.H537])" office:value-type="float" office:value="18.2482875908947" calcext:value-type="float">
            <text:p>18.2482875909</text:p>
          </table:table-cell>
          <table:table-cell table:formula="of:=[.G537]/[.I537]" office:value-type="float" office:value="2.26256649430268" calcext:value-type="float">
            <text:p>2.2625664943</text:p>
          </table:table-cell>
        </table:table-row>
        <table:table-row table:style-name="ro1">
          <table:table-cell office:value-type="float" office:value="107.023" calcext:value-type="float">
            <text:p>107.023</text:p>
          </table:table-cell>
          <table:table-cell office:value-type="float" office:value="310.832" calcext:value-type="float">
            <text:p>310.832</text:p>
          </table:table-cell>
          <table:table-cell office:value-type="float" office:value="148.156" calcext:value-type="float">
            <text:p>148.156</text:p>
          </table:table-cell>
          <table:table-cell office:value-type="float" office:value="307.094" calcext:value-type="float">
            <text:p>307.094</text:p>
          </table:table-cell>
          <table:table-cell office:value-type="float" office:value="173" calcext:value-type="float">
            <text:p>173</text:p>
          </table:table-cell>
          <table:table-cell office:value-type="float" office:value="160" calcext:value-type="float">
            <text:p>160</text:p>
          </table:table-cell>
          <table:table-cell table:formula="of:=(([.A538]-[.C538])^2 + ([.B538]-[.D538])^2)^0.5" office:value-type="float" office:value="41.3024979026693" calcext:value-type="float">
            <text:p>41.3024979027</text:p>
          </table:table-cell>
          <table:table-cell table:formula="of:=[.E538]+[.F538]" office:value-type="float" office:value="333" calcext:value-type="float">
            <text:p>333</text:p>
          </table:table-cell>
          <table:table-cell table:formula="of:=SQRT([.H538])" office:value-type="float" office:value="18.2482875908947" calcext:value-type="float">
            <text:p>18.2482875909</text:p>
          </table:table-cell>
          <table:table-cell table:formula="of:=[.G538]/[.I538]" office:value-type="float" office:value="2.26336294279349" calcext:value-type="float">
            <text:p>2.2633629428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246" calcext:value-type="float">
            <text:p>148.246</text:p>
          </table:table-cell>
          <table:table-cell office:value-type="float" office:value="306.946" calcext:value-type="float">
            <text:p>306.946</text:p>
          </table:table-cell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table:formula="of:=(([.A539]-[.C539])^2 + ([.B539]-[.D539])^2)^0.5" office:value-type="float" office:value="41.3541108597441" calcext:value-type="float">
            <text:p>41.3541108597</text:p>
          </table:table-cell>
          <table:table-cell table:formula="of:=[.E539]+[.F539]" office:value-type="float" office:value="339" calcext:value-type="float">
            <text:p>339</text:p>
          </table:table-cell>
          <table:table-cell table:formula="of:=SQRT([.H539])" office:value-type="float" office:value="18.411952639522" calcext:value-type="float">
            <text:p>18.4119526395</text:p>
          </table:table-cell>
          <table:table-cell table:formula="of:=[.G539]/[.I539]" office:value-type="float" office:value="2.24604699291784" calcext:value-type="float">
            <text:p>2.2460469929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9" calcext:value-type="float">
            <text:p>148.19</text:p>
          </table:table-cell>
          <table:table-cell office:value-type="float" office:value="306.963" calcext:value-type="float">
            <text:p>306.963</text:p>
          </table:table-cell>
          <table:table-cell office:value-type="float" office:value="172" calcext:value-type="float">
            <text:p>172</text:p>
          </table:table-cell>
          <table:table-cell office:value-type="float" office:value="163" calcext:value-type="float">
            <text:p>163</text:p>
          </table:table-cell>
          <table:table-cell table:formula="of:=(([.A540]-[.C540])^2 + ([.B540]-[.D540])^2)^0.5" office:value-type="float" office:value="41.2967962437766" calcext:value-type="float">
            <text:p>41.2967962438</text:p>
          </table:table-cell>
          <table:table-cell table:formula="of:=[.E540]+[.F540]" office:value-type="float" office:value="335" calcext:value-type="float">
            <text:p>335</text:p>
          </table:table-cell>
          <table:table-cell table:formula="of:=SQRT([.H540])" office:value-type="float" office:value="18.3030052177231" calcext:value-type="float">
            <text:p>18.3030052177</text:p>
          </table:table-cell>
          <table:table-cell table:formula="of:=[.G540]/[.I540]" office:value-type="float" office:value="2.25628500634356" calcext:value-type="float">
            <text:p>2.2562850063</text:p>
          </table:table-cell>
        </table:table-row>
        <table:table-row table:style-name="ro1">
          <table:table-cell office:value-type="float" office:value="107.034" calcext:value-type="float">
            <text:p>107.034</text:p>
          </table:table-cell>
          <table:table-cell office:value-type="float" office:value="310.943" calcext:value-type="float">
            <text:p>310.943</text:p>
          </table:table-cell>
          <table:table-cell office:value-type="float" office:value="148.182" calcext:value-type="float">
            <text:p>148.182</text:p>
          </table:table-cell>
          <table:table-cell office:value-type="float" office:value="306.842" calcext:value-type="float">
            <text:p>306.842</text:p>
          </table:table-cell>
          <table:table-cell office:value-type="float" office:value="174" calcext:value-type="float">
            <text:p>174</text:p>
          </table:table-cell>
          <table:table-cell office:value-type="float" office:value="165" calcext:value-type="float">
            <text:p>165</text:p>
          </table:table-cell>
          <table:table-cell table:formula="of:=(([.A541]-[.C541])^2 + ([.B541]-[.D541])^2)^0.5" office:value-type="float" office:value="41.3518573343447" calcext:value-type="float">
            <text:p>41.3518573343</text:p>
          </table:table-cell>
          <table:table-cell table:formula="of:=[.E541]+[.F541]" office:value-type="float" office:value="339" calcext:value-type="float">
            <text:p>339</text:p>
          </table:table-cell>
          <table:table-cell table:formula="of:=SQRT([.H541])" office:value-type="float" office:value="18.411952639522" calcext:value-type="float">
            <text:p>18.4119526395</text:p>
          </table:table-cell>
          <table:table-cell table:formula="of:=[.G541]/[.I541]" office:value-type="float" office:value="2.24592459821895" calcext:value-type="float">
            <text:p>2.2459245982</text:p>
          </table:table-cell>
        </table:table-row>
        <table:table-row table:style-name="ro1">
          <table:table-cell office:value-type="float" office:value="107.035" calcext:value-type="float">
            <text:p>107.035</text:p>
          </table:table-cell>
          <table:table-cell office:value-type="float" office:value="310.728" calcext:value-type="float">
            <text:p>310.728</text:p>
          </table:table-cell>
          <table:table-cell office:value-type="float" office:value="148.19" calcext:value-type="float">
            <text:p>148.19</text:p>
          </table:table-cell>
          <table:table-cell office:value-type="float" office:value="306.963" calcext:value-type="float">
            <text:p>306.963</text:p>
          </table:table-cell>
          <table:table-cell office:value-type="float" office:value="173" calcext:value-type="float">
            <text:p>173</text:p>
          </table:table-cell>
          <table:table-cell office:value-type="float" office:value="163" calcext:value-type="float">
            <text:p>163</text:p>
          </table:table-cell>
          <table:table-cell table:formula="of:=(([.A542]-[.C542])^2 + ([.B542]-[.D542])^2)^0.5" office:value-type="float" office:value="41.3268586998819" calcext:value-type="float">
            <text:p>41.3268586999</text:p>
          </table:table-cell>
          <table:table-cell table:formula="of:=[.E542]+[.F542]" office:value-type="float" office:value="336" calcext:value-type="float">
            <text:p>336</text:p>
          </table:table-cell>
          <table:table-cell table:formula="of:=SQRT([.H542])" office:value-type="float" office:value="18.3303027798234" calcext:value-type="float">
            <text:p>18.3303027798</text:p>
          </table:table-cell>
          <table:table-cell table:formula="of:=[.G542]/[.I542]" office:value-type="float" office:value="2.2545649788923" calcext:value-type="float">
            <text:p>2.2545649789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222" calcext:value-type="float">
            <text:p>148.222</text:p>
          </table:table-cell>
          <table:table-cell office:value-type="float" office:value="307.198" calcext:value-type="float">
            <text:p>307.198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table:formula="of:=(([.A543]-[.C543])^2 + ([.B543]-[.D543])^2)^0.5" office:value-type="float" office:value="41.3079926043375" calcext:value-type="float">
            <text:p>41.3079926043</text:p>
          </table:table-cell>
          <table:table-cell table:formula="of:=[.E543]+[.F543]" office:value-type="float" office:value="334" calcext:value-type="float">
            <text:p>334</text:p>
          </table:table-cell>
          <table:table-cell table:formula="of:=SQRT([.H543])" office:value-type="float" office:value="18.2756668824971" calcext:value-type="float">
            <text:p>18.2756668825</text:p>
          </table:table-cell>
          <table:table-cell table:formula="of:=[.G543]/[.I543]" office:value-type="float" office:value="2.26027279168121" calcext:value-type="float">
            <text:p>2.2602727917</text:p>
          </table:table-cell>
        </table:table-row>
        <table:table-row table:style-name="ro1">
          <table:table-cell office:value-type="float" office:value="107.035" calcext:value-type="float">
            <text:p>107.035</text:p>
          </table:table-cell>
          <table:table-cell office:value-type="float" office:value="310.766" calcext:value-type="float">
            <text:p>310.766</text:p>
          </table:table-cell>
          <table:table-cell office:value-type="float" office:value="148.222" calcext:value-type="float">
            <text:p>148.222</text:p>
          </table:table-cell>
          <table:table-cell office:value-type="float" office:value="307.198" calcext:value-type="float">
            <text:p>307.198</text:p>
          </table:table-cell>
          <table:table-cell office:value-type="float" office:value="171" calcext:value-type="float">
            <text:p>171</text:p>
          </table:table-cell>
          <table:table-cell office:value-type="float" office:value="162" calcext:value-type="float">
            <text:p>162</text:p>
          </table:table-cell>
          <table:table-cell table:formula="of:=(([.A544]-[.C544])^2 + ([.B544]-[.D544])^2)^0.5" office:value-type="float" office:value="41.341257757838" calcext:value-type="float">
            <text:p>41.3412577578</text:p>
          </table:table-cell>
          <table:table-cell table:formula="of:=[.E544]+[.F544]" office:value-type="float" office:value="333" calcext:value-type="float">
            <text:p>333</text:p>
          </table:table-cell>
          <table:table-cell table:formula="of:=SQRT([.H544])" office:value-type="float" office:value="18.2482875908947" calcext:value-type="float">
            <text:p>18.2482875909</text:p>
          </table:table-cell>
          <table:table-cell table:formula="of:=[.G544]/[.I544]" office:value-type="float" office:value="2.26548696977277" calcext:value-type="float">
            <text:p>2.2654869698</text:p>
          </table:table-cell>
        </table:table-row>
        <table:table-row table:style-name="ro1">
          <table:table-cell office:value-type="float" office:value="107.035" calcext:value-type="float">
            <text:p>107.035</text:p>
          </table:table-cell>
          <table:table-cell office:value-type="float" office:value="310.766" calcext:value-type="float">
            <text:p>310.766</text:p>
          </table:table-cell>
          <table:table-cell office:value-type="float" office:value="148.222" calcext:value-type="float">
            <text:p>148.222</text:p>
          </table:table-cell>
          <table:table-cell office:value-type="float" office:value="307.198" calcext:value-type="float">
            <text:p>307.198</text:p>
          </table:table-cell>
          <table:table-cell office:value-type="float" office:value="171" calcext:value-type="float">
            <text:p>171</text:p>
          </table:table-cell>
          <table:table-cell office:value-type="float" office:value="162" calcext:value-type="float">
            <text:p>162</text:p>
          </table:table-cell>
          <table:table-cell table:formula="of:=(([.A545]-[.C545])^2 + ([.B545]-[.D545])^2)^0.5" office:value-type="float" office:value="41.341257757838" calcext:value-type="float">
            <text:p>41.3412577578</text:p>
          </table:table-cell>
          <table:table-cell table:formula="of:=[.E545]+[.F545]" office:value-type="float" office:value="333" calcext:value-type="float">
            <text:p>333</text:p>
          </table:table-cell>
          <table:table-cell table:formula="of:=SQRT([.H545])" office:value-type="float" office:value="18.2482875908947" calcext:value-type="float">
            <text:p>18.2482875909</text:p>
          </table:table-cell>
          <table:table-cell table:formula="of:=[.G545]/[.I545]" office:value-type="float" office:value="2.26548696977277" calcext:value-type="float">
            <text:p>2.2654869698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222" calcext:value-type="float">
            <text:p>148.222</text:p>
          </table:table-cell>
          <table:table-cell office:value-type="float" office:value="307.198" calcext:value-type="float">
            <text:p>307.198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table:formula="of:=(([.A546]-[.C546])^2 + ([.B546]-[.D546])^2)^0.5" office:value-type="float" office:value="41.3079926043375" calcext:value-type="float">
            <text:p>41.3079926043</text:p>
          </table:table-cell>
          <table:table-cell table:formula="of:=[.E546]+[.F546]" office:value-type="float" office:value="334" calcext:value-type="float">
            <text:p>334</text:p>
          </table:table-cell>
          <table:table-cell table:formula="of:=SQRT([.H546])" office:value-type="float" office:value="18.2756668824971" calcext:value-type="float">
            <text:p>18.2756668825</text:p>
          </table:table-cell>
          <table:table-cell table:formula="of:=[.G546]/[.I546]" office:value-type="float" office:value="2.26027279168121" calcext:value-type="float">
            <text:p>2.2602727917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82" calcext:value-type="float">
            <text:p>148.182</text:p>
          </table:table-cell>
          <table:table-cell office:value-type="float" office:value="306.842" calcext:value-type="float">
            <text:p>306.842</text:p>
          </table:table-cell>
          <table:table-cell office:value-type="float" office:value="172" calcext:value-type="float">
            <text:p>172</text:p>
          </table:table-cell>
          <table:table-cell office:value-type="float" office:value="165" calcext:value-type="float">
            <text:p>165</text:p>
          </table:table-cell>
          <table:table-cell table:formula="of:=(([.A547]-[.C547])^2 + ([.B547]-[.D547])^2)^0.5" office:value-type="float" office:value="41.3000006416465" calcext:value-type="float">
            <text:p>41.3000006416</text:p>
          </table:table-cell>
          <table:table-cell table:formula="of:=[.E547]+[.F547]" office:value-type="float" office:value="337" calcext:value-type="float">
            <text:p>337</text:p>
          </table:table-cell>
          <table:table-cell table:formula="of:=SQRT([.H547])" office:value-type="float" office:value="18.3575597506858" calcext:value-type="float">
            <text:p>18.3575597507</text:p>
          </table:table-cell>
          <table:table-cell table:formula="of:=[.G547]/[.I547]" office:value-type="float" office:value="2.24975439015545" calcext:value-type="float">
            <text:p>2.2497543902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246" calcext:value-type="float">
            <text:p>148.246</text:p>
          </table:table-cell>
          <table:table-cell office:value-type="float" office:value="306.946" calcext:value-type="float">
            <text:p>306.946</text:p>
          </table:table-cell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table:formula="of:=(([.A548]-[.C548])^2 + ([.B548]-[.D548])^2)^0.5" office:value-type="float" office:value="41.3541108597441" calcext:value-type="float">
            <text:p>41.3541108597</text:p>
          </table:table-cell>
          <table:table-cell table:formula="of:=[.E548]+[.F548]" office:value-type="float" office:value="339" calcext:value-type="float">
            <text:p>339</text:p>
          </table:table-cell>
          <table:table-cell table:formula="of:=SQRT([.H548])" office:value-type="float" office:value="18.411952639522" calcext:value-type="float">
            <text:p>18.4119526395</text:p>
          </table:table-cell>
          <table:table-cell table:formula="of:=[.G548]/[.I548]" office:value-type="float" office:value="2.24604699291784" calcext:value-type="float">
            <text:p>2.2460469929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82" calcext:value-type="float">
            <text:p>148.182</text:p>
          </table:table-cell>
          <table:table-cell office:value-type="float" office:value="306.842" calcext:value-type="float">
            <text:p>306.842</text:p>
          </table:table-cell>
          <table:table-cell office:value-type="float" office:value="172" calcext:value-type="float">
            <text:p>172</text:p>
          </table:table-cell>
          <table:table-cell office:value-type="float" office:value="165" calcext:value-type="float">
            <text:p>165</text:p>
          </table:table-cell>
          <table:table-cell table:formula="of:=(([.A549]-[.C549])^2 + ([.B549]-[.D549])^2)^0.5" office:value-type="float" office:value="41.3000006416465" calcext:value-type="float">
            <text:p>41.3000006416</text:p>
          </table:table-cell>
          <table:table-cell table:formula="of:=[.E549]+[.F549]" office:value-type="float" office:value="337" calcext:value-type="float">
            <text:p>337</text:p>
          </table:table-cell>
          <table:table-cell table:formula="of:=SQRT([.H549])" office:value-type="float" office:value="18.3575597506858" calcext:value-type="float">
            <text:p>18.3575597507</text:p>
          </table:table-cell>
          <table:table-cell table:formula="of:=[.G549]/[.I549]" office:value-type="float" office:value="2.24975439015545" calcext:value-type="float">
            <text:p>2.2497543902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56" calcext:value-type="float">
            <text:p>148.156</text:p>
          </table:table-cell>
          <table:table-cell office:value-type="float" office:value="307.094" calcext:value-type="float">
            <text:p>307.094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table:formula="of:=(([.A550]-[.C550])^2 + ([.B550]-[.D550])^2)^0.5" office:value-type="float" office:value="41.2512315573729" calcext:value-type="float">
            <text:p>41.2512315574</text:p>
          </table:table-cell>
          <table:table-cell table:formula="of:=[.E550]+[.F550]" office:value-type="float" office:value="332" calcext:value-type="float">
            <text:p>332</text:p>
          </table:table-cell>
          <table:table-cell table:formula="of:=SQRT([.H550])" office:value-type="float" office:value="18.2208671582886" calcext:value-type="float">
            <text:p>18.2208671583</text:p>
          </table:table-cell>
          <table:table-cell table:formula="of:=[.G550]/[.I550]" office:value-type="float" office:value="2.2639554527792" calcext:value-type="float">
            <text:p>2.2639554528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56" calcext:value-type="float">
            <text:p>148.156</text:p>
          </table:table-cell>
          <table:table-cell office:value-type="float" office:value="307.094" calcext:value-type="float">
            <text:p>307.094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table:formula="of:=(([.A551]-[.C551])^2 + ([.B551]-[.D551])^2)^0.5" office:value-type="float" office:value="41.2512315573729" calcext:value-type="float">
            <text:p>41.2512315574</text:p>
          </table:table-cell>
          <table:table-cell table:formula="of:=[.E551]+[.F551]" office:value-type="float" office:value="332" calcext:value-type="float">
            <text:p>332</text:p>
          </table:table-cell>
          <table:table-cell table:formula="of:=SQRT([.H551])" office:value-type="float" office:value="18.2208671582886" calcext:value-type="float">
            <text:p>18.2208671583</text:p>
          </table:table-cell>
          <table:table-cell table:formula="of:=[.G551]/[.I551]" office:value-type="float" office:value="2.2639554527792" calcext:value-type="float">
            <text:p>2.2639554528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9" calcext:value-type="float">
            <text:p>148.19</text:p>
          </table:table-cell>
          <table:table-cell office:value-type="float" office:value="306.963" calcext:value-type="float">
            <text:p>306.963</text:p>
          </table:table-cell>
          <table:table-cell office:value-type="float" office:value="172" calcext:value-type="float">
            <text:p>172</text:p>
          </table:table-cell>
          <table:table-cell office:value-type="float" office:value="163" calcext:value-type="float">
            <text:p>163</text:p>
          </table:table-cell>
          <table:table-cell table:formula="of:=(([.A552]-[.C552])^2 + ([.B552]-[.D552])^2)^0.5" office:value-type="float" office:value="41.2967962437766" calcext:value-type="float">
            <text:p>41.2967962438</text:p>
          </table:table-cell>
          <table:table-cell table:formula="of:=[.E552]+[.F552]" office:value-type="float" office:value="335" calcext:value-type="float">
            <text:p>335</text:p>
          </table:table-cell>
          <table:table-cell table:formula="of:=SQRT([.H552])" office:value-type="float" office:value="18.3030052177231" calcext:value-type="float">
            <text:p>18.3030052177</text:p>
          </table:table-cell>
          <table:table-cell table:formula="of:=[.G552]/[.I552]" office:value-type="float" office:value="2.25628500634356" calcext:value-type="float">
            <text:p>2.2562850063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9" calcext:value-type="float">
            <text:p>148.19</text:p>
          </table:table-cell>
          <table:table-cell office:value-type="float" office:value="306.963" calcext:value-type="float">
            <text:p>306.963</text:p>
          </table:table-cell>
          <table:table-cell office:value-type="float" office:value="172" calcext:value-type="float">
            <text:p>172</text:p>
          </table:table-cell>
          <table:table-cell office:value-type="float" office:value="163" calcext:value-type="float">
            <text:p>163</text:p>
          </table:table-cell>
          <table:table-cell table:formula="of:=(([.A553]-[.C553])^2 + ([.B553]-[.D553])^2)^0.5" office:value-type="float" office:value="41.2967962437766" calcext:value-type="float">
            <text:p>41.2967962438</text:p>
          </table:table-cell>
          <table:table-cell table:formula="of:=[.E553]+[.F553]" office:value-type="float" office:value="335" calcext:value-type="float">
            <text:p>335</text:p>
          </table:table-cell>
          <table:table-cell table:formula="of:=SQRT([.H553])" office:value-type="float" office:value="18.3030052177231" calcext:value-type="float">
            <text:p>18.3030052177</text:p>
          </table:table-cell>
          <table:table-cell table:formula="of:=[.G553]/[.I553]" office:value-type="float" office:value="2.25628500634356" calcext:value-type="float">
            <text:p>2.2562850063</text:p>
          </table:table-cell>
        </table:table-row>
        <table:table-row table:style-name="ro1">
          <table:table-cell office:value-type="float" office:value="107.018" calcext:value-type="float">
            <text:p>107.018</text:p>
          </table:table-cell>
          <table:table-cell office:value-type="float" office:value="310.824" calcext:value-type="float">
            <text:p>310.824</text:p>
          </table:table-cell>
          <table:table-cell office:value-type="float" office:value="148.255" calcext:value-type="float">
            <text:p>148.255</text:p>
          </table:table-cell>
          <table:table-cell office:value-type="float" office:value="307.067" calcext:value-type="float">
            <text:p>307.067</text:p>
          </table:table-cell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table:formula="of:=(([.A554]-[.C554])^2 + ([.B554]-[.D554])^2)^0.5" office:value-type="float" office:value="41.4077917546927" calcext:value-type="float">
            <text:p>41.4077917547</text:p>
          </table:table-cell>
          <table:table-cell table:formula="of:=[.E554]+[.F554]" office:value-type="float" office:value="335" calcext:value-type="float">
            <text:p>335</text:p>
          </table:table-cell>
          <table:table-cell table:formula="of:=SQRT([.H554])" office:value-type="float" office:value="18.3030052177231" calcext:value-type="float">
            <text:p>18.3030052177</text:p>
          </table:table-cell>
          <table:table-cell table:formula="of:=[.G554]/[.I554]" office:value-type="float" office:value="2.26234933892697" calcext:value-type="float">
            <text:p>2.2623493389</text:p>
          </table:table-cell>
        </table:table-row>
        <table:table-row table:style-name="ro1">
          <table:table-cell office:value-type="float" office:value="107.063" calcext:value-type="float">
            <text:p>107.063</text:p>
          </table:table-cell>
          <table:table-cell office:value-type="float" office:value="310.891" calcext:value-type="float">
            <text:p>310.891</text:p>
          </table:table-cell>
          <table:table-cell office:value-type="float" office:value="148.182" calcext:value-type="float">
            <text:p>148.182</text:p>
          </table:table-cell>
          <table:table-cell office:value-type="float" office:value="306.842" calcext:value-type="float">
            <text:p>306.842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table:formula="of:=(([.A555]-[.C555])^2 + ([.B555]-[.D555])^2)^0.5" office:value-type="float" office:value="41.3178721862586" calcext:value-type="float">
            <text:p>41.3178721863</text:p>
          </table:table-cell>
          <table:table-cell table:formula="of:=[.E555]+[.F555]" office:value-type="float" office:value="340" calcext:value-type="float">
            <text:p>340</text:p>
          </table:table-cell>
          <table:table-cell table:formula="of:=SQRT([.H555])" office:value-type="float" office:value="18.4390889145858" calcext:value-type="float">
            <text:p>18.4390889146</text:p>
          </table:table-cell>
          <table:table-cell table:formula="of:=[.G555]/[.I555]" office:value-type="float" office:value="2.24077623236445" calcext:value-type="float">
            <text:p>2.2407762324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48" calcext:value-type="float">
            <text:p>148.148</text:p>
          </table:table-cell>
          <table:table-cell office:value-type="float" office:value="306.969" calcext:value-type="float">
            <text:p>306.969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table:formula="of:=(([.A556]-[.C556])^2 + ([.B556]-[.D556])^2)^0.5" office:value-type="float" office:value="41.2544248778237" calcext:value-type="float">
            <text:p>41.2544248778</text:p>
          </table:table-cell>
          <table:table-cell table:formula="of:=[.E556]+[.F556]" office:value-type="float" office:value="334" calcext:value-type="float">
            <text:p>334</text:p>
          </table:table-cell>
          <table:table-cell table:formula="of:=SQRT([.H556])" office:value-type="float" office:value="18.2756668824971" calcext:value-type="float">
            <text:p>18.2756668825</text:p>
          </table:table-cell>
          <table:table-cell table:formula="of:=[.G556]/[.I556]" office:value-type="float" office:value="2.25734169609613" calcext:value-type="float">
            <text:p>2.2573416961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56" calcext:value-type="float">
            <text:p>148.156</text:p>
          </table:table-cell>
          <table:table-cell office:value-type="float" office:value="307.094" calcext:value-type="float">
            <text:p>307.094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table:formula="of:=(([.A557]-[.C557])^2 + ([.B557]-[.D557])^2)^0.5" office:value-type="float" office:value="41.2512315573729" calcext:value-type="float">
            <text:p>41.2512315574</text:p>
          </table:table-cell>
          <table:table-cell table:formula="of:=[.E557]+[.F557]" office:value-type="float" office:value="332" calcext:value-type="float">
            <text:p>332</text:p>
          </table:table-cell>
          <table:table-cell table:formula="of:=SQRT([.H557])" office:value-type="float" office:value="18.2208671582886" calcext:value-type="float">
            <text:p>18.2208671583</text:p>
          </table:table-cell>
          <table:table-cell table:formula="of:=[.G557]/[.I557]" office:value-type="float" office:value="2.2639554527792" calcext:value-type="float">
            <text:p>2.2639554528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56" calcext:value-type="float">
            <text:p>148.156</text:p>
          </table:table-cell>
          <table:table-cell office:value-type="float" office:value="307.094" calcext:value-type="float">
            <text:p>307.094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table:formula="of:=(([.A558]-[.C558])^2 + ([.B558]-[.D558])^2)^0.5" office:value-type="float" office:value="41.2512315573729" calcext:value-type="float">
            <text:p>41.2512315574</text:p>
          </table:table-cell>
          <table:table-cell table:formula="of:=[.E558]+[.F558]" office:value-type="float" office:value="332" calcext:value-type="float">
            <text:p>332</text:p>
          </table:table-cell>
          <table:table-cell table:formula="of:=SQRT([.H558])" office:value-type="float" office:value="18.2208671582886" calcext:value-type="float">
            <text:p>18.2208671583</text:p>
          </table:table-cell>
          <table:table-cell table:formula="of:=[.G558]/[.I558]" office:value-type="float" office:value="2.2639554527792" calcext:value-type="float">
            <text:p>2.2639554528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255" calcext:value-type="float">
            <text:p>148.255</text:p>
          </table:table-cell>
          <table:table-cell office:value-type="float" office:value="307.067" calcext:value-type="float">
            <text:p>307.067</text:p>
          </table:table-cell>
          <table:table-cell office:value-type="float" office:value="172" calcext:value-type="float">
            <text:p>172</text:p>
          </table:table-cell>
          <table:table-cell office:value-type="float" office:value="165" calcext:value-type="float">
            <text:p>165</text:p>
          </table:table-cell>
          <table:table-cell table:formula="of:=(([.A559]-[.C559])^2 + ([.B559]-[.D559])^2)^0.5" office:value-type="float" office:value="41.3522234589629" calcext:value-type="float">
            <text:p>41.352223459</text:p>
          </table:table-cell>
          <table:table-cell table:formula="of:=[.E559]+[.F559]" office:value-type="float" office:value="337" calcext:value-type="float">
            <text:p>337</text:p>
          </table:table-cell>
          <table:table-cell table:formula="of:=SQRT([.H559])" office:value-type="float" office:value="18.3575597506858" calcext:value-type="float">
            <text:p>18.3575597507</text:p>
          </table:table-cell>
          <table:table-cell table:formula="of:=[.G559]/[.I559]" office:value-type="float" office:value="2.25259914828375" calcext:value-type="float">
            <text:p>2.2525991483</text:p>
          </table:table-cell>
        </table:table-row>
        <table:table-row table:style-name="ro1">
          <table:table-cell office:value-type="float" office:value="107.035" calcext:value-type="float">
            <text:p>107.035</text:p>
          </table:table-cell>
          <table:table-cell office:value-type="float" office:value="310.766" calcext:value-type="float">
            <text:p>310.766</text:p>
          </table:table-cell>
          <table:table-cell office:value-type="float" office:value="148.148" calcext:value-type="float">
            <text:p>148.148</text:p>
          </table:table-cell>
          <table:table-cell office:value-type="float" office:value="306.969" calcext:value-type="float">
            <text:p>306.969</text:p>
          </table:table-cell>
          <table:table-cell office:value-type="float" office:value="171" calcext:value-type="float">
            <text:p>171</text:p>
          </table:table-cell>
          <table:table-cell office:value-type="float" office:value="162" calcext:value-type="float">
            <text:p>162</text:p>
          </table:table-cell>
          <table:table-cell table:formula="of:=(([.A560]-[.C560])^2 + ([.B560]-[.D560])^2)^0.5" office:value-type="float" office:value="41.2879640815577" calcext:value-type="float">
            <text:p>41.2879640816</text:p>
          </table:table-cell>
          <table:table-cell table:formula="of:=[.E560]+[.F560]" office:value-type="float" office:value="333" calcext:value-type="float">
            <text:p>333</text:p>
          </table:table-cell>
          <table:table-cell table:formula="of:=SQRT([.H560])" office:value-type="float" office:value="18.2482875908947" calcext:value-type="float">
            <text:p>18.2482875909</text:p>
          </table:table-cell>
          <table:table-cell table:formula="of:=[.G560]/[.I560]" office:value-type="float" office:value="2.26256649430268" calcext:value-type="float">
            <text:p>2.2625664943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82" calcext:value-type="float">
            <text:p>148.182</text:p>
          </table:table-cell>
          <table:table-cell office:value-type="float" office:value="306.842" calcext:value-type="float">
            <text:p>306.842</text:p>
          </table:table-cell>
          <table:table-cell office:value-type="float" office:value="172" calcext:value-type="float">
            <text:p>172</text:p>
          </table:table-cell>
          <table:table-cell office:value-type="float" office:value="165" calcext:value-type="float">
            <text:p>165</text:p>
          </table:table-cell>
          <table:table-cell table:formula="of:=(([.A561]-[.C561])^2 + ([.B561]-[.D561])^2)^0.5" office:value-type="float" office:value="41.3000006416465" calcext:value-type="float">
            <text:p>41.3000006416</text:p>
          </table:table-cell>
          <table:table-cell table:formula="of:=[.E561]+[.F561]" office:value-type="float" office:value="337" calcext:value-type="float">
            <text:p>337</text:p>
          </table:table-cell>
          <table:table-cell table:formula="of:=SQRT([.H561])" office:value-type="float" office:value="18.3575597506858" calcext:value-type="float">
            <text:p>18.3575597507</text:p>
          </table:table-cell>
          <table:table-cell table:formula="of:=[.G561]/[.I561]" office:value-type="float" office:value="2.24975439015545" calcext:value-type="float">
            <text:p>2.2497543902</text:p>
          </table:table-cell>
        </table:table-row>
        <table:table-row table:style-name="ro1">
          <table:table-cell office:value-type="float" office:value="107.063" calcext:value-type="float">
            <text:p>107.063</text:p>
          </table:table-cell>
          <table:table-cell office:value-type="float" office:value="310.891" calcext:value-type="float">
            <text:p>310.891</text:p>
          </table:table-cell>
          <table:table-cell office:value-type="float" office:value="148.156" calcext:value-type="float">
            <text:p>148.156</text:p>
          </table:table-cell>
          <table:table-cell office:value-type="float" office:value="307.094" calcext:value-type="float">
            <text:p>307.094</text:p>
          </table:table-cell>
          <table:table-cell office:value-type="float" office:value="175" calcext:value-type="float">
            <text:p>175</text:p>
          </table:table-cell>
          <table:table-cell office:value-type="float" office:value="160" calcext:value-type="float">
            <text:p>160</text:p>
          </table:table-cell>
          <table:table-cell table:formula="of:=(([.A562]-[.C562])^2 + ([.B562]-[.D562])^2)^0.5" office:value-type="float" office:value="41.2680488756132" calcext:value-type="float">
            <text:p>41.2680488756</text:p>
          </table:table-cell>
          <table:table-cell table:formula="of:=[.E562]+[.F562]" office:value-type="float" office:value="335" calcext:value-type="float">
            <text:p>335</text:p>
          </table:table-cell>
          <table:table-cell table:formula="of:=SQRT([.H562])" office:value-type="float" office:value="18.3030052177231" calcext:value-type="float">
            <text:p>18.3030052177</text:p>
          </table:table-cell>
          <table:table-cell table:formula="of:=[.G562]/[.I562]" office:value-type="float" office:value="2.25471436983762" calcext:value-type="float">
            <text:p>2.2547143698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246" calcext:value-type="float">
            <text:p>148.246</text:p>
          </table:table-cell>
          <table:table-cell office:value-type="float" office:value="306.946" calcext:value-type="float">
            <text:p>306.946</text:p>
          </table:table-cell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table:formula="of:=(([.A563]-[.C563])^2 + ([.B563]-[.D563])^2)^0.5" office:value-type="float" office:value="41.3541108597441" calcext:value-type="float">
            <text:p>41.3541108597</text:p>
          </table:table-cell>
          <table:table-cell table:formula="of:=[.E563]+[.F563]" office:value-type="float" office:value="339" calcext:value-type="float">
            <text:p>339</text:p>
          </table:table-cell>
          <table:table-cell table:formula="of:=SQRT([.H563])" office:value-type="float" office:value="18.411952639522" calcext:value-type="float">
            <text:p>18.4119526395</text:p>
          </table:table-cell>
          <table:table-cell table:formula="of:=[.G563]/[.I563]" office:value-type="float" office:value="2.24604699291784" calcext:value-type="float">
            <text:p>2.2460469929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255" calcext:value-type="float">
            <text:p>148.255</text:p>
          </table:table-cell>
          <table:table-cell office:value-type="float" office:value="307.067" calcext:value-type="float">
            <text:p>307.067</text:p>
          </table:table-cell>
          <table:table-cell office:value-type="float" office:value="172" calcext:value-type="float">
            <text:p>172</text:p>
          </table:table-cell>
          <table:table-cell office:value-type="float" office:value="165" calcext:value-type="float">
            <text:p>165</text:p>
          </table:table-cell>
          <table:table-cell table:formula="of:=(([.A564]-[.C564])^2 + ([.B564]-[.D564])^2)^0.5" office:value-type="float" office:value="41.3522234589629" calcext:value-type="float">
            <text:p>41.352223459</text:p>
          </table:table-cell>
          <table:table-cell table:formula="of:=[.E564]+[.F564]" office:value-type="float" office:value="337" calcext:value-type="float">
            <text:p>337</text:p>
          </table:table-cell>
          <table:table-cell table:formula="of:=SQRT([.H564])" office:value-type="float" office:value="18.3575597506858" calcext:value-type="float">
            <text:p>18.3575597507</text:p>
          </table:table-cell>
          <table:table-cell table:formula="of:=[.G564]/[.I564]" office:value-type="float" office:value="2.25259914828375" calcext:value-type="float">
            <text:p>2.2525991483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56" calcext:value-type="float">
            <text:p>148.156</text:p>
          </table:table-cell>
          <table:table-cell office:value-type="float" office:value="307.094" calcext:value-type="float">
            <text:p>307.094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table:formula="of:=(([.A565]-[.C565])^2 + ([.B565]-[.D565])^2)^0.5" office:value-type="float" office:value="41.2512315573729" calcext:value-type="float">
            <text:p>41.2512315574</text:p>
          </table:table-cell>
          <table:table-cell table:formula="of:=[.E565]+[.F565]" office:value-type="float" office:value="332" calcext:value-type="float">
            <text:p>332</text:p>
          </table:table-cell>
          <table:table-cell table:formula="of:=SQRT([.H565])" office:value-type="float" office:value="18.2208671582886" calcext:value-type="float">
            <text:p>18.2208671583</text:p>
          </table:table-cell>
          <table:table-cell table:formula="of:=[.G565]/[.I565]" office:value-type="float" office:value="2.2639554527792" calcext:value-type="float">
            <text:p>2.2639554528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213" calcext:value-type="float">
            <text:p>148.213</text:p>
          </table:table-cell>
          <table:table-cell office:value-type="float" office:value="307.073" calcext:value-type="float">
            <text:p>307.073</text:p>
          </table:table-cell>
          <table:table-cell office:value-type="float" office:value="172" calcext:value-type="float">
            <text:p>172</text:p>
          </table:table-cell>
          <table:table-cell office:value-type="float" office:value="164" calcext:value-type="float">
            <text:p>164</text:p>
          </table:table-cell>
          <table:table-cell table:formula="of:=(([.A566]-[.C566])^2 + ([.B566]-[.D566])^2)^0.5" office:value-type="float" office:value="41.3098579639291" calcext:value-type="float">
            <text:p>41.3098579639</text:p>
          </table:table-cell>
          <table:table-cell table:formula="of:=[.E566]+[.F566]" office:value-type="float" office:value="336" calcext:value-type="float">
            <text:p>336</text:p>
          </table:table-cell>
          <table:table-cell table:formula="of:=SQRT([.H566])" office:value-type="float" office:value="18.3303027798234" calcext:value-type="float">
            <text:p>18.3303027798</text:p>
          </table:table-cell>
          <table:table-cell table:formula="of:=[.G566]/[.I566]" office:value-type="float" office:value="2.25363751270928" calcext:value-type="float">
            <text:p>2.2536375127</text:p>
          </table:table-cell>
        </table:table-row>
        <table:table-row table:style-name="ro1">
          <table:table-cell office:value-type="float" office:value="107.035" calcext:value-type="float">
            <text:p>107.035</text:p>
          </table:table-cell>
          <table:table-cell office:value-type="float" office:value="310.766" calcext:value-type="float">
            <text:p>310.766</text:p>
          </table:table-cell>
          <table:table-cell office:value-type="float" office:value="148.156" calcext:value-type="float">
            <text:p>148.156</text:p>
          </table:table-cell>
          <table:table-cell office:value-type="float" office:value="307.094" calcext:value-type="float">
            <text:p>307.094</text:p>
          </table:table-cell>
          <table:table-cell office:value-type="float" office:value="171" calcext:value-type="float">
            <text:p>171</text:p>
          </table:table-cell>
          <table:table-cell office:value-type="float" office:value="160" calcext:value-type="float">
            <text:p>160</text:p>
          </table:table-cell>
          <table:table-cell table:formula="of:=(([.A567]-[.C567])^2 + ([.B567]-[.D567])^2)^0.5" office:value-type="float" office:value="41.2846245592715" calcext:value-type="float">
            <text:p>41.2846245593</text:p>
          </table:table-cell>
          <table:table-cell table:formula="of:=[.E567]+[.F567]" office:value-type="float" office:value="331" calcext:value-type="float">
            <text:p>331</text:p>
          </table:table-cell>
          <table:table-cell table:formula="of:=SQRT([.H567])" office:value-type="float" office:value="18.1934053986603" calcext:value-type="float">
            <text:p>18.1934053987</text:p>
          </table:table-cell>
          <table:table-cell table:formula="of:=[.G567]/[.I567]" office:value-type="float" office:value="2.26920819135441" calcext:value-type="float">
            <text:p>2.2692081914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48" calcext:value-type="float">
            <text:p>148.148</text:p>
          </table:table-cell>
          <table:table-cell office:value-type="float" office:value="306.969" calcext:value-type="float">
            <text:p>306.969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table:formula="of:=(([.A568]-[.C568])^2 + ([.B568]-[.D568])^2)^0.5" office:value-type="float" office:value="41.2544248778237" calcext:value-type="float">
            <text:p>41.2544248778</text:p>
          </table:table-cell>
          <table:table-cell table:formula="of:=[.E568]+[.F568]" office:value-type="float" office:value="334" calcext:value-type="float">
            <text:p>334</text:p>
          </table:table-cell>
          <table:table-cell table:formula="of:=SQRT([.H568])" office:value-type="float" office:value="18.2756668824971" calcext:value-type="float">
            <text:p>18.2756668825</text:p>
          </table:table-cell>
          <table:table-cell table:formula="of:=[.G568]/[.I568]" office:value-type="float" office:value="2.25734169609613" calcext:value-type="float">
            <text:p>2.2573416961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56" calcext:value-type="float">
            <text:p>148.156</text:p>
          </table:table-cell>
          <table:table-cell office:value-type="float" office:value="307.094" calcext:value-type="float">
            <text:p>307.094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table:formula="of:=(([.A569]-[.C569])^2 + ([.B569]-[.D569])^2)^0.5" office:value-type="float" office:value="41.2512315573729" calcext:value-type="float">
            <text:p>41.2512315574</text:p>
          </table:table-cell>
          <table:table-cell table:formula="of:=[.E569]+[.F569]" office:value-type="float" office:value="332" calcext:value-type="float">
            <text:p>332</text:p>
          </table:table-cell>
          <table:table-cell table:formula="of:=SQRT([.H569])" office:value-type="float" office:value="18.2208671582886" calcext:value-type="float">
            <text:p>18.2208671583</text:p>
          </table:table-cell>
          <table:table-cell table:formula="of:=[.G569]/[.I569]" office:value-type="float" office:value="2.2639554527792" calcext:value-type="float">
            <text:p>2.2639554528</text:p>
          </table:table-cell>
        </table:table-row>
        <table:table-row table:style-name="ro1">
          <table:table-cell office:value-type="float" office:value="107.063" calcext:value-type="float">
            <text:p>107.063</text:p>
          </table:table-cell>
          <table:table-cell office:value-type="float" office:value="310.891" calcext:value-type="float">
            <text:p>310.891</text:p>
          </table:table-cell>
          <table:table-cell office:value-type="float" office:value="148.156" calcext:value-type="float">
            <text:p>148.156</text:p>
          </table:table-cell>
          <table:table-cell office:value-type="float" office:value="307.094" calcext:value-type="float">
            <text:p>307.094</text:p>
          </table:table-cell>
          <table:table-cell office:value-type="float" office:value="175" calcext:value-type="float">
            <text:p>175</text:p>
          </table:table-cell>
          <table:table-cell office:value-type="float" office:value="160" calcext:value-type="float">
            <text:p>160</text:p>
          </table:table-cell>
          <table:table-cell table:formula="of:=(([.A570]-[.C570])^2 + ([.B570]-[.D570])^2)^0.5" office:value-type="float" office:value="41.2680488756132" calcext:value-type="float">
            <text:p>41.2680488756</text:p>
          </table:table-cell>
          <table:table-cell table:formula="of:=[.E570]+[.F570]" office:value-type="float" office:value="335" calcext:value-type="float">
            <text:p>335</text:p>
          </table:table-cell>
          <table:table-cell table:formula="of:=SQRT([.H570])" office:value-type="float" office:value="18.3030052177231" calcext:value-type="float">
            <text:p>18.3030052177</text:p>
          </table:table-cell>
          <table:table-cell table:formula="of:=[.G570]/[.I570]" office:value-type="float" office:value="2.25471436983762" calcext:value-type="float">
            <text:p>2.2547143698</text:p>
          </table:table-cell>
        </table:table-row>
        <table:table-row table:style-name="ro1">
          <table:table-cell office:value-type="float" office:value="107.063" calcext:value-type="float">
            <text:p>107.063</text:p>
          </table:table-cell>
          <table:table-cell office:value-type="float" office:value="310.891" calcext:value-type="float">
            <text:p>310.891</text:p>
          </table:table-cell>
          <table:table-cell office:value-type="float" office:value="148.19" calcext:value-type="float">
            <text:p>148.19</text:p>
          </table:table-cell>
          <table:table-cell office:value-type="float" office:value="306.963" calcext:value-type="float">
            <text:p>306.963</text:p>
          </table:table-cell>
          <table:table-cell office:value-type="float" office:value="175" calcext:value-type="float">
            <text:p>175</text:p>
          </table:table-cell>
          <table:table-cell office:value-type="float" office:value="163" calcext:value-type="float">
            <text:p>163</text:p>
          </table:table-cell>
          <table:table-cell table:formula="of:=(([.A571]-[.C571])^2 + ([.B571]-[.D571])^2)^0.5" office:value-type="float" office:value="41.3141539063794" calcext:value-type="float">
            <text:p>41.3141539064</text:p>
          </table:table-cell>
          <table:table-cell table:formula="of:=[.E571]+[.F571]" office:value-type="float" office:value="338" calcext:value-type="float">
            <text:p>338</text:p>
          </table:table-cell>
          <table:table-cell table:formula="of:=SQRT([.H571])" office:value-type="float" office:value="18.3847763108502" calcext:value-type="float">
            <text:p>18.3847763109</text:p>
          </table:table-cell>
          <table:table-cell table:formula="of:=[.G571]/[.I571]" office:value-type="float" office:value="2.24719372201427" calcext:value-type="float">
            <text:p>2.247193722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246" calcext:value-type="float">
            <text:p>148.246</text:p>
          </table:table-cell>
          <table:table-cell office:value-type="float" office:value="306.946" calcext:value-type="float">
            <text:p>306.946</text:p>
          </table:table-cell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table:formula="of:=(([.A572]-[.C572])^2 + ([.B572]-[.D572])^2)^0.5" office:value-type="float" office:value="41.3541108597441" calcext:value-type="float">
            <text:p>41.3541108597</text:p>
          </table:table-cell>
          <table:table-cell table:formula="of:=[.E572]+[.F572]" office:value-type="float" office:value="339" calcext:value-type="float">
            <text:p>339</text:p>
          </table:table-cell>
          <table:table-cell table:formula="of:=SQRT([.H572])" office:value-type="float" office:value="18.411952639522" calcext:value-type="float">
            <text:p>18.4119526395</text:p>
          </table:table-cell>
          <table:table-cell table:formula="of:=[.G572]/[.I572]" office:value-type="float" office:value="2.24604699291784" calcext:value-type="float">
            <text:p>2.2460469929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56" calcext:value-type="float">
            <text:p>148.156</text:p>
          </table:table-cell>
          <table:table-cell office:value-type="float" office:value="307.094" calcext:value-type="float">
            <text:p>307.094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table:formula="of:=(([.A573]-[.C573])^2 + ([.B573]-[.D573])^2)^0.5" office:value-type="float" office:value="41.2512315573729" calcext:value-type="float">
            <text:p>41.2512315574</text:p>
          </table:table-cell>
          <table:table-cell table:formula="of:=[.E573]+[.F573]" office:value-type="float" office:value="332" calcext:value-type="float">
            <text:p>332</text:p>
          </table:table-cell>
          <table:table-cell table:formula="of:=SQRT([.H573])" office:value-type="float" office:value="18.2208671582886" calcext:value-type="float">
            <text:p>18.2208671583</text:p>
          </table:table-cell>
          <table:table-cell table:formula="of:=[.G573]/[.I573]" office:value-type="float" office:value="2.2639554527792" calcext:value-type="float">
            <text:p>2.2639554528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56" calcext:value-type="float">
            <text:p>148.156</text:p>
          </table:table-cell>
          <table:table-cell office:value-type="float" office:value="307.094" calcext:value-type="float">
            <text:p>307.094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table:formula="of:=(([.A574]-[.C574])^2 + ([.B574]-[.D574])^2)^0.5" office:value-type="float" office:value="41.2512315573729" calcext:value-type="float">
            <text:p>41.2512315574</text:p>
          </table:table-cell>
          <table:table-cell table:formula="of:=[.E574]+[.F574]" office:value-type="float" office:value="332" calcext:value-type="float">
            <text:p>332</text:p>
          </table:table-cell>
          <table:table-cell table:formula="of:=SQRT([.H574])" office:value-type="float" office:value="18.2208671582886" calcext:value-type="float">
            <text:p>18.2208671583</text:p>
          </table:table-cell>
          <table:table-cell table:formula="of:=[.G574]/[.I574]" office:value-type="float" office:value="2.2639554527792" calcext:value-type="float">
            <text:p>2.2639554528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246" calcext:value-type="float">
            <text:p>148.246</text:p>
          </table:table-cell>
          <table:table-cell office:value-type="float" office:value="306.946" calcext:value-type="float">
            <text:p>306.946</text:p>
          </table:table-cell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table:formula="of:=(([.A575]-[.C575])^2 + ([.B575]-[.D575])^2)^0.5" office:value-type="float" office:value="41.3541108597441" calcext:value-type="float">
            <text:p>41.3541108597</text:p>
          </table:table-cell>
          <table:table-cell table:formula="of:=[.E575]+[.F575]" office:value-type="float" office:value="339" calcext:value-type="float">
            <text:p>339</text:p>
          </table:table-cell>
          <table:table-cell table:formula="of:=SQRT([.H575])" office:value-type="float" office:value="18.411952639522" calcext:value-type="float">
            <text:p>18.4119526395</text:p>
          </table:table-cell>
          <table:table-cell table:formula="of:=[.G575]/[.I575]" office:value-type="float" office:value="2.24604699291784" calcext:value-type="float">
            <text:p>2.2460469929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82" calcext:value-type="float">
            <text:p>148.182</text:p>
          </table:table-cell>
          <table:table-cell office:value-type="float" office:value="306.842" calcext:value-type="float">
            <text:p>306.842</text:p>
          </table:table-cell>
          <table:table-cell office:value-type="float" office:value="172" calcext:value-type="float">
            <text:p>172</text:p>
          </table:table-cell>
          <table:table-cell office:value-type="float" office:value="165" calcext:value-type="float">
            <text:p>165</text:p>
          </table:table-cell>
          <table:table-cell table:formula="of:=(([.A576]-[.C576])^2 + ([.B576]-[.D576])^2)^0.5" office:value-type="float" office:value="41.3000006416465" calcext:value-type="float">
            <text:p>41.3000006416</text:p>
          </table:table-cell>
          <table:table-cell table:formula="of:=[.E576]+[.F576]" office:value-type="float" office:value="337" calcext:value-type="float">
            <text:p>337</text:p>
          </table:table-cell>
          <table:table-cell table:formula="of:=SQRT([.H576])" office:value-type="float" office:value="18.3575597506858" calcext:value-type="float">
            <text:p>18.3575597507</text:p>
          </table:table-cell>
          <table:table-cell table:formula="of:=[.G576]/[.I576]" office:value-type="float" office:value="2.24975439015545" calcext:value-type="float">
            <text:p>2.2497543902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56" calcext:value-type="float">
            <text:p>148.156</text:p>
          </table:table-cell>
          <table:table-cell office:value-type="float" office:value="307.094" calcext:value-type="float">
            <text:p>307.094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table:formula="of:=(([.A577]-[.C577])^2 + ([.B577]-[.D577])^2)^0.5" office:value-type="float" office:value="41.2512315573729" calcext:value-type="float">
            <text:p>41.2512315574</text:p>
          </table:table-cell>
          <table:table-cell table:formula="of:=[.E577]+[.F577]" office:value-type="float" office:value="332" calcext:value-type="float">
            <text:p>332</text:p>
          </table:table-cell>
          <table:table-cell table:formula="of:=SQRT([.H577])" office:value-type="float" office:value="18.2208671582886" calcext:value-type="float">
            <text:p>18.2208671583</text:p>
          </table:table-cell>
          <table:table-cell table:formula="of:=[.G577]/[.I577]" office:value-type="float" office:value="2.2639554527792" calcext:value-type="float">
            <text:p>2.2639554528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9" calcext:value-type="float">
            <text:p>148.19</text:p>
          </table:table-cell>
          <table:table-cell office:value-type="float" office:value="306.963" calcext:value-type="float">
            <text:p>306.963</text:p>
          </table:table-cell>
          <table:table-cell office:value-type="float" office:value="172" calcext:value-type="float">
            <text:p>172</text:p>
          </table:table-cell>
          <table:table-cell office:value-type="float" office:value="163" calcext:value-type="float">
            <text:p>163</text:p>
          </table:table-cell>
          <table:table-cell table:formula="of:=(([.A578]-[.C578])^2 + ([.B578]-[.D578])^2)^0.5" office:value-type="float" office:value="41.2967962437766" calcext:value-type="float">
            <text:p>41.2967962438</text:p>
          </table:table-cell>
          <table:table-cell table:formula="of:=[.E578]+[.F578]" office:value-type="float" office:value="335" calcext:value-type="float">
            <text:p>335</text:p>
          </table:table-cell>
          <table:table-cell table:formula="of:=SQRT([.H578])" office:value-type="float" office:value="18.3030052177231" calcext:value-type="float">
            <text:p>18.3030052177</text:p>
          </table:table-cell>
          <table:table-cell table:formula="of:=[.G578]/[.I578]" office:value-type="float" office:value="2.25628500634356" calcext:value-type="float">
            <text:p>2.2562850063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82" calcext:value-type="float">
            <text:p>148.182</text:p>
          </table:table-cell>
          <table:table-cell office:value-type="float" office:value="306.842" calcext:value-type="float">
            <text:p>306.842</text:p>
          </table:table-cell>
          <table:table-cell office:value-type="float" office:value="172" calcext:value-type="float">
            <text:p>172</text:p>
          </table:table-cell>
          <table:table-cell office:value-type="float" office:value="165" calcext:value-type="float">
            <text:p>165</text:p>
          </table:table-cell>
          <table:table-cell table:formula="of:=(([.A579]-[.C579])^2 + ([.B579]-[.D579])^2)^0.5" office:value-type="float" office:value="41.3000006416465" calcext:value-type="float">
            <text:p>41.3000006416</text:p>
          </table:table-cell>
          <table:table-cell table:formula="of:=[.E579]+[.F579]" office:value-type="float" office:value="337" calcext:value-type="float">
            <text:p>337</text:p>
          </table:table-cell>
          <table:table-cell table:formula="of:=SQRT([.H579])" office:value-type="float" office:value="18.3575597506858" calcext:value-type="float">
            <text:p>18.3575597507</text:p>
          </table:table-cell>
          <table:table-cell table:formula="of:=[.G579]/[.I579]" office:value-type="float" office:value="2.24975439015545" calcext:value-type="float">
            <text:p>2.2497543902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56" calcext:value-type="float">
            <text:p>148.156</text:p>
          </table:table-cell>
          <table:table-cell office:value-type="float" office:value="307.094" calcext:value-type="float">
            <text:p>307.094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table:formula="of:=(([.A580]-[.C580])^2 + ([.B580]-[.D580])^2)^0.5" office:value-type="float" office:value="41.2512315573729" calcext:value-type="float">
            <text:p>41.2512315574</text:p>
          </table:table-cell>
          <table:table-cell table:formula="of:=[.E580]+[.F580]" office:value-type="float" office:value="332" calcext:value-type="float">
            <text:p>332</text:p>
          </table:table-cell>
          <table:table-cell table:formula="of:=SQRT([.H580])" office:value-type="float" office:value="18.2208671582886" calcext:value-type="float">
            <text:p>18.2208671583</text:p>
          </table:table-cell>
          <table:table-cell table:formula="of:=[.G580]/[.I580]" office:value-type="float" office:value="2.2639554527792" calcext:value-type="float">
            <text:p>2.2639554528</text:p>
          </table:table-cell>
        </table:table-row>
        <table:table-row table:style-name="ro1">
          <table:table-cell office:value-type="float" office:value="107.018" calcext:value-type="float">
            <text:p>107.018</text:p>
          </table:table-cell>
          <table:table-cell office:value-type="float" office:value="310.824" calcext:value-type="float">
            <text:p>310.824</text:p>
          </table:table-cell>
          <table:table-cell office:value-type="float" office:value="148.246" calcext:value-type="float">
            <text:p>148.246</text:p>
          </table:table-cell>
          <table:table-cell office:value-type="float" office:value="306.946" calcext:value-type="float">
            <text:p>306.946</text:p>
          </table:table-cell>
          <table:table-cell office:value-type="float" office:value="170" calcext:value-type="float">
            <text:p>170</text:p>
          </table:table-cell>
          <table:table-cell office:value-type="float" office:value="167" calcext:value-type="float">
            <text:p>167</text:p>
          </table:table-cell>
          <table:table-cell table:formula="of:=(([.A581]-[.C581])^2 + ([.B581]-[.D581])^2)^0.5" office:value-type="float" office:value="41.4099851243634" calcext:value-type="float">
            <text:p>41.4099851244</text:p>
          </table:table-cell>
          <table:table-cell table:formula="of:=[.E581]+[.F581]" office:value-type="float" office:value="337" calcext:value-type="float">
            <text:p>337</text:p>
          </table:table-cell>
          <table:table-cell table:formula="of:=SQRT([.H581])" office:value-type="float" office:value="18.3575597506858" calcext:value-type="float">
            <text:p>18.3575597507</text:p>
          </table:table-cell>
          <table:table-cell table:formula="of:=[.G581]/[.I581]" office:value-type="float" office:value="2.25574562669292" calcext:value-type="float">
            <text:p>2.2557456267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56" calcext:value-type="float">
            <text:p>148.156</text:p>
          </table:table-cell>
          <table:table-cell office:value-type="float" office:value="307.094" calcext:value-type="float">
            <text:p>307.094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table:formula="of:=(([.A582]-[.C582])^2 + ([.B582]-[.D582])^2)^0.5" office:value-type="float" office:value="41.2512315573729" calcext:value-type="float">
            <text:p>41.2512315574</text:p>
          </table:table-cell>
          <table:table-cell table:formula="of:=[.E582]+[.F582]" office:value-type="float" office:value="332" calcext:value-type="float">
            <text:p>332</text:p>
          </table:table-cell>
          <table:table-cell table:formula="of:=SQRT([.H582])" office:value-type="float" office:value="18.2208671582886" calcext:value-type="float">
            <text:p>18.2208671583</text:p>
          </table:table-cell>
          <table:table-cell table:formula="of:=[.G582]/[.I582]" office:value-type="float" office:value="2.2639554527792" calcext:value-type="float">
            <text:p>2.2639554528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56" calcext:value-type="float">
            <text:p>148.156</text:p>
          </table:table-cell>
          <table:table-cell office:value-type="float" office:value="307.094" calcext:value-type="float">
            <text:p>307.094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table:formula="of:=(([.A583]-[.C583])^2 + ([.B583]-[.D583])^2)^0.5" office:value-type="float" office:value="41.2512315573729" calcext:value-type="float">
            <text:p>41.2512315574</text:p>
          </table:table-cell>
          <table:table-cell table:formula="of:=[.E583]+[.F583]" office:value-type="float" office:value="332" calcext:value-type="float">
            <text:p>332</text:p>
          </table:table-cell>
          <table:table-cell table:formula="of:=SQRT([.H583])" office:value-type="float" office:value="18.2208671582886" calcext:value-type="float">
            <text:p>18.2208671583</text:p>
          </table:table-cell>
          <table:table-cell table:formula="of:=[.G583]/[.I583]" office:value-type="float" office:value="2.2639554527792" calcext:value-type="float">
            <text:p>2.2639554528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82" calcext:value-type="float">
            <text:p>148.182</text:p>
          </table:table-cell>
          <table:table-cell office:value-type="float" office:value="306.842" calcext:value-type="float">
            <text:p>306.842</text:p>
          </table:table-cell>
          <table:table-cell office:value-type="float" office:value="172" calcext:value-type="float">
            <text:p>172</text:p>
          </table:table-cell>
          <table:table-cell office:value-type="float" office:value="165" calcext:value-type="float">
            <text:p>165</text:p>
          </table:table-cell>
          <table:table-cell table:formula="of:=(([.A584]-[.C584])^2 + ([.B584]-[.D584])^2)^0.5" office:value-type="float" office:value="41.3000006416465" calcext:value-type="float">
            <text:p>41.3000006416</text:p>
          </table:table-cell>
          <table:table-cell table:formula="of:=[.E584]+[.F584]" office:value-type="float" office:value="337" calcext:value-type="float">
            <text:p>337</text:p>
          </table:table-cell>
          <table:table-cell table:formula="of:=SQRT([.H584])" office:value-type="float" office:value="18.3575597506858" calcext:value-type="float">
            <text:p>18.3575597507</text:p>
          </table:table-cell>
          <table:table-cell table:formula="of:=[.G584]/[.I584]" office:value-type="float" office:value="2.24975439015545" calcext:value-type="float">
            <text:p>2.2497543902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255" calcext:value-type="float">
            <text:p>148.255</text:p>
          </table:table-cell>
          <table:table-cell office:value-type="float" office:value="307.067" calcext:value-type="float">
            <text:p>307.067</text:p>
          </table:table-cell>
          <table:table-cell office:value-type="float" office:value="172" calcext:value-type="float">
            <text:p>172</text:p>
          </table:table-cell>
          <table:table-cell office:value-type="float" office:value="165" calcext:value-type="float">
            <text:p>165</text:p>
          </table:table-cell>
          <table:table-cell table:formula="of:=(([.A585]-[.C585])^2 + ([.B585]-[.D585])^2)^0.5" office:value-type="float" office:value="41.3522234589629" calcext:value-type="float">
            <text:p>41.352223459</text:p>
          </table:table-cell>
          <table:table-cell table:formula="of:=[.E585]+[.F585]" office:value-type="float" office:value="337" calcext:value-type="float">
            <text:p>337</text:p>
          </table:table-cell>
          <table:table-cell table:formula="of:=SQRT([.H585])" office:value-type="float" office:value="18.3575597506858" calcext:value-type="float">
            <text:p>18.3575597507</text:p>
          </table:table-cell>
          <table:table-cell table:formula="of:=[.G585]/[.I585]" office:value-type="float" office:value="2.25259914828375" calcext:value-type="float">
            <text:p>2.2525991483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222" calcext:value-type="float">
            <text:p>148.222</text:p>
          </table:table-cell>
          <table:table-cell office:value-type="float" office:value="307.198" calcext:value-type="float">
            <text:p>307.198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table:formula="of:=(([.A586]-[.C586])^2 + ([.B586]-[.D586])^2)^0.5" office:value-type="float" office:value="41.3079926043375" calcext:value-type="float">
            <text:p>41.3079926043</text:p>
          </table:table-cell>
          <table:table-cell table:formula="of:=[.E586]+[.F586]" office:value-type="float" office:value="334" calcext:value-type="float">
            <text:p>334</text:p>
          </table:table-cell>
          <table:table-cell table:formula="of:=SQRT([.H586])" office:value-type="float" office:value="18.2756668824971" calcext:value-type="float">
            <text:p>18.2756668825</text:p>
          </table:table-cell>
          <table:table-cell table:formula="of:=[.G586]/[.I586]" office:value-type="float" office:value="2.26027279168121" calcext:value-type="float">
            <text:p>2.2602727917</text:p>
          </table:table-cell>
        </table:table-row>
        <table:table-row table:style-name="ro1">
          <table:table-cell office:value-type="float" office:value="107.018" calcext:value-type="float">
            <text:p>107.018</text:p>
          </table:table-cell>
          <table:table-cell office:value-type="float" office:value="310.824" calcext:value-type="float">
            <text:p>310.824</text:p>
          </table:table-cell>
          <table:table-cell office:value-type="float" office:value="148.148" calcext:value-type="float">
            <text:p>148.148</text:p>
          </table:table-cell>
          <table:table-cell office:value-type="float" office:value="306.969" calcext:value-type="float">
            <text:p>306.969</text:p>
          </table:table-cell>
          <table:table-cell office:value-type="float" office:value="170" calcext:value-type="float">
            <text:p>170</text:p>
          </table:table-cell>
          <table:table-cell office:value-type="float" office:value="162" calcext:value-type="float">
            <text:p>162</text:p>
          </table:table-cell>
          <table:table-cell table:formula="of:=(([.A587]-[.C587])^2 + ([.B587]-[.D587])^2)^0.5" office:value-type="float" office:value="41.3102641603754" calcext:value-type="float">
            <text:p>41.3102641604</text:p>
          </table:table-cell>
          <table:table-cell table:formula="of:=[.E587]+[.F587]" office:value-type="float" office:value="332" calcext:value-type="float">
            <text:p>332</text:p>
          </table:table-cell>
          <table:table-cell table:formula="of:=SQRT([.H587])" office:value-type="float" office:value="18.2208671582886" calcext:value-type="float">
            <text:p>18.2208671583</text:p>
          </table:table-cell>
          <table:table-cell table:formula="of:=[.G587]/[.I587]" office:value-type="float" office:value="2.26719528777112" calcext:value-type="float">
            <text:p>2.2671952878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9" calcext:value-type="float">
            <text:p>148.19</text:p>
          </table:table-cell>
          <table:table-cell office:value-type="float" office:value="306.963" calcext:value-type="float">
            <text:p>306.963</text:p>
          </table:table-cell>
          <table:table-cell office:value-type="float" office:value="172" calcext:value-type="float">
            <text:p>172</text:p>
          </table:table-cell>
          <table:table-cell office:value-type="float" office:value="163" calcext:value-type="float">
            <text:p>163</text:p>
          </table:table-cell>
          <table:table-cell table:formula="of:=(([.A588]-[.C588])^2 + ([.B588]-[.D588])^2)^0.5" office:value-type="float" office:value="41.2967962437766" calcext:value-type="float">
            <text:p>41.2967962438</text:p>
          </table:table-cell>
          <table:table-cell table:formula="of:=[.E588]+[.F588]" office:value-type="float" office:value="335" calcext:value-type="float">
            <text:p>335</text:p>
          </table:table-cell>
          <table:table-cell table:formula="of:=SQRT([.H588])" office:value-type="float" office:value="18.3030052177231" calcext:value-type="float">
            <text:p>18.3030052177</text:p>
          </table:table-cell>
          <table:table-cell table:formula="of:=[.G588]/[.I588]" office:value-type="float" office:value="2.25628500634356" calcext:value-type="float">
            <text:p>2.2562850063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9" calcext:value-type="float">
            <text:p>148.19</text:p>
          </table:table-cell>
          <table:table-cell office:value-type="float" office:value="306.963" calcext:value-type="float">
            <text:p>306.963</text:p>
          </table:table-cell>
          <table:table-cell office:value-type="float" office:value="172" calcext:value-type="float">
            <text:p>172</text:p>
          </table:table-cell>
          <table:table-cell office:value-type="float" office:value="163" calcext:value-type="float">
            <text:p>163</text:p>
          </table:table-cell>
          <table:table-cell table:formula="of:=(([.A589]-[.C589])^2 + ([.B589]-[.D589])^2)^0.5" office:value-type="float" office:value="41.2967962437766" calcext:value-type="float">
            <text:p>41.2967962438</text:p>
          </table:table-cell>
          <table:table-cell table:formula="of:=[.E589]+[.F589]" office:value-type="float" office:value="335" calcext:value-type="float">
            <text:p>335</text:p>
          </table:table-cell>
          <table:table-cell table:formula="of:=SQRT([.H589])" office:value-type="float" office:value="18.3030052177231" calcext:value-type="float">
            <text:p>18.3030052177</text:p>
          </table:table-cell>
          <table:table-cell table:formula="of:=[.G589]/[.I589]" office:value-type="float" office:value="2.25628500634356" calcext:value-type="float">
            <text:p>2.2562850063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56" calcext:value-type="float">
            <text:p>148.156</text:p>
          </table:table-cell>
          <table:table-cell office:value-type="float" office:value="307.094" calcext:value-type="float">
            <text:p>307.094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table:formula="of:=(([.A590]-[.C590])^2 + ([.B590]-[.D590])^2)^0.5" office:value-type="float" office:value="41.2512315573729" calcext:value-type="float">
            <text:p>41.2512315574</text:p>
          </table:table-cell>
          <table:table-cell table:formula="of:=[.E590]+[.F590]" office:value-type="float" office:value="332" calcext:value-type="float">
            <text:p>332</text:p>
          </table:table-cell>
          <table:table-cell table:formula="of:=SQRT([.H590])" office:value-type="float" office:value="18.2208671582886" calcext:value-type="float">
            <text:p>18.2208671583</text:p>
          </table:table-cell>
          <table:table-cell table:formula="of:=[.G590]/[.I590]" office:value-type="float" office:value="2.2639554527792" calcext:value-type="float">
            <text:p>2.2639554528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82" calcext:value-type="float">
            <text:p>148.182</text:p>
          </table:table-cell>
          <table:table-cell office:value-type="float" office:value="306.842" calcext:value-type="float">
            <text:p>306.842</text:p>
          </table:table-cell>
          <table:table-cell office:value-type="float" office:value="172" calcext:value-type="float">
            <text:p>172</text:p>
          </table:table-cell>
          <table:table-cell office:value-type="float" office:value="165" calcext:value-type="float">
            <text:p>165</text:p>
          </table:table-cell>
          <table:table-cell table:formula="of:=(([.A591]-[.C591])^2 + ([.B591]-[.D591])^2)^0.5" office:value-type="float" office:value="41.3000006416465" calcext:value-type="float">
            <text:p>41.3000006416</text:p>
          </table:table-cell>
          <table:table-cell table:formula="of:=[.E591]+[.F591]" office:value-type="float" office:value="337" calcext:value-type="float">
            <text:p>337</text:p>
          </table:table-cell>
          <table:table-cell table:formula="of:=SQRT([.H591])" office:value-type="float" office:value="18.3575597506858" calcext:value-type="float">
            <text:p>18.3575597507</text:p>
          </table:table-cell>
          <table:table-cell table:formula="of:=[.G591]/[.I591]" office:value-type="float" office:value="2.24975439015545" calcext:value-type="float">
            <text:p>2.2497543902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213" calcext:value-type="float">
            <text:p>148.213</text:p>
          </table:table-cell>
          <table:table-cell office:value-type="float" office:value="307.073" calcext:value-type="float">
            <text:p>307.073</text:p>
          </table:table-cell>
          <table:table-cell office:value-type="float" office:value="172" calcext:value-type="float">
            <text:p>172</text:p>
          </table:table-cell>
          <table:table-cell office:value-type="float" office:value="164" calcext:value-type="float">
            <text:p>164</text:p>
          </table:table-cell>
          <table:table-cell table:formula="of:=(([.A592]-[.C592])^2 + ([.B592]-[.D592])^2)^0.5" office:value-type="float" office:value="41.3098579639291" calcext:value-type="float">
            <text:p>41.3098579639</text:p>
          </table:table-cell>
          <table:table-cell table:formula="of:=[.E592]+[.F592]" office:value-type="float" office:value="336" calcext:value-type="float">
            <text:p>336</text:p>
          </table:table-cell>
          <table:table-cell table:formula="of:=SQRT([.H592])" office:value-type="float" office:value="18.3303027798234" calcext:value-type="float">
            <text:p>18.3303027798</text:p>
          </table:table-cell>
          <table:table-cell table:formula="of:=[.G592]/[.I592]" office:value-type="float" office:value="2.25363751270928" calcext:value-type="float">
            <text:p>2.2536375127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82" calcext:value-type="float">
            <text:p>148.182</text:p>
          </table:table-cell>
          <table:table-cell office:value-type="float" office:value="306.842" calcext:value-type="float">
            <text:p>306.842</text:p>
          </table:table-cell>
          <table:table-cell office:value-type="float" office:value="172" calcext:value-type="float">
            <text:p>172</text:p>
          </table:table-cell>
          <table:table-cell office:value-type="float" office:value="165" calcext:value-type="float">
            <text:p>165</text:p>
          </table:table-cell>
          <table:table-cell table:formula="of:=(([.A593]-[.C593])^2 + ([.B593]-[.D593])^2)^0.5" office:value-type="float" office:value="41.3000006416465" calcext:value-type="float">
            <text:p>41.3000006416</text:p>
          </table:table-cell>
          <table:table-cell table:formula="of:=[.E593]+[.F593]" office:value-type="float" office:value="337" calcext:value-type="float">
            <text:p>337</text:p>
          </table:table-cell>
          <table:table-cell table:formula="of:=SQRT([.H593])" office:value-type="float" office:value="18.3575597506858" calcext:value-type="float">
            <text:p>18.3575597507</text:p>
          </table:table-cell>
          <table:table-cell table:formula="of:=[.G593]/[.I593]" office:value-type="float" office:value="2.24975439015545" calcext:value-type="float">
            <text:p>2.2497543902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9" calcext:value-type="float">
            <text:p>148.19</text:p>
          </table:table-cell>
          <table:table-cell office:value-type="float" office:value="306.963" calcext:value-type="float">
            <text:p>306.963</text:p>
          </table:table-cell>
          <table:table-cell office:value-type="float" office:value="172" calcext:value-type="float">
            <text:p>172</text:p>
          </table:table-cell>
          <table:table-cell office:value-type="float" office:value="163" calcext:value-type="float">
            <text:p>163</text:p>
          </table:table-cell>
          <table:table-cell table:formula="of:=(([.A594]-[.C594])^2 + ([.B594]-[.D594])^2)^0.5" office:value-type="float" office:value="41.2967962437766" calcext:value-type="float">
            <text:p>41.2967962438</text:p>
          </table:table-cell>
          <table:table-cell table:formula="of:=[.E594]+[.F594]" office:value-type="float" office:value="335" calcext:value-type="float">
            <text:p>335</text:p>
          </table:table-cell>
          <table:table-cell table:formula="of:=SQRT([.H594])" office:value-type="float" office:value="18.3030052177231" calcext:value-type="float">
            <text:p>18.3030052177</text:p>
          </table:table-cell>
          <table:table-cell table:formula="of:=[.G594]/[.I594]" office:value-type="float" office:value="2.25628500634356" calcext:value-type="float">
            <text:p>2.2562850063</text:p>
          </table:table-cell>
        </table:table-row>
        <table:table-row table:style-name="ro1">
          <table:table-cell office:value-type="float" office:value="107.035" calcext:value-type="float">
            <text:p>107.035</text:p>
          </table:table-cell>
          <table:table-cell office:value-type="float" office:value="310.766" calcext:value-type="float">
            <text:p>310.766</text:p>
          </table:table-cell>
          <table:table-cell office:value-type="float" office:value="148.19" calcext:value-type="float">
            <text:p>148.19</text:p>
          </table:table-cell>
          <table:table-cell office:value-type="float" office:value="306.963" calcext:value-type="float">
            <text:p>306.963</text:p>
          </table:table-cell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table:formula="of:=(([.A595]-[.C595])^2 + ([.B595]-[.D595])^2)^0.5" office:value-type="float" office:value="41.3303379371619" calcext:value-type="float">
            <text:p>41.3303379372</text:p>
          </table:table-cell>
          <table:table-cell table:formula="of:=[.E595]+[.F595]" office:value-type="float" office:value="334" calcext:value-type="float">
            <text:p>334</text:p>
          </table:table-cell>
          <table:table-cell table:formula="of:=SQRT([.H595])" office:value-type="float" office:value="18.2756668824971" calcext:value-type="float">
            <text:p>18.2756668825</text:p>
          </table:table-cell>
          <table:table-cell table:formula="of:=[.G595]/[.I595]" office:value-type="float" office:value="2.26149547389401" calcext:value-type="float">
            <text:p>2.2614954739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56" calcext:value-type="float">
            <text:p>148.156</text:p>
          </table:table-cell>
          <table:table-cell office:value-type="float" office:value="307.094" calcext:value-type="float">
            <text:p>307.094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table:formula="of:=(([.A596]-[.C596])^2 + ([.B596]-[.D596])^2)^0.5" office:value-type="float" office:value="41.2512315573729" calcext:value-type="float">
            <text:p>41.2512315574</text:p>
          </table:table-cell>
          <table:table-cell table:formula="of:=[.E596]+[.F596]" office:value-type="float" office:value="332" calcext:value-type="float">
            <text:p>332</text:p>
          </table:table-cell>
          <table:table-cell table:formula="of:=SQRT([.H596])" office:value-type="float" office:value="18.2208671582886" calcext:value-type="float">
            <text:p>18.2208671583</text:p>
          </table:table-cell>
          <table:table-cell table:formula="of:=[.G596]/[.I596]" office:value-type="float" office:value="2.2639554527792" calcext:value-type="float">
            <text:p>2.2639554528</text:p>
          </table:table-cell>
        </table:table-row>
        <table:table-row table:style-name="ro1">
          <table:table-cell office:value-type="float" office:value="107.063" calcext:value-type="float">
            <text:p>107.063</text:p>
          </table:table-cell>
          <table:table-cell office:value-type="float" office:value="310.891" calcext:value-type="float">
            <text:p>310.891</text:p>
          </table:table-cell>
          <table:table-cell office:value-type="float" office:value="148.156" calcext:value-type="float">
            <text:p>148.156</text:p>
          </table:table-cell>
          <table:table-cell office:value-type="float" office:value="307.094" calcext:value-type="float">
            <text:p>307.094</text:p>
          </table:table-cell>
          <table:table-cell office:value-type="float" office:value="175" calcext:value-type="float">
            <text:p>175</text:p>
          </table:table-cell>
          <table:table-cell office:value-type="float" office:value="160" calcext:value-type="float">
            <text:p>160</text:p>
          </table:table-cell>
          <table:table-cell table:formula="of:=(([.A597]-[.C597])^2 + ([.B597]-[.D597])^2)^0.5" office:value-type="float" office:value="41.2680488756132" calcext:value-type="float">
            <text:p>41.2680488756</text:p>
          </table:table-cell>
          <table:table-cell table:formula="of:=[.E597]+[.F597]" office:value-type="float" office:value="335" calcext:value-type="float">
            <text:p>335</text:p>
          </table:table-cell>
          <table:table-cell table:formula="of:=SQRT([.H597])" office:value-type="float" office:value="18.3030052177231" calcext:value-type="float">
            <text:p>18.3030052177</text:p>
          </table:table-cell>
          <table:table-cell table:formula="of:=[.G597]/[.I597]" office:value-type="float" office:value="2.25471436983762" calcext:value-type="float">
            <text:p>2.2547143698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182" calcext:value-type="float">
            <text:p>148.182</text:p>
          </table:table-cell>
          <table:table-cell office:value-type="float" office:value="306.842" calcext:value-type="float">
            <text:p>306.842</text:p>
          </table:table-cell>
          <table:table-cell office:value-type="float" office:value="172" calcext:value-type="float">
            <text:p>172</text:p>
          </table:table-cell>
          <table:table-cell office:value-type="float" office:value="165" calcext:value-type="float">
            <text:p>165</text:p>
          </table:table-cell>
          <table:table-cell table:formula="of:=(([.A598]-[.C598])^2 + ([.B598]-[.D598])^2)^0.5" office:value-type="float" office:value="41.3000006416465" calcext:value-type="float">
            <text:p>41.3000006416</text:p>
          </table:table-cell>
          <table:table-cell table:formula="of:=[.E598]+[.F598]" office:value-type="float" office:value="337" calcext:value-type="float">
            <text:p>337</text:p>
          </table:table-cell>
          <table:table-cell table:formula="of:=SQRT([.H598])" office:value-type="float" office:value="18.3575597506858" calcext:value-type="float">
            <text:p>18.3575597507</text:p>
          </table:table-cell>
          <table:table-cell table:formula="of:=[.G598]/[.I598]" office:value-type="float" office:value="2.24975439015545" calcext:value-type="float">
            <text:p>2.2497543902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255" calcext:value-type="float">
            <text:p>148.255</text:p>
          </table:table-cell>
          <table:table-cell office:value-type="float" office:value="307.067" calcext:value-type="float">
            <text:p>307.067</text:p>
          </table:table-cell>
          <table:table-cell office:value-type="float" office:value="172" calcext:value-type="float">
            <text:p>172</text:p>
          </table:table-cell>
          <table:table-cell office:value-type="float" office:value="165" calcext:value-type="float">
            <text:p>165</text:p>
          </table:table-cell>
          <table:table-cell table:formula="of:=(([.A599]-[.C599])^2 + ([.B599]-[.D599])^2)^0.5" office:value-type="float" office:value="41.3522234589629" calcext:value-type="float">
            <text:p>41.352223459</text:p>
          </table:table-cell>
          <table:table-cell table:formula="of:=[.E599]+[.F599]" office:value-type="float" office:value="337" calcext:value-type="float">
            <text:p>337</text:p>
          </table:table-cell>
          <table:table-cell table:formula="of:=SQRT([.H599])" office:value-type="float" office:value="18.3575597506858" calcext:value-type="float">
            <text:p>18.3575597507</text:p>
          </table:table-cell>
          <table:table-cell table:formula="of:=[.G599]/[.I599]" office:value-type="float" office:value="2.25259914828375" calcext:value-type="float">
            <text:p>2.2525991483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222" calcext:value-type="float">
            <text:p>148.222</text:p>
          </table:table-cell>
          <table:table-cell office:value-type="float" office:value="307.198" calcext:value-type="float">
            <text:p>307.198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table:formula="of:=(([.A600]-[.C600])^2 + ([.B600]-[.D600])^2)^0.5" office:value-type="float" office:value="41.3079926043375" calcext:value-type="float">
            <text:p>41.3079926043</text:p>
          </table:table-cell>
          <table:table-cell table:formula="of:=[.E600]+[.F600]" office:value-type="float" office:value="334" calcext:value-type="float">
            <text:p>334</text:p>
          </table:table-cell>
          <table:table-cell table:formula="of:=SQRT([.H600])" office:value-type="float" office:value="18.2756668824971" calcext:value-type="float">
            <text:p>18.2756668825</text:p>
          </table:table-cell>
          <table:table-cell table:formula="of:=[.G600]/[.I600]" office:value-type="float" office:value="2.26027279168121" calcext:value-type="float">
            <text:p>2.2602727917</text:p>
          </table:table-cell>
        </table:table-row>
        <table:table-row table:style-name="ro1">
          <table:table-cell office:value-type="float" office:value="107.064" calcext:value-type="float">
            <text:p>107.064</text:p>
          </table:table-cell>
          <table:table-cell office:value-type="float" office:value="310.715" calcext:value-type="float">
            <text:p>310.715</text:p>
          </table:table-cell>
          <table:table-cell office:value-type="float" office:value="148.222" calcext:value-type="float">
            <text:p>148.222</text:p>
          </table:table-cell>
          <table:table-cell office:value-type="float" office:value="307.198" calcext:value-type="float">
            <text:p>307.198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table:formula="of:=(([.A601]-[.C601])^2 + ([.B601]-[.D601])^2)^0.5" office:value-type="float" office:value="41.3079926043375" calcext:value-type="float">
            <text:p>41.3079926043</text:p>
          </table:table-cell>
          <table:table-cell table:formula="of:=[.E601]+[.F601]" office:value-type="float" office:value="334" calcext:value-type="float">
            <text:p>334</text:p>
          </table:table-cell>
          <table:table-cell table:formula="of:=SQRT([.H601])" office:value-type="float" office:value="18.2756668824971" calcext:value-type="float">
            <text:p>18.2756668825</text:p>
          </table:table-cell>
          <table:table-cell table:formula="of:=[.G601]/[.I601]" office:value-type="float" office:value="2.26027279168121" calcext:value-type="float">
            <text:p>2.26027279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2">00/00/0000</text:date>, <text:time style:data-style-name="N2" text:time-value="19:41:00.350118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2T19:47:49.492417649</dc:date>
    <meta:editing-duration>PT35M20S</meta:editing-duration>
    <meta:editing-cycles>7</meta:editing-cycles>
    <meta:generator>LibreOffice/5.1.6.2$Linux_AARCH64 LibreOffice_project/10m0$Build-2</meta:generator>
    <meta:document-statistic meta:table-count="1" meta:cell-count="59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660066" draw:fill-color="#66006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94cm" svg:y="0.316cm" chart:style-name="ch2">
          <text:p>Magnitude of Connector vs Sum of Target Areas</text:p>
        </chart:title>
        <chart:legend chart:legend-position="end" svg:x="14.531cm" svg:y="4.201cm" style:legend-expansion="high" chart:style-name="ch3"/>
        <chart:plot-area chart:style-name="ch4" table:cell-range-address="vision.G4:vision.G601 vision.H1:vision.H761" chart:data-source-has-labels="row" svg:x="1.331cm" svg:y="1.275cm" svg:width="12.88cm" svg:height="6.564cm">
          <chartooo:coordinate-region svg:x="2.323cm" svg:y="1.474cm" svg:width="11.608cm" svg:height="5.718cm"/>
          <chart:axis chart:dimension="x" chart:name="primary-x" chart:style-name="ch5">
            <chart:title svg:x="5.981cm" svg:y="8.019cm" chart:style-name="ch6">
              <text:p>Magnitude of Connector</text:p>
            </chart:title>
          </chart:axis>
          <chart:axis chart:dimension="y" chart:name="primary-y" chart:style-name="ch5">
            <chart:title svg:x="0.451cm" svg:y="6.03cm" chart:style-name="ch7">
              <text:p>Sum of Target Areas</text:p>
            </chart:title>
            <chart:grid chart:style-name="ch8" chart:class="major"/>
          </chart:axis>
          <chart:series chart:style-name="ch9" chart:values-cell-range-address="vision.H2:vision.H761" chart:label-cell-address="vision.H1:vision.H1" chart:class="chart:scatter">
            <chart:domain table:cell-range-address="vision.G4:vision.G601"/>
            <chart:data-point chart:repeated="7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Area</text:p>
                <draw:g>
                  <svg:desc>vision.H1:visio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6.178882161458">
                <text:p>186.178882161458</text:p>
                <draw:g>
                  <svg:desc>vision.G4:vision.G601</svg:desc>
                </draw:g>
              </table:table-cell>
              <table:table-cell office:value-type="float" office:value="NaN">
                <text:p>NaN</text:p>
                <draw:g>
                  <svg:desc>vision.H2:vision.H7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6.033365649176">
                <text:p>186.033365649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6.033365649176">
                <text:p>186.033365649176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6.014629062475">
                <text:p>186.014629062475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6.043618136312">
                <text:p>186.043618136312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6.045002240023">
                <text:p>186.045002240023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6.01635908234">
                <text:p>186.01635908234</text:p>
              </table:table-cell>
              <table:table-cell office:value-type="float" office:value="6007">
                <text:p>6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6.045002240023">
                <text:p>186.045002240023</text:p>
              </table:table-cell>
              <table:table-cell office:value-type="float" office:value="6008">
                <text:p>6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6.028089877201">
                <text:p>186.028089877201</text:p>
              </table:table-cell>
              <table:table-cell office:value-type="float" office:value="6003">
                <text:p>60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6.048940607035">
                <text:p>186.048940607035</text:p>
              </table:table-cell>
              <table:table-cell office:value-type="float" office:value="6008">
                <text:p>60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6.031402459262">
                <text:p>186.031402459262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5.997582957656">
                <text:p>185.997582957656</text:p>
              </table:table-cell>
              <table:table-cell office:value-type="float" office:value="6009">
                <text:p>60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6.043126516515">
                <text:p>186.043126516515</text:p>
              </table:table-cell>
              <table:table-cell office:value-type="float" office:value="6004">
                <text:p>6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6.054911352643">
                <text:p>186.054911352643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6.002412649971">
                <text:p>186.002412649971</text:p>
              </table:table-cell>
              <table:table-cell office:value-type="float" office:value="6007">
                <text:p>60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5.98450761343">
                <text:p>185.98450761343</text:p>
              </table:table-cell>
              <table:table-cell office:value-type="float" office:value="6010">
                <text:p>60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5.996986405721">
                <text:p>185.996986405721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6.004200703237">
                <text:p>186.004200703237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5.99646439231">
                <text:p>185.99646439231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5.999481740031">
                <text:p>185.999481740031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6.030327256633">
                <text:p>186.030327256633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5.997542152282">
                <text:p>185.997542152282</text:p>
              </table:table-cell>
              <table:table-cell office:value-type="float" office:value="5995">
                <text:p>59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6.004963613044">
                <text:p>186.004963613044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6.023281491887">
                <text:p>186.023281491887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6.004121950805">
                <text:p>186.004121950805</text:p>
              </table:table-cell>
              <table:table-cell office:value-type="float" office:value="5997">
                <text:p>59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6.006107476314">
                <text:p>186.006107476314</text:p>
              </table:table-cell>
              <table:table-cell office:value-type="float" office:value="5998">
                <text:p>5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6.013186521386">
                <text:p>186.013186521386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5.996092850925">
                <text:p>185.996092850925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6.008942735047">
                <text:p>186.008942735047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6.039188927521">
                <text:p>186.039188927521</text:p>
              </table:table-cell>
              <table:table-cell office:value-type="float" office:value="5996">
                <text:p>59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6.053583252487">
                <text:p>186.053583252487</text:p>
              </table:table-cell>
              <table:table-cell office:value-type="float" office:value="5997">
                <text:p>59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6.043544110942">
                <text:p>186.043544110942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6.011793528152">
                <text:p>186.011793528152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6.034183623037">
                <text:p>186.034183623037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6.048864009002">
                <text:p>186.048864009002</text:p>
              </table:table-cell>
              <table:table-cell office:value-type="float" office:value="5996">
                <text:p>59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6.037113351181">
                <text:p>186.037113351181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6.015257092664">
                <text:p>186.015257092664</text:p>
              </table:table-cell>
              <table:table-cell office:value-type="float" office:value="5998">
                <text:p>59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.888302191962">
                <text:p>185.888302191962</text:p>
              </table:table-cell>
              <table:table-cell office:value-type="float" office:value="5991">
                <text:p>59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5.894960209899">
                <text:p>185.894960209899</text:p>
              </table:table-cell>
              <table:table-cell office:value-type="float" office:value="5993">
                <text:p>59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5.879800625808">
                <text:p>185.879800625808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5.905544132067">
                <text:p>185.905544132067</text:p>
              </table:table-cell>
              <table:table-cell office:value-type="float" office:value="6022">
                <text:p>60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5.89023194415">
                <text:p>185.89023194415</text:p>
              </table:table-cell>
              <table:table-cell office:value-type="float" office:value="6003">
                <text:p>60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5.857414463992">
                <text:p>185.857414463992</text:p>
              </table:table-cell>
              <table:table-cell office:value-type="float" office:value="6019">
                <text:p>60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5.914829234142">
                <text:p>185.914829234142</text:p>
              </table:table-cell>
              <table:table-cell office:value-type="float" office:value="6019">
                <text:p>60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5.896700728146">
                <text:p>185.896700728146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5.85423712146">
                <text:p>185.85423712146</text:p>
              </table:table-cell>
              <table:table-cell office:value-type="float" office:value="6012">
                <text:p>60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5.884004561339">
                <text:p>185.884004561339</text:p>
              </table:table-cell>
              <table:table-cell office:value-type="float" office:value="6020">
                <text:p>60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5.898869486853">
                <text:p>185.898869486853</text:p>
              </table:table-cell>
              <table:table-cell office:value-type="float" office:value="6008">
                <text:p>60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5.876875186668">
                <text:p>185.876875186668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5.871965573859">
                <text:p>185.871965573859</text:p>
              </table:table-cell>
              <table:table-cell office:value-type="float" office:value="6014">
                <text:p>60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5.801856587172">
                <text:p>185.801856587172</text:p>
              </table:table-cell>
              <table:table-cell office:value-type="float" office:value="6009">
                <text:p>60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5.794804819618">
                <text:p>185.794804819618</text:p>
              </table:table-cell>
              <table:table-cell office:value-type="float" office:value="6006">
                <text:p>60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5.870561406614">
                <text:p>185.870561406614</text:p>
              </table:table-cell>
              <table:table-cell office:value-type="float" office:value="5993">
                <text:p>59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5.706434793224">
                <text:p>185.706434793224</text:p>
              </table:table-cell>
              <table:table-cell office:value-type="float" office:value="5996">
                <text:p>59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5.516555777672">
                <text:p>185.516555777672</text:p>
              </table:table-cell>
              <table:table-cell office:value-type="float" office:value="5995">
                <text:p>5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5.306671200068">
                <text:p>185.306671200068</text:p>
              </table:table-cell>
              <table:table-cell office:value-type="float" office:value="5992">
                <text:p>59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5.270548945697">
                <text:p>185.270548945697</text:p>
              </table:table-cell>
              <table:table-cell office:value-type="float" office:value="5993">
                <text:p>59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4.99529540137">
                <text:p>184.99529540137</text:p>
              </table:table-cell>
              <table:table-cell office:value-type="float" office:value="5986">
                <text:p>59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4.680615312057">
                <text:p>184.680615312057</text:p>
              </table:table-cell>
              <table:table-cell office:value-type="float" office:value="5988">
                <text:p>59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4.378684582166">
                <text:p>184.378684582166</text:p>
              </table:table-cell>
              <table:table-cell office:value-type="float" office:value="5971">
                <text:p>59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874124182931">
                <text:p>183.874124182931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.159235309307">
                <text:p>183.159235309307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2.702895278756">
                <text:p>182.702895278756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2.007930922282">
                <text:p>182.007930922282</text:p>
              </table:table-cell>
              <table:table-cell office:value-type="float" office:value="5847">
                <text:p>58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1.263732437021">
                <text:p>181.263732437021</text:p>
              </table:table-cell>
              <table:table-cell office:value-type="float" office:value="5796">
                <text:p>57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0.308456767729">
                <text:p>180.308456767729</text:p>
              </table:table-cell>
              <table:table-cell office:value-type="float" office:value="5754">
                <text:p>57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9.680920056109">
                <text:p>179.680920056109</text:p>
              </table:table-cell>
              <table:table-cell office:value-type="float" office:value="5739">
                <text:p>57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9.085782438501">
                <text:p>179.085782438501</text:p>
              </table:table-cell>
              <table:table-cell office:value-type="float" office:value="5711">
                <text:p>57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8.560328736369">
                <text:p>178.560328736369</text:p>
              </table:table-cell>
              <table:table-cell office:value-type="float" office:value="5680">
                <text:p>56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7.677557090619">
                <text:p>177.677557090619</text:p>
              </table:table-cell>
              <table:table-cell office:value-type="float" office:value="5603">
                <text:p>56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6.773148328585">
                <text:p>176.773148328585</text:p>
              </table:table-cell>
              <table:table-cell office:value-type="float" office:value="5556">
                <text:p>55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5.986916880204">
                <text:p>175.986916880204</text:p>
              </table:table-cell>
              <table:table-cell office:value-type="float" office:value="5525">
                <text:p>55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5.159278241262">
                <text:p>175.159278241262</text:p>
              </table:table-cell>
              <table:table-cell office:value-type="float" office:value="5509">
                <text:p>55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4.170469084171">
                <text:p>174.170469084171</text:p>
              </table:table-cell>
              <table:table-cell office:value-type="float" office:value="5437">
                <text:p>54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3.328612020636">
                <text:p>173.328612020636</text:p>
              </table:table-cell>
              <table:table-cell office:value-type="float" office:value="5381">
                <text:p>53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2.362013080029">
                <text:p>172.362013080029</text:p>
              </table:table-cell>
              <table:table-cell office:value-type="float" office:value="5345">
                <text:p>53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1.376643571987">
                <text:p>171.376643571987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0.363954007296">
                <text:p>170.363954007296</text:p>
              </table:table-cell>
              <table:table-cell office:value-type="float" office:value="5239">
                <text:p>52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9.015792081687">
                <text:p>169.015792081687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8.168356752987">
                <text:p>168.168356752987</text:p>
              </table:table-cell>
              <table:table-cell office:value-type="float" office:value="5112">
                <text:p>51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7.014698374125">
                <text:p>167.014698374125</text:p>
              </table:table-cell>
              <table:table-cell office:value-type="float" office:value="5067">
                <text:p>50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5.800424522979">
                <text:p>165.800424522979</text:p>
              </table:table-cell>
              <table:table-cell office:value-type="float" office:value="4990">
                <text:p>49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.60735277016">
                <text:p>164.60735277016</text:p>
              </table:table-cell>
              <table:table-cell office:value-type="float" office:value="4923">
                <text:p>49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3.552761703984">
                <text:p>163.552761703984</text:p>
              </table:table-cell>
              <table:table-cell office:value-type="float" office:value="4853">
                <text:p>48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2.434211793575">
                <text:p>162.434211793575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1.108609130611">
                <text:p>161.108609130611</text:p>
              </table:table-cell>
              <table:table-cell office:value-type="float" office:value="4740">
                <text:p>47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0.061785433001">
                <text:p>160.061785433001</text:p>
              </table:table-cell>
              <table:table-cell office:value-type="float" office:value="4684">
                <text:p>46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8.787881111878">
                <text:p>158.787881111878</text:p>
              </table:table-cell>
              <table:table-cell office:value-type="float" office:value="4620">
                <text:p>46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7.784365261581">
                <text:p>157.784365261581</text:p>
              </table:table-cell>
              <table:table-cell office:value-type="float" office:value="4552">
                <text:p>45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6.721062314547">
                <text:p>156.721062314547</text:p>
              </table:table-cell>
              <table:table-cell office:value-type="float" office:value="4485">
                <text:p>44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5.445531376749">
                <text:p>155.445531376749</text:p>
              </table:table-cell>
              <table:table-cell office:value-type="float" office:value="4441">
                <text:p>44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4.335364877918">
                <text:p>154.335364877918</text:p>
              </table:table-cell>
              <table:table-cell office:value-type="float" office:value="4362">
                <text:p>43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3.33357169909">
                <text:p>153.33357169909</text:p>
              </table:table-cell>
              <table:table-cell office:value-type="float" office:value="4315">
                <text:p>43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2.357185987403">
                <text:p>152.357185987403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1.474938933805">
                <text:p>151.474938933805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0.512201046958">
                <text:p>150.512201046958</text:p>
              </table:table-cell>
              <table:table-cell office:value-type="float" office:value="4164">
                <text:p>41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9.643385212979">
                <text:p>149.643385212979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8.684447236421">
                <text:p>148.684447236421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6.721501764397">
                <text:p>146.72150176439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5.988399155549">
                <text:p>145.988399155549</text:p>
              </table:table-cell>
              <table:table-cell office:value-type="float" office:value="3964">
                <text:p>3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5.164811858797">
                <text:p>145.164811858797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4.347181898366">
                <text:p>144.347181898366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3.372299043434">
                <text:p>143.372299043434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2.450824023591">
                <text:p>142.450824023591</text:p>
              </table:table-cell>
              <table:table-cell office:value-type="float" office:value="3742">
                <text:p>37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1.55094371992">
                <text:p>141.55094371992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9.798774032536">
                <text:p>139.798774032536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8.860576593935">
                <text:p>138.860576593935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8.01174712683">
                <text:p>138.01174712683</text:p>
              </table:table-cell>
              <table:table-cell office:value-type="float" office:value="3515">
                <text:p>35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6.910139116867">
                <text:p>136.910139116867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6.03887518647">
                <text:p>136.03887518647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5.215760416454">
                <text:p>135.215760416454</text:p>
              </table:table-cell>
              <table:table-cell office:value-type="float" office:value="3377">
                <text:p>33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4.394547125246">
                <text:p>134.394547125246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3.4241743913">
                <text:p>133.4241743913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2.574735489082">
                <text:p>132.574735489082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.658366440883">
                <text:p>130.658366440883</text:p>
              </table:table-cell>
              <table:table-cell office:value-type="float" office:value="3207">
                <text:p>32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9.253893655085">
                <text:p>129.253893655085</text:p>
              </table:table-cell>
              <table:table-cell office:value-type="float" office:value="3179">
                <text:p>31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8.240016145507">
                <text:p>128.240016145507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7.456648033753">
                <text:p>127.456648033753</text:p>
              </table:table-cell>
              <table:table-cell office:value-type="float" office:value="3029">
                <text:p>30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6.546729712782">
                <text:p>126.546729712782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.801987853929">
                <text:p>125.801987853929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4.97295891912">
                <text:p>124.97295891912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4.091383717807">
                <text:p>124.091383717807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.517231265647">
                <text:p>122.517231265647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1.628924343677">
                <text:p>121.628924343677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0.782525971268">
                <text:p>120.782525971268</text:p>
              </table:table-cell>
              <table:table-cell office:value-type="float" office:value="2735">
                <text:p>27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0.01621544608">
                <text:p>120.01621544608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9.269659620542">
                <text:p>119.269659620542</text:p>
              </table:table-cell>
              <table:table-cell office:value-type="float" office:value="2678">
                <text:p>26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8.434910702039">
                <text:p>118.434910702039</text:p>
              </table:table-cell>
              <table:table-cell office:value-type="float" office:value="2644">
                <text:p>26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7.120980571373">
                <text:p>117.120980571373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6.368341966361">
                <text:p>116.368341966361</text:p>
              </table:table-cell>
              <table:table-cell office:value-type="float" office:value="2569">
                <text:p>25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5.681376310104">
                <text:p>115.681376310104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5.042415360596">
                <text:p>115.042415360596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4.42950858061">
                <text:p>114.42950858061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3.702179948319">
                <text:p>113.702179948319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3.166814963575">
                <text:p>113.166814963575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.472354563244">
                <text:p>112.472354563244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1.477062847027">
                <text:p>111.477062847027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1.013922307069">
                <text:p>111.013922307069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0.355210062779">
                <text:p>110.355210062779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9.988639017855">
                <text:p>109.988639017855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6.9136836455572">
                <text:p>86.9136836455572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7.3389295333988">
                <text:p>87.3389295333988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8.0014505575902">
                <text:p>88.0014505575902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8.4087738057711">
                <text:p>88.408773805771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9.1479496109697">
                <text:p>89.1479496109697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9.4786105895705">
                <text:p>89.4786105895705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0.0050922428281">
                <text:p>90.0050922428281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.2497655567038">
                <text:p>90.249765556703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1.5041385415982">
                <text:p>91.5041385415982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2.0894876348001">
                <text:p>92.0894876348001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2.9375235566345">
                <text:p>92.9375235566345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3.8489635863924">
                <text:p>93.8489635863924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4.591941864199">
                <text:p>94.591941864199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5.4984204939537">
                <text:p>95.4984204939537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6.4651505230775">
                <text:p>96.465150523077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7.362186430051">
                <text:p>97.362186430051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8.1289298588342">
                <text:p>98.1289298588342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8.1923347568435">
                <text:p>98.1923347568435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7.6220327641256">
                <text:p>97.6220327641256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7.1854040327044">
                <text:p>97.1854040327044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6.6894523978702">
                <text:p>96.6894523978702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6.2039927705706">
                <text:p>96.2039927705706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5.7275173500284">
                <text:p>95.7275173500284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5.3616294166579">
                <text:p>95.3616294166579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4.730963158832">
                <text:p>94.730963158832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3.7404933046546">
                <text:p>93.7404933046546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3.3947510409445">
                <text:p>93.3947510409445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3.0714904629769">
                <text:p>93.0714904629769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2.6438125402879">
                <text:p>92.6438125402879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2.3049626618201">
                <text:p>92.3049626618201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1.6295736539246">
                <text:p>91.6295736539246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1.2661394494146">
                <text:p>91.266139449414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0.7883048911037">
                <text:p>90.788304891103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0.5187796923931">
                <text:p>90.518779692393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0.1117169406953">
                <text:p>90.1117169406953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9.4662461546253">
                <text:p>89.4662461546253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.9932117186474">
                <text:p>88.9932117186474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.6768964556158">
                <text:p>88.6768964556158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8.4155529813618">
                <text:p>88.4155529813618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7.9957483063813">
                <text:p>87.995748306381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7.7431594199798">
                <text:p>87.7431594199798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7.5053214953239">
                <text:p>87.5053214953239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7.3755542757813">
                <text:p>87.3755542757813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7.0115792581654">
                <text:p>87.0115792581654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6.744956798652">
                <text:p>86.744956798652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6.5274005619029">
                <text:p>86.5274005619029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5.7407490811691">
                <text:p>85.7407490811691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5.4092119270515">
                <text:p>85.4092119270515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5.1728334212265">
                <text:p>85.1728334212265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4.592933422361">
                <text:p>84.592933422361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4.4193819747574">
                <text:p>84.4193819747574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4.0323798187341">
                <text:p>84.0323798187341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3.7292372352693">
                <text:p>83.7292372352693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3.4611417906561">
                <text:p>83.4611417906561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3.1697891424524">
                <text:p>83.1697891424524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2.9960525627575">
                <text:p>82.9960525627575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2.7288617351889">
                <text:p>82.7288617351889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2.4743938080178">
                <text:p>82.4743938080178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1.6452022472846">
                <text:p>81.6452022472846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1.4907836813464">
                <text:p>81.4907836813464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1.1057251986566">
                <text:p>81.1057251986566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0.8517539512904">
                <text:p>80.8517539512904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0.4770065608805">
                <text:p>80.4770065608805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0.0035781512302">
                <text:p>80.0035781512302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9.7100288357745">
                <text:p>79.7100288357745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9.1478030585815">
                <text:p>79.1478030585815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9.1461012684769">
                <text:p>79.1461012684769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8.7913632068896">
                <text:p>78.7913632068896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8.5424945491293">
                <text:p>78.5424945491293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8.1689282515758">
                <text:p>78.1689282515758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7.3401510213162">
                <text:p>77.3401510213162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6.8866704247232">
                <text:p>76.8866704247232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6.3886153821366">
                <text:p>76.3886153821366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6.1482676099726">
                <text:p>76.1482676099726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5.9242425382038">
                <text:p>75.9242425382038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5.4323925114403">
                <text:p>75.4323925114403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5.1468942405473">
                <text:p>75.1468942405473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4.9291607386604">
                <text:p>74.9291607386604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4.7087928225319">
                <text:p>74.7087928225319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4.5471660695428">
                <text:p>74.5471660695428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4.2925207810315">
                <text:p>74.2925207810315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3.9107860396573">
                <text:p>73.9107860396573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3.5426857342047">
                <text:p>73.5426857342047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3.4024975392527">
                <text:p>73.4024975392527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3.0127584604225">
                <text:p>73.0127584604225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2.926708536722">
                <text:p>72.926708536722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2.7857632027033">
                <text:p>72.7857632027033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2.5816901015676">
                <text:p>72.5816901015676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1.9594066748747">
                <text:p>71.9594066748747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1.9989863539758">
                <text:p>71.9989863539758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1.6618696169727">
                <text:p>71.6618696169727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1.3827238622904">
                <text:p>71.3827238622904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1.3273808365343">
                <text:p>71.327380836534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1.003002225258">
                <text:p>71.003002225258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0.6377747738418">
                <text:p>70.6377747738418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0.4962266933486">
                <text:p>70.4962266933486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0.3990045668261">
                <text:p>70.3990045668261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0.1210904436034">
                <text:p>70.1210904436034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9.8446713500751">
                <text:p>69.8446713500751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9.6966464975181">
                <text:p>69.6966464975181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9.4185677178664">
                <text:p>69.4185677178664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9.1190050999">
                <text:p>69.1190050999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9.0075793300997">
                <text:p>69.0075793300997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8.6761073809516">
                <text:p>68.6761073809516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8.5323785155601">
                <text:p>68.5323785155601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8.1661045168345">
                <text:p>68.1661045168345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7.9245762960653">
                <text:p>67.9245762960653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7.1480539256351">
                <text:p>67.1480539256351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7.0728748153827">
                <text:p>67.0728748153827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6.7505947239423">
                <text:p>66.7505947239423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6.5691052666325">
                <text:p>66.5691052666325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6.1945897864773">
                <text:p>66.1945897864773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6.0467675514858">
                <text:p>66.0467675514858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.7020630498008">
                <text:p>65.7020630498008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.346348467225">
                <text:p>65.346348467225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4.9519746351102">
                <text:p>64.9519746351102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4.835327908479">
                <text:p>64.835327908479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4.5583304074695">
                <text:p>64.5583304074695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4.4728667425297">
                <text:p>64.4728667425297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4.1621453039095">
                <text:p>64.1621453039095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4.1109383022897">
                <text:p>64.1109383022897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3.7733599632323">
                <text:p>63.7733599632323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3.5180907143784">
                <text:p>63.5180907143784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3.5138559449826">
                <text:p>63.5138559449826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3.0029209640315">
                <text:p>63.0029209640315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2.8103444505759">
                <text:p>62.8103444505759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2.4298710634581">
                <text:p>62.4298710634581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2.38029523816">
                <text:p>62.38029523816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2.2861629898648">
                <text:p>62.2861629898648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1.9075613152384">
                <text:p>61.9075613152384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1.8904496994488">
                <text:p>61.8904496994488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1.5837417668008">
                <text:p>61.5837417668008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1.4087515342887">
                <text:p>61.4087515342887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1.065602273293">
                <text:p>61.065602273293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0.9780172275222">
                <text:p>60.978017227522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0.8802267489207">
                <text:p>60.8802267489207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.6059452199205">
                <text:p>60.6059452199205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.4655705835974">
                <text:p>60.465570583597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.2431213168773">
                <text:p>60.2431213168773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0.1451602126056">
                <text:p>60.1451602126056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9.7661093681026">
                <text:p>59.7661093681026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9.5491085155773">
                <text:p>59.5491085155773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9.3195735824188">
                <text:p>59.3195735824188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8.9373251683515">
                <text:p>58.9373251683515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8.9922704767328">
                <text:p>58.9922704767328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8.6425369505788">
                <text:p>58.6425369505788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8.5308046245735">
                <text:p>58.5308046245735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8.3538119406093">
                <text:p>58.3538119406093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8.1339357432473">
                <text:p>58.1339357432473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.038889651681">
                <text:p>58.038889651681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7.7370340076454">
                <text:p>57.7370340076454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7.576709075806">
                <text:p>57.576709075806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7.3272872548492">
                <text:p>57.3272872548492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7.140426398479">
                <text:p>57.140426398479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6.9958845005497">
                <text:p>56.9958845005497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6.7976346338472">
                <text:p>56.7976346338472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6.5315175278357">
                <text:p>56.5315175278357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6.3999677482177">
                <text:p>56.3999677482177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6.2164393393961">
                <text:p>56.2164393393961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6.0636867143073">
                <text:p>56.0636867143073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6.0236557268445">
                <text:p>56.0236557268445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5.8089460391432">
                <text:p>55.8089460391432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5.5124494595582">
                <text:p>55.5124494595582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5.4430216799193">
                <text:p>55.4430216799193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5.2109853018401">
                <text:p>55.2109853018401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5.0714894114913">
                <text:p>55.0714894114913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5.1011359320296">
                <text:p>55.1011359320296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4.9173554534448">
                <text:p>54.9173554534448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4.8831256854053">
                <text:p>54.8831256854053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4.5373775772176">
                <text:p>54.537377577217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4.5131784617261">
                <text:p>54.513178461726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4.1140302786625">
                <text:p>54.114030278662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4.1660820255628">
                <text:p>54.166082025562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3.9697328879808">
                <text:p>53.969732887980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3.9027242539744">
                <text:p>53.9027242539744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3.7750455601852">
                <text:p>53.775045560185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3.6743684825448">
                <text:p>53.674368482544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3.5298023254336">
                <text:p>53.529802325433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3.3460155025659">
                <text:p>53.346015502565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3.1182466954624">
                <text:p>53.1182466954624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3.2639378566775">
                <text:p>53.2639378566775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2.9009950189975">
                <text:p>52.9009950189975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2.7668698427337">
                <text:p>52.7668698427337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2.5714572082609">
                <text:p>52.5714572082609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2.2624141137778">
                <text:p>52.2624141137778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2.3406165897957">
                <text:p>52.3406165897957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2.1666164706894">
                <text:p>52.1666164706894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2.3063172093009">
                <text:p>52.306317209300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2.1491195802959">
                <text:p>52.1491195802959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1.9693719126949">
                <text:p>51.9693719126949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1.8399178722343">
                <text:p>51.8399178722343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1.7103485290904">
                <text:p>51.7103485290904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1.6830946635358">
                <text:p>51.6830946635358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1.4767575707717">
                <text:p>51.4767575707717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1.2920446560673">
                <text:p>51.292044656067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1.2267777241552">
                <text:p>51.2267777241552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1.1427410489504">
                <text:p>51.142741048950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0.9195662687734">
                <text:p>50.919566268773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0.9261825881344">
                <text:p>50.9261825881344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0.946173104562">
                <text:p>50.94617310456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0.8327588273547">
                <text:p>50.8327588273547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0.6180746868152">
                <text:p>50.618074686815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0.6314275919611">
                <text:p>50.6314275919611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0.570062151435">
                <text:p>50.570062151435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0.6222450410884">
                <text:p>50.622245041088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0.3601809766407">
                <text:p>50.3601809766407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0.3746656366075">
                <text:p>50.374665636607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0.1932751870208">
                <text:p>50.193275187020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0.044483831887">
                <text:p>50.04448383188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9.9566538611224">
                <text:p>49.956653861122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9.9172476204368">
                <text:p>49.917247620436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9.8564718466921">
                <text:p>49.856471846692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9.7184163162907">
                <text:p>49.718416316290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9.7278945663297">
                <text:p>49.727894566329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9.8116912381019">
                <text:p>49.811691238101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9.8812921244027">
                <text:p>49.881292124402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9.7873269919163">
                <text:p>49.787326991916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9.7046167372811">
                <text:p>49.704616737281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9.7784228155131">
                <text:p>49.778422815513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9.799416080914">
                <text:p>49.79941608091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9.6823350900499">
                <text:p>49.682335090049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9.6900623666343">
                <text:p>49.690062366634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9.7744503636153">
                <text:p>49.7744503636153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9.7463700886808">
                <text:p>49.7463700886808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9.8536253646613">
                <text:p>49.853625364661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9.770452087559">
                <text:p>49.77045208755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9.8048976406939">
                <text:p>49.804897640693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9.770452087559">
                <text:p>49.77045208755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9.8817219129412">
                <text:p>49.881721912941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9.8190545072867">
                <text:p>49.819054507286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9.79227133803">
                <text:p>49.79227133803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9.7759442401649">
                <text:p>49.775944240164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9.79227133803">
                <text:p>49.7922713380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9.7634335230197">
                <text:p>49.7634335230197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9.7683828348883">
                <text:p>49.768382834888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9.7634335230197">
                <text:p>49.763433523019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9.8215414052998">
                <text:p>49.8215414052998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9.7683828348883">
                <text:p>49.7683828348883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9.741543854207">
                <text:p>49.74154385420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9.7683828348883">
                <text:p>49.768382834888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9.7741484809133">
                <text:p>49.774148480913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9.7683828348883">
                <text:p>49.768382834888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9.8027077978698">
                <text:p>49.802707797869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9.7262221468714">
                <text:p>49.726222146871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9.796066722182">
                <text:p>49.796066722182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9.7935020359083">
                <text:p>49.793502035908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9.7278904941684">
                <text:p>49.727890494168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9.6777078074261">
                <text:p>49.677707807426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9.7935020359083">
                <text:p>49.793502035908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9.6731059024901">
                <text:p>49.673105902490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9.7489546623846">
                <text:p>49.748954662384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9.7296898039793">
                <text:p>49.729689803979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9.6969363240834">
                <text:p>49.696936324083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9.796066722182">
                <text:p>49.79606672218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9.6979340113852">
                <text:p>49.697934011385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9.7028807716414">
                <text:p>49.702880771641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9.7683828348883">
                <text:p>49.768382834888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9.7779187692696">
                <text:p>49.777918769269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9.6637705878239">
                <text:p>49.663770587823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9.7506943469134">
                <text:p>49.750694346913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.7073976788164">
                <text:p>49.707397678816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9.6291330974056">
                <text:p>49.629133097405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9.6520373197314">
                <text:p>49.652037319731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9.6317234135588">
                <text:p>49.631723413558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9.6568402136101">
                <text:p>49.656840213610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9.5783941046904">
                <text:p>49.578394104690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9.6238302532161">
                <text:p>49.623830253216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9.6240572001121">
                <text:p>49.6240572001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9.6432843091591">
                <text:p>49.643284309159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9.6070179712508">
                <text:p>49.607017971250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9.5808859339968">
                <text:p>49.5808859339968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9.5107600830365">
                <text:p>49.510760083036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9.4141345467064">
                <text:p>49.414134546706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9.3788018586924">
                <text:p>49.378801858692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9.3146894545631">
                <text:p>49.314689454563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9.2113688490779">
                <text:p>49.2113688490779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9.040278068135">
                <text:p>49.04027806813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8.9015482883722">
                <text:p>48.9015482883722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8.8597093728565">
                <text:p>48.859709372856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8.7270385822902">
                <text:p>48.727038582290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8.2926901818484">
                <text:p>48.2926901818484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8.2375364317043">
                <text:p>48.2375364317043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7.9815258719437">
                <text:p>47.9815258719437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8.2255476381555">
                <text:p>48.2255476381555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8.0041972331587">
                <text:p>48.0041972331587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7.9985769893233">
                <text:p>47.9985769893233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7.7946717218562">
                <text:p>47.794671721856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7.9494665768035">
                <text:p>47.949466576803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7.9386007409478">
                <text:p>47.9386007409478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7.669780993833">
                <text:p>47.66978099383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7.5863832309202">
                <text:p>47.5863832309202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7.3376144413721">
                <text:p>47.3376144413721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7.3757383161466">
                <text:p>47.375738316146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7.1809580763257">
                <text:p>47.180958076325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7.2866006073602">
                <text:p>47.286600607360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7.189967768584">
                <text:p>47.18996776858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7.1369105691071">
                <text:p>47.136910569107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6.9310659158728">
                <text:p>46.9310659158728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6.9876904412209">
                <text:p>46.987690441220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6.7125324511528">
                <text:p>46.7125324511528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6.8158785456388">
                <text:p>46.8158785456388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6.5311195330609">
                <text:p>46.5311195330609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6.6792373759469">
                <text:p>46.6792373759469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6.298117218738">
                <text:p>46.29811721873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6.3862882002861">
                <text:p>46.386288200286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6.4174056362481">
                <text:p>46.4174056362481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6.1149113628119">
                <text:p>46.1149113628119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6.0570977157702">
                <text:p>46.057097715770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.854198499156">
                <text:p>45.854198499156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.7312764090398">
                <text:p>45.7312764090398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.6991893691781">
                <text:p>45.6991893691781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73652528341">
                <text:p>45.73652528341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7182003692184">
                <text:p>45.7182003692184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5712156958754">
                <text:p>45.5712156958754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3760508197882">
                <text:p>45.3760508197882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3213797340725">
                <text:p>45.3213797340725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.2621547984627">
                <text:p>45.2621547984627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.1366081357472">
                <text:p>45.1366081357472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.215579107206">
                <text:p>45.21557910720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.0684632198614">
                <text:p>45.0684632198614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4.9705313288603">
                <text:p>44.970531328860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4.8256614117405">
                <text:p>44.825661411740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4.7677291137265">
                <text:p>44.767729113726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4.5518492657712">
                <text:p>44.551849265771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4.8278693671694">
                <text:p>44.827869367169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4.296152428851">
                <text:p>44.296152428851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4.2785022894858">
                <text:p>44.278502289485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4.0792829002469">
                <text:p>44.0792829002469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4.0344267363617">
                <text:p>44.0344267363617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3.9050969820134">
                <text:p>43.9050969820134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3.7755732001307">
                <text:p>43.7755732001307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3.6512786525206">
                <text:p>43.6512786525206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3.5908842420064">
                <text:p>43.590884242006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3.4642595358532">
                <text:p>43.4642595358532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3.2954673147201">
                <text:p>43.2954673147201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2.9651572556182">
                <text:p>42.9651572556182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2.9068775023306">
                <text:p>42.9068775023306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2.8228885060315">
                <text:p>42.822888506031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2.9350728426074">
                <text:p>42.93507284260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2.7979108134965">
                <text:p>42.7979108134965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2.5714604870446">
                <text:p>42.571460487044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2.3624943670696">
                <text:p>42.3624943670696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2.4192623462502">
                <text:p>42.4192623462502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2.3340665185852">
                <text:p>42.3340665185852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2.203843071455">
                <text:p>42.20384307145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2.2388144956745">
                <text:p>42.238814495674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2.1605835348611">
                <text:p>42.160583534861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2.0073533681902">
                <text:p>42.007353368190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2.0606495075861">
                <text:p>42.060649507586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1.9300020748867">
                <text:p>41.930002074886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1.7924169198193">
                <text:p>41.792416919819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1.7446345414593">
                <text:p>41.744634541459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1.6176874417597">
                <text:p>41.617687441759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1.8277908214144">
                <text:p>41.827790821414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1.6419386916604">
                <text:p>41.641938691660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1.5506362526496">
                <text:p>41.550636252649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1.5346442503123">
                <text:p>41.534644250312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1.6845818139033">
                <text:p>41.6845818139033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1.687928636477">
                <text:p>41.687928636477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1.4757659965431">
                <text:p>41.475765996543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1.4327698446532">
                <text:p>41.432769844653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1.3189764273027">
                <text:p>41.318976427302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1.2485776360834">
                <text:p>41.2485776360834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1.3183782474579">
                <text:p>41.3183782474579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1.2946767634764">
                <text:p>41.294676763476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1.2312634053336">
                <text:p>41.2312634053336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1.2482834794371">
                <text:p>41.248283479437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1.2198530443766">
                <text:p>41.2198530443766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1.2441902939068">
                <text:p>41.2441902939068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1.1914375811284">
                <text:p>41.191437581128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1.150986488783">
                <text:p>41.150986488783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1.2408301080373">
                <text:p>41.2408301080373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1.2684390909082">
                <text:p>41.2684390909082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1.1449579049487">
                <text:p>41.1449579049487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1.2476487208665">
                <text:p>41.247648720866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1.2937189533711">
                <text:p>41.2937189533711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1.2486081825799">
                <text:p>41.2486081825799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1.2310641385837">
                <text:p>41.2310641385837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1.0511638811861">
                <text:p>41.051163881186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1.2995923103364">
                <text:p>41.2995923103364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1.1744414048327">
                <text:p>41.174441404832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1.384799540411">
                <text:p>41.384799540411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1.1755761708321">
                <text:p>41.1755761708321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1.3095793854162">
                <text:p>41.3095793854162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1.3174696466277">
                <text:p>41.3174696466277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1.3211702762639">
                <text:p>41.321170276263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1.3000006416465">
                <text:p>41.300000641646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1.2544248778237">
                <text:p>41.2544248778237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1.3079926043375">
                <text:p>41.3079926043375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1.2879640815577">
                <text:p>41.287964081557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1.3024979026693">
                <text:p>41.3024979026693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1.3541108597441">
                <text:p>41.354110859744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1.2967962437766">
                <text:p>41.2967962437766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1.3518573343447">
                <text:p>41.3518573343447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1.3268586998819">
                <text:p>41.326858699881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1.3079926043375">
                <text:p>41.3079926043375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1.341257757838">
                <text:p>41.34125775783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1.341257757838">
                <text:p>41.341257757838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1.3079926043375">
                <text:p>41.307992604337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1.3000006416465">
                <text:p>41.300000641646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1.3541108597441">
                <text:p>41.354110859744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1.3000006416465">
                <text:p>41.300000641646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1.2967962437766">
                <text:p>41.296796243776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1.2967962437766">
                <text:p>41.296796243776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1.4077917546927">
                <text:p>41.407791754692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1.3178721862586">
                <text:p>41.317872186258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1.2544248778237">
                <text:p>41.254424877823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1.3522234589629">
                <text:p>41.3522234589629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1.2879640815577">
                <text:p>41.2879640815577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1.3000006416465">
                <text:p>41.300000641646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1.2680488756132">
                <text:p>41.2680488756132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1.3541108597441">
                <text:p>41.354110859744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1.3522234589629">
                <text:p>41.352223458962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1.3098579639291">
                <text:p>41.309857963929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1.2846245592715">
                <text:p>41.2846245592715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1.2544248778237">
                <text:p>41.2544248778237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1.2680488756132">
                <text:p>41.2680488756132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1.3141539063794">
                <text:p>41.314153906379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1.3541108597441">
                <text:p>41.3541108597441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1.3541108597441">
                <text:p>41.354110859744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1.3000006416465">
                <text:p>41.3000006416465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1.2967962437766">
                <text:p>41.2967962437766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1.3000006416465">
                <text:p>41.3000006416465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1.4099851243634">
                <text:p>41.4099851243634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1.3000006416465">
                <text:p>41.3000006416465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1.3522234589629">
                <text:p>41.3522234589629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1.3079926043375">
                <text:p>41.307992604337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1.3102641603754">
                <text:p>41.3102641603754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1.2967962437766">
                <text:p>41.2967962437766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1.2967962437766">
                <text:p>41.296796243776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1.3000006416465">
                <text:p>41.300000641646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1.3098579639291">
                <text:p>41.309857963929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1.3000006416465">
                <text:p>41.300000641646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1.2967962437766">
                <text:p>41.296796243776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1.3303379371619">
                <text:p>41.3303379371619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1.2680488756132">
                <text:p>41.2680488756132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1.3000006416465">
                <text:p>41.3000006416465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1.3522234589629">
                <text:p>41.352223458962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1.3079926043375">
                <text:p>41.307992604337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1.3079926043375">
                <text:p>41.307992604337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276cm" svg:y="0.316cm" chart:style-name="ch2">
          <text:p>Magnitude of Connector vs Square Root of the Sum of Target Areas</text:p>
        </chart:title>
        <chart:legend chart:legend-position="end" svg:x="11.984cm" svg:y="3.952cm" style:legend-expansion="high" chart:style-name="ch3"/>
        <chart:plot-area chart:style-name="ch4" table:cell-range-address="vision.G2:vision.G761 vision.I1:vision.I761" chart:data-source-has-labels="row" svg:x="1.331cm" svg:y="1.275cm" svg:width="10.333cm" svg:height="6.564cm">
          <chartooo:coordinate-region svg:x="1.952cm" svg:y="1.474cm" svg:width="9.432cm" svg:height="5.718cm"/>
          <chart:axis chart:dimension="x" chart:name="primary-x" chart:style-name="ch5">
            <chart:title svg:x="4.667cm" svg:y="8.019cm" chart:style-name="ch6">
              <text:p>Magnitude of Connector </text:p>
            </chart:title>
          </chart:axis>
          <chart:axis chart:dimension="y" chart:name="primary-y" chart:style-name="ch5">
            <chart:title svg:x="0.451cm" svg:y="7.419cm" chart:style-name="ch7">
              <text:p>Square Root of the Sum of Target Areas</text:p>
            </chart:title>
            <chart:grid chart:style-name="ch8" chart:class="major"/>
          </chart:axis>
          <chart:series chart:style-name="ch9" chart:values-cell-range-address="vision.I2:vision.I761" chart:label-cell-address="vision.I1:vision.I1" chart:class="chart:scatter">
            <chart:domain table:cell-range-address="vision.G2:vision.G761"/>
            <chart:regression-curve chart:style-name="ch10">
              <chart:equation chart:display-equation="true" chart:display-r-square="true"/>
            </chart:regression-curve>
            <chart:data-point chart:repeated="7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Sqrt Area</text:p>
                <draw:g>
                  <svg:desc>vision.I1:vision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vision.G2:vision.G761</svg:desc>
                </draw:g>
              </table:table-cell>
              <table:table-cell office:value-type="float" office:value="NaN">
                <text:p>NaN</text:p>
                <draw:g>
                  <svg:desc>vision.I2:vision.I7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6.178882161458">
                <text:p>186.178882161458</text:p>
              </table:table-cell>
              <table:table-cell office:value-type="float" office:value="77.4596669241483">
                <text:p>77.4596669241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6.033365649176">
                <text:p>186.033365649176</text:p>
              </table:table-cell>
              <table:table-cell office:value-type="float" office:value="77.4919350642375">
                <text:p>77.4919350642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6.033365649176">
                <text:p>186.033365649176</text:p>
              </table:table-cell>
              <table:table-cell office:value-type="float" office:value="77.4919350642375">
                <text:p>77.4919350642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6.014629062475">
                <text:p>186.014629062475</text:p>
              </table:table-cell>
              <table:table-cell office:value-type="float" office:value="77.4725757929863">
                <text:p>77.4725757929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6.043618136312">
                <text:p>186.043618136312</text:p>
              </table:table-cell>
              <table:table-cell office:value-type="float" office:value="77.5048385586345">
                <text:p>77.50483855863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6.045002240023">
                <text:p>186.045002240023</text:p>
              </table:table-cell>
              <table:table-cell office:value-type="float" office:value="77.5112895003044">
                <text:p>77.51128950030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6.01635908234">
                <text:p>186.01635908234</text:p>
              </table:table-cell>
              <table:table-cell office:value-type="float" office:value="77.4790294208698">
                <text:p>77.4790294208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6.045002240023">
                <text:p>186.045002240023</text:p>
              </table:table-cell>
              <table:table-cell office:value-type="float" office:value="77.5112895003044">
                <text:p>77.5112895003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6.028089877201">
                <text:p>186.028089877201</text:p>
              </table:table-cell>
              <table:table-cell office:value-type="float" office:value="77.4919350642375">
                <text:p>77.4919350642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6.048940607035">
                <text:p>186.048940607035</text:p>
              </table:table-cell>
              <table:table-cell office:value-type="float" office:value="77.517739905134">
                <text:p>77.517739905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6.031402459262">
                <text:p>186.031402459262</text:p>
              </table:table-cell>
              <table:table-cell office:value-type="float" office:value="77.4854825112421">
                <text:p>77.48548251124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5.997582957656">
                <text:p>185.997582957656</text:p>
              </table:table-cell>
              <table:table-cell office:value-type="float" office:value="77.4596669241483">
                <text:p>77.45966692414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6.043126516515">
                <text:p>186.043126516515</text:p>
              </table:table-cell>
              <table:table-cell office:value-type="float" office:value="77.5048385586345">
                <text:p>77.50483855863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6.054911352643">
                <text:p>186.054911352643</text:p>
              </table:table-cell>
              <table:table-cell office:value-type="float" office:value="77.5241897732572">
                <text:p>77.52418977325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6.002412649971">
                <text:p>186.002412649971</text:p>
              </table:table-cell>
              <table:table-cell office:value-type="float" office:value="77.4661216274573">
                <text:p>77.46612162745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5.98450761343">
                <text:p>185.98450761343</text:p>
              </table:table-cell>
              <table:table-cell office:value-type="float" office:value="77.4532116829251">
                <text:p>77.45321168292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5.996986405721">
                <text:p>185.996986405721</text:p>
              </table:table-cell>
              <table:table-cell office:value-type="float" office:value="77.4919350642375">
                <text:p>77.4919350642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6.004200703237">
                <text:p>186.004200703237</text:p>
              </table:table-cell>
              <table:table-cell office:value-type="float" office:value="77.4661216274573">
                <text:p>77.46612162745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5.99646439231">
                <text:p>185.99646439231</text:p>
              </table:table-cell>
              <table:table-cell office:value-type="float" office:value="77.4532116829251">
                <text:p>77.45321168292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5.999481740031">
                <text:p>185.999481740031</text:p>
              </table:table-cell>
              <table:table-cell office:value-type="float" office:value="77.4273853361974">
                <text:p>77.42738533619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6.030327256633">
                <text:p>186.030327256633</text:p>
              </table:table-cell>
              <table:table-cell office:value-type="float" office:value="77.4596669241483">
                <text:p>77.45966692414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5.997542152282">
                <text:p>185.997542152282</text:p>
              </table:table-cell>
              <table:table-cell office:value-type="float" office:value="77.4661216274573">
                <text:p>77.46612162745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6.004963613044">
                <text:p>186.004963613044</text:p>
              </table:table-cell>
              <table:table-cell office:value-type="float" office:value="77.4402995861974">
                <text:p>77.44029958619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6.023281491887">
                <text:p>186.023281491887</text:p>
              </table:table-cell>
              <table:table-cell office:value-type="float" office:value="77.4467559036529">
                <text:p>77.44675590365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6.004121950805">
                <text:p>186.004121950805</text:p>
              </table:table-cell>
              <table:table-cell office:value-type="float" office:value="77.4661216274573">
                <text:p>77.46612162745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6.006107476314">
                <text:p>186.006107476314</text:p>
              </table:table-cell>
              <table:table-cell office:value-type="float" office:value="77.4725757929863">
                <text:p>77.47257579298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6.013186521386">
                <text:p>186.013186521386</text:p>
              </table:table-cell>
              <table:table-cell office:value-type="float" office:value="77.4596669241483">
                <text:p>77.45966692414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5.996092850925">
                <text:p>185.996092850925</text:p>
              </table:table-cell>
              <table:table-cell office:value-type="float" office:value="77.4338427304238">
                <text:p>77.43384273042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6.008942735047">
                <text:p>186.008942735047</text:p>
              </table:table-cell>
              <table:table-cell office:value-type="float" office:value="77.4402995861974">
                <text:p>77.44029958619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6.039188927521">
                <text:p>186.039188927521</text:p>
              </table:table-cell>
              <table:table-cell office:value-type="float" office:value="77.4661216274573">
                <text:p>77.46612162745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6.053583252487">
                <text:p>186.053583252487</text:p>
              </table:table-cell>
              <table:table-cell office:value-type="float" office:value="77.4596669241483">
                <text:p>77.45966692414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6.043544110942">
                <text:p>186.043544110942</text:p>
              </table:table-cell>
              <table:table-cell office:value-type="float" office:value="77.4596669241483">
                <text:p>77.45966692414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6.011793528152">
                <text:p>186.011793528152</text:p>
              </table:table-cell>
              <table:table-cell office:value-type="float" office:value="77.4338427304238">
                <text:p>77.43384273042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6.034183623037">
                <text:p>186.034183623037</text:p>
              </table:table-cell>
              <table:table-cell office:value-type="float" office:value="77.4532116829251">
                <text:p>77.45321168292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6.048864009002">
                <text:p>186.048864009002</text:p>
              </table:table-cell>
              <table:table-cell office:value-type="float" office:value="77.4467559036529">
                <text:p>77.44675590365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6.037113351181">
                <text:p>186.037113351181</text:p>
              </table:table-cell>
              <table:table-cell office:value-type="float" office:value="77.4015503720694">
                <text:p>77.40155037206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6.015257092664">
                <text:p>186.015257092664</text:p>
              </table:table-cell>
              <table:table-cell office:value-type="float" office:value="77.4144689318476">
                <text:p>77.41446893184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5.888302191962">
                <text:p>185.888302191962</text:p>
              </table:table-cell>
              <table:table-cell office:value-type="float" office:value="77.5628777186613">
                <text:p>77.56287771866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5.894960209899">
                <text:p>185.894960209899</text:p>
              </table:table-cell>
              <table:table-cell office:value-type="float" office:value="77.6015463763448">
                <text:p>77.60154637634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5.879800625808">
                <text:p>185.879800625808</text:p>
              </table:table-cell>
              <table:table-cell office:value-type="float" office:value="77.4790294208698">
                <text:p>77.47902942086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5.905544132067">
                <text:p>185.905544132067</text:p>
              </table:table-cell>
              <table:table-cell office:value-type="float" office:value="77.5822144566653">
                <text:p>77.58221445666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5.89023194415">
                <text:p>185.89023194415</text:p>
              </table:table-cell>
              <table:table-cell office:value-type="float" office:value="77.5822144566653">
                <text:p>77.58221445666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5.857414463992">
                <text:p>185.857414463992</text:p>
              </table:table-cell>
              <table:table-cell office:value-type="float" office:value="77.5306391048081">
                <text:p>77.53063910480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5.914829234142">
                <text:p>185.914829234142</text:p>
              </table:table-cell>
              <table:table-cell office:value-type="float" office:value="77.5370878999205">
                <text:p>77.53708789992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5.896700728146">
                <text:p>185.896700728146</text:p>
              </table:table-cell>
              <table:table-cell office:value-type="float" office:value="77.5886589650833">
                <text:p>77.58865896508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5.85423712146">
                <text:p>185.85423712146</text:p>
              </table:table-cell>
              <table:table-cell office:value-type="float" office:value="77.5112895003044">
                <text:p>77.51128950030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5.884004561339">
                <text:p>185.884004561339</text:p>
              </table:table-cell>
              <table:table-cell office:value-type="float" office:value="77.5628777186613">
                <text:p>77.56287771866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5.898869486853">
                <text:p>185.898869486853</text:p>
              </table:table-cell>
              <table:table-cell office:value-type="float" office:value="77.5499838813652">
                <text:p>77.54998388136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5.876875186668">
                <text:p>185.876875186668</text:p>
              </table:table-cell>
              <table:table-cell office:value-type="float" office:value="77.517739905134">
                <text:p>77.5177399051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5.871965573859">
                <text:p>185.871965573859</text:p>
              </table:table-cell>
              <table:table-cell office:value-type="float" office:value="77.4983870799903">
                <text:p>77.49838707999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5.801856587172">
                <text:p>185.801856587172</text:p>
              </table:table-cell>
              <table:table-cell office:value-type="float" office:value="77.4144689318476">
                <text:p>77.41446893184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5.794804819618">
                <text:p>185.794804819618</text:p>
              </table:table-cell>
              <table:table-cell office:value-type="float" office:value="77.4338427304238">
                <text:p>77.43384273042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5.870561406614">
                <text:p>185.870561406614</text:p>
              </table:table-cell>
              <table:table-cell office:value-type="float" office:value="77.4273853361974">
                <text:p>77.42738533619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5.706434793224">
                <text:p>185.706434793224</text:p>
              </table:table-cell>
              <table:table-cell office:value-type="float" office:value="77.4080099214545">
                <text:p>77.40800992145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5.516555777672">
                <text:p>185.516555777672</text:p>
              </table:table-cell>
              <table:table-cell office:value-type="float" office:value="77.4144689318476">
                <text:p>77.41446893184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5.306671200068">
                <text:p>185.306671200068</text:p>
              </table:table-cell>
              <table:table-cell office:value-type="float" office:value="77.3692445355388">
                <text:p>77.36924453553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5.270548945697">
                <text:p>185.270548945697</text:p>
              </table:table-cell>
              <table:table-cell office:value-type="float" office:value="77.3821684886124">
                <text:p>77.38216848861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4.99529540137">
                <text:p>184.99529540137</text:p>
              </table:table-cell>
              <table:table-cell office:value-type="float" office:value="77.272245987806">
                <text:p>77.2722459878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4.680615312057">
                <text:p>184.680615312057</text:p>
              </table:table-cell>
              <table:table-cell office:value-type="float" office:value="77.032460690283">
                <text:p>77.0324606902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4.378684582166">
                <text:p>184.378684582166</text:p>
              </table:table-cell>
              <table:table-cell office:value-type="float" office:value="76.8895311469643">
                <text:p>76.8895311469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3.874124182931">
                <text:p>183.874124182931</text:p>
              </table:table-cell>
              <table:table-cell office:value-type="float" office:value="76.524505878836">
                <text:p>76.5245058788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3.159235309307">
                <text:p>183.159235309307</text:p>
              </table:table-cell>
              <table:table-cell office:value-type="float" office:value="76.4656785754236">
                <text:p>76.46567857542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2.702895278756">
                <text:p>182.702895278756</text:p>
              </table:table-cell>
              <table:table-cell office:value-type="float" office:value="76.1314652426971">
                <text:p>76.13146524269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2.007930922282">
                <text:p>182.007930922282</text:p>
              </table:table-cell>
              <table:table-cell office:value-type="float" office:value="75.8551250740515">
                <text:p>75.85512507405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1.263732437021">
                <text:p>181.263732437021</text:p>
              </table:table-cell>
              <table:table-cell office:value-type="float" office:value="75.7561878660747">
                <text:p>75.75618786607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0.308456767729">
                <text:p>180.308456767729</text:p>
              </table:table-cell>
              <table:table-cell office:value-type="float" office:value="75.5711585196363">
                <text:p>75.57115851963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9.680920056109">
                <text:p>179.680920056109</text:p>
              </table:table-cell>
              <table:table-cell office:value-type="float" office:value="75.3657747256671">
                <text:p>75.36577472566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9.085782438501">
                <text:p>179.085782438501</text:p>
              </table:table-cell>
              <table:table-cell office:value-type="float" office:value="74.8531896447974">
                <text:p>74.85318964479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8.560328736369">
                <text:p>178.560328736369</text:p>
              </table:table-cell>
              <table:table-cell office:value-type="float" office:value="74.5385806143369">
                <text:p>74.53858061433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7.677557090619">
                <text:p>177.677557090619</text:p>
              </table:table-cell>
              <table:table-cell office:value-type="float" office:value="74.3303437365925">
                <text:p>74.33034373659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6.773148328585">
                <text:p>176.773148328585</text:p>
              </table:table-cell>
              <table:table-cell office:value-type="float" office:value="74.222638056054">
                <text:p>74.2226380560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5.986916880204">
                <text:p>175.986916880204</text:p>
              </table:table-cell>
              <table:table-cell office:value-type="float" office:value="73.7360156233031">
                <text:p>73.73601562330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5.159278241262">
                <text:p>175.159278241262</text:p>
              </table:table-cell>
              <table:table-cell office:value-type="float" office:value="73.3552997403732">
                <text:p>73.35529974037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4.170469084171">
                <text:p>174.170469084171</text:p>
              </table:table-cell>
              <table:table-cell office:value-type="float" office:value="73.109506905737">
                <text:p>73.1095069057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3.328612020636">
                <text:p>173.328612020636</text:p>
              </table:table-cell>
              <table:table-cell office:value-type="float" office:value="72.7461339178929">
                <text:p>72.74613391789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2.362013080029">
                <text:p>172.362013080029</text:p>
              </table:table-cell>
              <table:table-cell office:value-type="float" office:value="72.3809367167903">
                <text:p>72.38093671679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1.376643571987">
                <text:p>171.376643571987</text:p>
              </table:table-cell>
              <table:table-cell office:value-type="float" office:value="71.8888030224457">
                <text:p>71.88880302244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0.363954007296">
                <text:p>170.363954007296</text:p>
              </table:table-cell>
              <table:table-cell office:value-type="float" office:value="71.4982517268779">
                <text:p>71.49825172687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9.015792081687">
                <text:p>169.015792081687</text:p>
              </table:table-cell>
              <table:table-cell office:value-type="float" office:value="71.182863106228">
                <text:p>71.1828631062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8.168356752987">
                <text:p>168.168356752987</text:p>
              </table:table-cell>
              <table:table-cell office:value-type="float" office:value="70.6399320497974">
                <text:p>70.63993204979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7.014698374125">
                <text:p>167.014698374125</text:p>
              </table:table-cell>
              <table:table-cell office:value-type="float" office:value="70.164093381159">
                <text:p>70.1640933811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5.800424522979">
                <text:p>165.800424522979</text:p>
              </table:table-cell>
              <table:table-cell office:value-type="float" office:value="69.6634768009751">
                <text:p>69.66347680097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4.60735277016">
                <text:p>164.60735277016</text:p>
              </table:table-cell>
              <table:table-cell office:value-type="float" office:value="69.2964645562817">
                <text:p>69.29646455628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3.552761703984">
                <text:p>163.552761703984</text:p>
              </table:table-cell>
              <table:table-cell office:value-type="float" office:value="68.847657912234">
                <text:p>68.8476579122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2.434211793575">
                <text:p>162.434211793575</text:p>
              </table:table-cell>
              <table:table-cell office:value-type="float" office:value="68.4397545290747">
                <text:p>68.43975452907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1.108609130611">
                <text:p>161.108609130611</text:p>
              </table:table-cell>
              <table:table-cell office:value-type="float" office:value="67.9705818718657">
                <text:p>67.97058187186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0.061785433001">
                <text:p>160.061785433001</text:p>
              </table:table-cell>
              <table:table-cell office:value-type="float" office:value="67.468511173732">
                <text:p>67.4685111737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8.787881111878">
                <text:p>158.787881111878</text:p>
              </table:table-cell>
              <table:table-cell office:value-type="float" office:value="66.9701426010129">
                <text:p>66.97014260101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7.784365261581">
                <text:p>157.784365261581</text:p>
              </table:table-cell>
              <table:table-cell office:value-type="float" office:value="66.6408283261846">
                <text:p>66.64082832618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6.721062314547">
                <text:p>156.721062314547</text:p>
              </table:table-cell>
              <table:table-cell office:value-type="float" office:value="66.0454389038335">
                <text:p>66.04543890383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5.445531376749">
                <text:p>155.445531376749</text:p>
              </table:table-cell>
              <table:table-cell office:value-type="float" office:value="65.68865959966">
                <text:p>65.688659599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4.335364877918">
                <text:p>154.335364877918</text:p>
              </table:table-cell>
              <table:table-cell office:value-type="float" office:value="65.2533524043018">
                <text:p>65.25335240430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3.33357169909">
                <text:p>153.33357169909</text:p>
              </table:table-cell>
              <table:table-cell office:value-type="float" office:value="64.8228354825674">
                <text:p>64.82283548256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2.357185987403">
                <text:p>152.357185987403</text:p>
              </table:table-cell>
              <table:table-cell office:value-type="float" office:value="64.5290632196067">
                <text:p>64.52906321960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1.474938933805">
                <text:p>151.474938933805</text:p>
              </table:table-cell>
              <table:table-cell office:value-type="float" office:value="63.9531078212779">
                <text:p>63.95310782127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0.512201046958">
                <text:p>150.512201046958</text:p>
              </table:table-cell>
              <table:table-cell office:value-type="float" office:value="63.6945837571767">
                <text:p>63.69458375717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9.643385212979">
                <text:p>149.643385212979</text:p>
              </table:table-cell>
              <table:table-cell office:value-type="float" office:value="63.2455532033676">
                <text:p>63.24555320336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8.684447236421">
                <text:p>148.684447236421</text:p>
              </table:table-cell>
              <table:table-cell office:value-type="float" office:value="62.9603049547888">
                <text:p>62.96030495478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6.721501764397">
                <text:p>146.721501764397</text:p>
              </table:table-cell>
              <table:table-cell office:value-type="float" office:value="62.2735899077611">
                <text:p>62.27358990776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.988399155549">
                <text:p>145.988399155549</text:p>
              </table:table-cell>
              <table:table-cell office:value-type="float" office:value="61.781874364574">
                <text:p>61.7818743645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5.164811858797">
                <text:p>145.164811858797</text:p>
              </table:table-cell>
              <table:table-cell office:value-type="float" office:value="61.5142259969188">
                <text:p>61.51422599691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4.347181898366">
                <text:p>144.347181898366</text:p>
              </table:table-cell>
              <table:table-cell office:value-type="float" office:value="61.1718889687085">
                <text:p>61.17188896870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3.372299043434">
                <text:p>143.372299043434</text:p>
              </table:table-cell>
              <table:table-cell office:value-type="float" office:value="60.7618301238533">
                <text:p>60.76183012385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2.450824023591">
                <text:p>142.450824023591</text:p>
              </table:table-cell>
              <table:table-cell office:value-type="float" office:value="60.4565960007674">
                <text:p>60.45659600076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1.55094371992">
                <text:p>141.55094371992</text:p>
              </table:table-cell>
              <table:table-cell office:value-type="float" office:value="60.0166643524946">
                <text:p>60.01666435249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9.798774032536">
                <text:p>139.798774032536</text:p>
              </table:table-cell>
              <table:table-cell office:value-type="float" office:value="59.2874354311266">
                <text:p>59.28743543112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8.860576593935">
                <text:p>138.860576593935</text:p>
              </table:table-cell>
              <table:table-cell office:value-type="float" office:value="58.9406481131655">
                <text:p>58.94064811316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8.01174712683">
                <text:p>138.01174712683</text:p>
              </table:table-cell>
              <table:table-cell office:value-type="float" office:value="58.5405842130056">
                <text:p>58.54058421300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6.910139116867">
                <text:p>136.910139116867</text:p>
              </table:table-cell>
              <table:table-cell office:value-type="float" office:value="58.1119609030706">
                <text:p>58.11196090307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6.03887518647">
                <text:p>136.03887518647</text:p>
              </table:table-cell>
              <table:table-cell office:value-type="float" office:value="57.835974963685">
                <text:p>57.8359749636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5.215760416454">
                <text:p>135.215760416454</text:p>
              </table:table-cell>
              <table:table-cell office:value-type="float" office:value="57.393379409127">
                <text:p>57.3933794091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4.394547125246">
                <text:p>134.394547125246</text:p>
              </table:table-cell>
              <table:table-cell office:value-type="float" office:value="57.0964096944808">
                <text:p>57.09640969448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3.4241743913">
                <text:p>133.4241743913</text:p>
              </table:table-cell>
              <table:table-cell office:value-type="float" office:value="56.6303805390711">
                <text:p>56.63038053907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2.574735489082">
                <text:p>132.574735489082</text:p>
              </table:table-cell>
              <table:table-cell office:value-type="float" office:value="56.3826214360418">
                <text:p>56.38262143604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0.658366440883">
                <text:p>130.658366440883</text:p>
              </table:table-cell>
              <table:table-cell office:value-type="float" office:value="55.6506963119061">
                <text:p>55.65069631190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9.253893655085">
                <text:p>129.253893655085</text:p>
              </table:table-cell>
              <table:table-cell office:value-type="float" office:value="55.0363516232681">
                <text:p>55.03635162326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8.240016145507">
                <text:p>128.240016145507</text:p>
              </table:table-cell>
              <table:table-cell office:value-type="float" office:value="54.571054598569">
                <text:p>54.5710545985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7.456648033753">
                <text:p>127.456648033753</text:p>
              </table:table-cell>
              <table:table-cell office:value-type="float" office:value="54.4150714416512">
                <text:p>54.41507144165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6.546729712782">
                <text:p>126.546729712782</text:p>
              </table:table-cell>
              <table:table-cell office:value-type="float" office:value="54.0277706369604">
                <text:p>54.02777063696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5.801987853929">
                <text:p>125.801987853929</text:p>
              </table:table-cell>
              <table:table-cell office:value-type="float" office:value="53.7308105280388">
                <text:p>53.73081052803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.97295891912">
                <text:p>124.97295891912</text:p>
              </table:table-cell>
              <table:table-cell office:value-type="float" office:value="53.4322000295702">
                <text:p>53.43220002957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.091383717807">
                <text:p>124.091383717807</text:p>
              </table:table-cell>
              <table:table-cell office:value-type="float" office:value="53.084837759948">
                <text:p>53.0848377599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2.517231265647">
                <text:p>122.517231265647</text:p>
              </table:table-cell>
              <table:table-cell office:value-type="float" office:value="52.2972274599715">
                <text:p>52.29722745997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1.628924343677">
                <text:p>121.628924343677</text:p>
              </table:table-cell>
              <table:table-cell office:value-type="float" office:value="52.0192272145598">
                <text:p>52.01922721455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.782525971268">
                <text:p>120.782525971268</text:p>
              </table:table-cell>
              <table:table-cell office:value-type="float" office:value="51.7493961317424">
                <text:p>51.74939613174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0.01621544608">
                <text:p>120.01621544608</text:p>
              </table:table-cell>
              <table:table-cell office:value-type="float" office:value="51.4198405287298">
                <text:p>51.41984052872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9.269659620542">
                <text:p>119.269659620542</text:p>
              </table:table-cell>
              <table:table-cell office:value-type="float" office:value="51.1077293567226">
                <text:p>51.10772935672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8.434910702039">
                <text:p>118.434910702039</text:p>
              </table:table-cell>
              <table:table-cell office:value-type="float" office:value="50.6853035898967">
                <text:p>50.68530358989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7.120980571373">
                <text:p>117.120980571373</text:p>
              </table:table-cell>
              <table:table-cell office:value-type="float" office:value="50.1198563445667">
                <text:p>50.1198563445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6.368341966361">
                <text:p>116.368341966361</text:p>
              </table:table-cell>
              <table:table-cell office:value-type="float" office:value="49.8698305591667">
                <text:p>49.8698305591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5.681376310104">
                <text:p>115.681376310104</text:p>
              </table:table-cell>
              <table:table-cell office:value-type="float" office:value="49.6689037527506">
                <text:p>49.66890375275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5.042415360596">
                <text:p>115.042415360596</text:p>
              </table:table-cell>
              <table:table-cell office:value-type="float" office:value="49.3558507170123">
                <text:p>49.35585071701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4.42950858061">
                <text:p>114.42950858061</text:p>
              </table:table-cell>
              <table:table-cell office:value-type="float" office:value="49.1019347887637">
                <text:p>49.10193478876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3.702179948319">
                <text:p>113.702179948319</text:p>
              </table:table-cell>
              <table:table-cell office:value-type="float" office:value="48.8057373676497">
                <text:p>48.80573736764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3.166814963575">
                <text:p>113.166814963575</text:p>
              </table:table-cell>
              <table:table-cell office:value-type="float" office:value="48.5901224530254">
                <text:p>48.59012245302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2.472354563244">
                <text:p>112.472354563244</text:p>
              </table:table-cell>
              <table:table-cell office:value-type="float" office:value="48.3528696149463">
                <text:p>48.35286961494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1.477062847027">
                <text:p>111.477062847027</text:p>
              </table:table-cell>
              <table:table-cell office:value-type="float" office:value="47.8434948556227">
                <text:p>47.84349485562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1.013922307069">
                <text:p>111.013922307069</text:p>
              </table:table-cell>
              <table:table-cell office:value-type="float" office:value="47.7283982551269">
                <text:p>47.72839825512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0.355210062779">
                <text:p>110.355210062779</text:p>
              </table:table-cell>
              <table:table-cell office:value-type="float" office:value="47.5815090134813">
                <text:p>47.58150901348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9.988639017855">
                <text:p>109.988639017855</text:p>
              </table:table-cell>
              <table:table-cell office:value-type="float" office:value="47.2440472440709">
                <text:p>47.24404724407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6.9136836455572">
                <text:p>86.9136836455572</text:p>
              </table:table-cell>
              <table:table-cell office:value-type="float" office:value="35.2987251894456">
                <text:p>35.29872518944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7.3389295333988">
                <text:p>87.3389295333988</text:p>
              </table:table-cell>
              <table:table-cell office:value-type="float" office:value="35.0713558335004">
                <text:p>35.07135583350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8.0014505575902">
                <text:p>88.0014505575902</text:p>
              </table:table-cell>
              <table:table-cell office:value-type="float" office:value="34.7562943939655">
                <text:p>34.75629439396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8.4087738057711">
                <text:p>88.4087738057711</text:p>
              </table:table-cell>
              <table:table-cell office:value-type="float" office:value="34.5976877840124">
                <text:p>34.59768778401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9.1479496109697">
                <text:p>89.1479496109697</text:p>
              </table:table-cell>
              <table:table-cell office:value-type="float" office:value="34.3656805548792">
                <text:p>34.36568055487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9.4786105895705">
                <text:p>89.4786105895705</text:p>
              </table:table-cell>
              <table:table-cell office:value-type="float" office:value="34.132096331752">
                <text:p>34.1320963317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0.0050922428281">
                <text:p>90.0050922428281</text:p>
              </table:table-cell>
              <table:table-cell office:value-type="float" office:value="34.0147027033899">
                <text:p>34.01470270338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0.2497655567038">
                <text:p>90.2497655567038</text:p>
              </table:table-cell>
              <table:table-cell office:value-type="float" office:value="33.8378486313773">
                <text:p>33.83784863137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1.5041385415982">
                <text:p>91.5041385415982</text:p>
              </table:table-cell>
              <table:table-cell office:value-type="float" office:value="33.570820663189">
                <text:p>33.5708206631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2.0894876348001">
                <text:p>92.0894876348001</text:p>
              </table:table-cell>
              <table:table-cell office:value-type="float" office:value="33.2565782966318">
                <text:p>33.25657829663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2.9375235566345">
                <text:p>92.9375235566345</text:p>
              </table:table-cell>
              <table:table-cell office:value-type="float" office:value="33.1360830515618">
                <text:p>33.13608305156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3.8489635863924">
                <text:p>93.8489635863924</text:p>
              </table:table-cell>
              <table:table-cell office:value-type="float" office:value="33.0151480384384">
                <text:p>33.01514803843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4.591941864199">
                <text:p>94.591941864199</text:p>
              </table:table-cell>
              <table:table-cell office:value-type="float" office:value="32.9241552663087">
                <text:p>32.92415526630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5.4984204939537">
                <text:p>95.4984204939537</text:p>
              </table:table-cell>
              <table:table-cell office:value-type="float" office:value="32.832910318764">
                <text:p>32.8329103187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6.4651505230775">
                <text:p>96.4651505230775</text:p>
              </table:table-cell>
              <table:table-cell office:value-type="float" office:value="32.6955654485436">
                <text:p>32.69556544854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7.362186430051">
                <text:p>97.362186430051</text:p>
              </table:table-cell>
              <table:table-cell office:value-type="float" office:value="32.5729949498047">
                <text:p>32.57299494980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8.1289298588342">
                <text:p>98.1289298588342</text:p>
              </table:table-cell>
              <table:table-cell office:value-type="float" office:value="32.2645316098034">
                <text:p>32.26453160980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8.1923347568435">
                <text:p>98.1923347568435</text:p>
              </table:table-cell>
              <table:table-cell office:value-type="float" office:value="42.485291572496">
                <text:p>42.4852915724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7.6220327641256">
                <text:p>97.6220327641256</text:p>
              </table:table-cell>
              <table:table-cell office:value-type="float" office:value="42.3438307194803">
                <text:p>42.34383071948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7.1854040327044">
                <text:p>97.1854040327044</text:p>
              </table:table-cell>
              <table:table-cell office:value-type="float" office:value="42.2018956920184">
                <text:p>42.20189569201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6.6894523978702">
                <text:p>96.6894523978702</text:p>
              </table:table-cell>
              <table:table-cell office:value-type="float" office:value="42.0356991139674">
                <text:p>42.03569911396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6.2039927705706">
                <text:p>96.2039927705706</text:p>
              </table:table-cell>
              <table:table-cell office:value-type="float" office:value="41.7731971484109">
                <text:p>41.77319714841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5.7275173500284">
                <text:p>95.7275173500284</text:p>
              </table:table-cell>
              <table:table-cell office:value-type="float" office:value="41.5812457725836">
                <text:p>41.58124577258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5.3616294166579">
                <text:p>95.3616294166579</text:p>
              </table:table-cell>
              <table:table-cell office:value-type="float" office:value="41.424630354416">
                <text:p>41.4246303544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4.730963158832">
                <text:p>94.730963158832</text:p>
              </table:table-cell>
              <table:table-cell office:value-type="float" office:value="41.3279566395437">
                <text:p>41.32795663954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3.7404933046546">
                <text:p>93.7404933046546</text:p>
              </table:table-cell>
              <table:table-cell office:value-type="float" office:value="40.9756024970958">
                <text:p>40.97560249709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3.3947510409445">
                <text:p>93.3947510409445</text:p>
              </table:table-cell>
              <table:table-cell office:value-type="float" office:value="40.6324993078201">
                <text:p>40.63249930782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3.0714904629769">
                <text:p>93.0714904629769</text:p>
              </table:table-cell>
              <table:table-cell office:value-type="float" office:value="40.4845649599943">
                <text:p>40.48456495999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2.6438125402879">
                <text:p>92.6438125402879</text:p>
              </table:table-cell>
              <table:table-cell office:value-type="float" office:value="40.4227658628155">
                <text:p>40.42276586281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2.3049626618201">
                <text:p>92.3049626618201</text:p>
              </table:table-cell>
              <table:table-cell office:value-type="float" office:value="40.1497197997695">
                <text:p>40.14971979976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1.6295736539246">
                <text:p>91.62957365392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1.2661394494146">
                <text:p>91.2661394494146</text:p>
              </table:table-cell>
              <table:table-cell office:value-type="float" office:value="39.8748040747538">
                <text:p>39.87480407475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0.7883048911037">
                <text:p>90.7883048911037</text:p>
              </table:table-cell>
              <table:table-cell office:value-type="float" office:value="39.6862696659689">
                <text:p>39.68626966596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0.5187796923931">
                <text:p>90.5187796923931</text:p>
              </table:table-cell>
              <table:table-cell office:value-type="float" office:value="39.4841740447993">
                <text:p>39.48417404479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0.1117169406953">
                <text:p>90.1117169406953</text:p>
              </table:table-cell>
              <table:table-cell office:value-type="float" office:value="39.1918358845308">
                <text:p>39.19183588453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.4662461546253">
                <text:p>89.4662461546253</text:p>
              </table:table-cell>
              <table:table-cell office:value-type="float" office:value="39.0256326021757">
                <text:p>39.02563260217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8.9932117186474">
                <text:p>88.9932117186474</text:p>
              </table:table-cell>
              <table:table-cell office:value-type="float" office:value="38.8072158238645">
                <text:p>38.80721582386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8.6768964556158">
                <text:p>88.6768964556158</text:p>
              </table:table-cell>
              <table:table-cell office:value-type="float" office:value="38.7298334620742">
                <text:p>38.72983346207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8.4155529813618">
                <text:p>88.4155529813618</text:p>
              </table:table-cell>
              <table:table-cell office:value-type="float" office:value="38.5097390279394">
                <text:p>38.50973902793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7.9957483063813">
                <text:p>87.9957483063813</text:p>
              </table:table-cell>
              <table:table-cell office:value-type="float" office:value="38.5097390279394">
                <text:p>38.50973902793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7.7431594199798">
                <text:p>87.7431594199798</text:p>
              </table:table-cell>
              <table:table-cell office:value-type="float" office:value="38.4447655734822">
                <text:p>38.44476557348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7.5053214953239">
                <text:p>87.5053214953239</text:p>
              </table:table-cell>
              <table:table-cell office:value-type="float" office:value="38.262252939418">
                <text:p>38.2622529394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7.3755542757813">
                <text:p>87.3755542757813</text:p>
              </table:table-cell>
              <table:table-cell office:value-type="float" office:value="38.0788655293195">
                <text:p>38.07886552931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7.0115792581654">
                <text:p>87.0115792581654</text:p>
              </table:table-cell>
              <table:table-cell office:value-type="float" office:value="37.9077828420497">
                <text:p>37.90778284204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.744956798652">
                <text:p>86.744956798652</text:p>
              </table:table-cell>
              <table:table-cell office:value-type="float" office:value="37.8021163428716">
                <text:p>37.80211634287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6.5274005619029">
                <text:p>86.5274005619029</text:p>
              </table:table-cell>
              <table:table-cell office:value-type="float" office:value="37.8021163428716">
                <text:p>37.80211634287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5.7407490811691">
                <text:p>85.7407490811691</text:p>
              </table:table-cell>
              <table:table-cell office:value-type="float" office:value="37.6961536499415">
                <text:p>37.69615364994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5.4092119270515">
                <text:p>85.4092119270515</text:p>
              </table:table-cell>
              <table:table-cell office:value-type="float" office:value="37.3630833845388">
                <text:p>37.36308338453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5.1728334212265">
                <text:p>85.1728334212265</text:p>
              </table:table-cell>
              <table:table-cell office:value-type="float" office:value="37.2155881318568">
                <text:p>37.21558813185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4.592933422361">
                <text:p>84.592933422361</text:p>
              </table:table-cell>
              <table:table-cell office:value-type="float" office:value="36.9459064038223">
                <text:p>36.94590640382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4.4193819747574">
                <text:p>84.4193819747574</text:p>
              </table:table-cell>
              <table:table-cell office:value-type="float" office:value="37.0405183549043">
                <text:p>37.04051835490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4.0323798187341">
                <text:p>84.0323798187341</text:p>
              </table:table-cell>
              <table:table-cell office:value-type="float" office:value="36.6742416417845">
                <text:p>36.67424164178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3.7292372352693">
                <text:p>83.7292372352693</text:p>
              </table:table-cell>
              <table:table-cell office:value-type="float" office:value="36.6060104354462">
                <text:p>36.60601043544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3.4611417906561">
                <text:p>83.4611417906561</text:p>
              </table:table-cell>
              <table:table-cell office:value-type="float" office:value="36.5513337649941">
                <text:p>36.55133376499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3.1697891424524">
                <text:p>83.1697891424524</text:p>
              </table:table-cell>
              <table:table-cell office:value-type="float" office:value="36.4417343165772">
                <text:p>36.44173431657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2.9960525627575">
                <text:p>82.9960525627575</text:p>
              </table:table-cell>
              <table:table-cell office:value-type="float" office:value="36.3042697213427">
                <text:p>36.30426972134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2.7288617351889">
                <text:p>82.7288617351889</text:p>
              </table:table-cell>
              <table:table-cell office:value-type="float" office:value="36.0832371053374">
                <text:p>36.08323710533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2.4743938080178">
                <text:p>82.47439380801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1.6452022472846">
                <text:p>81.6452022472846</text:p>
              </table:table-cell>
              <table:table-cell office:value-type="float" office:value="35.6931365951495">
                <text:p>35.69313659514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1.4907836813464">
                <text:p>81.4907836813464</text:p>
              </table:table-cell>
              <table:table-cell office:value-type="float" office:value="35.7351367704113">
                <text:p>35.73513677041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1.1057251986566">
                <text:p>81.1057251986566</text:p>
              </table:table-cell>
              <table:table-cell office:value-type="float" office:value="35.5527776692624">
                <text:p>35.55277766926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0.8517539512904">
                <text:p>80.8517539512904</text:p>
              </table:table-cell>
              <table:table-cell office:value-type="float" office:value="35.1852241715184">
                <text:p>35.18522417151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0.4770065608805">
                <text:p>80.4770065608805</text:p>
              </table:table-cell>
              <table:table-cell office:value-type="float" office:value="35.3128871660192">
                <text:p>35.31288716601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0.0035781512302">
                <text:p>80.0035781512302</text:p>
              </table:table-cell>
              <table:table-cell office:value-type="float" office:value="34.9714169000914">
                <text:p>34.97141690009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9.7100288357745">
                <text:p>79.7100288357745</text:p>
              </table:table-cell>
              <table:table-cell office:value-type="float" office:value="34.8998567332303">
                <text:p>34.89985673323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9.1478030585815">
                <text:p>79.1478030585815</text:p>
              </table:table-cell>
              <table:table-cell office:value-type="float" office:value="34.6265793863616">
                <text:p>34.62657938636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9.1461012684769">
                <text:p>79.1461012684769</text:p>
              </table:table-cell>
              <table:table-cell office:value-type="float" office:value="34.423828956117">
                <text:p>34.4238289561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8.7913632068896">
                <text:p>78.7913632068896</text:p>
              </table:table-cell>
              <table:table-cell office:value-type="float" office:value="34.4673758792282">
                <text:p>34.46737587922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8.5424945491293">
                <text:p>78.5424945491293</text:p>
              </table:table-cell>
              <table:table-cell office:value-type="float" office:value="34.4383507154451">
                <text:p>34.43835071544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8.1689282515758">
                <text:p>78.1689282515758</text:p>
              </table:table-cell>
              <table:table-cell office:value-type="float" office:value="34.2198772645373">
                <text:p>34.21987726453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7.3401510213162">
                <text:p>77.3401510213162</text:p>
              </table:table-cell>
              <table:table-cell office:value-type="float" office:value="33.8673884437522">
                <text:p>33.86738844375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6.8866704247232">
                <text:p>76.8866704247232</text:p>
              </table:table-cell>
              <table:table-cell office:value-type="float" office:value="33.7045990927054">
                <text:p>33.70459909270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6.3886153821366">
                <text:p>76.3886153821366</text:p>
              </table:table-cell>
              <table:table-cell office:value-type="float" office:value="33.5410196624968">
                <text:p>33.54101966249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6.1482676099726">
                <text:p>76.1482676099726</text:p>
              </table:table-cell>
              <table:table-cell office:value-type="float" office:value="33.3166624979154">
                <text:p>33.31666249791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5.9242425382038">
                <text:p>75.9242425382038</text:p>
              </table:table-cell>
              <table:table-cell office:value-type="float" office:value="33.3766385365573">
                <text:p>33.37663853655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5.4323925114403">
                <text:p>75.4323925114403</text:p>
              </table:table-cell>
              <table:table-cell office:value-type="float" office:value="33.1813200460741">
                <text:p>33.18132004607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5.1468942405473">
                <text:p>75.1468942405473</text:p>
              </table:table-cell>
              <table:table-cell office:value-type="float" office:value="33.1058907144937">
                <text:p>33.10589071449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4.9291607386604">
                <text:p>74.9291607386604</text:p>
              </table:table-cell>
              <table:table-cell office:value-type="float" office:value="32.9241552663087">
                <text:p>32.92415526630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4.7087928225319">
                <text:p>74.7087928225319</text:p>
              </table:table-cell>
              <table:table-cell office:value-type="float" office:value="32.9545141065682">
                <text:p>32.95451410656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4.5471660695428">
                <text:p>74.5471660695428</text:p>
              </table:table-cell>
              <table:table-cell office:value-type="float" office:value="32.7566787083184">
                <text:p>32.75667870831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4.2925207810315">
                <text:p>74.2925207810315</text:p>
              </table:table-cell>
              <table:table-cell office:value-type="float" office:value="32.7108544675922">
                <text:p>32.71085446759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3.9107860396573">
                <text:p>73.9107860396573</text:p>
              </table:table-cell>
              <table:table-cell office:value-type="float" office:value="32.5576411921994">
                <text:p>32.55764119219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3.5426857342047">
                <text:p>73.5426857342047</text:p>
              </table:table-cell>
              <table:table-cell office:value-type="float" office:value="32.2490309931942">
                <text:p>32.24903099319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3.4024975392527">
                <text:p>73.4024975392527</text:p>
              </table:table-cell>
              <table:table-cell office:value-type="float" office:value="32.1869538788622">
                <text:p>32.18695387886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3.0127584604225">
                <text:p>73.0127584604225</text:p>
              </table:table-cell>
              <table:table-cell office:value-type="float" office:value="32.0468407179241">
                <text:p>32.04684071792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2.926708536722">
                <text:p>72.926708536722</text:p>
              </table:table-cell>
              <table:table-cell office:value-type="float" office:value="31.9530906173409">
                <text:p>31.953090617340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2.7857632027033">
                <text:p>72.7857632027033</text:p>
              </table:table-cell>
              <table:table-cell office:value-type="float" office:value="32.0312347560939">
                <text:p>32.03123475609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2.5816901015676">
                <text:p>72.5816901015676</text:p>
              </table:table-cell>
              <table:table-cell office:value-type="float" office:value="31.9061122670876">
                <text:p>31.90611226708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1.9594066748747">
                <text:p>71.9594066748747</text:p>
              </table:table-cell>
              <table:table-cell office:value-type="float" office:value="31.7490157327751">
                <text:p>31.74901573277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1.9989863539758">
                <text:p>71.9989863539758</text:p>
              </table:table-cell>
              <table:table-cell office:value-type="float" office:value="31.5277655408689">
                <text:p>31.52776554086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1.6618696169727">
                <text:p>71.6618696169727</text:p>
              </table:table-cell>
              <table:table-cell office:value-type="float" office:value="31.6069612585582">
                <text:p>31.606961258558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1.3827238622904">
                <text:p>71.3827238622904</text:p>
              </table:table-cell>
              <table:table-cell office:value-type="float" office:value="31.41655614481">
                <text:p>31.416556144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1.3273808365343">
                <text:p>71.3273808365343</text:p>
              </table:table-cell>
              <table:table-cell office:value-type="float" office:value="31.3209195267317">
                <text:p>31.32091952673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1.003002225258">
                <text:p>71.003002225258</text:p>
              </table:table-cell>
              <table:table-cell office:value-type="float" office:value="31.1769145362398">
                <text:p>31.17691453623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0.6377747738418">
                <text:p>70.6377747738418</text:p>
              </table:table-cell>
              <table:table-cell office:value-type="float" office:value="31.1608729017658">
                <text:p>31.16087290176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0.4962266933486">
                <text:p>70.4962266933486</text:p>
              </table:table-cell>
              <table:table-cell office:value-type="float" office:value="31.0644491340181">
                <text:p>31.06444913401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0.3990045668261">
                <text:p>70.3990045668261</text:p>
              </table:table-cell>
              <table:table-cell office:value-type="float" office:value="30.967725134404">
                <text:p>30.9677251344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0.1210904436034">
                <text:p>70.1210904436034</text:p>
              </table:table-cell>
              <table:table-cell office:value-type="float" office:value="30.8706980808663">
                <text:p>30.87069808086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9.8446713500751">
                <text:p>69.8446713500751</text:p>
              </table:table-cell>
              <table:table-cell office:value-type="float" office:value="30.7083050655682">
                <text:p>30.70830506556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9.6966464975181">
                <text:p>69.6966464975181</text:p>
              </table:table-cell>
              <table:table-cell office:value-type="float" office:value="30.6431068920891">
                <text:p>30.64310689208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9.4185677178664">
                <text:p>69.4185677178664</text:p>
              </table:table-cell>
              <table:table-cell office:value-type="float" office:value="30.5941170815567">
                <text:p>30.59411708155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9.1190050999">
                <text:p>69.1190050999</text:p>
              </table:table-cell>
              <table:table-cell office:value-type="float" office:value="30.4959013639538">
                <text:p>30.49590136395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9.0075793300997">
                <text:p>69.0075793300997</text:p>
              </table:table-cell>
              <table:table-cell office:value-type="float" office:value="30.5450486986025">
                <text:p>30.54504869860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8.6761073809516">
                <text:p>68.6761073809516</text:p>
              </table:table-cell>
              <table:table-cell office:value-type="float" office:value="30.5450486986025">
                <text:p>30.54504869860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8.5323785155601">
                <text:p>68.5323785155601</text:p>
              </table:table-cell>
              <table:table-cell office:value-type="float" office:value="30.1827765455731">
                <text:p>30.18277654557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8.1661045168345">
                <text:p>68.1661045168345</text:p>
              </table:table-cell>
              <table:table-cell office:value-type="float" office:value="30.1662062579967">
                <text:p>30.16620625799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7.9245762960653">
                <text:p>67.9245762960653</text:p>
              </table:table-cell>
              <table:table-cell office:value-type="float" office:value="29.9165506033032">
                <text:p>29.91655060330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7.1480539256351">
                <text:p>67.1480539256351</text:p>
              </table:table-cell>
              <table:table-cell office:value-type="float" office:value="29.6816441593117">
                <text:p>29.68164415931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7.0728748153827">
                <text:p>67.0728748153827</text:p>
              </table:table-cell>
              <table:table-cell office:value-type="float" office:value="29.6310647800581">
                <text:p>29.63106478005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6.7505947239423">
                <text:p>66.7505947239423</text:p>
              </table:table-cell>
              <table:table-cell office:value-type="float" office:value="29.5803989154981">
                <text:p>29.58039891549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6.5691052666325">
                <text:p>66.5691052666325</text:p>
              </table:table-cell>
              <table:table-cell office:value-type="float" office:value="29.4448637286709">
                <text:p>29.44486372867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6.1945897864773">
                <text:p>66.1945897864773</text:p>
              </table:table-cell>
              <table:table-cell office:value-type="float" office:value="29.4788059459673">
                <text:p>29.47880594596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6.0467675514858">
                <text:p>66.0467675514858</text:p>
              </table:table-cell>
              <table:table-cell office:value-type="float" office:value="29.4108823397055">
                <text:p>29.41088233970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5.7020630498008">
                <text:p>65.7020630498008</text:p>
              </table:table-cell>
              <table:table-cell office:value-type="float" office:value="29.0344622819159">
                <text:p>29.03446228191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5.346348467225">
                <text:p>65.346348467225</text:p>
              </table:table-cell>
              <table:table-cell office:value-type="float" office:value="28.9309522829789">
                <text:p>28.930952282978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4.9519746351102">
                <text:p>64.9519746351102</text:p>
              </table:table-cell>
              <table:table-cell office:value-type="float" office:value="28.9136645896019">
                <text:p>28.91366458960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4.835327908479">
                <text:p>64.835327908479</text:p>
              </table:table-cell>
              <table:table-cell office:value-type="float" office:value="28.8097205817759">
                <text:p>28.80972058177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4.5583304074695">
                <text:p>64.5583304074695</text:p>
              </table:table-cell>
              <table:table-cell office:value-type="float" office:value="28.7749891398763">
                <text:p>28.774989139876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4.4728667425297">
                <text:p>64.4728667425297</text:p>
              </table:table-cell>
              <table:table-cell office:value-type="float" office:value="28.6181760425084">
                <text:p>28.61817604250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4.1621453039095">
                <text:p>64.1621453039095</text:p>
              </table:table-cell>
              <table:table-cell office:value-type="float" office:value="28.6006992921502">
                <text:p>28.60069929215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4.1109383022897">
                <text:p>64.1109383022897</text:p>
              </table:table-cell>
              <table:table-cell office:value-type="float" office:value="28.5482048472404">
                <text:p>28.54820484724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3.7733599632323">
                <text:p>63.7733599632323</text:p>
              </table:table-cell>
              <table:table-cell office:value-type="float" office:value="28.3196045170126">
                <text:p>28.31960451701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3.5180907143784">
                <text:p>63.5180907143784</text:p>
              </table:table-cell>
              <table:table-cell office:value-type="float" office:value="28.3548937575156">
                <text:p>28.35489375751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3.5138559449826">
                <text:p>63.5138559449826</text:p>
              </table:table-cell>
              <table:table-cell office:value-type="float" office:value="28.1424945589406">
                <text:p>28.14249455894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3.0029209640315">
                <text:p>63.0029209640315</text:p>
              </table:table-cell>
              <table:table-cell office:value-type="float" office:value="28.1247222208505">
                <text:p>28.12472222085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2.8103444505759">
                <text:p>62.8103444505759</text:p>
              </table:table-cell>
              <table:table-cell office:value-type="float" office:value="27.9642629082191">
                <text:p>27.96426290821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2.4298710634581">
                <text:p>62.4298710634581</text:p>
              </table:table-cell>
              <table:table-cell office:value-type="float" office:value="27.9642629082191">
                <text:p>27.96426290821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2.38029523816">
                <text:p>62.38029523816</text:p>
              </table:table-cell>
              <table:table-cell office:value-type="float" office:value="27.8926513619627">
                <text:p>27.89265136196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2.2861629898648">
                <text:p>62.2861629898648</text:p>
              </table:table-cell>
              <table:table-cell office:value-type="float" office:value="27.7308492477241">
                <text:p>27.73084924772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1.9075613152384">
                <text:p>61.9075613152384</text:p>
              </table:table-cell>
              <table:table-cell office:value-type="float" office:value="27.6043474836845">
                <text:p>27.60434748368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1.8904496994488">
                <text:p>61.8904496994488</text:p>
              </table:table-cell>
              <table:table-cell office:value-type="float" office:value="27.5862284482674">
                <text:p>27.58622844826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1.5837417668008">
                <text:p>61.5837417668008</text:p>
              </table:table-cell>
              <table:table-cell office:value-type="float" office:value="27.3130005674953">
                <text:p>27.31300056749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1.4087515342887">
                <text:p>61.4087515342887</text:p>
              </table:table-cell>
              <table:table-cell office:value-type="float" office:value="27.258026340878">
                <text:p>27.2580263408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1.065602273293">
                <text:p>61.065602273293</text:p>
              </table:table-cell>
              <table:table-cell office:value-type="float" office:value="27.4043792120894">
                <text:p>27.404379212089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.9780172275222">
                <text:p>60.9780172275222</text:p>
              </table:table-cell>
              <table:table-cell office:value-type="float" office:value="27.3495886623547">
                <text:p>27.349588662354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.8802267489207">
                <text:p>60.8802267489207</text:p>
              </table:table-cell>
              <table:table-cell office:value-type="float" office:value="27.1108834234519">
                <text:p>27.11088342345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.6059452199205">
                <text:p>60.6059452199205</text:p>
              </table:table-cell>
              <table:table-cell office:value-type="float" office:value="27.1845544381364">
                <text:p>27.18455443813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0.4655705835974">
                <text:p>60.4655705835974</text:p>
              </table:table-cell>
              <table:table-cell office:value-type="float" office:value="27.0185121722126">
                <text:p>27.01851217221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0.2431213168773">
                <text:p>60.2431213168773</text:p>
              </table:table-cell>
              <table:table-cell office:value-type="float" office:value="26.6458251889485">
                <text:p>26.64582518894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0.1451602126056">
                <text:p>60.1451602126056</text:p>
              </table:table-cell>
              <table:table-cell office:value-type="float" office:value="26.8700576850888">
                <text:p>26.87005768508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9.7661093681026">
                <text:p>59.7661093681026</text:p>
              </table:table-cell>
              <table:table-cell office:value-type="float" office:value="26.7394839142419">
                <text:p>26.73948391424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9.5491085155773">
                <text:p>59.5491085155773</text:p>
              </table:table-cell>
              <table:table-cell office:value-type="float" office:value="26.5894716006167">
                <text:p>26.58947160061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9.3195735824188">
                <text:p>59.3195735824188</text:p>
              </table:table-cell>
              <table:table-cell office:value-type="float" office:value="26.4007575648882">
                <text:p>26.40075756488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8.9373251683515">
                <text:p>58.9373251683515</text:p>
              </table:table-cell>
              <table:table-cell office:value-type="float" office:value="26.5141471671257">
                <text:p>26.51414716712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8.9922704767328">
                <text:p>58.9922704767328</text:p>
              </table:table-cell>
              <table:table-cell office:value-type="float" office:value="26.2106848441623">
                <text:p>26.21068484416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8.6425369505788">
                <text:p>58.6425369505788</text:p>
              </table:table-cell>
              <table:table-cell office:value-type="float" office:value="26.0768096208106">
                <text:p>26.07680962081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8.5308046245735">
                <text:p>58.5308046245735</text:p>
              </table:table-cell>
              <table:table-cell office:value-type="float" office:value="26.3248931621764">
                <text:p>26.32489316217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.3538119406093">
                <text:p>58.3538119406093</text:p>
              </table:table-cell>
              <table:table-cell office:value-type="float" office:value="26.0959767013998">
                <text:p>26.09597670139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.1339357432473">
                <text:p>58.1339357432473</text:p>
              </table:table-cell>
              <table:table-cell office:value-type="float" office:value="25.9422435421457">
                <text:p>25.94224354214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.038889651681">
                <text:p>58.038889651681</text:p>
              </table:table-cell>
              <table:table-cell office:value-type="float" office:value="25.8456959666402">
                <text:p>25.84569596664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7.7370340076454">
                <text:p>57.7370340076454</text:p>
              </table:table-cell>
              <table:table-cell office:value-type="float" office:value="25.6515106767613">
                <text:p>25.65151067676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7.576709075806">
                <text:p>57.576709075806</text:p>
              </table:table-cell>
              <table:table-cell office:value-type="float" office:value="25.6709953059869">
                <text:p>25.67099530598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7.3272872548492">
                <text:p>57.3272872548492</text:p>
              </table:table-cell>
              <table:table-cell office:value-type="float" office:value="25.6904651573303">
                <text:p>25.69046515733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7.140426398479">
                <text:p>57.140426398479</text:p>
              </table:table-cell>
              <table:table-cell office:value-type="float" office:value="25.6124969497314">
                <text:p>25.61249694973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6.9958845005497">
                <text:p>56.9958845005497</text:p>
              </table:table-cell>
              <table:table-cell office:value-type="float" office:value="25.4950975679639">
                <text:p>25.49509756796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6.7976346338472">
                <text:p>56.7976346338472</text:p>
              </table:table-cell>
              <table:table-cell office:value-type="float" office:value="25.2586618806302">
                <text:p>25.25866188063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6.5315175278357">
                <text:p>56.5315175278357</text:p>
              </table:table-cell>
              <table:table-cell office:value-type="float" office:value="25.475478405714">
                <text:p>25.4754784057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6.3999677482177">
                <text:p>56.3999677482177</text:p>
              </table:table-cell>
              <table:table-cell office:value-type="float" office:value="25.3574446662119">
                <text:p>25.35744466621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6.2164393393961">
                <text:p>56.2164393393961</text:p>
              </table:table-cell>
              <table:table-cell office:value-type="float" office:value="25.1992063367083">
                <text:p>25.19920633670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6.0636867143073">
                <text:p>56.0636867143073</text:p>
              </table:table-cell>
              <table:table-cell office:value-type="float" office:value="25.0399680510978">
                <text:p>25.039968051097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6.0236557268445">
                <text:p>56.0236557268445</text:p>
              </table:table-cell>
              <table:table-cell office:value-type="float" office:value="24.8394846967484">
                <text:p>24.83948469674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5.8089460391432">
                <text:p>55.8089460391432</text:p>
              </table:table-cell>
              <table:table-cell office:value-type="float" office:value="24.8596057893121">
                <text:p>24.859605789312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5.5124494595582">
                <text:p>55.5124494595582</text:p>
              </table:table-cell>
              <table:table-cell office:value-type="float" office:value="24.9599679486974">
                <text:p>24.95996794869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5.4430216799193">
                <text:p>55.4430216799193</text:p>
              </table:table-cell>
              <table:table-cell office:value-type="float" office:value="24.7588368062799">
                <text:p>24.758836806279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5.2109853018401">
                <text:p>55.2109853018401</text:p>
              </table:table-cell>
              <table:table-cell office:value-type="float" office:value="24.7790233867277">
                <text:p>24.779023386727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5.0714894114913">
                <text:p>55.0714894114913</text:p>
              </table:table-cell>
              <table:table-cell office:value-type="float" office:value="24.7184141886165">
                <text:p>24.71841418861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5.1011359320296">
                <text:p>55.1011359320296</text:p>
              </table:table-cell>
              <table:table-cell office:value-type="float" office:value="24.5356882927706">
                <text:p>24.53568829277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4.9173554534448">
                <text:p>54.9173554534448</text:p>
              </table:table-cell>
              <table:table-cell office:value-type="float" office:value="24.454038521275">
                <text:p>24.4540385212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4.8831256854053">
                <text:p>54.8831256854053</text:p>
              </table:table-cell>
              <table:table-cell office:value-type="float" office:value="24.454038521275">
                <text:p>24.4540385212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4.5373775772176">
                <text:p>54.5373775772176</text:p>
              </table:table-cell>
              <table:table-cell office:value-type="float" office:value="24.3926218353009">
                <text:p>24.392621835300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4.5131784617261">
                <text:p>54.5131784617261</text:p>
              </table:table-cell>
              <table:table-cell office:value-type="float" office:value="24.4131112314674">
                <text:p>24.413111231467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4.1140302786625">
                <text:p>54.1140302786625</text:p>
              </table:table-cell>
              <table:table-cell office:value-type="float" office:value="24.2693221990232">
                <text:p>24.26932219902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4.1660820255628">
                <text:p>54.1660820255628</text:p>
              </table:table-cell>
              <table:table-cell office:value-type="float" office:value="24.2280828791714">
                <text:p>24.22808287917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3.9697328879808">
                <text:p>53.9697328879808</text:p>
              </table:table-cell>
              <table:table-cell office:value-type="float" office:value="24.2693221990232">
                <text:p>24.26932219902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3.9027242539744">
                <text:p>53.9027242539744</text:p>
              </table:table-cell>
              <table:table-cell office:value-type="float" office:value="24.2074368738204">
                <text:p>24.20743687382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3.7750455601852">
                <text:p>53.77504556018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3.6743684825448">
                <text:p>53.6743684825448</text:p>
              </table:table-cell>
              <table:table-cell office:value-type="float" office:value="24.1660919471891">
                <text:p>24.16609194718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3.5298023254336">
                <text:p>53.5298023254336</text:p>
              </table:table-cell>
              <table:table-cell office:value-type="float" office:value="24.1453929352993">
                <text:p>24.14539293529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3.3460155025659">
                <text:p>53.3460155025659</text:p>
              </table:table-cell>
              <table:table-cell office:value-type="float" office:value="23.9582971014219">
                <text:p>23.95829710142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3.1182466954624">
                <text:p>53.1182466954624</text:p>
              </table:table-cell>
              <table:table-cell office:value-type="float" office:value="23.7697286480094">
                <text:p>23.769728648009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3.2639378566775">
                <text:p>53.2639378566775</text:p>
              </table:table-cell>
              <table:table-cell office:value-type="float" office:value="23.7907545067406">
                <text:p>23.790754506740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2.9009950189975">
                <text:p>52.9009950189975</text:p>
              </table:table-cell>
              <table:table-cell office:value-type="float" office:value="23.7276210354093">
                <text:p>23.72762103540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2.7668698427337">
                <text:p>52.7668698427337</text:p>
              </table:table-cell>
              <table:table-cell office:value-type="float" office:value="23.5372045918796">
                <text:p>23.53720459187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2.5714572082609">
                <text:p>52.5714572082609</text:p>
              </table:table-cell>
              <table:table-cell office:value-type="float" office:value="23.5372045918796">
                <text:p>23.53720459187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2.2624141137778">
                <text:p>52.2624141137778</text:p>
              </table:table-cell>
              <table:table-cell office:value-type="float" office:value="23.6008474424119">
                <text:p>23.60084744241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2.3406165897957">
                <text:p>52.3406165897957</text:p>
              </table:table-cell>
              <table:table-cell office:value-type="float" office:value="23.4520787991171">
                <text:p>23.452078799117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2.1666164706894">
                <text:p>52.1666164706894</text:p>
              </table:table-cell>
              <table:table-cell office:value-type="float" office:value="23.43074902772">
                <text:p>23.430749027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2.3063172093009">
                <text:p>52.3063172093009</text:p>
              </table:table-cell>
              <table:table-cell office:value-type="float" office:value="23.43074902772">
                <text:p>23.4307490277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2.1491195802959">
                <text:p>52.1491195802959</text:p>
              </table:table-cell>
              <table:table-cell office:value-type="float" office:value="23.388031127053">
                <text:p>23.38803112705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1.9693719126949">
                <text:p>51.9693719126949</text:p>
              </table:table-cell>
              <table:table-cell office:value-type="float" office:value="23.1084400165827">
                <text:p>23.108440016582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1.8399178722343">
                <text:p>51.8399178722343</text:p>
              </table:table-cell>
              <table:table-cell office:value-type="float" office:value="23.2379000772445">
                <text:p>23.23790007724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1.7103485290904">
                <text:p>51.7103485290904</text:p>
              </table:table-cell>
              <table:table-cell office:value-type="float" office:value="23.1084400165827">
                <text:p>23.10844001658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1.6830946635358">
                <text:p>51.6830946635358</text:p>
              </table:table-cell>
              <table:table-cell office:value-type="float" office:value="23.1084400165827">
                <text:p>23.10844001658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1.4767575707717">
                <text:p>51.4767575707717</text:p>
              </table:table-cell>
              <table:table-cell office:value-type="float" office:value="23.0867927612304">
                <text:p>23.08679276123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1.2920446560673">
                <text:p>51.2920446560673</text:p>
              </table:table-cell>
              <table:table-cell office:value-type="float" office:value="23.0217288664427">
                <text:p>23.021728866442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1.2267777241552">
                <text:p>51.2267777241552</text:p>
              </table:table-cell>
              <table:table-cell office:value-type="float" office:value="22.9782505861521">
                <text:p>22.978250586152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1.1427410489504">
                <text:p>51.1427410489504</text:p>
              </table:table-cell>
              <table:table-cell office:value-type="float" office:value="22.8254244210267">
                <text:p>22.82542442102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0.9195662687734">
                <text:p>50.9195662687734</text:p>
              </table:table-cell>
              <table:table-cell office:value-type="float" office:value="23.0434372436058">
                <text:p>23.043437243605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0.9261825881344">
                <text:p>50.9261825881344</text:p>
              </table:table-cell>
              <table:table-cell office:value-type="float" office:value="22.781571499789">
                <text:p>22.7815714997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0.946173104562">
                <text:p>50.946173104562</text:p>
              </table:table-cell>
              <table:table-cell office:value-type="float" office:value="22.6715680975093">
                <text:p>22.671568097509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0.8327588273547">
                <text:p>50.8327588273547</text:p>
              </table:table-cell>
              <table:table-cell office:value-type="float" office:value="22.8473193175917">
                <text:p>22.847319317591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0.6180746868152">
                <text:p>50.6180746868152</text:p>
              </table:table-cell>
              <table:table-cell office:value-type="float" office:value="22.7376340018041">
                <text:p>22.73763400180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0.6314275919611">
                <text:p>50.6314275919611</text:p>
              </table:table-cell>
              <table:table-cell office:value-type="float" office:value="22.6936114358204">
                <text:p>22.69361143582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0.570062151435">
                <text:p>50.570062151435</text:p>
              </table:table-cell>
              <table:table-cell office:value-type="float" office:value="22.6495033058122">
                <text:p>22.649503305812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0.6222450410884">
                <text:p>50.6222450410884</text:p>
              </table:table-cell>
              <table:table-cell office:value-type="float" office:value="22.6053091109146">
                <text:p>22.60530911091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0.3601809766407">
                <text:p>50.3601809766407</text:p>
              </table:table-cell>
              <table:table-cell office:value-type="float" office:value="22.6274169979695">
                <text:p>22.627416997969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0.3746656366075">
                <text:p>50.3746656366075</text:p>
              </table:table-cell>
              <table:table-cell office:value-type="float" office:value="22.5831795812724">
                <text:p>22.58317958127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0.1932751870208">
                <text:p>50.1932751870208</text:p>
              </table:table-cell>
              <table:table-cell office:value-type="float" office:value="22.5388553391693">
                <text:p>22.538855339169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0.044483831887">
                <text:p>50.044483831887</text:p>
              </table:table-cell>
              <table:table-cell office:value-type="float" office:value="22.6495033058122">
                <text:p>22.64950330581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9.9566538611224">
                <text:p>49.9566538611224</text:p>
              </table:table-cell>
              <table:table-cell office:value-type="float" office:value="22.3159136044214">
                <text:p>22.31591360442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9.9172476204368">
                <text:p>49.9172476204368</text:p>
              </table:table-cell>
              <table:table-cell office:value-type="float" office:value="22.293496809608">
                <text:p>22.2934968096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9.8564718466921">
                <text:p>49.8564718466921</text:p>
              </table:table-cell>
              <table:table-cell office:value-type="float" office:value="22.4053565024081">
                <text:p>22.405356502408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9.7184163162907">
                <text:p>49.7184163162907</text:p>
              </table:table-cell>
              <table:table-cell office:value-type="float" office:value="22.3606797749979">
                <text:p>22.360679774997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9.7278945663297">
                <text:p>49.7278945663297</text:p>
              </table:table-cell>
              <table:table-cell office:value-type="float" office:value="22.293496809608">
                <text:p>22.2934968096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9.8116912381019">
                <text:p>49.8116912381019</text:p>
              </table:table-cell>
              <table:table-cell office:value-type="float" office:value="22.2710574513201">
                <text:p>22.27105745132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9.8812921244027">
                <text:p>49.8812921244027</text:p>
              </table:table-cell>
              <table:table-cell office:value-type="float" office:value="22.2261107708929">
                <text:p>22.22611077089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9.7873269919163">
                <text:p>49.7873269919163</text:p>
              </table:table-cell>
              <table:table-cell office:value-type="float" office:value="22.293496809608">
                <text:p>22.2934968096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9.7046167372811">
                <text:p>49.7046167372811</text:p>
              </table:table-cell>
              <table:table-cell office:value-type="float" office:value="22.2710574513201">
                <text:p>22.271057451320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9.7784228155131">
                <text:p>49.7784228155131</text:p>
              </table:table-cell>
              <table:table-cell office:value-type="float" office:value="22.3830292855994">
                <text:p>22.383029285599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9.799416080914">
                <text:p>49.799416080914</text:p>
              </table:table-cell>
              <table:table-cell office:value-type="float" office:value="22.293496809608">
                <text:p>22.2934968096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9.6823350900499">
                <text:p>49.6823350900499</text:p>
              </table:table-cell>
              <table:table-cell office:value-type="float" office:value="22.4276614920058">
                <text:p>22.42766149200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9.6900623666343">
                <text:p>49.6900623666343</text:p>
              </table:table-cell>
              <table:table-cell office:value-type="float" office:value="22.3830292855994">
                <text:p>22.383029285599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9.7744503636153">
                <text:p>49.7744503636153</text:p>
              </table:table-cell>
              <table:table-cell office:value-type="float" office:value="22.4053565024081">
                <text:p>22.405356502408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9.7463700886808">
                <text:p>49.7463700886808</text:p>
              </table:table-cell>
              <table:table-cell office:value-type="float" office:value="22.3830292855994">
                <text:p>22.383029285599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9.8536253646613">
                <text:p>49.8536253646613</text:p>
              </table:table-cell>
              <table:table-cell office:value-type="float" office:value="22.4499443206436">
                <text:p>22.44994432064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9.770452087559">
                <text:p>49.770452087559</text:p>
              </table:table-cell>
              <table:table-cell office:value-type="float" office:value="22.3830292855994">
                <text:p>22.38302928559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9.8048976406939">
                <text:p>49.8048976406939</text:p>
              </table:table-cell>
              <table:table-cell office:value-type="float" office:value="22.4276614920058">
                <text:p>22.427661492005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9.770452087559">
                <text:p>49.770452087559</text:p>
              </table:table-cell>
              <table:table-cell office:value-type="float" office:value="22.3830292855994">
                <text:p>22.383029285599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9.8817219129412">
                <text:p>49.8817219129412</text:p>
              </table:table-cell>
              <table:table-cell office:value-type="float" office:value="22.494443758404">
                <text:p>22.4944437584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9.8190545072867">
                <text:p>49.8190545072867</text:p>
              </table:table-cell>
              <table:table-cell office:value-type="float" office:value="22.3830292855994">
                <text:p>22.383029285599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9.79227133803">
                <text:p>49.79227133803</text:p>
              </table:table-cell>
              <table:table-cell office:value-type="float" office:value="22.4053565024081">
                <text:p>22.405356502408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9.7759442401649">
                <text:p>49.7759442401649</text:p>
              </table:table-cell>
              <table:table-cell office:value-type="float" office:value="22.4499443206436">
                <text:p>22.449944320643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9.79227133803">
                <text:p>49.79227133803</text:p>
              </table:table-cell>
              <table:table-cell office:value-type="float" office:value="22.4053565024081">
                <text:p>22.40535650240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9.7634335230197">
                <text:p>49.7634335230197</text:p>
              </table:table-cell>
              <table:table-cell office:value-type="float" office:value="22.4276614920058">
                <text:p>22.427661492005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9.7683828348883">
                <text:p>49.7683828348883</text:p>
              </table:table-cell>
              <table:table-cell office:value-type="float" office:value="22.3830292855994">
                <text:p>22.383029285599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9.7634335230197">
                <text:p>49.7634335230197</text:p>
              </table:table-cell>
              <table:table-cell office:value-type="float" office:value="22.4276614920058">
                <text:p>22.42766149200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9.8215414052998">
                <text:p>49.8215414052998</text:p>
              </table:table-cell>
              <table:table-cell office:value-type="float" office:value="22.3606797749979">
                <text:p>22.360679774997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9.7683828348883">
                <text:p>49.7683828348883</text:p>
              </table:table-cell>
              <table:table-cell office:value-type="float" office:value="22.3830292855994">
                <text:p>22.383029285599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9.741543854207">
                <text:p>49.741543854207</text:p>
              </table:table-cell>
              <table:table-cell office:value-type="float" office:value="22.4053565024081">
                <text:p>22.40535650240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9.7683828348883">
                <text:p>49.7683828348883</text:p>
              </table:table-cell>
              <table:table-cell office:value-type="float" office:value="22.3830292855994">
                <text:p>22.383029285599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9.7741484809133">
                <text:p>49.7741484809133</text:p>
              </table:table-cell>
              <table:table-cell office:value-type="float" office:value="22.3606797749979">
                <text:p>22.360679774997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9.7683828348883">
                <text:p>49.7683828348883</text:p>
              </table:table-cell>
              <table:table-cell office:value-type="float" office:value="22.3830292855994">
                <text:p>22.383029285599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9.8027077978698">
                <text:p>49.8027077978698</text:p>
              </table:table-cell>
              <table:table-cell office:value-type="float" office:value="22.4276614920058">
                <text:p>22.427661492005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9.7262221468714">
                <text:p>49.7262221468714</text:p>
              </table:table-cell>
              <table:table-cell office:value-type="float" office:value="22.3159136044214">
                <text:p>22.31591360442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9.796066722182">
                <text:p>49.796066722182</text:p>
              </table:table-cell>
              <table:table-cell office:value-type="float" office:value="22.3830292855994">
                <text:p>22.383029285599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9.7935020359083">
                <text:p>49.7935020359083</text:p>
              </table:table-cell>
              <table:table-cell office:value-type="float" office:value="22.4053565024081">
                <text:p>22.405356502408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9.7278904941684">
                <text:p>49.7278904941684</text:p>
              </table:table-cell>
              <table:table-cell office:value-type="float" office:value="22.3383079036887">
                <text:p>22.338307903688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9.6777078074261">
                <text:p>49.6777078074261</text:p>
              </table:table-cell>
              <table:table-cell office:value-type="float" office:value="22.248595461287">
                <text:p>22.24859546128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9.7935020359083">
                <text:p>49.7935020359083</text:p>
              </table:table-cell>
              <table:table-cell office:value-type="float" office:value="22.4053565024081">
                <text:p>22.405356502408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9.6731059024901">
                <text:p>49.6731059024901</text:p>
              </table:table-cell>
              <table:table-cell office:value-type="float" office:value="22.2710574513201">
                <text:p>22.27105745132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9.7489546623846">
                <text:p>49.7489546623846</text:p>
              </table:table-cell>
              <table:table-cell office:value-type="float" office:value="22.3383079036887">
                <text:p>22.338307903688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9.7296898039793">
                <text:p>49.7296898039793</text:p>
              </table:table-cell>
              <table:table-cell office:value-type="float" office:value="22.293496809608">
                <text:p>22.29349680960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9.6969363240834">
                <text:p>49.6969363240834</text:p>
              </table:table-cell>
              <table:table-cell office:value-type="float" office:value="22.3383079036887">
                <text:p>22.338307903688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9.796066722182">
                <text:p>49.796066722182</text:p>
              </table:table-cell>
              <table:table-cell office:value-type="float" office:value="22.3830292855994">
                <text:p>22.383029285599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9.6979340113852">
                <text:p>49.6979340113852</text:p>
              </table:table-cell>
              <table:table-cell office:value-type="float" office:value="22.293496809608">
                <text:p>22.2934968096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9.7028807716414">
                <text:p>49.7028807716414</text:p>
              </table:table-cell>
              <table:table-cell office:value-type="float" office:value="22.3159136044214">
                <text:p>22.315913604421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9.7683828348883">
                <text:p>49.7683828348883</text:p>
              </table:table-cell>
              <table:table-cell office:value-type="float" office:value="22.3830292855994">
                <text:p>22.383029285599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9.7779187692696">
                <text:p>49.7779187692696</text:p>
              </table:table-cell>
              <table:table-cell office:value-type="float" office:value="22.3159136044214">
                <text:p>22.31591360442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.6637705878239">
                <text:p>49.6637705878239</text:p>
              </table:table-cell>
              <table:table-cell office:value-type="float" office:value="22.3159136044214">
                <text:p>22.315913604421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9.7506943469134">
                <text:p>49.7506943469134</text:p>
              </table:table-cell>
              <table:table-cell office:value-type="float" office:value="22.4053565024081">
                <text:p>22.405356502408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9.7073976788164">
                <text:p>49.7073976788164</text:p>
              </table:table-cell>
              <table:table-cell office:value-type="float" office:value="22.3606797749979">
                <text:p>22.360679774997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9.6291330974056">
                <text:p>49.6291330974056</text:p>
              </table:table-cell>
              <table:table-cell office:value-type="float" office:value="22.3159136044214">
                <text:p>22.31591360442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9.6520373197314">
                <text:p>49.6520373197314</text:p>
              </table:table-cell>
              <table:table-cell office:value-type="float" office:value="22.3383079036887">
                <text:p>22.338307903688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9.6317234135588">
                <text:p>49.6317234135588</text:p>
              </table:table-cell>
              <table:table-cell office:value-type="float" office:value="22.293496809608">
                <text:p>22.29349680960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9.6568402136101">
                <text:p>49.6568402136101</text:p>
              </table:table-cell>
              <table:table-cell office:value-type="float" office:value="22.3159136044214">
                <text:p>22.315913604421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9.5783941046904">
                <text:p>49.5783941046904</text:p>
              </table:table-cell>
              <table:table-cell office:value-type="float" office:value="22.3606797749979">
                <text:p>22.360679774997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9.6238302532161">
                <text:p>49.6238302532161</text:p>
              </table:table-cell>
              <table:table-cell office:value-type="float" office:value="22.4276614920058">
                <text:p>22.427661492005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9.6240572001121">
                <text:p>49.6240572001121</text:p>
              </table:table-cell>
              <table:table-cell office:value-type="float" office:value="22.4499443206436">
                <text:p>22.449944320643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9.6432843091591">
                <text:p>49.6432843091591</text:p>
              </table:table-cell>
              <table:table-cell office:value-type="float" office:value="22.4276614920058">
                <text:p>22.427661492005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9.6070179712508">
                <text:p>49.6070179712508</text:p>
              </table:table-cell>
              <table:table-cell office:value-type="float" office:value="22.3159136044214">
                <text:p>22.315913604421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9.5808859339968">
                <text:p>49.5808859339968</text:p>
              </table:table-cell>
              <table:table-cell office:value-type="float" office:value="22.293496809608">
                <text:p>22.29349680960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9.5107600830365">
                <text:p>49.5107600830365</text:p>
              </table:table-cell>
              <table:table-cell office:value-type="float" office:value="22.248595461287">
                <text:p>22.24859546128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9.4141345467064">
                <text:p>49.4141345467064</text:p>
              </table:table-cell>
              <table:table-cell office:value-type="float" office:value="22.3159136044214">
                <text:p>22.31591360442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9.3788018586924">
                <text:p>49.3788018586924</text:p>
              </table:table-cell>
              <table:table-cell office:value-type="float" office:value="22.2261107708929">
                <text:p>22.22611077089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9.3146894545631">
                <text:p>49.3146894545631</text:p>
              </table:table-cell>
              <table:table-cell office:value-type="float" office:value="21.8632111090754">
                <text:p>21.863211109075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9.2113688490779">
                <text:p>49.2113688490779</text:p>
              </table:table-cell>
              <table:table-cell office:value-type="float" office:value="22.0680764907139">
                <text:p>22.068076490713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9.040278068135">
                <text:p>49.040278068135</text:p>
              </table:table-cell>
              <table:table-cell office:value-type="float" office:value="21.8632111090754">
                <text:p>21.863211109075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8.9015482883722">
                <text:p>48.9015482883722</text:p>
              </table:table-cell>
              <table:table-cell office:value-type="float" office:value="22.0454076850486">
                <text:p>22.045407685048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8.8597093728565">
                <text:p>48.8597093728565</text:p>
              </table:table-cell>
              <table:table-cell office:value-type="float" office:value="21.9317121994613">
                <text:p>21.931712199461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8.7270385822902">
                <text:p>48.7270385822902</text:p>
              </table:table-cell>
              <table:table-cell office:value-type="float" office:value="21.9544984001001">
                <text:p>21.954498400100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8.2926901818484">
                <text:p>48.2926901818484</text:p>
              </table:table-cell>
              <table:table-cell office:value-type="float" office:value="21.8860686282393">
                <text:p>21.886068628239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8.2375364317043">
                <text:p>48.2375364317043</text:p>
              </table:table-cell>
              <table:table-cell office:value-type="float" office:value="21.6794833886788">
                <text:p>21.67948338867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7.9815258719437">
                <text:p>47.9815258719437</text:p>
              </table:table-cell>
              <table:table-cell office:value-type="float" office:value="21.7025344142107">
                <text:p>21.702534414210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8.2255476381555">
                <text:p>48.2255476381555</text:p>
              </table:table-cell>
              <table:table-cell office:value-type="float" office:value="21.6564078277077">
                <text:p>21.656407827707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8.0041972331587">
                <text:p>48.0041972331587</text:p>
              </table:table-cell>
              <table:table-cell office:value-type="float" office:value="21.6564078277077">
                <text:p>21.656407827707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7.9985769893233">
                <text:p>47.9985769893233</text:p>
              </table:table-cell>
              <table:table-cell office:value-type="float" office:value="21.5870331449229">
                <text:p>21.587033144922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7.7946717218562">
                <text:p>47.7946717218562</text:p>
              </table:table-cell>
              <table:table-cell office:value-type="float" office:value="21.4709105535839">
                <text:p>21.470910553583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7.9494665768035">
                <text:p>47.9494665768035</text:p>
              </table:table-cell>
              <table:table-cell office:value-type="float" office:value="21.5870331449229">
                <text:p>21.58703314492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7.9386007409478">
                <text:p>47.9386007409478</text:p>
              </table:table-cell>
              <table:table-cell office:value-type="float" office:value="21.51743479135">
                <text:p>21.5174347913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7.669780993833">
                <text:p>47.669780993833</text:p>
              </table:table-cell>
              <table:table-cell office:value-type="float" office:value="21.0713075057055">
                <text:p>21.07130750570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7.5863832309202">
                <text:p>47.5863832309202</text:p>
              </table:table-cell>
              <table:table-cell office:value-type="float" office:value="21.2602916254693">
                <text:p>21.260291625469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7.3376144413721">
                <text:p>47.3376144413721</text:p>
              </table:table-cell>
              <table:table-cell office:value-type="float" office:value="21.2837966537928">
                <text:p>21.283796653792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7.3757383161466">
                <text:p>47.3757383161466</text:p>
              </table:table-cell>
              <table:table-cell office:value-type="float" office:value="21.4009345590327">
                <text:p>21.400934559032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7.1809580763257">
                <text:p>47.1809580763257</text:p>
              </table:table-cell>
              <table:table-cell office:value-type="float" office:value="21.2132034355964">
                <text:p>21.213203435596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7.2866006073602">
                <text:p>47.2866006073602</text:p>
              </table:table-cell>
              <table:table-cell office:value-type="float" office:value="21.2602916254693">
                <text:p>21.26029162546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7.189967768584">
                <text:p>47.189967768584</text:p>
              </table:table-cell>
              <table:table-cell office:value-type="float" office:value="21.095023109729">
                <text:p>21.0950231097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7.1369105691071">
                <text:p>47.1369105691071</text:p>
              </table:table-cell>
              <table:table-cell office:value-type="float" office:value="20.976176963403">
                <text:p>20.97617696340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6.9310659158728">
                <text:p>46.9310659158728</text:p>
              </table:table-cell>
              <table:table-cell office:value-type="float" office:value="21.095023109729">
                <text:p>21.09502310972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6.9876904412209">
                <text:p>46.9876904412209</text:p>
              </table:table-cell>
              <table:table-cell office:value-type="float" office:value="21.0475651798492">
                <text:p>21.047565179849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6.7125324511528">
                <text:p>46.7125324511528</text:p>
              </table:table-cell>
              <table:table-cell office:value-type="float" office:value="21.1187120819429">
                <text:p>21.11871208194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6.8158785456388">
                <text:p>46.8158785456388</text:p>
              </table:table-cell>
              <table:table-cell office:value-type="float" office:value="20.8326666559997">
                <text:p>20.832666655999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6.5311195330609">
                <text:p>46.5311195330609</text:p>
              </table:table-cell>
              <table:table-cell office:value-type="float" office:value="20.8326666559997">
                <text:p>20.832666655999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6.6792373759469">
                <text:p>46.6792373759469</text:p>
              </table:table-cell>
              <table:table-cell office:value-type="float" office:value="20.9284495364563">
                <text:p>20.928449536456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6.298117218738">
                <text:p>46.298117218738</text:p>
              </table:table-cell>
              <table:table-cell office:value-type="float" office:value="20.8806130178211">
                <text:p>20.880613017821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6.3862882002861">
                <text:p>46.3862882002861</text:p>
              </table:table-cell>
              <table:table-cell office:value-type="float" office:value="20.8806130178211">
                <text:p>20.880613017821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6.4174056362481">
                <text:p>46.4174056362481</text:p>
              </table:table-cell>
              <table:table-cell office:value-type="float" office:value="20.8326666559997">
                <text:p>20.832666655999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6.1149113628119">
                <text:p>46.1149113628119</text:p>
              </table:table-cell>
              <table:table-cell office:value-type="float" office:value="20.5182845286832">
                <text:p>20.51828452868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6.0570977157702">
                <text:p>46.0570977157702</text:p>
              </table:table-cell>
              <table:table-cell office:value-type="float" office:value="20.3469899493758">
                <text:p>20.346989949375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.854198499156">
                <text:p>45.854198499156</text:p>
              </table:table-cell>
              <table:table-cell office:value-type="float" office:value="20.4205778566621">
                <text:p>20.420577856662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7312764090398">
                <text:p>45.7312764090398</text:p>
              </table:table-cell>
              <table:table-cell office:value-type="float" office:value="20.2484567313166">
                <text:p>20.24845673131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6991893691781">
                <text:p>45.6991893691781</text:p>
              </table:table-cell>
              <table:table-cell office:value-type="float" office:value="20.3715487874634">
                <text:p>20.371548787463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73652528341">
                <text:p>45.73652528341</text:p>
              </table:table-cell>
              <table:table-cell office:value-type="float" office:value="20.4450483002609">
                <text:p>20.445048300260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7182003692184">
                <text:p>45.7182003692184</text:p>
              </table:table-cell>
              <table:table-cell office:value-type="float" office:value="20.6397674405503">
                <text:p>20.639767440550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5712156958754">
                <text:p>45.5712156958754</text:p>
              </table:table-cell>
              <table:table-cell office:value-type="float" office:value="20.4205778566621">
                <text:p>20.420577856662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.3760508197882">
                <text:p>45.3760508197882</text:p>
              </table:table-cell>
              <table:table-cell office:value-type="float" office:value="20.2977831301844">
                <text:p>20.297783130184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.3213797340725">
                <text:p>45.3213797340725</text:p>
              </table:table-cell>
              <table:table-cell office:value-type="float" office:value="20.3960780543711">
                <text:p>20.396078054371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.2621547984627">
                <text:p>45.2621547984627</text:p>
              </table:table-cell>
              <table:table-cell office:value-type="float" office:value="20.1246117974981">
                <text:p>20.124611797498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.1366081357472">
                <text:p>45.1366081357472</text:p>
              </table:table-cell>
              <table:table-cell office:value-type="float" office:value="20.1494416796099">
                <text:p>20.149441679609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5.215579107206">
                <text:p>45.215579107206</text:p>
              </table:table-cell>
              <table:table-cell office:value-type="float" office:value="20.1246117974981">
                <text:p>20.124611797498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5.0684632198614">
                <text:p>45.0684632198614</text:p>
              </table:table-cell>
              <table:table-cell office:value-type="float" office:value="20.1246117974981">
                <text:p>20.124611797498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4.9705313288603">
                <text:p>44.9705313288603</text:p>
              </table:table-cell>
              <table:table-cell office:value-type="float" office:value="19.9749843554382">
                <text:p>19.974984355438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4.8256614117405">
                <text:p>44.8256614117405</text:p>
              </table:table-cell>
              <table:table-cell office:value-type="float" office:value="19.8997487421324">
                <text:p>19.899748742132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4.7677291137265">
                <text:p>44.7677291137265</text:p>
              </table:table-cell>
              <table:table-cell office:value-type="float" office:value="19.8746069143518">
                <text:p>19.874606914351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4.5518492657712">
                <text:p>44.5518492657712</text:p>
              </table:table-cell>
              <table:table-cell office:value-type="float" office:value="19.824227601599">
                <text:p>19.82422760159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4.8278693671694">
                <text:p>44.8278693671694</text:p>
              </table:table-cell>
              <table:table-cell office:value-type="float" office:value="19.824227601599">
                <text:p>19.82422760159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4.296152428851">
                <text:p>44.296152428851</text:p>
              </table:table-cell>
              <table:table-cell office:value-type="float" office:value="19.7484176581315">
                <text:p>19.74841765813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4.2785022894858">
                <text:p>44.2785022894858</text:p>
              </table:table-cell>
              <table:table-cell office:value-type="float" office:value="19.7737199332852">
                <text:p>19.773719933285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4.0792829002469">
                <text:p>44.0792829002469</text:p>
              </table:table-cell>
              <table:table-cell office:value-type="float" office:value="19.8494332412792">
                <text:p>19.849433241279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4.0344267363617">
                <text:p>44.0344267363617</text:p>
              </table:table-cell>
              <table:table-cell office:value-type="float" office:value="19.6468827043885">
                <text:p>19.646882704388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3.9050969820134">
                <text:p>43.9050969820134</text:p>
              </table:table-cell>
              <table:table-cell office:value-type="float" office:value="19.3907194296653">
                <text:p>19.390719429665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3.7755732001307">
                <text:p>43.7755732001307</text:p>
              </table:table-cell>
              <table:table-cell office:value-type="float" office:value="19.4935886896179">
                <text:p>19.493588689617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3.6512786525206">
                <text:p>43.6512786525206</text:p>
              </table:table-cell>
              <table:table-cell office:value-type="float" office:value="19.4164878389476">
                <text:p>19.416487838947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3.5908842420064">
                <text:p>43.5908842420064</text:p>
              </table:table-cell>
              <table:table-cell office:value-type="float" office:value="19.4164878389476">
                <text:p>19.416487838947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3.4642595358532">
                <text:p>43.4642595358532</text:p>
              </table:table-cell>
              <table:table-cell office:value-type="float" office:value="19.4679223339318">
                <text:p>19.467922333931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3.2954673147201">
                <text:p>43.2954673147201</text:p>
              </table:table-cell>
              <table:table-cell office:value-type="float" office:value="19.3907194296653">
                <text:p>19.390719429665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2.9651572556182">
                <text:p>42.9651572556182</text:p>
              </table:table-cell>
              <table:table-cell office:value-type="float" office:value="19.2353840616713">
                <text:p>19.23538406167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2.9068775023306">
                <text:p>42.9068775023306</text:p>
              </table:table-cell>
              <table:table-cell office:value-type="float" office:value="19.2353840616713">
                <text:p>19.235384061671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2.8228885060315">
                <text:p>42.8228885060315</text:p>
              </table:table-cell>
              <table:table-cell office:value-type="float" office:value="19.131126469709">
                <text:p>19.13112646970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2.9350728426074">
                <text:p>42.9350728426074</text:p>
              </table:table-cell>
              <table:table-cell office:value-type="float" office:value="18.9736659610103">
                <text:p>18.973665961010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2.7979108134965">
                <text:p>42.7979108134965</text:p>
              </table:table-cell>
              <table:table-cell office:value-type="float" office:value="18.9472953214964">
                <text:p>18.94729532149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2.5714604870446">
                <text:p>42.5714604870446</text:p>
              </table:table-cell>
              <table:table-cell office:value-type="float" office:value="18.8944436276912">
                <text:p>18.89444362769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2.3624943670696">
                <text:p>42.3624943670696</text:p>
              </table:table-cell>
              <table:table-cell office:value-type="float" office:value="18.9208879284245">
                <text:p>18.920887928424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2.4192623462502">
                <text:p>42.4192623462502</text:p>
              </table:table-cell>
              <table:table-cell office:value-type="float" office:value="18.7616630392937">
                <text:p>18.761663039293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2.3340665185852">
                <text:p>42.3340665185852</text:p>
              </table:table-cell>
              <table:table-cell office:value-type="float" office:value="18.7349939951952">
                <text:p>18.73499399519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2.203843071455">
                <text:p>42.203843071455</text:p>
              </table:table-cell>
              <table:table-cell office:value-type="float" office:value="18.7349939951952">
                <text:p>18.734993995195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2.2388144956745">
                <text:p>42.2388144956745</text:p>
              </table:table-cell>
              <table:table-cell office:value-type="float" office:value="18.8679622641132">
                <text:p>18.86796226411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2.1605835348611">
                <text:p>42.1605835348611</text:p>
              </table:table-cell>
              <table:table-cell office:value-type="float" office:value="18.6815416922694">
                <text:p>18.68154169226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2.0073533681902">
                <text:p>42.0073533681902</text:p>
              </table:table-cell>
              <table:table-cell office:value-type="float" office:value="18.7882942280559">
                <text:p>18.788294228055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2.0606495075861">
                <text:p>42.0606495075861</text:p>
              </table:table-cell>
              <table:table-cell office:value-type="float" office:value="18.7882942280559">
                <text:p>18.788294228055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1.9300020748867">
                <text:p>41.9300020748867</text:p>
              </table:table-cell>
              <table:table-cell office:value-type="float" office:value="18.5741756210067">
                <text:p>18.574175621006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1.7924169198193">
                <text:p>41.7924169198193</text:p>
              </table:table-cell>
              <table:table-cell office:value-type="float" office:value="18.6279360101972">
                <text:p>18.627936010197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1.7446345414593">
                <text:p>41.7446345414593</text:p>
              </table:table-cell>
              <table:table-cell office:value-type="float" office:value="18.6010752377383">
                <text:p>18.601075237738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1.6176874417597">
                <text:p>41.6176874417597</text:p>
              </table:table-cell>
              <table:table-cell office:value-type="float" office:value="18.7082869338697">
                <text:p>18.708286933869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1.8277908214144">
                <text:p>41.8277908214144</text:p>
              </table:table-cell>
              <table:table-cell office:value-type="float" office:value="18.6010752377383">
                <text:p>18.60107523773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1.6419386916604">
                <text:p>41.6419386916604</text:p>
              </table:table-cell>
              <table:table-cell office:value-type="float" office:value="18.7882942280559">
                <text:p>18.788294228055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1.5506362526496">
                <text:p>41.5506362526496</text:p>
              </table:table-cell>
              <table:table-cell office:value-type="float" office:value="18.6010752377383">
                <text:p>18.601075237738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1.5346442503123">
                <text:p>41.5346442503123</text:p>
              </table:table-cell>
              <table:table-cell office:value-type="float" office:value="18.4932420089069">
                <text:p>18.493242008906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1.6845818139033">
                <text:p>41.6845818139033</text:p>
              </table:table-cell>
              <table:table-cell office:value-type="float" office:value="18.5741756210067">
                <text:p>18.57417562100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1.687928636477">
                <text:p>41.687928636477</text:p>
              </table:table-cell>
              <table:table-cell office:value-type="float" office:value="18.7616630392937">
                <text:p>18.761663039293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1.4757659965431">
                <text:p>41.4757659965431</text:p>
              </table:table-cell>
              <table:table-cell office:value-type="float" office:value="18.5202591774521">
                <text:p>18.520259177452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1.4327698446532">
                <text:p>41.4327698446532</text:p>
              </table:table-cell>
              <table:table-cell office:value-type="float" office:value="18.411952639522">
                <text:p>18.41195263952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1.3189764273027">
                <text:p>41.3189764273027</text:p>
              </table:table-cell>
              <table:table-cell office:value-type="float" office:value="18.6010752377383">
                <text:p>18.601075237738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1.2485776360834">
                <text:p>41.2485776360834</text:p>
              </table:table-cell>
              <table:table-cell office:value-type="float" office:value="18.4390889145858">
                <text:p>18.439088914585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1.3183782474579">
                <text:p>41.3183782474579</text:p>
              </table:table-cell>
              <table:table-cell office:value-type="float" office:value="18.3847763108502">
                <text:p>18.384776310850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1.2946767634764">
                <text:p>41.2946767634764</text:p>
              </table:table-cell>
              <table:table-cell office:value-type="float" office:value="18.5741756210067">
                <text:p>18.574175621006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1.2312634053336">
                <text:p>41.2312634053336</text:p>
              </table:table-cell>
              <table:table-cell office:value-type="float" office:value="18.411952639522">
                <text:p>18.41195263952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1.2482834794371">
                <text:p>41.2482834794371</text:p>
              </table:table-cell>
              <table:table-cell office:value-type="float" office:value="18.4661853126194">
                <text:p>18.466185312619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1.2198530443766">
                <text:p>41.2198530443766</text:p>
              </table:table-cell>
              <table:table-cell office:value-type="float" office:value="18.5741756210067">
                <text:p>18.574175621006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1.2441902939068">
                <text:p>41.2441902939068</text:p>
              </table:table-cell>
              <table:table-cell office:value-type="float" office:value="18.6010752377383">
                <text:p>18.601075237738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1.1914375811284">
                <text:p>41.1914375811284</text:p>
              </table:table-cell>
              <table:table-cell office:value-type="float" office:value="18.5472369909914">
                <text:p>18.547236990991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1.150986488783">
                <text:p>41.150986488783</text:p>
              </table:table-cell>
              <table:table-cell office:value-type="float" office:value="18.4661853126194">
                <text:p>18.466185312619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1.2408301080373">
                <text:p>41.2408301080373</text:p>
              </table:table-cell>
              <table:table-cell office:value-type="float" office:value="18.5472369909914">
                <text:p>18.547236990991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1.2684390909082">
                <text:p>41.2684390909082</text:p>
              </table:table-cell>
              <table:table-cell office:value-type="float" office:value="18.3575597506858">
                <text:p>18.357559750685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1.1449579049487">
                <text:p>41.1449579049487</text:p>
              </table:table-cell>
              <table:table-cell office:value-type="float" office:value="18.411952639522">
                <text:p>18.41195263952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1.2476487208665">
                <text:p>41.2476487208665</text:p>
              </table:table-cell>
              <table:table-cell office:value-type="float" office:value="18.2208671582886">
                <text:p>18.220867158288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1.2937189533711">
                <text:p>41.2937189533711</text:p>
              </table:table-cell>
              <table:table-cell office:value-type="float" office:value="18.0277563773199">
                <text:p>18.027756377319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1.2486081825799">
                <text:p>41.2486081825799</text:p>
              </table:table-cell>
              <table:table-cell office:value-type="float" office:value="18.0277563773199">
                <text:p>18.027756377319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1.2310641385837">
                <text:p>41.2310641385837</text:p>
              </table:table-cell>
              <table:table-cell office:value-type="float" office:value="18.1107702762748">
                <text:p>18.110770276274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1.0511638811861">
                <text:p>41.0511638811861</text:p>
              </table:table-cell>
              <table:table-cell office:value-type="float" office:value="18.2756668824971">
                <text:p>18.275666882497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1.2995923103364">
                <text:p>41.2995923103364</text:p>
              </table:table-cell>
              <table:table-cell office:value-type="float" office:value="18.411952639522">
                <text:p>18.41195263952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1.1744414048327">
                <text:p>41.1744414048327</text:p>
              </table:table-cell>
              <table:table-cell office:value-type="float" office:value="18.3030052177231">
                <text:p>18.303005217723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1.384799540411">
                <text:p>41.384799540411</text:p>
              </table:table-cell>
              <table:table-cell office:value-type="float" office:value="18.2482875908947">
                <text:p>18.248287590894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1.1755761708321">
                <text:p>41.1755761708321</text:p>
              </table:table-cell>
              <table:table-cell office:value-type="float" office:value="18.0554700852678">
                <text:p>18.055470085267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1.3095793854162">
                <text:p>41.3095793854162</text:p>
              </table:table-cell>
              <table:table-cell office:value-type="float" office:value="18.0554700852678">
                <text:p>18.055470085267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1.3174696466277">
                <text:p>41.3174696466277</text:p>
              </table:table-cell>
              <table:table-cell office:value-type="float" office:value="18.3575597506858">
                <text:p>18.357559750685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1.3211702762639">
                <text:p>41.3211702762639</text:p>
              </table:table-cell>
              <table:table-cell office:value-type="float" office:value="18.3030052177231">
                <text:p>18.303005217723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1.3000006416465">
                <text:p>41.3000006416465</text:p>
              </table:table-cell>
              <table:table-cell office:value-type="float" office:value="18.3575597506858">
                <text:p>18.357559750685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18.2208671582886">
                <text:p>18.220867158288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18.2208671582886">
                <text:p>18.220867158288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18.2208671582886">
                <text:p>18.220867158288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1.2544248778237">
                <text:p>41.2544248778237</text:p>
              </table:table-cell>
              <table:table-cell office:value-type="float" office:value="18.2756668824971">
                <text:p>18.275666882497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1.3079926043375">
                <text:p>41.3079926043375</text:p>
              </table:table-cell>
              <table:table-cell office:value-type="float" office:value="18.2756668824971">
                <text:p>18.275666882497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18.2208671582886">
                <text:p>18.220867158288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1.2879640815577">
                <text:p>41.2879640815577</text:p>
              </table:table-cell>
              <table:table-cell office:value-type="float" office:value="18.2482875908947">
                <text:p>18.248287590894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1.3024979026693">
                <text:p>41.3024979026693</text:p>
              </table:table-cell>
              <table:table-cell office:value-type="float" office:value="18.2482875908947">
                <text:p>18.248287590894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1.3541108597441">
                <text:p>41.3541108597441</text:p>
              </table:table-cell>
              <table:table-cell office:value-type="float" office:value="18.411952639522">
                <text:p>18.41195263952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1.2967962437766">
                <text:p>41.2967962437766</text:p>
              </table:table-cell>
              <table:table-cell office:value-type="float" office:value="18.3030052177231">
                <text:p>18.303005217723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1.3518573343447">
                <text:p>41.3518573343447</text:p>
              </table:table-cell>
              <table:table-cell office:value-type="float" office:value="18.411952639522">
                <text:p>18.41195263952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1.3268586998819">
                <text:p>41.3268586998819</text:p>
              </table:table-cell>
              <table:table-cell office:value-type="float" office:value="18.3303027798234">
                <text:p>18.330302779823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1.3079926043375">
                <text:p>41.3079926043375</text:p>
              </table:table-cell>
              <table:table-cell office:value-type="float" office:value="18.2756668824971">
                <text:p>18.275666882497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1.341257757838">
                <text:p>41.341257757838</text:p>
              </table:table-cell>
              <table:table-cell office:value-type="float" office:value="18.2482875908947">
                <text:p>18.248287590894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1.341257757838">
                <text:p>41.341257757838</text:p>
              </table:table-cell>
              <table:table-cell office:value-type="float" office:value="18.2482875908947">
                <text:p>18.248287590894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1.3079926043375">
                <text:p>41.3079926043375</text:p>
              </table:table-cell>
              <table:table-cell office:value-type="float" office:value="18.2756668824971">
                <text:p>18.275666882497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1.3000006416465">
                <text:p>41.3000006416465</text:p>
              </table:table-cell>
              <table:table-cell office:value-type="float" office:value="18.3575597506858">
                <text:p>18.357559750685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1.3541108597441">
                <text:p>41.3541108597441</text:p>
              </table:table-cell>
              <table:table-cell office:value-type="float" office:value="18.411952639522">
                <text:p>18.41195263952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1.3000006416465">
                <text:p>41.3000006416465</text:p>
              </table:table-cell>
              <table:table-cell office:value-type="float" office:value="18.3575597506858">
                <text:p>18.357559750685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18.2208671582886">
                <text:p>18.220867158288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18.2208671582886">
                <text:p>18.220867158288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1.2967962437766">
                <text:p>41.2967962437766</text:p>
              </table:table-cell>
              <table:table-cell office:value-type="float" office:value="18.3030052177231">
                <text:p>18.303005217723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1.2967962437766">
                <text:p>41.2967962437766</text:p>
              </table:table-cell>
              <table:table-cell office:value-type="float" office:value="18.3030052177231">
                <text:p>18.303005217723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1.4077917546927">
                <text:p>41.4077917546927</text:p>
              </table:table-cell>
              <table:table-cell office:value-type="float" office:value="18.3030052177231">
                <text:p>18.303005217723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1.3178721862586">
                <text:p>41.3178721862586</text:p>
              </table:table-cell>
              <table:table-cell office:value-type="float" office:value="18.4390889145858">
                <text:p>18.439088914585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1.2544248778237">
                <text:p>41.2544248778237</text:p>
              </table:table-cell>
              <table:table-cell office:value-type="float" office:value="18.2756668824971">
                <text:p>18.275666882497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18.2208671582886">
                <text:p>18.220867158288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18.2208671582886">
                <text:p>18.220867158288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1.3522234589629">
                <text:p>41.3522234589629</text:p>
              </table:table-cell>
              <table:table-cell office:value-type="float" office:value="18.3575597506858">
                <text:p>18.357559750685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1.2879640815577">
                <text:p>41.2879640815577</text:p>
              </table:table-cell>
              <table:table-cell office:value-type="float" office:value="18.2482875908947">
                <text:p>18.248287590894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1.3000006416465">
                <text:p>41.3000006416465</text:p>
              </table:table-cell>
              <table:table-cell office:value-type="float" office:value="18.3575597506858">
                <text:p>18.357559750685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1.2680488756132">
                <text:p>41.2680488756132</text:p>
              </table:table-cell>
              <table:table-cell office:value-type="float" office:value="18.3030052177231">
                <text:p>18.303005217723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1.3541108597441">
                <text:p>41.3541108597441</text:p>
              </table:table-cell>
              <table:table-cell office:value-type="float" office:value="18.411952639522">
                <text:p>18.41195263952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1.3522234589629">
                <text:p>41.3522234589629</text:p>
              </table:table-cell>
              <table:table-cell office:value-type="float" office:value="18.3575597506858">
                <text:p>18.357559750685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18.2208671582886">
                <text:p>18.220867158288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1.3098579639291">
                <text:p>41.3098579639291</text:p>
              </table:table-cell>
              <table:table-cell office:value-type="float" office:value="18.3303027798234">
                <text:p>18.330302779823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1.2846245592715">
                <text:p>41.2846245592715</text:p>
              </table:table-cell>
              <table:table-cell office:value-type="float" office:value="18.1934053986603">
                <text:p>18.193405398660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1.2544248778237">
                <text:p>41.2544248778237</text:p>
              </table:table-cell>
              <table:table-cell office:value-type="float" office:value="18.2756668824971">
                <text:p>18.275666882497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18.2208671582886">
                <text:p>18.220867158288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1.2680488756132">
                <text:p>41.2680488756132</text:p>
              </table:table-cell>
              <table:table-cell office:value-type="float" office:value="18.3030052177231">
                <text:p>18.303005217723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1.3141539063794">
                <text:p>41.3141539063794</text:p>
              </table:table-cell>
              <table:table-cell office:value-type="float" office:value="18.3847763108502">
                <text:p>18.384776310850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1.3541108597441">
                <text:p>41.3541108597441</text:p>
              </table:table-cell>
              <table:table-cell office:value-type="float" office:value="18.411952639522">
                <text:p>18.41195263952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18.2208671582886">
                <text:p>18.220867158288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18.2208671582886">
                <text:p>18.220867158288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1.3541108597441">
                <text:p>41.3541108597441</text:p>
              </table:table-cell>
              <table:table-cell office:value-type="float" office:value="18.411952639522">
                <text:p>18.41195263952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1.3000006416465">
                <text:p>41.3000006416465</text:p>
              </table:table-cell>
              <table:table-cell office:value-type="float" office:value="18.3575597506858">
                <text:p>18.357559750685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18.2208671582886">
                <text:p>18.220867158288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1.2967962437766">
                <text:p>41.2967962437766</text:p>
              </table:table-cell>
              <table:table-cell office:value-type="float" office:value="18.3030052177231">
                <text:p>18.303005217723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1.3000006416465">
                <text:p>41.3000006416465</text:p>
              </table:table-cell>
              <table:table-cell office:value-type="float" office:value="18.3575597506858">
                <text:p>18.357559750685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18.2208671582886">
                <text:p>18.220867158288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1.4099851243634">
                <text:p>41.4099851243634</text:p>
              </table:table-cell>
              <table:table-cell office:value-type="float" office:value="18.3575597506858">
                <text:p>18.357559750685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18.2208671582886">
                <text:p>18.220867158288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18.2208671582886">
                <text:p>18.220867158288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1.3000006416465">
                <text:p>41.3000006416465</text:p>
              </table:table-cell>
              <table:table-cell office:value-type="float" office:value="18.3575597506858">
                <text:p>18.357559750685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1.3522234589629">
                <text:p>41.3522234589629</text:p>
              </table:table-cell>
              <table:table-cell office:value-type="float" office:value="18.3575597506858">
                <text:p>18.357559750685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1.3079926043375">
                <text:p>41.3079926043375</text:p>
              </table:table-cell>
              <table:table-cell office:value-type="float" office:value="18.2756668824971">
                <text:p>18.275666882497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1.3102641603754">
                <text:p>41.3102641603754</text:p>
              </table:table-cell>
              <table:table-cell office:value-type="float" office:value="18.2208671582886">
                <text:p>18.220867158288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1.2967962437766">
                <text:p>41.2967962437766</text:p>
              </table:table-cell>
              <table:table-cell office:value-type="float" office:value="18.3030052177231">
                <text:p>18.303005217723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1.2967962437766">
                <text:p>41.2967962437766</text:p>
              </table:table-cell>
              <table:table-cell office:value-type="float" office:value="18.3030052177231">
                <text:p>18.303005217723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18.2208671582886">
                <text:p>18.220867158288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1.3000006416465">
                <text:p>41.3000006416465</text:p>
              </table:table-cell>
              <table:table-cell office:value-type="float" office:value="18.3575597506858">
                <text:p>18.357559750685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1.3098579639291">
                <text:p>41.3098579639291</text:p>
              </table:table-cell>
              <table:table-cell office:value-type="float" office:value="18.3303027798234">
                <text:p>18.330302779823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1.3000006416465">
                <text:p>41.3000006416465</text:p>
              </table:table-cell>
              <table:table-cell office:value-type="float" office:value="18.3575597506858">
                <text:p>18.357559750685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1.2967962437766">
                <text:p>41.2967962437766</text:p>
              </table:table-cell>
              <table:table-cell office:value-type="float" office:value="18.3030052177231">
                <text:p>18.303005217723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1.3303379371619">
                <text:p>41.3303379371619</text:p>
              </table:table-cell>
              <table:table-cell office:value-type="float" office:value="18.2756668824971">
                <text:p>18.275666882497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18.2208671582886">
                <text:p>18.220867158288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1.2680488756132">
                <text:p>41.2680488756132</text:p>
              </table:table-cell>
              <table:table-cell office:value-type="float" office:value="18.3030052177231">
                <text:p>18.303005217723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1.3000006416465">
                <text:p>41.3000006416465</text:p>
              </table:table-cell>
              <table:table-cell office:value-type="float" office:value="18.3575597506858">
                <text:p>18.357559750685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1.3522234589629">
                <text:p>41.3522234589629</text:p>
              </table:table-cell>
              <table:table-cell office:value-type="float" office:value="18.3575597506858">
                <text:p>18.357559750685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1.3079926043375">
                <text:p>41.3079926043375</text:p>
              </table:table-cell>
              <table:table-cell office:value-type="float" office:value="18.2756668824971">
                <text:p>18.275666882497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1.3079926043375">
                <text:p>41.3079926043375</text:p>
              </table:table-cell>
              <table:table-cell office:value-type="float" office:value="18.2756668824971">
                <text:p>18.275666882497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dd4814" draw:fill-color="#dd4814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772953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01cm" svg:height="10.677cm" xlink:href=".." xlink:type="simple" chart:class="chart:scatter" chart:style-name="ch1">
        <chart:title svg:x="0.585cm" svg:y="0.349cm" chart:style-name="ch2">
          <text:p>Magnitude of Connector vs Magnitude of Connector divided by Square Root of Area </text:p>
        </chart:title>
        <chart:legend chart:legend-position="end" svg:x="13.117cm" svg:y="4.79cm" style:legend-expansion="high" chart:style-name="ch3"/>
        <chart:plot-area chart:style-name="ch4" table:cell-range-address="vision.G2:vision.G761 vision.J1:vision.J761" chart:data-source-has-labels="row" svg:x="1.369cm" svg:y="1.341cm" svg:width="11.39cm" svg:height="8.142cm">
          <chartooo:coordinate-region svg:x="2.096cm" svg:y="1.54cm" svg:width="10.383cm" svg:height="7.296cm"/>
          <chart:axis chart:dimension="x" chart:name="primary-x" chart:style-name="ch5">
            <chart:title svg:x="5.274cm" svg:y="9.696cm" chart:style-name="ch6">
              <text:p>Magnitude of Connector</text:p>
            </chart:title>
          </chart:axis>
          <chart:axis chart:dimension="y" chart:name="primary-y" chart:style-name="ch5">
            <chart:title svg:x="0.451cm" svg:y="9.517cm" chart:style-name="ch7">
              <text:p>Magnitude of Connector divided by Square Root of Area </text:p>
            </chart:title>
            <chart:grid chart:style-name="ch8" chart:class="major"/>
          </chart:axis>
          <chart:series chart:style-name="ch9" chart:values-cell-range-address="vision.J2:vision.J761" chart:label-cell-address="vision.J1:vision.J1" chart:class="chart:scatter">
            <chart:domain table:cell-range-address="vision.G2:vision.G761"/>
            <chart:regression-curve chart:style-name="ch10">
              <chart:equation chart:display-equation="true" chart:display-r-square="true"/>
            </chart:regression-curve>
            <chart:data-point chart:repeated="7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Mag/Sqrt Area</text:p>
                <draw:g>
                  <svg:desc>vision.J1:vision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vision.G2:vision.G761</svg:desc>
                </draw:g>
              </table:table-cell>
              <table:table-cell office:value-type="float" office:value="NaN">
                <text:p>NaN</text:p>
                <draw:g>
                  <svg:desc>vision.J2:vision.J7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6.178882161458">
                <text:p>186.178882161458</text:p>
              </table:table-cell>
              <table:table-cell office:value-type="float" office:value="2.4035590334228">
                <text:p>2.40355903342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6.033365649176">
                <text:p>186.033365649176</text:p>
              </table:table-cell>
              <table:table-cell office:value-type="float" office:value="2.40068034815445">
                <text:p>2.400680348154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6.033365649176">
                <text:p>186.033365649176</text:p>
              </table:table-cell>
              <table:table-cell office:value-type="float" office:value="2.40068034815445">
                <text:p>2.40068034815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6.014629062475">
                <text:p>186.014629062475</text:p>
              </table:table-cell>
              <table:table-cell office:value-type="float" office:value="2.40103839530936">
                <text:p>2.40103839530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6.043618136312">
                <text:p>186.043618136312</text:p>
              </table:table-cell>
              <table:table-cell office:value-type="float" office:value="2.40041294964527">
                <text:p>2.40041294964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6.045002240023">
                <text:p>186.045002240023</text:p>
              </table:table-cell>
              <table:table-cell office:value-type="float" office:value="2.40023103007842">
                <text:p>2.400231030078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6.01635908234">
                <text:p>186.01635908234</text:p>
              </table:table-cell>
              <table:table-cell office:value-type="float" office:value="2.40086072931929">
                <text:p>2.400860729319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6.045002240023">
                <text:p>186.045002240023</text:p>
              </table:table-cell>
              <table:table-cell office:value-type="float" office:value="2.40023103007842">
                <text:p>2.400231030078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6.028089877201">
                <text:p>186.028089877201</text:p>
              </table:table-cell>
              <table:table-cell office:value-type="float" office:value="2.40061226659254">
                <text:p>2.400612266592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6.048940607035">
                <text:p>186.048940607035</text:p>
              </table:table-cell>
              <table:table-cell office:value-type="float" office:value="2.40008210810482">
                <text:p>2.400082108104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6.031402459262">
                <text:p>186.031402459262</text:p>
              </table:table-cell>
              <table:table-cell office:value-type="float" office:value="2.40085492701516">
                <text:p>2.400854927015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5.997582957656">
                <text:p>185.997582957656</text:p>
              </table:table-cell>
              <table:table-cell office:value-type="float" office:value="2.40121847076611">
                <text:p>2.401218470766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6.043126516515">
                <text:p>186.043126516515</text:p>
              </table:table-cell>
              <table:table-cell office:value-type="float" office:value="2.40040660656003">
                <text:p>2.40040660656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6.054911352643">
                <text:p>186.054911352643</text:p>
              </table:table-cell>
              <table:table-cell office:value-type="float" office:value="2.3999594435855">
                <text:p>2.39995944358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6.002412649971">
                <text:p>186.002412649971</text:p>
              </table:table-cell>
              <table:table-cell office:value-type="float" office:value="2.4010807401005">
                <text:p>2.40108074010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5.98450761343">
                <text:p>185.98450761343</text:p>
              </table:table-cell>
              <table:table-cell office:value-type="float" office:value="2.40124978128481">
                <text:p>2.40124978128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5.996986405721">
                <text:p>185.996986405721</text:p>
              </table:table-cell>
              <table:table-cell office:value-type="float" office:value="2.40021088970791">
                <text:p>2.400210889707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6.004200703237">
                <text:p>186.004200703237</text:p>
              </table:table-cell>
              <table:table-cell office:value-type="float" office:value="2.40110382184551">
                <text:p>2.401103821845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5.99646439231">
                <text:p>185.99646439231</text:p>
              </table:table-cell>
              <table:table-cell office:value-type="float" office:value="2.40140415550146">
                <text:p>2.40140415550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5.999481740031">
                <text:p>185.999481740031</text:p>
              </table:table-cell>
              <table:table-cell office:value-type="float" office:value="2.4022441276094">
                <text:p>2.40224412760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6.030327256633">
                <text:p>186.030327256633</text:p>
              </table:table-cell>
              <table:table-cell office:value-type="float" office:value="2.40164119784818">
                <text:p>2.401641197848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5.997542152282">
                <text:p>185.997542152282</text:p>
              </table:table-cell>
              <table:table-cell office:value-type="float" office:value="2.40101786748489">
                <text:p>2.401017867484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6.004963613044">
                <text:p>186.004963613044</text:p>
              </table:table-cell>
              <table:table-cell office:value-type="float" office:value="2.40191430827312">
                <text:p>2.401914308273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6.023281491887">
                <text:p>186.023281491887</text:p>
              </table:table-cell>
              <table:table-cell office:value-type="float" office:value="2.40195059588175">
                <text:p>2.401950595881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6.004121950805">
                <text:p>186.004121950805</text:p>
              </table:table-cell>
              <table:table-cell office:value-type="float" office:value="2.4011028052407">
                <text:p>2.40110280524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6.006107476314">
                <text:p>186.006107476314</text:p>
              </table:table-cell>
              <table:table-cell office:value-type="float" office:value="2.40092840043603">
                <text:p>2.400928400436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6.013186521386">
                <text:p>186.013186521386</text:p>
              </table:table-cell>
              <table:table-cell office:value-type="float" office:value="2.40141991190767">
                <text:p>2.401419911907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5.996092850925">
                <text:p>185.996092850925</text:p>
              </table:table-cell>
              <table:table-cell office:value-type="float" office:value="2.4020000337378">
                <text:p>2.40200003373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6.008942735047">
                <text:p>186.008942735047</text:p>
              </table:table-cell>
              <table:table-cell office:value-type="float" office:value="2.40196569136466">
                <text:p>2.401965691364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6.039188927521">
                <text:p>186.039188927521</text:p>
              </table:table-cell>
              <table:table-cell office:value-type="float" office:value="2.4015554802421">
                <text:p>2.40155548024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6.053583252487">
                <text:p>186.053583252487</text:p>
              </table:table-cell>
              <table:table-cell office:value-type="float" office:value="2.40194143146365">
                <text:p>2.401941431463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6.043544110942">
                <text:p>186.043544110942</text:p>
              </table:table-cell>
              <table:table-cell office:value-type="float" office:value="2.40181182670361">
                <text:p>2.401811826703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6.011793528152">
                <text:p>186.011793528152</text:p>
              </table:table-cell>
              <table:table-cell office:value-type="float" office:value="2.40220279620797">
                <text:p>2.402202796207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6.034183623037">
                <text:p>186.034183623037</text:p>
              </table:table-cell>
              <table:table-cell office:value-type="float" office:value="2.40189114926075">
                <text:p>2.401891149260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6.048864009002">
                <text:p>186.048864009002</text:p>
              </table:table-cell>
              <table:table-cell office:value-type="float" office:value="2.40228091981612">
                <text:p>2.402280919816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6.037113351181">
                <text:p>186.037113351181</text:p>
              </table:table-cell>
              <table:table-cell office:value-type="float" office:value="2.40353213155163">
                <text:p>2.403532131551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6.015257092664">
                <text:p>186.015257092664</text:p>
              </table:table-cell>
              <table:table-cell office:value-type="float" office:value="2.40284871367424">
                <text:p>2.402848713674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5.888302191962">
                <text:p>185.888302191962</text:p>
              </table:table-cell>
              <table:table-cell office:value-type="float" office:value="2.39661430389705">
                <text:p>2.39661430389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5.894960209899">
                <text:p>185.894960209899</text:p>
              </table:table-cell>
              <table:table-cell office:value-type="float" office:value="2.39550587443661">
                <text:p>2.395505874436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5.879800625808">
                <text:p>185.879800625808</text:p>
              </table:table-cell>
              <table:table-cell office:value-type="float" office:value="2.39909820780149">
                <text:p>2.399098207801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5.905544132067">
                <text:p>185.905544132067</text:p>
              </table:table-cell>
              <table:table-cell office:value-type="float" office:value="2.39623920809721">
                <text:p>2.396239208097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5.89023194415">
                <text:p>185.89023194415</text:p>
              </table:table-cell>
              <table:table-cell office:value-type="float" office:value="2.39604184085235">
                <text:p>2.396041840852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5.857414463992">
                <text:p>185.857414463992</text:p>
              </table:table-cell>
              <table:table-cell office:value-type="float" office:value="2.39721246477466">
                <text:p>2.397212464774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5.914829234142">
                <text:p>185.914829234142</text:p>
              </table:table-cell>
              <table:table-cell office:value-type="float" office:value="2.39775356889992">
                <text:p>2.397753568899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5.896700728146">
                <text:p>185.896700728146</text:p>
              </table:table-cell>
              <table:table-cell office:value-type="float" office:value="2.39592619859307">
                <text:p>2.395926198593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5.85423712146">
                <text:p>185.85423712146</text:p>
              </table:table-cell>
              <table:table-cell office:value-type="float" office:value="2.39776990319237">
                <text:p>2.397769903192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5.884004561339">
                <text:p>185.884004561339</text:p>
              </table:table-cell>
              <table:table-cell office:value-type="float" office:value="2.3965588955529">
                <text:p>2.39655889555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5.898869486853">
                <text:p>185.898869486853</text:p>
              </table:table-cell>
              <table:table-cell office:value-type="float" office:value="2.39714904094936">
                <text:p>2.397149040949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5.876875186668">
                <text:p>185.876875186668</text:p>
              </table:table-cell>
              <table:table-cell office:value-type="float" office:value="2.39786241722402">
                <text:p>2.397862417224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5.871965573859">
                <text:p>185.871965573859</text:p>
              </table:table-cell>
              <table:table-cell office:value-type="float" office:value="2.39839785803556">
                <text:p>2.398397858035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5.801856587172">
                <text:p>185.801856587172</text:p>
              </table:table-cell>
              <table:table-cell office:value-type="float" office:value="2.40009211651047">
                <text:p>2.400092116510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5.794804819618">
                <text:p>185.794804819618</text:p>
              </table:table-cell>
              <table:table-cell office:value-type="float" office:value="2.39940054978854">
                <text:p>2.399400549788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5.870561406614">
                <text:p>185.870561406614</text:p>
              </table:table-cell>
              <table:table-cell office:value-type="float" office:value="2.400579079347">
                <text:p>2.4005790793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5.706434793224">
                <text:p>185.706434793224</text:p>
              </table:table-cell>
              <table:table-cell office:value-type="float" office:value="2.3990596707196">
                <text:p>2.39905967071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5.516555777672">
                <text:p>185.516555777672</text:p>
              </table:table-cell>
              <table:table-cell office:value-type="float" office:value="2.39640674847221">
                <text:p>2.396406748472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5.306671200068">
                <text:p>185.306671200068</text:p>
              </table:table-cell>
              <table:table-cell office:value-type="float" office:value="2.3950947474348">
                <text:p>2.39509474743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5.270548945697">
                <text:p>185.270548945697</text:p>
              </table:table-cell>
              <table:table-cell office:value-type="float" office:value="2.39422792827215">
                <text:p>2.394227928272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4.99529540137">
                <text:p>184.99529540137</text:p>
              </table:table-cell>
              <table:table-cell office:value-type="float" office:value="2.39407167523722">
                <text:p>2.394071675237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4.680615312057">
                <text:p>184.680615312057</text:p>
              </table:table-cell>
              <table:table-cell office:value-type="float" office:value="2.3974388674222">
                <text:p>2.39743886742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4.378684582166">
                <text:p>184.378684582166</text:p>
              </table:table-cell>
              <table:table-cell office:value-type="float" office:value="2.39796864191759">
                <text:p>2.397968641917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3.874124182931">
                <text:p>183.874124182931</text:p>
              </table:table-cell>
              <table:table-cell office:value-type="float" office:value="2.40281360946081">
                <text:p>2.402813609460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3.159235309307">
                <text:p>183.159235309307</text:p>
              </table:table-cell>
              <table:table-cell office:value-type="float" office:value="2.3953130178351">
                <text:p>2.39531301783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2.702895278756">
                <text:p>182.702895278756</text:p>
              </table:table-cell>
              <table:table-cell office:value-type="float" office:value="2.39983421698667">
                <text:p>2.39983421698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2.007930922282">
                <text:p>182.007930922282</text:p>
              </table:table-cell>
              <table:table-cell office:value-type="float" office:value="2.39941507900226">
                <text:p>2.399415079002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1.263732437021">
                <text:p>181.263732437021</text:p>
              </table:table-cell>
              <table:table-cell office:value-type="float" office:value="2.3927251032941">
                <text:p>2.39272510329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0.308456767729">
                <text:p>180.308456767729</text:p>
              </table:table-cell>
              <table:table-cell office:value-type="float" office:value="2.38594273661794">
                <text:p>2.385942736617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9.680920056109">
                <text:p>179.680920056109</text:p>
              </table:table-cell>
              <table:table-cell office:value-type="float" office:value="2.38411826469179">
                <text:p>2.384118264691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9.085782438501">
                <text:p>179.085782438501</text:p>
              </table:table-cell>
              <table:table-cell office:value-type="float" office:value="2.3924936704544">
                <text:p>2.39249367045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8.560328736369">
                <text:p>178.560328736369</text:p>
              </table:table-cell>
              <table:table-cell office:value-type="float" office:value="2.39554237905657">
                <text:p>2.395542379056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7.677557090619">
                <text:p>177.677557090619</text:p>
              </table:table-cell>
              <table:table-cell office:value-type="float" office:value="2.39037717517171">
                <text:p>2.390377175171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6.773148328585">
                <text:p>176.773148328585</text:p>
              </table:table-cell>
              <table:table-cell office:value-type="float" office:value="2.38166081075">
                <text:p>2.381660810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5.986916880204">
                <text:p>175.986916880204</text:p>
              </table:table-cell>
              <table:table-cell office:value-type="float" office:value="2.38671584560892">
                <text:p>2.386715845608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5.159278241262">
                <text:p>175.159278241262</text:p>
              </table:table-cell>
              <table:table-cell office:value-type="float" office:value="2.38782036009947">
                <text:p>2.387820360099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4.170469084171">
                <text:p>174.170469084171</text:p>
              </table:table-cell>
              <table:table-cell office:value-type="float" office:value="2.38232312671368">
                <text:p>2.382323126713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3.328612020636">
                <text:p>173.328612020636</text:p>
              </table:table-cell>
              <table:table-cell office:value-type="float" office:value="2.38265049543757">
                <text:p>2.382650495437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2.362013080029">
                <text:p>172.362013080029</text:p>
              </table:table-cell>
              <table:table-cell office:value-type="float" office:value="2.38131780132165">
                <text:p>2.381317801321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1.376643571987">
                <text:p>171.376643571987</text:p>
              </table:table-cell>
              <table:table-cell office:value-type="float" office:value="2.38391288165528">
                <text:p>2.383912881655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0.363954007296">
                <text:p>170.363954007296</text:p>
              </table:table-cell>
              <table:table-cell office:value-type="float" office:value="2.38277090547729">
                <text:p>2.382770905477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9.015792081687">
                <text:p>169.015792081687</text:p>
              </table:table-cell>
              <table:table-cell office:value-type="float" office:value="2.37438878834447">
                <text:p>2.374388788344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8.168356752987">
                <text:p>168.168356752987</text:p>
              </table:table-cell>
              <table:table-cell office:value-type="float" office:value="2.38064154187517">
                <text:p>2.380641541875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7.014698374125">
                <text:p>167.014698374125</text:p>
              </table:table-cell>
              <table:table-cell office:value-type="float" office:value="2.38034428046886">
                <text:p>2.380344280468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5.800424522979">
                <text:p>165.800424522979</text:p>
              </table:table-cell>
              <table:table-cell office:value-type="float" office:value="2.38001937509754">
                <text:p>2.380019375097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4.60735277016">
                <text:p>164.60735277016</text:p>
              </table:table-cell>
              <table:table-cell office:value-type="float" office:value="2.37540766075401">
                <text:p>2.375407660754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3.552761703984">
                <text:p>163.552761703984</text:p>
              </table:table-cell>
              <table:table-cell office:value-type="float" office:value="2.37557480767869">
                <text:p>2.375574807678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2.434211793575">
                <text:p>162.434211793575</text:p>
              </table:table-cell>
              <table:table-cell office:value-type="float" office:value="2.37338974856448">
                <text:p>2.373389748564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1.108609130611">
                <text:p>161.108609130611</text:p>
              </table:table-cell>
              <table:table-cell office:value-type="float" office:value="2.37026967687762">
                <text:p>2.370269676877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0.061785433001">
                <text:p>160.061785433001</text:p>
              </table:table-cell>
              <table:table-cell office:value-type="float" office:value="2.37239243386949">
                <text:p>2.372392433869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8.787881111878">
                <text:p>158.787881111878</text:p>
              </table:table-cell>
              <table:table-cell office:value-type="float" office:value="2.37102498135455">
                <text:p>2.371024981354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7.784365261581">
                <text:p>157.784365261581</text:p>
              </table:table-cell>
              <table:table-cell office:value-type="float" office:value="2.36768313396825">
                <text:p>2.367683133968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6.721062314547">
                <text:p>156.721062314547</text:p>
              </table:table-cell>
              <table:table-cell office:value-type="float" office:value="2.37292786474995">
                <text:p>2.372927864749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5.445531376749">
                <text:p>155.445531376749</text:p>
              </table:table-cell>
              <table:table-cell office:value-type="float" office:value="2.36639828433269">
                <text:p>2.366398284332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4.335364877918">
                <text:p>154.335364877918</text:p>
              </table:table-cell>
              <table:table-cell office:value-type="float" office:value="2.36517143091246">
                <text:p>2.365171430912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3.33357169909">
                <text:p>153.33357169909</text:p>
              </table:table-cell>
              <table:table-cell office:value-type="float" office:value="2.36542524802584">
                <text:p>2.365425248025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2.357185987403">
                <text:p>152.357185987403</text:p>
              </table:table-cell>
              <table:table-cell office:value-type="float" office:value="2.36106303711395">
                <text:p>2.361063037113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1.474938933805">
                <text:p>151.474938933805</text:p>
              </table:table-cell>
              <table:table-cell office:value-type="float" office:value="2.36853132074698">
                <text:p>2.368531320746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0.512201046958">
                <text:p>150.512201046958</text:p>
              </table:table-cell>
              <table:table-cell office:value-type="float" office:value="2.36302982402329">
                <text:p>2.363029824023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9.643385212979">
                <text:p>149.643385212979</text:p>
              </table:table-cell>
              <table:table-cell office:value-type="float" office:value="2.36606967025487">
                <text:p>2.366069670254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8.684447236421">
                <text:p>148.684447236421</text:p>
              </table:table-cell>
              <table:table-cell office:value-type="float" office:value="2.36155856206843">
                <text:p>2.361558562068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6.721501764397">
                <text:p>146.721501764397</text:p>
              </table:table-cell>
              <table:table-cell office:value-type="float" office:value="2.35607906950152">
                <text:p>2.356079069501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.988399155549">
                <text:p>145.988399155549</text:p>
              </table:table-cell>
              <table:table-cell office:value-type="float" office:value="2.36296487694876">
                <text:p>2.362964876948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5.164811858797">
                <text:p>145.164811858797</text:p>
              </table:table-cell>
              <table:table-cell office:value-type="float" office:value="2.35985756963062">
                <text:p>2.359857569630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4.347181898366">
                <text:p>144.347181898366</text:p>
              </table:table-cell>
              <table:table-cell office:value-type="float" office:value="2.35969796473352">
                <text:p>2.359697964733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3.372299043434">
                <text:p>143.372299043434</text:p>
              </table:table-cell>
              <table:table-cell office:value-type="float" office:value="2.35957835290993">
                <text:p>2.359578352909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2.450824023591">
                <text:p>142.450824023591</text:p>
              </table:table-cell>
              <table:table-cell office:value-type="float" office:value="2.35624949876077">
                <text:p>2.356249498760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1.55094371992">
                <text:p>141.55094371992</text:p>
              </table:table-cell>
              <table:table-cell office:value-type="float" office:value="2.35852733981602">
                <text:p>2.358527339816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9.798774032536">
                <text:p>139.798774032536</text:p>
              </table:table-cell>
              <table:table-cell office:value-type="float" office:value="2.35798315470971">
                <text:p>2.357983154709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8.860576593935">
                <text:p>138.860576593935</text:p>
              </table:table-cell>
              <table:table-cell office:value-type="float" office:value="2.35593908515094">
                <text:p>2.355939085150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8.01174712683">
                <text:p>138.01174712683</text:p>
              </table:table-cell>
              <table:table-cell office:value-type="float" office:value="2.35753962797263">
                <text:p>2.357539627972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6.910139116867">
                <text:p>136.910139116867</text:p>
              </table:table-cell>
              <table:table-cell office:value-type="float" office:value="2.3559717653519">
                <text:p>2.35597176535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6.03887518647">
                <text:p>136.03887518647</text:p>
              </table:table-cell>
              <table:table-cell office:value-type="float" office:value="2.3521497696181">
                <text:p>2.35214976961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5.215760416454">
                <text:p>135.215760416454</text:p>
              </table:table-cell>
              <table:table-cell office:value-type="float" office:value="2.3559470065802">
                <text:p>2.35594700658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4.394547125246">
                <text:p>134.394547125246</text:p>
              </table:table-cell>
              <table:table-cell office:value-type="float" office:value="2.35381782925376">
                <text:p>2.353817829253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3.4241743913">
                <text:p>133.4241743913</text:p>
              </table:table-cell>
              <table:table-cell office:value-type="float" office:value="2.3560529369787">
                <text:p>2.35605293697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2.574735489082">
                <text:p>132.574735489082</text:p>
              </table:table-cell>
              <table:table-cell office:value-type="float" office:value="2.35134039731496">
                <text:p>2.351340397314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0.658366440883">
                <text:p>130.658366440883</text:p>
              </table:table-cell>
              <table:table-cell office:value-type="float" office:value="2.34782985838273">
                <text:p>2.347829858382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9.253893655085">
                <text:p>129.253893655085</text:p>
              </table:table-cell>
              <table:table-cell office:value-type="float" office:value="2.34851856714353">
                <text:p>2.348518567143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8.240016145507">
                <text:p>128.240016145507</text:p>
              </table:table-cell>
              <table:table-cell office:value-type="float" office:value="2.34996404392138">
                <text:p>2.349964043921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7.456648033753">
                <text:p>127.456648033753</text:p>
              </table:table-cell>
              <table:table-cell office:value-type="float" office:value="2.34230415686257">
                <text:p>2.342304156862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6.546729712782">
                <text:p>126.546729712782</text:p>
              </table:table-cell>
              <table:table-cell office:value-type="float" office:value="2.34225340451512">
                <text:p>2.342253404515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5.801987853929">
                <text:p>125.801987853929</text:p>
              </table:table-cell>
              <table:table-cell office:value-type="float" office:value="2.34133798871842">
                <text:p>2.341337988718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.97295891912">
                <text:p>124.97295891912</text:p>
              </table:table-cell>
              <table:table-cell office:value-type="float" office:value="2.33890722916065">
                <text:p>2.338907229160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.091383717807">
                <text:p>124.091383717807</text:p>
              </table:table-cell>
              <table:table-cell office:value-type="float" office:value="2.33760502912251">
                <text:p>2.337605029122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2.517231265647">
                <text:p>122.517231265647</text:p>
              </table:table-cell>
              <table:table-cell office:value-type="float" office:value="2.34270987614825">
                <text:p>2.342709876148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1.628924343677">
                <text:p>121.628924343677</text:p>
              </table:table-cell>
              <table:table-cell office:value-type="float" office:value="2.33815323403409">
                <text:p>2.338153234034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.782525971268">
                <text:p>120.782525971268</text:p>
              </table:table-cell>
              <table:table-cell office:value-type="float" office:value="2.33398908972353">
                <text:p>2.333989089723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0.01621544608">
                <text:p>120.01621544608</text:p>
              </table:table-cell>
              <table:table-cell office:value-type="float" office:value="2.33404487863053">
                <text:p>2.334044878630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9.269659620542">
                <text:p>119.269659620542</text:p>
              </table:table-cell>
              <table:table-cell office:value-type="float" office:value="2.33369122678219">
                <text:p>2.333691226782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8.434910702039">
                <text:p>118.434910702039</text:p>
              </table:table-cell>
              <table:table-cell office:value-type="float" office:value="2.3366716249806">
                <text:p>2.33667162498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7.120980571373">
                <text:p>117.120980571373</text:p>
              </table:table-cell>
              <table:table-cell office:value-type="float" office:value="2.33681796225001">
                <text:p>2.336817962250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6.368341966361">
                <text:p>116.368341966361</text:p>
              </table:table-cell>
              <table:table-cell office:value-type="float" office:value="2.33344169534122">
                <text:p>2.333441695341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5.681376310104">
                <text:p>115.681376310104</text:p>
              </table:table-cell>
              <table:table-cell office:value-type="float" office:value="2.32905032263166">
                <text:p>2.329050322631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5.042415360596">
                <text:p>115.042415360596</text:p>
              </table:table-cell>
              <table:table-cell office:value-type="float" office:value="2.33087696168396">
                <text:p>2.330876961683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4.42950858061">
                <text:p>114.42950858061</text:p>
              </table:table-cell>
              <table:table-cell office:value-type="float" office:value="2.33044805816483">
                <text:p>2.330448058164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3.702179948319">
                <text:p>113.702179948319</text:p>
              </table:table-cell>
              <table:table-cell office:value-type="float" office:value="2.32968880465446">
                <text:p>2.329688804654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3.166814963575">
                <text:p>113.166814963575</text:p>
              </table:table-cell>
              <table:table-cell office:value-type="float" office:value="2.32900863900846">
                <text:p>2.329008639008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2.472354563244">
                <text:p>112.472354563244</text:p>
              </table:table-cell>
              <table:table-cell office:value-type="float" office:value="2.32607403570682">
                <text:p>2.326074035706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1.477062847027">
                <text:p>111.477062847027</text:p>
              </table:table-cell>
              <table:table-cell office:value-type="float" office:value="2.33003594706932">
                <text:p>2.330035947069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1.013922307069">
                <text:p>111.013922307069</text:p>
              </table:table-cell>
              <table:table-cell office:value-type="float" office:value="2.32595113948003">
                <text:p>2.325951139480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0.355210062779">
                <text:p>110.355210062779</text:p>
              </table:table-cell>
              <table:table-cell office:value-type="float" office:value="2.31928773069201">
                <text:p>2.319287730692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9.988639017855">
                <text:p>109.988639017855</text:p>
              </table:table-cell>
              <table:table-cell office:value-type="float" office:value="2.32809518730761">
                <text:p>2.328095187307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6.9136836455572">
                <text:p>86.9136836455572</text:p>
              </table:table-cell>
              <table:table-cell office:value-type="float" office:value="2.46223293275035">
                <text:p>2.462232932750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7.3389295333988">
                <text:p>87.3389295333988</text:p>
              </table:table-cell>
              <table:table-cell office:value-type="float" office:value="2.4903208746202">
                <text:p>2.49032087462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8.0014505575902">
                <text:p>88.0014505575902</text:p>
              </table:table-cell>
              <table:table-cell office:value-type="float" office:value="2.53195722075795">
                <text:p>2.531957220757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8.4087738057711">
                <text:p>88.4087738057711</text:p>
              </table:table-cell>
              <table:table-cell office:value-type="float" office:value="2.55533763867957">
                <text:p>2.555337638679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9.1479496109697">
                <text:p>89.1479496109697</text:p>
              </table:table-cell>
              <table:table-cell office:value-type="float" office:value="2.59409818666643">
                <text:p>2.594098186666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9.4786105895705">
                <text:p>89.4786105895705</text:p>
              </table:table-cell>
              <table:table-cell office:value-type="float" office:value="2.62153867491377">
                <text:p>2.621538674913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0.0050922428281">
                <text:p>90.0050922428281</text:p>
              </table:table-cell>
              <table:table-cell office:value-type="float" office:value="2.64606435128002">
                <text:p>2.646064351280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0.2497655567038">
                <text:p>90.2497655567038</text:p>
              </table:table-cell>
              <table:table-cell office:value-type="float" office:value="2.66712480866815">
                <text:p>2.667124808668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1.5041385415982">
                <text:p>91.5041385415982</text:p>
              </table:table-cell>
              <table:table-cell office:value-type="float" office:value="2.72570454739982">
                <text:p>2.725704547399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2.0894876348001">
                <text:p>92.0894876348001</text:p>
              </table:table-cell>
              <table:table-cell office:value-type="float" office:value="2.76906080996694">
                <text:p>2.769060809966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2.9375235566345">
                <text:p>92.9375235566345</text:p>
              </table:table-cell>
              <table:table-cell office:value-type="float" office:value="2.80472267684802">
                <text:p>2.804722676848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3.8489635863924">
                <text:p>93.8489635863924</text:p>
              </table:table-cell>
              <table:table-cell office:value-type="float" office:value="2.84260314317317">
                <text:p>2.842603143173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4.591941864199">
                <text:p>94.591941864199</text:p>
              </table:table-cell>
              <table:table-cell office:value-type="float" office:value="2.87302562811672">
                <text:p>2.873025628116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5.4984204939537">
                <text:p>95.4984204939537</text:p>
              </table:table-cell>
              <table:table-cell office:value-type="float" office:value="2.90861880859146">
                <text:p>2.908618808591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6.4651505230775">
                <text:p>96.4651505230775</text:p>
              </table:table-cell>
              <table:table-cell office:value-type="float" office:value="2.95040471696061">
                <text:p>2.950404716960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7.362186430051">
                <text:p>97.362186430051</text:p>
              </table:table-cell>
              <table:table-cell office:value-type="float" office:value="2.98904618933835">
                <text:p>2.989046189338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8.1289298588342">
                <text:p>98.1289298588342</text:p>
              </table:table-cell>
              <table:table-cell office:value-type="float" office:value="3.0413870886326">
                <text:p>3.04138708863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8.1923347568435">
                <text:p>98.1923347568435</text:p>
              </table:table-cell>
              <table:table-cell office:value-type="float" office:value="2.31120774090229">
                <text:p>2.311207740902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7.6220327641256">
                <text:p>97.6220327641256</text:p>
              </table:table-cell>
              <table:table-cell office:value-type="float" office:value="2.30546058553022">
                <text:p>2.305460585530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7.1854040327044">
                <text:p>97.1854040327044</text:p>
              </table:table-cell>
              <table:table-cell office:value-type="float" office:value="2.30286821099093">
                <text:p>2.302868210990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6.6894523978702">
                <text:p>96.6894523978702</text:p>
              </table:table-cell>
              <table:table-cell office:value-type="float" office:value="2.30017471901027">
                <text:p>2.300174719010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6.2039927705706">
                <text:p>96.2039927705706</text:p>
              </table:table-cell>
              <table:table-cell office:value-type="float" office:value="2.30300765413716">
                <text:p>2.303007654137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5.7275173500284">
                <text:p>95.7275173500284</text:p>
              </table:table-cell>
              <table:table-cell office:value-type="float" office:value="2.30218011921966">
                <text:p>2.302180119219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5.3616294166579">
                <text:p>95.3616294166579</text:p>
              </table:table-cell>
              <table:table-cell office:value-type="float" office:value="2.30205142691134">
                <text:p>2.302051426911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4.730963158832">
                <text:p>94.730963158832</text:p>
              </table:table-cell>
              <table:table-cell office:value-type="float" office:value="2.29217631021687">
                <text:p>2.292176310216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3.7404933046546">
                <text:p>93.7404933046546</text:p>
              </table:table-cell>
              <table:table-cell office:value-type="float" office:value="2.28771482521334">
                <text:p>2.287714825213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3.3947510409445">
                <text:p>93.3947510409445</text:p>
              </table:table-cell>
              <table:table-cell office:value-type="float" office:value="2.29852341430963">
                <text:p>2.298523414309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3.0714904629769">
                <text:p>93.0714904629769</text:p>
              </table:table-cell>
              <table:table-cell office:value-type="float" office:value="2.29893764586448">
                <text:p>2.298937645864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2.6438125402879">
                <text:p>92.6438125402879</text:p>
              </table:table-cell>
              <table:table-cell office:value-type="float" office:value="2.29187218051079">
                <text:p>2.291872180510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2.3049626618201">
                <text:p>92.3049626618201</text:p>
              </table:table-cell>
              <table:table-cell office:value-type="float" office:value="2.29901885049644">
                <text:p>2.299018850496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1.6295736539246">
                <text:p>91.6295736539246</text:p>
              </table:table-cell>
              <table:table-cell office:value-type="float" office:value="2.29073934134812">
                <text:p>2.290739341348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1.2661394494146">
                <text:p>91.2661394494146</text:p>
              </table:table-cell>
              <table:table-cell office:value-type="float" office:value="2.28881725107205">
                <text:p>2.288817251072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0.7883048911037">
                <text:p>90.7883048911037</text:p>
              </table:table-cell>
              <table:table-cell office:value-type="float" office:value="2.2876502542378">
                <text:p>2.28765025423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0.5187796923931">
                <text:p>90.5187796923931</text:p>
              </table:table-cell>
              <table:table-cell office:value-type="float" office:value="2.29253319544406">
                <text:p>2.292533195444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0.1117169406953">
                <text:p>90.1117169406953</text:p>
              </table:table-cell>
              <table:table-cell office:value-type="float" office:value="2.29924714948765">
                <text:p>2.299247149487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.4662461546253">
                <text:p>89.4662461546253</text:p>
              </table:table-cell>
              <table:table-cell office:value-type="float" office:value="2.2924995750008">
                <text:p>2.29249957500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8.9932117186474">
                <text:p>88.9932117186474</text:p>
              </table:table-cell>
              <table:table-cell office:value-type="float" office:value="2.29321299736017">
                <text:p>2.293212997360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8.6768964556158">
                <text:p>88.6768964556158</text:p>
              </table:table-cell>
              <table:table-cell office:value-type="float" office:value="2.2896276211064">
                <text:p>2.28962762110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8.4155529813618">
                <text:p>88.4155529813618</text:p>
              </table:table-cell>
              <table:table-cell office:value-type="float" office:value="2.29592708787808">
                <text:p>2.295927087878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7.9957483063813">
                <text:p>87.9957483063813</text:p>
              </table:table-cell>
              <table:table-cell office:value-type="float" office:value="2.28502582794807">
                <text:p>2.285025827948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7.7431594199798">
                <text:p>87.7431594199798</text:p>
              </table:table-cell>
              <table:table-cell office:value-type="float" office:value="2.28231745235304">
                <text:p>2.282317452353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7.5053214953239">
                <text:p>87.5053214953239</text:p>
              </table:table-cell>
              <table:table-cell office:value-type="float" office:value="2.28698821352403">
                <text:p>2.286988213524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7.3755542757813">
                <text:p>87.3755542757813</text:p>
              </table:table-cell>
              <table:table-cell office:value-type="float" office:value="2.29459447021878">
                <text:p>2.294594470218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7.0115792581654">
                <text:p>87.0115792581654</text:p>
              </table:table-cell>
              <table:table-cell office:value-type="float" office:value="2.29534867867942">
                <text:p>2.295348678679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.744956798652">
                <text:p>86.744956798652</text:p>
              </table:table-cell>
              <table:table-cell office:value-type="float" office:value="2.29471165084676">
                <text:p>2.294711650846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6.5274005619029">
                <text:p>86.5274005619029</text:p>
              </table:table-cell>
              <table:table-cell office:value-type="float" office:value="2.288956517066">
                <text:p>2.2889565170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5.7407490811691">
                <text:p>85.7407490811691</text:p>
              </table:table-cell>
              <table:table-cell office:value-type="float" office:value="2.27452248516878">
                <text:p>2.274522485168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5.4092119270515">
                <text:p>85.4092119270515</text:p>
              </table:table-cell>
              <table:table-cell office:value-type="float" office:value="2.28592514830815">
                <text:p>2.285925148308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5.1728334212265">
                <text:p>85.1728334212265</text:p>
              </table:table-cell>
              <table:table-cell office:value-type="float" office:value="2.28863327698745">
                <text:p>2.288633276987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4.592933422361">
                <text:p>84.592933422361</text:p>
              </table:table-cell>
              <table:table-cell office:value-type="float" office:value="2.28964293087716">
                <text:p>2.289642930877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4.4193819747574">
                <text:p>84.4193819747574</text:p>
              </table:table-cell>
              <table:table-cell office:value-type="float" office:value="2.27910908713242">
                <text:p>2.279109087132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4.0323798187341">
                <text:p>84.0323798187341</text:p>
              </table:table-cell>
              <table:table-cell office:value-type="float" office:value="2.29131881279292">
                <text:p>2.291318812792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3.7292372352693">
                <text:p>83.7292372352693</text:p>
              </table:table-cell>
              <table:table-cell office:value-type="float" office:value="2.28730845670614">
                <text:p>2.287308456706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3.4611417906561">
                <text:p>83.4611417906561</text:p>
              </table:table-cell>
              <table:table-cell office:value-type="float" office:value="2.28339524700432">
                <text:p>2.2833952470043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3.1697891424524">
                <text:p>83.1697891424524</text:p>
              </table:table-cell>
              <table:table-cell office:value-type="float" office:value="2.28226758967997">
                <text:p>2.282267589679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2.9960525627575">
                <text:p>82.9960525627575</text:p>
              </table:table-cell>
              <table:table-cell office:value-type="float" office:value="2.28612373144543">
                <text:p>2.286123731445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2.7288617351889">
                <text:p>82.7288617351889</text:p>
              </table:table-cell>
              <table:table-cell office:value-type="float" office:value="2.29272283674769">
                <text:p>2.292722836747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2.4743938080178">
                <text:p>82.4743938080178</text:p>
              </table:table-cell>
              <table:table-cell office:value-type="float" office:value="2.29095538355605">
                <text:p>2.290955383556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1.6452022472846">
                <text:p>81.6452022472846</text:p>
              </table:table-cell>
              <table:table-cell office:value-type="float" office:value="2.28742021675897">
                <text:p>2.287420216758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1.4907836813464">
                <text:p>81.4907836813464</text:p>
              </table:table-cell>
              <table:table-cell office:value-type="float" office:value="2.2804105719506">
                <text:p>2.28041057195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1.1057251986566">
                <text:p>81.1057251986566</text:p>
              </table:table-cell>
              <table:table-cell office:value-type="float" office:value="2.28127675292099">
                <text:p>2.281276752920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0.8517539512904">
                <text:p>80.8517539512904</text:p>
              </table:table-cell>
              <table:table-cell office:value-type="float" office:value="2.29788940826866">
                <text:p>2.297889408268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0.4770065608805">
                <text:p>80.4770065608805</text:p>
              </table:table-cell>
              <table:table-cell office:value-type="float" office:value="2.27896988944936">
                <text:p>2.278969889449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0.0035781512302">
                <text:p>80.0035781512302</text:p>
              </table:table-cell>
              <table:table-cell office:value-type="float" office:value="2.28768477925243">
                <text:p>2.287684779252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9.7100288357745">
                <text:p>79.7100288357745</text:p>
              </table:table-cell>
              <table:table-cell office:value-type="float" office:value="2.28396435678997">
                <text:p>2.283964356789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9.1478030585815">
                <text:p>79.1478030585815</text:p>
              </table:table-cell>
              <table:table-cell office:value-type="float" office:value="2.28575286560808">
                <text:p>2.285752865608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9.1461012684769">
                <text:p>79.1461012684769</text:p>
              </table:table-cell>
              <table:table-cell office:value-type="float" office:value="2.29916612034562">
                <text:p>2.299166120345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8.7913632068896">
                <text:p>78.7913632068896</text:p>
              </table:table-cell>
              <table:table-cell office:value-type="float" office:value="2.28596930276823">
                <text:p>2.285969302768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8.5424945491293">
                <text:p>78.5424945491293</text:p>
              </table:table-cell>
              <table:table-cell office:value-type="float" office:value="2.28066945476294">
                <text:p>2.280669454762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8.1689282515758">
                <text:p>78.1689282515758</text:p>
              </table:table-cell>
              <table:table-cell office:value-type="float" office:value="2.28431351893198">
                <text:p>2.284313518931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7.3401510213162">
                <text:p>77.3401510213162</text:p>
              </table:table-cell>
              <table:table-cell office:value-type="float" office:value="2.28361720744322">
                <text:p>2.283617207443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6.8866704247232">
                <text:p>76.8866704247232</text:p>
              </table:table-cell>
              <table:table-cell office:value-type="float" office:value="2.28119225549143">
                <text:p>2.281192255491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6.3886153821366">
                <text:p>76.3886153821366</text:p>
              </table:table-cell>
              <table:table-cell office:value-type="float" office:value="2.27746848935391">
                <text:p>2.277468489353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6.1482676099726">
                <text:p>76.1482676099726</text:p>
              </table:table-cell>
              <table:table-cell office:value-type="float" office:value="2.28559110969585">
                <text:p>2.285591109695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5.9242425382038">
                <text:p>75.9242425382038</text:p>
              </table:table-cell>
              <table:table-cell office:value-type="float" office:value="2.27477199224375">
                <text:p>2.274771992243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5.4323925114403">
                <text:p>75.4323925114403</text:p>
              </table:table-cell>
              <table:table-cell office:value-type="float" office:value="2.27333910786847">
                <text:p>2.2733391078684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5.1468942405473">
                <text:p>75.1468942405473</text:p>
              </table:table-cell>
              <table:table-cell office:value-type="float" office:value="2.26989495279304">
                <text:p>2.269894952793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4.9291607386604">
                <text:p>74.9291607386604</text:p>
              </table:table-cell>
              <table:table-cell office:value-type="float" office:value="2.27581118278031">
                <text:p>2.275811182780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4.7087928225319">
                <text:p>74.7087928225319</text:p>
              </table:table-cell>
              <table:table-cell office:value-type="float" office:value="2.26702759388104">
                <text:p>2.267027593881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4.5471660695428">
                <text:p>74.5471660695428</text:p>
              </table:table-cell>
              <table:table-cell office:value-type="float" office:value="2.27578524469308">
                <text:p>2.275785244693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4.2925207810315">
                <text:p>74.2925207810315</text:p>
              </table:table-cell>
              <table:table-cell office:value-type="float" office:value="2.27118863112046">
                <text:p>2.271188631120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3.9107860396573">
                <text:p>73.9107860396573</text:p>
              </table:table-cell>
              <table:table-cell office:value-type="float" office:value="2.27015174727602">
                <text:p>2.270151747276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3.5426857342047">
                <text:p>73.5426857342047</text:p>
              </table:table-cell>
              <table:table-cell office:value-type="float" office:value="2.28046187650491">
                <text:p>2.280461876504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3.4024975392527">
                <text:p>73.4024975392527</text:p>
              </table:table-cell>
              <table:table-cell office:value-type="float" office:value="2.28050463599346">
                <text:p>2.280504635993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3.0127584604225">
                <text:p>73.0127584604225</text:p>
              </table:table-cell>
              <table:table-cell office:value-type="float" office:value="2.27831376899457">
                <text:p>2.278313768994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2.926708536722">
                <text:p>72.926708536722</text:p>
              </table:table-cell>
              <table:table-cell office:value-type="float" office:value="2.2823053146898">
                <text:p>2.28230531468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2.7857632027033">
                <text:p>72.7857632027033</text:p>
              </table:table-cell>
              <table:table-cell office:value-type="float" office:value="2.2723371033599">
                <text:p>2.27233710335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2.5816901015676">
                <text:p>72.5816901015676</text:p>
              </table:table-cell>
              <table:table-cell office:value-type="float" office:value="2.27485221308014">
                <text:p>2.274852213080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1.9594066748747">
                <text:p>71.9594066748747</text:p>
              </table:table-cell>
              <table:table-cell office:value-type="float" office:value="2.26650826849381">
                <text:p>2.266508268493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1.9989863539758">
                <text:p>71.9989863539758</text:p>
              </table:table-cell>
              <table:table-cell office:value-type="float" office:value="2.2836691760044">
                <text:p>2.28366917600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1.6618696169727">
                <text:p>71.6618696169727</text:p>
              </table:table-cell>
              <table:table-cell office:value-type="float" office:value="2.26728121791742">
                <text:p>2.267281217917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1.3827238622904">
                <text:p>71.3827238622904</text:p>
              </table:table-cell>
              <table:table-cell office:value-type="float" office:value="2.27213713474075">
                <text:p>2.272137134740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1.3273808365343">
                <text:p>71.3273808365343</text:p>
              </table:table-cell>
              <table:table-cell office:value-type="float" office:value="2.27730800737373">
                <text:p>2.2773080073737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1.003002225258">
                <text:p>71.003002225258</text:p>
              </table:table-cell>
              <table:table-cell office:value-type="float" office:value="2.27742235822357">
                <text:p>2.277422358223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0.6377747738418">
                <text:p>70.6377747738418</text:p>
              </table:table-cell>
              <table:table-cell office:value-type="float" office:value="2.2668740698159">
                <text:p>2.26687406981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0.4962266933486">
                <text:p>70.4962266933486</text:p>
              </table:table-cell>
              <table:table-cell office:value-type="float" office:value="2.26935383238937">
                <text:p>2.269353832389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0.3990045668261">
                <text:p>70.3990045668261</text:p>
              </table:table-cell>
              <table:table-cell office:value-type="float" office:value="2.27330242248292">
                <text:p>2.273302422482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0.1210904436034">
                <text:p>70.1210904436034</text:p>
              </table:table-cell>
              <table:table-cell office:value-type="float" office:value="2.27144492359454">
                <text:p>2.271444923594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9.8446713500751">
                <text:p>69.8446713500751</text:p>
              </table:table-cell>
              <table:table-cell office:value-type="float" office:value="2.27445543480642">
                <text:p>2.274455434806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9.6966464975181">
                <text:p>69.6966464975181</text:p>
              </table:table-cell>
              <table:table-cell office:value-type="float" office:value="2.27446409866198">
                <text:p>2.274464098661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9.4185677178664">
                <text:p>69.4185677178664</text:p>
              </table:table-cell>
              <table:table-cell office:value-type="float" office:value="2.26901686794271">
                <text:p>2.2690168679427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9.1190050999">
                <text:p>69.1190050999</text:p>
              </table:table-cell>
              <table:table-cell office:value-type="float" office:value="2.26650146440986">
                <text:p>2.266501464409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9.0075793300997">
                <text:p>69.0075793300997</text:p>
              </table:table-cell>
              <table:table-cell office:value-type="float" office:value="2.25920672155474">
                <text:p>2.2592067215547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8.6761073809516">
                <text:p>68.6761073809516</text:p>
              </table:table-cell>
              <table:table-cell office:value-type="float" office:value="2.24835481712929">
                <text:p>2.248354817129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8.5323785155601">
                <text:p>68.5323785155601</text:p>
              </table:table-cell>
              <table:table-cell office:value-type="float" office:value="2.27057899766387">
                <text:p>2.270578997663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8.1661045168345">
                <text:p>68.1661045168345</text:p>
              </table:table-cell>
              <table:table-cell office:value-type="float" office:value="2.25968436116373">
                <text:p>2.259684361163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7.9245762960653">
                <text:p>67.9245762960653</text:p>
              </table:table-cell>
              <table:table-cell office:value-type="float" office:value="2.27046818320577">
                <text:p>2.270468183205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7.1480539256351">
                <text:p>67.1480539256351</text:p>
              </table:table-cell>
              <table:table-cell office:value-type="float" office:value="2.26227541726558">
                <text:p>2.2622754172655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7.0728748153827">
                <text:p>67.0728748153827</text:p>
              </table:table-cell>
              <table:table-cell office:value-type="float" office:value="2.26359988455505">
                <text:p>2.263599884555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6.7505947239423">
                <text:p>66.7505947239423</text:p>
              </table:table-cell>
              <table:table-cell office:value-type="float" office:value="2.25658196546395">
                <text:p>2.256581965463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6.5691052666325">
                <text:p>66.5691052666325</text:p>
              </table:table-cell>
              <table:table-cell office:value-type="float" office:value="2.26080534384722">
                <text:p>2.260805343847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6.1945897864773">
                <text:p>66.1945897864773</text:p>
              </table:table-cell>
              <table:table-cell office:value-type="float" office:value="2.24549766051608">
                <text:p>2.245497660516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6.0467675514858">
                <text:p>66.0467675514858</text:p>
              </table:table-cell>
              <table:table-cell office:value-type="float" office:value="2.24565746748512">
                <text:p>2.245657467485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5.7020630498008">
                <text:p>65.7020630498008</text:p>
              </table:table-cell>
              <table:table-cell office:value-type="float" office:value="2.26289925440511">
                <text:p>2.262899254405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5.346348467225">
                <text:p>65.346348467225</text:p>
              </table:table-cell>
              <table:table-cell office:value-type="float" office:value="2.25870022625113">
                <text:p>2.258700226251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4.9519746351102">
                <text:p>64.9519746351102</text:p>
              </table:table-cell>
              <table:table-cell office:value-type="float" office:value="2.24641101558841">
                <text:p>2.246411015588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4.835327908479">
                <text:p>64.835327908479</text:p>
              </table:table-cell>
              <table:table-cell office:value-type="float" office:value="2.25046708538686">
                <text:p>2.250467085386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4.5583304074695">
                <text:p>64.5583304074695</text:p>
              </table:table-cell>
              <table:table-cell office:value-type="float" office:value="2.24355707290275">
                <text:p>2.243557072902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4.4728667425297">
                <text:p>64.4728667425297</text:p>
              </table:table-cell>
              <table:table-cell office:value-type="float" office:value="2.25286428620623">
                <text:p>2.252864286206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4.1621453039095">
                <text:p>64.1621453039095</text:p>
              </table:table-cell>
              <table:table-cell office:value-type="float" office:value="2.24337680168259">
                <text:p>2.243376801682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4.1109383022897">
                <text:p>64.1109383022897</text:p>
              </table:table-cell>
              <table:table-cell office:value-type="float" office:value="2.24570822037124">
                <text:p>2.245708220371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3.7733599632323">
                <text:p>63.7733599632323</text:p>
              </table:table-cell>
              <table:table-cell office:value-type="float" office:value="2.2519156270322">
                <text:p>2.25191562703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3.5180907143784">
                <text:p>63.5180907143784</text:p>
              </table:table-cell>
              <table:table-cell office:value-type="float" office:value="2.24011034065478">
                <text:p>2.2401103406547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3.5138559449826">
                <text:p>63.5138559449826</text:p>
              </table:table-cell>
              <table:table-cell office:value-type="float" office:value="2.25686659766289">
                <text:p>2.2568665976628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3.0029209640315">
                <text:p>63.0029209640315</text:p>
              </table:table-cell>
              <table:table-cell office:value-type="float" office:value="2.24012598130921">
                <text:p>2.240125981309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2.8103444505759">
                <text:p>62.8103444505759</text:p>
              </table:table-cell>
              <table:table-cell office:value-type="float" office:value="2.24609333193313">
                <text:p>2.246093331933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2.4298710634581">
                <text:p>62.4298710634581</text:p>
              </table:table-cell>
              <table:table-cell office:value-type="float" office:value="2.23248763138716">
                <text:p>2.232487631387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2.38029523816">
                <text:p>62.38029523816</text:p>
              </table:table-cell>
              <table:table-cell office:value-type="float" office:value="2.23644193693354">
                <text:p>2.2364419369335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2.2861629898648">
                <text:p>62.2861629898648</text:p>
              </table:table-cell>
              <table:table-cell office:value-type="float" office:value="2.24609648386361">
                <text:p>2.2460964838636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1.9075613152384">
                <text:p>61.9075613152384</text:p>
              </table:table-cell>
              <table:table-cell office:value-type="float" office:value="2.24267432337709">
                <text:p>2.242674323377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1.8904496994488">
                <text:p>61.8904496994488</text:p>
              </table:table-cell>
              <table:table-cell office:value-type="float" office:value="2.2435270488502">
                <text:p>2.24352704885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1.5837417668008">
                <text:p>61.5837417668008</text:p>
              </table:table-cell>
              <table:table-cell office:value-type="float" office:value="2.25474098367978">
                <text:p>2.254740983679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1.4087515342887">
                <text:p>61.4087515342887</text:p>
              </table:table-cell>
              <table:table-cell office:value-type="float" office:value="2.25286859607278">
                <text:p>2.252868596072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1.065602273293">
                <text:p>61.065602273293</text:p>
              </table:table-cell>
              <table:table-cell office:value-type="float" office:value="2.22831547471631">
                <text:p>2.228315474716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.9780172275222">
                <text:p>60.9780172275222</text:p>
              </table:table-cell>
              <table:table-cell office:value-type="float" office:value="2.22957712382181">
                <text:p>2.229577123821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.8802267489207">
                <text:p>60.8802267489207</text:p>
              </table:table-cell>
              <table:table-cell office:value-type="float" office:value="2.24560099344668">
                <text:p>2.245600993446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.6059452199205">
                <text:p>60.6059452199205</text:p>
              </table:table-cell>
              <table:table-cell office:value-type="float" office:value="2.22942573356649">
                <text:p>2.229425733566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0.4655705835974">
                <text:p>60.4655705835974</text:p>
              </table:table-cell>
              <table:table-cell office:value-type="float" office:value="2.23793117097631">
                <text:p>2.2379311709763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0.2431213168773">
                <text:p>60.2431213168773</text:p>
              </table:table-cell>
              <table:table-cell office:value-type="float" office:value="2.26088405555793">
                <text:p>2.260884055557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0.1451602126056">
                <text:p>60.1451602126056</text:p>
              </table:table-cell>
              <table:table-cell office:value-type="float" office:value="2.23837108641499">
                <text:p>2.238371086414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9.7661093681026">
                <text:p>59.7661093681026</text:p>
              </table:table-cell>
              <table:table-cell office:value-type="float" office:value="2.23512576232895">
                <text:p>2.235125762328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9.5491085155773">
                <text:p>59.5491085155773</text:p>
              </table:table-cell>
              <table:table-cell office:value-type="float" office:value="2.2395747237864">
                <text:p>2.23957472378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9.3195735824188">
                <text:p>59.3195735824188</text:p>
              </table:table-cell>
              <table:table-cell office:value-type="float" office:value="2.24688906886942">
                <text:p>2.246889068869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8.9373251683515">
                <text:p>58.9373251683515</text:p>
              </table:table-cell>
              <table:table-cell office:value-type="float" office:value="2.22286331884838">
                <text:p>2.222863318848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8.9922704767328">
                <text:p>58.9922704767328</text:p>
              </table:table-cell>
              <table:table-cell office:value-type="float" office:value="2.25069550175724">
                <text:p>2.250695501757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8.6425369505788">
                <text:p>58.6425369505788</text:p>
              </table:table-cell>
              <table:table-cell office:value-type="float" office:value="2.24883863491411">
                <text:p>2.248838634914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8.5308046245735">
                <text:p>58.5308046245735</text:p>
              </table:table-cell>
              <table:table-cell office:value-type="float" office:value="2.22340141188761">
                <text:p>2.2234014118876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.3538119406093">
                <text:p>58.3538119406093</text:p>
              </table:table-cell>
              <table:table-cell office:value-type="float" office:value="2.23612293221733">
                <text:p>2.236122932217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.1339357432473">
                <text:p>58.1339357432473</text:p>
              </table:table-cell>
              <table:table-cell office:value-type="float" office:value="2.24089854251823">
                <text:p>2.240898542518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.038889651681">
                <text:p>58.038889651681</text:p>
              </table:table-cell>
              <table:table-cell office:value-type="float" office:value="2.24559206014779">
                <text:p>2.245592060147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7.7370340076454">
                <text:p>57.7370340076454</text:p>
              </table:table-cell>
              <table:table-cell office:value-type="float" office:value="2.2508239274949">
                <text:p>2.25082392749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7.576709075806">
                <text:p>57.576709075806</text:p>
              </table:table-cell>
              <table:table-cell office:value-type="float" office:value="2.24287014934626">
                <text:p>2.242870149346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7.3272872548492">
                <text:p>57.3272872548492</text:p>
              </table:table-cell>
              <table:table-cell office:value-type="float" office:value="2.23146162997722">
                <text:p>2.231461629977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7.140426398479">
                <text:p>57.140426398479</text:p>
              </table:table-cell>
              <table:table-cell office:value-type="float" office:value="2.23095883664237">
                <text:p>2.2309588366423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6.9958845005497">
                <text:p>56.9958845005497</text:p>
              </table:table-cell>
              <table:table-cell office:value-type="float" office:value="2.23556251740603">
                <text:p>2.235562517406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6.7976346338472">
                <text:p>56.7976346338472</text:p>
              </table:table-cell>
              <table:table-cell office:value-type="float" office:value="2.24863988845755">
                <text:p>2.248639888457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6.5315175278357">
                <text:p>56.5315175278357</text:p>
              </table:table-cell>
              <table:table-cell office:value-type="float" office:value="2.21905616952638">
                <text:p>2.219056169526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6.3999677482177">
                <text:p>56.3999677482177</text:p>
              </table:table-cell>
              <table:table-cell office:value-type="float" office:value="2.22419760707865">
                <text:p>2.2241976070786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6.2164393393961">
                <text:p>56.2164393393961</text:p>
              </table:table-cell>
              <table:table-cell office:value-type="float" office:value="2.23088134555667">
                <text:p>2.23088134555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6.0636867143073">
                <text:p>56.0636867143073</text:p>
              </table:table-cell>
              <table:table-cell office:value-type="float" office:value="2.23896798110528">
                <text:p>2.238967981105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6.0236557268445">
                <text:p>56.0236557268445</text:p>
              </table:table-cell>
              <table:table-cell office:value-type="float" office:value="2.25542745394304">
                <text:p>2.255427453943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5.8089460391432">
                <text:p>55.8089460391432</text:p>
              </table:table-cell>
              <table:table-cell office:value-type="float" office:value="2.2449650453885">
                <text:p>2.24496504538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5.5124494595582">
                <text:p>55.5124494595582</text:p>
              </table:table-cell>
              <table:table-cell office:value-type="float" office:value="2.22405932466172">
                <text:p>2.2240593246617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5.4430216799193">
                <text:p>55.4430216799193</text:p>
              </table:table-cell>
              <table:table-cell office:value-type="float" office:value="2.23932255435589">
                <text:p>2.2393225543558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5.2109853018401">
                <text:p>55.2109853018401</text:p>
              </table:table-cell>
              <table:table-cell office:value-type="float" office:value="2.22813403257097">
                <text:p>2.228134032570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5.0714894114913">
                <text:p>55.0714894114913</text:p>
              </table:table-cell>
              <table:table-cell office:value-type="float" office:value="2.22795398569108">
                <text:p>2.227953985691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5.1011359320296">
                <text:p>55.1011359320296</text:p>
              </table:table-cell>
              <table:table-cell office:value-type="float" office:value="2.24575464419578">
                <text:p>2.2457546441957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4.9173554534448">
                <text:p>54.9173554534448</text:p>
              </table:table-cell>
              <table:table-cell office:value-type="float" office:value="2.24573766847005">
                <text:p>2.245737668470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4.8831256854053">
                <text:p>54.8831256854053</text:p>
              </table:table-cell>
              <table:table-cell office:value-type="float" office:value="2.244337909162">
                <text:p>2.2443379091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4.5373775772176">
                <text:p>54.5373775772176</text:p>
              </table:table-cell>
              <table:table-cell office:value-type="float" office:value="2.2358144993783">
                <text:p>2.23581449937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4.5131784617261">
                <text:p>54.5131784617261</text:p>
              </table:table-cell>
              <table:table-cell office:value-type="float" office:value="2.23294679423985">
                <text:p>2.232946794239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4.1140302786625">
                <text:p>54.1140302786625</text:p>
              </table:table-cell>
              <table:table-cell office:value-type="float" office:value="2.22972977303999">
                <text:p>2.2297297730399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4.1660820255628">
                <text:p>54.1660820255628</text:p>
              </table:table-cell>
              <table:table-cell office:value-type="float" office:value="2.23567346602272">
                <text:p>2.2356734660227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3.9697328879808">
                <text:p>53.9697328879808</text:p>
              </table:table-cell>
              <table:table-cell office:value-type="float" office:value="2.22378410263773">
                <text:p>2.2237841026377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3.9027242539744">
                <text:p>53.9027242539744</text:p>
              </table:table-cell>
              <table:table-cell office:value-type="float" office:value="2.22670101485501">
                <text:p>2.2267010148550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3.7750455601852">
                <text:p>53.7750455601852</text:p>
              </table:table-cell>
              <table:table-cell office:value-type="float" office:value="2.24062689834105">
                <text:p>2.240626898341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3.6743684825448">
                <text:p>53.6743684825448</text:p>
              </table:table-cell>
              <table:table-cell office:value-type="float" office:value="2.22106117115837">
                <text:p>2.221061171158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3.5298023254336">
                <text:p>53.5298023254336</text:p>
              </table:table-cell>
              <table:table-cell office:value-type="float" office:value="2.21697789176071">
                <text:p>2.216977891760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3.3460155025659">
                <text:p>53.3460155025659</text:p>
              </table:table-cell>
              <table:table-cell office:value-type="float" office:value="2.2266196665288">
                <text:p>2.22661966652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3.1182466954624">
                <text:p>53.1182466954624</text:p>
              </table:table-cell>
              <table:table-cell office:value-type="float" office:value="2.23470143399852">
                <text:p>2.234701433998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3.2639378566775">
                <text:p>53.2639378566775</text:p>
              </table:table-cell>
              <table:table-cell office:value-type="float" office:value="2.2388502996652">
                <text:p>2.23885029966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2.9009950189975">
                <text:p>52.9009950189975</text:p>
              </table:table-cell>
              <table:table-cell office:value-type="float" office:value="2.22951112292513">
                <text:p>2.229511122925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2.7668698427337">
                <text:p>52.7668698427337</text:p>
              </table:table-cell>
              <table:table-cell office:value-type="float" office:value="2.24184947863088">
                <text:p>2.241849478630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2.5714572082609">
                <text:p>52.5714572082609</text:p>
              </table:table-cell>
              <table:table-cell office:value-type="float" office:value="2.23354719134311">
                <text:p>2.233547191343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2.2624141137778">
                <text:p>52.2624141137778</text:p>
              </table:table-cell>
              <table:table-cell office:value-type="float" office:value="2.21442955560399">
                <text:p>2.2144295556039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2.3406165897957">
                <text:p>52.3406165897957</text:p>
              </table:table-cell>
              <table:table-cell office:value-type="float" office:value="2.23181139028776">
                <text:p>2.231811390287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2.1666164706894">
                <text:p>52.1666164706894</text:p>
              </table:table-cell>
              <table:table-cell office:value-type="float" office:value="2.22641693652103">
                <text:p>2.226416936521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2.3063172093009">
                <text:p>52.3063172093009</text:p>
              </table:table-cell>
              <table:table-cell office:value-type="float" office:value="2.23237921875307">
                <text:p>2.232379218753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2.1491195802959">
                <text:p>52.1491195802959</text:p>
              </table:table-cell>
              <table:table-cell office:value-type="float" office:value="2.22973534185077">
                <text:p>2.229735341850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1.9693719126949">
                <text:p>51.9693719126949</text:p>
              </table:table-cell>
              <table:table-cell office:value-type="float" office:value="2.24893466955803">
                <text:p>2.2489346695580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1.8399178722343">
                <text:p>51.8399178722343</text:p>
              </table:table-cell>
              <table:table-cell office:value-type="float" office:value="2.23083487319915">
                <text:p>2.230834873199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1.7103485290904">
                <text:p>51.7103485290904</text:p>
              </table:table-cell>
              <table:table-cell office:value-type="float" office:value="2.23772563150013">
                <text:p>2.237725631500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1.6830946635358">
                <text:p>51.6830946635358</text:p>
              </table:table-cell>
              <table:table-cell office:value-type="float" office:value="2.23654624139266">
                <text:p>2.236546241392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1.4767575707717">
                <text:p>51.4767575707717</text:p>
              </table:table-cell>
              <table:table-cell office:value-type="float" office:value="2.22970588003096">
                <text:p>2.2297058800309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1.2920446560673">
                <text:p>51.2920446560673</text:p>
              </table:table-cell>
              <table:table-cell office:value-type="float" office:value="2.22798404731595">
                <text:p>2.2279840473159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1.2267777241552">
                <text:p>51.2267777241552</text:p>
              </table:table-cell>
              <table:table-cell office:value-type="float" office:value="2.22935934709612">
                <text:p>2.229359347096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1.1427410489504">
                <text:p>51.1427410489504</text:p>
              </table:table-cell>
              <table:table-cell office:value-type="float" office:value="2.24060416602103">
                <text:p>2.240604166021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0.9195662687734">
                <text:p>50.9195662687734</text:p>
              </table:table-cell>
              <table:table-cell office:value-type="float" office:value="2.20972096004916">
                <text:p>2.209720960049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0.9261825881344">
                <text:p>50.9261825881344</text:p>
              </table:table-cell>
              <table:table-cell office:value-type="float" office:value="2.23541130990924">
                <text:p>2.235411309909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0.946173104562">
                <text:p>50.946173104562</text:p>
              </table:table-cell>
              <table:table-cell office:value-type="float" office:value="2.24713936351668">
                <text:p>2.247139363516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0.8327588273547">
                <text:p>50.8327588273547</text:p>
              </table:table-cell>
              <table:table-cell office:value-type="float" office:value="2.22488941134617">
                <text:p>2.2248894113461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0.6180746868152">
                <text:p>50.6180746868152</text:p>
              </table:table-cell>
              <table:table-cell office:value-type="float" office:value="2.22618037931294">
                <text:p>2.2261803793129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0.6314275919611">
                <text:p>50.6314275919611</text:p>
              </table:table-cell>
              <table:table-cell office:value-type="float" office:value="2.2310872703162">
                <text:p>2.23108727031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0.570062151435">
                <text:p>50.570062151435</text:p>
              </table:table-cell>
              <table:table-cell office:value-type="float" office:value="2.23272278727887">
                <text:p>2.232722787278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0.6222450410884">
                <text:p>50.6222450410884</text:p>
              </table:table-cell>
              <table:table-cell office:value-type="float" office:value="2.23939627601227">
                <text:p>2.239396276012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0.3601809766407">
                <text:p>50.3601809766407</text:p>
              </table:table-cell>
              <table:table-cell office:value-type="float" office:value="2.22562659189777">
                <text:p>2.2256265918977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0.3746656366075">
                <text:p>50.3746656366075</text:p>
              </table:table-cell>
              <table:table-cell office:value-type="float" office:value="2.23062768709423">
                <text:p>2.2306276870942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0.1932751870208">
                <text:p>50.1932751870208</text:p>
              </table:table-cell>
              <table:table-cell office:value-type="float" office:value="2.22696647330586">
                <text:p>2.226966473305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0.044483831887">
                <text:p>50.044483831887</text:p>
              </table:table-cell>
              <table:table-cell office:value-type="float" office:value="2.20951793759843">
                <text:p>2.2095179375984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9.9566538611224">
                <text:p>49.9566538611224</text:p>
              </table:table-cell>
              <table:table-cell office:value-type="float" office:value="2.23861118781284">
                <text:p>2.2386111878128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9.9172476204368">
                <text:p>49.9172476204368</text:p>
              </table:table-cell>
              <table:table-cell office:value-type="float" office:value="2.23909456855255">
                <text:p>2.239094568552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9.8564718466921">
                <text:p>49.8564718466921</text:p>
              </table:table-cell>
              <table:table-cell office:value-type="float" office:value="2.22520323840121">
                <text:p>2.2252032384012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9.7184163162907">
                <text:p>49.7184163162907</text:p>
              </table:table-cell>
              <table:table-cell office:value-type="float" office:value="2.22347517233721">
                <text:p>2.223475172337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9.7278945663297">
                <text:p>49.7278945663297</text:p>
              </table:table-cell>
              <table:table-cell office:value-type="float" office:value="2.23060092326558">
                <text:p>2.230600923265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9.8116912381019">
                <text:p>49.8116912381019</text:p>
              </table:table-cell>
              <table:table-cell office:value-type="float" office:value="2.23661096232094">
                <text:p>2.2366109623209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9.8812921244027">
                <text:p>49.8812921244027</text:p>
              </table:table-cell>
              <table:table-cell office:value-type="float" office:value="2.24426543350656">
                <text:p>2.244265433506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9.7873269919163">
                <text:p>49.7873269919163</text:p>
              </table:table-cell>
              <table:table-cell office:value-type="float" office:value="2.23326683189778">
                <text:p>2.2332668318977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9.7046167372811">
                <text:p>49.7046167372811</text:p>
              </table:table-cell>
              <table:table-cell office:value-type="float" office:value="2.23180317530611">
                <text:p>2.231803175306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9.7784228155131">
                <text:p>49.7784228155131</text:p>
              </table:table-cell>
              <table:table-cell office:value-type="float" office:value="2.22393591950215">
                <text:p>2.223935919502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9.799416080914">
                <text:p>49.799416080914</text:p>
              </table:table-cell>
              <table:table-cell office:value-type="float" office:value="2.23380910165029">
                <text:p>2.233809101650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9.6823350900499">
                <text:p>49.6823350900499</text:p>
              </table:table-cell>
              <table:table-cell office:value-type="float" office:value="2.21522583207165">
                <text:p>2.2152258320716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9.6900623666343">
                <text:p>49.6900623666343</text:p>
              </table:table-cell>
              <table:table-cell office:value-type="float" office:value="2.21998826577971">
                <text:p>2.2199882657797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9.7744503636153">
                <text:p>49.7744503636153</text:p>
              </table:table-cell>
              <table:table-cell office:value-type="float" office:value="2.22154244045461">
                <text:p>2.2215424404546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9.7463700886808">
                <text:p>49.7463700886808</text:p>
              </table:table-cell>
              <table:table-cell office:value-type="float" office:value="2.22250390927586">
                <text:p>2.2225039092758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9.8536253646613">
                <text:p>49.8536253646613</text:p>
              </table:table-cell>
              <table:table-cell office:value-type="float" office:value="2.22065697146602">
                <text:p>2.220656971466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9.770452087559">
                <text:p>49.770452087559</text:p>
              </table:table-cell>
              <table:table-cell office:value-type="float" office:value="2.22357981363943">
                <text:p>2.2235798136394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9.8048976406939">
                <text:p>49.8048976406939</text:p>
              </table:table-cell>
              <table:table-cell office:value-type="float" office:value="2.22069062610235">
                <text:p>2.220690626102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9.770452087559">
                <text:p>49.770452087559</text:p>
              </table:table-cell>
              <table:table-cell office:value-type="float" office:value="2.22357981363943">
                <text:p>2.2235798136394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9.8817219129412">
                <text:p>49.8817219129412</text:p>
              </table:table-cell>
              <table:table-cell office:value-type="float" office:value="2.21751302004546">
                <text:p>2.2175130200454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9.8190545072867">
                <text:p>49.8190545072867</text:p>
              </table:table-cell>
              <table:table-cell office:value-type="float" office:value="2.22575120961571">
                <text:p>2.225751209615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9.79227133803">
                <text:p>49.79227133803</text:p>
              </table:table-cell>
              <table:table-cell office:value-type="float" office:value="2.22233782946852">
                <text:p>2.222337829468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9.7759442401649">
                <text:p>49.7759442401649</text:p>
              </table:table-cell>
              <table:table-cell office:value-type="float" office:value="2.21719677916501">
                <text:p>2.217196779165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9.79227133803">
                <text:p>49.79227133803</text:p>
              </table:table-cell>
              <table:table-cell office:value-type="float" office:value="2.22233782946852">
                <text:p>2.2223378294685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9.7634335230197">
                <text:p>49.7634335230197</text:p>
              </table:table-cell>
              <table:table-cell office:value-type="float" office:value="2.2188418324736">
                <text:p>2.218841832473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9.7683828348883">
                <text:p>49.7683828348883</text:p>
              </table:table-cell>
              <table:table-cell office:value-type="float" office:value="2.22348736624796">
                <text:p>2.223487366247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9.7634335230197">
                <text:p>49.7634335230197</text:p>
              </table:table-cell>
              <table:table-cell office:value-type="float" office:value="2.2188418324736">
                <text:p>2.218841832473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9.8215414052998">
                <text:p>49.8215414052998</text:p>
              </table:table-cell>
              <table:table-cell office:value-type="float" office:value="2.22808706652141">
                <text:p>2.2280870665214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9.7683828348883">
                <text:p>49.7683828348883</text:p>
              </table:table-cell>
              <table:table-cell office:value-type="float" office:value="2.22348736624796">
                <text:p>2.2234873662479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9.741543854207">
                <text:p>49.741543854207</text:p>
              </table:table-cell>
              <table:table-cell office:value-type="float" office:value="2.2200737510631">
                <text:p>2.220073751063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9.7683828348883">
                <text:p>49.7683828348883</text:p>
              </table:table-cell>
              <table:table-cell office:value-type="float" office:value="2.22348736624796">
                <text:p>2.2234873662479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9.7741484809133">
                <text:p>49.7741484809133</text:p>
              </table:table-cell>
              <table:table-cell office:value-type="float" office:value="2.2259675905098">
                <text:p>2.225967590509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9.7683828348883">
                <text:p>49.7683828348883</text:p>
              </table:table-cell>
              <table:table-cell office:value-type="float" office:value="2.22348736624796">
                <text:p>2.2234873662479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9.8027077978698">
                <text:p>49.8027077978698</text:p>
              </table:table-cell>
              <table:table-cell office:value-type="float" office:value="2.22059298583678">
                <text:p>2.2205929858367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9.7262221468714">
                <text:p>49.7262221468714</text:p>
              </table:table-cell>
              <table:table-cell office:value-type="float" office:value="2.22828529579086">
                <text:p>2.228285295790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9.796066722182">
                <text:p>49.796066722182</text:p>
              </table:table-cell>
              <table:table-cell office:value-type="float" office:value="2.22472419111828">
                <text:p>2.2247241911182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9.7935020359083">
                <text:p>49.7935020359083</text:p>
              </table:table-cell>
              <table:table-cell office:value-type="float" office:value="2.222392758203">
                <text:p>2.22239275820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9.7278904941684">
                <text:p>49.7278904941684</text:p>
              </table:table-cell>
              <table:table-cell office:value-type="float" office:value="2.22612611074077">
                <text:p>2.2261261107407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9.6777078074261">
                <text:p>49.6777078074261</text:p>
              </table:table-cell>
              <table:table-cell office:value-type="float" office:value="2.23284691808372">
                <text:p>2.2328469180837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9.7935020359083">
                <text:p>49.7935020359083</text:p>
              </table:table-cell>
              <table:table-cell office:value-type="float" office:value="2.222392758203">
                <text:p>2.2223927582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9.6731059024901">
                <text:p>49.6731059024901</text:p>
              </table:table-cell>
              <table:table-cell office:value-type="float" office:value="2.23038829705618">
                <text:p>2.2303882970561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9.7489546623846">
                <text:p>49.7489546623846</text:p>
              </table:table-cell>
              <table:table-cell office:value-type="float" office:value="2.22706907241482">
                <text:p>2.2270690724148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9.7296898039793">
                <text:p>49.7296898039793</text:p>
              </table:table-cell>
              <table:table-cell office:value-type="float" office:value="2.23068145067969">
                <text:p>2.230681450679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9.6969363240834">
                <text:p>49.6969363240834</text:p>
              </table:table-cell>
              <table:table-cell office:value-type="float" office:value="2.22474041177833">
                <text:p>2.224740411778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9.796066722182">
                <text:p>49.796066722182</text:p>
              </table:table-cell>
              <table:table-cell office:value-type="float" office:value="2.22472419111828">
                <text:p>2.2247241911182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9.6979340113852">
                <text:p>49.6979340113852</text:p>
              </table:table-cell>
              <table:table-cell office:value-type="float" office:value="2.22925700870608">
                <text:p>2.229257008706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9.7028807716414">
                <text:p>49.7028807716414</text:p>
              </table:table-cell>
              <table:table-cell office:value-type="float" office:value="2.22723934375664">
                <text:p>2.2272393437566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9.7683828348883">
                <text:p>49.7683828348883</text:p>
              </table:table-cell>
              <table:table-cell office:value-type="float" office:value="2.22348736624796">
                <text:p>2.2234873662479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9.7779187692696">
                <text:p>49.7779187692696</text:p>
              </table:table-cell>
              <table:table-cell office:value-type="float" office:value="2.23060187683318">
                <text:p>2.230601876833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.6637705878239">
                <text:p>49.6637705878239</text:p>
              </table:table-cell>
              <table:table-cell office:value-type="float" office:value="2.22548677451342">
                <text:p>2.2254867745134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9.7506943469134">
                <text:p>49.7506943469134</text:p>
              </table:table-cell>
              <table:table-cell office:value-type="float" office:value="2.22048215753971">
                <text:p>2.2204821575397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9.7073976788164">
                <text:p>49.7073976788164</text:p>
              </table:table-cell>
              <table:table-cell office:value-type="float" office:value="2.22298240388897">
                <text:p>2.2229824038889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9.6291330974056">
                <text:p>49.6291330974056</text:p>
              </table:table-cell>
              <table:table-cell office:value-type="float" office:value="2.22393463145388">
                <text:p>2.2239346314538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9.6520373197314">
                <text:p>49.6520373197314</text:p>
              </table:table-cell>
              <table:table-cell office:value-type="float" office:value="2.2227304562998">
                <text:p>2.222730456299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9.6317234135588">
                <text:p>49.6317234135588</text:p>
              </table:table-cell>
              <table:table-cell office:value-type="float" office:value="2.22628705749601">
                <text:p>2.226287057496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9.6568402136101">
                <text:p>49.6568402136101</text:p>
              </table:table-cell>
              <table:table-cell office:value-type="float" office:value="2.22517621701904">
                <text:p>2.2251762170190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9.5783941046904">
                <text:p>49.5783941046904</text:p>
              </table:table-cell>
              <table:table-cell office:value-type="float" office:value="2.21721318866725">
                <text:p>2.217213188667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9.6238302532161">
                <text:p>49.6238302532161</text:p>
              </table:table-cell>
              <table:table-cell office:value-type="float" office:value="2.21261723032979">
                <text:p>2.2126172303297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9.6240572001121">
                <text:p>49.6240572001121</text:p>
              </table:table-cell>
              <table:table-cell office:value-type="float" office:value="2.21043119267252">
                <text:p>2.210431192672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9.6432843091591">
                <text:p>49.6432843091591</text:p>
              </table:table-cell>
              <table:table-cell office:value-type="float" office:value="2.21348464381158">
                <text:p>2.2134846438115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9.6070179712508">
                <text:p>49.6070179712508</text:p>
              </table:table-cell>
              <table:table-cell office:value-type="float" office:value="2.22294362895464">
                <text:p>2.2229436289546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9.5808859339968">
                <text:p>49.5808859339968</text:p>
              </table:table-cell>
              <table:table-cell office:value-type="float" office:value="2.22400668488349">
                <text:p>2.2240066848834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9.5107600830365">
                <text:p>49.5107600830365</text:p>
              </table:table-cell>
              <table:table-cell office:value-type="float" office:value="2.22534317589559">
                <text:p>2.2253431758955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9.4141345467064">
                <text:p>49.4141345467064</text:p>
              </table:table-cell>
              <table:table-cell office:value-type="float" office:value="2.21430031602722">
                <text:p>2.214300316027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9.3788018586924">
                <text:p>49.3788018586924</text:p>
              </table:table-cell>
              <table:table-cell office:value-type="float" office:value="2.221657327622">
                <text:p>2.2216573276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9.3146894545631">
                <text:p>49.3146894545631</text:p>
              </table:table-cell>
              <table:table-cell office:value-type="float" office:value="2.25560139398245">
                <text:p>2.2556013939824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9.2113688490779">
                <text:p>49.2113688490779</text:p>
              </table:table-cell>
              <table:table-cell office:value-type="float" office:value="2.22997998351989">
                <text:p>2.2299799835198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9.040278068135">
                <text:p>49.040278068135</text:p>
              </table:table-cell>
              <table:table-cell office:value-type="float" office:value="2.24305010931255">
                <text:p>2.243050109312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8.9015482883722">
                <text:p>48.9015482883722</text:p>
              </table:table-cell>
              <table:table-cell office:value-type="float" office:value="2.21821927664045">
                <text:p>2.218219276640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8.8597093728565">
                <text:p>48.8597093728565</text:p>
              </table:table-cell>
              <table:table-cell office:value-type="float" office:value="2.22781098568568">
                <text:p>2.2278109856856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8.7270385822902">
                <text:p>48.7270385822902</text:p>
              </table:table-cell>
              <table:table-cell office:value-type="float" office:value="2.21945578961931">
                <text:p>2.219455789619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8.2926901818484">
                <text:p>48.2926901818484</text:p>
              </table:table-cell>
              <table:table-cell office:value-type="float" office:value="2.20654933520299">
                <text:p>2.2065493352029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8.2375364317043">
                <text:p>48.2375364317043</text:p>
              </table:table-cell>
              <table:table-cell office:value-type="float" office:value="2.22503163783388">
                <text:p>2.225031637833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7.9815258719437">
                <text:p>47.9815258719437</text:p>
              </table:table-cell>
              <table:table-cell office:value-type="float" office:value="2.21087200951634">
                <text:p>2.2108720095163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8.2255476381555">
                <text:p>48.2255476381555</text:p>
              </table:table-cell>
              <table:table-cell office:value-type="float" office:value="2.22684888564273">
                <text:p>2.2268488856427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8.0041972331587">
                <text:p>48.0041972331587</text:p>
              </table:table-cell>
              <table:table-cell office:value-type="float" office:value="2.21662787360981">
                <text:p>2.2166278736098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7.9985769893233">
                <text:p>47.9985769893233</text:p>
              </table:table-cell>
              <table:table-cell office:value-type="float" office:value="2.22349114244132">
                <text:p>2.2234911424413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7.7946717218562">
                <text:p>47.7946717218562</text:p>
              </table:table-cell>
              <table:table-cell office:value-type="float" office:value="2.22601978628607">
                <text:p>2.2260197862860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7.9494665768035">
                <text:p>47.9494665768035</text:p>
              </table:table-cell>
              <table:table-cell office:value-type="float" office:value="2.22121614651251">
                <text:p>2.2212161465125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7.9386007409478">
                <text:p>47.9386007409478</text:p>
              </table:table-cell>
              <table:table-cell office:value-type="float" office:value="2.22789571367583">
                <text:p>2.2278957136758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7.669780993833">
                <text:p>47.669780993833</text:p>
              </table:table-cell>
              <table:table-cell office:value-type="float" office:value="2.26230768930335">
                <text:p>2.2623076893033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7.5863832309202">
                <text:p>47.5863832309202</text:p>
              </table:table-cell>
              <table:table-cell office:value-type="float" office:value="2.23827518781129">
                <text:p>2.2382751878112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7.3376144413721">
                <text:p>47.3376144413721</text:p>
              </table:table-cell>
              <table:table-cell office:value-type="float" office:value="2.22411514314748">
                <text:p>2.2241151431474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7.3757383161466">
                <text:p>47.3757383161466</text:p>
              </table:table-cell>
              <table:table-cell office:value-type="float" office:value="2.21372287202994">
                <text:p>2.213722872029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7.1809580763257">
                <text:p>47.1809580763257</text:p>
              </table:table-cell>
              <table:table-cell office:value-type="float" office:value="2.22413169324321">
                <text:p>2.2241316932432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7.2866006073602">
                <text:p>47.2866006073602</text:p>
              </table:table-cell>
              <table:table-cell office:value-type="float" office:value="2.22417459931321">
                <text:p>2.2241745993132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7.189967768584">
                <text:p>47.189967768584</text:p>
              </table:table-cell>
              <table:table-cell office:value-type="float" office:value="2.2370190126419">
                <text:p>2.237019012641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7.1369105691071">
                <text:p>47.1369105691071</text:p>
              </table:table-cell>
              <table:table-cell office:value-type="float" office:value="2.24716404001294">
                <text:p>2.2471640400129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6.9310659158728">
                <text:p>46.9310659158728</text:p>
              </table:table-cell>
              <table:table-cell office:value-type="float" office:value="2.22474588777427">
                <text:p>2.224745887774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6.9876904412209">
                <text:p>46.9876904412209</text:p>
              </table:table-cell>
              <table:table-cell office:value-type="float" office:value="2.232452544497">
                <text:p>2.23245254449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6.7125324511528">
                <text:p>46.7125324511528</text:p>
              </table:table-cell>
              <table:table-cell office:value-type="float" office:value="2.21190251895585">
                <text:p>2.2119025189558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6.8158785456388">
                <text:p>46.8158785456388</text:p>
              </table:table-cell>
              <table:table-cell office:value-type="float" office:value="2.24723408283193">
                <text:p>2.2472340828319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6.5311195330609">
                <text:p>46.5311195330609</text:p>
              </table:table-cell>
              <table:table-cell office:value-type="float" office:value="2.23356521281735">
                <text:p>2.2335652128173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6.6792373759469">
                <text:p>46.6792373759469</text:p>
              </table:table-cell>
              <table:table-cell office:value-type="float" office:value="2.23042023703829">
                <text:p>2.2304202370382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6.298117218738">
                <text:p>46.298117218738</text:p>
              </table:table-cell>
              <table:table-cell office:value-type="float" office:value="2.21727768141786">
                <text:p>2.2172776814178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6.3862882002861">
                <text:p>46.3862882002861</text:p>
              </table:table-cell>
              <table:table-cell office:value-type="float" office:value="2.22150030560389">
                <text:p>2.2215003056038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6.4174056362481">
                <text:p>46.4174056362481</text:p>
              </table:table-cell>
              <table:table-cell office:value-type="float" office:value="2.22810677109741">
                <text:p>2.228106771097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6.1149113628119">
                <text:p>46.1149113628119</text:p>
              </table:table-cell>
              <table:table-cell office:value-type="float" office:value="2.24750325975577">
                <text:p>2.2475032597557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6.0570977157702">
                <text:p>46.0570977157702</text:p>
              </table:table-cell>
              <table:table-cell office:value-type="float" office:value="2.2635828606768">
                <text:p>2.263582860676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.854198499156">
                <text:p>45.854198499156</text:p>
              </table:table-cell>
              <table:table-cell office:value-type="float" office:value="2.24548976140733">
                <text:p>2.245489761407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7312764090398">
                <text:p>45.7312764090398</text:p>
              </table:table-cell>
              <table:table-cell office:value-type="float" office:value="2.25850676008859">
                <text:p>2.2585067600885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6991893691781">
                <text:p>45.6991893691781</text:p>
              </table:table-cell>
              <table:table-cell office:value-type="float" office:value="2.24328497778732">
                <text:p>2.2432849777873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73652528341">
                <text:p>45.73652528341</text:p>
              </table:table-cell>
              <table:table-cell office:value-type="float" office:value="2.23704657537182">
                <text:p>2.237046575371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7182003692184">
                <text:p>45.7182003692184</text:p>
              </table:table-cell>
              <table:table-cell office:value-type="float" office:value="2.21505404558955">
                <text:p>2.2150540455895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5712156958754">
                <text:p>45.5712156958754</text:p>
              </table:table-cell>
              <table:table-cell office:value-type="float" office:value="2.23163203390975">
                <text:p>2.2316320339097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.3760508197882">
                <text:p>45.3760508197882</text:p>
              </table:table-cell>
              <table:table-cell office:value-type="float" office:value="2.23551757001041">
                <text:p>2.2355175700104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.3213797340725">
                <text:p>45.3213797340725</text:p>
              </table:table-cell>
              <table:table-cell office:value-type="float" office:value="2.22206345814408">
                <text:p>2.2220634581440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.2621547984627">
                <text:p>45.2621547984627</text:p>
              </table:table-cell>
              <table:table-cell office:value-type="float" office:value="2.24909455416624">
                <text:p>2.2490945541662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.1366081357472">
                <text:p>45.1366081357472</text:p>
              </table:table-cell>
              <table:table-cell office:value-type="float" office:value="2.24009224937597">
                <text:p>2.2400922493759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5.215579107206">
                <text:p>45.215579107206</text:p>
              </table:table-cell>
              <table:table-cell office:value-type="float" office:value="2.24678018946071">
                <text:p>2.2467801894607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5.0684632198614">
                <text:p>45.0684632198614</text:p>
              </table:table-cell>
              <table:table-cell office:value-type="float" office:value="2.23946994224576">
                <text:p>2.2394699422457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4.9705313288603">
                <text:p>44.9705313288603</text:p>
              </table:table-cell>
              <table:table-cell office:value-type="float" office:value="2.25134250563841">
                <text:p>2.2513425056384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4.8256614117405">
                <text:p>44.8256614117405</text:p>
              </table:table-cell>
              <table:table-cell office:value-type="float" office:value="2.25257424064024">
                <text:p>2.2525742406402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4.7677291137265">
                <text:p>44.7677291137265</text:p>
              </table:table-cell>
              <table:table-cell office:value-type="float" office:value="2.25250890780632">
                <text:p>2.2525089078063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4.5518492657712">
                <text:p>44.5518492657712</text:p>
              </table:table-cell>
              <table:table-cell office:value-type="float" office:value="2.24734351123863">
                <text:p>2.2473435112386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4.8278693671694">
                <text:p>44.8278693671694</text:p>
              </table:table-cell>
              <table:table-cell office:value-type="float" office:value="2.26126688353566">
                <text:p>2.2612668835356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4.296152428851">
                <text:p>44.296152428851</text:p>
              </table:table-cell>
              <table:table-cell office:value-type="float" office:value="2.24302286875181">
                <text:p>2.2430228687518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4.2785022894858">
                <text:p>44.2785022894858</text:p>
              </table:table-cell>
              <table:table-cell office:value-type="float" office:value="2.2392601108379">
                <text:p>2.239260110837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4.0792829002469">
                <text:p>44.0792829002469</text:p>
              </table:table-cell>
              <table:table-cell office:value-type="float" office:value="2.2206821909947">
                <text:p>2.220682190994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4.0344267363617">
                <text:p>44.0344267363617</text:p>
              </table:table-cell>
              <table:table-cell office:value-type="float" office:value="2.24129330840489">
                <text:p>2.2412933084048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3.9050969820134">
                <text:p>43.9050969820134</text:p>
              </table:table-cell>
              <table:table-cell office:value-type="float" office:value="2.26423249231507">
                <text:p>2.2642324923150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3.7755732001307">
                <text:p>43.7755732001307</text:p>
              </table:table-cell>
              <table:table-cell office:value-type="float" office:value="2.24563952267266">
                <text:p>2.2456395226726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3.6512786525206">
                <text:p>43.6512786525206</text:p>
              </table:table-cell>
              <table:table-cell office:value-type="float" office:value="2.24815522841161">
                <text:p>2.2481552284116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3.5908842420064">
                <text:p>43.5908842420064</text:p>
              </table:table-cell>
              <table:table-cell office:value-type="float" office:value="2.24504475802093">
                <text:p>2.2450447580209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3.4642595358532">
                <text:p>43.4642595358532</text:p>
              </table:table-cell>
              <table:table-cell office:value-type="float" office:value="2.23260904735051">
                <text:p>2.2326090473505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3.2954673147201">
                <text:p>43.2954673147201</text:p>
              </table:table-cell>
              <table:table-cell office:value-type="float" office:value="2.23279324275527">
                <text:p>2.2327932427552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2.9651572556182">
                <text:p>42.9651572556182</text:p>
              </table:table-cell>
              <table:table-cell office:value-type="float" office:value="2.23365216508627">
                <text:p>2.233652165086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2.9068775023306">
                <text:p>42.9068775023306</text:p>
              </table:table-cell>
              <table:table-cell office:value-type="float" office:value="2.2306223449849">
                <text:p>2.230622344984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2.8228885060315">
                <text:p>42.8228885060315</text:p>
              </table:table-cell>
              <table:table-cell office:value-type="float" office:value="2.23838823991021">
                <text:p>2.238388239910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2.9350728426074">
                <text:p>42.9350728426074</text:p>
              </table:table-cell>
              <table:table-cell office:value-type="float" office:value="2.26287702813132">
                <text:p>2.2628770281313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2.7979108134965">
                <text:p>42.7979108134965</text:p>
              </table:table-cell>
              <table:table-cell office:value-type="float" office:value="2.25878734074201">
                <text:p>2.2587873407420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2.5714604870446">
                <text:p>42.5714604870446</text:p>
              </table:table-cell>
              <table:table-cell office:value-type="float" office:value="2.25312061714551">
                <text:p>2.2531206171455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2.3624943670696">
                <text:p>42.3624943670696</text:p>
              </table:table-cell>
              <table:table-cell office:value-type="float" office:value="2.23892739745206">
                <text:p>2.2389273974520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2.4192623462502">
                <text:p>42.4192623462502</text:p>
              </table:table-cell>
              <table:table-cell office:value-type="float" office:value="2.26095427987428">
                <text:p>2.2609542798742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2.3340665185852">
                <text:p>42.3340665185852</text:p>
              </table:table-cell>
              <table:table-cell office:value-type="float" office:value="2.25962530489427">
                <text:p>2.2596253048942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2.203843071455">
                <text:p>42.203843071455</text:p>
              </table:table-cell>
              <table:table-cell office:value-type="float" office:value="2.2526744915039">
                <text:p>2.252674491503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2.2388144956745">
                <text:p>42.2388144956745</text:p>
              </table:table-cell>
              <table:table-cell office:value-type="float" office:value="2.23865269096984">
                <text:p>2.2386526909698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2.1605835348611">
                <text:p>42.1605835348611</text:p>
              </table:table-cell>
              <table:table-cell office:value-type="float" office:value="2.25680429534933">
                <text:p>2.2568042953493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2.0073533681902">
                <text:p>42.0073533681902</text:p>
              </table:table-cell>
              <table:table-cell office:value-type="float" office:value="2.23582582102967">
                <text:p>2.2358258210296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2.0606495075861">
                <text:p>42.0606495075861</text:p>
              </table:table-cell>
              <table:table-cell office:value-type="float" office:value="2.23866248830499">
                <text:p>2.2386624883049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1.9300020748867">
                <text:p>41.9300020748867</text:p>
              </table:table-cell>
              <table:table-cell office:value-type="float" office:value="2.25743542703803">
                <text:p>2.2574354270380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1.7924169198193">
                <text:p>41.7924169198193</text:p>
              </table:table-cell>
              <table:table-cell office:value-type="float" office:value="2.24353449018408">
                <text:p>2.2435344901840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1.7446345414593">
                <text:p>41.7446345414593</text:p>
              </table:table-cell>
              <table:table-cell office:value-type="float" office:value="2.24420545629356">
                <text:p>2.2442054562935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1.6176874417597">
                <text:p>41.6176874417597</text:p>
              </table:table-cell>
              <table:table-cell office:value-type="float" office:value="2.22455896624156">
                <text:p>2.2245589662415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1.8277908214144">
                <text:p>41.8277908214144</text:p>
              </table:table-cell>
              <table:table-cell office:value-type="float" office:value="2.24867596559973">
                <text:p>2.2486759655997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1.6419386916604">
                <text:p>41.6419386916604</text:p>
              </table:table-cell>
              <table:table-cell office:value-type="float" office:value="2.21637676024244">
                <text:p>2.216376760242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1.5506362526496">
                <text:p>41.5506362526496</text:p>
              </table:table-cell>
              <table:table-cell office:value-type="float" office:value="2.23377604367466">
                <text:p>2.2337760436746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1.5346442503123">
                <text:p>41.5346442503123</text:p>
              </table:table-cell>
              <table:table-cell office:value-type="float" office:value="2.24593633881544">
                <text:p>2.2459363388154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1.6845818139033">
                <text:p>41.6845818139033</text:p>
              </table:table-cell>
              <table:table-cell office:value-type="float" office:value="2.24422244434685">
                <text:p>2.2442224443468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1.687928636477">
                <text:p>41.687928636477</text:p>
              </table:table-cell>
              <table:table-cell office:value-type="float" office:value="2.22197406216962">
                <text:p>2.2219740621696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1.4757659965431">
                <text:p>41.4757659965431</text:p>
              </table:table-cell>
              <table:table-cell office:value-type="float" office:value="2.23948086250535">
                <text:p>2.2394808625053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1.4327698446532">
                <text:p>41.4327698446532</text:p>
              </table:table-cell>
              <table:table-cell office:value-type="float" office:value="2.25031916254858">
                <text:p>2.2503191625485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1.3189764273027">
                <text:p>41.3189764273027</text:p>
              </table:table-cell>
              <table:table-cell office:value-type="float" office:value="2.22132193430807">
                <text:p>2.2213219343080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1.2485776360834">
                <text:p>41.2485776360834</text:p>
              </table:table-cell>
              <table:table-cell office:value-type="float" office:value="2.23701820774099">
                <text:p>2.2370182077409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1.3183782474579">
                <text:p>41.3183782474579</text:p>
              </table:table-cell>
              <table:table-cell office:value-type="float" office:value="2.24742349587755">
                <text:p>2.247423495877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1.2946767634764">
                <text:p>41.2946767634764</text:p>
              </table:table-cell>
              <table:table-cell office:value-type="float" office:value="2.22323066207976">
                <text:p>2.2232306620797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1.2312634053336">
                <text:p>41.2312634053336</text:p>
              </table:table-cell>
              <table:table-cell office:value-type="float" office:value="2.23937483506389">
                <text:p>2.2393748350638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1.2482834794371">
                <text:p>41.2482834794371</text:p>
              </table:table-cell>
              <table:table-cell office:value-type="float" office:value="2.23371978462974">
                <text:p>2.2337197846297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1.2198530443766">
                <text:p>41.2198530443766</text:p>
              </table:table-cell>
              <table:table-cell office:value-type="float" office:value="2.21920228845895">
                <text:p>2.2192022884589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1.2441902939068">
                <text:p>41.2441902939068</text:p>
              </table:table-cell>
              <table:table-cell office:value-type="float" office:value="2.21730140686866">
                <text:p>2.2173014068686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1.1914375811284">
                <text:p>41.1914375811284</text:p>
              </table:table-cell>
              <table:table-cell office:value-type="float" office:value="2.22089347330471">
                <text:p>2.2208934733047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1.150986488783">
                <text:p>41.150986488783</text:p>
              </table:table-cell>
              <table:table-cell office:value-type="float" office:value="2.22845085718171">
                <text:p>2.2284508571817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1.2408301080373">
                <text:p>41.2408301080373</text:p>
              </table:table-cell>
              <table:table-cell office:value-type="float" office:value="2.22355653988076">
                <text:p>2.2235565398807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1.2684390909082">
                <text:p>41.2684390909082</text:p>
              </table:table-cell>
              <table:table-cell office:value-type="float" office:value="2.24803512293438">
                <text:p>2.2480351229343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1.1449579049487">
                <text:p>41.1449579049487</text:p>
              </table:table-cell>
              <table:table-cell office:value-type="float" office:value="2.23468736371988">
                <text:p>2.2346873637198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1.2476487208665">
                <text:p>41.2476487208665</text:p>
              </table:table-cell>
              <table:table-cell office:value-type="float" office:value="2.2637588190803">
                <text:p>2.263758819080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1.2937189533711">
                <text:p>41.2937189533711</text:p>
              </table:table-cell>
              <table:table-cell office:value-type="float" office:value="2.29056340063044">
                <text:p>2.2905634006304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1.2486081825799">
                <text:p>41.2486081825799</text:p>
              </table:table-cell>
              <table:table-cell office:value-type="float" office:value="2.28806110528947">
                <text:p>2.2880611052894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1.2310641385837">
                <text:p>41.2310641385837</text:p>
              </table:table-cell>
              <table:table-cell office:value-type="float" office:value="2.27660466725684">
                <text:p>2.2766046672568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1.0511638811861">
                <text:p>41.0511638811861</text:p>
              </table:table-cell>
              <table:table-cell office:value-type="float" office:value="2.24621974919567">
                <text:p>2.2462197491956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1.2995923103364">
                <text:p>41.2995923103364</text:p>
              </table:table-cell>
              <table:table-cell office:value-type="float" office:value="2.24308595176838">
                <text:p>2.2430859517683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1.1744414048327">
                <text:p>41.1744414048327</text:p>
              </table:table-cell>
              <table:table-cell office:value-type="float" office:value="2.2496000473716">
                <text:p>2.249600047371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1.384799540411">
                <text:p>41.384799540411</text:p>
              </table:table-cell>
              <table:table-cell office:value-type="float" office:value="2.26787304475959">
                <text:p>2.2678730447595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1.1755761708321">
                <text:p>41.1755761708321</text:p>
              </table:table-cell>
              <table:table-cell office:value-type="float" office:value="2.28050424477339">
                <text:p>2.2805042447733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1.3095793854162">
                <text:p>41.3095793854162</text:p>
              </table:table-cell>
              <table:table-cell office:value-type="float" office:value="2.28792599640606">
                <text:p>2.2879259964060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1.3174696466277">
                <text:p>41.3174696466277</text:p>
              </table:table-cell>
              <table:table-cell office:value-type="float" office:value="2.25070598749292">
                <text:p>2.2507059874929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1.3211702762639">
                <text:p>41.3211702762639</text:p>
              </table:table-cell>
              <table:table-cell office:value-type="float" office:value="2.25761670199667">
                <text:p>2.2576167019966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1.3000006416465">
                <text:p>41.3000006416465</text:p>
              </table:table-cell>
              <table:table-cell office:value-type="float" office:value="2.24975439015545">
                <text:p>2.2497543901554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2.2639554527792">
                <text:p>2.263955452779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2.2639554527792">
                <text:p>2.263955452779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2.2639554527792">
                <text:p>2.263955452779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1.2544248778237">
                <text:p>41.2544248778237</text:p>
              </table:table-cell>
              <table:table-cell office:value-type="float" office:value="2.25734169609613">
                <text:p>2.2573416960961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1.3079926043375">
                <text:p>41.3079926043375</text:p>
              </table:table-cell>
              <table:table-cell office:value-type="float" office:value="2.26027279168121">
                <text:p>2.2602727916812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2.2639554527792">
                <text:p>2.263955452779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1.2879640815577">
                <text:p>41.2879640815577</text:p>
              </table:table-cell>
              <table:table-cell office:value-type="float" office:value="2.26256649430268">
                <text:p>2.2625664943026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1.3024979026693">
                <text:p>41.3024979026693</text:p>
              </table:table-cell>
              <table:table-cell office:value-type="float" office:value="2.26336294279349">
                <text:p>2.2633629427934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1.3541108597441">
                <text:p>41.3541108597441</text:p>
              </table:table-cell>
              <table:table-cell office:value-type="float" office:value="2.24604699291784">
                <text:p>2.2460469929178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1.2967962437766">
                <text:p>41.2967962437766</text:p>
              </table:table-cell>
              <table:table-cell office:value-type="float" office:value="2.25628500634356">
                <text:p>2.2562850063435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1.3518573343447">
                <text:p>41.3518573343447</text:p>
              </table:table-cell>
              <table:table-cell office:value-type="float" office:value="2.24592459821895">
                <text:p>2.2459245982189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1.3268586998819">
                <text:p>41.3268586998819</text:p>
              </table:table-cell>
              <table:table-cell office:value-type="float" office:value="2.2545649788923">
                <text:p>2.254564978892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1.3079926043375">
                <text:p>41.3079926043375</text:p>
              </table:table-cell>
              <table:table-cell office:value-type="float" office:value="2.26027279168121">
                <text:p>2.2602727916812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1.341257757838">
                <text:p>41.341257757838</text:p>
              </table:table-cell>
              <table:table-cell office:value-type="float" office:value="2.26548696977277">
                <text:p>2.2654869697727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1.341257757838">
                <text:p>41.341257757838</text:p>
              </table:table-cell>
              <table:table-cell office:value-type="float" office:value="2.26548696977277">
                <text:p>2.2654869697727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1.3079926043375">
                <text:p>41.3079926043375</text:p>
              </table:table-cell>
              <table:table-cell office:value-type="float" office:value="2.26027279168121">
                <text:p>2.2602727916812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1.3000006416465">
                <text:p>41.3000006416465</text:p>
              </table:table-cell>
              <table:table-cell office:value-type="float" office:value="2.24975439015545">
                <text:p>2.2497543901554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1.3541108597441">
                <text:p>41.3541108597441</text:p>
              </table:table-cell>
              <table:table-cell office:value-type="float" office:value="2.24604699291784">
                <text:p>2.2460469929178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1.3000006416465">
                <text:p>41.3000006416465</text:p>
              </table:table-cell>
              <table:table-cell office:value-type="float" office:value="2.24975439015545">
                <text:p>2.2497543901554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2.2639554527792">
                <text:p>2.263955452779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2.2639554527792">
                <text:p>2.263955452779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1.2967962437766">
                <text:p>41.2967962437766</text:p>
              </table:table-cell>
              <table:table-cell office:value-type="float" office:value="2.25628500634356">
                <text:p>2.2562850063435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1.2967962437766">
                <text:p>41.2967962437766</text:p>
              </table:table-cell>
              <table:table-cell office:value-type="float" office:value="2.25628500634356">
                <text:p>2.2562850063435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1.4077917546927">
                <text:p>41.4077917546927</text:p>
              </table:table-cell>
              <table:table-cell office:value-type="float" office:value="2.26234933892697">
                <text:p>2.2623493389269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1.3178721862586">
                <text:p>41.3178721862586</text:p>
              </table:table-cell>
              <table:table-cell office:value-type="float" office:value="2.24077623236445">
                <text:p>2.2407762323644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1.2544248778237">
                <text:p>41.2544248778237</text:p>
              </table:table-cell>
              <table:table-cell office:value-type="float" office:value="2.25734169609613">
                <text:p>2.2573416960961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2.2639554527792">
                <text:p>2.263955452779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2.2639554527792">
                <text:p>2.263955452779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1.3522234589629">
                <text:p>41.3522234589629</text:p>
              </table:table-cell>
              <table:table-cell office:value-type="float" office:value="2.25259914828375">
                <text:p>2.252599148283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1.2879640815577">
                <text:p>41.2879640815577</text:p>
              </table:table-cell>
              <table:table-cell office:value-type="float" office:value="2.26256649430268">
                <text:p>2.2625664943026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1.3000006416465">
                <text:p>41.3000006416465</text:p>
              </table:table-cell>
              <table:table-cell office:value-type="float" office:value="2.24975439015545">
                <text:p>2.2497543901554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1.2680488756132">
                <text:p>41.2680488756132</text:p>
              </table:table-cell>
              <table:table-cell office:value-type="float" office:value="2.25471436983762">
                <text:p>2.2547143698376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1.3541108597441">
                <text:p>41.3541108597441</text:p>
              </table:table-cell>
              <table:table-cell office:value-type="float" office:value="2.24604699291784">
                <text:p>2.2460469929178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1.3522234589629">
                <text:p>41.3522234589629</text:p>
              </table:table-cell>
              <table:table-cell office:value-type="float" office:value="2.25259914828375">
                <text:p>2.2525991482837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2.2639554527792">
                <text:p>2.263955452779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1.3098579639291">
                <text:p>41.3098579639291</text:p>
              </table:table-cell>
              <table:table-cell office:value-type="float" office:value="2.25363751270928">
                <text:p>2.2536375127092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1.2846245592715">
                <text:p>41.2846245592715</text:p>
              </table:table-cell>
              <table:table-cell office:value-type="float" office:value="2.26920819135441">
                <text:p>2.2692081913544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1.2544248778237">
                <text:p>41.2544248778237</text:p>
              </table:table-cell>
              <table:table-cell office:value-type="float" office:value="2.25734169609613">
                <text:p>2.2573416960961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2.2639554527792">
                <text:p>2.263955452779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1.2680488756132">
                <text:p>41.2680488756132</text:p>
              </table:table-cell>
              <table:table-cell office:value-type="float" office:value="2.25471436983762">
                <text:p>2.2547143698376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1.3141539063794">
                <text:p>41.3141539063794</text:p>
              </table:table-cell>
              <table:table-cell office:value-type="float" office:value="2.24719372201427">
                <text:p>2.2471937220142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1.3541108597441">
                <text:p>41.3541108597441</text:p>
              </table:table-cell>
              <table:table-cell office:value-type="float" office:value="2.24604699291784">
                <text:p>2.2460469929178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2.2639554527792">
                <text:p>2.263955452779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2.2639554527792">
                <text:p>2.263955452779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1.3541108597441">
                <text:p>41.3541108597441</text:p>
              </table:table-cell>
              <table:table-cell office:value-type="float" office:value="2.24604699291784">
                <text:p>2.2460469929178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1.3000006416465">
                <text:p>41.3000006416465</text:p>
              </table:table-cell>
              <table:table-cell office:value-type="float" office:value="2.24975439015545">
                <text:p>2.2497543901554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2.2639554527792">
                <text:p>2.263955452779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1.2967962437766">
                <text:p>41.2967962437766</text:p>
              </table:table-cell>
              <table:table-cell office:value-type="float" office:value="2.25628500634356">
                <text:p>2.2562850063435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1.3000006416465">
                <text:p>41.3000006416465</text:p>
              </table:table-cell>
              <table:table-cell office:value-type="float" office:value="2.24975439015545">
                <text:p>2.2497543901554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2.2639554527792">
                <text:p>2.263955452779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1.4099851243634">
                <text:p>41.4099851243634</text:p>
              </table:table-cell>
              <table:table-cell office:value-type="float" office:value="2.25574562669292">
                <text:p>2.2557456266929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2.2639554527792">
                <text:p>2.263955452779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2.2639554527792">
                <text:p>2.263955452779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1.3000006416465">
                <text:p>41.3000006416465</text:p>
              </table:table-cell>
              <table:table-cell office:value-type="float" office:value="2.24975439015545">
                <text:p>2.2497543901554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1.3522234589629">
                <text:p>41.3522234589629</text:p>
              </table:table-cell>
              <table:table-cell office:value-type="float" office:value="2.25259914828375">
                <text:p>2.2525991482837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1.3079926043375">
                <text:p>41.3079926043375</text:p>
              </table:table-cell>
              <table:table-cell office:value-type="float" office:value="2.26027279168121">
                <text:p>2.2602727916812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1.3102641603754">
                <text:p>41.3102641603754</text:p>
              </table:table-cell>
              <table:table-cell office:value-type="float" office:value="2.26719528777112">
                <text:p>2.2671952877711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1.2967962437766">
                <text:p>41.2967962437766</text:p>
              </table:table-cell>
              <table:table-cell office:value-type="float" office:value="2.25628500634356">
                <text:p>2.2562850063435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1.2967962437766">
                <text:p>41.2967962437766</text:p>
              </table:table-cell>
              <table:table-cell office:value-type="float" office:value="2.25628500634356">
                <text:p>2.2562850063435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2.2639554527792">
                <text:p>2.263955452779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1.3000006416465">
                <text:p>41.3000006416465</text:p>
              </table:table-cell>
              <table:table-cell office:value-type="float" office:value="2.24975439015545">
                <text:p>2.2497543901554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1.3098579639291">
                <text:p>41.3098579639291</text:p>
              </table:table-cell>
              <table:table-cell office:value-type="float" office:value="2.25363751270928">
                <text:p>2.253637512709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1.3000006416465">
                <text:p>41.3000006416465</text:p>
              </table:table-cell>
              <table:table-cell office:value-type="float" office:value="2.24975439015545">
                <text:p>2.2497543901554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1.2967962437766">
                <text:p>41.2967962437766</text:p>
              </table:table-cell>
              <table:table-cell office:value-type="float" office:value="2.25628500634356">
                <text:p>2.2562850063435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1.3303379371619">
                <text:p>41.3303379371619</text:p>
              </table:table-cell>
              <table:table-cell office:value-type="float" office:value="2.26149547389401">
                <text:p>2.2614954738940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1.2512315573729">
                <text:p>41.2512315573729</text:p>
              </table:table-cell>
              <table:table-cell office:value-type="float" office:value="2.2639554527792">
                <text:p>2.263955452779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1.2680488756132">
                <text:p>41.2680488756132</text:p>
              </table:table-cell>
              <table:table-cell office:value-type="float" office:value="2.25471436983762">
                <text:p>2.2547143698376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1.3000006416465">
                <text:p>41.3000006416465</text:p>
              </table:table-cell>
              <table:table-cell office:value-type="float" office:value="2.24975439015545">
                <text:p>2.2497543901554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1.3522234589629">
                <text:p>41.3522234589629</text:p>
              </table:table-cell>
              <table:table-cell office:value-type="float" office:value="2.25259914828375">
                <text:p>2.2525991482837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1.3079926043375">
                <text:p>41.3079926043375</text:p>
              </table:table-cell>
              <table:table-cell office:value-type="float" office:value="2.26027279168121">
                <text:p>2.2602727916812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1.3079926043375">
                <text:p>41.3079926043375</text:p>
              </table:table-cell>
              <table:table-cell office:value-type="float" office:value="2.26027279168121">
                <text:p>2.2602727916812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